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Verdana" svg:font-family="Verdana, Genev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ictionary" style:family="table">
      <style:table-properties style:width="6.9271in" fo:margin-left="0in" fo:break-before="page" table:align="left"/>
    </style:style>
    <style:style style:name="Dictionary.A" style:family="table-column">
      <style:table-column-properties style:column-width="0.3125in"/>
    </style:style>
    <style:style style:name="Dictionary.B" style:family="table-column">
      <style:table-column-properties style:column-width="1.6535in"/>
    </style:style>
    <style:style style:name="Dictionary.C" style:family="table-column">
      <style:table-column-properties style:column-width="0.0549in"/>
    </style:style>
    <style:style style:name="Dictionary.D" style:family="table-column">
      <style:table-column-properties style:column-width="0.4826in"/>
    </style:style>
    <style:style style:name="Dictionary.E" style:family="table-column">
      <style:table-column-properties style:column-width="0.1215in"/>
    </style:style>
    <style:style style:name="Dictionary.F" style:family="table-column">
      <style:table-column-properties style:column-width="0.9944in"/>
    </style:style>
    <style:style style:name="Dictionary.G" style:family="table-column">
      <style:table-column-properties style:column-width="0.2035in"/>
    </style:style>
    <style:style style:name="Dictionary.H" style:family="table-column">
      <style:table-column-properties style:column-width="0.8924in"/>
    </style:style>
    <style:style style:name="Dictionary.I" style:family="table-column">
      <style:table-column-properties style:column-width="0.5576in"/>
    </style:style>
    <style:style style:name="Dictionary.J" style:family="table-column">
      <style:table-column-properties style:column-width="1.6542in"/>
    </style:style>
    <style:style style:name="Dictionary.A1" style:family="table-cell">
      <style:table-cell-properties style:vertical-align="middle" fo:padding="0in" fo:border="none"/>
    </style:style>
    <style:style style:name="Dictionary.B1" style:family="table-cell">
      <style:table-cell-properties fo:padding="0in" fo:border="none"/>
    </style:style>
    <style:style style:name="Dictionary.D1" style:family="table-cell">
      <style:table-cell-properties fo:padding="0in" fo:border="none"/>
    </style:style>
    <style:style style:name="Dictionary.F1" style:family="table-cell">
      <style:table-cell-properties fo:padding="0in" fo:border="none"/>
    </style:style>
    <style:style style:name="Dictionary.H1" style:family="table-cell">
      <style:table-cell-properties fo:padding="0in" fo:border="none"/>
    </style:style>
    <style:style style:name="Dictionary.B3" style:family="table-cell">
      <style:table-cell-properties fo:padding="0in" fo:border="none"/>
    </style:style>
    <style:style style:name="Dictionary.D3" style:family="table-cell">
      <style:table-cell-properties fo:padding="0in" fo:border="none"/>
    </style:style>
    <style:style style:name="Dictionary.F3" style:family="table-cell">
      <style:table-cell-properties fo:padding="0in" fo:border="none"/>
    </style:style>
    <style:style style:name="Dictionary.H3" style:family="table-cell">
      <style:table-cell-properties fo:padding="0in" fo:border="none"/>
    </style:style>
    <style:style style:name="Dictionary.B4" style:family="table-cell">
      <style:table-cell-properties fo:padding="0in" fo:border="none"/>
    </style:style>
    <style:style style:name="Dictionary.F4" style:family="table-cell">
      <style:table-cell-properties fo:padding="0in" fo:border="none"/>
    </style:style>
    <style:style style:name="Dictionary.B5" style:family="table-cell">
      <style:table-cell-properties fo:padding="0in" fo:border="none"/>
    </style:style>
    <style:style style:name="Dictionary.D5" style:family="table-cell">
      <style:table-cell-properties fo:padding="0in" fo:border="none"/>
    </style:style>
    <style:style style:name="Dictionary.F5" style:family="table-cell">
      <style:table-cell-properties fo:padding="0in" fo:border="none"/>
    </style:style>
    <style:style style:name="Dictionary.H5" style:family="table-cell">
      <style:table-cell-properties fo:padding="0in" fo:border="none"/>
    </style:style>
    <style:style style:name="Dictionary.B6" style:family="table-cell">
      <style:table-cell-properties fo:padding="0in" fo:border="none"/>
    </style:style>
    <style:style style:name="Dictionary.G6" style:family="table-cell">
      <style:table-cell-properties fo:padding="0in" fo:border="none"/>
    </style:style>
    <style:style style:name="Dictionary.B7" style:family="table-cell">
      <style:table-cell-properties fo:padding="0in" fo:border="none"/>
    </style:style>
    <style:style style:name="Dictionary.D7" style:family="table-cell">
      <style:table-cell-properties fo:padding="0in" fo:border="none"/>
    </style:style>
    <style:style style:name="Dictionary.F7" style:family="table-cell">
      <style:table-cell-properties fo:padding="0in" fo:border="none"/>
    </style:style>
    <style:style style:name="Dictionary.H7" style:family="table-cell">
      <style:table-cell-properties fo:padding="0in" fo:border="none"/>
    </style:style>
    <style:style style:name="Dictionary.B8" style:family="table-cell">
      <style:table-cell-properties fo:padding="0in" fo:border="none"/>
    </style:style>
    <style:style style:name="Dictionary.B9" style:family="table-cell">
      <style:table-cell-properties fo:padding="0in" fo:border="none"/>
    </style:style>
    <style:style style:name="Dictionary.D9" style:family="table-cell">
      <style:table-cell-properties fo:padding="0in" fo:border="none"/>
    </style:style>
    <style:style style:name="Dictionary.F9" style:family="table-cell">
      <style:table-cell-properties fo:padding="0in" fo:border="none"/>
    </style:style>
    <style:style style:name="Dictionary.H9" style:family="table-cell">
      <style:table-cell-properties fo:padding="0in" fo:border="none"/>
    </style:style>
    <style:style style:name="Dictionary.B10" style:family="table-cell">
      <style:table-cell-properties fo:padding="0in" fo:border="none"/>
    </style:style>
    <style:style style:name="Dictionary.G10" style:family="table-cell">
      <style:table-cell-properties fo:padding="0in" fo:border="none"/>
    </style:style>
    <style:style style:name="Dictionary.B11" style:family="table-cell">
      <style:table-cell-properties fo:padding="0in" fo:border="none"/>
    </style:style>
    <style:style style:name="Dictionary.D11" style:family="table-cell">
      <style:table-cell-properties fo:padding="0in" fo:border="none"/>
    </style:style>
    <style:style style:name="Dictionary.F11" style:family="table-cell">
      <style:table-cell-properties fo:padding="0in" fo:border="none"/>
    </style:style>
    <style:style style:name="Dictionary.H11" style:family="table-cell">
      <style:table-cell-properties fo:padding="0in" fo:border="none"/>
    </style:style>
    <style:style style:name="Dictionary.B12" style:family="table-cell">
      <style:table-cell-properties fo:padding="0in" fo:border="none"/>
    </style:style>
    <style:style style:name="Dictionary.I12" style:family="table-cell">
      <style:table-cell-properties fo:padding="0in" fo:border="none"/>
    </style:style>
    <style:style style:name="Dictionary.B13" style:family="table-cell">
      <style:table-cell-properties fo:padding="0in" fo:border="none"/>
    </style:style>
    <style:style style:name="Dictionary.D13" style:family="table-cell">
      <style:table-cell-properties fo:padding="0in" fo:border="none"/>
    </style:style>
    <style:style style:name="Dictionary.F13" style:family="table-cell">
      <style:table-cell-properties fo:padding="0in" fo:border="none"/>
    </style:style>
    <style:style style:name="Dictionary.H13" style:family="table-cell">
      <style:table-cell-properties fo:padding="0in" fo:border="none"/>
    </style:style>
    <style:style style:name="Dictionary.B14" style:family="table-cell">
      <style:table-cell-properties fo:padding="0in" fo:border="none"/>
    </style:style>
    <style:style style:name="Dictionary.E14" style:family="table-cell">
      <style:table-cell-properties fo:padding="0in" fo:border="none"/>
    </style:style>
    <style:style style:name="Dictionary.I14" style:family="table-cell">
      <style:table-cell-properties fo:padding="0in" fo:border="none"/>
    </style:style>
    <style:style style:name="Dictionary.B15" style:family="table-cell">
      <style:table-cell-properties fo:padding="0in" fo:border="none"/>
    </style:style>
    <style:style style:name="Dictionary.D15" style:family="table-cell">
      <style:table-cell-properties fo:padding="0in" fo:border="none"/>
    </style:style>
    <style:style style:name="Dictionary.F15" style:family="table-cell">
      <style:table-cell-properties fo:padding="0in" fo:border="none"/>
    </style:style>
    <style:style style:name="Dictionary.H15" style:family="table-cell">
      <style:table-cell-properties fo:padding="0in" fo:border="none"/>
    </style:style>
    <style:style style:name="Dictionary.B16" style:family="table-cell">
      <style:table-cell-properties fo:padding="0in" fo:border="none"/>
    </style:style>
    <style:style style:name="Dictionary.G16" style:family="table-cell">
      <style:table-cell-properties fo:padding="0in" fo:border="none"/>
    </style:style>
    <style:style style:name="Dictionary.B17" style:family="table-cell">
      <style:table-cell-properties fo:padding="0in" fo:border="none"/>
    </style:style>
    <style:style style:name="Dictionary.D17" style:family="table-cell">
      <style:table-cell-properties fo:padding="0in" fo:border="none"/>
    </style:style>
    <style:style style:name="Dictionary.F17" style:family="table-cell">
      <style:table-cell-properties fo:padding="0in" fo:border="none"/>
    </style:style>
    <style:style style:name="Dictionary.H17" style:family="table-cell">
      <style:table-cell-properties fo:padding="0in" fo:border="none"/>
    </style:style>
    <style:style style:name="Dictionary.B18" style:family="table-cell">
      <style:table-cell-properties fo:padding="0in" fo:border="none"/>
    </style:style>
    <style:style style:name="Dictionary.G18" style:family="table-cell">
      <style:table-cell-properties fo:padding="0in" fo:border="none"/>
    </style:style>
    <style:style style:name="Dictionary.B19" style:family="table-cell">
      <style:table-cell-properties fo:padding="0in" fo:border="none"/>
    </style:style>
    <style:style style:name="Dictionary.D19" style:family="table-cell">
      <style:table-cell-properties fo:padding="0in" fo:border="none"/>
    </style:style>
    <style:style style:name="Dictionary.F19" style:family="table-cell">
      <style:table-cell-properties fo:padding="0in" fo:border="none"/>
    </style:style>
    <style:style style:name="Dictionary.H19" style:family="table-cell">
      <style:table-cell-properties fo:padding="0in" fo:border="none"/>
    </style:style>
    <style:style style:name="Dictionary.B20" style:family="table-cell">
      <style:table-cell-properties fo:padding="0in" fo:border="none"/>
    </style:style>
    <style:style style:name="Dictionary.G20" style:family="table-cell">
      <style:table-cell-properties fo:padding="0in" fo:border="none"/>
    </style:style>
    <style:style style:name="Dictionary.B21" style:family="table-cell">
      <style:table-cell-properties fo:padding="0in" fo:border="none"/>
    </style:style>
    <style:style style:name="Dictionary.D21" style:family="table-cell">
      <style:table-cell-properties fo:padding="0in" fo:border="none"/>
    </style:style>
    <style:style style:name="Dictionary.F21" style:family="table-cell">
      <style:table-cell-properties fo:padding="0in" fo:border="none"/>
    </style:style>
    <style:style style:name="Dictionary.H21" style:family="table-cell">
      <style:table-cell-properties fo:padding="0in" fo:border="none"/>
    </style:style>
    <style:style style:name="Dictionary.B22" style:family="table-cell">
      <style:table-cell-properties fo:padding="0in" fo:border="none"/>
    </style:style>
    <style:style style:name="Dictionary.G22" style:family="table-cell">
      <style:table-cell-properties fo:padding="0in" fo:border="none"/>
    </style:style>
    <style:style style:name="Dictionary.B23" style:family="table-cell">
      <style:table-cell-properties fo:padding="0in" fo:border="none"/>
    </style:style>
    <style:style style:name="Dictionary.D23" style:family="table-cell">
      <style:table-cell-properties fo:padding="0in" fo:border="none"/>
    </style:style>
    <style:style style:name="Dictionary.F23" style:family="table-cell">
      <style:table-cell-properties fo:padding="0in" fo:border="none"/>
    </style:style>
    <style:style style:name="Dictionary.H23" style:family="table-cell">
      <style:table-cell-properties fo:padding="0in" fo:border="none"/>
    </style:style>
    <style:style style:name="Dictionary.B24" style:family="table-cell">
      <style:table-cell-properties fo:padding="0in" fo:border="none"/>
    </style:style>
    <style:style style:name="Dictionary.G24" style:family="table-cell">
      <style:table-cell-properties fo:padding="0in" fo:border="none"/>
    </style:style>
    <style:style style:name="Dictionary.B25" style:family="table-cell">
      <style:table-cell-properties fo:padding="0in" fo:border="none"/>
    </style:style>
    <style:style style:name="Dictionary.D25" style:family="table-cell">
      <style:table-cell-properties fo:padding="0in" fo:border="none"/>
    </style:style>
    <style:style style:name="Dictionary.F25" style:family="table-cell">
      <style:table-cell-properties fo:padding="0in" fo:border="none"/>
    </style:style>
    <style:style style:name="Dictionary.H25" style:family="table-cell">
      <style:table-cell-properties fo:padding="0in" fo:border="none"/>
    </style:style>
    <style:style style:name="Dictionary.B26" style:family="table-cell">
      <style:table-cell-properties fo:padding="0in" fo:border="none"/>
    </style:style>
    <style:style style:name="Dictionary.G26" style:family="table-cell">
      <style:table-cell-properties fo:padding="0in" fo:border="none"/>
    </style:style>
    <style:style style:name="Dictionary.B27" style:family="table-cell">
      <style:table-cell-properties fo:padding="0in" fo:border="none"/>
    </style:style>
    <style:style style:name="Dictionary.D27" style:family="table-cell">
      <style:table-cell-properties fo:padding="0in" fo:border="none"/>
    </style:style>
    <style:style style:name="Dictionary.F27" style:family="table-cell">
      <style:table-cell-properties fo:padding="0in" fo:border="none"/>
    </style:style>
    <style:style style:name="Dictionary.H27" style:family="table-cell">
      <style:table-cell-properties fo:padding="0in" fo:border="none"/>
    </style:style>
    <style:style style:name="Dictionary.B28" style:family="table-cell">
      <style:table-cell-properties fo:padding="0in" fo:border="none"/>
    </style:style>
    <style:style style:name="Dictionary.B29" style:family="table-cell">
      <style:table-cell-properties fo:padding="0in" fo:border="none"/>
    </style:style>
    <style:style style:name="Dictionary.D29" style:family="table-cell">
      <style:table-cell-properties fo:padding="0in" fo:border="none"/>
    </style:style>
    <style:style style:name="Dictionary.F29" style:family="table-cell">
      <style:table-cell-properties fo:padding="0in" fo:border="none"/>
    </style:style>
    <style:style style:name="Dictionary.H29" style:family="table-cell">
      <style:table-cell-properties fo:padding="0in" fo:border="none"/>
    </style:style>
    <style:style style:name="Dictionary.B30" style:family="table-cell">
      <style:table-cell-properties fo:padding="0in" fo:border="none"/>
    </style:style>
    <style:style style:name="Dictionary.G30" style:family="table-cell">
      <style:table-cell-properties fo:padding="0in" fo:border="none"/>
    </style:style>
    <style:style style:name="Dictionary.B31" style:family="table-cell">
      <style:table-cell-properties fo:padding="0in" fo:border="none"/>
    </style:style>
    <style:style style:name="Dictionary.D31" style:family="table-cell">
      <style:table-cell-properties fo:padding="0in" fo:border="none"/>
    </style:style>
    <style:style style:name="Dictionary.F31" style:family="table-cell">
      <style:table-cell-properties fo:padding="0in" fo:border="none"/>
    </style:style>
    <style:style style:name="Dictionary.H31" style:family="table-cell">
      <style:table-cell-properties fo:padding="0in" fo:border="none"/>
    </style:style>
    <style:style style:name="Dictionary.B32" style:family="table-cell">
      <style:table-cell-properties fo:padding="0in" fo:border="none"/>
    </style:style>
    <style:style style:name="Dictionary.G32" style:family="table-cell">
      <style:table-cell-properties fo:padding="0in" fo:border="none"/>
    </style:style>
    <style:style style:name="Dictionary.B33" style:family="table-cell">
      <style:table-cell-properties fo:padding="0in" fo:border="none"/>
    </style:style>
    <style:style style:name="Dictionary.D33" style:family="table-cell">
      <style:table-cell-properties fo:padding="0in" fo:border="none"/>
    </style:style>
    <style:style style:name="Dictionary.F33" style:family="table-cell">
      <style:table-cell-properties fo:padding="0in" fo:border="none"/>
    </style:style>
    <style:style style:name="Dictionary.H33" style:family="table-cell">
      <style:table-cell-properties fo:padding="0in" fo:border="none"/>
    </style:style>
    <style:style style:name="Dictionary.B34" style:family="table-cell">
      <style:table-cell-properties fo:padding="0in" fo:border="none"/>
    </style:style>
    <style:style style:name="Dictionary.G34" style:family="table-cell">
      <style:table-cell-properties fo:padding="0in" fo:border="none"/>
    </style:style>
    <style:style style:name="Dictionary.B35" style:family="table-cell">
      <style:table-cell-properties fo:padding="0in" fo:border="none"/>
    </style:style>
    <style:style style:name="Dictionary.D35" style:family="table-cell">
      <style:table-cell-properties fo:padding="0in" fo:border="none"/>
    </style:style>
    <style:style style:name="Dictionary.F35" style:family="table-cell">
      <style:table-cell-properties fo:padding="0in" fo:border="none"/>
    </style:style>
    <style:style style:name="Dictionary.H35" style:family="table-cell">
      <style:table-cell-properties fo:padding="0in" fo:border="none"/>
    </style:style>
    <style:style style:name="Dictionary.B36" style:family="table-cell">
      <style:table-cell-properties fo:padding="0in" fo:border="none"/>
    </style:style>
    <style:style style:name="Dictionary.G36" style:family="table-cell">
      <style:table-cell-properties fo:padding="0in" fo:border="none"/>
    </style:style>
    <style:style style:name="Dictionary.B37" style:family="table-cell">
      <style:table-cell-properties fo:padding="0in" fo:border="none"/>
    </style:style>
    <style:style style:name="Dictionary.D37" style:family="table-cell">
      <style:table-cell-properties fo:padding="0in" fo:border="none"/>
    </style:style>
    <style:style style:name="Dictionary.F37" style:family="table-cell">
      <style:table-cell-properties fo:padding="0in" fo:border="none"/>
    </style:style>
    <style:style style:name="Dictionary.H37" style:family="table-cell">
      <style:table-cell-properties fo:padding="0in" fo:border="none"/>
    </style:style>
    <style:style style:name="Dictionary.B38" style:family="table-cell">
      <style:table-cell-properties fo:padding="0in" fo:border="none"/>
    </style:style>
    <style:style style:name="Dictionary.G38" style:family="table-cell">
      <style:table-cell-properties fo:padding="0in" fo:border="none"/>
    </style:style>
    <style:style style:name="Dictionary.B39" style:family="table-cell">
      <style:table-cell-properties fo:padding="0in" fo:border="none"/>
    </style:style>
    <style:style style:name="Dictionary.D39" style:family="table-cell">
      <style:table-cell-properties fo:padding="0in" fo:border="none"/>
    </style:style>
    <style:style style:name="Dictionary.F39" style:family="table-cell">
      <style:table-cell-properties fo:padding="0in" fo:border="none"/>
    </style:style>
    <style:style style:name="Dictionary.H39" style:family="table-cell">
      <style:table-cell-properties fo:padding="0in" fo:border="none"/>
    </style:style>
    <style:style style:name="Dictionary.B40" style:family="table-cell">
      <style:table-cell-properties fo:padding="0in" fo:border="none"/>
    </style:style>
    <style:style style:name="Dictionary.G40" style:family="table-cell">
      <style:table-cell-properties fo:padding="0in" fo:border="none"/>
    </style:style>
    <style:style style:name="Dictionary.B41" style:family="table-cell">
      <style:table-cell-properties fo:padding="0in" fo:border="none"/>
    </style:style>
    <style:style style:name="Dictionary.D41" style:family="table-cell">
      <style:table-cell-properties fo:padding="0in" fo:border="none"/>
    </style:style>
    <style:style style:name="Dictionary.F41" style:family="table-cell">
      <style:table-cell-properties fo:padding="0in" fo:border="none"/>
    </style:style>
    <style:style style:name="Dictionary.H41" style:family="table-cell">
      <style:table-cell-properties fo:padding="0in" fo:border="none"/>
    </style:style>
    <style:style style:name="Dictionary.B42" style:family="table-cell">
      <style:table-cell-properties fo:padding="0in" fo:border="none"/>
    </style:style>
    <style:style style:name="Dictionary.G42" style:family="table-cell">
      <style:table-cell-properties fo:padding="0in" fo:border="none"/>
    </style:style>
    <style:style style:name="Dictionary.B43" style:family="table-cell">
      <style:table-cell-properties fo:padding="0in" fo:border="none"/>
    </style:style>
    <style:style style:name="Dictionary.D43" style:family="table-cell">
      <style:table-cell-properties fo:padding="0in" fo:border="none"/>
    </style:style>
    <style:style style:name="Dictionary.F43" style:family="table-cell">
      <style:table-cell-properties fo:padding="0in" fo:border="none"/>
    </style:style>
    <style:style style:name="Dictionary.H43" style:family="table-cell">
      <style:table-cell-properties fo:padding="0in" fo:border="none"/>
    </style:style>
    <style:style style:name="Dictionary.B44" style:family="table-cell">
      <style:table-cell-properties fo:padding="0in" fo:border="none"/>
    </style:style>
    <style:style style:name="Dictionary.G44" style:family="table-cell">
      <style:table-cell-properties fo:padding="0in" fo:border="none"/>
    </style:style>
    <style:style style:name="Dictionary.B45" style:family="table-cell">
      <style:table-cell-properties fo:padding="0in" fo:border="none"/>
    </style:style>
    <style:style style:name="Dictionary.D45" style:family="table-cell">
      <style:table-cell-properties fo:padding="0in" fo:border="none"/>
    </style:style>
    <style:style style:name="Dictionary.F45" style:family="table-cell">
      <style:table-cell-properties fo:padding="0in" fo:border="none"/>
    </style:style>
    <style:style style:name="Dictionary.H45" style:family="table-cell">
      <style:table-cell-properties fo:padding="0in" fo:border="none"/>
    </style:style>
    <style:style style:name="Dictionary.B46" style:family="table-cell">
      <style:table-cell-properties fo:padding="0in" fo:border="none"/>
    </style:style>
    <style:style style:name="Dictionary.G46" style:family="table-cell">
      <style:table-cell-properties fo:padding="0in" fo:border="none"/>
    </style:style>
    <style:style style:name="Dictionary.B47" style:family="table-cell">
      <style:table-cell-properties fo:padding="0in" fo:border="none"/>
    </style:style>
    <style:style style:name="Dictionary.D47" style:family="table-cell">
      <style:table-cell-properties fo:padding="0in" fo:border="none"/>
    </style:style>
    <style:style style:name="Dictionary.F47" style:family="table-cell">
      <style:table-cell-properties fo:padding="0in" fo:border="none"/>
    </style:style>
    <style:style style:name="Dictionary.H47" style:family="table-cell">
      <style:table-cell-properties fo:padding="0in" fo:border="none"/>
    </style:style>
    <style:style style:name="Dictionary.B48" style:family="table-cell">
      <style:table-cell-properties fo:padding="0in" fo:border="none"/>
    </style:style>
    <style:style style:name="Dictionary.G48" style:family="table-cell">
      <style:table-cell-properties fo:padding="0in" fo:border="none"/>
    </style:style>
    <style:style style:name="Dictionary.B49" style:family="table-cell">
      <style:table-cell-properties fo:padding="0in" fo:border="none"/>
    </style:style>
    <style:style style:name="Dictionary.D49" style:family="table-cell">
      <style:table-cell-properties fo:padding="0in" fo:border="none"/>
    </style:style>
    <style:style style:name="Dictionary.F49" style:family="table-cell">
      <style:table-cell-properties fo:padding="0in" fo:border="none"/>
    </style:style>
    <style:style style:name="Dictionary.H49" style:family="table-cell">
      <style:table-cell-properties fo:padding="0in" fo:border="none"/>
    </style:style>
    <style:style style:name="Dictionary.B50" style:family="table-cell">
      <style:table-cell-properties fo:padding="0in" fo:border="none"/>
    </style:style>
    <style:style style:name="Dictionary.E50" style:family="table-cell">
      <style:table-cell-properties fo:padding="0in" fo:border="none"/>
    </style:style>
    <style:style style:name="Dictionary.I50" style:family="table-cell">
      <style:table-cell-properties fo:padding="0in" fo:border="none"/>
    </style:style>
    <style:style style:name="Dictionary.B51" style:family="table-cell">
      <style:table-cell-properties fo:padding="0in" fo:border="none"/>
    </style:style>
    <style:style style:name="Dictionary.D51" style:family="table-cell">
      <style:table-cell-properties fo:padding="0in" fo:border="none"/>
    </style:style>
    <style:style style:name="Dictionary.F51" style:family="table-cell">
      <style:table-cell-properties fo:padding="0in" fo:border="none"/>
    </style:style>
    <style:style style:name="Dictionary.H51" style:family="table-cell">
      <style:table-cell-properties fo:padding="0in" fo:border="none"/>
    </style:style>
    <style:style style:name="Dictionary.B52" style:family="table-cell">
      <style:table-cell-properties fo:padding="0in" fo:border="none"/>
    </style:style>
    <style:style style:name="Dictionary.E52" style:family="table-cell">
      <style:table-cell-properties fo:padding="0in" fo:border="none"/>
    </style:style>
    <style:style style:name="Dictionary.I52" style:family="table-cell">
      <style:table-cell-properties fo:padding="0in" fo:border="none"/>
    </style:style>
    <style:style style:name="Dictionary.B53" style:family="table-cell">
      <style:table-cell-properties fo:padding="0in" fo:border="none"/>
    </style:style>
    <style:style style:name="Dictionary.D53" style:family="table-cell">
      <style:table-cell-properties fo:padding="0in" fo:border="none"/>
    </style:style>
    <style:style style:name="Dictionary.F53" style:family="table-cell">
      <style:table-cell-properties fo:padding="0in" fo:border="none"/>
    </style:style>
    <style:style style:name="Dictionary.H53" style:family="table-cell">
      <style:table-cell-properties fo:padding="0in" fo:border="none"/>
    </style:style>
    <style:style style:name="Dictionary.B54" style:family="table-cell">
      <style:table-cell-properties fo:padding="0in" fo:border="none"/>
    </style:style>
    <style:style style:name="Dictionary.E54" style:family="table-cell">
      <style:table-cell-properties fo:padding="0in" fo:border="none"/>
    </style:style>
    <style:style style:name="Dictionary.I54" style:family="table-cell">
      <style:table-cell-properties fo:padding="0in" fo:border="none"/>
    </style:style>
    <style:style style:name="Dictionary.B55" style:family="table-cell">
      <style:table-cell-properties fo:padding="0in" fo:border="none"/>
    </style:style>
    <style:style style:name="Dictionary.D55" style:family="table-cell">
      <style:table-cell-properties fo:padding="0in" fo:border="none"/>
    </style:style>
    <style:style style:name="Dictionary.F55" style:family="table-cell">
      <style:table-cell-properties fo:padding="0in" fo:border="none"/>
    </style:style>
    <style:style style:name="Dictionary.H55" style:family="table-cell">
      <style:table-cell-properties fo:padding="0in" fo:border="none"/>
    </style:style>
    <style:style style:name="Dictionary.B56" style:family="table-cell">
      <style:table-cell-properties fo:padding="0in" fo:border="none"/>
    </style:style>
    <style:style style:name="Dictionary.G56" style:family="table-cell">
      <style:table-cell-properties fo:padding="0in" fo:border="none"/>
    </style:style>
    <style:style style:name="Dictionary.B57" style:family="table-cell">
      <style:table-cell-properties fo:padding="0in" fo:border="none"/>
    </style:style>
    <style:style style:name="Dictionary.D57" style:family="table-cell">
      <style:table-cell-properties fo:padding="0in" fo:border="none"/>
    </style:style>
    <style:style style:name="Dictionary.F57" style:family="table-cell">
      <style:table-cell-properties fo:padding="0in" fo:border="none"/>
    </style:style>
    <style:style style:name="Dictionary.H57" style:family="table-cell">
      <style:table-cell-properties fo:padding="0in" fo:border="none"/>
    </style:style>
    <style:style style:name="Dictionary.B58" style:family="table-cell">
      <style:table-cell-properties fo:padding="0in" fo:border="none"/>
    </style:style>
    <style:style style:name="Dictionary.G58" style:family="table-cell">
      <style:table-cell-properties fo:padding="0in" fo:border="none"/>
    </style:style>
    <style:style style:name="Dictionary.B59" style:family="table-cell">
      <style:table-cell-properties fo:padding="0in" fo:border="none"/>
    </style:style>
    <style:style style:name="Dictionary.D59" style:family="table-cell">
      <style:table-cell-properties fo:padding="0in" fo:border="none"/>
    </style:style>
    <style:style style:name="Dictionary.F59" style:family="table-cell">
      <style:table-cell-properties fo:padding="0in" fo:border="none"/>
    </style:style>
    <style:style style:name="Dictionary.H59" style:family="table-cell">
      <style:table-cell-properties fo:padding="0in" fo:border="none"/>
    </style:style>
    <style:style style:name="Dictionary.B60" style:family="table-cell">
      <style:table-cell-properties fo:padding="0in" fo:border="none"/>
    </style:style>
    <style:style style:name="Dictionary.G60" style:family="table-cell">
      <style:table-cell-properties fo:padding="0in" fo:border="none"/>
    </style:style>
    <style:style style:name="Dictionary.B61" style:family="table-cell">
      <style:table-cell-properties fo:padding="0in" fo:border="none"/>
    </style:style>
    <style:style style:name="Dictionary.D61" style:family="table-cell">
      <style:table-cell-properties fo:padding="0in" fo:border="none"/>
    </style:style>
    <style:style style:name="Dictionary.F61" style:family="table-cell">
      <style:table-cell-properties fo:padding="0in" fo:border="none"/>
    </style:style>
    <style:style style:name="Dictionary.H61" style:family="table-cell">
      <style:table-cell-properties fo:padding="0in" fo:border="none"/>
    </style:style>
    <style:style style:name="Dictionary.B62" style:family="table-cell">
      <style:table-cell-properties fo:padding="0in" fo:border="none"/>
    </style:style>
    <style:style style:name="Dictionary.G62" style:family="table-cell">
      <style:table-cell-properties fo:padding="0in" fo:border="none"/>
    </style:style>
    <style:style style:name="Dictionary.B63" style:family="table-cell">
      <style:table-cell-properties fo:padding="0in" fo:border="none"/>
    </style:style>
    <style:style style:name="Dictionary.D63" style:family="table-cell">
      <style:table-cell-properties fo:padding="0in" fo:border="none"/>
    </style:style>
    <style:style style:name="Dictionary.F63" style:family="table-cell">
      <style:table-cell-properties fo:padding="0in" fo:border="none"/>
    </style:style>
    <style:style style:name="Dictionary.H63" style:family="table-cell">
      <style:table-cell-properties fo:padding="0in" fo:border="none"/>
    </style:style>
    <style:style style:name="Dictionary.B64" style:family="table-cell">
      <style:table-cell-properties fo:padding="0in" fo:border="none"/>
    </style:style>
    <style:style style:name="Dictionary.G64" style:family="table-cell">
      <style:table-cell-properties fo:padding="0in" fo:border="none"/>
    </style:style>
    <style:style style:name="Dictionary.B65" style:family="table-cell">
      <style:table-cell-properties fo:padding="0in" fo:border="none"/>
    </style:style>
    <style:style style:name="Dictionary.D65" style:family="table-cell">
      <style:table-cell-properties fo:padding="0in" fo:border="none"/>
    </style:style>
    <style:style style:name="Dictionary.F65" style:family="table-cell">
      <style:table-cell-properties fo:padding="0in" fo:border="none"/>
    </style:style>
    <style:style style:name="Dictionary.H65" style:family="table-cell">
      <style:table-cell-properties fo:padding="0in" fo:border="none"/>
    </style:style>
    <style:style style:name="Dictionary.B66" style:family="table-cell">
      <style:table-cell-properties fo:padding="0in" fo:border="none"/>
    </style:style>
    <style:style style:name="Dictionary.G66" style:family="table-cell">
      <style:table-cell-properties fo:padding="0in" fo:border="none"/>
    </style:style>
    <style:style style:name="Dictionary.B67" style:family="table-cell">
      <style:table-cell-properties fo:padding="0in" fo:border="none"/>
    </style:style>
    <style:style style:name="Dictionary.D67" style:family="table-cell">
      <style:table-cell-properties fo:padding="0in" fo:border="none"/>
    </style:style>
    <style:style style:name="Dictionary.F67" style:family="table-cell">
      <style:table-cell-properties fo:padding="0in" fo:border="none"/>
    </style:style>
    <style:style style:name="Dictionary.H67" style:family="table-cell">
      <style:table-cell-properties fo:padding="0in" fo:border="none"/>
    </style:style>
    <style:style style:name="Dictionary.B68" style:family="table-cell">
      <style:table-cell-properties fo:padding="0in" fo:border="none"/>
    </style:style>
    <style:style style:name="Dictionary.E68" style:family="table-cell">
      <style:table-cell-properties fo:padding="0in" fo:border="none"/>
    </style:style>
    <style:style style:name="Dictionary.B69" style:family="table-cell">
      <style:table-cell-properties fo:padding="0in" fo:border="none"/>
    </style:style>
    <style:style style:name="Dictionary.D69" style:family="table-cell">
      <style:table-cell-properties fo:padding="0in" fo:border="none"/>
    </style:style>
    <style:style style:name="Dictionary.F69" style:family="table-cell">
      <style:table-cell-properties fo:padding="0in" fo:border="none"/>
    </style:style>
    <style:style style:name="Dictionary.H69" style:family="table-cell">
      <style:table-cell-properties fo:padding="0in" fo:border="none"/>
    </style:style>
    <style:style style:name="Dictionary.B70" style:family="table-cell">
      <style:table-cell-properties fo:padding="0in" fo:border="none"/>
    </style:style>
    <style:style style:name="Dictionary.E70" style:family="table-cell">
      <style:table-cell-properties fo:padding="0in" fo:border="none"/>
    </style:style>
    <style:style style:name="Dictionary.B71" style:family="table-cell">
      <style:table-cell-properties fo:padding="0in" fo:border="none"/>
    </style:style>
    <style:style style:name="Dictionary.D71" style:family="table-cell">
      <style:table-cell-properties fo:padding="0in" fo:border="none"/>
    </style:style>
    <style:style style:name="Dictionary.F71" style:family="table-cell">
      <style:table-cell-properties fo:padding="0in" fo:border="none"/>
    </style:style>
    <style:style style:name="Dictionary.H71" style:family="table-cell">
      <style:table-cell-properties fo:padding="0in" fo:border="none"/>
    </style:style>
    <style:style style:name="Dictionary.B72" style:family="table-cell">
      <style:table-cell-properties fo:padding="0in" fo:border="none"/>
    </style:style>
    <style:style style:name="Dictionary.E72" style:family="table-cell">
      <style:table-cell-properties fo:padding="0in" fo:border="none"/>
    </style:style>
    <style:style style:name="Dictionary.B73" style:family="table-cell">
      <style:table-cell-properties fo:padding="0in" fo:border="none"/>
    </style:style>
    <style:style style:name="Dictionary.D73" style:family="table-cell">
      <style:table-cell-properties fo:padding="0in" fo:border="none"/>
    </style:style>
    <style:style style:name="Dictionary.F73" style:family="table-cell">
      <style:table-cell-properties fo:padding="0in" fo:border="none"/>
    </style:style>
    <style:style style:name="Dictionary.H73" style:family="table-cell">
      <style:table-cell-properties fo:padding="0in" fo:border="none"/>
    </style:style>
    <style:style style:name="Dictionary.B74" style:family="table-cell">
      <style:table-cell-properties fo:padding="0in" fo:border="none"/>
    </style:style>
    <style:style style:name="Dictionary.G74" style:family="table-cell">
      <style:table-cell-properties fo:padding="0in" fo:border="none"/>
    </style:style>
    <style:style style:name="Dictionary.B75" style:family="table-cell">
      <style:table-cell-properties fo:padding="0in" fo:border="none"/>
    </style:style>
    <style:style style:name="Dictionary.D75" style:family="table-cell">
      <style:table-cell-properties fo:padding="0in" fo:border="none"/>
    </style:style>
    <style:style style:name="Dictionary.F75" style:family="table-cell">
      <style:table-cell-properties fo:padding="0in" fo:border="none"/>
    </style:style>
    <style:style style:name="Dictionary.H75" style:family="table-cell">
      <style:table-cell-properties fo:padding="0in" fo:border="none"/>
    </style:style>
    <style:style style:name="Dictionary.B76" style:family="table-cell">
      <style:table-cell-properties fo:padding="0in" fo:border="none"/>
    </style:style>
    <style:style style:name="Dictionary.G76" style:family="table-cell">
      <style:table-cell-properties fo:padding="0in" fo:border="none"/>
    </style:style>
    <style:style style:name="Dictionary.B77" style:family="table-cell">
      <style:table-cell-properties fo:padding="0in" fo:border="none"/>
    </style:style>
    <style:style style:name="Dictionary.D77" style:family="table-cell">
      <style:table-cell-properties fo:padding="0in" fo:border="none"/>
    </style:style>
    <style:style style:name="Dictionary.F77" style:family="table-cell">
      <style:table-cell-properties fo:padding="0in" fo:border="none"/>
    </style:style>
    <style:style style:name="Dictionary.H77" style:family="table-cell">
      <style:table-cell-properties fo:padding="0in" fo:border="none"/>
    </style:style>
    <style:style style:name="Dictionary.B78" style:family="table-cell">
      <style:table-cell-properties fo:padding="0in" fo:border="none"/>
    </style:style>
    <style:style style:name="Dictionary.G78" style:family="table-cell">
      <style:table-cell-properties fo:padding="0in" fo:border="none"/>
    </style:style>
    <style:style style:name="Dictionary.B79" style:family="table-cell">
      <style:table-cell-properties fo:padding="0in" fo:border="none"/>
    </style:style>
    <style:style style:name="Dictionary.D79" style:family="table-cell">
      <style:table-cell-properties fo:padding="0in" fo:border="none"/>
    </style:style>
    <style:style style:name="Dictionary.F79" style:family="table-cell">
      <style:table-cell-properties fo:padding="0in" fo:border="none"/>
    </style:style>
    <style:style style:name="Dictionary.H79" style:family="table-cell">
      <style:table-cell-properties fo:padding="0in" fo:border="none"/>
    </style:style>
    <style:style style:name="Dictionary.B80" style:family="table-cell">
      <style:table-cell-properties fo:padding="0in" fo:border="none"/>
    </style:style>
    <style:style style:name="Dictionary.G80" style:family="table-cell">
      <style:table-cell-properties fo:padding="0in" fo:border="none"/>
    </style:style>
    <style:style style:name="Dictionary.B81" style:family="table-cell">
      <style:table-cell-properties fo:padding="0in" fo:border="none"/>
    </style:style>
    <style:style style:name="Dictionary.D81" style:family="table-cell">
      <style:table-cell-properties fo:padding="0in" fo:border="none"/>
    </style:style>
    <style:style style:name="Dictionary.F81" style:family="table-cell">
      <style:table-cell-properties fo:padding="0in" fo:border="none"/>
    </style:style>
    <style:style style:name="Dictionary.H81" style:family="table-cell">
      <style:table-cell-properties fo:padding="0in" fo:border="none"/>
    </style:style>
    <style:style style:name="Dictionary.B82" style:family="table-cell">
      <style:table-cell-properties fo:padding="0in" fo:border="none"/>
    </style:style>
    <style:style style:name="Dictionary.G82" style:family="table-cell">
      <style:table-cell-properties fo:padding="0in" fo:border="none"/>
    </style:style>
    <style:style style:name="Dictionary.B83" style:family="table-cell">
      <style:table-cell-properties fo:padding="0in" fo:border="none"/>
    </style:style>
    <style:style style:name="Dictionary.D83" style:family="table-cell">
      <style:table-cell-properties fo:padding="0in" fo:border="none"/>
    </style:style>
    <style:style style:name="Dictionary.F83" style:family="table-cell">
      <style:table-cell-properties fo:padding="0in" fo:border="none"/>
    </style:style>
    <style:style style:name="Dictionary.H83" style:family="table-cell">
      <style:table-cell-properties fo:padding="0in" fo:border="none"/>
    </style:style>
    <style:style style:name="Dictionary.B84" style:family="table-cell">
      <style:table-cell-properties fo:padding="0in" fo:border="none"/>
    </style:style>
    <style:style style:name="Dictionary.G84" style:family="table-cell">
      <style:table-cell-properties fo:padding="0in" fo:border="none"/>
    </style:style>
    <style:style style:name="Dictionary.B85" style:family="table-cell">
      <style:table-cell-properties fo:padding="0in" fo:border="none"/>
    </style:style>
    <style:style style:name="Dictionary.D85" style:family="table-cell">
      <style:table-cell-properties fo:padding="0in" fo:border="none"/>
    </style:style>
    <style:style style:name="Dictionary.F85" style:family="table-cell">
      <style:table-cell-properties fo:padding="0in" fo:border="none"/>
    </style:style>
    <style:style style:name="Dictionary.H85" style:family="table-cell">
      <style:table-cell-properties fo:padding="0in" fo:border="none"/>
    </style:style>
    <style:style style:name="Dictionary.B86" style:family="table-cell">
      <style:table-cell-properties fo:padding="0in" fo:border="none"/>
    </style:style>
    <style:style style:name="Dictionary.G86" style:family="table-cell">
      <style:table-cell-properties fo:padding="0in" fo:border="none"/>
    </style:style>
    <style:style style:name="Dictionary.B87" style:family="table-cell">
      <style:table-cell-properties fo:padding="0in" fo:border="none"/>
    </style:style>
    <style:style style:name="Dictionary.D87" style:family="table-cell">
      <style:table-cell-properties fo:padding="0in" fo:border="none"/>
    </style:style>
    <style:style style:name="Dictionary.F87" style:family="table-cell">
      <style:table-cell-properties fo:padding="0in" fo:border="none"/>
    </style:style>
    <style:style style:name="Dictionary.H87" style:family="table-cell">
      <style:table-cell-properties fo:padding="0in" fo:border="none"/>
    </style:style>
    <style:style style:name="Dictionary.B88" style:family="table-cell">
      <style:table-cell-properties fo:padding="0in" fo:border="none"/>
    </style:style>
    <style:style style:name="Dictionary.G88" style:family="table-cell">
      <style:table-cell-properties fo:padding="0in" fo:border="none"/>
    </style:style>
    <style:style style:name="Dictionary.B89" style:family="table-cell">
      <style:table-cell-properties fo:padding="0in" fo:border="none"/>
    </style:style>
    <style:style style:name="Dictionary.D89" style:family="table-cell">
      <style:table-cell-properties fo:padding="0in" fo:border="none"/>
    </style:style>
    <style:style style:name="Dictionary.F89" style:family="table-cell">
      <style:table-cell-properties fo:padding="0in" fo:border="none"/>
    </style:style>
    <style:style style:name="Dictionary.H89" style:family="table-cell">
      <style:table-cell-properties fo:padding="0in" fo:border="none"/>
    </style:style>
    <style:style style:name="Dictionary.B90" style:family="table-cell">
      <style:table-cell-properties fo:padding="0in" fo:border="none"/>
    </style:style>
    <style:style style:name="Dictionary.G90" style:family="table-cell">
      <style:table-cell-properties fo:padding="0in" fo:border="none"/>
    </style:style>
    <style:style style:name="Dictionary.B91" style:family="table-cell">
      <style:table-cell-properties fo:padding="0in" fo:border="none"/>
    </style:style>
    <style:style style:name="Dictionary.D91" style:family="table-cell">
      <style:table-cell-properties fo:padding="0in" fo:border="none"/>
    </style:style>
    <style:style style:name="Dictionary.F91" style:family="table-cell">
      <style:table-cell-properties fo:padding="0in" fo:border="none"/>
    </style:style>
    <style:style style:name="Dictionary.H91" style:family="table-cell">
      <style:table-cell-properties fo:padding="0in" fo:border="none"/>
    </style:style>
    <style:style style:name="Dictionary.B92" style:family="table-cell">
      <style:table-cell-properties fo:padding="0in" fo:border="none"/>
    </style:style>
    <style:style style:name="Dictionary.B93" style:family="table-cell">
      <style:table-cell-properties fo:padding="0in" fo:border="none"/>
    </style:style>
    <style:style style:name="Dictionary.D93" style:family="table-cell">
      <style:table-cell-properties fo:padding="0in" fo:border="none"/>
    </style:style>
    <style:style style:name="Dictionary.F93" style:family="table-cell">
      <style:table-cell-properties fo:padding="0in" fo:border="none"/>
    </style:style>
    <style:style style:name="Dictionary.H93" style:family="table-cell">
      <style:table-cell-properties fo:padding="0in" fo:border="none"/>
    </style:style>
    <style:style style:name="Dictionary.B94" style:family="table-cell">
      <style:table-cell-properties fo:padding="0in" fo:border="none"/>
    </style:style>
    <style:style style:name="Dictionary.G94" style:family="table-cell">
      <style:table-cell-properties fo:padding="0in" fo:border="none"/>
    </style:style>
    <style:style style:name="Dictionary.B95" style:family="table-cell">
      <style:table-cell-properties fo:padding="0in" fo:border="none"/>
    </style:style>
    <style:style style:name="Dictionary.D95" style:family="table-cell">
      <style:table-cell-properties fo:padding="0in" fo:border="none"/>
    </style:style>
    <style:style style:name="Dictionary.F95" style:family="table-cell">
      <style:table-cell-properties fo:padding="0in" fo:border="none"/>
    </style:style>
    <style:style style:name="Dictionary.H95" style:family="table-cell">
      <style:table-cell-properties fo:padding="0in" fo:border="none"/>
    </style:style>
    <style:style style:name="Dictionary.B96" style:family="table-cell">
      <style:table-cell-properties fo:padding="0in" fo:border="none"/>
    </style:style>
    <style:style style:name="Dictionary.G96" style:family="table-cell">
      <style:table-cell-properties fo:padding="0in" fo:border="none"/>
    </style:style>
    <style:style style:name="Dictionary.B97" style:family="table-cell">
      <style:table-cell-properties fo:padding="0in" fo:border="none"/>
    </style:style>
    <style:style style:name="Dictionary.D97" style:family="table-cell">
      <style:table-cell-properties fo:padding="0in" fo:border="none"/>
    </style:style>
    <style:style style:name="Dictionary.F97" style:family="table-cell">
      <style:table-cell-properties fo:padding="0in" fo:border="none"/>
    </style:style>
    <style:style style:name="Dictionary.H97" style:family="table-cell">
      <style:table-cell-properties fo:padding="0in" fo:border="none"/>
    </style:style>
    <style:style style:name="Dictionary.B98" style:family="table-cell">
      <style:table-cell-properties fo:padding="0in" fo:border="none"/>
    </style:style>
    <style:style style:name="Dictionary.G98" style:family="table-cell">
      <style:table-cell-properties fo:padding="0in" fo:border="none"/>
    </style:style>
    <style:style style:name="Dictionary.B99" style:family="table-cell">
      <style:table-cell-properties fo:padding="0in" fo:border="none"/>
    </style:style>
    <style:style style:name="Dictionary.D99" style:family="table-cell">
      <style:table-cell-properties fo:padding="0in" fo:border="none"/>
    </style:style>
    <style:style style:name="Dictionary.F99" style:family="table-cell">
      <style:table-cell-properties fo:padding="0in" fo:border="none"/>
    </style:style>
    <style:style style:name="Dictionary.H99" style:family="table-cell">
      <style:table-cell-properties fo:padding="0in" fo:border="none"/>
    </style:style>
    <style:style style:name="Dictionary.B100" style:family="table-cell">
      <style:table-cell-properties fo:padding="0in" fo:border="none"/>
    </style:style>
    <style:style style:name="Dictionary.E100" style:family="table-cell">
      <style:table-cell-properties fo:padding="0in" fo:border="none"/>
    </style:style>
    <style:style style:name="Dictionary.B101" style:family="table-cell">
      <style:table-cell-properties fo:padding="0in" fo:border="none"/>
    </style:style>
    <style:style style:name="Dictionary.D101" style:family="table-cell">
      <style:table-cell-properties fo:padding="0in" fo:border="none"/>
    </style:style>
    <style:style style:name="Dictionary.F101" style:family="table-cell">
      <style:table-cell-properties fo:padding="0in" fo:border="none"/>
    </style:style>
    <style:style style:name="Dictionary.H101" style:family="table-cell">
      <style:table-cell-properties fo:padding="0in" fo:border="none"/>
    </style:style>
    <style:style style:name="Dictionary.B102" style:family="table-cell">
      <style:table-cell-properties fo:padding="0in" fo:border="none"/>
    </style:style>
    <style:style style:name="Dictionary.G102" style:family="table-cell">
      <style:table-cell-properties fo:padding="0in" fo:border="none"/>
    </style:style>
    <style:style style:name="Dictionary.B103" style:family="table-cell">
      <style:table-cell-properties fo:padding="0in" fo:border="none"/>
    </style:style>
    <style:style style:name="Dictionary.D103" style:family="table-cell">
      <style:table-cell-properties fo:padding="0in" fo:border="none"/>
    </style:style>
    <style:style style:name="Dictionary.F103" style:family="table-cell">
      <style:table-cell-properties fo:padding="0in" fo:border="none"/>
    </style:style>
    <style:style style:name="Dictionary.H103" style:family="table-cell">
      <style:table-cell-properties fo:padding="0in" fo:border="none"/>
    </style:style>
    <style:style style:name="Dictionary.B104" style:family="table-cell">
      <style:table-cell-properties fo:padding="0in" fo:border="none"/>
    </style:style>
    <style:style style:name="Dictionary.G104" style:family="table-cell">
      <style:table-cell-properties fo:padding="0in" fo:border="none"/>
    </style:style>
    <style:style style:name="Dictionary.B105" style:family="table-cell">
      <style:table-cell-properties fo:padding="0in" fo:border="none"/>
    </style:style>
    <style:style style:name="Dictionary.D105" style:family="table-cell">
      <style:table-cell-properties fo:padding="0in" fo:border="none"/>
    </style:style>
    <style:style style:name="Dictionary.F105" style:family="table-cell">
      <style:table-cell-properties fo:padding="0in" fo:border="none"/>
    </style:style>
    <style:style style:name="Dictionary.H105" style:family="table-cell">
      <style:table-cell-properties fo:padding="0in" fo:border="none"/>
    </style:style>
    <style:style style:name="Dictionary.B106" style:family="table-cell">
      <style:table-cell-properties fo:padding="0in" fo:border="none"/>
    </style:style>
    <style:style style:name="Dictionary.G106" style:family="table-cell">
      <style:table-cell-properties fo:padding="0in" fo:border="none"/>
    </style:style>
    <style:style style:name="Dictionary.B107" style:family="table-cell">
      <style:table-cell-properties fo:padding="0in" fo:border="none"/>
    </style:style>
    <style:style style:name="Dictionary.D107" style:family="table-cell">
      <style:table-cell-properties fo:padding="0in" fo:border="none"/>
    </style:style>
    <style:style style:name="Dictionary.F107" style:family="table-cell">
      <style:table-cell-properties fo:padding="0in" fo:border="none"/>
    </style:style>
    <style:style style:name="Dictionary.H107" style:family="table-cell">
      <style:table-cell-properties fo:padding="0in" fo:border="none"/>
    </style:style>
    <style:style style:name="Dictionary.B108" style:family="table-cell">
      <style:table-cell-properties fo:padding="0in" fo:border="none"/>
    </style:style>
    <style:style style:name="Dictionary.B109" style:family="table-cell">
      <style:table-cell-properties fo:padding="0in" fo:border="none"/>
    </style:style>
    <style:style style:name="Dictionary.D109" style:family="table-cell">
      <style:table-cell-properties fo:padding="0in" fo:border="none"/>
    </style:style>
    <style:style style:name="Dictionary.F109" style:family="table-cell">
      <style:table-cell-properties fo:padding="0in" fo:border="none"/>
    </style:style>
    <style:style style:name="Dictionary.H109" style:family="table-cell">
      <style:table-cell-properties fo:padding="0in" fo:border="none"/>
    </style:style>
    <style:style style:name="Dictionary.B110" style:family="table-cell">
      <style:table-cell-properties fo:padding="0in" fo:border="none"/>
    </style:style>
    <style:style style:name="Dictionary.B111" style:family="table-cell">
      <style:table-cell-properties fo:padding="0in" fo:border="none"/>
    </style:style>
    <style:style style:name="Dictionary.D111" style:family="table-cell">
      <style:table-cell-properties fo:padding="0in" fo:border="none"/>
    </style:style>
    <style:style style:name="Dictionary.F111" style:family="table-cell">
      <style:table-cell-properties fo:padding="0in" fo:border="none"/>
    </style:style>
    <style:style style:name="Dictionary.H111" style:family="table-cell">
      <style:table-cell-properties fo:padding="0in" fo:border="none"/>
    </style:style>
    <style:style style:name="Dictionary.B112" style:family="table-cell">
      <style:table-cell-properties fo:padding="0in" fo:border="none"/>
    </style:style>
    <style:style style:name="Dictionary.E112" style:family="table-cell">
      <style:table-cell-properties fo:padding="0in" fo:border="none"/>
    </style:style>
    <style:style style:name="Dictionary.I112" style:family="table-cell">
      <style:table-cell-properties fo:padding="0in" fo:border="none"/>
    </style:style>
    <style:style style:name="Dictionary.B113" style:family="table-cell">
      <style:table-cell-properties fo:padding="0in" fo:border="none"/>
    </style:style>
    <style:style style:name="Dictionary.D113" style:family="table-cell">
      <style:table-cell-properties fo:padding="0in" fo:border="none"/>
    </style:style>
    <style:style style:name="Dictionary.F113" style:family="table-cell">
      <style:table-cell-properties fo:padding="0in" fo:border="none"/>
    </style:style>
    <style:style style:name="Dictionary.H113" style:family="table-cell">
      <style:table-cell-properties fo:padding="0in" fo:border="none"/>
    </style:style>
    <style:style style:name="Dictionary.B114" style:family="table-cell">
      <style:table-cell-properties fo:padding="0in" fo:border="none"/>
    </style:style>
    <style:style style:name="Dictionary.G114" style:family="table-cell">
      <style:table-cell-properties fo:padding="0in" fo:border="none"/>
    </style:style>
    <style:style style:name="Dictionary.B115" style:family="table-cell">
      <style:table-cell-properties fo:padding="0in" fo:border="none"/>
    </style:style>
    <style:style style:name="Dictionary.D115" style:family="table-cell">
      <style:table-cell-properties fo:padding="0in" fo:border="none"/>
    </style:style>
    <style:style style:name="Dictionary.F115" style:family="table-cell">
      <style:table-cell-properties fo:padding="0in" fo:border="none"/>
    </style:style>
    <style:style style:name="Dictionary.H115" style:family="table-cell">
      <style:table-cell-properties fo:padding="0in" fo:border="none"/>
    </style:style>
    <style:style style:name="Dictionary.B116" style:family="table-cell">
      <style:table-cell-properties fo:padding="0in" fo:border="none"/>
    </style:style>
    <style:style style:name="Dictionary.G116" style:family="table-cell">
      <style:table-cell-properties fo:padding="0in" fo:border="none"/>
    </style:style>
    <style:style style:name="Dictionary.B117" style:family="table-cell">
      <style:table-cell-properties fo:padding="0in" fo:border="none"/>
    </style:style>
    <style:style style:name="Dictionary.D117" style:family="table-cell">
      <style:table-cell-properties fo:padding="0in" fo:border="none"/>
    </style:style>
    <style:style style:name="Dictionary.F117" style:family="table-cell">
      <style:table-cell-properties fo:padding="0in" fo:border="none"/>
    </style:style>
    <style:style style:name="Dictionary.H117" style:family="table-cell">
      <style:table-cell-properties fo:padding="0in" fo:border="none"/>
    </style:style>
    <style:style style:name="Dictionary.B118" style:family="table-cell">
      <style:table-cell-properties fo:padding="0in" fo:border="none"/>
    </style:style>
    <style:style style:name="Dictionary.G118" style:family="table-cell">
      <style:table-cell-properties fo:padding="0in" fo:border="none"/>
    </style:style>
    <style:style style:name="Dictionary.B119" style:family="table-cell">
      <style:table-cell-properties fo:padding="0in" fo:border="none"/>
    </style:style>
    <style:style style:name="Dictionary.D119" style:family="table-cell">
      <style:table-cell-properties fo:padding="0in" fo:border="none"/>
    </style:style>
    <style:style style:name="Dictionary.F119" style:family="table-cell">
      <style:table-cell-properties fo:padding="0in" fo:border="none"/>
    </style:style>
    <style:style style:name="Dictionary.H119" style:family="table-cell">
      <style:table-cell-properties fo:padding="0in" fo:border="none"/>
    </style:style>
    <style:style style:name="Dictionary.B120" style:family="table-cell">
      <style:table-cell-properties fo:padding="0in" fo:border="none"/>
    </style:style>
    <style:style style:name="Dictionary.G120" style:family="table-cell">
      <style:table-cell-properties fo:padding="0in" fo:border="none"/>
    </style:style>
    <style:style style:name="Dictionary.B121" style:family="table-cell">
      <style:table-cell-properties fo:padding="0in" fo:border="none"/>
    </style:style>
    <style:style style:name="Dictionary.D121" style:family="table-cell">
      <style:table-cell-properties fo:padding="0in" fo:border="none"/>
    </style:style>
    <style:style style:name="Dictionary.F121" style:family="table-cell">
      <style:table-cell-properties fo:padding="0in" fo:border="none"/>
    </style:style>
    <style:style style:name="Dictionary.H121" style:family="table-cell">
      <style:table-cell-properties fo:padding="0in" fo:border="none"/>
    </style:style>
    <style:style style:name="Dictionary.B122" style:family="table-cell">
      <style:table-cell-properties fo:padding="0in" fo:border="none"/>
    </style:style>
    <style:style style:name="Dictionary.B123" style:family="table-cell">
      <style:table-cell-properties fo:padding="0in" fo:border="none"/>
    </style:style>
    <style:style style:name="Dictionary.D123" style:family="table-cell">
      <style:table-cell-properties fo:padding="0in" fo:border="none"/>
    </style:style>
    <style:style style:name="Dictionary.F123" style:family="table-cell">
      <style:table-cell-properties fo:padding="0in" fo:border="none"/>
    </style:style>
    <style:style style:name="Dictionary.H123" style:family="table-cell">
      <style:table-cell-properties fo:padding="0in" fo:border="none"/>
    </style:style>
    <style:style style:name="Dictionary.B124" style:family="table-cell">
      <style:table-cell-properties fo:padding="0in" fo:border="none"/>
    </style:style>
    <style:style style:name="Dictionary.B125" style:family="table-cell">
      <style:table-cell-properties fo:padding="0in" fo:border="none"/>
    </style:style>
    <style:style style:name="Dictionary.D125" style:family="table-cell">
      <style:table-cell-properties fo:padding="0in" fo:border="none"/>
    </style:style>
    <style:style style:name="Dictionary.F125" style:family="table-cell">
      <style:table-cell-properties fo:padding="0in" fo:border="none"/>
    </style:style>
    <style:style style:name="Dictionary.H125" style:family="table-cell">
      <style:table-cell-properties fo:padding="0in" fo:border="none"/>
    </style:style>
    <style:style style:name="Dictionary.B126" style:family="table-cell">
      <style:table-cell-properties fo:padding="0in" fo:border="none"/>
    </style:style>
    <style:style style:name="Dictionary.G126" style:family="table-cell">
      <style:table-cell-properties fo:padding="0in" fo:border="none"/>
    </style:style>
    <style:style style:name="Dictionary.B127" style:family="table-cell">
      <style:table-cell-properties fo:padding="0in" fo:border="none"/>
    </style:style>
    <style:style style:name="Dictionary.D127" style:family="table-cell">
      <style:table-cell-properties fo:padding="0in" fo:border="none"/>
    </style:style>
    <style:style style:name="Dictionary.F127" style:family="table-cell">
      <style:table-cell-properties fo:padding="0in" fo:border="none"/>
    </style:style>
    <style:style style:name="Dictionary.H127" style:family="table-cell">
      <style:table-cell-properties fo:padding="0in" fo:border="none"/>
    </style:style>
    <style:style style:name="Dictionary.B128" style:family="table-cell">
      <style:table-cell-properties fo:padding="0in" fo:border="none"/>
    </style:style>
    <style:style style:name="Dictionary.G128" style:family="table-cell">
      <style:table-cell-properties fo:padding="0in" fo:border="none"/>
    </style:style>
    <style:style style:name="Dictionary.B129" style:family="table-cell">
      <style:table-cell-properties fo:padding="0in" fo:border="none"/>
    </style:style>
    <style:style style:name="Dictionary.D129" style:family="table-cell">
      <style:table-cell-properties fo:padding="0in" fo:border="none"/>
    </style:style>
    <style:style style:name="Dictionary.F129" style:family="table-cell">
      <style:table-cell-properties fo:padding="0in" fo:border="none"/>
    </style:style>
    <style:style style:name="Dictionary.H129" style:family="table-cell">
      <style:table-cell-properties fo:padding="0in" fo:border="none"/>
    </style:style>
    <style:style style:name="Dictionary.B130" style:family="table-cell">
      <style:table-cell-properties fo:padding="0in" fo:border="none"/>
    </style:style>
    <style:style style:name="Dictionary.G130" style:family="table-cell">
      <style:table-cell-properties fo:padding="0in" fo:border="none"/>
    </style:style>
    <style:style style:name="Dictionary.B131" style:family="table-cell">
      <style:table-cell-properties fo:padding="0in" fo:border="none"/>
    </style:style>
    <style:style style:name="Dictionary.D131" style:family="table-cell">
      <style:table-cell-properties fo:padding="0in" fo:border="none"/>
    </style:style>
    <style:style style:name="Dictionary.F131" style:family="table-cell">
      <style:table-cell-properties fo:padding="0in" fo:border="none"/>
    </style:style>
    <style:style style:name="Dictionary.H131" style:family="table-cell">
      <style:table-cell-properties fo:padding="0in" fo:border="none"/>
    </style:style>
    <style:style style:name="Dictionary.B132" style:family="table-cell">
      <style:table-cell-properties fo:padding="0in" fo:border="none"/>
    </style:style>
    <style:style style:name="Dictionary.G132" style:family="table-cell">
      <style:table-cell-properties fo:padding="0in" fo:border="none"/>
    </style:style>
    <style:style style:name="Dictionary.B133" style:family="table-cell">
      <style:table-cell-properties fo:padding="0in" fo:border="none"/>
    </style:style>
    <style:style style:name="Dictionary.D133" style:family="table-cell">
      <style:table-cell-properties fo:padding="0in" fo:border="none"/>
    </style:style>
    <style:style style:name="Dictionary.F133" style:family="table-cell">
      <style:table-cell-properties fo:padding="0in" fo:border="none"/>
    </style:style>
    <style:style style:name="Dictionary.H133" style:family="table-cell">
      <style:table-cell-properties fo:padding="0in" fo:border="none"/>
    </style:style>
    <style:style style:name="Dictionary.B134" style:family="table-cell">
      <style:table-cell-properties fo:padding="0in" fo:border="none"/>
    </style:style>
    <style:style style:name="Dictionary.G134" style:family="table-cell">
      <style:table-cell-properties fo:padding="0in" fo:border="none"/>
    </style:style>
    <style:style style:name="Dictionary.B135" style:family="table-cell">
      <style:table-cell-properties fo:padding="0in" fo:border="none"/>
    </style:style>
    <style:style style:name="Dictionary.D135" style:family="table-cell">
      <style:table-cell-properties fo:padding="0in" fo:border="none"/>
    </style:style>
    <style:style style:name="Dictionary.F135" style:family="table-cell">
      <style:table-cell-properties fo:padding="0in" fo:border="none"/>
    </style:style>
    <style:style style:name="Dictionary.H135" style:family="table-cell">
      <style:table-cell-properties fo:padding="0in" fo:border="none"/>
    </style:style>
    <style:style style:name="Dictionary.B136" style:family="table-cell">
      <style:table-cell-properties fo:padding="0in" fo:border="none"/>
    </style:style>
    <style:style style:name="Dictionary.G136" style:family="table-cell">
      <style:table-cell-properties fo:padding="0in" fo:border="none"/>
    </style:style>
    <style:style style:name="Dictionary.B137" style:family="table-cell">
      <style:table-cell-properties fo:padding="0in" fo:border="none"/>
    </style:style>
    <style:style style:name="Dictionary.D137" style:family="table-cell">
      <style:table-cell-properties fo:padding="0in" fo:border="none"/>
    </style:style>
    <style:style style:name="Dictionary.F137" style:family="table-cell">
      <style:table-cell-properties fo:padding="0in" fo:border="none"/>
    </style:style>
    <style:style style:name="Dictionary.H137" style:family="table-cell">
      <style:table-cell-properties fo:padding="0in" fo:border="none"/>
    </style:style>
    <style:style style:name="Dictionary.B138" style:family="table-cell">
      <style:table-cell-properties fo:padding="0in" fo:border="none"/>
    </style:style>
    <style:style style:name="Dictionary.B139" style:family="table-cell">
      <style:table-cell-properties fo:padding="0in" fo:border="none"/>
    </style:style>
    <style:style style:name="Dictionary.D139" style:family="table-cell">
      <style:table-cell-properties fo:padding="0in" fo:border="none"/>
    </style:style>
    <style:style style:name="Dictionary.F139" style:family="table-cell">
      <style:table-cell-properties fo:padding="0in" fo:border="none"/>
    </style:style>
    <style:style style:name="Dictionary.H139" style:family="table-cell">
      <style:table-cell-properties fo:padding="0in" fo:border="none"/>
    </style:style>
    <style:style style:name="Dictionary.B140" style:family="table-cell">
      <style:table-cell-properties fo:padding="0in" fo:border="none"/>
    </style:style>
    <style:style style:name="Dictionary.G140" style:family="table-cell">
      <style:table-cell-properties fo:padding="0in" fo:border="none"/>
    </style:style>
    <style:style style:name="Dictionary.B141" style:family="table-cell">
      <style:table-cell-properties fo:padding="0in" fo:border="none"/>
    </style:style>
    <style:style style:name="Dictionary.D141" style:family="table-cell">
      <style:table-cell-properties fo:padding="0in" fo:border="none"/>
    </style:style>
    <style:style style:name="Dictionary.F141" style:family="table-cell">
      <style:table-cell-properties fo:padding="0in" fo:border="none"/>
    </style:style>
    <style:style style:name="Dictionary.H141" style:family="table-cell">
      <style:table-cell-properties fo:padding="0in" fo:border="none"/>
    </style:style>
    <style:style style:name="Dictionary.B142" style:family="table-cell">
      <style:table-cell-properties fo:padding="0in" fo:border="none"/>
    </style:style>
    <style:style style:name="Dictionary.G142" style:family="table-cell">
      <style:table-cell-properties fo:padding="0in" fo:border="none"/>
    </style:style>
    <style:style style:name="Dictionary.B143" style:family="table-cell">
      <style:table-cell-properties fo:padding="0in" fo:border="none"/>
    </style:style>
    <style:style style:name="Dictionary.D143" style:family="table-cell">
      <style:table-cell-properties fo:padding="0in" fo:border="none"/>
    </style:style>
    <style:style style:name="Dictionary.F143" style:family="table-cell">
      <style:table-cell-properties fo:padding="0in" fo:border="none"/>
    </style:style>
    <style:style style:name="Dictionary.H143" style:family="table-cell">
      <style:table-cell-properties fo:padding="0in" fo:border="none"/>
    </style:style>
    <style:style style:name="Dictionary.B144" style:family="table-cell">
      <style:table-cell-properties fo:padding="0in" fo:border="none"/>
    </style:style>
    <style:style style:name="Dictionary.G144" style:family="table-cell">
      <style:table-cell-properties fo:padding="0in" fo:border="none"/>
    </style:style>
    <style:style style:name="Dictionary.B145" style:family="table-cell">
      <style:table-cell-properties fo:padding="0in" fo:border="none"/>
    </style:style>
    <style:style style:name="Dictionary.D145" style:family="table-cell">
      <style:table-cell-properties fo:padding="0in" fo:border="none"/>
    </style:style>
    <style:style style:name="Dictionary.F145" style:family="table-cell">
      <style:table-cell-properties fo:padding="0in" fo:border="none"/>
    </style:style>
    <style:style style:name="Dictionary.H145" style:family="table-cell">
      <style:table-cell-properties fo:padding="0in" fo:border="none"/>
    </style:style>
    <style:style style:name="Dictionary.B146" style:family="table-cell">
      <style:table-cell-properties fo:padding="0in" fo:border="none"/>
    </style:style>
    <style:style style:name="Dictionary.B147" style:family="table-cell">
      <style:table-cell-properties fo:padding="0in" fo:border="none"/>
    </style:style>
    <style:style style:name="Dictionary.D147" style:family="table-cell">
      <style:table-cell-properties fo:padding="0in" fo:border="none"/>
    </style:style>
    <style:style style:name="Dictionary.F147" style:family="table-cell">
      <style:table-cell-properties fo:padding="0in" fo:border="none"/>
    </style:style>
    <style:style style:name="Dictionary.H147" style:family="table-cell">
      <style:table-cell-properties fo:padding="0in" fo:border="none"/>
    </style:style>
    <style:style style:name="Dictionary.B148" style:family="table-cell">
      <style:table-cell-properties fo:padding="0in" fo:border="none"/>
    </style:style>
    <style:style style:name="Dictionary.G148" style:family="table-cell">
      <style:table-cell-properties fo:padding="0in" fo:border="none"/>
    </style:style>
    <style:style style:name="Dictionary.B149" style:family="table-cell">
      <style:table-cell-properties fo:padding="0in" fo:border="none"/>
    </style:style>
    <style:style style:name="Dictionary.D149" style:family="table-cell">
      <style:table-cell-properties fo:padding="0in" fo:border="none"/>
    </style:style>
    <style:style style:name="Dictionary.F149" style:family="table-cell">
      <style:table-cell-properties fo:padding="0in" fo:border="none"/>
    </style:style>
    <style:style style:name="Dictionary.H149" style:family="table-cell">
      <style:table-cell-properties fo:padding="0in" fo:border="none"/>
    </style:style>
    <style:style style:name="Dictionary.B150" style:family="table-cell">
      <style:table-cell-properties fo:padding="0in" fo:border="none"/>
    </style:style>
    <style:style style:name="Dictionary.G150" style:family="table-cell">
      <style:table-cell-properties fo:padding="0in" fo:border="none"/>
    </style:style>
    <style:style style:name="Dictionary.B151" style:family="table-cell">
      <style:table-cell-properties fo:padding="0in" fo:border="none"/>
    </style:style>
    <style:style style:name="Dictionary.D151" style:family="table-cell">
      <style:table-cell-properties fo:padding="0in" fo:border="none"/>
    </style:style>
    <style:style style:name="Dictionary.F151" style:family="table-cell">
      <style:table-cell-properties fo:padding="0in" fo:border="none"/>
    </style:style>
    <style:style style:name="Dictionary.H151" style:family="table-cell">
      <style:table-cell-properties fo:padding="0in" fo:border="none"/>
    </style:style>
    <style:style style:name="Dictionary.B152" style:family="table-cell">
      <style:table-cell-properties fo:padding="0in" fo:border="none"/>
    </style:style>
    <style:style style:name="Dictionary.G152" style:family="table-cell">
      <style:table-cell-properties fo:padding="0in" fo:border="none"/>
    </style:style>
    <style:style style:name="Dictionary.B153" style:family="table-cell">
      <style:table-cell-properties fo:padding="0in" fo:border="none"/>
    </style:style>
    <style:style style:name="Dictionary.D153" style:family="table-cell">
      <style:table-cell-properties fo:padding="0in" fo:border="none"/>
    </style:style>
    <style:style style:name="Dictionary.F153" style:family="table-cell">
      <style:table-cell-properties fo:padding="0in" fo:border="none"/>
    </style:style>
    <style:style style:name="Dictionary.H153" style:family="table-cell">
      <style:table-cell-properties fo:padding="0in" fo:border="none"/>
    </style:style>
    <style:style style:name="Dictionary.B154" style:family="table-cell">
      <style:table-cell-properties fo:padding="0in" fo:border="none"/>
    </style:style>
    <style:style style:name="Dictionary.G154" style:family="table-cell">
      <style:table-cell-properties fo:padding="0in" fo:border="none"/>
    </style:style>
    <style:style style:name="Dictionary.B155" style:family="table-cell">
      <style:table-cell-properties fo:padding="0in" fo:border="none"/>
    </style:style>
    <style:style style:name="Dictionary.D155" style:family="table-cell">
      <style:table-cell-properties fo:padding="0in" fo:border="none"/>
    </style:style>
    <style:style style:name="Dictionary.F155" style:family="table-cell">
      <style:table-cell-properties fo:padding="0in" fo:border="none"/>
    </style:style>
    <style:style style:name="Dictionary.H155" style:family="table-cell">
      <style:table-cell-properties fo:padding="0in" fo:border="none"/>
    </style:style>
    <style:style style:name="Dictionary.B156" style:family="table-cell">
      <style:table-cell-properties fo:padding="0in" fo:border="none"/>
    </style:style>
    <style:style style:name="Dictionary.G156" style:family="table-cell">
      <style:table-cell-properties fo:padding="0in" fo:border="none"/>
    </style:style>
    <style:style style:name="Dictionary.B157" style:family="table-cell">
      <style:table-cell-properties fo:padding="0in" fo:border="none"/>
    </style:style>
    <style:style style:name="Dictionary.D157" style:family="table-cell">
      <style:table-cell-properties fo:padding="0in" fo:border="none"/>
    </style:style>
    <style:style style:name="Dictionary.F157" style:family="table-cell">
      <style:table-cell-properties fo:padding="0in" fo:border="none"/>
    </style:style>
    <style:style style:name="Dictionary.H157" style:family="table-cell">
      <style:table-cell-properties fo:padding="0in" fo:border="none"/>
    </style:style>
    <style:style style:name="Dictionary.B158" style:family="table-cell">
      <style:table-cell-properties fo:padding="0in" fo:border="none"/>
    </style:style>
    <style:style style:name="Dictionary.G158" style:family="table-cell">
      <style:table-cell-properties fo:padding="0in" fo:border="none"/>
    </style:style>
    <style:style style:name="Dictionary.B159" style:family="table-cell">
      <style:table-cell-properties fo:padding="0in" fo:border="none"/>
    </style:style>
    <style:style style:name="Dictionary.D159" style:family="table-cell">
      <style:table-cell-properties fo:padding="0in" fo:border="none"/>
    </style:style>
    <style:style style:name="Dictionary.F159" style:family="table-cell">
      <style:table-cell-properties fo:padding="0in" fo:border="none"/>
    </style:style>
    <style:style style:name="Dictionary.H159" style:family="table-cell">
      <style:table-cell-properties fo:padding="0in" fo:border="none"/>
    </style:style>
    <style:style style:name="Dictionary.B160" style:family="table-cell">
      <style:table-cell-properties fo:padding="0in" fo:border="none"/>
    </style:style>
    <style:style style:name="Dictionary.B161" style:family="table-cell">
      <style:table-cell-properties fo:padding="0in" fo:border="none"/>
    </style:style>
    <style:style style:name="Dictionary.D161" style:family="table-cell">
      <style:table-cell-properties fo:padding="0in" fo:border="none"/>
    </style:style>
    <style:style style:name="Dictionary.F161" style:family="table-cell">
      <style:table-cell-properties fo:padding="0in" fo:border="none"/>
    </style:style>
    <style:style style:name="Dictionary.H161" style:family="table-cell">
      <style:table-cell-properties fo:padding="0in" fo:border="none"/>
    </style:style>
    <style:style style:name="Dictionary.B162" style:family="table-cell">
      <style:table-cell-properties fo:padding="0in" fo:border="none"/>
    </style:style>
    <style:style style:name="Dictionary.G162" style:family="table-cell">
      <style:table-cell-properties fo:padding="0in" fo:border="none"/>
    </style:style>
    <style:style style:name="Dictionary.B163" style:family="table-cell">
      <style:table-cell-properties fo:padding="0in" fo:border="none"/>
    </style:style>
    <style:style style:name="Dictionary.D163" style:family="table-cell">
      <style:table-cell-properties fo:padding="0in" fo:border="none"/>
    </style:style>
    <style:style style:name="Dictionary.F163" style:family="table-cell">
      <style:table-cell-properties fo:padding="0in" fo:border="none"/>
    </style:style>
    <style:style style:name="Dictionary.H163" style:family="table-cell">
      <style:table-cell-properties fo:padding="0in" fo:border="none"/>
    </style:style>
    <style:style style:name="Dictionary.B164" style:family="table-cell">
      <style:table-cell-properties fo:padding="0in" fo:border="none"/>
    </style:style>
    <style:style style:name="Dictionary.G164" style:family="table-cell">
      <style:table-cell-properties fo:padding="0in" fo:border="none"/>
    </style:style>
    <style:style style:name="Dictionary.B165" style:family="table-cell">
      <style:table-cell-properties fo:padding="0in" fo:border="none"/>
    </style:style>
    <style:style style:name="Dictionary.D165" style:family="table-cell">
      <style:table-cell-properties fo:padding="0in" fo:border="none"/>
    </style:style>
    <style:style style:name="Dictionary.F165" style:family="table-cell">
      <style:table-cell-properties fo:padding="0in" fo:border="none"/>
    </style:style>
    <style:style style:name="Dictionary.H165" style:family="table-cell">
      <style:table-cell-properties fo:padding="0in" fo:border="none"/>
    </style:style>
    <style:style style:name="Dictionary.B166" style:family="table-cell">
      <style:table-cell-properties fo:padding="0in" fo:border="none"/>
    </style:style>
    <style:style style:name="Dictionary.G166" style:family="table-cell">
      <style:table-cell-properties fo:padding="0in" fo:border="none"/>
    </style:style>
    <style:style style:name="Dictionary.B167" style:family="table-cell">
      <style:table-cell-properties fo:padding="0in" fo:border="none"/>
    </style:style>
    <style:style style:name="Dictionary.D167" style:family="table-cell">
      <style:table-cell-properties fo:padding="0in" fo:border="none"/>
    </style:style>
    <style:style style:name="Dictionary.F167" style:family="table-cell">
      <style:table-cell-properties fo:padding="0in" fo:border="none"/>
    </style:style>
    <style:style style:name="Dictionary.H167" style:family="table-cell">
      <style:table-cell-properties fo:padding="0in" fo:border="none"/>
    </style:style>
    <style:style style:name="Dictionary.B168" style:family="table-cell">
      <style:table-cell-properties fo:padding="0in" fo:border="none"/>
    </style:style>
    <style:style style:name="Dictionary.G168" style:family="table-cell">
      <style:table-cell-properties fo:padding="0in" fo:border="none"/>
    </style:style>
    <style:style style:name="Dictionary.B169" style:family="table-cell">
      <style:table-cell-properties fo:padding="0in" fo:border="none"/>
    </style:style>
    <style:style style:name="Dictionary.D169" style:family="table-cell">
      <style:table-cell-properties fo:padding="0in" fo:border="none"/>
    </style:style>
    <style:style style:name="Dictionary.F169" style:family="table-cell">
      <style:table-cell-properties fo:padding="0in" fo:border="none"/>
    </style:style>
    <style:style style:name="Dictionary.H169" style:family="table-cell">
      <style:table-cell-properties fo:padding="0in" fo:border="none"/>
    </style:style>
    <style:style style:name="Dictionary.B170" style:family="table-cell">
      <style:table-cell-properties fo:padding="0in" fo:border="none"/>
    </style:style>
    <style:style style:name="Dictionary.G170" style:family="table-cell">
      <style:table-cell-properties fo:padding="0in" fo:border="none"/>
    </style:style>
    <style:style style:name="Dictionary.B171" style:family="table-cell">
      <style:table-cell-properties fo:padding="0in" fo:border="none"/>
    </style:style>
    <style:style style:name="Dictionary.D171" style:family="table-cell">
      <style:table-cell-properties fo:padding="0in" fo:border="none"/>
    </style:style>
    <style:style style:name="Dictionary.F171" style:family="table-cell">
      <style:table-cell-properties fo:padding="0in" fo:border="none"/>
    </style:style>
    <style:style style:name="Dictionary.H171" style:family="table-cell">
      <style:table-cell-properties fo:padding="0in" fo:border="none"/>
    </style:style>
    <style:style style:name="Dictionary.B172" style:family="table-cell">
      <style:table-cell-properties fo:padding="0in" fo:border="none"/>
    </style:style>
    <style:style style:name="Dictionary.G172" style:family="table-cell">
      <style:table-cell-properties fo:padding="0in" fo:border="none"/>
    </style:style>
    <style:style style:name="Dictionary.B173" style:family="table-cell">
      <style:table-cell-properties fo:padding="0in" fo:border="none"/>
    </style:style>
    <style:style style:name="Dictionary.D173" style:family="table-cell">
      <style:table-cell-properties fo:padding="0in" fo:border="none"/>
    </style:style>
    <style:style style:name="Dictionary.F173" style:family="table-cell">
      <style:table-cell-properties fo:padding="0in" fo:border="none"/>
    </style:style>
    <style:style style:name="Dictionary.H173" style:family="table-cell">
      <style:table-cell-properties fo:padding="0in" fo:border="none"/>
    </style:style>
    <style:style style:name="Dictionary.B174" style:family="table-cell">
      <style:table-cell-properties fo:padding="0in" fo:border="none"/>
    </style:style>
    <style:style style:name="Dictionary.G174" style:family="table-cell">
      <style:table-cell-properties fo:padding="0in" fo:border="none"/>
    </style:style>
    <style:style style:name="Dictionary.B175" style:family="table-cell">
      <style:table-cell-properties fo:padding="0in" fo:border="none"/>
    </style:style>
    <style:style style:name="Dictionary.D175" style:family="table-cell">
      <style:table-cell-properties fo:padding="0in" fo:border="none"/>
    </style:style>
    <style:style style:name="Dictionary.F175" style:family="table-cell">
      <style:table-cell-properties fo:padding="0in" fo:border="none"/>
    </style:style>
    <style:style style:name="Dictionary.H175" style:family="table-cell">
      <style:table-cell-properties fo:padding="0in" fo:border="none"/>
    </style:style>
    <style:style style:name="Dictionary.B176" style:family="table-cell">
      <style:table-cell-properties fo:padding="0in" fo:border="none"/>
    </style:style>
    <style:style style:name="Dictionary.G176" style:family="table-cell">
      <style:table-cell-properties fo:padding="0in" fo:border="none"/>
    </style:style>
    <style:style style:name="Dictionary.B177" style:family="table-cell">
      <style:table-cell-properties fo:padding="0in" fo:border="none"/>
    </style:style>
    <style:style style:name="Dictionary.D177" style:family="table-cell">
      <style:table-cell-properties fo:padding="0in" fo:border="none"/>
    </style:style>
    <style:style style:name="Dictionary.F177" style:family="table-cell">
      <style:table-cell-properties fo:padding="0in" fo:border="none"/>
    </style:style>
    <style:style style:name="Dictionary.H177" style:family="table-cell">
      <style:table-cell-properties fo:padding="0in" fo:border="none"/>
    </style:style>
    <style:style style:name="Dictionary.B178" style:family="table-cell">
      <style:table-cell-properties fo:padding="0in" fo:border="none"/>
    </style:style>
    <style:style style:name="Dictionary.B179" style:family="table-cell">
      <style:table-cell-properties fo:padding="0in" fo:border="none"/>
    </style:style>
    <style:style style:name="Dictionary.D179" style:family="table-cell">
      <style:table-cell-properties fo:padding="0in" fo:border="none"/>
    </style:style>
    <style:style style:name="Dictionary.F179" style:family="table-cell">
      <style:table-cell-properties fo:padding="0in" fo:border="none"/>
    </style:style>
    <style:style style:name="Dictionary.H179" style:family="table-cell">
      <style:table-cell-properties fo:padding="0in" fo:border="none"/>
    </style:style>
    <style:style style:name="Dictionary.B180" style:family="table-cell">
      <style:table-cell-properties fo:padding="0in" fo:border="none"/>
    </style:style>
    <style:style style:name="Dictionary.B181" style:family="table-cell">
      <style:table-cell-properties fo:padding="0in" fo:border="none"/>
    </style:style>
    <style:style style:name="Dictionary.D181" style:family="table-cell">
      <style:table-cell-properties fo:padding="0in" fo:border="none"/>
    </style:style>
    <style:style style:name="Dictionary.F181" style:family="table-cell">
      <style:table-cell-properties fo:padding="0in" fo:border="none"/>
    </style:style>
    <style:style style:name="Dictionary.H181" style:family="table-cell">
      <style:table-cell-properties fo:padding="0in" fo:border="none"/>
    </style:style>
    <style:style style:name="Dictionary.B182" style:family="table-cell">
      <style:table-cell-properties fo:padding="0in" fo:border="none"/>
    </style:style>
    <style:style style:name="Dictionary.G182" style:family="table-cell">
      <style:table-cell-properties fo:padding="0in" fo:border="none"/>
    </style:style>
    <style:style style:name="Dictionary.B183" style:family="table-cell">
      <style:table-cell-properties fo:padding="0in" fo:border="none"/>
    </style:style>
    <style:style style:name="Dictionary.D183" style:family="table-cell">
      <style:table-cell-properties fo:padding="0in" fo:border="none"/>
    </style:style>
    <style:style style:name="Dictionary.F183" style:family="table-cell">
      <style:table-cell-properties fo:padding="0in" fo:border="none"/>
    </style:style>
    <style:style style:name="Dictionary.H183" style:family="table-cell">
      <style:table-cell-properties fo:padding="0in" fo:border="none"/>
    </style:style>
    <style:style style:name="Dictionary.B184" style:family="table-cell">
      <style:table-cell-properties fo:padding="0in" fo:border="none"/>
    </style:style>
    <style:style style:name="Dictionary.G184" style:family="table-cell">
      <style:table-cell-properties fo:padding="0in" fo:border="none"/>
    </style:style>
    <style:style style:name="Dictionary.B185" style:family="table-cell">
      <style:table-cell-properties fo:padding="0in" fo:border="none"/>
    </style:style>
    <style:style style:name="Dictionary.D185" style:family="table-cell">
      <style:table-cell-properties fo:padding="0in" fo:border="none"/>
    </style:style>
    <style:style style:name="Dictionary.F185" style:family="table-cell">
      <style:table-cell-properties fo:padding="0in" fo:border="none"/>
    </style:style>
    <style:style style:name="Dictionary.H185" style:family="table-cell">
      <style:table-cell-properties fo:padding="0in" fo:border="none"/>
    </style:style>
    <style:style style:name="Dictionary.B186" style:family="table-cell">
      <style:table-cell-properties fo:padding="0in" fo:border="none"/>
    </style:style>
    <style:style style:name="Dictionary.B187" style:family="table-cell">
      <style:table-cell-properties fo:padding="0in" fo:border="none"/>
    </style:style>
    <style:style style:name="Dictionary.D187" style:family="table-cell">
      <style:table-cell-properties fo:padding="0in" fo:border="none"/>
    </style:style>
    <style:style style:name="Dictionary.F187" style:family="table-cell">
      <style:table-cell-properties fo:padding="0in" fo:border="none"/>
    </style:style>
    <style:style style:name="Dictionary.H187" style:family="table-cell">
      <style:table-cell-properties fo:padding="0in" fo:border="none"/>
    </style:style>
    <style:style style:name="Dictionary.B188" style:family="table-cell">
      <style:table-cell-properties fo:padding="0in" fo:border="none"/>
    </style:style>
    <style:style style:name="Dictionary.G188" style:family="table-cell">
      <style:table-cell-properties fo:padding="0in" fo:border="none"/>
    </style:style>
    <style:style style:name="Dictionary.B189" style:family="table-cell">
      <style:table-cell-properties fo:padding="0in" fo:border="none"/>
    </style:style>
    <style:style style:name="Dictionary.D189" style:family="table-cell">
      <style:table-cell-properties fo:padding="0in" fo:border="none"/>
    </style:style>
    <style:style style:name="Dictionary.F189" style:family="table-cell">
      <style:table-cell-properties fo:padding="0in" fo:border="none"/>
    </style:style>
    <style:style style:name="Dictionary.H189" style:family="table-cell">
      <style:table-cell-properties fo:padding="0in" fo:border="none"/>
    </style:style>
    <style:style style:name="Dictionary.B190" style:family="table-cell">
      <style:table-cell-properties fo:padding="0in" fo:border="none"/>
    </style:style>
    <style:style style:name="Dictionary.G190" style:family="table-cell">
      <style:table-cell-properties fo:padding="0in" fo:border="none"/>
    </style:style>
    <style:style style:name="Dictionary.B191" style:family="table-cell">
      <style:table-cell-properties fo:padding="0in" fo:border="none"/>
    </style:style>
    <style:style style:name="Dictionary.D191" style:family="table-cell">
      <style:table-cell-properties fo:padding="0in" fo:border="none"/>
    </style:style>
    <style:style style:name="Dictionary.F191" style:family="table-cell">
      <style:table-cell-properties fo:padding="0in" fo:border="none"/>
    </style:style>
    <style:style style:name="Dictionary.H191" style:family="table-cell">
      <style:table-cell-properties fo:padding="0in" fo:border="none"/>
    </style:style>
    <style:style style:name="Dictionary.B192" style:family="table-cell">
      <style:table-cell-properties fo:padding="0in" fo:border="none"/>
    </style:style>
    <style:style style:name="Dictionary.B193" style:family="table-cell">
      <style:table-cell-properties fo:padding="0in" fo:border="none"/>
    </style:style>
    <style:style style:name="Dictionary.D193" style:family="table-cell">
      <style:table-cell-properties fo:padding="0in" fo:border="none"/>
    </style:style>
    <style:style style:name="Dictionary.F193" style:family="table-cell">
      <style:table-cell-properties fo:padding="0in" fo:border="none"/>
    </style:style>
    <style:style style:name="Dictionary.H193" style:family="table-cell">
      <style:table-cell-properties fo:padding="0in" fo:border="none"/>
    </style:style>
    <style:style style:name="Dictionary.B194" style:family="table-cell">
      <style:table-cell-properties fo:padding="0in" fo:border="none"/>
    </style:style>
    <style:style style:name="Dictionary.B195" style:family="table-cell">
      <style:table-cell-properties fo:padding="0in" fo:border="none"/>
    </style:style>
    <style:style style:name="Dictionary.D195" style:family="table-cell">
      <style:table-cell-properties fo:padding="0in" fo:border="none"/>
    </style:style>
    <style:style style:name="Dictionary.F195" style:family="table-cell">
      <style:table-cell-properties fo:padding="0in" fo:border="none"/>
    </style:style>
    <style:style style:name="Dictionary.H195" style:family="table-cell">
      <style:table-cell-properties fo:padding="0in" fo:border="none"/>
    </style:style>
    <style:style style:name="Dictionary.B196" style:family="table-cell">
      <style:table-cell-properties fo:padding="0in" fo:border="none"/>
    </style:style>
    <style:style style:name="Dictionary.B197" style:family="table-cell">
      <style:table-cell-properties fo:padding="0in" fo:border="none"/>
    </style:style>
    <style:style style:name="Dictionary.D197" style:family="table-cell">
      <style:table-cell-properties fo:padding="0in" fo:border="none"/>
    </style:style>
    <style:style style:name="Dictionary.F197" style:family="table-cell">
      <style:table-cell-properties fo:padding="0in" fo:border="none"/>
    </style:style>
    <style:style style:name="Dictionary.H197" style:family="table-cell">
      <style:table-cell-properties fo:padding="0in" fo:border="none"/>
    </style:style>
    <style:style style:name="Dictionary.B198" style:family="table-cell">
      <style:table-cell-properties fo:padding="0in" fo:border="none"/>
    </style:style>
    <style:style style:name="Dictionary.B199" style:family="table-cell">
      <style:table-cell-properties fo:padding="0in" fo:border="none"/>
    </style:style>
    <style:style style:name="Dictionary.D199" style:family="table-cell">
      <style:table-cell-properties fo:padding="0in" fo:border="none"/>
    </style:style>
    <style:style style:name="Dictionary.F199" style:family="table-cell">
      <style:table-cell-properties fo:padding="0in" fo:border="none"/>
    </style:style>
    <style:style style:name="Dictionary.H199" style:family="table-cell">
      <style:table-cell-properties fo:padding="0in" fo:border="none"/>
    </style:style>
    <style:style style:name="Dictionary.B200" style:family="table-cell">
      <style:table-cell-properties fo:padding="0in" fo:border="none"/>
    </style:style>
    <style:style style:name="Dictionary.G200" style:family="table-cell">
      <style:table-cell-properties fo:padding="0in" fo:border="none"/>
    </style:style>
    <style:style style:name="Dictionary.B201" style:family="table-cell">
      <style:table-cell-properties fo:padding="0in" fo:border="none"/>
    </style:style>
    <style:style style:name="Dictionary.D201" style:family="table-cell">
      <style:table-cell-properties fo:padding="0in" fo:border="none"/>
    </style:style>
    <style:style style:name="Dictionary.F201" style:family="table-cell">
      <style:table-cell-properties fo:padding="0in" fo:border="none"/>
    </style:style>
    <style:style style:name="Dictionary.H201" style:family="table-cell">
      <style:table-cell-properties fo:padding="0in" fo:border="none"/>
    </style:style>
    <style:style style:name="Dictionary.B202" style:family="table-cell">
      <style:table-cell-properties fo:padding="0in" fo:border="none"/>
    </style:style>
    <style:style style:name="Dictionary.B203" style:family="table-cell">
      <style:table-cell-properties fo:padding="0in" fo:border="none"/>
    </style:style>
    <style:style style:name="Dictionary.D203" style:family="table-cell">
      <style:table-cell-properties fo:padding="0in" fo:border="none"/>
    </style:style>
    <style:style style:name="Dictionary.F203" style:family="table-cell">
      <style:table-cell-properties fo:padding="0in" fo:border="none"/>
    </style:style>
    <style:style style:name="Dictionary.H203" style:family="table-cell">
      <style:table-cell-properties fo:padding="0in" fo:border="none"/>
    </style:style>
    <style:style style:name="Dictionary.B204" style:family="table-cell">
      <style:table-cell-properties fo:padding="0in" fo:border="none"/>
    </style:style>
    <style:style style:name="Dictionary.B205" style:family="table-cell">
      <style:table-cell-properties fo:padding="0in" fo:border="none"/>
    </style:style>
    <style:style style:name="Dictionary.D205" style:family="table-cell">
      <style:table-cell-properties fo:padding="0in" fo:border="none"/>
    </style:style>
    <style:style style:name="Dictionary.F205" style:family="table-cell">
      <style:table-cell-properties fo:padding="0in" fo:border="none"/>
    </style:style>
    <style:style style:name="Dictionary.H205" style:family="table-cell">
      <style:table-cell-properties fo:padding="0in" fo:border="none"/>
    </style:style>
    <style:style style:name="Dictionary.B206" style:family="table-cell">
      <style:table-cell-properties fo:padding="0in" fo:border="none"/>
    </style:style>
    <style:style style:name="Dictionary.B207" style:family="table-cell">
      <style:table-cell-properties fo:padding="0in" fo:border="none"/>
    </style:style>
    <style:style style:name="Dictionary.D207" style:family="table-cell">
      <style:table-cell-properties fo:padding="0in" fo:border="none"/>
    </style:style>
    <style:style style:name="Dictionary.F207" style:family="table-cell">
      <style:table-cell-properties fo:padding="0in" fo:border="none"/>
    </style:style>
    <style:style style:name="Dictionary.H207" style:family="table-cell">
      <style:table-cell-properties fo:padding="0in" fo:border="none"/>
    </style:style>
    <style:style style:name="Dictionary.B208" style:family="table-cell">
      <style:table-cell-properties fo:padding="0in" fo:border="none"/>
    </style:style>
    <style:style style:name="Dictionary.B209" style:family="table-cell">
      <style:table-cell-properties fo:padding="0in" fo:border="none"/>
    </style:style>
    <style:style style:name="Dictionary.D209" style:family="table-cell">
      <style:table-cell-properties fo:padding="0in" fo:border="none"/>
    </style:style>
    <style:style style:name="Dictionary.F209" style:family="table-cell">
      <style:table-cell-properties fo:padding="0in" fo:border="none"/>
    </style:style>
    <style:style style:name="Dictionary.H209" style:family="table-cell">
      <style:table-cell-properties fo:padding="0in" fo:border="none"/>
    </style:style>
    <style:style style:name="Dictionary.B210" style:family="table-cell">
      <style:table-cell-properties fo:padding="0in" fo:border="none"/>
    </style:style>
    <style:style style:name="Dictionary.G210" style:family="table-cell">
      <style:table-cell-properties fo:padding="0in" fo:border="none"/>
    </style:style>
    <style:style style:name="Dictionary.B211" style:family="table-cell">
      <style:table-cell-properties fo:padding="0in" fo:border="none"/>
    </style:style>
    <style:style style:name="Dictionary.D211" style:family="table-cell">
      <style:table-cell-properties fo:padding="0in" fo:border="none"/>
    </style:style>
    <style:style style:name="Dictionary.F211" style:family="table-cell">
      <style:table-cell-properties fo:padding="0in" fo:border="none"/>
    </style:style>
    <style:style style:name="Dictionary.H211" style:family="table-cell">
      <style:table-cell-properties fo:padding="0in" fo:border="none"/>
    </style:style>
    <style:style style:name="Dictionary.B212" style:family="table-cell">
      <style:table-cell-properties fo:padding="0in" fo:border="none"/>
    </style:style>
    <style:style style:name="Dictionary.G212" style:family="table-cell">
      <style:table-cell-properties fo:padding="0in" fo:border="none"/>
    </style:style>
    <style:style style:name="Dictionary.B213" style:family="table-cell">
      <style:table-cell-properties fo:padding="0in" fo:border="none"/>
    </style:style>
    <style:style style:name="Dictionary.D213" style:family="table-cell">
      <style:table-cell-properties fo:padding="0in" fo:border="none"/>
    </style:style>
    <style:style style:name="Dictionary.F213" style:family="table-cell">
      <style:table-cell-properties fo:padding="0in" fo:border="none"/>
    </style:style>
    <style:style style:name="Dictionary.H213" style:family="table-cell">
      <style:table-cell-properties fo:padding="0in" fo:border="none"/>
    </style:style>
    <style:style style:name="Dictionary.B214" style:family="table-cell">
      <style:table-cell-properties fo:padding="0in" fo:border="none"/>
    </style:style>
    <style:style style:name="Dictionary.G214" style:family="table-cell">
      <style:table-cell-properties fo:padding="0in" fo:border="none"/>
    </style:style>
    <style:style style:name="Dictionary.B215" style:family="table-cell">
      <style:table-cell-properties fo:padding="0in" fo:border="none"/>
    </style:style>
    <style:style style:name="Dictionary.D215" style:family="table-cell">
      <style:table-cell-properties fo:padding="0in" fo:border="none"/>
    </style:style>
    <style:style style:name="Dictionary.F215" style:family="table-cell">
      <style:table-cell-properties fo:padding="0in" fo:border="none"/>
    </style:style>
    <style:style style:name="Dictionary.H215" style:family="table-cell">
      <style:table-cell-properties fo:padding="0in" fo:border="none"/>
    </style:style>
    <style:style style:name="Dictionary.B216" style:family="table-cell">
      <style:table-cell-properties fo:padding="0in" fo:border="none"/>
    </style:style>
    <style:style style:name="Dictionary.G216" style:family="table-cell">
      <style:table-cell-properties fo:padding="0in" fo:border="none"/>
    </style:style>
    <style:style style:name="Dictionary.B217" style:family="table-cell">
      <style:table-cell-properties fo:padding="0in" fo:border="none"/>
    </style:style>
    <style:style style:name="Dictionary.D217" style:family="table-cell">
      <style:table-cell-properties fo:padding="0in" fo:border="none"/>
    </style:style>
    <style:style style:name="Dictionary.F217" style:family="table-cell">
      <style:table-cell-properties fo:padding="0in" fo:border="none"/>
    </style:style>
    <style:style style:name="Dictionary.H217" style:family="table-cell">
      <style:table-cell-properties fo:padding="0in" fo:border="none"/>
    </style:style>
    <style:style style:name="Dictionary.B218" style:family="table-cell">
      <style:table-cell-properties fo:padding="0in" fo:border="none"/>
    </style:style>
    <style:style style:name="Dictionary.G218" style:family="table-cell">
      <style:table-cell-properties fo:padding="0in" fo:border="none"/>
    </style:style>
    <style:style style:name="Dictionary.B219" style:family="table-cell">
      <style:table-cell-properties fo:padding="0in" fo:border="none"/>
    </style:style>
    <style:style style:name="Dictionary.D219" style:family="table-cell">
      <style:table-cell-properties fo:padding="0in" fo:border="none"/>
    </style:style>
    <style:style style:name="Dictionary.F219" style:family="table-cell">
      <style:table-cell-properties fo:padding="0in" fo:border="none"/>
    </style:style>
    <style:style style:name="Dictionary.H219" style:family="table-cell">
      <style:table-cell-properties fo:padding="0in" fo:border="none"/>
    </style:style>
    <style:style style:name="Dictionary.B220" style:family="table-cell">
      <style:table-cell-properties fo:padding="0in" fo:border="none"/>
    </style:style>
    <style:style style:name="Dictionary.G220" style:family="table-cell">
      <style:table-cell-properties fo:padding="0in" fo:border="none"/>
    </style:style>
    <style:style style:name="Dictionary.B221" style:family="table-cell">
      <style:table-cell-properties fo:padding="0in" fo:border="none"/>
    </style:style>
    <style:style style:name="Dictionary.D221" style:family="table-cell">
      <style:table-cell-properties fo:padding="0in" fo:border="none"/>
    </style:style>
    <style:style style:name="Dictionary.F221" style:family="table-cell">
      <style:table-cell-properties fo:padding="0in" fo:border="none"/>
    </style:style>
    <style:style style:name="Dictionary.H221" style:family="table-cell">
      <style:table-cell-properties fo:padding="0in" fo:border="none"/>
    </style:style>
    <style:style style:name="Dictionary.B222" style:family="table-cell">
      <style:table-cell-properties fo:padding="0in" fo:border="none"/>
    </style:style>
    <style:style style:name="Dictionary.G222" style:family="table-cell">
      <style:table-cell-properties fo:padding="0in" fo:border="none"/>
    </style:style>
    <style:style style:name="Dictionary.B223" style:family="table-cell">
      <style:table-cell-properties fo:padding="0in" fo:border="none"/>
    </style:style>
    <style:style style:name="Dictionary.D223" style:family="table-cell">
      <style:table-cell-properties fo:padding="0in" fo:border="none"/>
    </style:style>
    <style:style style:name="Dictionary.F223" style:family="table-cell">
      <style:table-cell-properties fo:padding="0in" fo:border="none"/>
    </style:style>
    <style:style style:name="Dictionary.H223" style:family="table-cell">
      <style:table-cell-properties fo:padding="0in" fo:border="none"/>
    </style:style>
    <style:style style:name="Dictionary.B224" style:family="table-cell">
      <style:table-cell-properties fo:padding="0in" fo:border="none"/>
    </style:style>
    <style:style style:name="Dictionary.G224" style:family="table-cell">
      <style:table-cell-properties fo:padding="0in" fo:border="none"/>
    </style:style>
    <style:style style:name="Dictionary.B225" style:family="table-cell">
      <style:table-cell-properties fo:padding="0in" fo:border="none"/>
    </style:style>
    <style:style style:name="Dictionary.D225" style:family="table-cell">
      <style:table-cell-properties fo:padding="0in" fo:border="none"/>
    </style:style>
    <style:style style:name="Dictionary.F225" style:family="table-cell">
      <style:table-cell-properties fo:padding="0in" fo:border="none"/>
    </style:style>
    <style:style style:name="Dictionary.H225" style:family="table-cell">
      <style:table-cell-properties fo:padding="0in" fo:border="none"/>
    </style:style>
    <style:style style:name="Dictionary.B226" style:family="table-cell">
      <style:table-cell-properties fo:padding="0in" fo:border="none"/>
    </style:style>
    <style:style style:name="Dictionary.G226" style:family="table-cell">
      <style:table-cell-properties fo:padding="0in" fo:border="none"/>
    </style:style>
    <style:style style:name="Dictionary.B227" style:family="table-cell">
      <style:table-cell-properties fo:padding="0in" fo:border="none"/>
    </style:style>
    <style:style style:name="Dictionary.D227" style:family="table-cell">
      <style:table-cell-properties fo:padding="0in" fo:border="none"/>
    </style:style>
    <style:style style:name="Dictionary.F227" style:family="table-cell">
      <style:table-cell-properties fo:padding="0in" fo:border="none"/>
    </style:style>
    <style:style style:name="Dictionary.H227" style:family="table-cell">
      <style:table-cell-properties fo:padding="0in" fo:border="none"/>
    </style:style>
    <style:style style:name="Dictionary.B228" style:family="table-cell">
      <style:table-cell-properties fo:padding="0in" fo:border="none"/>
    </style:style>
    <style:style style:name="Dictionary.G228" style:family="table-cell">
      <style:table-cell-properties fo:padding="0in" fo:border="none"/>
    </style:style>
    <style:style style:name="Dictionary.B229" style:family="table-cell">
      <style:table-cell-properties fo:padding="0in" fo:border="none"/>
    </style:style>
    <style:style style:name="Dictionary.D229" style:family="table-cell">
      <style:table-cell-properties fo:padding="0in" fo:border="none"/>
    </style:style>
    <style:style style:name="Dictionary.F229" style:family="table-cell">
      <style:table-cell-properties fo:padding="0in" fo:border="none"/>
    </style:style>
    <style:style style:name="Dictionary.H229" style:family="table-cell">
      <style:table-cell-properties fo:padding="0in" fo:border="none"/>
    </style:style>
    <style:style style:name="Dictionary.B230" style:family="table-cell">
      <style:table-cell-properties fo:padding="0in" fo:border="none"/>
    </style:style>
    <style:style style:name="Dictionary.G230" style:family="table-cell">
      <style:table-cell-properties fo:padding="0in" fo:border="none"/>
    </style:style>
    <style:style style:name="Dictionary.B231" style:family="table-cell">
      <style:table-cell-properties fo:padding="0in" fo:border="none"/>
    </style:style>
    <style:style style:name="Dictionary.D231" style:family="table-cell">
      <style:table-cell-properties fo:padding="0in" fo:border="none"/>
    </style:style>
    <style:style style:name="Dictionary.F231" style:family="table-cell">
      <style:table-cell-properties fo:padding="0in" fo:border="none"/>
    </style:style>
    <style:style style:name="Dictionary.H231" style:family="table-cell">
      <style:table-cell-properties fo:padding="0in" fo:border="none"/>
    </style:style>
    <style:style style:name="Dictionary.B232" style:family="table-cell">
      <style:table-cell-properties fo:padding="0in" fo:border="none"/>
    </style:style>
    <style:style style:name="Dictionary.G232" style:family="table-cell">
      <style:table-cell-properties fo:padding="0in" fo:border="none"/>
    </style:style>
    <style:style style:name="Dictionary.B233" style:family="table-cell">
      <style:table-cell-properties fo:padding="0in" fo:border="none"/>
    </style:style>
    <style:style style:name="Dictionary.D233" style:family="table-cell">
      <style:table-cell-properties fo:padding="0in" fo:border="none"/>
    </style:style>
    <style:style style:name="Dictionary.F233" style:family="table-cell">
      <style:table-cell-properties fo:padding="0in" fo:border="none"/>
    </style:style>
    <style:style style:name="Dictionary.H233" style:family="table-cell">
      <style:table-cell-properties fo:padding="0in" fo:border="none"/>
    </style:style>
    <style:style style:name="Dictionary.B234" style:family="table-cell">
      <style:table-cell-properties fo:padding="0in" fo:border="none"/>
    </style:style>
    <style:style style:name="Dictionary.G234" style:family="table-cell">
      <style:table-cell-properties fo:padding="0in" fo:border="none"/>
    </style:style>
    <style:style style:name="Dictionary.B235" style:family="table-cell">
      <style:table-cell-properties fo:padding="0in" fo:border="none"/>
    </style:style>
    <style:style style:name="Dictionary.D235" style:family="table-cell">
      <style:table-cell-properties fo:padding="0in" fo:border="none"/>
    </style:style>
    <style:style style:name="Dictionary.F235" style:family="table-cell">
      <style:table-cell-properties fo:padding="0in" fo:border="none"/>
    </style:style>
    <style:style style:name="Dictionary.H235" style:family="table-cell">
      <style:table-cell-properties fo:padding="0in" fo:border="none"/>
    </style:style>
    <style:style style:name="Dictionary.B236" style:family="table-cell">
      <style:table-cell-properties fo:padding="0in" fo:border="none"/>
    </style:style>
    <style:style style:name="Dictionary.G236" style:family="table-cell">
      <style:table-cell-properties fo:padding="0in" fo:border="none"/>
    </style:style>
    <style:style style:name="Dictionary.B237" style:family="table-cell">
      <style:table-cell-properties fo:padding="0in" fo:border="none"/>
    </style:style>
    <style:style style:name="Dictionary.D237" style:family="table-cell">
      <style:table-cell-properties fo:padding="0in" fo:border="none"/>
    </style:style>
    <style:style style:name="Dictionary.F237" style:family="table-cell">
      <style:table-cell-properties fo:padding="0in" fo:border="none"/>
    </style:style>
    <style:style style:name="Dictionary.H237" style:family="table-cell">
      <style:table-cell-properties fo:padding="0in" fo:border="none"/>
    </style:style>
    <style:style style:name="Dictionary.B238" style:family="table-cell">
      <style:table-cell-properties fo:padding="0in" fo:border="none"/>
    </style:style>
    <style:style style:name="Dictionary.G238" style:family="table-cell">
      <style:table-cell-properties fo:padding="0in" fo:border="none"/>
    </style:style>
    <style:style style:name="Dictionary.B239" style:family="table-cell">
      <style:table-cell-properties fo:padding="0in" fo:border="none"/>
    </style:style>
    <style:style style:name="Dictionary.D239" style:family="table-cell">
      <style:table-cell-properties fo:padding="0in" fo:border="none"/>
    </style:style>
    <style:style style:name="Dictionary.F239" style:family="table-cell">
      <style:table-cell-properties fo:padding="0in" fo:border="none"/>
    </style:style>
    <style:style style:name="Dictionary.H239" style:family="table-cell">
      <style:table-cell-properties fo:padding="0in" fo:border="none"/>
    </style:style>
    <style:style style:name="Dictionary.B240" style:family="table-cell">
      <style:table-cell-properties fo:padding="0in" fo:border="none"/>
    </style:style>
    <style:style style:name="Dictionary.G240" style:family="table-cell">
      <style:table-cell-properties fo:padding="0in" fo:border="none"/>
    </style:style>
    <style:style style:name="Dictionary.B241" style:family="table-cell">
      <style:table-cell-properties fo:padding="0in" fo:border="none"/>
    </style:style>
    <style:style style:name="Dictionary.D241" style:family="table-cell">
      <style:table-cell-properties fo:padding="0in" fo:border="none"/>
    </style:style>
    <style:style style:name="Dictionary.F241" style:family="table-cell">
      <style:table-cell-properties fo:padding="0in" fo:border="none"/>
    </style:style>
    <style:style style:name="Dictionary.H241" style:family="table-cell">
      <style:table-cell-properties fo:padding="0in" fo:border="none"/>
    </style:style>
    <style:style style:name="Dictionary.B242" style:family="table-cell">
      <style:table-cell-properties fo:padding="0in" fo:border="none"/>
    </style:style>
    <style:style style:name="Dictionary.G242" style:family="table-cell">
      <style:table-cell-properties fo:padding="0in" fo:border="none"/>
    </style:style>
    <style:style style:name="Dictionary.B243" style:family="table-cell">
      <style:table-cell-properties fo:padding="0in" fo:border="none"/>
    </style:style>
    <style:style style:name="Dictionary.D243" style:family="table-cell">
      <style:table-cell-properties fo:padding="0in" fo:border="none"/>
    </style:style>
    <style:style style:name="Dictionary.F243" style:family="table-cell">
      <style:table-cell-properties fo:padding="0in" fo:border="none"/>
    </style:style>
    <style:style style:name="Dictionary.H243" style:family="table-cell">
      <style:table-cell-properties fo:padding="0in" fo:border="none"/>
    </style:style>
    <style:style style:name="Dictionary.B244" style:family="table-cell">
      <style:table-cell-properties fo:padding="0in" fo:border="none"/>
    </style:style>
    <style:style style:name="Dictionary.B245" style:family="table-cell">
      <style:table-cell-properties fo:padding="0in" fo:border="none"/>
    </style:style>
    <style:style style:name="Dictionary.D245" style:family="table-cell">
      <style:table-cell-properties fo:padding="0in" fo:border="none"/>
    </style:style>
    <style:style style:name="Dictionary.F245" style:family="table-cell">
      <style:table-cell-properties fo:padding="0in" fo:border="none"/>
    </style:style>
    <style:style style:name="Dictionary.H245" style:family="table-cell">
      <style:table-cell-properties fo:padding="0in" fo:border="none"/>
    </style:style>
    <style:style style:name="Dictionary.B246" style:family="table-cell">
      <style:table-cell-properties fo:padding="0in" fo:border="none"/>
    </style:style>
    <style:style style:name="Dictionary.G246" style:family="table-cell">
      <style:table-cell-properties fo:padding="0in" fo:border="none"/>
    </style:style>
    <style:style style:name="Dictionary.B247" style:family="table-cell">
      <style:table-cell-properties fo:padding="0in" fo:border="none"/>
    </style:style>
    <style:style style:name="Dictionary.D247" style:family="table-cell">
      <style:table-cell-properties fo:padding="0in" fo:border="none"/>
    </style:style>
    <style:style style:name="Dictionary.F247" style:family="table-cell">
      <style:table-cell-properties fo:padding="0in" fo:border="none"/>
    </style:style>
    <style:style style:name="Dictionary.H247" style:family="table-cell">
      <style:table-cell-properties fo:padding="0in" fo:border="none"/>
    </style:style>
    <style:style style:name="Dictionary.B248" style:family="table-cell">
      <style:table-cell-properties fo:padding="0in" fo:border="none"/>
    </style:style>
    <style:style style:name="Dictionary.G248" style:family="table-cell">
      <style:table-cell-properties fo:padding="0in" fo:border="none"/>
    </style:style>
    <style:style style:name="Dictionary.B249" style:family="table-cell">
      <style:table-cell-properties fo:padding="0in" fo:border="none"/>
    </style:style>
    <style:style style:name="Dictionary.D249" style:family="table-cell">
      <style:table-cell-properties fo:padding="0in" fo:border="none"/>
    </style:style>
    <style:style style:name="Dictionary.F249" style:family="table-cell">
      <style:table-cell-properties fo:padding="0in" fo:border="none"/>
    </style:style>
    <style:style style:name="Dictionary.H249" style:family="table-cell">
      <style:table-cell-properties fo:padding="0in" fo:border="none"/>
    </style:style>
    <style:style style:name="Dictionary.B250" style:family="table-cell">
      <style:table-cell-properties fo:padding="0in" fo:border="none"/>
    </style:style>
    <style:style style:name="Dictionary.G250" style:family="table-cell">
      <style:table-cell-properties fo:padding="0in" fo:border="none"/>
    </style:style>
    <style:style style:name="Dictionary.B251" style:family="table-cell">
      <style:table-cell-properties fo:padding="0in" fo:border="none"/>
    </style:style>
    <style:style style:name="Dictionary.D251" style:family="table-cell">
      <style:table-cell-properties fo:padding="0in" fo:border="none"/>
    </style:style>
    <style:style style:name="Dictionary.F251" style:family="table-cell">
      <style:table-cell-properties fo:padding="0in" fo:border="none"/>
    </style:style>
    <style:style style:name="Dictionary.H251" style:family="table-cell">
      <style:table-cell-properties fo:padding="0in" fo:border="none"/>
    </style:style>
    <style:style style:name="Dictionary.B252" style:family="table-cell">
      <style:table-cell-properties fo:padding="0in" fo:border="none"/>
    </style:style>
    <style:style style:name="Dictionary.G252" style:family="table-cell">
      <style:table-cell-properties fo:padding="0in" fo:border="none"/>
    </style:style>
    <style:style style:name="Dictionary.B253" style:family="table-cell">
      <style:table-cell-properties fo:padding="0in" fo:border="none"/>
    </style:style>
    <style:style style:name="Dictionary.D253" style:family="table-cell">
      <style:table-cell-properties fo:padding="0in" fo:border="none"/>
    </style:style>
    <style:style style:name="Dictionary.F253" style:family="table-cell">
      <style:table-cell-properties fo:padding="0in" fo:border="none"/>
    </style:style>
    <style:style style:name="Dictionary.H253" style:family="table-cell">
      <style:table-cell-properties fo:padding="0in" fo:border="none"/>
    </style:style>
    <style:style style:name="Dictionary.B254" style:family="table-cell">
      <style:table-cell-properties fo:padding="0in" fo:border="none"/>
    </style:style>
    <style:style style:name="Dictionary.B255" style:family="table-cell">
      <style:table-cell-properties fo:padding="0in" fo:border="none"/>
    </style:style>
    <style:style style:name="Dictionary.D255" style:family="table-cell">
      <style:table-cell-properties fo:padding="0in" fo:border="none"/>
    </style:style>
    <style:style style:name="Dictionary.F255" style:family="table-cell">
      <style:table-cell-properties fo:padding="0in" fo:border="none"/>
    </style:style>
    <style:style style:name="Dictionary.H255" style:family="table-cell">
      <style:table-cell-properties fo:padding="0in" fo:border="none"/>
    </style:style>
    <style:style style:name="Dictionary.B256" style:family="table-cell">
      <style:table-cell-properties fo:padding="0in" fo:border="none"/>
    </style:style>
    <style:style style:name="Dictionary.B257" style:family="table-cell">
      <style:table-cell-properties fo:padding="0in" fo:border="none"/>
    </style:style>
    <style:style style:name="Dictionary.D257" style:family="table-cell">
      <style:table-cell-properties fo:padding="0in" fo:border="none"/>
    </style:style>
    <style:style style:name="Dictionary.F257" style:family="table-cell">
      <style:table-cell-properties fo:padding="0in" fo:border="none"/>
    </style:style>
    <style:style style:name="Dictionary.H257" style:family="table-cell">
      <style:table-cell-properties fo:padding="0in" fo:border="none"/>
    </style:style>
    <style:style style:name="Dictionary.B258" style:family="table-cell">
      <style:table-cell-properties fo:padding="0in" fo:border="none"/>
    </style:style>
    <style:style style:name="Dictionary.G258" style:family="table-cell">
      <style:table-cell-properties fo:padding="0in" fo:border="none"/>
    </style:style>
    <style:style style:name="Dictionary.B259" style:family="table-cell">
      <style:table-cell-properties fo:padding="0in" fo:border="none"/>
    </style:style>
    <style:style style:name="Dictionary.D259" style:family="table-cell">
      <style:table-cell-properties fo:padding="0in" fo:border="none"/>
    </style:style>
    <style:style style:name="Dictionary.F259" style:family="table-cell">
      <style:table-cell-properties fo:padding="0in" fo:border="none"/>
    </style:style>
    <style:style style:name="Dictionary.H259" style:family="table-cell">
      <style:table-cell-properties fo:padding="0in" fo:border="none"/>
    </style:style>
    <style:style style:name="Dictionary.B260" style:family="table-cell">
      <style:table-cell-properties fo:padding="0in" fo:border="none"/>
    </style:style>
    <style:style style:name="Dictionary.G260" style:family="table-cell">
      <style:table-cell-properties fo:padding="0in" fo:border="none"/>
    </style:style>
    <style:style style:name="Dictionary.B261" style:family="table-cell">
      <style:table-cell-properties fo:padding="0in" fo:border="none"/>
    </style:style>
    <style:style style:name="Dictionary.D261" style:family="table-cell">
      <style:table-cell-properties fo:padding="0in" fo:border="none"/>
    </style:style>
    <style:style style:name="Dictionary.F261" style:family="table-cell">
      <style:table-cell-properties fo:padding="0in" fo:border="none"/>
    </style:style>
    <style:style style:name="Dictionary.H261" style:family="table-cell">
      <style:table-cell-properties fo:padding="0in" fo:border="none"/>
    </style:style>
    <style:style style:name="Dictionary.B262" style:family="table-cell">
      <style:table-cell-properties fo:padding="0in" fo:border="none"/>
    </style:style>
    <style:style style:name="Dictionary.G262" style:family="table-cell">
      <style:table-cell-properties fo:padding="0in" fo:border="none"/>
    </style:style>
    <style:style style:name="Dictionary.B263" style:family="table-cell">
      <style:table-cell-properties fo:padding="0in" fo:border="none"/>
    </style:style>
    <style:style style:name="Dictionary.D263" style:family="table-cell">
      <style:table-cell-properties fo:padding="0in" fo:border="none"/>
    </style:style>
    <style:style style:name="Dictionary.F263" style:family="table-cell">
      <style:table-cell-properties fo:padding="0in" fo:border="none"/>
    </style:style>
    <style:style style:name="Dictionary.H263" style:family="table-cell">
      <style:table-cell-properties fo:padding="0in" fo:border="none"/>
    </style:style>
    <style:style style:name="Dictionary.B264" style:family="table-cell">
      <style:table-cell-properties fo:padding="0in" fo:border="none"/>
    </style:style>
    <style:style style:name="Dictionary.G264" style:family="table-cell">
      <style:table-cell-properties fo:padding="0in" fo:border="none"/>
    </style:style>
    <style:style style:name="Dictionary.B265" style:family="table-cell">
      <style:table-cell-properties fo:padding="0in" fo:border="none"/>
    </style:style>
    <style:style style:name="Dictionary.D265" style:family="table-cell">
      <style:table-cell-properties fo:padding="0in" fo:border="none"/>
    </style:style>
    <style:style style:name="Dictionary.F265" style:family="table-cell">
      <style:table-cell-properties fo:padding="0in" fo:border="none"/>
    </style:style>
    <style:style style:name="Dictionary.H265" style:family="table-cell">
      <style:table-cell-properties fo:padding="0in" fo:border="none"/>
    </style:style>
    <style:style style:name="Dictionary.B266" style:family="table-cell">
      <style:table-cell-properties fo:padding="0in" fo:border="none"/>
    </style:style>
    <style:style style:name="Dictionary.G266" style:family="table-cell">
      <style:table-cell-properties fo:padding="0in" fo:border="none"/>
    </style:style>
    <style:style style:name="Dictionary.B267" style:family="table-cell">
      <style:table-cell-properties fo:padding="0in" fo:border="none"/>
    </style:style>
    <style:style style:name="Dictionary.D267" style:family="table-cell">
      <style:table-cell-properties fo:padding="0in" fo:border="none"/>
    </style:style>
    <style:style style:name="Dictionary.F267" style:family="table-cell">
      <style:table-cell-properties fo:padding="0in" fo:border="none"/>
    </style:style>
    <style:style style:name="Dictionary.H267" style:family="table-cell">
      <style:table-cell-properties fo:padding="0in" fo:border="none"/>
    </style:style>
    <style:style style:name="Dictionary.B268" style:family="table-cell">
      <style:table-cell-properties fo:padding="0in" fo:border="none"/>
    </style:style>
    <style:style style:name="Dictionary.G268" style:family="table-cell">
      <style:table-cell-properties fo:padding="0in" fo:border="none"/>
    </style:style>
    <style:style style:name="Dictionary.B269" style:family="table-cell">
      <style:table-cell-properties fo:padding="0in" fo:border="none"/>
    </style:style>
    <style:style style:name="Dictionary.D269" style:family="table-cell">
      <style:table-cell-properties fo:padding="0in" fo:border="none"/>
    </style:style>
    <style:style style:name="Dictionary.F269" style:family="table-cell">
      <style:table-cell-properties fo:padding="0in" fo:border="none"/>
    </style:style>
    <style:style style:name="Dictionary.H269" style:family="table-cell">
      <style:table-cell-properties fo:padding="0in" fo:border="none"/>
    </style:style>
    <style:style style:name="Dictionary.B270" style:family="table-cell">
      <style:table-cell-properties fo:padding="0in" fo:border="none"/>
    </style:style>
    <style:style style:name="Dictionary.G270" style:family="table-cell">
      <style:table-cell-properties fo:padding="0in" fo:border="none"/>
    </style:style>
    <style:style style:name="Dictionary.B271" style:family="table-cell">
      <style:table-cell-properties fo:padding="0in" fo:border="none"/>
    </style:style>
    <style:style style:name="Dictionary.D271" style:family="table-cell">
      <style:table-cell-properties fo:padding="0in" fo:border="none"/>
    </style:style>
    <style:style style:name="Dictionary.F271" style:family="table-cell">
      <style:table-cell-properties fo:padding="0in" fo:border="none"/>
    </style:style>
    <style:style style:name="Dictionary.H271" style:family="table-cell">
      <style:table-cell-properties fo:padding="0in" fo:border="none"/>
    </style:style>
    <style:style style:name="Dictionary.B272" style:family="table-cell">
      <style:table-cell-properties fo:padding="0in" fo:border="none"/>
    </style:style>
    <style:style style:name="Dictionary.G272" style:family="table-cell">
      <style:table-cell-properties fo:padding="0in" fo:border="none"/>
    </style:style>
    <style:style style:name="Dictionary.B273" style:family="table-cell">
      <style:table-cell-properties fo:padding="0in" fo:border="none"/>
    </style:style>
    <style:style style:name="Dictionary.D273" style:family="table-cell">
      <style:table-cell-properties fo:padding="0in" fo:border="none"/>
    </style:style>
    <style:style style:name="Dictionary.F273" style:family="table-cell">
      <style:table-cell-properties fo:padding="0in" fo:border="none"/>
    </style:style>
    <style:style style:name="Dictionary.H273" style:family="table-cell">
      <style:table-cell-properties fo:padding="0in" fo:border="none"/>
    </style:style>
    <style:style style:name="Dictionary.B274" style:family="table-cell">
      <style:table-cell-properties fo:padding="0in" fo:border="none"/>
    </style:style>
    <style:style style:name="Dictionary.G274" style:family="table-cell">
      <style:table-cell-properties fo:padding="0in" fo:border="none"/>
    </style:style>
    <style:style style:name="Dictionary.B275" style:family="table-cell">
      <style:table-cell-properties fo:padding="0in" fo:border="none"/>
    </style:style>
    <style:style style:name="Dictionary.D275" style:family="table-cell">
      <style:table-cell-properties fo:padding="0in" fo:border="none"/>
    </style:style>
    <style:style style:name="Dictionary.F275" style:family="table-cell">
      <style:table-cell-properties fo:padding="0in" fo:border="none"/>
    </style:style>
    <style:style style:name="Dictionary.H275" style:family="table-cell">
      <style:table-cell-properties fo:padding="0in" fo:border="none"/>
    </style:style>
    <style:style style:name="Dictionary.B276" style:family="table-cell">
      <style:table-cell-properties fo:padding="0in" fo:border="none"/>
    </style:style>
    <style:style style:name="Dictionary.G276" style:family="table-cell">
      <style:table-cell-properties fo:padding="0in" fo:border="none"/>
    </style:style>
    <style:style style:name="Dictionary.B277" style:family="table-cell">
      <style:table-cell-properties fo:padding="0in" fo:border="none"/>
    </style:style>
    <style:style style:name="Dictionary.D277" style:family="table-cell">
      <style:table-cell-properties fo:padding="0in" fo:border="none"/>
    </style:style>
    <style:style style:name="Dictionary.F277" style:family="table-cell">
      <style:table-cell-properties fo:padding="0in" fo:border="none"/>
    </style:style>
    <style:style style:name="Dictionary.H277" style:family="table-cell">
      <style:table-cell-properties fo:padding="0in" fo:border="none"/>
    </style:style>
    <style:style style:name="Dictionary.B278" style:family="table-cell">
      <style:table-cell-properties fo:padding="0in" fo:border="none"/>
    </style:style>
    <style:style style:name="Dictionary.G278" style:family="table-cell">
      <style:table-cell-properties fo:padding="0in" fo:border="none"/>
    </style:style>
    <style:style style:name="Dictionary.B279" style:family="table-cell">
      <style:table-cell-properties fo:padding="0in" fo:border="none"/>
    </style:style>
    <style:style style:name="Dictionary.D279" style:family="table-cell">
      <style:table-cell-properties fo:padding="0in" fo:border="none"/>
    </style:style>
    <style:style style:name="Dictionary.F279" style:family="table-cell">
      <style:table-cell-properties fo:padding="0in" fo:border="none"/>
    </style:style>
    <style:style style:name="Dictionary.H279" style:family="table-cell">
      <style:table-cell-properties fo:padding="0in" fo:border="none"/>
    </style:style>
    <style:style style:name="Dictionary.B280" style:family="table-cell">
      <style:table-cell-properties fo:padding="0in" fo:border="none"/>
    </style:style>
    <style:style style:name="Dictionary.G280" style:family="table-cell">
      <style:table-cell-properties fo:padding="0in" fo:border="none"/>
    </style:style>
    <style:style style:name="Dictionary.B281" style:family="table-cell">
      <style:table-cell-properties fo:padding="0in" fo:border="none"/>
    </style:style>
    <style:style style:name="Dictionary.D281" style:family="table-cell">
      <style:table-cell-properties fo:padding="0in" fo:border="none"/>
    </style:style>
    <style:style style:name="Dictionary.F281" style:family="table-cell">
      <style:table-cell-properties fo:padding="0in" fo:border="none"/>
    </style:style>
    <style:style style:name="Dictionary.H281" style:family="table-cell">
      <style:table-cell-properties fo:padding="0in" fo:border="none"/>
    </style:style>
    <style:style style:name="Dictionary.B282" style:family="table-cell">
      <style:table-cell-properties fo:padding="0in" fo:border="none"/>
    </style:style>
    <style:style style:name="Dictionary.G282" style:family="table-cell">
      <style:table-cell-properties fo:padding="0in" fo:border="none"/>
    </style:style>
    <style:style style:name="Dictionary.B283" style:family="table-cell">
      <style:table-cell-properties fo:padding="0in" fo:border="none"/>
    </style:style>
    <style:style style:name="Dictionary.D283" style:family="table-cell">
      <style:table-cell-properties fo:padding="0in" fo:border="none"/>
    </style:style>
    <style:style style:name="Dictionary.F283" style:family="table-cell">
      <style:table-cell-properties fo:padding="0in" fo:border="none"/>
    </style:style>
    <style:style style:name="Dictionary.H283" style:family="table-cell">
      <style:table-cell-properties fo:padding="0in" fo:border="none"/>
    </style:style>
    <style:style style:name="Dictionary.B284" style:family="table-cell">
      <style:table-cell-properties fo:padding="0in" fo:border="none"/>
    </style:style>
    <style:style style:name="Dictionary.G284" style:family="table-cell">
      <style:table-cell-properties fo:padding="0in" fo:border="none"/>
    </style:style>
    <style:style style:name="Dictionary.B285" style:family="table-cell">
      <style:table-cell-properties fo:padding="0in" fo:border="none"/>
    </style:style>
    <style:style style:name="Dictionary.D285" style:family="table-cell">
      <style:table-cell-properties fo:padding="0in" fo:border="none"/>
    </style:style>
    <style:style style:name="Dictionary.F285" style:family="table-cell">
      <style:table-cell-properties fo:padding="0in" fo:border="none"/>
    </style:style>
    <style:style style:name="Dictionary.H285" style:family="table-cell">
      <style:table-cell-properties fo:padding="0in" fo:border="none"/>
    </style:style>
    <style:style style:name="Dictionary.B286" style:family="table-cell">
      <style:table-cell-properties fo:padding="0in" fo:border="none"/>
    </style:style>
    <style:style style:name="Dictionary.G286" style:family="table-cell">
      <style:table-cell-properties fo:padding="0in" fo:border="none"/>
    </style:style>
    <style:style style:name="Dictionary.B287" style:family="table-cell">
      <style:table-cell-properties fo:padding="0in" fo:border="none"/>
    </style:style>
    <style:style style:name="Dictionary.D287" style:family="table-cell">
      <style:table-cell-properties fo:padding="0in" fo:border="none"/>
    </style:style>
    <style:style style:name="Dictionary.F287" style:family="table-cell">
      <style:table-cell-properties fo:padding="0in" fo:border="none"/>
    </style:style>
    <style:style style:name="Dictionary.H287" style:family="table-cell">
      <style:table-cell-properties fo:padding="0in" fo:border="none"/>
    </style:style>
    <style:style style:name="Dictionary.B288" style:family="table-cell">
      <style:table-cell-properties fo:padding="0in" fo:border="none"/>
    </style:style>
    <style:style style:name="Dictionary.G288" style:family="table-cell">
      <style:table-cell-properties fo:padding="0in" fo:border="none"/>
    </style:style>
    <style:style style:name="Dictionary.B289" style:family="table-cell">
      <style:table-cell-properties fo:padding="0in" fo:border="none"/>
    </style:style>
    <style:style style:name="Dictionary.D289" style:family="table-cell">
      <style:table-cell-properties fo:padding="0in" fo:border="none"/>
    </style:style>
    <style:style style:name="Dictionary.F289" style:family="table-cell">
      <style:table-cell-properties fo:padding="0in" fo:border="none"/>
    </style:style>
    <style:style style:name="Dictionary.H289" style:family="table-cell">
      <style:table-cell-properties fo:padding="0in" fo:border="none"/>
    </style:style>
    <style:style style:name="Dictionary.B290" style:family="table-cell">
      <style:table-cell-properties fo:padding="0in" fo:border="none"/>
    </style:style>
    <style:style style:name="Dictionary.G290" style:family="table-cell">
      <style:table-cell-properties fo:padding="0in" fo:border="none"/>
    </style:style>
    <style:style style:name="Dictionary.B291" style:family="table-cell">
      <style:table-cell-properties fo:padding="0in" fo:border="none"/>
    </style:style>
    <style:style style:name="Dictionary.D291" style:family="table-cell">
      <style:table-cell-properties fo:padding="0in" fo:border="none"/>
    </style:style>
    <style:style style:name="Dictionary.F291" style:family="table-cell">
      <style:table-cell-properties fo:padding="0in" fo:border="none"/>
    </style:style>
    <style:style style:name="Dictionary.H291" style:family="table-cell">
      <style:table-cell-properties fo:padding="0in" fo:border="none"/>
    </style:style>
    <style:style style:name="Dictionary.B292" style:family="table-cell">
      <style:table-cell-properties fo:padding="0in" fo:border="none"/>
    </style:style>
    <style:style style:name="Dictionary.G292" style:family="table-cell">
      <style:table-cell-properties fo:padding="0in" fo:border="none"/>
    </style:style>
    <style:style style:name="Dictionary.B293" style:family="table-cell">
      <style:table-cell-properties fo:padding="0in" fo:border="none"/>
    </style:style>
    <style:style style:name="Dictionary.D293" style:family="table-cell">
      <style:table-cell-properties fo:padding="0in" fo:border="none"/>
    </style:style>
    <style:style style:name="Dictionary.F293" style:family="table-cell">
      <style:table-cell-properties fo:padding="0in" fo:border="none"/>
    </style:style>
    <style:style style:name="Dictionary.H293" style:family="table-cell">
      <style:table-cell-properties fo:padding="0in" fo:border="none"/>
    </style:style>
    <style:style style:name="Dictionary.B294" style:family="table-cell">
      <style:table-cell-properties fo:padding="0in" fo:border="none"/>
    </style:style>
    <style:style style:name="Dictionary.G294" style:family="table-cell">
      <style:table-cell-properties fo:padding="0in" fo:border="none"/>
    </style:style>
    <style:style style:name="Dictionary.B295" style:family="table-cell">
      <style:table-cell-properties fo:padding="0in" fo:border="none"/>
    </style:style>
    <style:style style:name="Dictionary.D295" style:family="table-cell">
      <style:table-cell-properties fo:padding="0in" fo:border="none"/>
    </style:style>
    <style:style style:name="Dictionary.F295" style:family="table-cell">
      <style:table-cell-properties fo:padding="0in" fo:border="none"/>
    </style:style>
    <style:style style:name="Dictionary.H295" style:family="table-cell">
      <style:table-cell-properties fo:padding="0in" fo:border="none"/>
    </style:style>
    <style:style style:name="Dictionary.B296" style:family="table-cell">
      <style:table-cell-properties fo:padding="0in" fo:border="none"/>
    </style:style>
    <style:style style:name="Dictionary.G296" style:family="table-cell">
      <style:table-cell-properties fo:padding="0in" fo:border="none"/>
    </style:style>
    <style:style style:name="Dictionary.B297" style:family="table-cell">
      <style:table-cell-properties fo:padding="0in" fo:border="none"/>
    </style:style>
    <style:style style:name="Dictionary.D297" style:family="table-cell">
      <style:table-cell-properties fo:padding="0in" fo:border="none"/>
    </style:style>
    <style:style style:name="Dictionary.F297" style:family="table-cell">
      <style:table-cell-properties fo:padding="0in" fo:border="none"/>
    </style:style>
    <style:style style:name="Dictionary.H297" style:family="table-cell">
      <style:table-cell-properties fo:padding="0in" fo:border="none"/>
    </style:style>
    <style:style style:name="Dictionary.B298" style:family="table-cell">
      <style:table-cell-properties fo:padding="0in" fo:border="none"/>
    </style:style>
    <style:style style:name="Dictionary.C298" style:family="table-cell">
      <style:table-cell-properties fo:padding="0in" fo:border="none"/>
    </style:style>
    <style:style style:name="Dictionary.G298" style:family="table-cell">
      <style:table-cell-properties fo:padding="0in" fo:border="none"/>
    </style:style>
    <style:style style:name="Dictionary.B299" style:family="table-cell">
      <style:table-cell-properties fo:padding="0in" fo:border="none"/>
    </style:style>
    <style:style style:name="Dictionary.D299" style:family="table-cell">
      <style:table-cell-properties fo:padding="0in" fo:border="none"/>
    </style:style>
    <style:style style:name="Dictionary.F299" style:family="table-cell">
      <style:table-cell-properties fo:padding="0in" fo:border="none"/>
    </style:style>
    <style:style style:name="Dictionary.H299" style:family="table-cell">
      <style:table-cell-properties fo:padding="0in" fo:border="none"/>
    </style:style>
    <style:style style:name="Dictionary.B300" style:family="table-cell">
      <style:table-cell-properties fo:padding="0in" fo:border="none"/>
    </style:style>
    <style:style style:name="Dictionary.G300" style:family="table-cell">
      <style:table-cell-properties fo:padding="0in" fo:border="none"/>
    </style:style>
    <style:style style:name="Dictionary.B301" style:family="table-cell">
      <style:table-cell-properties fo:padding="0in" fo:border="none"/>
    </style:style>
    <style:style style:name="Dictionary.D301" style:family="table-cell">
      <style:table-cell-properties fo:padding="0in" fo:border="none"/>
    </style:style>
    <style:style style:name="Dictionary.F301" style:family="table-cell">
      <style:table-cell-properties fo:padding="0in" fo:border="none"/>
    </style:style>
    <style:style style:name="Dictionary.H301" style:family="table-cell">
      <style:table-cell-properties fo:padding="0in" fo:border="none"/>
    </style:style>
    <style:style style:name="Dictionary.B302" style:family="table-cell">
      <style:table-cell-properties fo:padding="0in" fo:border="none"/>
    </style:style>
    <style:style style:name="Dictionary.G302" style:family="table-cell">
      <style:table-cell-properties fo:padding="0in" fo:border="none"/>
    </style:style>
    <style:style style:name="Dictionary.B303" style:family="table-cell">
      <style:table-cell-properties fo:padding="0in" fo:border="none"/>
    </style:style>
    <style:style style:name="Dictionary.D303" style:family="table-cell">
      <style:table-cell-properties fo:padding="0in" fo:border="none"/>
    </style:style>
    <style:style style:name="Dictionary.F303" style:family="table-cell">
      <style:table-cell-properties fo:padding="0in" fo:border="none"/>
    </style:style>
    <style:style style:name="Dictionary.H303" style:family="table-cell">
      <style:table-cell-properties fo:padding="0in" fo:border="none"/>
    </style:style>
    <style:style style:name="Dictionary.B304" style:family="table-cell">
      <style:table-cell-properties fo:padding="0in" fo:border="none"/>
    </style:style>
    <style:style style:name="Dictionary.G304" style:family="table-cell">
      <style:table-cell-properties fo:padding="0in" fo:border="none"/>
    </style:style>
    <style:style style:name="Dictionary.B305" style:family="table-cell">
      <style:table-cell-properties fo:padding="0in" fo:border="none"/>
    </style:style>
    <style:style style:name="Dictionary.D305" style:family="table-cell">
      <style:table-cell-properties fo:padding="0in" fo:border="none"/>
    </style:style>
    <style:style style:name="Dictionary.F305" style:family="table-cell">
      <style:table-cell-properties fo:padding="0in" fo:border="none"/>
    </style:style>
    <style:style style:name="Dictionary.H305" style:family="table-cell">
      <style:table-cell-properties fo:padding="0in" fo:border="none"/>
    </style:style>
    <style:style style:name="Dictionary.B306" style:family="table-cell">
      <style:table-cell-properties fo:padding="0in" fo:border="none"/>
    </style:style>
    <style:style style:name="Dictionary.G306" style:family="table-cell">
      <style:table-cell-properties fo:padding="0in" fo:border="none"/>
    </style:style>
    <style:style style:name="Dictionary.B307" style:family="table-cell">
      <style:table-cell-properties fo:padding="0in" fo:border="none"/>
    </style:style>
    <style:style style:name="Dictionary.D307" style:family="table-cell">
      <style:table-cell-properties fo:padding="0in" fo:border="none"/>
    </style:style>
    <style:style style:name="Dictionary.F307" style:family="table-cell">
      <style:table-cell-properties fo:padding="0in" fo:border="none"/>
    </style:style>
    <style:style style:name="Dictionary.H307" style:family="table-cell">
      <style:table-cell-properties fo:padding="0in" fo:border="none"/>
    </style:style>
    <style:style style:name="Dictionary.B308" style:family="table-cell">
      <style:table-cell-properties fo:padding="0in" fo:border="none"/>
    </style:style>
    <style:style style:name="Dictionary.G308" style:family="table-cell">
      <style:table-cell-properties fo:padding="0in" fo:border="none"/>
    </style:style>
    <style:style style:name="Dictionary.B309" style:family="table-cell">
      <style:table-cell-properties fo:padding="0in" fo:border="none"/>
    </style:style>
    <style:style style:name="Dictionary.D309" style:family="table-cell">
      <style:table-cell-properties fo:padding="0in" fo:border="none"/>
    </style:style>
    <style:style style:name="Dictionary.F309" style:family="table-cell">
      <style:table-cell-properties fo:padding="0in" fo:border="none"/>
    </style:style>
    <style:style style:name="Dictionary.H309" style:family="table-cell">
      <style:table-cell-properties fo:padding="0in" fo:border="none"/>
    </style:style>
    <style:style style:name="Dictionary.B310" style:family="table-cell">
      <style:table-cell-properties fo:padding="0in" fo:border="none"/>
    </style:style>
    <style:style style:name="Dictionary.G310" style:family="table-cell">
      <style:table-cell-properties fo:padding="0in" fo:border="none"/>
    </style:style>
    <style:style style:name="Dictionary.B311" style:family="table-cell">
      <style:table-cell-properties fo:padding="0in" fo:border="none"/>
    </style:style>
    <style:style style:name="Dictionary.D311" style:family="table-cell">
      <style:table-cell-properties fo:padding="0in" fo:border="none"/>
    </style:style>
    <style:style style:name="Dictionary.F311" style:family="table-cell">
      <style:table-cell-properties fo:padding="0in" fo:border="none"/>
    </style:style>
    <style:style style:name="Dictionary.H311" style:family="table-cell">
      <style:table-cell-properties fo:padding="0in" fo:border="none"/>
    </style:style>
    <style:style style:name="Dictionary.B312" style:family="table-cell">
      <style:table-cell-properties fo:padding="0in" fo:border="none"/>
    </style:style>
    <style:style style:name="Dictionary.G312" style:family="table-cell">
      <style:table-cell-properties fo:padding="0in" fo:border="none"/>
    </style:style>
    <style:style style:name="Dictionary.B313" style:family="table-cell">
      <style:table-cell-properties fo:padding="0in" fo:border="none"/>
    </style:style>
    <style:style style:name="Dictionary.D313" style:family="table-cell">
      <style:table-cell-properties fo:padding="0in" fo:border="none"/>
    </style:style>
    <style:style style:name="Dictionary.F313" style:family="table-cell">
      <style:table-cell-properties fo:padding="0in" fo:border="none"/>
    </style:style>
    <style:style style:name="Dictionary.H313" style:family="table-cell">
      <style:table-cell-properties fo:padding="0in" fo:border="none"/>
    </style:style>
    <style:style style:name="Dictionary.B314" style:family="table-cell">
      <style:table-cell-properties fo:padding="0in" fo:border="none"/>
    </style:style>
    <style:style style:name="Dictionary.G314" style:family="table-cell">
      <style:table-cell-properties fo:padding="0in" fo:border="none"/>
    </style:style>
    <style:style style:name="Dictionary.B315" style:family="table-cell">
      <style:table-cell-properties fo:padding="0in" fo:border="none"/>
    </style:style>
    <style:style style:name="Dictionary.D315" style:family="table-cell">
      <style:table-cell-properties fo:padding="0in" fo:border="none"/>
    </style:style>
    <style:style style:name="Dictionary.F315" style:family="table-cell">
      <style:table-cell-properties fo:padding="0in" fo:border="none"/>
    </style:style>
    <style:style style:name="Dictionary.H315" style:family="table-cell">
      <style:table-cell-properties fo:padding="0in" fo:border="none"/>
    </style:style>
    <style:style style:name="Dictionary.B316" style:family="table-cell">
      <style:table-cell-properties fo:padding="0in" fo:border="none"/>
    </style:style>
    <style:style style:name="Dictionary.G316" style:family="table-cell">
      <style:table-cell-properties fo:padding="0in" fo:border="none"/>
    </style:style>
    <style:style style:name="Dictionary.B317" style:family="table-cell">
      <style:table-cell-properties fo:padding="0in" fo:border="none"/>
    </style:style>
    <style:style style:name="Dictionary.D317" style:family="table-cell">
      <style:table-cell-properties fo:padding="0in" fo:border="none"/>
    </style:style>
    <style:style style:name="Dictionary.F317" style:family="table-cell">
      <style:table-cell-properties fo:padding="0in" fo:border="none"/>
    </style:style>
    <style:style style:name="Dictionary.H317" style:family="table-cell">
      <style:table-cell-properties fo:padding="0in" fo:border="none"/>
    </style:style>
    <style:style style:name="Dictionary.B318" style:family="table-cell">
      <style:table-cell-properties fo:padding="0in" fo:border="none"/>
    </style:style>
    <style:style style:name="Dictionary.G318" style:family="table-cell">
      <style:table-cell-properties fo:padding="0in" fo:border="none"/>
    </style:style>
    <style:style style:name="Dictionary.B319" style:family="table-cell">
      <style:table-cell-properties fo:padding="0in" fo:border="none"/>
    </style:style>
    <style:style style:name="Dictionary.D319" style:family="table-cell">
      <style:table-cell-properties fo:padding="0in" fo:border="none"/>
    </style:style>
    <style:style style:name="Dictionary.F319" style:family="table-cell">
      <style:table-cell-properties fo:padding="0in" fo:border="none"/>
    </style:style>
    <style:style style:name="Dictionary.H319" style:family="table-cell">
      <style:table-cell-properties fo:padding="0in" fo:border="none"/>
    </style:style>
    <style:style style:name="Dictionary.B320" style:family="table-cell">
      <style:table-cell-properties fo:padding="0in" fo:border="none"/>
    </style:style>
    <style:style style:name="Dictionary.G320" style:family="table-cell">
      <style:table-cell-properties fo:padding="0in" fo:border="none"/>
    </style:style>
    <style:style style:name="Dictionary.B321" style:family="table-cell">
      <style:table-cell-properties fo:padding="0in" fo:border="none"/>
    </style:style>
    <style:style style:name="Dictionary.D321" style:family="table-cell">
      <style:table-cell-properties fo:padding="0in" fo:border="none"/>
    </style:style>
    <style:style style:name="Dictionary.F321" style:family="table-cell">
      <style:table-cell-properties fo:padding="0in" fo:border="none"/>
    </style:style>
    <style:style style:name="Dictionary.H321" style:family="table-cell">
      <style:table-cell-properties fo:padding="0in" fo:border="none"/>
    </style:style>
    <style:style style:name="Dictionary.B322" style:family="table-cell">
      <style:table-cell-properties fo:padding="0in" fo:border="none"/>
    </style:style>
    <style:style style:name="Dictionary.G322" style:family="table-cell">
      <style:table-cell-properties fo:padding="0in" fo:border="none"/>
    </style:style>
    <style:style style:name="Dictionary.B323" style:family="table-cell">
      <style:table-cell-properties fo:padding="0in" fo:border="none"/>
    </style:style>
    <style:style style:name="Dictionary.D323" style:family="table-cell">
      <style:table-cell-properties fo:padding="0in" fo:border="none"/>
    </style:style>
    <style:style style:name="Dictionary.F323" style:family="table-cell">
      <style:table-cell-properties fo:padding="0in" fo:border="none"/>
    </style:style>
    <style:style style:name="Dictionary.H323" style:family="table-cell">
      <style:table-cell-properties fo:padding="0in" fo:border="none"/>
    </style:style>
    <style:style style:name="Dictionary.B324" style:family="table-cell">
      <style:table-cell-properties fo:padding="0in" fo:border="none"/>
    </style:style>
    <style:style style:name="Dictionary.B325" style:family="table-cell">
      <style:table-cell-properties fo:padding="0in" fo:border="none"/>
    </style:style>
    <style:style style:name="Dictionary.D325" style:family="table-cell">
      <style:table-cell-properties fo:padding="0in" fo:border="none"/>
    </style:style>
    <style:style style:name="Dictionary.F325" style:family="table-cell">
      <style:table-cell-properties fo:padding="0in" fo:border="none"/>
    </style:style>
    <style:style style:name="Dictionary.H325" style:family="table-cell">
      <style:table-cell-properties fo:padding="0in" fo:border="none"/>
    </style:style>
    <style:style style:name="Dictionary.B326" style:family="table-cell">
      <style:table-cell-properties fo:padding="0in" fo:border="none"/>
    </style:style>
    <style:style style:name="Dictionary.G326" style:family="table-cell">
      <style:table-cell-properties fo:padding="0in" fo:border="none"/>
    </style:style>
    <style:style style:name="Dictionary.B327" style:family="table-cell">
      <style:table-cell-properties fo:padding="0in" fo:border="none"/>
    </style:style>
    <style:style style:name="Dictionary.D327" style:family="table-cell">
      <style:table-cell-properties fo:padding="0in" fo:border="none"/>
    </style:style>
    <style:style style:name="Dictionary.F327" style:family="table-cell">
      <style:table-cell-properties fo:padding="0in" fo:border="none"/>
    </style:style>
    <style:style style:name="Dictionary.H327" style:family="table-cell">
      <style:table-cell-properties fo:padding="0in" fo:border="none"/>
    </style:style>
    <style:style style:name="Dictionary.B328" style:family="table-cell">
      <style:table-cell-properties fo:padding="0in" fo:border="none"/>
    </style:style>
    <style:style style:name="Dictionary.G328" style:family="table-cell">
      <style:table-cell-properties fo:padding="0in" fo:border="none"/>
    </style:style>
    <style:style style:name="Dictionary.B329" style:family="table-cell">
      <style:table-cell-properties fo:padding="0in" fo:border="none"/>
    </style:style>
    <style:style style:name="Dictionary.D329" style:family="table-cell">
      <style:table-cell-properties fo:padding="0in" fo:border="none"/>
    </style:style>
    <style:style style:name="Dictionary.F329" style:family="table-cell">
      <style:table-cell-properties fo:padding="0in" fo:border="none"/>
    </style:style>
    <style:style style:name="Dictionary.H329" style:family="table-cell">
      <style:table-cell-properties fo:padding="0in" fo:border="none"/>
    </style:style>
    <style:style style:name="Dictionary.B330" style:family="table-cell">
      <style:table-cell-properties fo:padding="0in" fo:border="none"/>
    </style:style>
    <style:style style:name="Dictionary.G330" style:family="table-cell">
      <style:table-cell-properties fo:padding="0in" fo:border="none"/>
    </style:style>
    <style:style style:name="Dictionary.B331" style:family="table-cell">
      <style:table-cell-properties fo:padding="0in" fo:border="none"/>
    </style:style>
    <style:style style:name="Dictionary.D331" style:family="table-cell">
      <style:table-cell-properties fo:padding="0in" fo:border="none"/>
    </style:style>
    <style:style style:name="Dictionary.F331" style:family="table-cell">
      <style:table-cell-properties fo:padding="0in" fo:border="none"/>
    </style:style>
    <style:style style:name="Dictionary.H331" style:family="table-cell">
      <style:table-cell-properties fo:padding="0in" fo:border="none"/>
    </style:style>
    <style:style style:name="Dictionary.B332" style:family="table-cell">
      <style:table-cell-properties fo:padding="0in" fo:border="none"/>
    </style:style>
    <style:style style:name="Dictionary.G332" style:family="table-cell">
      <style:table-cell-properties fo:padding="0in" fo:border="none"/>
    </style:style>
    <style:style style:name="Dictionary.B333" style:family="table-cell">
      <style:table-cell-properties fo:padding="0in" fo:border="none"/>
    </style:style>
    <style:style style:name="Dictionary.D333" style:family="table-cell">
      <style:table-cell-properties fo:padding="0in" fo:border="none"/>
    </style:style>
    <style:style style:name="Dictionary.F333" style:family="table-cell">
      <style:table-cell-properties fo:padding="0in" fo:border="none"/>
    </style:style>
    <style:style style:name="Dictionary.H333" style:family="table-cell">
      <style:table-cell-properties fo:padding="0in" fo:border="none"/>
    </style:style>
    <style:style style:name="Dictionary.B334" style:family="table-cell">
      <style:table-cell-properties fo:padding="0in" fo:border="none"/>
    </style:style>
    <style:style style:name="Dictionary.B335" style:family="table-cell">
      <style:table-cell-properties fo:padding="0in" fo:border="none"/>
    </style:style>
    <style:style style:name="Dictionary.D335" style:family="table-cell">
      <style:table-cell-properties fo:padding="0in" fo:border="none"/>
    </style:style>
    <style:style style:name="Dictionary.F335" style:family="table-cell">
      <style:table-cell-properties fo:padding="0in" fo:border="none"/>
    </style:style>
    <style:style style:name="Dictionary.H335" style:family="table-cell">
      <style:table-cell-properties fo:padding="0in" fo:border="none"/>
    </style:style>
    <style:style style:name="Dictionary.B336" style:family="table-cell">
      <style:table-cell-properties fo:padding="0in" fo:border="none"/>
    </style:style>
    <style:style style:name="Dictionary.G336" style:family="table-cell">
      <style:table-cell-properties fo:padding="0in" fo:border="none"/>
    </style:style>
    <style:style style:name="Dictionary.B337" style:family="table-cell">
      <style:table-cell-properties fo:padding="0in" fo:border="none"/>
    </style:style>
    <style:style style:name="Dictionary.D337" style:family="table-cell">
      <style:table-cell-properties fo:padding="0in" fo:border="none"/>
    </style:style>
    <style:style style:name="Dictionary.F337" style:family="table-cell">
      <style:table-cell-properties fo:padding="0in" fo:border="none"/>
    </style:style>
    <style:style style:name="Dictionary.H337" style:family="table-cell">
      <style:table-cell-properties fo:padding="0in" fo:border="none"/>
    </style:style>
    <style:style style:name="Dictionary.B338" style:family="table-cell">
      <style:table-cell-properties fo:padding="0in" fo:border="none"/>
    </style:style>
    <style:style style:name="Dictionary.G338" style:family="table-cell">
      <style:table-cell-properties fo:padding="0in" fo:border="none"/>
    </style:style>
    <style:style style:name="Dictionary.B339" style:family="table-cell">
      <style:table-cell-properties fo:padding="0in" fo:border="none"/>
    </style:style>
    <style:style style:name="Dictionary.D339" style:family="table-cell">
      <style:table-cell-properties fo:padding="0in" fo:border="none"/>
    </style:style>
    <style:style style:name="Dictionary.F339" style:family="table-cell">
      <style:table-cell-properties fo:padding="0in" fo:border="none"/>
    </style:style>
    <style:style style:name="Dictionary.H339" style:family="table-cell">
      <style:table-cell-properties fo:padding="0in" fo:border="none"/>
    </style:style>
    <style:style style:name="Dictionary.B340" style:family="table-cell">
      <style:table-cell-properties fo:padding="0in" fo:border="none"/>
    </style:style>
    <style:style style:name="Dictionary.G340" style:family="table-cell">
      <style:table-cell-properties fo:padding="0in" fo:border="none"/>
    </style:style>
    <style:style style:name="Dictionary.B341" style:family="table-cell">
      <style:table-cell-properties fo:padding="0in" fo:border="none"/>
    </style:style>
    <style:style style:name="Dictionary.D341" style:family="table-cell">
      <style:table-cell-properties fo:padding="0in" fo:border="none"/>
    </style:style>
    <style:style style:name="Dictionary.F341" style:family="table-cell">
      <style:table-cell-properties fo:padding="0in" fo:border="none"/>
    </style:style>
    <style:style style:name="Dictionary.H341" style:family="table-cell">
      <style:table-cell-properties fo:padding="0in" fo:border="none"/>
    </style:style>
    <style:style style:name="Dictionary.B342" style:family="table-cell">
      <style:table-cell-properties fo:padding="0in" fo:border="none"/>
    </style:style>
    <style:style style:name="Dictionary.G342" style:family="table-cell">
      <style:table-cell-properties fo:padding="0in" fo:border="none"/>
    </style:style>
    <style:style style:name="Dictionary.B343" style:family="table-cell">
      <style:table-cell-properties fo:padding="0in" fo:border="none"/>
    </style:style>
    <style:style style:name="Dictionary.D343" style:family="table-cell">
      <style:table-cell-properties fo:padding="0in" fo:border="none"/>
    </style:style>
    <style:style style:name="Dictionary.F343" style:family="table-cell">
      <style:table-cell-properties fo:padding="0in" fo:border="none"/>
    </style:style>
    <style:style style:name="Dictionary.H343" style:family="table-cell">
      <style:table-cell-properties fo:padding="0in" fo:border="none"/>
    </style:style>
    <style:style style:name="Dictionary.B344" style:family="table-cell">
      <style:table-cell-properties fo:padding="0in" fo:border="none"/>
    </style:style>
    <style:style style:name="Dictionary.G344" style:family="table-cell">
      <style:table-cell-properties fo:padding="0in" fo:border="none"/>
    </style:style>
    <style:style style:name="Dictionary.B345" style:family="table-cell">
      <style:table-cell-properties fo:padding="0in" fo:border="none"/>
    </style:style>
    <style:style style:name="Dictionary.D345" style:family="table-cell">
      <style:table-cell-properties fo:padding="0in" fo:border="none"/>
    </style:style>
    <style:style style:name="Dictionary.F345" style:family="table-cell">
      <style:table-cell-properties fo:padding="0in" fo:border="none"/>
    </style:style>
    <style:style style:name="Dictionary.H345" style:family="table-cell">
      <style:table-cell-properties fo:padding="0in" fo:border="none"/>
    </style:style>
    <style:style style:name="Dictionary.B346" style:family="table-cell">
      <style:table-cell-properties fo:padding="0in" fo:border="none"/>
    </style:style>
    <style:style style:name="Dictionary.G346" style:family="table-cell">
      <style:table-cell-properties fo:padding="0in" fo:border="none"/>
    </style:style>
    <style:style style:name="Dictionary.B347" style:family="table-cell">
      <style:table-cell-properties fo:padding="0in" fo:border="none"/>
    </style:style>
    <style:style style:name="Dictionary.D347" style:family="table-cell">
      <style:table-cell-properties fo:padding="0in" fo:border="none"/>
    </style:style>
    <style:style style:name="Dictionary.F347" style:family="table-cell">
      <style:table-cell-properties fo:padding="0in" fo:border="none"/>
    </style:style>
    <style:style style:name="Dictionary.H347" style:family="table-cell">
      <style:table-cell-properties fo:padding="0in" fo:border="none"/>
    </style:style>
    <style:style style:name="Dictionary.B348" style:family="table-cell">
      <style:table-cell-properties fo:padding="0in" fo:border="none"/>
    </style:style>
    <style:style style:name="Dictionary.G348" style:family="table-cell">
      <style:table-cell-properties fo:padding="0in" fo:border="none"/>
    </style:style>
    <style:style style:name="Dictionary.B349" style:family="table-cell">
      <style:table-cell-properties fo:padding="0in" fo:border="none"/>
    </style:style>
    <style:style style:name="Dictionary.D349" style:family="table-cell">
      <style:table-cell-properties fo:padding="0in" fo:border="none"/>
    </style:style>
    <style:style style:name="Dictionary.F349" style:family="table-cell">
      <style:table-cell-properties fo:padding="0in" fo:border="none"/>
    </style:style>
    <style:style style:name="Dictionary.H349" style:family="table-cell">
      <style:table-cell-properties fo:padding="0in" fo:border="none"/>
    </style:style>
    <style:style style:name="Dictionary.B350" style:family="table-cell">
      <style:table-cell-properties fo:padding="0in" fo:border="none"/>
    </style:style>
    <style:style style:name="Dictionary.G350" style:family="table-cell">
      <style:table-cell-properties fo:padding="0in" fo:border="none"/>
    </style:style>
    <style:style style:name="Dictionary.B351" style:family="table-cell">
      <style:table-cell-properties fo:padding="0in" fo:border="none"/>
    </style:style>
    <style:style style:name="Dictionary.D351" style:family="table-cell">
      <style:table-cell-properties fo:padding="0in" fo:border="none"/>
    </style:style>
    <style:style style:name="Dictionary.F351" style:family="table-cell">
      <style:table-cell-properties fo:padding="0in" fo:border="none"/>
    </style:style>
    <style:style style:name="Dictionary.H351" style:family="table-cell">
      <style:table-cell-properties fo:padding="0in" fo:border="none"/>
    </style:style>
    <style:style style:name="Dictionary.B352" style:family="table-cell">
      <style:table-cell-properties fo:padding="0in" fo:border="none"/>
    </style:style>
    <style:style style:name="Dictionary.G352" style:family="table-cell">
      <style:table-cell-properties fo:padding="0in" fo:border="none"/>
    </style:style>
    <style:style style:name="Dictionary.B353" style:family="table-cell">
      <style:table-cell-properties fo:padding="0in" fo:border="none"/>
    </style:style>
    <style:style style:name="Dictionary.D353" style:family="table-cell">
      <style:table-cell-properties fo:padding="0in" fo:border="none"/>
    </style:style>
    <style:style style:name="Dictionary.F353" style:family="table-cell">
      <style:table-cell-properties fo:padding="0in" fo:border="none"/>
    </style:style>
    <style:style style:name="Dictionary.H353" style:family="table-cell">
      <style:table-cell-properties fo:padding="0in" fo:border="none"/>
    </style:style>
    <style:style style:name="Dictionary.B354" style:family="table-cell">
      <style:table-cell-properties fo:padding="0in" fo:border="none"/>
    </style:style>
    <style:style style:name="Dictionary.G354" style:family="table-cell">
      <style:table-cell-properties fo:padding="0in" fo:border="none"/>
    </style:style>
    <style:style style:name="Dictionary.B355" style:family="table-cell">
      <style:table-cell-properties fo:padding="0in" fo:border="none"/>
    </style:style>
    <style:style style:name="Dictionary.D355" style:family="table-cell">
      <style:table-cell-properties fo:padding="0in" fo:border="none"/>
    </style:style>
    <style:style style:name="Dictionary.F355" style:family="table-cell">
      <style:table-cell-properties fo:padding="0in" fo:border="none"/>
    </style:style>
    <style:style style:name="Dictionary.H355" style:family="table-cell">
      <style:table-cell-properties fo:padding="0in" fo:border="none"/>
    </style:style>
    <style:style style:name="Dictionary.B356" style:family="table-cell">
      <style:table-cell-properties fo:padding="0in" fo:border="none"/>
    </style:style>
    <style:style style:name="Dictionary.G356" style:family="table-cell">
      <style:table-cell-properties fo:padding="0in" fo:border="none"/>
    </style:style>
    <style:style style:name="Dictionary.B357" style:family="table-cell">
      <style:table-cell-properties fo:padding="0in" fo:border="none"/>
    </style:style>
    <style:style style:name="Dictionary.D357" style:family="table-cell">
      <style:table-cell-properties fo:padding="0in" fo:border="none"/>
    </style:style>
    <style:style style:name="Dictionary.F357" style:family="table-cell">
      <style:table-cell-properties fo:padding="0in" fo:border="none"/>
    </style:style>
    <style:style style:name="Dictionary.H357" style:family="table-cell">
      <style:table-cell-properties fo:padding="0in" fo:border="none"/>
    </style:style>
    <style:style style:name="Dictionary.B358" style:family="table-cell">
      <style:table-cell-properties fo:padding="0in" fo:border="none"/>
    </style:style>
    <style:style style:name="Dictionary.G358" style:family="table-cell">
      <style:table-cell-properties fo:padding="0in" fo:border="none"/>
    </style:style>
    <style:style style:name="Dictionary.B359" style:family="table-cell">
      <style:table-cell-properties fo:padding="0in" fo:border="none"/>
    </style:style>
    <style:style style:name="Dictionary.D359" style:family="table-cell">
      <style:table-cell-properties fo:padding="0in" fo:border="none"/>
    </style:style>
    <style:style style:name="Dictionary.F359" style:family="table-cell">
      <style:table-cell-properties fo:padding="0in" fo:border="none"/>
    </style:style>
    <style:style style:name="Dictionary.H359" style:family="table-cell">
      <style:table-cell-properties fo:padding="0in" fo:border="none"/>
    </style:style>
    <style:style style:name="Dictionary.B360" style:family="table-cell">
      <style:table-cell-properties fo:padding="0in" fo:border="none"/>
    </style:style>
    <style:style style:name="Dictionary.E360" style:family="table-cell">
      <style:table-cell-properties fo:padding="0in" fo:border="none"/>
    </style:style>
    <style:style style:name="Dictionary.I360" style:family="table-cell">
      <style:table-cell-properties fo:padding="0in" fo:border="none"/>
    </style:style>
    <style:style style:name="Dictionary.B361" style:family="table-cell">
      <style:table-cell-properties fo:padding="0in" fo:border="none"/>
    </style:style>
    <style:style style:name="Dictionary.D361" style:family="table-cell">
      <style:table-cell-properties fo:padding="0in" fo:border="none"/>
    </style:style>
    <style:style style:name="Dictionary.F361" style:family="table-cell">
      <style:table-cell-properties fo:padding="0in" fo:border="none"/>
    </style:style>
    <style:style style:name="Dictionary.H361" style:family="table-cell">
      <style:table-cell-properties fo:padding="0in" fo:border="none"/>
    </style:style>
    <style:style style:name="Dictionary.B362" style:family="table-cell">
      <style:table-cell-properties fo:padding="0in" fo:border="none"/>
    </style:style>
    <style:style style:name="Dictionary.G362" style:family="table-cell">
      <style:table-cell-properties fo:padding="0in" fo:border="none"/>
    </style:style>
    <style:style style:name="Dictionary.B363" style:family="table-cell">
      <style:table-cell-properties fo:padding="0in" fo:border="none"/>
    </style:style>
    <style:style style:name="Dictionary.D363" style:family="table-cell">
      <style:table-cell-properties fo:padding="0in" fo:border="none"/>
    </style:style>
    <style:style style:name="Dictionary.F363" style:family="table-cell">
      <style:table-cell-properties fo:padding="0in" fo:border="none"/>
    </style:style>
    <style:style style:name="Dictionary.H363" style:family="table-cell">
      <style:table-cell-properties fo:padding="0in" fo:border="none"/>
    </style:style>
    <style:style style:name="Dictionary.B364" style:family="table-cell">
      <style:table-cell-properties fo:padding="0in" fo:border="none"/>
    </style:style>
    <style:style style:name="Dictionary.G364" style:family="table-cell">
      <style:table-cell-properties fo:padding="0in" fo:border="none"/>
    </style:style>
    <style:style style:name="Dictionary.B365" style:family="table-cell">
      <style:table-cell-properties fo:padding="0in" fo:border="none"/>
    </style:style>
    <style:style style:name="Dictionary.D365" style:family="table-cell">
      <style:table-cell-properties fo:padding="0in" fo:border="none"/>
    </style:style>
    <style:style style:name="Dictionary.F365" style:family="table-cell">
      <style:table-cell-properties fo:padding="0in" fo:border="none"/>
    </style:style>
    <style:style style:name="Dictionary.H365" style:family="table-cell">
      <style:table-cell-properties fo:padding="0in" fo:border="none"/>
    </style:style>
    <style:style style:name="Dictionary.B366" style:family="table-cell">
      <style:table-cell-properties fo:padding="0in" fo:border="none"/>
    </style:style>
    <style:style style:name="Dictionary.G366" style:family="table-cell">
      <style:table-cell-properties fo:padding="0in" fo:border="none"/>
    </style:style>
    <style:style style:name="Dictionary.B367" style:family="table-cell">
      <style:table-cell-properties fo:padding="0in" fo:border="none"/>
    </style:style>
    <style:style style:name="Dictionary.D367" style:family="table-cell">
      <style:table-cell-properties fo:padding="0in" fo:border="none"/>
    </style:style>
    <style:style style:name="Dictionary.F367" style:family="table-cell">
      <style:table-cell-properties fo:padding="0in" fo:border="none"/>
    </style:style>
    <style:style style:name="Dictionary.H367" style:family="table-cell">
      <style:table-cell-properties fo:padding="0in" fo:border="none"/>
    </style:style>
    <style:style style:name="Dictionary.B368" style:family="table-cell">
      <style:table-cell-properties fo:padding="0in" fo:border="none"/>
    </style:style>
    <style:style style:name="Dictionary.G368" style:family="table-cell">
      <style:table-cell-properties fo:padding="0in" fo:border="none"/>
    </style:style>
    <style:style style:name="Dictionary.B369" style:family="table-cell">
      <style:table-cell-properties fo:padding="0in" fo:border="none"/>
    </style:style>
    <style:style style:name="Dictionary.D369" style:family="table-cell">
      <style:table-cell-properties fo:padding="0in" fo:border="none"/>
    </style:style>
    <style:style style:name="Dictionary.F369" style:family="table-cell">
      <style:table-cell-properties fo:padding="0in" fo:border="none"/>
    </style:style>
    <style:style style:name="Dictionary.H369" style:family="table-cell">
      <style:table-cell-properties fo:padding="0in" fo:border="none"/>
    </style:style>
    <style:style style:name="Dictionary.B370" style:family="table-cell">
      <style:table-cell-properties fo:padding="0in" fo:border="none"/>
    </style:style>
    <style:style style:name="Dictionary.G370" style:family="table-cell">
      <style:table-cell-properties fo:padding="0in" fo:border="none"/>
    </style:style>
    <style:style style:name="Dictionary.B371" style:family="table-cell">
      <style:table-cell-properties fo:padding="0in" fo:border="none"/>
    </style:style>
    <style:style style:name="Dictionary.D371" style:family="table-cell">
      <style:table-cell-properties fo:padding="0in" fo:border="none"/>
    </style:style>
    <style:style style:name="Dictionary.F371" style:family="table-cell">
      <style:table-cell-properties fo:padding="0in" fo:border="none"/>
    </style:style>
    <style:style style:name="Dictionary.H371" style:family="table-cell">
      <style:table-cell-properties fo:padding="0in" fo:border="none"/>
    </style:style>
    <style:style style:name="Dictionary.B372" style:family="table-cell">
      <style:table-cell-properties fo:padding="0in" fo:border="none"/>
    </style:style>
    <style:style style:name="Dictionary.G372" style:family="table-cell">
      <style:table-cell-properties fo:padding="0in" fo:border="none"/>
    </style:style>
    <style:style style:name="Dictionary.B373" style:family="table-cell">
      <style:table-cell-properties fo:padding="0in" fo:border="none"/>
    </style:style>
    <style:style style:name="Dictionary.D373" style:family="table-cell">
      <style:table-cell-properties fo:padding="0in" fo:border="none"/>
    </style:style>
    <style:style style:name="Dictionary.F373" style:family="table-cell">
      <style:table-cell-properties fo:padding="0in" fo:border="none"/>
    </style:style>
    <style:style style:name="Dictionary.H373" style:family="table-cell">
      <style:table-cell-properties fo:padding="0in" fo:border="none"/>
    </style:style>
    <style:style style:name="Dictionary.B374" style:family="table-cell">
      <style:table-cell-properties fo:padding="0in" fo:border="none"/>
    </style:style>
    <style:style style:name="Dictionary.G374" style:family="table-cell">
      <style:table-cell-properties fo:padding="0in" fo:border="none"/>
    </style:style>
    <style:style style:name="Dictionary.B375" style:family="table-cell">
      <style:table-cell-properties fo:padding="0in" fo:border="none"/>
    </style:style>
    <style:style style:name="Dictionary.D375" style:family="table-cell">
      <style:table-cell-properties fo:padding="0in" fo:border="none"/>
    </style:style>
    <style:style style:name="Dictionary.F375" style:family="table-cell">
      <style:table-cell-properties fo:padding="0in" fo:border="none"/>
    </style:style>
    <style:style style:name="Dictionary.H375" style:family="table-cell">
      <style:table-cell-properties fo:padding="0in" fo:border="none"/>
    </style:style>
    <style:style style:name="Dictionary.B376" style:family="table-cell">
      <style:table-cell-properties fo:padding="0in" fo:border="none"/>
    </style:style>
    <style:style style:name="Dictionary.G376" style:family="table-cell">
      <style:table-cell-properties fo:padding="0in" fo:border="none"/>
    </style:style>
    <style:style style:name="Dictionary.B377" style:family="table-cell">
      <style:table-cell-properties fo:padding="0in" fo:border="none"/>
    </style:style>
    <style:style style:name="Dictionary.D377" style:family="table-cell">
      <style:table-cell-properties fo:padding="0in" fo:border="none"/>
    </style:style>
    <style:style style:name="Dictionary.F377" style:family="table-cell">
      <style:table-cell-properties fo:padding="0in" fo:border="none"/>
    </style:style>
    <style:style style:name="Dictionary.H377" style:family="table-cell">
      <style:table-cell-properties fo:padding="0in" fo:border="none"/>
    </style:style>
    <style:style style:name="Dictionary.B378" style:family="table-cell">
      <style:table-cell-properties fo:padding="0in" fo:border="none"/>
    </style:style>
    <style:style style:name="Dictionary.G378" style:family="table-cell">
      <style:table-cell-properties fo:padding="0in" fo:border="none"/>
    </style:style>
    <style:style style:name="Dictionary.B379" style:family="table-cell">
      <style:table-cell-properties fo:padding="0in" fo:border="none"/>
    </style:style>
    <style:style style:name="Dictionary.D379" style:family="table-cell">
      <style:table-cell-properties fo:padding="0in" fo:border="none"/>
    </style:style>
    <style:style style:name="Dictionary.F379" style:family="table-cell">
      <style:table-cell-properties fo:padding="0in" fo:border="none"/>
    </style:style>
    <style:style style:name="Dictionary.H379" style:family="table-cell">
      <style:table-cell-properties fo:padding="0in" fo:border="none"/>
    </style:style>
    <style:style style:name="Dictionary.B380" style:family="table-cell">
      <style:table-cell-properties fo:padding="0in" fo:border="none"/>
    </style:style>
    <style:style style:name="Dictionary.G380" style:family="table-cell">
      <style:table-cell-properties fo:padding="0in" fo:border="none"/>
    </style:style>
    <style:style style:name="Dictionary.B381" style:family="table-cell">
      <style:table-cell-properties fo:padding="0in" fo:border="none"/>
    </style:style>
    <style:style style:name="Dictionary.D381" style:family="table-cell">
      <style:table-cell-properties fo:padding="0in" fo:border="none"/>
    </style:style>
    <style:style style:name="Dictionary.F381" style:family="table-cell">
      <style:table-cell-properties fo:padding="0in" fo:border="none"/>
    </style:style>
    <style:style style:name="Dictionary.H381" style:family="table-cell">
      <style:table-cell-properties fo:padding="0in" fo:border="none"/>
    </style:style>
    <style:style style:name="Dictionary.B382" style:family="table-cell">
      <style:table-cell-properties fo:padding="0in" fo:border="none"/>
    </style:style>
    <style:style style:name="Dictionary.G382" style:family="table-cell">
      <style:table-cell-properties fo:padding="0in" fo:border="none"/>
    </style:style>
    <style:style style:name="Dictionary.B383" style:family="table-cell">
      <style:table-cell-properties fo:padding="0in" fo:border="none"/>
    </style:style>
    <style:style style:name="Dictionary.D383" style:family="table-cell">
      <style:table-cell-properties fo:padding="0in" fo:border="none"/>
    </style:style>
    <style:style style:name="Dictionary.F383" style:family="table-cell">
      <style:table-cell-properties fo:padding="0in" fo:border="none"/>
    </style:style>
    <style:style style:name="Dictionary.H383" style:family="table-cell">
      <style:table-cell-properties fo:padding="0in" fo:border="none"/>
    </style:style>
    <style:style style:name="Dictionary.B384" style:family="table-cell">
      <style:table-cell-properties fo:padding="0in" fo:border="none"/>
    </style:style>
    <style:style style:name="Dictionary.G384" style:family="table-cell">
      <style:table-cell-properties fo:padding="0in" fo:border="none"/>
    </style:style>
    <style:style style:name="Dictionary.B385" style:family="table-cell">
      <style:table-cell-properties fo:padding="0in" fo:border="none"/>
    </style:style>
    <style:style style:name="Dictionary.D385" style:family="table-cell">
      <style:table-cell-properties fo:padding="0in" fo:border="none"/>
    </style:style>
    <style:style style:name="Dictionary.F385" style:family="table-cell">
      <style:table-cell-properties fo:padding="0in" fo:border="none"/>
    </style:style>
    <style:style style:name="Dictionary.H385" style:family="table-cell">
      <style:table-cell-properties fo:padding="0in" fo:border="none"/>
    </style:style>
    <style:style style:name="Dictionary.B386" style:family="table-cell">
      <style:table-cell-properties fo:padding="0in" fo:border="none"/>
    </style:style>
    <style:style style:name="Dictionary.G386" style:family="table-cell">
      <style:table-cell-properties fo:padding="0in" fo:border="none"/>
    </style:style>
    <style:style style:name="Dictionary.B387" style:family="table-cell">
      <style:table-cell-properties fo:padding="0in" fo:border="none"/>
    </style:style>
    <style:style style:name="Dictionary.D387" style:family="table-cell">
      <style:table-cell-properties fo:padding="0in" fo:border="none"/>
    </style:style>
    <style:style style:name="Dictionary.F387" style:family="table-cell">
      <style:table-cell-properties fo:padding="0in" fo:border="none"/>
    </style:style>
    <style:style style:name="Dictionary.H387" style:family="table-cell">
      <style:table-cell-properties fo:padding="0in" fo:border="none"/>
    </style:style>
    <style:style style:name="Dictionary.B388" style:family="table-cell">
      <style:table-cell-properties fo:padding="0in" fo:border="none"/>
    </style:style>
    <style:style style:name="Dictionary.G388" style:family="table-cell">
      <style:table-cell-properties fo:padding="0in" fo:border="none"/>
    </style:style>
    <style:style style:name="Dictionary.B389" style:family="table-cell">
      <style:table-cell-properties fo:padding="0in" fo:border="none"/>
    </style:style>
    <style:style style:name="Dictionary.D389" style:family="table-cell">
      <style:table-cell-properties fo:padding="0in" fo:border="none"/>
    </style:style>
    <style:style style:name="Dictionary.F389" style:family="table-cell">
      <style:table-cell-properties fo:padding="0in" fo:border="none"/>
    </style:style>
    <style:style style:name="Dictionary.H389" style:family="table-cell">
      <style:table-cell-properties fo:padding="0in" fo:border="none"/>
    </style:style>
    <style:style style:name="Dictionary.B390" style:family="table-cell">
      <style:table-cell-properties fo:padding="0in" fo:border="none"/>
    </style:style>
    <style:style style:name="Dictionary.B391" style:family="table-cell">
      <style:table-cell-properties fo:padding="0in" fo:border="none"/>
    </style:style>
    <style:style style:name="Dictionary.D391" style:family="table-cell">
      <style:table-cell-properties fo:padding="0in" fo:border="none"/>
    </style:style>
    <style:style style:name="Dictionary.F391" style:family="table-cell">
      <style:table-cell-properties fo:padding="0in" fo:border="none"/>
    </style:style>
    <style:style style:name="Dictionary.H391" style:family="table-cell">
      <style:table-cell-properties fo:padding="0in" fo:border="none"/>
    </style:style>
    <style:style style:name="Dictionary.B392" style:family="table-cell">
      <style:table-cell-properties fo:padding="0in" fo:border="none"/>
    </style:style>
    <style:style style:name="Dictionary.C392" style:family="table-cell">
      <style:table-cell-properties fo:padding="0in" fo:border="none"/>
    </style:style>
    <style:style style:name="Dictionary.G392" style:family="table-cell">
      <style:table-cell-properties fo:padding="0in" fo:border="none"/>
    </style:style>
    <style:style style:name="Dictionary.J392" style:family="table-cell">
      <style:table-cell-properties fo:padding="0in" fo:border="none"/>
    </style:style>
    <style:style style:name="Dictionary.B393" style:family="table-cell">
      <style:table-cell-properties fo:padding="0in" fo:border="none"/>
    </style:style>
    <style:style style:name="Dictionary.D393" style:family="table-cell">
      <style:table-cell-properties fo:padding="0in" fo:border="none"/>
    </style:style>
    <style:style style:name="Dictionary.F393" style:family="table-cell">
      <style:table-cell-properties fo:padding="0in" fo:border="none"/>
    </style:style>
    <style:style style:name="Dictionary.H393" style:family="table-cell">
      <style:table-cell-properties fo:padding="0in" fo:border="none"/>
    </style:style>
    <style:style style:name="Dictionary.B394" style:family="table-cell">
      <style:table-cell-properties fo:padding="0in" fo:border="none"/>
    </style:style>
    <style:style style:name="Dictionary.C394" style:family="table-cell">
      <style:table-cell-properties fo:padding="0in" fo:border="none"/>
    </style:style>
    <style:style style:name="Dictionary.G394" style:family="table-cell">
      <style:table-cell-properties fo:padding="0in" fo:border="none"/>
    </style:style>
    <style:style style:name="Dictionary.J394" style:family="table-cell">
      <style:table-cell-properties fo:padding="0in" fo:border="none"/>
    </style:style>
    <style:style style:name="Dictionary.B395" style:family="table-cell">
      <style:table-cell-properties fo:padding="0in" fo:border="none"/>
    </style:style>
    <style:style style:name="Dictionary.D395" style:family="table-cell">
      <style:table-cell-properties fo:padding="0in" fo:border="none"/>
    </style:style>
    <style:style style:name="Dictionary.F395" style:family="table-cell">
      <style:table-cell-properties fo:padding="0in" fo:border="none"/>
    </style:style>
    <style:style style:name="Dictionary.H395" style:family="table-cell">
      <style:table-cell-properties fo:padding="0in" fo:border="none"/>
    </style:style>
    <style:style style:name="Dictionary.B396" style:family="table-cell">
      <style:table-cell-properties fo:padding="0in" fo:border="none"/>
    </style:style>
    <style:style style:name="Dictionary.G396" style:family="table-cell">
      <style:table-cell-properties fo:padding="0in" fo:border="none"/>
    </style:style>
    <style:style style:name="Dictionary.B397" style:family="table-cell">
      <style:table-cell-properties fo:padding="0in" fo:border="none"/>
    </style:style>
    <style:style style:name="Dictionary.D397" style:family="table-cell">
      <style:table-cell-properties fo:padding="0in" fo:border="none"/>
    </style:style>
    <style:style style:name="Dictionary.F397" style:family="table-cell">
      <style:table-cell-properties fo:padding="0in" fo:border="none"/>
    </style:style>
    <style:style style:name="Dictionary.H397" style:family="table-cell">
      <style:table-cell-properties fo:padding="0in" fo:border="none"/>
    </style:style>
    <style:style style:name="Dictionary.B398" style:family="table-cell">
      <style:table-cell-properties fo:padding="0in" fo:border="none"/>
    </style:style>
    <style:style style:name="Dictionary.B399" style:family="table-cell">
      <style:table-cell-properties fo:padding="0in" fo:border="none"/>
    </style:style>
    <style:style style:name="Dictionary.D399" style:family="table-cell">
      <style:table-cell-properties fo:padding="0in" fo:border="none"/>
    </style:style>
    <style:style style:name="Dictionary.F399" style:family="table-cell">
      <style:table-cell-properties fo:padding="0in" fo:border="none"/>
    </style:style>
    <style:style style:name="Dictionary.H399" style:family="table-cell">
      <style:table-cell-properties fo:padding="0in" fo:border="none"/>
    </style:style>
    <style:style style:name="Dictionary.B400" style:family="table-cell">
      <style:table-cell-properties fo:padding="0in" fo:border="none"/>
    </style:style>
    <style:style style:name="Dictionary.E400" style:family="table-cell">
      <style:table-cell-properties fo:padding="0in" fo:border="none"/>
    </style:style>
    <style:style style:name="Dictionary.I400" style:family="table-cell">
      <style:table-cell-properties fo:padding="0in" fo:border="none"/>
    </style:style>
    <style:style style:name="Dictionary.B401" style:family="table-cell">
      <style:table-cell-properties fo:padding="0in" fo:border="none"/>
    </style:style>
    <style:style style:name="Dictionary.D401" style:family="table-cell">
      <style:table-cell-properties fo:padding="0in" fo:border="none"/>
    </style:style>
    <style:style style:name="Dictionary.F401" style:family="table-cell">
      <style:table-cell-properties fo:padding="0in" fo:border="none"/>
    </style:style>
    <style:style style:name="Dictionary.H401" style:family="table-cell">
      <style:table-cell-properties fo:padding="0in" fo:border="none"/>
    </style:style>
    <style:style style:name="Dictionary.B402" style:family="table-cell">
      <style:table-cell-properties fo:padding="0in" fo:border="none"/>
    </style:style>
    <style:style style:name="Dictionary.G402" style:family="table-cell">
      <style:table-cell-properties fo:padding="0in" fo:border="none"/>
    </style:style>
    <style:style style:name="Dictionary.B403" style:family="table-cell">
      <style:table-cell-properties fo:padding="0in" fo:border="none"/>
    </style:style>
    <style:style style:name="Dictionary.D403" style:family="table-cell">
      <style:table-cell-properties fo:padding="0in" fo:border="none"/>
    </style:style>
    <style:style style:name="Dictionary.F403" style:family="table-cell">
      <style:table-cell-properties fo:padding="0in" fo:border="none"/>
    </style:style>
    <style:style style:name="Dictionary.H403" style:family="table-cell">
      <style:table-cell-properties fo:padding="0in" fo:border="none"/>
    </style:style>
    <style:style style:name="Dictionary.B404" style:family="table-cell">
      <style:table-cell-properties fo:padding="0in" fo:border="none"/>
    </style:style>
    <style:style style:name="Dictionary.G404" style:family="table-cell">
      <style:table-cell-properties fo:padding="0in" fo:border="none"/>
    </style:style>
    <style:style style:name="Dictionary.B405" style:family="table-cell">
      <style:table-cell-properties fo:padding="0in" fo:border="none"/>
    </style:style>
    <style:style style:name="Dictionary.D405" style:family="table-cell">
      <style:table-cell-properties fo:padding="0in" fo:border="none"/>
    </style:style>
    <style:style style:name="Dictionary.F405" style:family="table-cell">
      <style:table-cell-properties fo:padding="0in" fo:border="none"/>
    </style:style>
    <style:style style:name="Dictionary.H405" style:family="table-cell">
      <style:table-cell-properties fo:padding="0in" fo:border="none"/>
    </style:style>
    <style:style style:name="Dictionary.B406" style:family="table-cell">
      <style:table-cell-properties fo:padding="0in" fo:border="none"/>
    </style:style>
    <style:style style:name="Dictionary.G406" style:family="table-cell">
      <style:table-cell-properties fo:padding="0in" fo:border="none"/>
    </style:style>
    <style:style style:name="Dictionary.B407" style:family="table-cell">
      <style:table-cell-properties fo:padding="0in" fo:border="none"/>
    </style:style>
    <style:style style:name="Dictionary.D407" style:family="table-cell">
      <style:table-cell-properties fo:padding="0in" fo:border="none"/>
    </style:style>
    <style:style style:name="Dictionary.F407" style:family="table-cell">
      <style:table-cell-properties fo:padding="0in" fo:border="none"/>
    </style:style>
    <style:style style:name="Dictionary.H407" style:family="table-cell">
      <style:table-cell-properties fo:padding="0in" fo:border="none"/>
    </style:style>
    <style:style style:name="Dictionary.B408" style:family="table-cell">
      <style:table-cell-properties fo:padding="0in" fo:border="none"/>
    </style:style>
    <style:style style:name="Dictionary.G408" style:family="table-cell">
      <style:table-cell-properties fo:padding="0in" fo:border="none"/>
    </style:style>
    <style:style style:name="Dictionary.B409" style:family="table-cell">
      <style:table-cell-properties fo:padding="0in" fo:border="none"/>
    </style:style>
    <style:style style:name="Dictionary.D409" style:family="table-cell">
      <style:table-cell-properties fo:padding="0in" fo:border="none"/>
    </style:style>
    <style:style style:name="Dictionary.F409" style:family="table-cell">
      <style:table-cell-properties fo:padding="0in" fo:border="none"/>
    </style:style>
    <style:style style:name="Dictionary.H409" style:family="table-cell">
      <style:table-cell-properties fo:padding="0in" fo:border="none"/>
    </style:style>
    <style:style style:name="Dictionary.B410" style:family="table-cell">
      <style:table-cell-properties fo:padding="0in" fo:border="none"/>
    </style:style>
    <style:style style:name="Dictionary.G410" style:family="table-cell">
      <style:table-cell-properties fo:padding="0in" fo:border="none"/>
    </style:style>
    <style:style style:name="Dictionary.B411" style:family="table-cell">
      <style:table-cell-properties fo:padding="0in" fo:border="none"/>
    </style:style>
    <style:style style:name="Dictionary.D411" style:family="table-cell">
      <style:table-cell-properties fo:padding="0in" fo:border="none"/>
    </style:style>
    <style:style style:name="Dictionary.F411" style:family="table-cell">
      <style:table-cell-properties fo:padding="0in" fo:border="none"/>
    </style:style>
    <style:style style:name="Dictionary.H411" style:family="table-cell">
      <style:table-cell-properties fo:padding="0in" fo:border="none"/>
    </style:style>
    <style:style style:name="Dictionary.B412" style:family="table-cell">
      <style:table-cell-properties fo:padding="0in" fo:border="none"/>
    </style:style>
    <style:style style:name="Dictionary.G412" style:family="table-cell">
      <style:table-cell-properties fo:padding="0in" fo:border="none"/>
    </style:style>
    <style:style style:name="Dictionary.B413" style:family="table-cell">
      <style:table-cell-properties fo:padding="0in" fo:border="none"/>
    </style:style>
    <style:style style:name="Dictionary.D413" style:family="table-cell">
      <style:table-cell-properties fo:padding="0in" fo:border="none"/>
    </style:style>
    <style:style style:name="Dictionary.F413" style:family="table-cell">
      <style:table-cell-properties fo:padding="0in" fo:border="none"/>
    </style:style>
    <style:style style:name="Dictionary.H413" style:family="table-cell">
      <style:table-cell-properties fo:padding="0in" fo:border="none"/>
    </style:style>
    <style:style style:name="Dictionary.B414" style:family="table-cell">
      <style:table-cell-properties fo:padding="0in" fo:border="none"/>
    </style:style>
    <style:style style:name="Dictionary.G414" style:family="table-cell">
      <style:table-cell-properties fo:padding="0in" fo:border="none"/>
    </style:style>
    <style:style style:name="Dictionary.B415" style:family="table-cell">
      <style:table-cell-properties fo:padding="0in" fo:border="none"/>
    </style:style>
    <style:style style:name="Dictionary.D415" style:family="table-cell">
      <style:table-cell-properties fo:padding="0in" fo:border="none"/>
    </style:style>
    <style:style style:name="Dictionary.F415" style:family="table-cell">
      <style:table-cell-properties fo:padding="0in" fo:border="none"/>
    </style:style>
    <style:style style:name="Dictionary.H415" style:family="table-cell">
      <style:table-cell-properties fo:padding="0in" fo:border="none"/>
    </style:style>
    <style:style style:name="Dictionary.B416" style:family="table-cell">
      <style:table-cell-properties fo:padding="0in" fo:border="none"/>
    </style:style>
    <style:style style:name="Dictionary.G416" style:family="table-cell">
      <style:table-cell-properties fo:padding="0in" fo:border="none"/>
    </style:style>
    <style:style style:name="Dictionary.B417" style:family="table-cell">
      <style:table-cell-properties fo:padding="0in" fo:border="none"/>
    </style:style>
    <style:style style:name="Dictionary.D417" style:family="table-cell">
      <style:table-cell-properties fo:padding="0in" fo:border="none"/>
    </style:style>
    <style:style style:name="Dictionary.F417" style:family="table-cell">
      <style:table-cell-properties fo:padding="0in" fo:border="none"/>
    </style:style>
    <style:style style:name="Dictionary.H417" style:family="table-cell">
      <style:table-cell-properties fo:padding="0in" fo:border="none"/>
    </style:style>
    <style:style style:name="Dictionary.B418" style:family="table-cell">
      <style:table-cell-properties fo:padding="0in" fo:border="none"/>
    </style:style>
    <style:style style:name="Dictionary.G418" style:family="table-cell">
      <style:table-cell-properties fo:padding="0in" fo:border="none"/>
    </style:style>
    <style:style style:name="Dictionary.B419" style:family="table-cell">
      <style:table-cell-properties fo:padding="0in" fo:border="none"/>
    </style:style>
    <style:style style:name="Dictionary.D419" style:family="table-cell">
      <style:table-cell-properties fo:padding="0in" fo:border="none"/>
    </style:style>
    <style:style style:name="Dictionary.F419" style:family="table-cell">
      <style:table-cell-properties fo:padding="0in" fo:border="none"/>
    </style:style>
    <style:style style:name="Dictionary.H419" style:family="table-cell">
      <style:table-cell-properties fo:padding="0in" fo:border="none"/>
    </style:style>
    <style:style style:name="Dictionary.B420" style:family="table-cell">
      <style:table-cell-properties fo:padding="0in" fo:border="none"/>
    </style:style>
    <style:style style:name="Dictionary.G420" style:family="table-cell">
      <style:table-cell-properties fo:padding="0in" fo:border="none"/>
    </style:style>
    <style:style style:name="Dictionary.B421" style:family="table-cell">
      <style:table-cell-properties fo:padding="0in" fo:border="none"/>
    </style:style>
    <style:style style:name="Dictionary.D421" style:family="table-cell">
      <style:table-cell-properties fo:padding="0in" fo:border="none"/>
    </style:style>
    <style:style style:name="Dictionary.F421" style:family="table-cell">
      <style:table-cell-properties fo:padding="0in" fo:border="none"/>
    </style:style>
    <style:style style:name="Dictionary.H421" style:family="table-cell">
      <style:table-cell-properties fo:padding="0in" fo:border="none"/>
    </style:style>
    <style:style style:name="Dictionary.B422" style:family="table-cell">
      <style:table-cell-properties fo:padding="0in" fo:border="none"/>
    </style:style>
    <style:style style:name="P1" style:family="paragraph" style:parent-style-name="Standard">
      <style:paragraph-properties fo:line-height="150%" fo:text-align="justify" style:justify-single-word="false"/>
      <style:text-properties style:font-name="Times New Roman"/>
    </style:style>
    <style:style style:name="P2" style:family="paragraph" style:parent-style-name="Standard">
      <style:paragraph-properties fo:line-height="150%" fo:text-align="justify" style:justify-single-word="false"/>
      <style:text-properties style:font-name="Times New Roman" fo:font-weight="normal" style:font-weight-asian="normal" style:font-weight-complex="normal"/>
    </style:style>
    <style:style style:name="P3" style:family="paragraph" style:parent-style-name="Standard">
      <style:paragraph-properties fo:line-height="150%"/>
      <style:text-properties style:font-name="Times New Roman" fo:font-size="14pt" style:font-size-asian="14pt" style:font-size-complex="14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6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line-height="150%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line-height="150%"/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Times New Roman" fo:font-size="14pt" fo:language="uk" fo:country="UA" fo:font-style="italic" style:font-size-asian="14pt" style:font-style-asian="italic" style:font-size-complex="14pt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Times New Roman" fo:font-size="14pt" fo:language="uk" fo:country="UA" fo:font-style="italic" style:font-size-asian="14pt" style:font-style-asian="italic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Times New Roman" fo:font-size="14pt" fo:language="uk" fo:country="UA" fo:font-style="italic" fo:font-weight="normal" style:font-size-asian="14pt" style:font-style-asian="italic" style:font-weight-asian="normal" style:font-size-complex="14pt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Times New Roman" fo:font-size="14pt" fo:language="uk" fo:country="UA" style:font-size-asian="14pt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Times New Roman" fo:font-size="9pt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line-height="150%"/>
    </style:style>
    <style:style style:name="P18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19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fo:font-style="normal" fo:font-weight="bold" style:font-size-asian="14pt" style:font-size-complex="14pt"/>
    </style:style>
    <style:style style:name="P20" style:family="paragraph" style:parent-style-name="Standard">
      <style:paragraph-properties fo:line-height="150%" fo:text-align="justify" style:justify-single-word="false"/>
      <style:text-properties fo:text-transform="uppercase" style:font-name="Times New Roman" fo:font-size="14pt" fo:language="uk" fo:country="UA" fo:font-weight="bold" style:font-size-asian="14pt" style:font-weight-asian="bold" style:font-size-complex="14pt" style:font-style-complex="italic" style:font-weight-complex="bold"/>
    </style:style>
    <style:style style:name="P21" style:family="paragraph" style:parent-style-name="Standard">
      <style:paragraph-properties fo:line-height="150%"/>
      <style:text-properties fo:text-transform="uppercase" style:font-name="Times New Roman" fo:font-size="14pt" fo:language="uk" fo:country="UA" fo:font-weight="bold" style:font-size-asian="14pt" style:font-weight-asian="bold" style:font-size-complex="14pt"/>
    </style:style>
    <style:style style:name="P22" style:family="paragraph" style:parent-style-name="Standard">
      <style:paragraph-properties fo:line-height="150%" fo:text-align="justify" style:justify-single-word="false"/>
      <style:text-properties fo:text-transform="uppercase" style:font-name="Times New Roman" fo:font-size="14pt" fo:language="uk" fo:country="UA" fo:font-weight="bold" style:font-size-asian="14pt" style:font-weight-asian="bold" style:font-size-complex="14pt"/>
    </style:style>
    <style:style style:name="P23" style:family="paragraph" style:parent-style-name="Standard">
      <style:paragraph-properties fo:line-height="150%" fo:text-align="justify" style:justify-single-word="false"/>
      <style:text-properties fo:text-transform="uppercase" style:font-name="Times New Roman" fo:font-size="14pt" fo:language="ru" fo:country="RU" fo:font-weight="bold" style:font-size-asian="14pt" style:font-weight-asian="bold" style:font-size-complex="14pt"/>
    </style:style>
    <style:style style:name="P24" style:family="paragraph" style:parent-style-name="Text_20_body">
      <style:paragraph-properties fo:margin-left="0in" fo:margin-right="0in" style:line-height-at-least="0.1354in" fo:orphans="2" fo:widows="2" fo:text-indent="0in" style:auto-text-indent="false" fo:padding="0in" fo:border="none"/>
      <style:text-properties style:font-name="Verdana" fo:font-size="9pt"/>
    </style:style>
    <style:style style:name="P25" style:family="paragraph" style:parent-style-name="Text_20_body">
      <style:paragraph-properties fo:margin-left="0in" fo:margin-right="0in" fo:line-height="150%" fo:text-align="justify" style:justify-single-word="false" fo:orphans="2" fo:widows="2" fo:text-indent="0in" style:auto-text-indent="false" fo:padding="0in" fo:border="none"/>
      <style:text-properties style:font-name="Verdana" fo:font-size="9pt" style:font-size-asian="14pt" style:font-size-complex="14pt"/>
    </style:style>
    <style:style style:name="P26" style:family="paragraph" style:parent-style-name="Text_20_body">
      <style:paragraph-properties fo:margin-left="0in" fo:margin-right="0in" fo:line-height="150%" fo:orphans="2" fo:widows="2" fo:text-indent="0in" style:auto-text-indent="false" fo:padding="0in" fo:border="none"/>
      <style:text-properties style:font-name="Verdana" fo:font-size="9pt" fo:font-weight="normal"/>
    </style:style>
    <style:style style:name="P27" style:family="paragraph" style:parent-style-name="Text_20_body">
      <style:paragraph-properties fo:margin-left="0in" fo:margin-right="0in" style:line-height-at-least="0.1354in" fo:orphans="2" fo:widows="2" fo:text-indent="0in" style:auto-text-indent="false" fo:padding="0in" fo:border="none"/>
      <style:text-properties style:font-name="Verdana" fo:font-size="9pt" fo:font-weight="normal"/>
    </style:style>
    <style:style style:name="P28" style:family="paragraph" style:parent-style-name="Text_20_body">
      <style:paragraph-properties fo:margin-left="0in" fo:margin-right="0in" fo:line-height="150%" fo:orphans="2" fo:widows="2" fo:text-indent="0in" style:auto-text-indent="false" fo:padding="0in" fo:border="none"/>
      <style:text-properties style:font-name="Verdana" fo:font-size="9pt"/>
    </style:style>
    <style:style style:name="P29" style:family="paragraph" style:parent-style-name="Text_20_body">
      <style:paragraph-properties fo:margin-left="0in" fo:margin-right="0in" style:line-height-at-least="0.1354in" fo:orphans="2" fo:widows="2" fo:text-indent="0in" style:auto-text-indent="false" fo:padding="0in" fo:border="none"/>
      <style:text-properties style:font-name="Verdana" fo:font-size="9pt" fo:font-style="normal" fo:font-weight="normal"/>
    </style:style>
    <style:style style:name="P30" style:family="paragraph" style:parent-style-name="Text_20_body">
      <style:paragraph-properties fo:margin-left="0in" fo:margin-right="0in" style:line-height-at-least="0.1354in" fo:orphans="2" fo:widows="2" fo:text-indent="0in" style:auto-text-indent="false" fo:padding="0in" fo:border="none"/>
      <style:text-properties fo:font-variant="normal" fo:text-transform="none" fo:color="#000000" style:font-name="Verdana" fo:font-size="9pt" fo:letter-spacing="normal" fo:font-style="normal" fo:font-weight="normal"/>
    </style:style>
    <style:style style:name="P31" style:family="paragraph" style:parent-style-name="Text_20_body">
      <style:paragraph-properties fo:margin-left="0in" fo:margin-right="0in" fo:line-height="150%" fo:orphans="2" fo:widows="2" fo:text-indent="0in" style:auto-text-indent="false" fo:padding="0in" fo:border="none"/>
      <style:text-properties fo:font-variant="normal" fo:text-transform="none" fo:color="#000000" style:font-name="Verdana" fo:font-size="9pt" fo:letter-spacing="normal" fo:font-style="normal" fo:font-weight="normal"/>
    </style:style>
    <style:style style:name="P32" style:family="paragraph" style:parent-style-name="Text_20_body">
      <style:paragraph-properties fo:margin-left="0in" fo:margin-right="0in" fo:line-height="150%" fo:orphans="2" fo:widows="2" fo:text-indent="0in" style:auto-text-indent="false" fo:padding="0in" fo:border="none"/>
      <style:text-properties fo:font-variant="normal" fo:text-transform="none" fo:color="#000000" style:font-name="Verdana" fo:font-size="9pt" fo:letter-spacing="normal" fo:font-style="normal" fo:font-weight="normal" style:font-size-asian="14pt" style:font-weight-asian="bold" style:font-size-complex="14pt" style:font-weight-complex="bold"/>
    </style:style>
    <style:style style:name="P33" style:family="paragraph" style:parent-style-name="Text_20_body">
      <style:paragraph-properties fo:margin-left="0in" fo:margin-right="0in" style:line-height-at-least="0.1354in" fo:orphans="2" fo:widows="2" fo:text-indent="0in" style:auto-text-indent="false" fo:padding="0in" fo:border="none"/>
      <style:text-properties fo:font-variant="normal" fo:text-transform="none" fo:color="#000000" style:font-name="Verdana" fo:font-size="9pt" fo:letter-spacing="normal" fo:font-style="normal" fo:font-weight="normal" style:font-size-asian="14pt" style:font-size-complex="14pt"/>
    </style:style>
    <style:style style:name="P34" style:family="paragraph" style:parent-style-name="Text_20_body">
      <style:paragraph-properties fo:margin-left="0in" fo:margin-right="0in" style:line-height-at-least="0.1354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Verdana" fo:font-size="9pt" fo:letter-spacing="normal" fo:font-style="normal" fo:font-weight="normal" style:font-size-asian="14pt" style:font-style-asian="normal" style:font-weight-asian="bold" style:font-size-complex="14pt" style:font-style-complex="normal" style:font-weight-complex="bold"/>
    </style:style>
    <style:style style:name="P35" style:family="paragraph" style:parent-style-name="Text_20_body">
      <style:paragraph-properties fo:margin-left="0in" fo:margin-right="0in" style:line-height-at-least="0.1354in" fo:orphans="2" fo:widows="2" fo:text-indent="0in" style:auto-text-indent="false" fo:padding="0in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36" style:family="paragraph" style:parent-style-name="Text_20_body">
      <style:paragraph-properties fo:margin-left="0in" fo:margin-right="0in" fo:line-height="150%" fo:orphans="2" fo:widows="2" fo:text-indent="0in" style:auto-text-indent="false" fo:padding="0in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37" style:family="paragraph" style:parent-style-name="Text_20_body">
      <style:paragraph-properties fo:margin-left="0in" fo:margin-right="0in" style:line-height-at-least="0.1354in" fo:orphans="2" fo:widows="2" fo:text-indent="0in" style:auto-text-indent="false" fo:padding="0in" fo:border="none"/>
      <style:text-properties fo:font-variant="normal" fo:text-transform="none" fo:color="#008000" style:font-name="Verdana" fo:font-size="9pt" fo:letter-spacing="normal" fo:font-style="normal" fo:font-weight="normal"/>
    </style:style>
    <style:style style:name="P38" style:family="paragraph" style:parent-style-name="Text_20_body">
      <style:paragraph-properties fo:margin-left="0in" fo:margin-right="0in" fo:line-height="150%" fo:orphans="2" fo:widows="2" fo:text-indent="0in" style:auto-text-indent="false" fo:padding="0in" fo:border="none"/>
      <style:text-properties fo:font-variant="normal" fo:text-transform="none" fo:color="#008000" style:font-name="Verdana" fo:font-size="9pt" fo:letter-spacing="normal" fo:font-style="normal" fo:font-weight="normal"/>
    </style:style>
    <style:style style:name="P39" style:family="paragraph" style:parent-style-name="Text_20_body">
      <style:paragraph-properties fo:margin-left="0in" fo:margin-right="0in" style:line-height-at-least="0.1354in" fo:orphans="2" fo:widows="2" fo:text-indent="0in" style:auto-text-indent="false" fo:padding="0in" fo:border="none"/>
      <style:text-properties fo:font-variant="normal" fo:text-transform="none" fo:color="#008000" style:font-name="Verdana" fo:font-size="9pt" fo:letter-spacing="normal" fo:font-style="italic" fo:font-weight="normal"/>
    </style:style>
    <style:style style:name="P40" style:family="paragraph" style:parent-style-name="Text_20_body">
      <style:paragraph-properties fo:margin-left="0in" fo:margin-right="0in" fo:line-height="150%" fo:orphans="2" fo:widows="2" fo:text-indent="0in" style:auto-text-indent="false" fo:padding="0in" fo:border="none"/>
      <style:text-properties fo:font-variant="normal" fo:text-transform="none" fo:color="#008000" style:font-name="Verdana" fo:font-size="9pt" fo:letter-spacing="normal" fo:font-style="italic" fo:font-weight="normal"/>
    </style:style>
    <style:style style:name="P41" style:family="paragraph" style:parent-style-name="Text_20_body">
      <style:paragraph-properties fo:margin-left="0in" fo:margin-right="0in" fo:line-height="150%" fo:orphans="2" fo:widows="2" fo:text-indent="0in" style:auto-text-indent="false" fo:padding="0in" fo:border="none"/>
      <style:text-properties style:font-name="Times New Roman" fo:font-size="14pt" style:font-size-asian="14pt" style:font-size-complex="14pt"/>
    </style:style>
    <style:style style:name="P42" style:family="paragraph" style:parent-style-name="Text_20_body">
      <style:paragraph-properties fo:margin-left="0in" fo:margin-right="0in" fo:line-height="150%" fo:orphans="2" fo:widows="2" fo:text-indent="0in" style:auto-text-indent="false" fo:padding="0in" fo:border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3" style:family="paragraph" style:parent-style-name="Text_20_body">
      <style:paragraph-properties fo:margin-left="0in" fo:margin-right="0in" style:line-height-at-least="0.1354in" fo:orphans="2" fo:widows="2" fo:text-indent="0in" style:auto-text-indent="false" fo:padding="0in" fo:border="none"/>
    </style:style>
    <style:style style:name="P44" style:family="paragraph" style:parent-style-name="Text_20_body">
      <style:paragraph-properties fo:margin-left="0in" fo:margin-right="0in" fo:line-height="150%" fo:orphans="2" fo:widows="2" fo:text-indent="0in" style:auto-text-indent="false" fo:padding="0in" fo:border="none"/>
    </style:style>
    <style:style style:name="P45" style:family="paragraph" style:parent-style-name="Text_20_body">
      <style:paragraph-properties fo:margin-left="0in" fo:margin-right="0in" fo:margin-top="0in" fo:margin-bottom="0in" style:line-height-at-least="0.1354in" fo:orphans="2" fo:widows="2" fo:text-indent="0in" style:auto-text-indent="false" fo:padding="0in" fo:border="none"/>
      <style:text-properties fo:font-variant="normal" fo:text-transform="none" fo:color="#000000" style:font-name="Verdana" fo:font-size="9pt" fo:letter-spacing="normal" fo:font-style="normal" fo:font-weight="normal"/>
    </style:style>
    <style:style style:name="P46" style:family="paragraph" style:parent-style-name="Text_20_body">
      <style:paragraph-properties fo:margin-left="0in" fo:margin-right="0in" fo:margin-top="0in" fo:margin-bottom="0in" fo:line-height="150%" fo:orphans="2" fo:widows="2" fo:text-indent="0in" style:auto-text-indent="false" fo:padding="0in" fo:border="none"/>
      <style:text-properties fo:font-variant="normal" fo:text-transform="none" fo:color="#000000" style:font-name="Verdana" fo:font-size="9pt" fo:letter-spacing="normal" fo:font-style="normal" fo:font-weight="normal"/>
    </style:style>
    <style:style style:name="P47" style:family="paragraph" style:parent-style-name="Text_20_body">
      <style:paragraph-properties fo:margin-left="0in" fo:margin-right="0in" fo:margin-top="0in" fo:margin-bottom="0in" style:line-height-at-least="0.1354in" fo:orphans="2" fo:widows="2" fo:text-indent="0in" style:auto-text-indent="false" fo:padding="0in" fo:border="none"/>
    </style:style>
    <style:style style:name="P48" style:family="paragraph" style:parent-style-name="Text_20_body">
      <style:paragraph-properties fo:margin-left="0in" fo:margin-right="0in" fo:margin-top="0in" fo:margin-bottom="0in" fo:line-height="150%" fo:orphans="2" fo:widows="2" fo:text-indent="0in" style:auto-text-indent="false" fo:padding="0in" fo:border="none"/>
    </style:style>
    <style:style style:name="P49" style:family="paragraph" style:parent-style-name="Standard">
      <style:paragraph-properties fo:margin-left="0in" fo:margin-right="0in" fo:line-height="150%" fo:orphans="2" fo:widows="2" fo:text-indent="0in" style:auto-text-indent="false"/>
      <style:text-properties style:font-name="Times New Roman" fo:font-size="14pt" style:font-size-asian="14pt" style:font-size-complex="14pt"/>
    </style:style>
    <style:style style:name="P50" style:family="paragraph" style:parent-style-name="Text_20_body">
      <style:paragraph-properties fo:margin-left="0.3126in" fo:margin-right="0in" fo:margin-top="0in" fo:margin-bottom="0in" style:line-height-at-least="0.1354in" fo:orphans="2" fo:widows="2" fo:text-indent="0in" style:auto-text-indent="false" fo:padding="0in" fo:border="none"/>
    </style:style>
    <style:style style:name="P51" style:family="paragraph" style:parent-style-name="Text_20_body">
      <style:paragraph-properties fo:margin-left="0.3126in" fo:margin-right="0in" fo:margin-top="0in" fo:margin-bottom="0in" fo:line-height="150%" fo:orphans="2" fo:widows="2" fo:text-indent="0in" style:auto-text-indent="false" fo:padding="0in" fo:border="none"/>
    </style:style>
    <style:style style:name="P52" style:family="paragraph" style:parent-style-name="Heading_20_2">
      <style:paragraph-properties fo:line-height="150%"/>
      <style:text-properties style:font-name="Times New Roman" fo:font-size="14pt" style:font-size-asian="14pt" style:font-size-complex="14pt"/>
    </style:style>
    <style:style style:name="P53" style:family="paragraph" style:parent-style-name="Heading_20_2">
      <style:paragraph-properties fo:line-height="150%"/>
      <style:text-properties fo:font-variant="normal" fo:text-transform="none" fo:color="#000000" style:font-name="Verdana" fo:font-size="14pt" fo:letter-spacing="normal" fo:font-style="normal" fo:font-weight="normal" style:font-size-asian="14pt" style:font-size-complex="14pt"/>
    </style:style>
    <style:style style:name="P54" style:family="paragraph" style:parent-style-name="Heading_20_2">
      <style:paragraph-properties fo:line-height="150%" fo:text-align="justify" style:justify-single-word="false"/>
      <style:text-properties fo:font-variant="normal" fo:text-transform="none" fo:color="#000000" style:font-name="Verdana" fo:font-size="14pt" fo:letter-spacing="normal" fo:font-style="normal" fo:font-weight="normal" style:font-size-asian="14pt" style:font-size-complex="14pt"/>
    </style:style>
    <style:style style:name="P55" style:family="paragraph" style:parent-style-name="Heading_20_2">
      <style:paragraph-properties fo:line-height="150%"/>
      <style:text-properties fo:font-variant="normal" fo:text-transform="none" fo:color="#000000" style:font-name="Verdana" fo:font-size="14pt" fo:letter-spacing="normal" fo:font-style="normal" fo:font-weight="normal" style:font-size-asian="14pt" style:font-weight-asian="bold" style:font-size-complex="14pt" style:font-weight-complex="bold"/>
    </style:style>
    <style:style style:name="P56" style:family="paragraph" style:parent-style-name="Heading_20_2">
      <style:paragraph-properties fo:line-height="150%" fo:text-align="justify" style:justify-single-word="false"/>
      <style:text-properties fo:font-variant="normal" fo:text-transform="none" fo:color="#000000" style:font-name="Verdana" fo:font-size="14pt" fo:letter-spacing="normal" fo:font-style="normal" fo:font-weight="normal" style:font-size-asian="14pt" style:font-style-asian="normal" style:font-weight-asian="bold" style:font-size-complex="14pt" style:font-style-complex="normal" style:font-weight-complex="bold"/>
    </style:style>
    <style:style style:name="P57" style:family="paragraph" style:parent-style-name="Heading_20_2">
      <style:paragraph-properties fo:line-height="150%"/>
      <style:text-properties fo:font-variant="normal" fo:text-transform="none" fo:color="#000000" style:font-name="Verdana" fo:font-size="14pt" fo:letter-spacing="normal" fo:font-style="normal" fo:font-weight="bold" style:font-size-asian="14pt" style:font-size-complex="14pt"/>
    </style:style>
    <style:style style:name="P58" style:family="paragraph" style:parent-style-name="Heading_20_2">
      <style:paragraph-properties fo:line-height="150%" fo:text-align="justify" style:justify-single-word="false"/>
      <style:text-properties fo:font-variant="normal" fo:text-transform="none" fo:color="#000000" style:font-name="Verdana" fo:font-size="14pt" fo:letter-spacing="normal" fo:font-style="normal" fo:font-weight="bold" style:font-size-asian="14pt" style:font-size-complex="14pt"/>
    </style:style>
    <style:style style:name="P59" style:family="paragraph" style:parent-style-name="Heading_20_2">
      <style:paragraph-properties fo:line-height="150%"/>
      <style:text-properties fo:font-variant="normal" fo:text-transform="none" fo:color="#000000" style:font-name="Verdana" fo:font-size="14pt" fo:letter-spacing="normal" fo:font-style="normal" fo:font-weight="bold" style:font-size-asian="14pt" style:font-weight-asian="normal" style:font-size-complex="14pt" style:font-weight-complex="normal"/>
    </style:style>
    <style:style style:name="P60" style:family="paragraph" style:parent-style-name="Heading_20_2">
      <style:paragraph-properties fo:line-height="150%"/>
      <style:text-properties fo:font-variant="normal" fo:text-transform="none" fo:color="#000000" style:font-name="Verdana" fo:font-size="14pt" fo:letter-spacing="normal" fo:font-style="normal" fo:font-weight="bold" style:font-size-asian="14pt" style:font-weight-asian="bold" style:font-size-complex="14pt" style:font-weight-complex="bold"/>
    </style:style>
    <style:style style:name="P61" style:family="paragraph" style:parent-style-name="Heading_20_2">
      <style:paragraph-properties fo:line-height="150%"/>
      <style:text-properties fo:font-variant="normal" fo:text-transform="none" fo:color="#000000" style:font-name="Verdana" fo:font-size="14pt" fo:letter-spacing="normal" fo:font-style="normal" fo:font-weight="bold" style:font-size-asian="12.25pt" style:font-size-complex="14pt"/>
    </style:style>
    <style:style style:name="P62" style:family="paragraph" style:parent-style-name="Heading_20_2">
      <style:paragraph-properties fo:line-height="150%"/>
      <style:text-properties fo:font-variant="normal" fo:text-transform="none" fo:color="#000000" style:font-name="Verdana" fo:letter-spacing="normal" fo:font-style="normal" fo:font-weight="normal"/>
    </style:style>
    <style:style style:name="P63" style:family="paragraph" style:parent-style-name="Heading_20_2">
      <style:paragraph-properties fo:line-height="150%"/>
      <style:text-properties fo:font-variant="normal" fo:text-transform="none" fo:color="#000000" style:font-name="Verdana" fo:font-size="9pt" fo:letter-spacing="normal" fo:font-style="normal" fo:font-weight="normal" style:font-size-asian="14pt" style:font-size-complex="14pt"/>
    </style:style>
    <style:style style:name="P64" style:family="paragraph" style:parent-style-name="Heading_20_2">
      <style:paragraph-properties fo:line-height="150%"/>
      <style:text-properties fo:font-variant="normal" fo:text-transform="none" fo:color="#000000" style:font-name="Verdana" fo:font-size="9pt" fo:letter-spacing="normal" fo:font-style="normal" fo:font-weight="bold" style:font-size-asian="14pt" style:font-size-complex="14pt"/>
    </style:style>
    <style:style style:name="P65" style:family="paragraph" style:parent-style-name="Heading_20_2">
      <style:paragraph-properties fo:line-height="150%"/>
      <style:text-properties fo:font-variant="normal" fo:text-transform="none" fo:color="#000000" style:font-name="Times New Roman" fo:font-size="14pt" fo:letter-spacing="normal" fo:font-style="normal" fo:font-weight="bold" style:font-size-asian="14pt" style:font-size-complex="14pt"/>
    </style:style>
    <style:style style:name="P66" style:family="paragraph" style:parent-style-name="Heading_20_2">
      <style:paragraph-properties fo:line-height="150%"/>
      <style:text-properties fo:font-variant="normal" fo:text-transform="none" fo:color="#000000" style:font-name="Times New Roman" fo:font-size="14pt" fo:letter-spacing="normal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P67" style:family="paragraph" style:parent-style-name="Heading_20_2">
      <style:paragraph-properties fo:line-height="150%"/>
      <style:text-properties style:font-name="Verdana" fo:font-size="14pt" fo:font-weight="normal"/>
    </style:style>
    <style:style style:name="P68" style:family="paragraph" style:parent-style-name="Heading_20_2">
      <style:paragraph-properties fo:line-height="150%"/>
    </style:style>
    <style:style style:name="P69" style:family="paragraph" style:parent-style-name="Heading_20_2">
      <style:paragraph-properties fo:line-height="150%" fo:text-align="justify" style:justify-single-word="false"/>
    </style:style>
    <style:style style:name="P70" style:family="paragraph" style:parent-style-name="Standard">
      <style:paragraph-properties fo:line-height="150%" fo:text-align="justify" style:justify-single-word="false"/>
      <style:text-properties fo:text-transform="uppercase" style:font-name="Times New Roman" fo:font-size="14pt" fo:language="uk" fo:country="UA" fo:font-weight="bold" style:font-size-asian="14pt" style:font-weight-asian="bold" style:font-size-complex="14pt"/>
    </style:style>
    <style:style style:name="P71" style:family="paragraph" style:parent-style-name="Standard">
      <style:paragraph-properties fo:line-height="150%" fo:text-align="justify" style:justify-single-word="false"/>
      <style:text-properties fo:text-transform="uppercase" style:font-name="Times New Roman" fo:font-size="14pt" fo:language="uk" fo:country="UA" fo:font-weight="bold" style:font-size-asian="14pt" style:font-weight-asian="bold" style:font-size-complex="14pt" style:font-style-complex="italic" style:font-weight-complex="normal"/>
    </style:style>
    <style:style style:name="P72" style:family="paragraph" style:parent-style-name="Standard">
      <style:paragraph-properties fo:line-height="150%" fo:text-align="justify" style:justify-single-word="false"/>
      <style:text-properties fo:text-transform="uppercase" style:font-name="Times New Roman" fo:font-size="14pt" fo:language="ru" fo:country="RU" fo:font-weight="bold" style:font-size-asian="14pt" style:font-weight-asian="bold" style:font-size-complex="14pt"/>
    </style:style>
    <style:style style:name="P73" style:family="paragraph" style:parent-style-name="Standard">
      <style:paragraph-properties fo:line-height="150%" fo:text-align="justify" style:justify-single-word="false"/>
      <style:text-properties style:font-name="Times New Roman" fo:font-size="14pt" fo:language="uk" fo:country="UA" fo:font-weight="bold" style:font-size-asian="14pt" style:font-weight-asian="bold" style:font-style-complex="italic" style:font-weight-complex="bold"/>
    </style:style>
    <style:style style:name="P74" style:family="paragraph" style:parent-style-name="Standard">
      <style:paragraph-properties fo:line-height="150%" fo:text-align="justify" style:justify-single-word="false"/>
      <style:text-properties style:font-name="Times New Roman" fo:font-size="14pt" fo:language="uk" fo:country="UA" fo:font-style="italic" style:font-size-asian="14pt" style:font-style-asian="italic"/>
    </style:style>
    <style:style style:name="P75" style:family="paragraph" style:parent-style-name="Standard">
      <style:paragraph-properties fo:line-height="150%"/>
      <style:text-properties style:font-name="Times New Roman" fo:font-size="14pt" style:font-size-asian="14pt" style:font-size-complex="14pt"/>
    </style:style>
    <style:style style:name="P76" style:family="paragraph" style:parent-style-name="Standard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77" style:family="paragraph" style:parent-style-name="Standard">
      <style:paragraph-properties fo:line-height="150%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78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79" style:family="paragraph" style:parent-style-name="Standard">
      <style:paragraph-properties fo:line-height="150%" fo:text-align="justify" style:justify-single-word="false"/>
      <style:text-properties style:font-name="Times New Roman"/>
    </style:style>
    <style:style style:name="P80" style:family="paragraph" style:parent-style-name="Standard">
      <style:text-properties fo:font-size="14pt" style:font-size-asian="14pt" style:font-size-complex="14pt"/>
    </style:style>
    <style:style style:name="P81" style:family="paragraph" style:parent-style-name="Text_20_body">
      <style:paragraph-properties fo:margin-left="0in" fo:margin-right="0in" style:line-height-at-least="0.1354in" fo:orphans="2" fo:widows="2" fo:text-indent="0in" style:auto-text-indent="false" fo:padding="0in" fo:border="none"/>
      <style:text-properties fo:font-variant="normal" fo:text-transform="none" fo:color="#000000" style:font-name="Verdana" fo:font-size="9pt" fo:letter-spacing="normal" fo:font-style="normal" fo:font-weight="normal"/>
    </style:style>
    <style:style style:name="P82" style:family="paragraph" style:parent-style-name="Text_20_body">
      <style:paragraph-properties fo:margin-left="0in" fo:margin-right="0in" style:line-height-at-least="0.1354in" fo:orphans="2" fo:widows="2" fo:text-indent="0in" style:auto-text-indent="false" fo:padding="0in" fo:border="none"/>
      <style:text-properties fo:font-variant="normal" fo:text-transform="none" fo:color="#000000" style:font-name="Verdana" fo:font-size="9pt" fo:letter-spacing="normal" fo:font-style="normal" fo:font-weight="bold"/>
    </style:style>
    <style:style style:name="P83" style:family="paragraph" style:parent-style-name="Text_20_body">
      <style:paragraph-properties fo:margin-left="0in" fo:margin-right="0in" style:line-height-at-least="0.1354in" fo:orphans="2" fo:widows="2" fo:text-indent="0in" style:auto-text-indent="false" fo:padding="0in" fo:border="none"/>
      <style:text-properties fo:font-variant="normal" fo:text-transform="none" fo:color="#008000" style:font-name="Verdana" fo:font-size="9pt" fo:letter-spacing="normal" fo:font-style="normal" fo:font-weight="normal"/>
    </style:style>
    <style:style style:name="P84" style:family="paragraph" style:parent-style-name="Text_20_body">
      <style:paragraph-properties fo:margin-left="0in" fo:margin-right="0in" style:line-height-at-least="0.1354in" fo:orphans="2" fo:widows="2" fo:text-indent="0in" style:auto-text-indent="false" fo:padding="0in" fo:border="none"/>
      <style:text-properties style:font-name="Verdana" fo:font-size="9pt"/>
    </style:style>
    <style:style style:name="P85" style:family="paragraph" style:parent-style-name="Text_20_body">
      <style:paragraph-properties fo:margin-left="0in" fo:margin-right="0in" style:line-height-at-least="0.1354in" fo:orphans="2" fo:widows="2" fo:text-indent="0in" style:auto-text-indent="false" fo:padding="0in" fo:border="none"/>
    </style:style>
    <style:style style:name="P86" style:family="paragraph" style:parent-style-name="Text_20_body">
      <style:paragraph-properties fo:margin-left="0.3126in" fo:margin-right="0in" fo:margin-top="0in" fo:margin-bottom="0in" style:line-height-at-least="0.1354in" fo:orphans="2" fo:widows="2" fo:text-indent="0in" style:auto-text-indent="false" fo:padding="0in" fo:border="none"/>
    </style:style>
    <style:style style:name="P87" style:family="paragraph" style:parent-style-name="Heading_20_2">
      <style:paragraph-properties fo:line-height="150%"/>
      <style:text-properties fo:font-variant="normal" fo:text-transform="none" fo:color="#000000" style:font-name="Verdana" fo:font-size="14pt" fo:letter-spacing="normal" fo:font-style="normal" fo:font-weight="normal" style:font-size-asian="14pt" style:font-size-complex="14pt"/>
    </style:style>
    <style:style style:name="P88" style:family="paragraph" style:parent-style-name="Heading_20_2">
      <style:paragraph-properties fo:line-height="150%" fo:text-align="justify" style:justify-single-word="false"/>
      <style:text-properties fo:font-variant="normal" fo:text-transform="none" fo:color="#000000" style:font-name="Verdana" fo:font-size="14pt" fo:letter-spacing="normal" fo:font-style="normal" fo:font-weight="normal" style:font-size-asian="14pt" style:font-size-complex="14pt"/>
    </style:style>
    <style:style style:name="P89" style:family="paragraph" style:parent-style-name="Heading_20_2">
      <style:paragraph-properties fo:line-height="150%"/>
      <style:text-properties fo:font-variant="normal" fo:text-transform="none" fo:color="#000000" style:font-name="Verdana" fo:font-size="14pt" fo:letter-spacing="normal" fo:font-style="normal" fo:font-weight="bold" style:font-size-asian="14pt" style:font-size-complex="14pt"/>
    </style:style>
    <style:style style:name="P90" style:family="paragraph" style:parent-style-name="Heading_20_2">
      <style:paragraph-properties fo:line-height="150%" fo:text-align="justify" style:justify-single-word="false"/>
      <style:text-properties fo:font-variant="normal" fo:text-transform="none" fo:color="#000000" style:font-name="Verdana" fo:font-size="14pt" fo:letter-spacing="normal" fo:font-style="normal" fo:font-weight="bold" style:font-size-asian="14pt" style:font-size-complex="14pt"/>
    </style:style>
    <style:style style:name="T1" style:family="text">
      <style:text-properties fo:text-transform="uppercase" fo:font-size="14pt" fo:language="uk" fo:country="UA" fo:font-weight="bold" style:font-size-asian="14pt" style:font-weight-asian="bold" style:font-size-complex="14pt" style:font-style-complex="italic" style:font-weight-complex="bold"/>
    </style:style>
    <style:style style:name="T2" style:family="text">
      <style:text-properties fo:text-transform="uppercase" fo:font-size="14pt" fo:language="uk" fo:country="UA" style:font-size-asian="14pt"/>
    </style:style>
    <style:style style:name="T3" style:family="text">
      <style:text-properties fo:text-transform="uppercase" style:font-name="Times New Roman" fo:font-size="14pt" fo:language="uk" fo:country="UA" fo:font-weight="bold" style:font-size-asian="14pt" style:font-weight-asian="bold" style:font-size-complex="14pt" style:font-weight-complex="bold"/>
    </style:style>
    <style:style style:name="T4" style:family="text">
      <style:text-properties fo:text-transform="uppercase" style:font-name="Times New Roman" fo:language="uk" fo:country="UA" fo:font-weight="bold" style:font-weight-asian="bold" style:font-style-complex="italic" style:font-weight-complex="bold"/>
    </style:style>
    <style:style style:name="T5" style:family="text">
      <style:text-properties fo:text-transform="uppercase" style:font-name="Times New Roman" fo:language="uk" fo:country="UA" fo:font-weight="bold" style:font-weight-asian="bold" style:font-weight-complex="bold"/>
    </style:style>
    <style:style style:name="T6" style:family="text">
      <style:text-properties fo:text-transform="uppercase" style:font-name="Times New Roman" fo:language="uk" fo:country="UA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text-transform="uppercase" style:font-name="Times New Roman" fo:language="uk" fo:country="UA" fo:font-style="normal" fo:font-weight="bold" style:font-style-asian="normal" style:font-weight-asian="bold" style:font-style-complex="italic" style:font-weight-complex="bold"/>
    </style:style>
    <style:style style:name="T8" style:family="text">
      <style:text-properties fo:text-transform="uppercase" style:font-name="Times New Roman" fo:language="uk" fo:country="UA" fo:font-style="normal" style:font-style-asian="normal" style:font-style-complex="italic"/>
    </style:style>
    <style:style style:name="T9" style:family="text">
      <style:text-properties fo:text-transform="uppercase" style:font-name="Times New Roman" fo:language="uk" fo:country="UA" style:font-weight-asian="bold"/>
    </style:style>
    <style:style style:name="T10" style:family="text">
      <style:text-properties fo:text-transform="uppercase" fo:color="#000000" fo:letter-spacing="normal" fo:language="uk" fo:country="UA" fo:font-style="italic" fo:font-weight="normal" style:font-style-asian="italic" style:font-weight-asian="normal" style:font-weight-complex="normal"/>
    </style:style>
    <style:style style:name="T11" style:family="text">
      <style:text-properties fo:text-transform="uppercase" fo:language="uk" fo:country="UA"/>
    </style:style>
    <style:style style:name="T12" style:family="text">
      <style:text-properties fo:text-transform="uppercase" fo:language="uk" fo:country="UA" fo:font-weight="bold" style:font-weight-asian="bold"/>
    </style:style>
    <style:style style:name="T13" style:family="text">
      <style:text-properties fo:text-transform="uppercase" fo:language="uk" fo:country="UA" fo:font-weight="bold" style:font-weight-asian="bold" style:font-style-complex="italic" style:font-weight-complex="bold"/>
    </style:style>
    <style:style style:name="T14" style:family="text">
      <style:text-properties fo:text-transform="uppercase" fo:language="uk" fo:country="UA" fo:font-weight="bold" style:font-weight-asian="bold" style:font-weight-complex="bold"/>
    </style:style>
    <style:style style:name="T15" style:family="text">
      <style:text-properties fo:text-transform="uppercase" fo:language="uk" fo:country="UA"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text-transform="uppercase" fo:language="uk" fo:country="UA" fo:font-style="normal" fo:font-weight="bold" style:font-style-asian="normal" style:font-weight-asian="bold" style:font-style-complex="italic" style:font-weight-complex="bold"/>
    </style:style>
    <style:style style:name="T17" style:family="text">
      <style:text-properties fo:text-transform="uppercase" fo:language="uk" fo:country="UA" fo:font-style="normal" style:font-style-asian="normal" style:font-style-complex="italic"/>
    </style:style>
    <style:style style:name="T18" style:family="text">
      <style:text-properties fo:text-transform="uppercase" fo:language="uk" fo:country="UA" style:font-weight-complex="normal"/>
    </style:style>
    <style:style style:name="T19" style:family="text">
      <style:text-properties fo:text-transform="uppercase" fo:color="#008000" style:font-name="Times New Roman" fo:font-size="14pt" fo:language="uk" fo:country="UA" fo:font-weight="bold" style:font-size-asian="14pt" style:font-weight-asian="bold" style:font-size-complex="14pt" style:font-style-complex="italic" style:font-weight-complex="bold"/>
    </style:style>
    <style:style style:name="T20" style:family="text">
      <style:text-properties fo:font-size="14pt" fo:language="uk" fo:country="UA" style:font-size-asian="14pt"/>
    </style:style>
    <style:style style:name="T21" style:family="text">
      <style:text-properties fo:font-size="14pt" fo:language="uk" fo:country="UA" style:font-size-asian="14pt" style:font-style-complex="italic"/>
    </style:style>
    <style:style style:name="T22" style:family="text">
      <style:text-properties fo:font-size="14pt" fo:language="uk" fo:country="UA" fo:font-style="italic" style:font-size-asian="14pt" style:font-style-asian="italic"/>
    </style:style>
    <style:style style:name="T23" style:family="text">
      <style:text-properties fo:font-size="14pt" fo:language="uk" fo:country="UA" fo:font-style="italic" style:font-size-asian="14pt" style:font-style-asian="italic" style:font-style-complex="italic"/>
    </style:style>
    <style:style style:name="T24" style:family="text">
      <style:text-properties fo:font-size="14pt" fo:language="uk" fo:country="UA" fo:font-style="italic" style:font-size-asian="14pt" style:font-style-asian="italic" style:font-weight-complex="bold"/>
    </style:style>
    <style:style style:name="T25" style:family="text">
      <style:text-properties fo:font-size="14pt" fo:language="uk" fo:country="UA" fo:font-style="italic" style:font-size-asian="14pt" style:font-style-asian="italic" style:font-size-complex="14pt" style:font-style-complex="italic"/>
    </style:style>
    <style:style style:name="T26" style:family="text">
      <style:text-properties fo:font-size="14pt" fo:language="uk" fo:country="UA" fo:font-style="italic" fo:font-weight="bold" style:font-size-asian="14pt" style:font-style-asian="italic" style:font-weight-asian="bold"/>
    </style:style>
    <style:style style:name="T27" style:family="text">
      <style:text-properties fo:font-size="14pt" fo:language="uk" fo:country="UA" fo:font-style="italic" fo:font-weight="bold" style:font-size-asian="14pt" style:font-style-asian="italic" style:font-weight-asian="bold" style:font-weight-complex="bold"/>
    </style:style>
    <style:style style:name="T28" style:family="text">
      <style:text-properties fo:font-size="14pt" fo:language="uk" fo:country="UA" fo:font-style="italic" fo:font-weight="bold" style:font-size-asian="14pt" style:font-style-asian="italic" style:font-weight-asian="bold" style:font-style-complex="italic"/>
    </style:style>
    <style:style style:name="T29" style:family="text">
      <style:text-properties fo:font-size="14pt" fo:language="uk" fo:country="UA" fo:font-style="italic" fo:font-weight="bold" style:font-size-asian="14pt" style:font-style-asian="italic" style:font-weight-asian="bold" style:font-style-complex="italic" style:font-weight-complex="bold"/>
    </style:style>
    <style:style style:name="T30" style:family="text">
      <style:text-properties fo:font-size="14pt" fo:language="uk" fo:country="UA" fo:font-style="italic" fo:font-weight="normal" style:font-size-asian="14pt" style:font-style-asian="italic" style:font-weight-asian="normal" style:font-weight-complex="normal"/>
    </style:style>
    <style:style style:name="T31" style:family="text">
      <style:text-properties fo:font-size="14pt" fo:language="uk" fo:country="UA" fo:font-style="italic" fo:font-weight="normal" style:font-size-asian="14pt" style:font-style-asian="italic" style:font-weight-asian="normal" style:font-style-complex="italic" style:font-weight-complex="normal"/>
    </style:style>
    <style:style style:name="T32" style:family="text">
      <style:text-properties fo:font-size="14pt" fo:language="uk" fo:country="UA" fo:font-weight="bold" style:font-size-asian="14pt" style:font-weight-asian="bold"/>
    </style:style>
    <style:style style:name="T33" style:family="text">
      <style:text-properties fo:font-size="14pt" fo:language="uk" fo:country="UA" fo:font-weight="bold" style:font-size-asian="14pt" style:font-weight-asian="bold" style:font-weight-complex="bold"/>
    </style:style>
    <style:style style:name="T34" style:family="text">
      <style:text-properties fo:font-size="14pt" fo:language="uk" fo:country="UA" fo:font-weight="bold" style:font-size-asian="14pt" style:font-weight-asian="bold" style:font-style-complex="italic" style:font-weight-complex="bold"/>
    </style:style>
    <style:style style:name="T35" style:family="text">
      <style:text-properties fo:font-size="14pt" fo:language="uk" fo:country="UA" fo:font-weight="normal" style:font-size-asian="14pt" style:font-weight-asian="normal" style:font-weight-complex="normal"/>
    </style:style>
    <style:style style:name="T36" style:family="text">
      <style:text-properties fo:font-size="14pt" fo:language="uk" fo:country="UA" fo:font-weight="normal" style:font-size-asian="14pt" style:font-weight-asian="normal" style:font-style-complex="italic" style:font-weight-complex="normal"/>
    </style:style>
    <style:style style:name="T37" style:family="text">
      <style:text-properties fo:font-size="14pt" fo:language="uk" fo:country="UA" fo:font-style="normal" style:font-size-asian="14pt" style:font-style-asian="normal" style:font-style-complex="normal"/>
    </style:style>
    <style:style style:name="T38" style:family="text">
      <style:text-properties fo:font-size="14pt" fo:language="uk" fo:country="UA" fo:font-style="normal" fo:font-weight="bold" style:font-size-asian="14pt" style:font-style-asian="normal" style:font-weight-asian="bold" style:font-style-complex="normal" style:font-weight-complex="bold"/>
    </style:style>
    <style:style style:name="T39" style:family="text">
      <style:text-properties fo:font-size="14pt" fo:language="uk" fo:country="UA" fo:font-style="normal" fo:font-weight="bold" style:font-size-asian="14pt" style:font-style-asian="normal" style:font-weight-asian="bold" style:font-style-complex="italic" style:font-weight-complex="bold"/>
    </style:style>
    <style:style style:name="T40" style:family="text">
      <style:text-properties fo:font-size="14pt" fo:language="uk" fo:country="UA" fo:font-style="normal" fo:font-weight="normal" style:font-size-asian="14pt" style:font-style-asian="normal" style:font-weight-asian="normal" style:font-style-complex="normal" style:font-weight-complex="normal"/>
    </style:style>
    <style:style style:name="T41" style:family="text">
      <style:text-properties fo:font-size="14pt" fo:language="en" fo:country="US" fo:font-style="italic" style:font-size-asian="14pt" style:font-style-asian="italic"/>
    </style:style>
    <style:style style:name="T42" style:family="text">
      <style:text-properties fo:font-size="14pt" fo:language="en" fo:country="US" fo:font-style="normal" style:font-size-asian="14pt" style:font-style-asian="normal" style:font-style-complex="normal"/>
    </style:style>
    <style:style style:name="T43" style:family="text">
      <style:text-properties fo:font-size="14pt" fo:language="en" fo:country="US" fo:font-style="normal" fo:font-weight="bold" style:font-size-asian="14pt" style:font-style-asian="normal" style:font-weight-asian="bold" style:font-style-complex="normal" style:font-weight-complex="bold"/>
    </style:style>
    <style:style style:name="T44" style:family="text">
      <style:text-properties fo:font-size="14pt" style:font-size-asian="14pt"/>
    </style:style>
    <style:style style:name="T45" style:family="text">
      <style:text-properties fo:font-size="14pt" fo:language="ru" fo:country="RU" fo:font-style="italic" style:font-size-asian="14pt" style:font-style-asian="italic"/>
    </style:style>
    <style:style style:name="T46" style:family="text">
      <style:text-properties fo:font-size="14pt" fo:language="ru" fo:country="RU" fo:font-style="italic" style:font-size-asian="14pt" style:font-style-asian="italic" style:font-style-complex="italic"/>
    </style:style>
    <style:style style:name="T47" style:family="text">
      <style:text-properties fo:font-size="14pt" fo:language="ru" fo:country="RU" fo:font-style="italic" fo:font-weight="bold" style:font-size-asian="14pt" style:font-style-asian="italic" style:font-weight-asian="bold" style:font-style-complex="italic"/>
    </style:style>
    <style:style style:name="T48" style:family="text">
      <style:text-properties fo:font-size="14pt" fo:language="ru" fo:country="RU" style:font-size-asian="14pt"/>
    </style:style>
    <style:style style:name="T49" style:family="text">
      <style:text-properties fo:font-size="14pt" fo:language="ru" fo:country="RU" style:font-size-asian="14pt" style:font-style-complex="italic"/>
    </style:style>
    <style:style style:name="T50" style:family="text">
      <style:text-properties fo:font-size="14pt" fo:language="ru" fo:country="RU" fo:font-weight="bold" style:font-size-asian="14pt" style:font-weight-asian="bold" style:font-style-complex="italic" style:font-weight-complex="bold"/>
    </style:style>
    <style:style style:name="T51" style:family="text">
      <style:text-properties fo:language="uk" fo:country="UA"/>
    </style:style>
    <style:style style:name="T52" style:family="text">
      <style:text-properties fo:language="uk" fo:country="UA" fo:font-style="italic" style:font-style-asian="italic"/>
    </style:style>
    <style:style style:name="T53" style:family="text">
      <style:text-properties fo:language="uk" fo:country="UA" fo:font-style="italic" style:font-style-asian="italic" style:font-style-complex="italic"/>
    </style:style>
    <style:style style:name="T54" style:family="text">
      <style:text-properties fo:language="uk" fo:country="UA" fo:font-style="italic" fo:font-weight="bold" style:font-style-asian="italic" style:font-weight-asian="bold"/>
    </style:style>
    <style:style style:name="T55" style:family="text">
      <style:text-properties fo:language="uk" fo:country="UA" fo:font-style="italic" fo:font-weight="bold" style:font-style-asian="italic" style:font-weight-asian="bold" style:font-weight-complex="bold"/>
    </style:style>
    <style:style style:name="T56" style:family="text">
      <style:text-properties fo:language="uk" fo:country="UA" fo:font-style="italic" fo:font-weight="bold" style:font-style-asian="italic" style:font-weight-asian="bold" style:font-style-complex="italic"/>
    </style:style>
    <style:style style:name="T57" style:family="text">
      <style:text-properties fo:language="uk" fo:country="UA" fo:font-style="italic" fo:font-weight="bold" style:font-style-asian="italic" style:font-weight-asian="bold" style:font-style-complex="italic" style:font-weight-complex="bold"/>
    </style:style>
    <style:style style:name="T58" style:family="text">
      <style:text-properties fo:language="uk" fo:country="UA" fo:font-style="italic" fo:font-weight="bold" style:font-style-asian="italic" style:font-style-complex="italic"/>
    </style:style>
    <style:style style:name="T59" style:family="text">
      <style:text-properties fo:language="uk" fo:country="UA" fo:font-style="italic" fo:font-weight="normal" style:font-style-asian="italic" style:font-weight-asian="normal" style:font-style-complex="italic" style:font-weight-complex="normal"/>
    </style:style>
    <style:style style:name="T60" style:family="text">
      <style:text-properties fo:language="uk" fo:country="UA" fo:font-style="italic" fo:font-weight="normal" style:font-style-asian="italic" style:font-weight-asian="normal" style:font-weight-complex="normal"/>
    </style:style>
    <style:style style:name="T61" style:family="text">
      <style:text-properties fo:language="uk" fo:country="UA" style:font-style-complex="italic"/>
    </style:style>
    <style:style style:name="T62" style:family="text">
      <style:text-properties fo:language="uk" fo:country="UA" fo:font-weight="bold" style:font-weight-asian="bold"/>
    </style:style>
    <style:style style:name="T63" style:family="text">
      <style:text-properties fo:language="uk" fo:country="UA" fo:font-weight="bold" style:font-weight-asian="bold" style:font-style-complex="italic" style:font-weight-complex="bold"/>
    </style:style>
    <style:style style:name="T64" style:family="text">
      <style:text-properties fo:language="uk" fo:country="UA" fo:font-weight="bold" style:font-weight-asian="bold" style:font-weight-complex="bold"/>
    </style:style>
    <style:style style:name="T65" style:family="text">
      <style:text-properties fo:language="uk" fo:country="UA" fo:font-weight="bold" style:font-weight-asian="normal" style:font-weight-complex="normal"/>
    </style:style>
    <style:style style:name="T66" style:family="text">
      <style:text-properties fo:language="uk" fo:country="UA" fo:font-style="normal" style:font-style-asian="normal" style:font-style-complex="normal"/>
    </style:style>
    <style:style style:name="T67" style:family="text">
      <style:text-properties fo:language="uk" fo:country="UA" fo:font-style="normal" fo:font-weight="bold" style:font-style-asian="normal" style:font-weight-asian="bold" style:font-style-complex="italic" style:font-weight-complex="bold"/>
    </style:style>
    <style:style style:name="T68" style:family="text">
      <style:text-properties fo:language="uk" fo:country="UA" fo:font-weight="normal" style:font-weight-asian="normal" style:font-weight-complex="normal"/>
    </style:style>
    <style:style style:name="T69" style:family="text">
      <style:text-properties fo:language="uk" fo:country="UA" fo:font-weight="normal" style:font-weight-asian="normal" style:font-style-complex="italic" style:font-weight-complex="normal"/>
    </style:style>
    <style:style style:name="T70" style:family="text">
      <style:text-properties fo:language="uk" fo:country="UA" style:font-weight-complex="normal"/>
    </style:style>
    <style:style style:name="T71" style:family="text">
      <style:text-properties fo:font-variant="normal" fo:text-transform="none" fo:color="#000000" fo:letter-spacing="normal"/>
    </style:style>
    <style:style style:name="T72" style:family="text">
      <style:text-properties fo:font-variant="normal" fo:text-transform="none" fo:color="#000000" fo:letter-spacing="normal" fo:font-style="normal"/>
    </style:style>
    <style:style style:name="T73" style:family="text">
      <style:text-properties fo:font-variant="normal" fo:text-transform="none" fo:color="#000000" fo:letter-spacing="normal" fo:font-style="normal" fo:font-weight="normal"/>
    </style:style>
    <style:style style:name="T74" style:family="text">
      <style:text-properties fo:font-variant="normal" fo:text-transform="none" fo:color="#000000" fo:letter-spacing="normal" fo:font-style="normal" fo:font-weight="bold"/>
    </style:style>
    <style:style style:name="T75" style:family="text">
      <style:text-properties fo:font-variant="normal" fo:text-transform="none" fo:color="#000000" fo:letter-spacing="normal" fo:font-style="normal" fo:font-weight="bold" style:font-size-asian="14pt" style:font-weight-asian="bold" style:font-size-complex="14pt" style:font-weight-complex="bold"/>
    </style:style>
    <style:style style:name="T76" style:family="text">
      <style:text-properties fo:font-variant="normal" fo:text-transform="none" fo:color="#000000" fo:letter-spacing="normal" fo:language="uk" fo:country="UA" fo:font-style="italic" style:font-style-asian="italic"/>
    </style:style>
    <style:style style:name="T77" style:family="text">
      <style:text-properties fo:font-variant="normal" fo:text-transform="none" fo:color="#000000" fo:letter-spacing="normal" fo:font-style="italic"/>
    </style:style>
    <style:style style:name="T78" style:family="text">
      <style:text-properties fo:font-variant="normal" fo:text-transform="none" fo:color="#000000" fo:letter-spacing="normal" fo:font-style="italic" fo:font-weight="normal"/>
    </style:style>
    <style:style style:name="T79" style:family="text">
      <style:text-properties fo:font-variant="normal" fo:text-transform="none" fo:color="#000000" style:font-name="Verdana" fo:font-size="9pt" fo:letter-spacing="normal" fo:font-style="normal" fo:font-weight="normal"/>
    </style:style>
    <style:style style:name="T80" style:family="text">
      <style:text-properties fo:font-variant="normal" fo:text-transform="none" fo:color="#000000" style:font-name="Verdana" fo:font-size="9pt" fo:letter-spacing="normal" fo:font-style="normal" fo:font-weight="bold"/>
    </style:style>
    <style:style style:name="T81" style:family="text">
      <style:text-properties fo:font-variant="normal" fo:text-transform="none" fo:color="#000000" style:font-name="Verdana" fo:font-size="9pt" fo:letter-spacing="normal" fo:font-style="normal" fo:font-weight="bold" style:font-weight-asian="bold" style:font-weight-complex="bold"/>
    </style:style>
    <style:style style:name="T82" style:family="text">
      <style:text-properties fo:font-variant="normal" fo:text-transform="none" fo:color="#000000" style:font-name="Verdana" fo:font-size="9pt" fo:letter-spacing="normal" fo:font-style="italic" fo:font-weight="normal"/>
    </style:style>
    <style:style style:name="T83" style:family="text">
      <style:text-properties fo:font-variant="normal" fo:text-transform="none" fo:color="#000000" style:font-name="Verdana" fo:font-size="14pt" fo:letter-spacing="normal" fo:font-style="normal" fo:font-weight="bold" style:font-size-asian="14pt" style:font-weight-asian="bold" style:font-size-complex="14pt" style:font-weight-complex="bold"/>
    </style:style>
    <style:style style:name="T84" style:family="text">
      <style:text-properties fo:font-variant="normal" fo:text-transform="none" fo:color="#000000" style:font-name="Verdana" fo:font-size="14pt" fo:letter-spacing="normal" fo:font-style="normal" fo:font-weight="bold" style:font-size-asian="14pt" style:font-size-complex="14pt"/>
    </style:style>
    <style:style style:name="T85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T86" style:family="text">
      <style:text-properties fo:font-variant="normal" fo:text-transform="none" fo:color="#000000" style:font-name="Times New Roman" fo:font-size="14pt" fo:letter-spacing="normal" fo:font-style="normal" fo:font-weight="bold" style:font-size-asian="14pt" style:font-size-complex="14pt"/>
    </style:style>
    <style:style style:name="T87" style:family="text">
      <style:text-properties fo:font-variant="normal" fo:text-transform="none" fo:color="#000000" style:font-name="Times New Roman" fo:font-size="14pt" fo:letter-spacing="normal" fo:language="uk" fo:country="UA" fo:font-style="normal" fo:font-weight="bold" style:font-size-asian="14pt" style:font-style-asian="normal" style:font-weight-asian="bold" style:font-style-complex="italic" style:font-weight-complex="bold"/>
    </style:style>
    <style:style style:name="T88" style:family="text">
      <style:text-properties fo:font-variant="normal" fo:text-transform="none" fo:color="#000000" fo:font-size="14pt" fo:letter-spacing="normal" fo:language="uk" fo:country="UA" fo:font-style="normal" fo:font-weight="bold" style:font-size-asian="14pt" style:font-weight-asian="bold" style:font-style-complex="italic" style:font-weight-complex="bold"/>
    </style:style>
    <style:style style:name="T89" style:family="text">
      <style:text-properties fo:font-variant="normal" fo:text-transform="none" fo:color="#000000" fo:font-size="14pt" fo:letter-spacing="normal" fo:language="uk" fo:country="UA" fo:font-style="normal" fo:font-weight="normal" style:font-size-asian="14pt" style:font-style-complex="italic"/>
    </style:style>
    <style:style style:name="T90" style:family="text">
      <style:text-properties fo:font-variant="normal" fo:text-transform="none" fo:color="#000000" fo:font-size="14pt" fo:letter-spacing="normal" fo:language="uk" fo:country="UA" fo:font-style="normal" fo:font-weight="normal" style:font-size-asian="14pt" style:font-weight-asian="normal" style:font-style-complex="italic" style:font-weight-complex="normal"/>
    </style:style>
    <style:style style:name="T91" style:family="text">
      <style:text-properties fo:font-variant="normal" fo:text-transform="none" fo:color="#008000" fo:letter-spacing="normal" fo:font-style="italic"/>
    </style:style>
    <style:style style:name="T92" style:family="text">
      <style:text-properties fo:font-variant="normal" fo:text-transform="none" fo:color="#008000" fo:letter-spacing="normal" fo:font-style="italic" fo:font-weight="normal"/>
    </style:style>
    <style:style style:name="T93" style:family="text">
      <style:text-properties fo:font-variant="normal" fo:text-transform="none" fo:color="#008000" fo:letter-spacing="normal" fo:font-style="normal" fo:font-weight="normal"/>
    </style:style>
    <style:style style:name="T94" style:family="text">
      <style:text-properties fo:font-variant="normal" fo:text-transform="none" fo:color="#008000" style:font-name="Verdana" fo:font-size="9pt" fo:letter-spacing="normal" fo:font-style="italic" fo:font-weight="normal"/>
    </style:style>
    <style:style style:name="T95" style:family="text">
      <style:text-properties fo:font-variant="normal" fo:text-transform="none" fo:color="#008000" style:font-name="Verdana" fo:font-size="9pt" fo:letter-spacing="normal" fo:font-style="normal" fo:font-weight="normal"/>
    </style:style>
    <style:style style:name="T96" style:family="text">
      <style:text-properties fo:font-variant="normal" fo:text-transform="none" fo:color="#008000" style:font-name="Times New Roman" fo:font-size="14pt" fo:letter-spacing="normal" fo:font-style="normal" fo:font-weight="normal" style:font-size-asian="14pt" style:font-size-complex="14pt"/>
    </style:style>
    <style:style style:name="T97" style:family="text">
      <style:text-properties fo:font-variant="normal" fo:text-transform="none" fo:color="#008000" style:font-name="Times New Roman" fo:font-size="14pt" fo:letter-spacing="normal" fo:font-style="italic" fo:font-weight="normal" style:font-size-asian="14pt" style:font-size-complex="14pt"/>
    </style:style>
    <style:style style:name="T98" style:family="text">
      <style:text-properties fo:font-variant="normal" fo:text-transform="none" fo:color="#1b75bc" style:font-name="Verdana" fo:font-size="9pt" fo:letter-spacing="normal" fo:font-style="normal" fo:font-weight="normal"/>
    </style:style>
    <style:style style:name="T99" style:family="text">
      <style:text-properties fo:font-variant="normal" fo:text-transform="none" fo:color="#1b75bc" style:font-name="Verdana" fo:font-size="9pt" fo:letter-spacing="normal" fo:font-style="normal" fo:font-weight="normal" fo:background-color="transparent"/>
    </style:style>
    <style:style style:name="T100" style:family="text">
      <style:text-properties fo:font-variant="normal" fo:text-transform="none" fo:color="#1b75bc" style:font-name="Times New Roman" fo:font-size="14pt" fo:letter-spacing="normal" fo:font-style="normal" fo:font-weight="normal" fo:background-color="transparent" style:font-size-asian="14pt" style:font-size-complex="14pt"/>
    </style:style>
    <style:style style:name="T101" style:family="text">
      <style:text-properties fo:font-variant="normal" fo:text-transform="none" fo:color="#1b75bc" style:font-name="Times New Roman" fo:font-size="14pt" fo:letter-spacing="normal" fo:font-style="normal" fo:font-weight="normal" style:font-size-asian="14pt" style:font-size-complex="14pt"/>
    </style:style>
    <style:style style:name="T102" style:family="text">
      <style:text-properties fo:font-variant="normal" fo:text-transform="none" fo:color="#ff0000" style:font-name="Verdana" fo:font-size="9pt" fo:letter-spacing="normal" fo:font-style="normal" fo:font-weight="normal"/>
    </style:style>
    <style:style style:name="T103" style:family="text">
      <style:text-properties fo:font-variant="normal" fo:text-transform="none" fo:color="#ff0000" style:font-name="Verdana" fo:font-size="14pt" fo:letter-spacing="normal" fo:font-style="normal" fo:font-weight="bold" style:font-size-asian="14pt" style:font-weight-asian="bold" style:font-size-complex="14pt" style:font-weight-complex="bold"/>
    </style:style>
    <style:style style:name="T104" style:family="text">
      <style:text-properties fo:font-variant="normal" fo:text-transform="none" fo:color="#ff0000" style:font-name="Verdana" fo:font-size="14pt" fo:letter-spacing="normal" fo:font-style="normal" fo:font-weight="bold" style:font-size-asian="14pt" style:font-size-complex="14pt"/>
    </style:style>
    <style:style style:name="T105" style:family="text">
      <style:text-properties fo:font-variant="normal" fo:text-transform="none" fo:color="#ff0000" fo:letter-spacing="normal" fo:font-style="normal" fo:font-weight="normal"/>
    </style:style>
    <style:style style:name="T106" style:family="text">
      <style:text-properties fo:font-variant="normal" fo:text-transform="none" fo:color="#ff0000" fo:letter-spacing="normal" fo:font-style="normal" fo:font-weight="bold"/>
    </style:style>
    <style:style style:name="T107" style:family="text">
      <style:text-properties fo:font-variant="normal" fo:text-transform="none" fo:color="#ff0000" fo:letter-spacing="normal" fo:font-style="normal" fo:font-weight="bold" style:font-size-asian="14pt" style:font-weight-asian="bold" style:font-size-complex="14pt" style:font-weight-complex="bold"/>
    </style:style>
    <style:style style:name="T108" style:family="text">
      <style:text-properties fo:font-variant="normal" fo:text-transform="none" fo:color="#ff0000" style:font-name="Times New Roman" fo:font-size="14pt" fo:letter-spacing="normal" fo:font-style="normal" fo:font-weight="bold" style:font-size-asian="14pt" style:font-size-complex="14pt"/>
    </style:style>
    <style:style style:name="T109" style:family="text">
      <style:text-properties fo:font-variant="normal" fo:text-transform="none" fo:color="#222222" fo:letter-spacing="normal" fo:font-style="normal"/>
    </style:style>
    <style:style style:name="T110" style:family="text">
      <style:text-properties fo:font-variant="normal" fo:text-transform="none" fo:color="#222222" fo:letter-spacing="normal" fo:font-style="normal" fo:font-weight="normal"/>
    </style:style>
    <style:style style:name="T111" style:family="text">
      <style:text-properties fo:font-weight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style-complex="italic" style:font-weight-complex="bold"/>
    </style:style>
    <style:style style:name="T114" style:family="text">
      <style:text-properties fo:color="#008000"/>
    </style:style>
    <style:style style:name="T115" style:family="text">
      <style:text-properties fo:color="#008000" fo:font-style="italic"/>
    </style:style>
    <style:style style:name="T116" style:family="text">
      <style:text-properties fo:color="#008000" fo:font-style="italic" fo:font-weight="bold"/>
    </style:style>
    <style:style style:name="T117" style:family="text">
      <style:text-properties fo:color="#008000" style:font-name="Times New Roman" fo:font-size="14pt" fo:language="uk" fo:country="UA" fo:font-weight="bold" style:font-size-asian="14pt" style:font-weight-asian="bold" style:font-size-complex="14pt" style:font-style-complex="italic" style:font-weight-complex="bold"/>
    </style:style>
    <style:style style:name="T118" style:family="text">
      <style:text-properties fo:color="#008000" style:font-name="Times New Roman" fo:font-size="14pt" fo:language="uk" fo:country="UA" fo:font-weight="bold" style:font-size-asian="14pt" style:font-weight-asian="bold" style:font-weight-complex="bold"/>
    </style:style>
    <style:style style:name="T119" style:family="text">
      <style:text-properties fo:color="#008000" style:font-name="Times New Roman" fo:font-size="14pt" fo:language="uk" fo:country="UA" fo:font-weight="bold" style:font-size-asian="14pt" style:font-weight-asian="bold" style:font-style-complex="italic" style:font-weight-complex="bold"/>
    </style:style>
    <style:style style:name="T120" style:family="text">
      <style:text-properties fo:color="#008000" fo:font-weight="bold"/>
    </style:style>
    <style:style style:name="T121" style:family="text">
      <style:text-properties style:font-name="Times New Roman" fo:font-size="14pt" fo:language="uk" fo:country="UA" fo:font-style="italic" style:font-size-asian="14pt" style:font-style-asian="italic" style:font-size-complex="14pt"/>
    </style:style>
    <style:style style:name="T122" style:family="text">
      <style:text-properties style:font-name="Times New Roman" fo:font-size="14pt" fo:language="uk" fo:country="UA" fo:font-style="italic" fo:font-weight="bold" style:font-size-asian="14pt" style:font-style-asian="italic" style:font-weight-asian="bold" style:font-size-complex="14pt" style:font-weight-complex="bold"/>
    </style:style>
    <style:style style:name="T123" style:family="text">
      <style:text-properties style:font-name="Times New Roman" fo:language="uk" fo:country="UA" style:font-style-complex="italic"/>
    </style:style>
    <style:style style:name="T124" style:family="text">
      <style:text-properties style:font-name="Times New Roman" fo:language="uk" fo:country="UA" fo:font-weight="bold" style:font-weight-asian="bold" style:font-style-complex="italic" style:font-weight-complex="bold"/>
    </style:style>
    <style:style style:name="T125" style:family="text">
      <style:text-properties style:font-name="Times New Roman" fo:language="uk" fo:country="UA" fo:font-weight="bold" style:font-weight-asian="bold" style:font-weight-complex="bold"/>
    </style:style>
    <style:style style:name="T126" style:family="text">
      <style:text-properties style:font-name="Times New Roman" fo:language="uk" fo:country="UA" fo:font-weight="bold" style:font-style-asian="normal" style:font-weight-asian="bold" style:font-style-complex="italic" style:font-weight-complex="bold"/>
    </style:style>
    <style:style style:name="T127" style:family="text">
      <style:text-properties style:font-name="Times New Roman" fo:language="uk" fo:country="UA" fo:font-weight="normal" style:font-weight-asian="normal" style:font-style-complex="italic" style:font-weight-complex="normal"/>
    </style:style>
    <style:style style:name="T128" style:family="text">
      <style:text-properties fo:language="en" fo:country="US"/>
    </style:style>
    <style:style style:name="T129" style:family="text">
      <style:text-properties fo:language="en" fo:country="US" fo:font-style="italic" style:font-style-asian="italic"/>
    </style:style>
    <style:style style:name="T130" style:family="text">
      <style:text-properties fo:language="en" fo:country="US" fo:font-style="italic" style:font-style-asian="italic" style:font-style-complex="italic"/>
    </style:style>
    <style:style style:name="T131" style:family="text">
      <style:text-properties fo:language="en" fo:country="US" fo:font-style="italic" fo:font-weight="bold" style:font-style-asian="italic" style:font-weight-asian="bold" style:font-weight-complex="bold"/>
    </style:style>
    <style:style style:name="T132" style:family="text">
      <style:text-properties fo:language="en" fo:country="US" fo:font-style="italic" fo:font-weight="normal" style:font-style-asian="italic" style:font-weight-asian="normal" style:font-weight-complex="normal"/>
    </style:style>
    <style:style style:name="T133" style:family="text">
      <style:text-properties fo:language="en" fo:country="US" fo:font-weight="bold" style:font-weight-asian="bold" style:font-weight-complex="bold"/>
    </style:style>
    <style:style style:name="T134" style:family="text">
      <style:text-properties fo:language="en" fo:country="US" fo:font-weight="normal" style:font-weight-asian="normal" style:font-weight-complex="normal"/>
    </style:style>
    <style:style style:name="T135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136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137" style:family="text">
      <style:text-properties fo:color="#ff0000"/>
    </style:style>
    <style:style style:name="T138" style:family="text">
      <style:text-properties fo:color="#ff0000" fo:font-weight="bold"/>
    </style:style>
    <style:style style:name="T139" style:family="text">
      <style:text-properties fo:color="#ff0000" style:font-name="Times New Roman" fo:language="uk" fo:country="UA" fo:font-style="italic" fo:font-weight="bold" style:font-style-asian="italic" style:font-weight-asian="bold" style:font-weight-complex="bold"/>
    </style:style>
    <style:style style:name="T140" style:family="text">
      <style:text-properties fo:color="#ff0000" style:font-name="Times New Roman" fo:language="uk" fo:country="UA" fo:font-style="italic" fo:font-weight="bold" style:font-style-asian="italic" style:font-weight-asian="bold" style:font-style-complex="italic" style:font-weight-complex="bold"/>
    </style:style>
    <style:style style:name="T141" style:family="text">
      <style:text-properties fo:color="#ff0000" fo:language="uk" fo:country="UA" fo:font-weight="bold" style:font-weight-asian="normal" style:font-weight-complex="normal"/>
    </style:style>
    <style:style style:name="T142" style:family="text">
      <style:text-properties fo:color="#ff0000" fo:language="uk" fo:country="UA" fo:font-style="italic" fo:font-weight="bold" style:font-style-asian="italic" style:font-style-complex="italic"/>
    </style:style>
    <style:style style:name="T143" style:family="text">
      <style:text-properties fo:font-weight="normal" style:font-weight-asian="normal" style:font-weight-complex="normal"/>
    </style:style>
    <style:style style:name="T144" style:family="text">
      <style:text-properties fo:font-style="italic"/>
    </style:style>
    <style:style style:name="T145" style:family="text">
      <style:text-properties fo:font-style="italic" style:font-style-asian="italic" style:font-style-complex="italic"/>
    </style:style>
    <style:style style:name="T146" style:family="text">
      <style:text-properties fo:language="ru" fo:country="RU"/>
    </style:style>
    <style:style style:name="T147" style:family="text">
      <style:text-properties style:font-weight-asian="bold" style:font-weight-complex="bold"/>
    </style:style>
    <style:style style:name="T148" style:family="text">
      <style:text-properties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Dictionary" table:style-name="Dictionary">
        <table:table-column table:style-name="Dictionary.A"/>
        <table:table-column table:style-name="Dictionary.B"/>
        <table:table-column table:style-name="Dictionary.C"/>
        <table:table-column table:style-name="Dictionary.D"/>
        <table:table-column table:style-name="Dictionary.E"/>
        <table:table-column table:style-name="Dictionary.F"/>
        <table:table-column table:style-name="Dictionary.G"/>
        <table:table-column table:style-name="Dictionary.H"/>
        <table:table-column table:style-name="Dictionary.I"/>
        <table:table-column table:style-name="Dictionary.J"/>
        <table:table-row>
          <table:table-cell table:style-name="Dictionary.A1" table:number-rows-spanned="2" office:value-type="string">
            <text:p text:style-name="P3">1</text:p>
          </table:table-cell>
          <table:table-cell table:style-name="Dictionary.B1" table:number-columns-spanned="2" office:value-type="string">
            <text:p text:style-name="P8"><text:span text:style-name="T51">БАСАМА</text:span><text:span text:style-name="T51"></text:span><text:span text:style-name="T51">НИТИ</text:span></text:p>
          </table:table-cell>
          <table:covered-table-cell/>
          <table:table-cell table:style-name="Dictionary.D1" table:number-columns-spanned="2" office:value-type="string">
            <text:p text:style-name="P10"><text:span text:style-name="T66">-ню, -ниш,</text:span><text:span text:style-name="T51"> дієсл., недок., перех., інд.-авт.</text:span><text:span text:style-name="T146">,</text:span><text:span text:style-name="T51"> </text:span><text:span text:style-name="T128">[1]</text:span></text:p>
          </table:table-cell>
          <table:covered-table-cell/>
          <table:table-cell table:style-name="Dictionary.F1" table:number-columns-spanned="2" office:value-type="string">
            <text:p text:style-name="P3"><text:span text:style-name="T51">Похідне від </text:span><text:span text:style-name="T64">басаман</text:span></text:p>
          </table:table-cell>
          <table:covered-table-cell/>
          <table:table-cell table:style-name="Dictionary.H1" table:number-columns-spanned="3" office:value-type="string">
            <text:p text:style-name="P3"><text:span text:style-name="T51">Гойдається вечора зламана віть,/ і синню тяжкою в осінній пожежі/ мій дух </text:span><text:span text:style-name="T64">басаманить</text:span><text:span text:style-name="T51">. (П-1:27)</text:span></text:p>
          </table:table-cell>
          <table:covered-table-cell/>
          <table:covered-table-cell/>
        </table:table-row>
        <table:table-row>
          <table:covered-table-cell/>
          <table:table-cell table:style-name="Dictionary.A1" table:number-columns-spanned="9" office:value-type="string">
            <text:h text:style-name="P68" text:outline-level="2"><text:span text:style-name="T86">Басам</text:span><text:span text:style-name="T108">а</text:span><text:span text:style-name="T86">н, </text:span><text:span text:style-name="T96">-у, </text:span><text:span text:style-name="T97">ч.</text:span><text:span text:style-name="T96">, </text:span><text:span text:style-name="T97">розм.</text:span></text:h>
            <text:p text:style-name="P36">Смуга на тілі від удару. || Смуга на тканині і т. ін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2</text:p>
          </table:table-cell>
          <table:table-cell table:style-name="Dictionary.B23" table:number-columns-spanned="2" office:value-type="string">
            <text:p text:style-name="P20">БІЛЬ-ЖАДА</text:p>
          </table:table-cell>
          <table:covered-table-cell/>
          <table:table-cell table:style-name="Dictionary.D23" table:number-columns-spanned="2" office:value-type="string">
            <text:p text:style-name="P4"><text:span text:style-name="T52">-и</text:span><text:span text:style-name="T15"></text:span><text:span text:style-name="T52">, ім., ж., інд.-авт., </text:span><text:span text:style-name="T129">[</text:span><text:span text:style-name="T52">9</text:span><text:span text:style-name="T129">]</text:span></text:p>
          </table:table-cell>
          <table:covered-table-cell/>
          <table:table-cell table:style-name="Dictionary.F23" table:number-columns-spanned="2" office:value-type="string">
            <text:p text:style-name="P4"><text:span text:style-name="T61">Похідне від </text:span><text:span text:style-name="T63">бі</text:span><text:span text:style-name="T13"></text:span><text:span text:style-name="T63">ль</text:span><text:span text:style-name="T61"> і </text:span><text:span text:style-name="T63">жада</text:span><text:span text:style-name="T13"></text:span></text:p>
          </table:table-cell>
          <table:covered-table-cell/>
          <table:table-cell table:style-name="Dictionary.H23" table:number-columns-spanned="3" office:value-type="string">
            <text:p text:style-name="P4"><text:span text:style-name="T76">Рі</text:span><text:span text:style-name="T10"></text:span><text:span text:style-name="T52">чки тепла ковбаня,/ літеплена вода./ Ось тобі, сну – смеркання,/ спогад твій – </text:span><text:span text:style-name="T54">біль-жада</text:span><text:span text:style-name="T52">.</text:span><text:span text:style-name="T51"> (П-2:28)</text:span></text:p>
          </table:table-cell>
          <table:covered-table-cell/>
          <table:covered-table-cell/>
        </table:table-row>
        <table:table-row>
          <table:covered-table-cell/>
          <table:table-cell table:style-name="Dictionary.B4" table:number-columns-spanned="4" office:value-type="string">
            <text:h text:style-name="P65" text:outline-level="2">біль</text:h>
            <text:p text:style-name="P51"><text:a xlink:type="simple" xlink:href="http://www.lingvo.ua/uk/LingvoDictionaries/Details?dictionary=Explanatory%20(Uk-Uk)"><text:span text:style-name="T100">Explanatory (Uk-Uk)</text:span></text:a></text:p>
            <text:p text:style-name="P36"><text:span text:style-name="T111">I </text:span><text:span text:style-name="T114">болю, </text:span><text:span text:style-name="T115">ч.</text:span></text:p>
            <text:p text:style-name="P36">Відчуття фізичного страждання. || Своєрідний психофізіологічний стан людини, який проявляється в неприємному, гнітючому, інколи нестерпному відчутті. || Відчуття прикрості, образи, смутку.</text:p>
            <text:p text:style-name="P36"><text:soft-page-break/><text:span text:style-name="T111">II </text:span><text:span text:style-name="T114">-і, </text:span><text:span text:style-name="T115">ж.</text:span><text:span text:style-name="T114">, </text:span><text:span text:style-name="T115">рідко</text:span><text:span text:style-name="T114">.</text:span></text:p>
            <text:p text:style-name="P36">1) Білі нитки, біла пряжа.</text:p>
            <text:p text:style-name="P36">2) Яскраво-білий колір; білість.</text:p>
            <text:p text:style-name="P36"><text:span text:style-name="T111">III </text:span><text:span text:style-name="T114">-і, </text:span><text:span text:style-name="T115">ж.</text:span></text:p>
            <text:p text:style-name="P36">Біла іржа – хвороба хрестоцвітих, що спричиняє появу білих блискучих плям на листках, стеблах, квітках і плодах рослини.</text:p>
          </table:table-cell>
          <table:covered-table-cell/>
          <table:covered-table-cell/>
          <table:covered-table-cell/>
          <table:table-cell table:style-name="Dictionary.F4" table:number-columns-spanned="5" office:value-type="string">
            <text:h text:style-name="P52" text:outline-level="2"><text:span text:style-name="T74">Жаг</text:span><text:span text:style-name="T106">а (жада)</text:span></text:h>
            <text:p text:style-name="P51"><text:a xlink:type="simple" xlink:href="http://www.lingvo.ua/uk/LingvoDictionaries/Details?dictionary=Explanatory%20(Uk-Uk)"><text:span text:style-name="T100">Explanatory (Uk-Uk)</text:span></text:a></text:p>
            <text:p text:style-name="P36"><text:span text:style-name="T114">-и, </text:span><text:span text:style-name="T115">ч.</text:span></text:p>
            <text:p text:style-name="P36">1) Велике бажання пити; спрага.</text:p>
            <text:p text:style-name="P41"><text:span text:style-name="T73">2) </text:span><text:span text:style-name="T92">перен.</text:span><text:span text:style-name="T73"> Велике, нестримне бажання чого-небудь. || </text:span><text:span text:style-name="T78">до чого</text:span><text:span text:style-name="T73">, </text:span><text:span text:style-name="T78">чого</text:span><text:span text:style-name="T73">. Прагнення до чого-небудь, до володіння чим-небудь, до досягнення якоїсь мети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3</text:p>
          </table:table-cell>
          <table:table-cell table:style-name="Dictionary.B23" table:number-columns-spanned="2" office:value-type="string">
            <text:p text:style-name="P21">Біль-самотА</text:p>
          </table:table-cell>
          <table:covered-table-cell/>
          <table:table-cell table:style-name="Dictionary.D23" table:number-columns-spanned="2" office:value-type="string">
            <text:p text:style-name="P3"><text:span text:style-name="T51">-и</text:span><text:span text:style-name="T12"></text:span><text:span text:style-name="T51">, </text:span><text:span text:style-name="T52">ім., ж., інд.-авт., </text:span><text:span text:style-name="T129">[</text:span><text:span text:style-name="T52">9</text:span><text:span text:style-name="T129">]</text:span></text:p>
          </table:table-cell>
          <table:covered-table-cell/>
          <table:table-cell table:style-name="Dictionary.F23" table:number-columns-spanned="2" office:value-type="string">
            <text:p text:style-name="P5"><text:span text:style-name="T128">Похідне від </text:span><text:span text:style-name="T133">бі</text:span><text:span text:style-name="T14"></text:span><text:span text:style-name="T133">ль</text:span><text:span text:style-name="T128"> і </text:span><text:span text:style-name="T133">самота</text:span><text:span text:style-name="T14"></text:span></text:p>
          </table:table-cell>
          <table:covered-table-cell/>
          <table:table-cell table:style-name="Dictionary.H23" table:number-columns-spanned="3" office:value-type="string">
            <text:p text:style-name="P4"><text:span text:style-name="T52">…і вже ти, як цятка, і вже над пітьмою/ спалахуєш зойками </text:span><text:span text:style-name="T54">біль-самоти</text:span><text:span text:style-name="T52">.</text:span><text:span text:style-name="T51"> (П-2:18).</text:span></text:p>
          </table:table-cell>
          <table:covered-table-cell/>
          <table:covered-table-cell/>
        </table:table-row>
        <table:table-row>
          <table:covered-table-cell/>
          <table:table-cell table:style-name="Dictionary.B6" table:number-columns-spanned="5" office:value-type="string">
            <text:p text:style-name="P5"><text:span text:style-name="T133">бі</text:span><text:span text:style-name="T14"></text:span><text:span text:style-name="T133">ль </text:span><text:span text:style-name="T134">(див. 2)</text:span></text:p>
          </table:table-cell>
          <table:covered-table-cell/>
          <table:covered-table-cell/>
          <table:covered-table-cell/>
          <table:covered-table-cell/>
          <table:table-cell table:style-name="Dictionary.G6" table:number-columns-spanned="4" office:value-type="string">
            <text:h text:style-name="P53" text:outline-level="2"><text:span text:style-name="T111">самот</text:span><text:span text:style-name="T138">а</text:span></text:h>
            <text:p text:style-name="P51"><text:a xlink:type="simple" xlink:href="http://www.lingvo.ua/uk/LingvoDictionaries/Details?dictionary=Explanatory%20(Uk-Uk)"><text:span text:style-name="T99">Explanatory (Uk-Uk)</text:span></text:a></text:p>
            <text:p text:style-name="P31"><text:span text:style-name="T114">-и, </text:span><text:span text:style-name="T115">ж.</text:span></text:p>
            <text:p text:style-name="P44"><text:span text:style-name="T79">1) Стан за знач. </text:span><text:a xlink:type="simple" xlink:href="http://www.lingvo.ua/uk/Translate/uk-uk/самітний"><text:span text:style-name="T98">самітний</text:span></text:a><text:span text:style-name="T79">, </text:span><text:a xlink:type="simple" xlink:href="http://www.lingvo.ua/uk/Translate/uk-uk/самотній"><text:span text:style-name="T98">самотній</text:span></text:a><text:span text:style-name="T79">; самотність. || Гостре відчуття відокремленості, ізольованості від кого-, чого-небудь.</text:span></text:p>
            <text:p text:style-name="P28"><text:span text:style-name="T73">2) </text:span><text:span text:style-name="T92">у знач.</text:span><text:span text:style-name="T73"> </text:span><text:span text:style-name="T92">присл.</text:span><text:span text:style-name="T73"> самот</text:span><text:span text:style-name="T105">о</text:span><text:span text:style-name="T73">ю. Без нікого; наодинці. || Без сім'ї, рідних, близьких, друзів; сам. || Окремо від інших; осібно.</text:span>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4</text:p>
          </table:table-cell>
          <table:table-cell table:style-name="Dictionary.B23" table:number-columns-spanned="2" office:value-type="string">
            <text:p text:style-name="P22">Вичамрілий</text:p>
          </table:table-cell>
          <table:covered-table-cell/>
          <table:table-cell table:style-name="Dictionary.D23" table:number-columns-spanned="2" office:value-type="string">
            <text:p text:style-name="P4"><text:span text:style-name="T51">-а, -е, </text:span><text:span text:style-name="T52">інд.-авт., [1]</text:span></text:p>
          </table:table-cell>
          <table:covered-table-cell/>
          <table:table-cell table:style-name="Dictionary.F23" table:number-columns-spanned="2" office:value-type="string">
            <text:p text:style-name="P4"><text:span text:style-name="T51">Дієпр. пас. мин. ч. до </text:span><text:span text:style-name="T64">ви</text:span><text:span text:style-name="T13"></text:span><text:span text:style-name="T64">чамріти </text:span></text:p>
          </table:table-cell>
          <table:covered-table-cell/>
          <table:table-cell table:style-name="Dictionary.H23" table:number-columns-spanned="3" office:value-type="string">
            <text:p text:style-name="P4"><text:span text:style-name="T52">…оце Дніпро, це жайвірна – Софія,/ а це Ярила </text:span><text:span text:style-name="T54">вичамрілий</text:span><text:span text:style-name="T52"> яр.</text:span><text:span text:style-name="T51"> (П-2:195)</text:span></text:p>
          </table:table-cell>
          <table:covered-table-cell/>
          <table:covered-table-cell/>
        </table:table-row>
        <table:table-row>
          <table:covered-table-cell/>
          <table:table-cell table:style-name="Dictionary.B8" table:number-columns-spanned="9" office:value-type="string">
            <text:p text:style-name="P4"><text:span text:style-name="T64">Ви</text:span><text:span text:style-name="T13"></text:span><text:span text:style-name="T64">чамріти </text:span><text:span text:style-name="T68">(не подано у словнику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4а</text:p>
          </table:table-cell>
          <table:table-cell table:style-name="Dictionary.B23" table:number-columns-spanned="2" office:value-type="string">
            <text:p text:style-name="P4"><text:span text:style-name="T12">ВІДТонкоголóсити</text:span></text:p>
          </table:table-cell>
          <table:covered-table-cell/>
          <table:table-cell table:style-name="Dictionary.D23" table:number-columns-spanned="2" office:value-type="string">
            <text:p text:style-name="P4"><text:span text:style-name="T52">-шу, -сиш, дієсл., </text:span><text:span text:style-name="T53">недок., перех., інд.-авт., [11], [2]</text:span></text:p>
          </table:table-cell>
          <table:covered-table-cell/>
          <table:table-cell table:style-name="Dictionary.F23" table:number-columns-spanned="2" office:value-type="string">
            <text:p text:style-name="P7"><text:span text:style-name="T51">Похідне від </text:span><text:span text:style-name="T64">тóнко</text:span><text:span text:style-name="T51"> і </text:span><text:span text:style-name="T64">голóсити</text:span></text:p>
          </table:table-cell>
          <table:covered-table-cell/>
          <table:table-cell table:style-name="Dictionary.H23" table:number-columns-spanned="3" office:value-type="string">
            <text:p text:style-name="P4"><text:span text:style-name="T53">Нехай-но і помру - / та він за мене </text:span><text:span text:style-name="T56">відтонкоголосить</text:span><text:span text:style-name="T53">/ три тисячі пропащих вечорів… (П-1:47)</text:span></text:p>
          </table:table-cell>
          <table:covered-table-cell/>
          <table:covered-table-cell/>
        </table:table-row>
        <table:table-row>
          <table:covered-table-cell/>
          <table:table-cell table:style-name="Dictionary.B10" table:number-columns-spanned="5" office:value-type="string">
            <text:h text:style-name="P54" text:outline-level="2"><text:span text:style-name="T111">т</text:span><text:span text:style-name="T138">о</text:span><text:span text:style-name="T111">нко</text:span>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43"><text:span text:style-name="T79">Присл. до </text:span><text:a xlink:type="simple" xlink:href="http://www.lingvo.ua/uk/Translate/uk-uk/тонкий"><text:span text:style-name="T98">тонкий</text:span></text:a><text:span text:style-name="T79">.</text:span></text:p>
          </table:table-cell>
          <table:covered-table-cell/>
          <table:covered-table-cell/>
          <table:covered-table-cell/>
          <table:covered-table-cell/>
          <table:table-cell table:style-name="Dictionary.G10" table:number-columns-spanned="4" office:value-type="string">
            <text:h text:style-name="P54" text:outline-level="2"><text:span text:style-name="T111">голос</text:span><text:span text:style-name="T138">и</text:span><text:span text:style-name="T111">ти</text:span>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1">I </text:span><text:span text:style-name="T114">-ошу, -осиш, </text:span><text:span text:style-name="T115">недок.</text:span></text:p>
            <text:p text:style-name="P30">1) Голосно плакати.</text:p>
            <text:p text:style-name="P24"><text:span text:style-name="T73">3) Кричати, вигукувати що-небудь. </text:span><text:span text:style-name="T78">Ґвалтом голосити</text:span><text:span text:style-name="T73">.</text:span>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5</text:p>
          </table:table-cell>
          <table:table-cell table:style-name="Dictionary.B23" table:number-columns-spanned="2" office:value-type="string">
            <text:p text:style-name="P4"><text:span text:style-name="T12">ВсебезО</text:span><text:span text:style-name="T13"></text:span><text:span text:style-name="T12">дня</text:span></text:p>
          </table:table-cell>
          <table:covered-table-cell/>
          <table:table-cell table:style-name="Dictionary.D23" table:number-columns-spanned="2" office:value-type="string">
            <text:p text:style-name="P4"><text:span text:style-name="T51">-і, </text:span><text:span text:style-name="T52">ім., ж., інд.-авт., </text:span><text:span text:style-name="T129">[9а]</text:span></text:p>
          </table:table-cell>
          <table:covered-table-cell/>
          <table:table-cell table:style-name="Dictionary.F23" table:number-columns-spanned="2" office:value-type="string">
            <text:p text:style-name="P3">Похідне від <text:span text:style-name="T112">все</text:span><text:span text:style-name="T143"> і</text:span><text:span text:style-name="T112"> безо</text:span><text:span text:style-name="T13"></text:span><text:span text:style-name="T112">дня</text:span></text:p>
          </table:table-cell>
          <table:covered-table-cell/>
          <table:table-cell table:style-name="Dictionary.H23" table:number-columns-spanned="3" office:value-type="string">
            <text:p text:style-name="P4"><text:span text:style-name="T52">Земля посовгнулась. Пливе/ розщілиною </text:span><text:span text:style-name="T54">всебезодні</text:span><text:span text:style-name="T51">. (П-1:185)</text:span></text:p>
          </table:table-cell>
          <table:covered-table-cell/>
          <table:covered-table-cell/>
        </table:table-row>
        <table:table-row>
          <table:covered-table-cell/>
          <table:table-cell table:style-name="Dictionary.B12" table:number-columns-spanned="7" office:value-type="string">
            <text:h text:style-name="P57" text:outline-level="2">весь</text:h>
            <text:p text:style-name="P51"><text:a xlink:type="simple" xlink:href="http://www.lingvo.ua/uk/LingvoDictionaries/Details?dictionary=Explanatory%20(Uk-Uk)"><text:span text:style-name="T99">Explanatory (Uk-Uk)</text:span></text:a></text:p>
            <text:p text:style-name="P31"><text:span text:style-name="T111">I </text:span><text:span text:style-name="T114">(ввесь, увесь), всього (усього), </text:span><text:span text:style-name="T115">ч.</text:span><text:span text:style-name="T114">, вся (уся), всієї (усієї), </text:span><text:span text:style-name="T115">ж.</text:span><text:span text:style-name="T114">, все (усе), всього (усього), </text:span><text:span text:style-name="T115">с.</text:span><text:span text:style-name="T114">, </text:span><text:span text:style-name="T115">займ.</text:span> <text:span text:style-name="T115">означ.</text:span><text:span text:style-name="T114">,</text:span></text:p>
            <text:p text:style-name="P31">1) Означає щось як ціле, неподільне, взяте повністю. || Означає цілковите охоплення чим-небудь якоїсь особи, предмета, явища. || всі, всіх, <text:span text:style-name="T115">мн.</text:span> Означає цілковите охоплення окремих однорідних осіб, предметів, явищ – кожного у нерозривному зв'язку з іншим. || <text:span text:style-name="T115">у сполуч.</text:span> <text:span text:style-name="T144">з </text:span><text:span text:style-name="T115">абстр.</text:span> <text:span text:style-name="T115">ім.</text:span> Означає вищий ступінь виявлення якості, стану і т. ін.</text:p>
            <text:p text:style-name="P31">2) <text:span text:style-name="T115">у знач.</text:span> <text:span text:style-name="T115">ім.</text:span> все, всьог<text:span text:style-name="T137">о</text:span>, <text:span text:style-name="T115">с.</text:span> Вичерпне охоплення, сукупність <text:soft-page-break/>предметів, явищ, дій, понять; те, що є, без винятку. || всі, всіх, <text:span text:style-name="T115">мн.</text:span> У повному складі, без винятку. || все, <text:span text:style-name="T115">мн.</text:span> всі. Уживається як узагальнююче слово в переліку.</text:p>
            <text:p text:style-name="P31">3) <text:span text:style-name="T144">при </text:span><text:span text:style-name="T115">ім.</text:span> <text:span text:style-name="T144">з </text:span><text:span text:style-name="T115">прийм.</text:span> з (зо), на. Утворює сполуки способу дії, що означають повноту, посилений перебіг дії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Dictionary.I12" table:number-columns-spanned="2" office:value-type="string">
            <text:h text:style-name="P53" text:outline-level="2"><text:span text:style-name="T111">без</text:span><text:span text:style-name="T138">о</text:span><text:span text:style-name="T111">дня</text:span></text:h>
            <text:p text:style-name="P51"><text:a xlink:type="simple" xlink:href="http://www.lingvo.ua/uk/LingvoDictionaries/Details?dictionary=Explanatory%20(Uk-Uk)"><text:span text:style-name="T99">Explanatory (Uk-Uk)</text:span></text:a></text:p>
            <text:p text:style-name="P31"><text:span text:style-name="T114">-і, </text:span><text:span text:style-name="T115">ж.</text:span></text:p>
            <text:p text:style-name="P31">1) Глибоке провалля; прірва.</text:p>
            <text:p text:style-name="P31">2) <text:span text:style-name="T144">чого</text:span>, <text:span text:style-name="T115">перен.</text:span> Про дуже велику кількість, найвищий ступінь вияву чого-небудь.</text:p>
          </table:table-cell>
          <table:covered-table-cell/>
        </table:table-row>
        <table:table-row>
          <table:table-cell table:style-name="Dictionary.A1" table:number-rows-spanned="2" office:value-type="string">
            <text:p text:style-name="P3">6</text:p>
          </table:table-cell>
          <table:table-cell table:style-name="Dictionary.B23" table:number-columns-spanned="2" office:value-type="string">
            <text:p text:style-name="P4"><text:span text:style-name="T12">ВсебЕ</text:span><text:span text:style-name="T13"></text:span><text:span text:style-name="T12">зрух</text:span></text:p>
          </table:table-cell>
          <table:covered-table-cell/>
          <table:table-cell table:style-name="Dictionary.D23" table:number-columns-spanned="2" office:value-type="string">
            <text:p text:style-name="P4"><text:span text:style-name="T51">-у, </text:span><text:span text:style-name="T52">ім., ч., інд.-авт., </text:span><text:span text:style-name="T129">[8]</text:span></text:p>
          </table:table-cell>
          <table:covered-table-cell/>
          <table:table-cell table:style-name="Dictionary.F23" table:number-columns-spanned="2" office:value-type="string">
            <text:p text:style-name="P3">Похідне від <text:span text:style-name="T112">все</text:span><text:span text:style-name="T143">,</text:span><text:span text:style-name="T112"> без </text:span><text:span text:style-name="T143">і</text:span><text:span text:style-name="T112"> рух</text:span></text:p>
          </table:table-cell>
          <table:covered-table-cell/>
          <table:table-cell table:style-name="Dictionary.H23" table:number-columns-spanned="3" office:value-type="string">
            <text:p text:style-name="P4"><text:span text:style-name="T52">У штольнях ночей вертикальних/ іде схарапуджене дляння/ </text:span><text:span text:style-name="T54">всебезруху</text:span><text:span text:style-name="T52">…</text:span><text:span text:style-name="T51"> (П-1:87)</text:span></text:p>
          </table:table-cell>
          <table:covered-table-cell/>
          <table:covered-table-cell/>
        </table:table-row>
        <table:table-row>
          <table:covered-table-cell/>
          <table:table-cell table:style-name="Dictionary.B14" table:number-columns-spanned="3" office:value-type="string">
            <text:p text:style-name="P8">Все <text:span text:style-name="T143">(див. 5)</text:span></text:p>
          </table:table-cell>
          <table:covered-table-cell/>
          <table:covered-table-cell/>
          <table:table-cell table:style-name="Dictionary.I14" table:number-columns-spanned="4" office:value-type="string">
            <text:h text:style-name="P59" text:outline-level="2">без</text:h>
            <text:p text:style-name="P51"><text:a xlink:type="simple" xlink:href="http://www.lingvo.ua/uk/LingvoDictionaries/Details?dictionary=Explanatory%20(Uk-Uk)"><text:span text:style-name="T99">Explanatory (Uk-Uk)</text:span></text:a></text:p>
            <text:p text:style-name="P31"><text:span text:style-name="T111">I </text:span><text:span text:style-name="T115">прийм.</text:span><text:span text:style-name="T114">, </text:span><text:span text:style-name="T115">з род. в.</text:span></text:p>
            <text:p text:style-name="P31">1) Вказує на відсутність кого-, чого-небудь. || <text:span text:style-name="T115">у сполуч.</text:span> <text:span text:style-name="T144">з </text:span><text:span text:style-name="T115">ім.</text:span> <text:span text:style-name="T144">у </text:span><text:span text:style-name="T115">род. в.</text:span>Уживається як означення (предмета або особи). || <text:span text:style-name="T115">у сполуч.</text:span> <text:span text:style-name="T144">з деякими</text:span><text:span text:style-name="T115">ім.</text:span> Уживається у значенні прислівника від відповідного іменника з префіксом без або не. || <text:span text:style-name="T115">у сполуч.</text:span> <text:span text:style-name="T144">з </text:span><text:span text:style-name="T115">абстр.</text:span> <text:span text:style-name="T115">ім.</text:span> <text:span text:style-name="T115">перев.</text:span> <text:span text:style-name="T144">із </text:span><text:span text:style-name="T115">знач.</text:span> <text:span text:style-name="T144">дії або стану</text:span>. Передає заперечення дії.</text:p>
            <text:p text:style-name="P31">2) Крім.</text:p>
            <text:p text:style-name="P26"><text:span text:style-name="T72">3) </text:span><text:span text:style-name="T91">у сполуч.</text:span><text:span text:style-name="T72"> </text:span><text:span text:style-name="T77">з </text:span><text:span text:style-name="T91">кільк.</text:span><text:span text:style-name="T72"> </text:span><text:span text:style-name="T91">числ.</text:span><text:span text:style-name="T72"> Вказує на кількість, якої не вистачає до потрібної.</text:span></text:p>
          </table:table-cell>
          <table:covered-table-cell/>
          <table:covered-table-cell/>
          <table:covered-table-cell/>
          <table:table-cell table:style-name="Dictionary.I14" table:number-columns-spanned="2" office:value-type="string">
            <text:h text:style-name="P57" text:outline-level="2">рух</text:h>
            <text:p text:style-name="P51"><text:a xlink:type="simple" xlink:href="http://www.lingvo.ua/uk/LingvoDictionaries/Details?dictionary=Explanatory%20(Uk-Uk)"><text:span text:style-name="T99">Explanatory (Uk-Uk)</text:span></text:a></text:p>
            <text:p text:style-name="P31"><text:span text:style-name="T114">-у, </text:span><text:span text:style-name="T115">ч.</text:span></text:p>
            <text:p text:style-name="P31">1) <text:span text:style-name="T115">філос.</text:span> Спосіб існування матерії, який полягає в безперервній зміні всього сущого і виявляється в безпосередній єдності перервності й неперервності простору і часу.</text:p>
            <text:p text:style-name="P31">2) Процес розвитку, внаслідок якого відбувається зміна якості предмета, явища і т. ін., перехід від одного якісного стану до іншого, вищого.</text:p>
            <text:p text:style-name="P31">3) Зміна положення кого-, чого-небудь унаслідок обертання, коливання, переміщення і т. ін. || Переміщення транспорту, ходьба тощо в різних напрямках (на вулицях, дорогах і т. ін.).</text:p>
            <text:p text:style-name="P31">4) Робота якого-небудь механізму, машини, пристрою і т. ін.</text:p>
            <text:p text:style-name="P31">5) Зміна положення тіла або його частин (у людини або тварини).</text:p>
            <text:p text:style-name="P31"><text:soft-page-break/>6) Зміна в душевному стані, викликана яким-небудь почуттям, переживанням і т. ін. || Розвиток процесу мислення в людини.</text:p>
            <text:p text:style-name="P31">7) <text:span text:style-name="T115">перен.</text:span> Громадська діяльність або масовий виступ, спрямований на досягнення певної мети.</text:p>
            <text:p text:style-name="P28"><text:span text:style-name="T73">8) </text:span><text:span text:style-name="T92">перен.</text:span><text:span text:style-name="T73"> Розвиток дії в літературному або музичному творі.</text:span><text:span text:style-name="T78">Криволінійний рух</text:span><text:span text:style-name="T73">. </text:span><text:span text:style-name="T78">Поступальний рух</text:span><text:span text:style-name="T73">.</text:span></text:p>
          </table:table-cell>
          <table:covered-table-cell/>
        </table:table-row>
        <table:table-row>
          <table:table-cell table:style-name="Dictionary.A1" table:number-rows-spanned="2" office:value-type="string">
            <text:p text:style-name="P3">7</text:p>
          </table:table-cell>
          <table:table-cell table:style-name="Dictionary.B23" table:number-columns-spanned="2" office:value-type="string">
            <text:p text:style-name="P4"><text:span text:style-name="T12">ВсебІ</text:span><text:span text:style-name="T13"></text:span><text:span text:style-name="T12">дий</text:span></text:p>
          </table:table-cell>
          <table:covered-table-cell/>
          <table:table-cell table:style-name="Dictionary.D23" table:number-columns-spanned="2" office:value-type="string">
            <text:p text:style-name="P4"><text:span text:style-name="T51">-а, -е, </text:span><text:span text:style-name="T53">прикм., інд.-авт.</text:span><text:span text:style-name="T52">, </text:span><text:span text:style-name="T129">[</text:span><text:span text:style-name="T52">15а</text:span><text:span text:style-name="T129">]</text:span></text:p>
          </table:table-cell>
          <table:covered-table-cell/>
          <table:table-cell table:style-name="Dictionary.F23" table:number-columns-spanned="2" office:value-type="string">
            <text:p text:style-name="P4"><text:span text:style-name="T129">Похідне від </text:span><text:span text:style-name="T131">все </text:span><text:span text:style-name="T132">і</text:span><text:span text:style-name="T131"> бі</text:span><text:span text:style-name="T6"></text:span><text:span text:style-name="T131">дний</text:span></text:p>
          </table:table-cell>
          <table:covered-table-cell/>
          <table:table-cell table:style-name="Dictionary.H23" table:number-columns-spanned="3" office:value-type="string">
            <text:p text:style-name="P7"><text:span text:style-name="T52">Тож – в неба провалля в бездоння, бездолий/ нагірний, невірний, западистий рай,/ </text:span><text:span text:style-name="T54">всебідий</text:span><text:span text:style-name="T52">, всегнівний, всещедрий, всекволий./ А </text:span><text:span text:style-name="T52">що під крилом твоїм? Кара – карай.</text:span><text:span text:style-name="T51"> (П-1: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16" table:number-columns-spanned="5" office:value-type="string">
            <text:p text:style-name="P8">Все <text:span text:style-name="T143">(див. 5)</text:span></text:p>
          </table:table-cell>
          <table:covered-table-cell/>
          <table:covered-table-cell/>
          <table:covered-table-cell/>
          <table:covered-table-cell/>
          <table:table-cell table:style-name="Dictionary.G16" table:number-columns-spanned="4" office:value-type="string">
            <text:h text:style-name="P55" text:outline-level="2"><text:span text:style-name="T111">б</text:span><text:span text:style-name="T138">і</text:span><text:span text:style-name="T111">дний</text:span></text:h>
            <text:p text:style-name="P51"><text:a xlink:type="simple" xlink:href="http://www.lingvo.ua/uk/LingvoDictionaries/Details?dictionary=Explanatory%20(Uk-Uk)"><text:span text:style-name="T99">Explanatory (Uk-Uk)</text:span></text:a></text:p>
            <text:p text:style-name="P38">-а, -е.</text:p>
            <text:p text:style-name="P31">1) Який живе в нужді, нестатках; убогий; <text:span text:style-name="T115">прот.</text:span> багатий. || Недостатньо забезпечений матеріально; небагатий, незаможний. || <text:span text:style-name="T115">у знач.</text:span> <text:span text:style-name="T115">ім.</text:span> б<text:span text:style-name="T137">і</text:span>дний, -ного, <text:span text:style-name="T115">ч.</text:span> Убога людина, бідняк.</text:p>
            <text:p text:style-name="P31">2) Такий, як у бідняка, <text:span text:style-name="T115">власт.</text:span> біднякові; недорогий, непишний.</text:p>
            <text:p text:style-name="P31">3) Невеликий кількістю, недостатній.</text:p>
            <text:p text:style-name="P31">4) Який має в незначній кількості потрібні риси, ознаки.</text:p>
            <text:p text:style-name="P31">5) <text:span text:style-name="T144">на що</text:span>, <text:span text:style-name="T144">чим</text:span>. Який має, містить мало, недостатньо чого-небудь.</text:p>
            <text:p text:style-name="P31"><text:soft-page-break/>6) Який викликає співчуття; нещасний, бідолашний.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8</text:p>
          </table:table-cell>
          <table:table-cell table:style-name="Dictionary.B23" table:number-columns-spanned="2" office:value-type="string">
            <text:p text:style-name="P4"><text:span text:style-name="T12">ВсевельмО</text:span><text:span text:style-name="T13"></text:span><text:span text:style-name="T12">жний</text:span><text:span text:style-name="T51"> (</text:span><text:span text:style-name="T64">усевельмо</text:span><text:span text:style-name="T51"></text:span><text:span text:style-name="T64">жний</text:span><text:span text:style-name="T51">)</text:span></text:p>
          </table:table-cell>
          <table:covered-table-cell/>
          <table:table-cell table:style-name="Dictionary.D23" table:number-columns-spanned="2" office:value-type="string">
            <text:p text:style-name="P4"><text:span text:style-name="T51">-а, -е, </text:span><text:span text:style-name="T53">прикм., </text:span><text:span text:style-name="T52">інд.-авт., </text:span><text:span text:style-name="T129">[8]</text:span></text:p>
          </table:table-cell>
          <table:covered-table-cell/>
          <table:table-cell table:style-name="Dictionary.F23" table:number-columns-spanned="2" office:value-type="string">
            <text:p text:style-name="P3">Похідне від <text:span text:style-name="T112">все</text:span> і <text:span text:style-name="T112">вельмо</text:span><text:span text:style-name="T4"></text:span><text:span text:style-name="T112">жний</text:span></text:p>
          </table:table-cell>
          <table:covered-table-cell/>
          <table:table-cell table:style-name="Dictionary.H23" table:number-columns-spanned="3" office:value-type="string">
            <text:p text:style-name="P4"><text:span text:style-name="T52">Розкоше світу, йми мене в полон,/ адже і ти така, як я, порожня./ Тож полони мене, </text:span><text:span text:style-name="T54">усевельможна</text:span><text:span text:style-name="T52">,/ дай перейти з тобою Рубікон</text:span><text:span text:style-name="T51">. (П-1:88)</text:span></text:p>
          </table:table-cell>
          <table:covered-table-cell/>
          <table:covered-table-cell/>
        </table:table-row>
        <table:table-row>
          <table:covered-table-cell/>
          <table:table-cell table:style-name="Dictionary.B18" table:number-columns-spanned="5" office:value-type="string">
            <text:p text:style-name="P8">Все <text:span text:style-name="T143">(див. 5)</text:span></text:p>
          </table:table-cell>
          <table:covered-table-cell/>
          <table:covered-table-cell/>
          <table:covered-table-cell/>
          <table:covered-table-cell/>
          <table:table-cell table:style-name="Dictionary.G18" table:number-columns-spanned="4" office:value-type="string">
            <text:h text:style-name="P53" text:outline-level="2"><text:span text:style-name="T111">вельм</text:span><text:span text:style-name="T138">о</text:span><text:span text:style-name="T111">жний</text:span></text:h>
            <text:p text:style-name="P51"><text:a xlink:type="simple" xlink:href="http://www.lingvo.ua/uk/LingvoDictionaries/Details?dictionary=Explanatory%20(Uk-Uk)"><text:span text:style-name="T99">Explanatory (Uk-Uk)</text:span></text:a></text:p>
            <text:p text:style-name="P31"><text:span text:style-name="T114">-а, -е, </text:span><text:span text:style-name="T115">заст.</text:span></text:p>
            <text:p text:style-name="P31">1) Родовитий, знатний, багатий, який має значну владу. || <text:span text:style-name="T115">у знач.</text:span> <text:span text:style-name="T115">ім.</text:span>вельм<text:span text:style-name="T137">о</text:span>жний, -ного, <text:span text:style-name="T115">ч.</text:span>; вельм<text:span text:style-name="T137">о</text:span>жна, -ної, <text:span text:style-name="T115">ж.</text:span></text:p>
            <text:p text:style-name="P28"><text:span text:style-name="T73">2) </text:span><text:span text:style-name="T92">у сполуч.</text:span><text:span text:style-name="T73"> </text:span><text:span text:style-name="T78">зі </text:span><text:span text:style-name="T92">сл.</text:span><text:span text:style-name="T73"> пан, пані. Вживалось у звертанні до особи (або в розмові про неї), яка посідала високе суспільне становище, мала </text:span><text:span text:style-name="T73">значну владу.</text:span>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9</text:p>
          </table:table-cell>
          <table:table-cell table:style-name="Dictionary.B23" table:number-columns-spanned="2" office:value-type="string">
            <text:p text:style-name="P4"><text:span text:style-name="T12">ВсевідрА</text:span><text:span text:style-name="T13"></text:span><text:span text:style-name="T12">да</text:span></text:p>
          </table:table-cell>
          <table:covered-table-cell/>
          <table:table-cell table:style-name="Dictionary.D23" table:number-columns-spanned="2" office:value-type="string">
            <text:p text:style-name="P4"><text:span text:style-name="T51">-и, </text:span><text:span text:style-name="T52">ім., інд.-авт., [</text:span><text:span text:style-name="T129">9а</text:span><text:span text:style-name="T52">]</text:span></text:p>
          </table:table-cell>
          <table:covered-table-cell/>
          <table:table-cell table:style-name="Dictionary.F23" table:number-columns-spanned="2" office:value-type="string">
            <text:p text:style-name="P3">Похідне від <text:span text:style-name="T112">все</text:span> і <text:span text:style-name="T112">відра</text:span><text:span text:style-name="T4"></text:span><text:span text:style-name="T112">да</text:span></text:p>
          </table:table-cell>
          <table:covered-table-cell/>
          <table:table-cell table:style-name="Dictionary.H23" table:number-columns-spanned="3" office:value-type="string">
            <text:p text:style-name="P4"><text:span text:style-name="T52">Треба щедро – серцем одним, устами/ ледь розпуклими – розпелюстити втіхи гін,/ </text:span><text:span text:style-name="T54">всевідради</text:span><text:span text:style-name="T52">! Сонце бо йде – за нами.</text:span><text:span text:style-name="T51"> (П-1:106); </text:span><text:span text:style-name="T52">Снують думок рої,/ котрим немає ради/ (смертельні перепади!),/ а сонце </text:span><text:span text:style-name="T54">всевідради</text:span><text:span text:style-name="T52">/ всеглядно постає.</text:span><text:span text:style-name="T51"> (П-1:179)</text:span></text:p>
          </table:table-cell>
          <table:covered-table-cell/>
          <table:covered-table-cell/>
        </table:table-row>
        <table:table-row>
          <table:covered-table-cell/>
          <table:table-cell table:style-name="Dictionary.B20" table:number-columns-spanned="5" office:value-type="string">
            <text:p text:style-name="P8">Все <text:span text:style-name="T143">(див. 5)</text:span></text:p>
          </table:table-cell>
          <table:covered-table-cell/>
          <table:covered-table-cell/>
          <table:covered-table-cell/>
          <table:covered-table-cell/>
          <table:table-cell table:style-name="Dictionary.G20" table:number-columns-spanned="4" office:value-type="string">
            <text:h text:style-name="P53" text:outline-level="2"><text:span text:style-name="T111">відр</text:span><text:span text:style-name="T138">а</text:span><text:span text:style-name="T111">да</text:span></text:h>
            <text:p text:style-name="P51"><text:a xlink:type="simple" xlink:href="http://www.lingvo.ua/uk/LingvoDictionaries/Details?dictionary=Explanatory%20(Uk-Uk)"><text:span text:style-name="T99">Explanatory (Uk-Uk)</text:span></text:a></text:p>
            <text:p text:style-name="P31"><text:span text:style-name="T114">-и, </text:span><text:span text:style-name="T115">ж.</text:span></text:p>
            <text:p text:style-name="P31">Те, що заспокоює, сповнює радістю; втіха, задоволення.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0</text:p>
          </table:table-cell>
          <table:table-cell table:style-name="Dictionary.B23" table:number-columns-spanned="2" office:value-type="string">
            <text:p text:style-name="P4"><text:span text:style-name="T12">Всевіки</text:span><text:span text:style-name="T51"> (</text:span><text:span text:style-name="T64">всеві</text:span><text:span text:style-name="T13"></text:span><text:span text:style-name="T51">к)</text:span></text:p>
          </table:table-cell>
          <table:covered-table-cell/>
          <table:table-cell table:style-name="Dictionary.D23" table:number-columns-spanned="2" office:value-type="string">
            <text:p text:style-name="P4"><text:span text:style-name="T52">присл., </text:span><text:soft-page-break/><text:span text:style-name="T52">інд.-авт., [</text:span><text:span text:style-name="T129">8</text:span><text:span text:style-name="T52">]</text:span></text:p>
          </table:table-cell>
          <table:covered-table-cell/>
          <table:table-cell table:style-name="Dictionary.F23" table:number-columns-spanned="2" office:value-type="string">
            <text:p text:style-name="P3">Похідне від <text:soft-page-break/><text:span text:style-name="T112">все</text:span> і <text:span text:style-name="T112">віки</text:span><text:span text:style-name="T4"></text:span></text:p>
          </table:table-cell>
          <table:covered-table-cell/>
          <table:table-cell table:style-name="Dictionary.H23" table:number-columns-spanned="3" office:value-type="string">
            <text:p text:style-name="P4"><text:span text:style-name="T52">Задосить. Приостань. Упився гроз?/ </text:span><text:soft-page-break/><text:span text:style-name="T52">Від правіків на </text:span><text:span text:style-name="T54">всевіки</text:span><text:span text:style-name="T52"> упився?</text:span><text:span text:style-name="T51"> (П-1:165); </text:span><text:span text:style-name="T52">Забарні слова,/ що з тіла мертвого летіли/ і споминами душу гріли,/ що, наче дошка гробова,/ позаклякала на </text:span><text:span text:style-name="T54">всевік</text:span><text:span text:style-name="T52">.</text:span><text:span text:style-name="T51"> (П-2:19)</text:span></text:p>
          </table:table-cell>
          <table:covered-table-cell/>
          <table:covered-table-cell/>
        </table:table-row>
        <table:table-row>
          <table:covered-table-cell/>
          <table:table-cell table:style-name="Dictionary.B22" table:number-columns-spanned="5" office:value-type="string">
            <text:p text:style-name="P8">Все <text:span text:style-name="T143">(див. 5)</text:span></text:p>
          </table:table-cell>
          <table:covered-table-cell/>
          <table:covered-table-cell/>
          <table:covered-table-cell/>
          <table:covered-table-cell/>
          <table:table-cell table:style-name="Dictionary.G22" table:number-columns-spanned="4" office:value-type="string">
            <text:h text:style-name="P57" text:outline-level="2">вік</text:h>
            <text:p text:style-name="P51"><text:a xlink:type="simple" xlink:href="http://www.lingvo.ua/uk/LingvoDictionaries/Details?dictionary=Explanatory%20(Uk-Uk)"><text:span text:style-name="T99">Explanatory (Uk-Uk)</text:span></text:a></text:p>
            <text:p text:style-name="P31"><text:span text:style-name="T114">-у, </text:span><text:span text:style-name="T115">ч.</text:span></text:p>
            <text:p text:style-name="P31">1) Тривалість життя людини, тварини, рослини. || Період, ступінь у рості, розвитку людини; літа. || Відрізок життя людини від зрілого періоду до смерті.</text:p>
            <text:p text:style-name="P44"><text:span text:style-name="T79">2) Те саме, що </text:span><text:a xlink:type="simple" xlink:href="http://www.lingvo.ua/uk/Translate/uk-uk/сторіччя"><text:span text:style-name="T98">сторіччя</text:span></text:a><text:span text:style-name="T79">.</text:span></text:p>
            <text:p text:style-name="P31">3) <text:span text:style-name="T144">з </text:span><text:span text:style-name="T115">означ.</text:span> Період часу, виокремлений за певними ознаками; епоха.<text:span text:style-name="T144">Середні віки</text:span>. || Відрізок часу, який відповідає геологічному ярусові Землі.</text:p>
            <text:p text:style-name="P31">4) <text:span text:style-name="T115">розм.</text:span> Надзвичайно довгий час; вічність.</text:p>
            <text:p text:style-name="P28"><text:span text:style-name="T73">5) </text:span><text:span text:style-name="T92">у знач.</text:span><text:span text:style-name="T73"> </text:span><text:span text:style-name="T92">присл.</text:span><text:span text:style-name="T73"> Надзвичайно довго; завжди.</text:span>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1</text:p>
          </table:table-cell>
          <table:table-cell table:style-name="Dictionary.B23" table:number-columns-spanned="2" office:value-type="string">
            <text:p text:style-name="P4"><text:span text:style-name="T12">ВсевІ</text:span><text:span text:style-name="T13"></text:span><text:span text:style-name="T12">кна</text:span></text:p>
          </table:table-cell>
          <table:covered-table-cell/>
          <table:table-cell table:style-name="Dictionary.D23" table:number-columns-spanned="2" office:value-type="string">
            <text:p text:style-name="P4"><text:span text:style-name="T51">всеві</text:span><text:span text:style-name="T13"></text:span><text:span text:style-name="T51">кон, </text:span><text:span text:style-name="T52">ім., мн., інд.-авт., [</text:span><text:span text:style-name="T129">8</text:span><text:span text:style-name="T52">]</text:span></text:p>
          </table:table-cell>
          <table:covered-table-cell/>
          <table:table-cell table:style-name="Dictionary.F23" table:number-columns-spanned="2" office:value-type="string">
            <text:p text:style-name="P3">Похідне від <text:span text:style-name="T112">все</text:span> і <text:span text:style-name="T112">вікно</text:span><text:span text:style-name="T4"></text:span></text:p>
          </table:table-cell>
          <table:covered-table-cell/>
          <table:table-cell table:style-name="Dictionary.H23" table:number-columns-spanned="3" office:value-type="string">
            <text:p text:style-name="P4"><text:span text:style-name="T52">Заплакані вікна. </text:span><text:span text:style-name="T54">Всевікна</text:span><text:span text:style-name="T52"> твої./ Готуйся до злету. Кінець животінню. (П-1: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24" table:number-columns-spanned="5" office:value-type="string">
            <text:p text:style-name="P8">Все <text:span text:style-name="T143">(див. 5)</text:span></text:p>
          </table:table-cell>
          <table:covered-table-cell/>
          <table:covered-table-cell/>
          <table:covered-table-cell/>
          <table:covered-table-cell/>
          <table:table-cell table:style-name="Dictionary.G24" table:number-columns-spanned="4" office:value-type="string">
            <text:h text:style-name="P53" text:outline-level="2"><text:span text:style-name="T111">вікн</text:span><text:span text:style-name="T138">о</text:span></text:h>
            <text:p text:style-name="P51"><text:a xlink:type="simple" xlink:href="http://www.lingvo.ua/uk/LingvoDictionaries/Details?dictionary=Explanatory%20(Uk-Uk)"><text:span text:style-name="T99">Explanatory (Uk-Uk)</text:span></text:a></text:p>
            <text:p text:style-name="P31"><text:span text:style-name="T114">-а, </text:span><text:span text:style-name="T115">с.</text:span></text:p>
            <text:p text:style-name="P31">1) Отвір для світла й повітря в стіні приміщення (будинку, вагона тощо), куди вставлено раму з шибками. || Шибки. || Підвіконня.</text:p>
            <text:p text:style-name="P31"><text:soft-page-break/>2) Просвіт у чому-небудь.</text:p>
            <text:p text:style-name="P31">3) Отвір певного призначення у споруді, агрегаті, машині.</text:p>
            <text:p text:style-name="P31">4) <text:span text:style-name="T115">спец.</text:span> Частина екрана дисплея, з яким програма чи користувач працює як з окремим екраном. || У комп'ютерній графіці – задана частина віртуального простору. || У комп'ютерних мережах – упорядкована множина послідовних порядкових номерів пакетів даних, які можна передавати без отримання підтвердження.</text:p>
            <text:p text:style-name="P31">5) Невеличке озерце, заглиблення в драговині, болоті.</text:p>
            <text:p text:style-name="P31">6) <text:span text:style-name="T115">перен.</text:span>, <text:span text:style-name="T115">розм.</text:span> Вільні для викладача години між двома лекціями, уроками.</text:p>
            <text:p text:style-name="P31">7) <text:span text:style-name="T115">перен.</text:span>, <text:span text:style-name="T115">розм.</text:span> Перерва в чому-небудь, проміжок.</text:p>
            <text:p text:style-name="P28"><text:span text:style-name="T73">8) Про сонячні дні, що дозволяють провести в південних районах ранні сільськогосподарські </text:span><text:span text:style-name="T73">роботи.</text:span>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2</text:p>
          </table:table-cell>
          <table:table-cell table:style-name="Dictionary.B27" table:number-columns-spanned="2" office:value-type="string">
            <text:p text:style-name="P22">Всегíн</text:p>
          </table:table-cell>
          <table:covered-table-cell/>
          <table:table-cell table:style-name="Dictionary.D27" table:number-columns-spanned="2" office:value-type="string">
            <text:p text:style-name="P4"><text:span text:style-name="T51">-гóну, </text:span><text:span text:style-name="T52">ім., ч., інд.-авт., </text:span><text:span text:style-name="T129">[8]</text:span></text:p>
          </table:table-cell>
          <table:covered-table-cell/>
          <table:table-cell table:style-name="Dictionary.F27" table:number-columns-spanned="2" office:value-type="string">
            <text:p text:style-name="P3">Похідне від <text:span text:style-name="T112">все</text:span> і <text:span text:style-name="T112">гін</text:span></text:p>
          </table:table-cell>
          <table:covered-table-cell/>
          <table:table-cell table:style-name="Dictionary.H27" table:number-columns-spanned="3" office:value-type="string">
            <text:p text:style-name="P4"><text:span text:style-name="T52">Ця дорога вседороги/ всенезустрічі – </text:span><text:span text:style-name="T54">всегону</text:span><text:span text:style-name="T52">./ Позирай із заквагону/ за сузір’ям Козерога. (П-1:6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6" table:number-columns-spanned="5" office:value-type="string">
            <text:p text:style-name="P8">Все <text:span text:style-name="T143">(див. 5)</text:span></text:p>
          </table:table-cell>
          <table:covered-table-cell/>
          <table:covered-table-cell/>
          <table:covered-table-cell/>
          <table:covered-table-cell/>
          <table:table-cell table:style-name="Dictionary.G26" table:number-columns-spanned="4" office:value-type="string">
            <text:h text:style-name="P57" text:outline-level="2">гін</text:h>
            <text:p text:style-name="P51"><text:a xlink:type="simple" xlink:href="http://www.lingvo.ua/uk/LingvoDictionaries/Details?dictionary=Explanatory%20(Uk-Uk)"><text:span text:style-name="T99">Explanatory (Uk-Uk)</text:span></text:a></text:p>
            <text:p text:style-name="P31"><text:span text:style-name="T114">гону, </text:span><text:span text:style-name="T115">ч.</text:span></text:p>
            <text:p text:style-name="P44"><text:span text:style-name="T79">1) Дія за знач. </text:span><text:a xlink:type="simple" xlink:href="http://www.lingvo.ua/uk/Translate/uk-uk/гнати"><text:span text:style-name="T98">гнати</text:span></text:a><text:span text:style-name="T79"> і </text:span><text:a xlink:type="simple" xlink:href="http://www.lingvo.ua/uk/Translate/uk-uk/гнатися"><text:span text:style-name="T98">гнатися</text:span></text:a><text:span text:style-name="T79">.</text:span>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3</text:p>
          </table:table-cell>
          <table:table-cell table:style-name="Dictionary.B27" table:number-columns-spanned="2" office:value-type="string">
            <text:p text:style-name="P22">Всеглядно</text:p>
          </table:table-cell>
          <table:covered-table-cell/>
          <table:table-cell table:style-name="Dictionary.D27" table:number-columns-spanned="2" office:value-type="string">
            <text:p text:style-name="P11">присл., інд.-авт., [1]</text:p>
          </table:table-cell>
          <table:covered-table-cell/>
          <table:table-cell table:style-name="Dictionary.F27" table:number-columns-spanned="2" office:value-type="string">
            <text:p text:style-name="P4"><text:span text:style-name="T123">Похідне від </text:span><text:span text:style-name="T124">всегля</text:span><text:span text:style-name="T4"></text:span><text:span text:style-name="T124">дний</text:span></text:p>
          </table:table-cell>
          <table:covered-table-cell/>
          <table:table-cell table:style-name="Dictionary.H27" table:number-columns-spanned="3" office:value-type="string">
            <text:p text:style-name="P4"><text:span text:style-name="T52">Снують думок рої,/ котрим немає ради/ (смертельні перепади!),/ а сонце всевідради/ </text:span><text:span text:style-name="T54">всеглядно</text:span><text:span text:style-name="T52"> постає. (П-1:179)</text:span></text:p>
          </table:table-cell>
          <table:covered-table-cell/>
          <table:covered-table-cell/>
        </table:table-row>
        <table:table-row>
          <table:covered-table-cell/>
          <table:table-cell table:style-name="Dictionary.B28" table:number-columns-spanned="9" office:value-type="string">
            <text:p text:style-name="P4"><text:span text:style-name="T124">всегля</text:span><text:span text:style-name="T4"></text:span><text:span text:style-name="T124">дний </text:span><text:span text:style-name="T127">(не подано у словнику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Dictionary.A1" table:number-rows-spanned="2" office:value-type="string">
            <text:p text:style-name="P3">14</text:p>
          </table:table-cell>
          <table:table-cell table:style-name="Dictionary.B35" table:number-columns-spanned="2" office:value-type="string">
            <text:p text:style-name="P22">ВсегнІвний</text:p>
          </table:table-cell>
          <table:covered-table-cell/>
          <table:table-cell table:style-name="Dictionary.D35" table:number-columns-spanned="2" office:value-type="string">
            <text:p text:style-name="P4"><text:span text:style-name="T51">-а, -е, </text:span><text:span text:style-name="T53">прикм., </text:span><text:span text:style-name="T52">інд.-авт., </text:span><text:span text:style-name="T129">[1б] або [9а]</text:span></text:p>
          </table:table-cell>
          <table:covered-table-cell/>
          <table:table-cell table:style-name="Dictionary.F35" table:number-columns-spanned="2" office:value-type="string">
            <text:p text:style-name="P3">Похідне від <text:span text:style-name="T112">все</text:span> і <text:span text:style-name="T112">гні</text:span><text:span text:style-name="T5"></text:span><text:span text:style-name="T112">вний</text:span></text:p>
          </table:table-cell>
          <table:covered-table-cell/>
          <table:table-cell table:style-name="Dictionary.H35" table:number-columns-spanned="3" office:value-type="string">
            <text:p text:style-name="P3"/>
          </table:table-cell>
          <table:covered-table-cell/>
          <table:covered-table-cell/>
        </table:table-row>
        <table:table-row>
          <table:covered-table-cell/>
          <table:table-cell table:style-name="Dictionary.B30" table:number-columns-spanned="5" office:value-type="string">
            <text:p text:style-name="P8">Все <text:span text:style-name="T143">(див. 5)</text:span></text:p>
          </table:table-cell>
          <table:covered-table-cell/>
          <table:covered-table-cell/>
          <table:covered-table-cell/>
          <table:covered-table-cell/>
          <table:table-cell table:style-name="Dictionary.G30" table:number-columns-spanned="4" office:value-type="string">
            <text:h text:style-name="P55" text:outline-level="2"><text:span text:style-name="T111">гн</text:span><text:span text:style-name="T138">і</text:span><text:span text:style-name="T111">вний</text:span></text:h>
            <text:p text:style-name="P51"><text:a xlink:type="simple" xlink:href="http://www.lingvo.ua/uk/LingvoDictionaries/Details?dictionary=Explanatory%20(Uk-Uk)"><text:span text:style-name="T99">Explanatory (Uk-Uk)</text:span></text:a></text:p>
            <text:p text:style-name="P38">-а, -е.</text:p>
            <text:p text:style-name="P31">Який перебуває в стані нервового збудження, гніву. || Який виражає гнів, перейнятий гнівом.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5</text:p>
          </table:table-cell>
          <table:table-cell table:style-name="Dictionary.B35" table:number-columns-spanned="2" office:value-type="string">
            <text:p text:style-name="P22">ВсеголОдний</text:p>
          </table:table-cell>
          <table:covered-table-cell/>
          <table:table-cell table:style-name="Dictionary.D35" table:number-columns-spanned="2" office:value-type="string">
            <text:p text:style-name="P4"><text:span text:style-name="T51">-а, -е, </text:span><text:span text:style-name="T53">прикм., </text:span><text:span text:style-name="T52">інд.-</text:span><text:span text:style-name="T52">авт., </text:span><text:span text:style-name="T129">[1б] або [9а]</text:span></text:p>
          </table:table-cell>
          <table:covered-table-cell/>
          <table:table-cell table:style-name="Dictionary.F35" table:number-columns-spanned="2" office:value-type="string">
            <text:p text:style-name="P3">Похідне від <text:span text:style-name="T112">все </text:span>і <text:span text:style-name="T112">голо</text:span><text:span text:style-name="T5"></text:span><text:span text:style-name="T112">дний</text:span></text:p>
          </table:table-cell>
          <table:covered-table-cell/>
          <table:table-cell table:style-name="Dictionary.H35" table:number-columns-spanned="3" office:value-type="string">
            <text:p text:style-name="P4"><text:span text:style-name="T52">Народжені мої бажання,/ усенестерпні, </text:span><text:span text:style-name="T54">всеголодні</text:span><text:span text:style-name="T52">,/ такі вітри зняли довкола,/ що все </text:span><text:span text:style-name="T52">несеться шкереберть. (П-2:195)</text:span></text:p>
          </table:table-cell>
          <table:covered-table-cell/>
          <table:covered-table-cell/>
        </table:table-row>
        <table:table-row>
          <table:covered-table-cell/>
          <table:table-cell table:style-name="Dictionary.B32" table:number-columns-spanned="5" office:value-type="string">
            <text:p text:style-name="P8">Все <text:span text:style-name="T143">(див. 5)</text:span></text:p>
          </table:table-cell>
          <table:covered-table-cell/>
          <table:covered-table-cell/>
          <table:covered-table-cell/>
          <table:covered-table-cell/>
          <table:table-cell table:style-name="Dictionary.G32" table:number-columns-spanned="4" office:value-type="string">
            <text:h text:style-name="P53" text:outline-level="2"><text:span text:style-name="T111">гол</text:span><text:span text:style-name="T138">о</text:span><text:span text:style-name="T111">дний</text:span></text:h>
            <text:p text:style-name="P51"><text:a xlink:type="simple" xlink:href="http://www.lingvo.ua/uk/LingvoDictionaries/Details?dictionary=Explanatory%20(Uk-Uk)"><text:span text:style-name="T99">Explanatory (Uk-Uk)</text:span></text:a></text:p>
            <text:p text:style-name="P38">-а, -е.</text:p>
            <text:p text:style-name="P31">1) Який відчуває голод (у 1 <text:span text:style-name="T115">знач.</text:span>). || Який виражає голод. || <text:span text:style-name="T115">у знач.ім.</text:span> гол<text:span text:style-name="T137">о</text:span>дний, -ного, <text:span text:style-name="T115">ч.</text:span> Той, хто відчуває голод, постійно голодує.</text:p>
            <text:p text:style-name="P31">2) Який настає від голоду; викликаний голодом.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6</text:p>
          </table:table-cell>
          <table:table-cell table:style-name="Dictionary.B35" table:number-columns-spanned="2" office:value-type="string">
            <text:p text:style-name="P4"><text:span text:style-name="T12">ВседобрО</text:span><text:span text:style-name="T13"></text:span></text:p>
          </table:table-cell>
          <table:covered-table-cell/>
          <table:table-cell table:style-name="Dictionary.D35" table:number-columns-spanned="2" office:value-type="string">
            <text:p text:style-name="P4"><text:span text:style-name="T51">-а</text:span><text:span text:style-name="T13"></text:span><text:span text:style-name="T51">, </text:span><text:span text:style-name="T52">ім., с., інд.-</text:span><text:soft-page-break/><text:span text:style-name="T52">авт., [9а]</text:span></text:p>
          </table:table-cell>
          <table:covered-table-cell/>
          <table:table-cell table:style-name="Dictionary.F35" table:number-columns-spanned="2" office:value-type="string">
            <text:p text:style-name="P3">Похідне від <text:span text:style-name="T112">все</text:span> і <text:span text:style-name="T112">добро</text:span><text:span text:style-name="T4"></text:span></text:p>
          </table:table-cell>
          <table:covered-table-cell/>
          <table:table-cell table:style-name="Dictionary.H35" table:number-columns-spanned="3" office:value-type="string">
            <text:p text:style-name="P4"><text:span text:style-name="T52">Спасенної тримайся криги,/ пречистої тримайся туги,/ шаленої тримайся муки/ і так існуй – на </text:span><text:soft-page-break/><text:span text:style-name="T54">вседобро</text:span><text:span text:style-name="T52">. (П-2:83).</text:span></text:p>
          </table:table-cell>
          <table:covered-table-cell/>
          <table:covered-table-cell/>
        </table:table-row>
        <table:table-row>
          <table:covered-table-cell/>
          <table:table-cell table:style-name="Dictionary.B34" table:number-columns-spanned="5" office:value-type="string">
            <text:p text:style-name="P8">Все <text:span text:style-name="T143">(див. 5)</text:span></text:p>
          </table:table-cell>
          <table:covered-table-cell/>
          <table:covered-table-cell/>
          <table:covered-table-cell/>
          <table:covered-table-cell/>
          <table:table-cell table:style-name="Dictionary.G34" table:number-columns-spanned="4" office:value-type="string">
            <text:h text:style-name="P53" text:outline-level="2"><text:span text:style-name="T111">добр</text:span><text:span text:style-name="T138">о</text:span></text:h>
            <text:p text:style-name="P51"><text:a xlink:type="simple" xlink:href="http://www.lingvo.ua/uk/LingvoDictionaries/Details?dictionary=Explanatory%20(Uk-Uk)"><text:span text:style-name="T99">Explanatory (Uk-Uk)</text:span></text:a></text:p>
            <text:p text:style-name="P31"><text:span text:style-name="T114">-а, </text:span><text:span text:style-name="T115">с.</text:span></text:p>
            <text:p text:style-name="P44"><text:span text:style-name="T79">1) Усе позитивне в житті людей, що відповідає їхнім інтересам, бажанням, мріям; благо; </text:span><text:span text:style-name="T94">прот.</text:span><text:span text:style-name="T79"> лихо, зло. || Добра, корисна справа, вчинок і т. ін.</text:span>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7</text:p>
          </table:table-cell>
          <table:table-cell table:style-name="Dictionary.B35" table:number-columns-spanned="2" office:value-type="string">
            <text:p text:style-name="P4"><text:span text:style-name="T12">ВседорО</text:span><text:span text:style-name="T13"></text:span><text:span text:style-name="T12">га</text:span></text:p>
          </table:table-cell>
          <table:covered-table-cell/>
          <table:table-cell table:style-name="Dictionary.D35" table:number-columns-spanned="2" office:value-type="string">
            <text:p text:style-name="P4"><text:span text:style-name="T51">-и, </text:span><text:span text:style-name="T52">ім., ж., інд.-авт., [8]</text:span></text:p>
          </table:table-cell>
          <table:covered-table-cell/>
          <table:table-cell table:style-name="Dictionary.F35" table:number-columns-spanned="2" office:value-type="string">
            <text:p text:style-name="P3">Похідне від <text:span text:style-name="T112">все</text:span> і <text:span text:style-name="T112">доро</text:span><text:span text:style-name="T4"></text:span><text:span text:style-name="T112">га</text:span></text:p>
          </table:table-cell>
          <table:covered-table-cell/>
          <table:table-cell table:style-name="Dictionary.H35" table:number-columns-spanned="3" office:value-type="string">
            <text:p text:style-name="P4"><text:span text:style-name="T52">Ця дорога </text:span><text:span text:style-name="T54">вседороги</text:span><text:span text:style-name="T52">/ всенезустрічі – всегону./ Позирай із заквагону/ за сузір’ям Козерога. (П-1:67); Ламка і витка всеспадна </text:span><text:span text:style-name="T54">вседорога</text:span><text:span text:style-name="T52">./ Дорога до Бога – ламка і витка. (П-1: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36" table:number-columns-spanned="5" office:value-type="string">
            <text:p text:style-name="P8">Все <text:span text:style-name="T143">(див. 5)</text:span></text:p>
          </table:table-cell>
          <table:covered-table-cell/>
          <table:covered-table-cell/>
          <table:covered-table-cell/>
          <table:covered-table-cell/>
          <table:table-cell table:style-name="Dictionary.G36" table:number-columns-spanned="4" office:value-type="string">
            <text:h text:style-name="P55" text:outline-level="2"><text:span text:style-name="T111">дор</text:span><text:span text:style-name="T138">о</text:span><text:span text:style-name="T111">га</text:span></text:h>
            <text:p text:style-name="P51"><text:a xlink:type="simple" xlink:href="http://www.lingvo.ua/uk/LingvoDictionaries/Details?dictionary=Explanatory%20(Uk-Uk)"><text:span text:style-name="T99">Explanatory (Uk-Uk)</text:span></text:a></text:p>
            <text:p text:style-name="P31"><text:span text:style-name="T114">-и, </text:span><text:span text:style-name="T115">ж.</text:span></text:p>
            <text:p text:style-name="P31">1) Смуга землі, по якій їздять і ходять. || Смуга, що лишається як слід після руху кого-, чого-небудь.</text:p>
            <text:p text:style-name="P31">2) Місце для проходу, проїзду. || <text:span text:style-name="T115">перен.</text:span> Доступ куди-небудь, можливість потрапити куди-небудь.</text:p>
            <text:p text:style-name="P31">3) Перебування в русі (йдучи або їдучи куди-небудь).</text:p>
            <text:p text:style-name="P31">4) <text:span text:style-name="T115">у знач.</text:span> <text:span text:style-name="T115">присл.</text:span> дор<text:span text:style-name="T137">о</text:span>гою. Під час руху, подорожування куди-небудь.</text:p>
            <text:p text:style-name="P26"><text:span text:style-name="T72">5) Правильний напрямок для руху кого-небудь. || </text:span><text:span text:style-name="T91">перен.</text:span><text:span text:style-name="T72"> Напрямок діяльності, шлях розвитку.</text:span>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8</text:p>
          </table:table-cell>
          <table:table-cell table:style-name="Dictionary.B43" table:number-columns-spanned="2" office:value-type="string">
            <text:p text:style-name="P22">Вседорогий</text:p>
          </table:table-cell>
          <table:covered-table-cell/>
          <table:table-cell table:style-name="Dictionary.D43" table:number-columns-spanned="2" office:value-type="string">
            <text:p text:style-name="P4"><text:span text:style-name="T51">-а, -е, </text:span><text:span text:style-name="T53">прикм., </text:span><text:span text:style-name="T52">інд.-авт., </text:span><text:soft-page-break/><text:span text:style-name="T52">[8]</text:span></text:p>
          </table:table-cell>
          <table:covered-table-cell/>
          <table:table-cell table:style-name="Dictionary.F43" table:number-columns-spanned="2" office:value-type="string">
            <text:p text:style-name="P3">Похідне від <text:span text:style-name="T112">все</text:span> і <text:span text:style-name="T112">дороги</text:span><text:span text:style-name="T5"></text:span><text:span text:style-name="T112">й</text:span></text:p>
          </table:table-cell>
          <table:covered-table-cell/>
          <table:table-cell table:style-name="Dictionary.H43" table:number-columns-spanned="3" office:value-type="string">
            <text:p text:style-name="P4"><text:span text:style-name="T52">Земля – хитлива і плавка – </text:span><text:span text:style-name="T54">вседорога</text:span><text:span text:style-name="T52"> і всепрощальна - / здоліла стати, щоб благальна помічена була рука. (П-2:147); Який бо холод довкруги!/ </text:span><text:soft-page-break/><text:span text:style-name="T52">Самотності! Ніде нікого./ Одна підтримка – голос Бога/ </text:span><text:span text:style-name="T54">вседорогий, вседорогий</text:span><text:span text:style-name="T52">. (П-2:184)</text:span></text:p>
          </table:table-cell>
          <table:covered-table-cell/>
          <table:covered-table-cell/>
        </table:table-row>
        <table:table-row>
          <table:covered-table-cell/>
          <table:table-cell table:style-name="Dictionary.B38" table:number-columns-spanned="5" office:value-type="string">
            <text:p text:style-name="P8">Все <text:span text:style-name="T143">(див. 5)</text:span></text:p>
          </table:table-cell>
          <table:covered-table-cell/>
          <table:covered-table-cell/>
          <table:covered-table-cell/>
          <table:covered-table-cell/>
          <table:table-cell table:style-name="Dictionary.G38" table:number-columns-spanned="4" office:value-type="string">
            <text:h text:style-name="P55" text:outline-level="2"><text:span text:style-name="T111">дорог</text:span><text:span text:style-name="T138">и</text:span><text:span text:style-name="T111">й</text:span></text:h>
            <text:p text:style-name="P51"><text:a xlink:type="simple" xlink:href="http://www.lingvo.ua/uk/LingvoDictionaries/Details?dictionary=Explanatory%20(Uk-Uk)"><text:span text:style-name="T99">Explanatory (Uk-Uk)</text:span></text:a></text:p>
            <text:p text:style-name="P38">-а, -е.</text:p>
            <text:p text:style-name="P31">1) Який коштує великі гроші; <text:span text:style-name="T115">прот.</text:span> дешевий. || Високий (про ціну).</text:p>
            <text:p text:style-name="P31">2) <text:span text:style-name="T115">перен.</text:span> Який високо ціниться, оберігається, яким дорожать.</text:p>
            <text:p text:style-name="P31">3) Близький, милий серцю. || Бажаний, жданий (про гостей). || У звертанні – для вираження любові, приязні.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9</text:p>
          </table:table-cell>
          <table:table-cell table:style-name="Dictionary.B43" table:number-columns-spanned="2" office:value-type="string">
            <text:p text:style-name="P22">ВсезАдума</text:p>
          </table:table-cell>
          <table:covered-table-cell/>
          <table:table-cell table:style-name="Dictionary.D43" table:number-columns-spanned="2" office:value-type="string">
            <text:p text:style-name="P4"><text:span text:style-name="T51">-и, </text:span><text:span text:style-name="T52">ім., ж., </text:span><text:span text:style-name="T52">інд.-авт., [8]</text:span></text:p>
          </table:table-cell>
          <table:covered-table-cell/>
          <table:table-cell table:style-name="Dictionary.F43" table:number-columns-spanned="2" office:value-type="string">
            <text:p text:style-name="P3">Похідне від <text:span text:style-name="T112">все</text:span> і <text:span text:style-name="T112">заду</text:span><text:span text:style-name="T5"></text:span><text:span text:style-name="T112">ма</text:span></text:p>
          </table:table-cell>
          <table:covered-table-cell/>
          <table:table-cell table:style-name="Dictionary.H43" table:number-columns-spanned="3" office:value-type="string">
            <text:p text:style-name="P4"><text:span text:style-name="T52">Пірни/ у </text:span><text:span text:style-name="T54">всезадуму</text:span><text:span text:style-name="T52"> і збавляй безчасся. (П-1:178)</text:span></text:p>
          </table:table-cell>
          <table:covered-table-cell/>
          <table:covered-table-cell/>
        </table:table-row>
        <table:table-row>
          <table:covered-table-cell/>
          <table:table-cell table:style-name="Dictionary.B40" table:number-columns-spanned="5" office:value-type="string">
            <text:p text:style-name="P8">Все <text:span text:style-name="T143">(див. 5)</text:span></text:p>
          </table:table-cell>
          <table:covered-table-cell/>
          <table:covered-table-cell/>
          <table:covered-table-cell/>
          <table:covered-table-cell/>
          <table:table-cell table:style-name="Dictionary.G40" table:number-columns-spanned="4" office:value-type="string">
            <text:h text:style-name="P55" text:outline-level="2"><text:span text:style-name="T111">зад</text:span><text:span text:style-name="T138">у</text:span><text:span text:style-name="T111">ма</text:span></text:h>
            <text:p text:style-name="P51"><text:a xlink:type="simple" xlink:href="http://www.lingvo.ua/uk/LingvoDictionaries/Details?dictionary=Explanatory%20(Uk-Uk)"><text:span text:style-name="T99">Explanatory (Uk-Uk)</text:span></text:a></text:p>
            <text:p text:style-name="P31"><text:span text:style-name="T114">-и, </text:span><text:span text:style-name="T115">ж.</text:span></text:p>
            <text:p text:style-name="P31">Стан того, хто заглибився в думки, роздуми.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20</text:p>
          </table:table-cell>
          <table:table-cell table:style-name="Dictionary.B43" table:number-columns-spanned="2" office:value-type="string">
            <text:p text:style-name="P4"><text:span text:style-name="T12">ВсеквО</text:span><text:span text:style-name="T16"></text:span><text:span text:style-name="T12">лий</text:span></text:p>
          </table:table-cell>
          <table:covered-table-cell/>
          <table:table-cell table:style-name="Dictionary.D43" table:number-columns-spanned="2" office:value-type="string">
            <text:p text:style-name="P4"><text:span text:style-name="T51">-а, -е, </text:span><text:span text:style-name="T53">прикм., </text:span><text:span text:style-name="T52">інд.-авт., [9а]</text:span></text:p>
          </table:table-cell>
          <table:covered-table-cell/>
          <table:table-cell table:style-name="Dictionary.F43" table:number-columns-spanned="2" office:value-type="string">
            <text:p text:style-name="P3">Похідне від <text:span text:style-name="T112">все </text:span>і <text:span text:style-name="T112">кво</text:span><text:span text:style-name="T7"></text:span><text:span text:style-name="T112">лий</text:span></text:p>
          </table:table-cell>
          <table:covered-table-cell/>
          <table:table-cell table:style-name="Dictionary.H43" table:number-columns-spanned="3" office:value-type="string">
            <text:p text:style-name="P4"><text:span text:style-name="T52">Тож – в неба провалля в бездоння, бездолий/ нагірний, невірний, западистий рай,/ всебідий, всегнівний, всещедрий, </text:span><text:span text:style-name="T54">всекволий</text:span><text:span text:style-name="T52">./ А що під крилом твоїм? Кара – карай. (П-1: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42" table:number-columns-spanned="5" office:value-type="string">
            <text:p text:style-name="P8">Все <text:span text:style-name="T143">(див. 5)</text:span></text:p>
          </table:table-cell>
          <table:covered-table-cell/>
          <table:covered-table-cell/>
          <table:covered-table-cell/>
          <table:covered-table-cell/>
          <table:table-cell table:style-name="Dictionary.G42" table:number-columns-spanned="4" office:value-type="string">
            <text:h text:style-name="P55" text:outline-level="2"><text:span text:style-name="T111">кв</text:span><text:span text:style-name="T138">о</text:span><text:span text:style-name="T111">лий</text:span></text:h>
            <text:p text:style-name="P51"><text:a xlink:type="simple" xlink:href="http://www.lingvo.ua/uk/LingvoDictionaries/Details?dictionary=Explanatory%20(Uk-Uk)"><text:span text:style-name="T99">Explanatory (Uk-Uk)</text:span></text:a></text:p>
            <text:p text:style-name="P38"><text:soft-page-break/>-а, -е.</text:p>
            <text:p text:style-name="P31">1) Який має неміцну будову тіла, фізично нерозвинутий; тендітний. || Який утратив силу через хворобу, втому тощо; слабий, безсилий, немічний. || Неміцний, слабкий (про здоров'я). || Який погано росте; негустий, невисокий, прив'ялий (про рослини). || Неміцний, нестійкий (про будівлі, їх частини).</text:p>
            <text:p text:style-name="P31">2) <text:span text:style-name="T115">перен.</text:span> Позбавлений душевної стійкості, твердості, сили волі. || Небадьорий, млявий.</text:p>
            <text:p text:style-name="P31">3) <text:span text:style-name="T115">перен.</text:span> Незначний, слабкий ступенем вияву; ледь відчутний, ледь помітний. || Слабий, ледве чутний. || Нежвавий, повільний. || Неяскравий, тьмяний.</text:p>
            <text:p text:style-name="P26"><text:span text:style-name="T72">4) </text:span><text:span text:style-name="T91">перен.</text:span><text:span text:style-name="T72"> Невправний, невмілий.</text:span>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21</text:p>
          </table:table-cell>
          <table:table-cell table:style-name="Dictionary.B43" table:number-columns-spanned="2" office:value-type="string">
            <text:p text:style-name="P4"><text:span text:style-name="T12">ВсемежА</text:span><text:span text:style-name="T16"></text:span></text:p>
          </table:table-cell>
          <table:covered-table-cell/>
          <table:table-cell table:style-name="Dictionary.D43" table:number-columns-spanned="2" office:value-type="string">
            <text:p text:style-name="P4"><text:span text:style-name="T51">-и, </text:span><text:span text:style-name="T52">ім., ж., </text:span><text:span text:style-name="T52">інд.-авт., [8]</text:span></text:p>
          </table:table-cell>
          <table:covered-table-cell/>
          <table:table-cell table:style-name="Dictionary.F43" table:number-columns-spanned="2" office:value-type="string">
            <text:p text:style-name="P3">Похідне від <text:span text:style-name="T112">все</text:span> і <text:span text:style-name="T112">межа</text:span><text:span text:style-name="T7"></text:span></text:p>
          </table:table-cell>
          <table:covered-table-cell/>
          <table:table-cell table:style-name="Dictionary.H43" table:number-columns-spanned="3" office:value-type="string">
            <text:p text:style-name="P4"><text:span text:style-name="T52">Ти ще – ось-ось. Допіру-но ступив/ за </text:span><text:span text:style-name="T54">всемежу</text:span><text:span text:style-name="T52">. (П-1:182)</text:span></text:p>
          </table:table-cell>
          <table:covered-table-cell/>
          <table:covered-table-cell/>
        </table:table-row>
        <table:table-row>
          <table:covered-table-cell/>
          <table:table-cell table:style-name="Dictionary.B44" table:number-columns-spanned="5" office:value-type="string">
            <text:p text:style-name="P8">Все <text:span text:style-name="T143">(див. 5)</text:span></text:p>
          </table:table-cell>
          <table:covered-table-cell/>
          <table:covered-table-cell/>
          <table:covered-table-cell/>
          <table:covered-table-cell/>
          <table:table-cell table:style-name="Dictionary.G44" table:number-columns-spanned="4" office:value-type="string">
            <text:h text:style-name="P55" text:outline-level="2"><text:span text:style-name="T111">меж</text:span><text:span text:style-name="T138">а</text:span></text:h>
            <text:p text:style-name="P51"><text:a xlink:type="simple" xlink:href="http://www.lingvo.ua/uk/LingvoDictionaries/Details?dictionary=Explanatory%20(Uk-Uk)"><text:span text:style-name="T99">Explanatory (Uk-Uk)</text:span></text:a></text:p>
            <text:p text:style-name="P31"><text:span text:style-name="T114">-і, </text:span><text:span text:style-name="T115">ж.</text:span></text:p>
            <text:p text:style-name="P31">1) Лінія поділу якої-небудь території; границя (у 1 <text:span text:style-name="T115">знач.</text:span>). || Лінія, що поділяє землі або води суміжних держав; кордон. || Лінія (умовна), що розділяє між собою якісь частини поверхні. || Зорова лінія, що відділяє що-небудь від чогось. || <text:span text:style-name="T115">перен.</text:span> Уявна точка на сонячній орбіті, що поділяє лінію орбіти на відрізки, відповідні до ранку, дня або вечора. ||<text:span text:style-name="T144">між чим і чим</text:span>, <text:span text:style-name="T144">чого і чого</text:span>, <text:span text:style-name="T115">перен.</text:span> Границя поділу, розрізнення яких-небудь явищ, предметів тощо.</text:p>
            <text:p text:style-name="P31">2) Вузька цілинна смуга між полями, що є водночас і польовою стежкою або <text:soft-page-break/>шляхом. <text:span text:style-name="T144">Торувати межу</text:span>.</text:p>
            <text:p text:style-name="P31">3) <text:span text:style-name="T144">тільки </text:span><text:span text:style-name="T115">мн.</text:span>, <text:span text:style-name="T115">перен.</text:span> Простір, обмежений чим-небудь. || Відтинок часу, обмежений якими-небудь строками. <text:span text:style-name="T144">У межах десяти хвилин</text:span>. || Обсяг, ступінь чого-небудь.</text:p>
            <text:p text:style-name="P31">4) <text:span text:style-name="T144">чого</text:span>, <text:span text:style-name="T144">чому і без додатка</text:span>, <text:span text:style-name="T115">перен.</text:span> Допустима норма чого-небудь дозволеного.</text:p>
            <text:p text:style-name="P26"><text:span text:style-name="T72">5) </text:span><text:span text:style-name="T91">перен.</text:span><text:span text:style-name="T72"> Останній, крайній ступінь. || Кінець, край чого-небудь. || Найвищий вияв якого-небудь почуття.</text:span>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22</text:p>
          </table:table-cell>
          <table:table-cell table:style-name="Dictionary.B119" table:number-columns-spanned="2" office:value-type="string">
            <text:p text:style-name="P22">Всемолодий</text:p>
          </table:table-cell>
          <table:covered-table-cell/>
          <table:table-cell table:style-name="Dictionary.D119" table:number-columns-spanned="2" office:value-type="string">
            <text:p text:style-name="P4"><text:span text:style-name="T51">-а</text:span><text:span text:style-name="T16"></text:span><text:span text:style-name="T51">,-е</text:span><text:span text:style-name="T16"></text:span><text:span text:style-name="T51">, </text:span><text:span text:style-name="T53">прикм., </text:span><text:span text:style-name="T52">інд.-авт., [8]</text:span></text:p>
          </table:table-cell>
          <table:covered-table-cell/>
          <table:table-cell table:style-name="Dictionary.F119" table:number-columns-spanned="2" office:value-type="string">
            <text:p text:style-name="P3">Похідне від <text:span text:style-name="T112">все</text:span> і <text:span text:style-name="T112">молоди</text:span><text:span text:style-name="T5"></text:span><text:span text:style-name="T112">й</text:span></text:p>
          </table:table-cell>
          <table:covered-table-cell/>
          <table:table-cell table:style-name="Dictionary.H119" table:number-columns-spanned="3" office:value-type="string">
            <text:p text:style-name="P4"><text:span text:style-name="T52">Усесвіту пустеля/ небавом нас огорне,/ і мертва не воскресне/ </text:span><text:span text:style-name="T54">всемолода</text:span><text:span text:style-name="T52"> біда. (П-1:212); І, хилячи </text:span><text:span text:style-name="T54">всемолоде</text:span><text:span text:style-name="T52"> чоло,/ пройти під поглядом, немов під градом… (П-2:83)</text:span></text:p>
          </table:table-cell>
          <table:covered-table-cell/>
          <table:covered-table-cell/>
        </table:table-row>
        <table:table-row>
          <table:covered-table-cell/>
          <table:table-cell table:style-name="Dictionary.B46" table:number-columns-spanned="5" office:value-type="string">
            <text:p text:style-name="P8">Все <text:span text:style-name="T143">(див. 5)</text:span></text:p>
          </table:table-cell>
          <table:covered-table-cell/>
          <table:covered-table-cell/>
          <table:covered-table-cell/>
          <table:covered-table-cell/>
          <table:table-cell table:style-name="Dictionary.G46" table:number-columns-spanned="4" office:value-type="string">
            <text:h text:style-name="P53" text:outline-level="2"><text:span text:style-name="T111">молод</text:span><text:span text:style-name="T138">и</text:span><text:span text:style-name="T111">й</text:span></text:h>
            <text:p text:style-name="P51"><text:a xlink:type="simple" xlink:href="http://www.lingvo.ua/uk/LingvoDictionaries/Details?dictionary=Explanatory%20(Uk-Uk)"><text:span text:style-name="T99">Explanatory (Uk-Uk)</text:span></text:a></text:p>
            <text:p text:style-name="P31"><text:span text:style-name="T114">-а, -е, </text:span><text:span text:style-name="T115">нар.-поет.</text:span></text:p>
            <text:p text:style-name="P44"><text:span text:style-name="T79">1) Який має небагато років, не досяг зрілого віку; юний. || Не старий. || </text:span><text:span text:style-name="T94">у знач.</text:span><text:span text:style-name="T79"> </text:span><text:span text:style-name="T94">ім.</text:span><text:span text:style-name="T79"> молод</text:span><text:span text:style-name="T102">и</text:span><text:span text:style-name="T79">й, -д</text:span><text:span text:style-name="T102">о</text:span><text:span text:style-name="T79">го, </text:span><text:span text:style-name="T94">ч.</text:span><text:span text:style-name="T79">; молод</text:span><text:span text:style-name="T102">а</text:span><text:span text:style-name="T79">, -д</text:span><text:span text:style-name="T102">о</text:span><text:span text:style-name="T79">ї, </text:span><text:span text:style-name="T94">ж.</text:span><text:span text:style-name="T79">; молод</text:span><text:span text:style-name="T102">е</text:span><text:span text:style-name="T79">, -д</text:span><text:span text:style-name="T102">о</text:span><text:span text:style-name="T79">го, </text:span><text:span text:style-name="T94">с.</text:span><text:span text:style-name="T79"> Той, хто має небагато років, ще не старий. || З прізвищем, прізвиськом і т. ін. – означає дітей (на відміну від батьків). || </text:span><text:span text:style-name="T94">у знач.</text:span><text:span text:style-name="T79"> </text:span><text:span text:style-name="T94">ім.</text:span><text:span text:style-name="T79"> молод</text:span><text:span text:style-name="T102">і</text:span><text:span text:style-name="T79">, -д</text:span><text:span text:style-name="T102">и</text:span><text:span text:style-name="T79">х,</text:span><text:span text:style-name="T94">мн.</text:span><text:span text:style-name="T79"> Діти (</text:span><text:span text:style-name="T94">див.</text:span><text:span text:style-name="T79"> </text:span><text:a xlink:type="simple" xlink:href="http://www.lingvo.ua/uk/Translate/uk-uk/діти"><text:span text:style-name="T98">діти</text:span></text:a><text:span text:style-name="T79"> I 2)). || Стос. до молодості, належний, </text:span><text:span text:style-name="T94">власт.</text:span><text:span text:style-name="T79"> їй.</text:span>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23</text:p>
          </table:table-cell>
          <table:table-cell table:style-name="Dictionary.B119" table:number-columns-spanned="2" office:value-type="string">
            <text:p text:style-name="P9"><text:span text:style-name="T18">ВсеначувА</text:span><text:span text:style-name="T17"></text:span><text:span text:style-name="T18">нний</text:span></text:p>
          </table:table-cell>
          <table:covered-table-cell/>
          <table:table-cell table:style-name="Dictionary.D119" table:number-columns-spanned="2" office:value-type="string">
            <text:p text:style-name="P9"><text:span text:style-name="T68">-а, -е, </text:span><text:span text:style-name="T59">прикм., </text:span><text:span text:style-name="T60">інд.-авт., [1б]</text:span></text:p>
          </table:table-cell>
          <table:covered-table-cell/>
          <table:table-cell table:style-name="Dictionary.F119" table:number-columns-spanned="2" office:value-type="string">
            <text:p text:style-name="P3">Похідне від <text:span text:style-name="T112">все </text:span>і <text:span text:style-name="T112">начува</text:span><text:span text:style-name="T7"></text:span><text:span text:style-name="T112">тися</text:span></text:p>
          </table:table-cell>
          <table:covered-table-cell/>
          <table:table-cell table:style-name="Dictionary.H119" table:number-columns-spanned="3" office:value-type="string">
            <text:p text:style-name="P4"><text:span text:style-name="T52">І торопкі </text:span><text:span text:style-name="T54">всеначуванні</text:span><text:span text:style-name="T52"> кроки,/ то лис блукає – із хвостом рудим. (П-2:156)</text:span></text:p>
          </table:table-cell>
          <table:covered-table-cell/>
          <table:covered-table-cell/>
        </table:table-row>
        <table:table-row>
          <table:covered-table-cell/>
          <table:table-cell table:style-name="Dictionary.B48" table:number-columns-spanned="5" office:value-type="string">
            <text:p text:style-name="P8">Все <text:span text:style-name="T143">(див. 5)</text:span></text:p>
          </table:table-cell>
          <table:covered-table-cell/>
          <table:covered-table-cell/>
          <table:covered-table-cell/>
          <table:covered-table-cell/>
          <table:table-cell table:style-name="Dictionary.G48" table:number-columns-spanned="4" office:value-type="string">
            <text:h text:style-name="P53" text:outline-level="2"><text:span text:style-name="T111">начув</text:span><text:span text:style-name="T138">а</text:span><text:span text:style-name="T111">тися</text:span><text:soft-page-break/></text:h>
            <text:p text:style-name="P51"><text:a xlink:type="simple" xlink:href="http://www.lingvo.ua/uk/LingvoDictionaries/Details?dictionary=Explanatory%20(Uk-Uk)"><text:span text:style-name="T99">Explanatory (Uk-Uk)</text:span></text:a></text:p>
            <text:p text:style-name="P31"><text:span text:style-name="T114">-аюся, -аєшся, </text:span><text:span text:style-name="T115">недок.</text:span></text:p>
            <text:p text:style-name="P28"><text:span text:style-name="T73">Чекати розплати, помсти. || </text:span><text:span text:style-name="T78">чого</text:span><text:span text:style-name="T73">. Чекати чого-небудь неприємного.</text:span>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24</text:p>
          </table:table-cell>
          <table:table-cell table:style-name="Dictionary.B119" table:number-columns-spanned="2" office:value-type="string">
            <text:p text:style-name="P9"><text:span text:style-name="T18">ВсенедочекА</text:span><text:span text:style-name="T17"></text:span><text:span text:style-name="T18">вшися</text:span></text:p>
          </table:table-cell>
          <table:covered-table-cell/>
          <table:table-cell table:style-name="Dictionary.D119" table:number-columns-spanned="2" office:value-type="string">
            <text:p text:style-name="P13">дієприсл., док., інд.-авт., [8], [4]</text:p>
          </table:table-cell>
          <table:covered-table-cell/>
          <table:table-cell table:style-name="Dictionary.F119" table:number-columns-spanned="2" office:value-type="string">
            <text:p text:style-name="P3">Похідне від <text:span text:style-name="T112">все</text:span> і <text:span text:style-name="T112">не дочека</text:span><text:span text:style-name="T7"></text:span><text:span text:style-name="T112">тися</text:span></text:p>
          </table:table-cell>
          <table:covered-table-cell/>
          <table:table-cell table:style-name="Dictionary.H119" table:number-columns-spanned="3" office:value-type="string">
            <text:p text:style-name="P4"><text:span text:style-name="T52">Ну й долечка! Прождати на життя - / і </text:span><text:span text:style-name="T54">всенедочекавшися</text:span><text:span text:style-name="T52"> – померти! (П-1:188)</text:span></text:p>
          </table:table-cell>
          <table:covered-table-cell/>
          <table:covered-table-cell/>
        </table:table-row>
        <table:table-row>
          <table:covered-table-cell/>
          <table:table-cell table:style-name="Dictionary.B50" table:number-columns-spanned="3" office:value-type="string">
            <text:p text:style-name="P8">Все <text:span text:style-name="T143">(див. 5)</text:span></text:p>
          </table:table-cell>
          <table:covered-table-cell/>
          <table:covered-table-cell/>
          <table:table-cell table:style-name="Dictionary.I50" table:number-columns-spanned="4" office:value-type="string">
            <text:h text:style-name="P60" text:outline-level="2">не</text:h>
            <text:p text:style-name="P51"><text:a xlink:type="simple" xlink:href="http://www.lingvo.ua/uk/LingvoDictionaries/Details?dictionary=Explanatory%20(Uk-Uk)"><text:span text:style-name="T99">Explanatory (Uk-Uk)</text:span></text:a></text:p>
            <text:p text:style-name="P31"><text:span text:style-name="T115">запереч.</text:span> <text:span text:style-name="T115">част.</text:span></text:p>
            <text:p text:style-name="P31">1) Уживається перед присудком для повного заперечення змісту висловленого. || Уживається перед підметом або другорядним членом речення для повного заперечення їх змісту. || Уживається для повного заперечення чого-небудь після заперечних прислівників, займенників та деяких часток ("навіть", "ще", "й" і т. ін.), що підсилюють заперечення. || Уживається для повного заперечення чого-небудь у разі протиставлення. || Уживається для підсилення заперечення у поєднанні з повторюваним словом.</text:p>
          </table:table-cell>
          <table:covered-table-cell/>
          <table:covered-table-cell/>
          <table:covered-table-cell/>
          <table:table-cell table:style-name="Dictionary.I50" table:number-columns-spanned="2" office:value-type="string">
            <text:h text:style-name="P55" text:outline-level="2"><text:span text:style-name="T111">дочек</text:span><text:span text:style-name="T138">а</text:span><text:span text:style-name="T111">тися</text:span></text:h>
            <text:p text:style-name="P51"><text:a xlink:type="simple" xlink:href="http://www.lingvo.ua/uk/LingvoDictionaries/Details?dictionary=Explanatory%20(Uk-Uk)"><text:span text:style-name="T99">Explanatory (Uk-Uk)</text:span></text:a></text:p>
            <text:p text:style-name="P31"><text:span text:style-name="T114">-аюся, -аєшся, </text:span><text:span text:style-name="T115">док.</text:span><text:span text:style-name="T114">, </text:span><text:span text:style-name="T114">дочікуватися, -уюся, -уєшся, </text:span><text:span text:style-name="T115">недок.</text:span></text:p>
            <text:p text:style-name="P32">Пробути, прожити до того часу, поки настане, з'явиться очікуване; діждатися.</text:p>
          </table:table-cell>
          <table:covered-table-cell/>
        </table:table-row>
        <table:table-row>
          <table:table-cell table:style-name="Dictionary.A1" table:number-rows-spanned="2" office:value-type="string">
            <text:p text:style-name="P3">25</text:p>
          </table:table-cell>
          <table:table-cell table:style-name="Dictionary.B119" table:number-columns-spanned="2" office:value-type="string">
            <text:p text:style-name="P9"><text:span text:style-name="T18">ВсенеНАждА</text:span><text:span text:style-name="T17"></text:span><text:span text:style-name="T18">н</text:span><text:soft-page-break/><text:span text:style-name="T18">ний</text:span></text:p>
          </table:table-cell>
          <table:covered-table-cell/>
          <table:table-cell table:style-name="Dictionary.D119" table:number-columns-spanned="2" office:value-type="string">
            <text:p text:style-name="P9"><text:span text:style-name="T68">-а, -е, </text:span><text:soft-page-break/><text:span text:style-name="T59">прикм., </text:span><text:span text:style-name="T60">інд.-авт., [8], [4]</text:span></text:p>
          </table:table-cell>
          <table:covered-table-cell/>
          <table:table-cell table:style-name="Dictionary.F119" table:number-columns-spanned="2" office:value-type="string">
            <text:p text:style-name="P9"><text:span text:style-name="T60">Похідне від </text:span><text:soft-page-break/><text:span text:style-name="T52">все</text:span><text:span text:style-name="T60"> і </text:span><text:span text:style-name="T52">не жда</text:span><text:span text:style-name="T8"></text:span><text:span text:style-name="T52">ти</text:span></text:p>
          </table:table-cell>
          <table:covered-table-cell/>
          <table:table-cell table:style-name="Dictionary.H119" table:number-columns-spanned="3" office:value-type="string">
            <text:p text:style-name="P4"><text:span text:style-name="T52">я забуваюся, коли цнота/ </text:span><text:soft-page-break/><text:span text:style-name="T52">пречистого пребілого паперу/ почне мене, відкривши добру еру/ натхнення в тиші, і коли мета/ мене в полон імкне, </text:span><text:span text:style-name="T54">всененажданна</text:span><text:span text:style-name="T52">. (П-2:169)</text:span></text:p>
          </table:table-cell>
          <table:covered-table-cell/>
          <table:covered-table-cell/>
        </table:table-row>
        <table:table-row>
          <table:covered-table-cell/>
          <table:table-cell table:style-name="Dictionary.B52" table:number-columns-spanned="3" office:value-type="string">
            <text:p text:style-name="P8">Все <text:span text:style-name="T143">(див. 5)</text:span></text:p>
          </table:table-cell>
          <table:covered-table-cell/>
          <table:covered-table-cell/>
          <table:table-cell table:style-name="Dictionary.I52" table:number-columns-spanned="4" office:value-type="string">
            <text:p text:style-name="P8">Не <text:span text:style-name="T143">(див. 24)</text:span></text:p>
          </table:table-cell>
          <table:covered-table-cell/>
          <table:covered-table-cell/>
          <table:covered-table-cell/>
          <table:table-cell table:style-name="Dictionary.I52" table:number-columns-spanned="2" office:value-type="string">
            <text:h text:style-name="P53" text:outline-level="2"><text:span text:style-name="T111">жд</text:span><text:span text:style-name="T138">а</text:span><text:span text:style-name="T111">ти</text:span></text:h>
            <text:p text:style-name="P51"><text:a xlink:type="simple" xlink:href="http://www.lingvo.ua/uk/LingvoDictionaries/Details?dictionary=Explanatory%20(Uk-Uk)"><text:span text:style-name="T99">Explanatory (Uk-Uk)</text:span></text:a></text:p>
            <text:p text:style-name="P31"><text:span text:style-name="T114">жду, ждеш, </text:span><text:span text:style-name="T115">недок.</text:span></text:p>
            <text:p text:style-name="P31">1) <text:span text:style-name="T115">перех.</text:span> Перебувати де-небудь, щоб побачити когось, зустрітися з кимось; чекати, очікувати. || <text:span text:style-name="T115">перех.</text:span> <text:span text:style-name="T144">і </text:span><text:span text:style-name="T115">неперех.</text:span>, <text:span text:style-name="T144">кого</text:span>, <text:span text:style-name="T144">чого</text:span>, <text:span text:style-name="T144">на кого </text:span>–<text:span text:style-name="T144">що</text:span>, <text:span text:style-name="T144">зі </text:span><text:span text:style-name="T115">спол.</text:span> Розраховувати на чиє-небудь повернення, на прихід, появу когось, чогось, на здійснення чогось.</text:p>
            <text:p text:style-name="P42"><text:span text:style-name="T79">2) </text:span><text:span text:style-name="T94">перех.</text:span><text:span text:style-name="T79"> </text:span><text:span text:style-name="T82">і </text:span><text:span text:style-name="T94">неперех.</text:span><text:span text:style-name="T79"> Надіятися на що-небудь, сподіватися чогось; чекати.</text:span></text:p>
          </table:table-cell>
          <table:covered-table-cell/>
        </table:table-row>
        <table:table-row>
          <table:table-cell table:style-name="Dictionary.A1" table:number-rows-spanned="2" office:value-type="string">
            <text:p text:style-name="P3">26</text:p>
          </table:table-cell>
          <table:table-cell table:style-name="Dictionary.B119" table:number-columns-spanned="2" office:value-type="string">
            <text:p text:style-name="P22">Всенезустріч</text:p>
          </table:table-cell>
          <table:covered-table-cell/>
          <table:table-cell table:style-name="Dictionary.D119" table:number-columns-spanned="2" office:value-type="string">
            <text:p text:style-name="P4"><text:span text:style-name="T51">-і, </text:span><text:span text:style-name="T52">ім., ж., інд.-авт., [11]</text:span></text:p>
          </table:table-cell>
          <table:covered-table-cell/>
          <table:table-cell table:style-name="Dictionary.F119" table:number-columns-spanned="2" office:value-type="string">
            <text:p text:style-name="P3">Похідне від <text:span text:style-name="T112">все</text:span> і <text:span text:style-name="T112">незу</text:span><text:span text:style-name="T5"></text:span><text:span text:style-name="T112">стріч</text:span></text:p>
          </table:table-cell>
          <table:covered-table-cell/>
          <table:table-cell table:style-name="Dictionary.H119" table:number-columns-spanned="3" office:value-type="string">
            <text:p text:style-name="P4"><text:span text:style-name="T52">Ця дорога вседороги/ </text:span><text:span text:style-name="T54">всенезустрічі</text:span><text:span text:style-name="T52"> – всегону./ Позирай із заквагону/ за сузір’ям Козерога. (П-1:67); Що мав – привиділось, причулося,/ на </text:span><text:span text:style-name="T54">всенезустріч</text:span><text:span text:style-name="T52">, всепрощання. (П-1:199)</text:span></text:p>
          </table:table-cell>
          <table:covered-table-cell/>
          <table:covered-table-cell/>
        </table:table-row>
        <table:table-row>
          <table:covered-table-cell/>
          <table:table-cell table:style-name="Dictionary.B54" table:number-columns-spanned="3" office:value-type="string">
            <text:p text:style-name="P8">Все <text:span text:style-name="T143">(див. 5)</text:span></text:p>
          </table:table-cell>
          <table:covered-table-cell/>
          <table:covered-table-cell/>
          <table:table-cell table:style-name="Dictionary.I54" table:number-columns-spanned="4" office:value-type="string">
            <text:p text:style-name="P8">Не <text:span text:style-name="T143">(див. 24)</text:span></text:p>
          </table:table-cell>
          <table:covered-table-cell/>
          <table:covered-table-cell/>
          <table:covered-table-cell/>
          <table:table-cell table:style-name="Dictionary.I54" table:number-columns-spanned="2" office:value-type="string">
            <text:h text:style-name="P55" text:outline-level="2"><text:span text:style-name="T111">з</text:span><text:span text:style-name="T138">у</text:span><text:span text:style-name="T111">стріч</text:span></text:h>
            <text:p text:style-name="P51"><text:a xlink:type="simple" xlink:href="http://www.lingvo.ua/uk/LingvoDictionaries/Details?dictionary=Explanatory%20(Uk-Uk)"><text:span text:style-name="T99">Explanatory (Uk-Uk)</text:span></text:a></text:p>
            <text:p text:style-name="P31"><text:span text:style-name="T114">-і, </text:span><text:span text:style-name="T115">ж.</text:span><text:span text:style-name="T114">, </text:span><text:span text:style-name="T115">кого</text:span><text:span text:style-name="T114">, </text:span><text:span text:style-name="T115">чого</text:span><text:span text:style-name="T114">, </text:span><text:span text:style-name="T115">з ким </text:span><text:span text:style-name="T114">– </text:span><text:span text:style-name="T115">чим і без додатка</text:span><text:span text:style-name="T114">.</text:span></text:p>
            <text:p text:style-name="P31">1) Зближення з ким-, чим-небудь, хто (що) рухається <text:soft-page-break/>навпроти.</text:p>
            <text:p text:style-name="P26"><text:span text:style-name="T72">2) Випадкове або наперед домовлене побачення з ким-небудь. || Тимчасове спільне перебування де-небудь з метою обговорення яких-небудь питань, для бесіди, наради і т. ін. || Спортивне змагання. ||</text:span><text:span text:style-name="T77">рідко</text:span><text:span text:style-name="T72">. Знайомство.</text:span></text:p>
          </table:table-cell>
          <table:covered-table-cell/>
        </table:table-row>
        <table:table-row>
          <table:table-cell table:style-name="Dictionary.A1" table:number-rows-spanned="2" office:value-type="string">
            <text:p text:style-name="P3">27</text:p>
          </table:table-cell>
          <table:table-cell table:style-name="Dictionary.B119" table:number-columns-spanned="2" office:value-type="string">
            <text:p text:style-name="P4"><text:span text:style-name="T12">Всенезустріч</text:span><text:span text:style-name="T11">-</text:span><text:span text:style-name="T12">всегíн</text:span></text:p>
          </table:table-cell>
          <table:covered-table-cell/>
          <table:table-cell table:style-name="Dictionary.D119" table:number-columns-spanned="2" office:value-type="string">
            <text:p text:style-name="P4"><text:span text:style-name="T51">-гону, </text:span><text:span text:style-name="T52">ім., ж., інд.-авт., [9]</text:span></text:p>
          </table:table-cell>
          <table:covered-table-cell/>
          <table:table-cell table:style-name="Dictionary.F119" table:number-columns-spanned="2" office:value-type="string">
            <text:p text:style-name="P4"><text:span text:style-name="T61">Похідне від </text:span><text:span text:style-name="T63">всенезу</text:span><text:span text:style-name="T13"></text:span><text:span text:style-name="T63">стріч</text:span><text:span text:style-name="T61"> і </text:span><text:span text:style-name="T63">всегі</text:span><text:span text:style-name="T13"></text:span><text:span text:style-name="T63">н</text:span></text:p>
          </table:table-cell>
          <table:covered-table-cell/>
          <table:table-cell table:style-name="Dictionary.H119" table:number-columns-spanned="3" office:value-type="string">
            <text:p text:style-name="P4"><text:span text:style-name="T52">Ця дорога вседороги,/ </text:span><text:span text:style-name="T54">всенезустрічі-всегону</text:span><text:span text:style-name="T52">,/ позирай із зак-вагону/ за сузір’ям Козерога. (П-1:118)</text:span></text:p>
          </table:table-cell>
          <table:covered-table-cell/>
          <table:covered-table-cell/>
        </table:table-row>
        <table:table-row>
          <table:covered-table-cell/>
          <table:table-cell table:style-name="Dictionary.B56" table:number-columns-spanned="5" office:value-type="string">
            <text:p text:style-name="P4"><text:span text:style-name="T63">всенезу</text:span><text:span text:style-name="T13"></text:span><text:span text:style-name="T63">стріч </text:span><text:span text:style-name="T69">(див. 26)</text:span></text:p>
          </table:table-cell>
          <table:covered-table-cell/>
          <table:covered-table-cell/>
          <table:covered-table-cell/>
          <table:covered-table-cell/>
          <table:table-cell table:style-name="Dictionary.G56" table:number-columns-spanned="4" office:value-type="string">
            <text:p text:style-name="P4"><text:span text:style-name="T63">всегі</text:span><text:span text:style-name="T13"></text:span><text:span text:style-name="T63">н </text:span><text:span text:style-name="T69">(див. 12)</text:span>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28</text:p>
          </table:table-cell>
          <table:table-cell table:style-name="Dictionary.B119" table:number-columns-spanned="2" office:value-type="string">
            <text:p text:style-name="P4"><text:span text:style-name="T12">ВсенепІзнани</text:span><text:span text:style-name="T12">й</text:span></text:p>
          </table:table-cell>
          <table:covered-table-cell/>
          <table:table-cell table:style-name="Dictionary.D119" table:number-columns-spanned="2" office:value-type="string">
            <text:p text:style-name="P4"><text:span text:style-name="T51">-а, -е, </text:span><text:span text:style-name="T53">прикм., </text:span><text:span text:style-name="T52">інд.-авт., [8]</text:span></text:p>
          </table:table-cell>
          <table:covered-table-cell/>
          <table:table-cell table:style-name="Dictionary.F119" table:number-columns-spanned="2" office:value-type="string">
            <text:p text:style-name="P3">Похідне від <text:span text:style-name="T112">все</text:span> і <text:span text:style-name="T112">непі</text:span><text:span text:style-name="T5"></text:span><text:span text:style-name="T112">знаний</text:span></text:p>
          </table:table-cell>
          <table:covered-table-cell/>
          <table:table-cell table:style-name="Dictionary.H119" table:number-columns-spanned="3" office:value-type="string">
            <text:p text:style-name="P4"><text:span text:style-name="T52">…попелясті зозулі/ вістили роки: </text:span><text:span text:style-name="T52">жий однині/ на </text:span><text:span text:style-name="T54">всенепізнаній</text:span><text:span text:style-name="T52"> землі. (П-1:128)</text:span></text:p>
          </table:table-cell>
          <table:covered-table-cell/>
          <table:covered-table-cell/>
        </table:table-row>
        <table:table-row>
          <table:covered-table-cell/>
          <table:table-cell table:style-name="Dictionary.B58" table:number-columns-spanned="5" office:value-type="string">
            <text:p text:style-name="P8">Все <text:span text:style-name="T143">(див. 5)</text:span></text:p>
          </table:table-cell>
          <table:covered-table-cell/>
          <table:covered-table-cell/>
          <table:covered-table-cell/>
          <table:covered-table-cell/>
          <table:table-cell table:style-name="Dictionary.G58" table:number-columns-spanned="4" office:value-type="string">
            <text:h text:style-name="P53" text:outline-level="2"><text:span text:style-name="T111">неп</text:span><text:span text:style-name="T138">і</text:span><text:span text:style-name="T111">знаний</text:span></text:h>
            <text:p text:style-name="P51"><text:a xlink:type="simple" xlink:href="http://www.lingvo.ua/uk/LingvoDictionaries/Details?dictionary=Explanatory%20(Uk-Uk)"><text:span text:style-name="T99">Explanatory (Uk-Uk)</text:span></text:a></text:p>
            <text:p text:style-name="P38">-а, -е.</text:p>
            <text:p text:style-name="P31">Якого ще не пізнали, не вивчили.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29</text:p>
          </table:table-cell>
          <table:table-cell table:style-name="Dictionary.B119" table:number-columns-spanned="2" office:value-type="string">
            <text:p text:style-name="P22">ВсенепогАсний</text:p>
          </table:table-cell>
          <table:covered-table-cell/>
          <table:table-cell table:style-name="Dictionary.D119" table:number-columns-spanned="2" office:value-type="string">
            <text:p text:style-name="P4"><text:span text:style-name="T51">-а, -е, </text:span><text:span text:style-name="T53">прикм., </text:span><text:span text:style-name="T52">інд.-авт., [8]</text:span></text:p>
          </table:table-cell>
          <table:covered-table-cell/>
          <table:table-cell table:style-name="Dictionary.F119" table:number-columns-spanned="2" office:value-type="string">
            <text:p text:style-name="P3">Похідне від <text:span text:style-name="T112">все</text:span> і <text:span text:style-name="T112">непога</text:span><text:span text:style-name="T5"></text:span><text:span text:style-name="T112">сний</text:span></text:p>
          </table:table-cell>
          <table:covered-table-cell/>
          <table:table-cell table:style-name="Dictionary.H119" table:number-columns-spanned="3" office:value-type="string">
            <text:p text:style-name="P4"><text:span text:style-name="T52">оце світіння полохких світань/ світів жертовних, що мене запалює/ </text:span><text:span text:style-name="T54">всенепогасним</text:span><text:span text:style-name="T52"> і ламким, як крига,/ огнем співучих надторосів – криг. (П-1:80)</text:span></text:p>
          </table:table-cell>
          <table:covered-table-cell/>
          <table:covered-table-cell/>
        </table:table-row>
        <table:table-row>
          <table:covered-table-cell/>
          <table:table-cell table:style-name="Dictionary.B60" table:number-columns-spanned="5" office:value-type="string">
            <text:p text:style-name="P8">Все <text:span text:style-name="T143">(див. 5)</text:span></text:p>
          </table:table-cell>
          <table:covered-table-cell/>
          <table:covered-table-cell/>
          <table:covered-table-cell/>
          <table:covered-table-cell/>
          <table:table-cell table:style-name="Dictionary.G60" table:number-columns-spanned="4" office:value-type="string">
            <text:h text:style-name="P53" text:outline-level="2"><text:span text:style-name="T111">непог</text:span><text:span text:style-name="T138">а</text:span><text:span text:style-name="T111">сний</text:span></text:h>
            <text:p text:style-name="P51"><text:soft-page-break/><text:a xlink:type="simple" xlink:href="http://www.lingvo.ua/uk/LingvoDictionaries/Details?dictionary=Explanatory%20(Uk-Uk)"><text:span text:style-name="T99">Explanatory (Uk-Uk)</text:span></text:a></text:p>
            <text:p text:style-name="P38">-а, -е.</text:p>
            <text:p text:style-name="P31">1) Який не гасне, якого не можна погасити; невгасимий.</text:p>
            <text:p text:style-name="P28"><text:span text:style-name="T73">2) </text:span><text:span text:style-name="T92">перен.</text:span><text:span text:style-name="T73"> Який з часом не втрачає своєї сили; неослабний. || Якого не можна стримати, угамувати.</text:span>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30</text:p>
          </table:table-cell>
          <table:table-cell table:style-name="Dictionary.B119" table:number-columns-spanned="2" office:value-type="string">
            <text:p text:style-name="P22">ВсенепокОра</text:p>
          </table:table-cell>
          <table:covered-table-cell/>
          <table:table-cell table:style-name="Dictionary.D119" table:number-columns-spanned="2" office:value-type="string">
            <text:p text:style-name="P4"><text:span text:style-name="T51">-и, </text:span><text:span text:style-name="T52">ім., ж., інд.-авт., [8]</text:span></text:p>
          </table:table-cell>
          <table:covered-table-cell/>
          <table:table-cell table:style-name="Dictionary.F119" table:number-columns-spanned="2" office:value-type="string">
            <text:p text:style-name="P3">Похідне від все і непокора</text:p>
          </table:table-cell>
          <table:covered-table-cell/>
          <table:table-cell table:style-name="Dictionary.H119" table:number-columns-spanned="3" office:value-type="string">
            <text:p text:style-name="P4"><text:span text:style-name="T52">Страшна ковбаня – чорна і масна./ І дух тяжкий повзе, немов потвора,/ в лещатах дум твоя </text:span><text:span text:style-name="T54">всенепокора</text:span><text:span text:style-name="T52">,/ стою на кладці. Дозираю дна. (П-1:151)</text:span></text:p>
          </table:table-cell>
          <table:covered-table-cell/>
          <table:covered-table-cell/>
        </table:table-row>
        <table:table-row>
          <table:covered-table-cell/>
          <table:table-cell table:style-name="Dictionary.B62" table:number-columns-spanned="5" office:value-type="string">
            <text:p text:style-name="P8">Все <text:span text:style-name="T143">(див. 5)</text:span></text:p>
          </table:table-cell>
          <table:covered-table-cell/>
          <table:covered-table-cell/>
          <table:covered-table-cell/>
          <table:covered-table-cell/>
          <table:table-cell table:style-name="Dictionary.G62" table:number-columns-spanned="4" office:value-type="string">
            <text:h text:style-name="P53" text:outline-level="2"><text:span text:style-name="T111">непок</text:span><text:span text:style-name="T138">о</text:span><text:span text:style-name="T111">ра</text:span></text:h>
            <text:p text:style-name="P51"><text:a xlink:type="simple" xlink:href="http://www.lingvo.ua/uk/LingvoDictionaries/Details?dictionary=Explanatory%20(Uk-Uk)"><text:span text:style-name="T99">Explanatory (Uk-Uk)</text:span></text:a></text:p>
            <text:p text:style-name="P31"><text:span text:style-name="T114">-и, </text:span><text:span text:style-name="T115">ж.</text:span></text:p>
            <text:p text:style-name="P31">Небажання або відмова підкорятися кому-небудь, слухатися когось і т. ін.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31</text:p>
          </table:table-cell>
          <table:table-cell table:style-name="Dictionary.B119" table:number-columns-spanned="2" office:value-type="string">
            <text:p text:style-name="P4"><text:span text:style-name="T12">ВсенищІ</text:span><text:span text:style-name="T13"></text:span><text:span text:style-name="T12">вність</text:span></text:p>
          </table:table-cell>
          <table:covered-table-cell/>
          <table:table-cell table:style-name="Dictionary.D119" table:number-columns-spanned="2" office:value-type="string">
            <text:p text:style-name="P4"><text:span text:style-name="T51">-ності, </text:span><text:span text:style-name="T52">ім., ж., інд.-авт., [1б]</text:span></text:p>
          </table:table-cell>
          <table:covered-table-cell/>
          <table:table-cell table:style-name="Dictionary.F119" table:number-columns-spanned="2" office:value-type="string">
            <text:p text:style-name="P4"><text:span text:style-name="T61">Похідне від </text:span><text:span text:style-name="T63">все </text:span><text:span text:style-name="T69">і </text:span><text:span text:style-name="T63">нищівний</text:span></text:p>
          </table:table-cell>
          <table:covered-table-cell/>
          <table:table-cell table:style-name="Dictionary.H119" table:number-columns-spanned="3" office:value-type="string">
            <text:p text:style-name="P4"><text:span text:style-name="T52">І ти збагнеш/ обнавіснілу </text:span><text:span text:style-name="T54">всенищівність</text:span><text:span text:style-name="T52"> роду. (П-1:144)</text:span></text:p>
          </table:table-cell>
          <table:covered-table-cell/>
          <table:covered-table-cell/>
        </table:table-row>
        <table:table-row>
          <table:covered-table-cell/>
          <table:table-cell table:style-name="Dictionary.B64" table:number-columns-spanned="5" office:value-type="string">
            <text:p text:style-name="P8">Все <text:span text:style-name="T143">(див. 5)</text:span></text:p>
          </table:table-cell>
          <table:covered-table-cell/>
          <table:covered-table-cell/>
          <table:covered-table-cell/>
          <table:covered-table-cell/>
          <table:table-cell table:style-name="Dictionary.G64" table:number-columns-spanned="4" office:value-type="string">
            <text:h text:style-name="P53" text:outline-level="2"><text:span text:style-name="T111">нищівн</text:span><text:span text:style-name="T138">и</text:span><text:span text:style-name="T111">й</text:span></text:h>
            <text:p text:style-name="P51"><text:a xlink:type="simple" xlink:href="http://www.lingvo.ua/uk/LingvoDictionaries/Details?dictionary=Explanatory%20(Uk-Uk)"><text:span text:style-name="T99">Explanatory (Uk-Uk)</text:span></text:a></text:p>
            <text:p text:style-name="P38">-а, -е.</text:p>
            <text:p text:style-name="P31">Який має велику руйнівну, знищувальну силу. || Дуже великий, сильний. || Різкий, нещадний, непримиренний. || Сповнений зневаги, осуду, презирства.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32</text:p>
          </table:table-cell>
          <table:table-cell table:style-name="Dictionary.B119" table:number-columns-spanned="2" office:value-type="string">
            <text:p text:style-name="P4"><text:span text:style-name="T12">ВсеО</text:span><text:span text:style-name="T13"></text:span><text:span text:style-name="T12">брій</text:span></text:p>
          </table:table-cell>
          <table:covered-table-cell/>
          <table:table-cell table:style-name="Dictionary.D119" table:number-columns-spanned="2" office:value-type="string">
            <text:p text:style-name="P4"><text:span text:style-name="T51">-ю, </text:span><text:span text:style-name="T52">ім., </text:span><text:soft-page-break/><text:span text:style-name="T52">ч., інд.-авт., [8]</text:span></text:p>
          </table:table-cell>
          <table:covered-table-cell/>
          <table:table-cell table:style-name="Dictionary.F119" table:number-columns-spanned="2" office:value-type="string">
            <text:p text:style-name="P18">Похідне від <text:soft-page-break/><text:span text:style-name="T112">все </text:span>і <text:span text:style-name="T112">о</text:span><text:span text:style-name="T4"></text:span><text:span text:style-name="T112">брій</text:span></text:p>
          </table:table-cell>
          <table:covered-table-cell/>
          <table:table-cell table:style-name="Dictionary.H119" table:number-columns-spanned="3" office:value-type="string">
            <text:p text:style-name="P1"><text:span text:style-name="T22">Старечою ходою/ із костуром – іще </text:span><text:soft-page-break/><text:span text:style-name="T22">бриниш мені/ </text:span><text:span text:style-name="T26">всеобрієм</text:span><text:span text:style-name="T22">. (П-1:182)</text:span></text:p>
          </table:table-cell>
          <table:covered-table-cell/>
          <table:covered-table-cell/>
        </table:table-row>
        <table:table-row>
          <table:covered-table-cell/>
          <table:table-cell table:style-name="Dictionary.B66" table:number-columns-spanned="5" office:value-type="string">
            <text:p text:style-name="P8">Все <text:span text:style-name="T143">(див. 5)</text:span></text:p>
          </table:table-cell>
          <table:covered-table-cell/>
          <table:covered-table-cell/>
          <table:covered-table-cell/>
          <table:covered-table-cell/>
          <table:table-cell table:style-name="Dictionary.G66" table:number-columns-spanned="4" office:value-type="string">
            <text:h text:style-name="P53" text:outline-level="2"><text:span text:style-name="T138">о</text:span><text:span text:style-name="T111">брій</text:span></text:h>
            <text:p text:style-name="P51"><text:a xlink:type="simple" xlink:href="http://www.lingvo.ua/uk/LingvoDictionaries/Details?dictionary=Explanatory%20(Uk-Uk)"><text:span text:style-name="T99">Explanatory (Uk-Uk)</text:span></text:a></text:p>
            <text:p text:style-name="P31"><text:span text:style-name="T114">-ю, </text:span><text:span text:style-name="T115">ч.</text:span></text:p>
            <text:p text:style-name="P31">1) Лінія позірного зіткнення неба з землею чи водною поверхнею; горизонт, небокрай. || Прилегла до землі частина небесного простору; небосхил.</text:p>
            <text:p text:style-name="P31">2) Простір, який постає перед очима на відкритій місцевості; видноколо.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33</text:p>
          </table:table-cell>
          <table:table-cell table:style-name="Dictionary.B119" table:number-columns-spanned="2" office:value-type="string">
            <text:p text:style-name="P4"><text:span text:style-name="T12">ВсеобрушА</text:span><text:span text:style-name="T13"></text:span><text:span text:style-name="T12">ти</text:span></text:p>
          </table:table-cell>
          <table:covered-table-cell/>
          <table:table-cell table:style-name="Dictionary.D119" table:number-columns-spanned="2" office:value-type="string">
            <text:p text:style-name="P4"><text:span text:style-name="T51">-а</text:span><text:span text:style-name="T13"></text:span><text:span text:style-name="T51">ю, -єш, </text:span><text:span text:style-name="T51">дієсл., </text:span><text:span text:style-name="T53">недок., перех., інд.-авт., </text:span><text:span text:style-name="T130">[8</text:span><text:span text:style-name="T53">]</text:span></text:p>
          </table:table-cell>
          <table:covered-table-cell/>
          <table:table-cell table:style-name="Dictionary.F119" table:number-columns-spanned="2" office:value-type="string">
            <text:p text:style-name="P3">Похідне від <text:span text:style-name="T112">все</text:span> і <text:span text:style-name="T112">обруша</text:span><text:span text:style-name="T4"></text:span><text:span text:style-name="T112">ти</text:span></text:p>
          </table:table-cell>
          <table:covered-table-cell/>
          <table:table-cell table:style-name="Dictionary.H119" table:number-columns-spanned="3" office:value-type="string">
            <text:p text:style-name="P4"><text:span text:style-name="T52">Та </text:span><text:span text:style-name="T54">всеобрушає</text:span><text:span text:style-name="T52"> нестерпно/ двопогляд. У ньому ти сущий,/ </text:span><text:span text:style-name="T52">померлий, пантруєш живого,/ зориш за померлим – живий. (П-1:87)</text:span></text:p>
          </table:table-cell>
          <table:covered-table-cell/>
          <table:covered-table-cell/>
        </table:table-row>
        <table:table-row>
          <table:covered-table-cell/>
          <table:table-cell table:style-name="Dictionary.B68" table:number-columns-spanned="3" office:value-type="string">
            <text:p text:style-name="P8">Все <text:span text:style-name="T143">(див. 5)</text:span></text:p>
          </table:table-cell>
          <table:covered-table-cell/>
          <table:covered-table-cell/>
          <table:table-cell table:style-name="Dictionary.E68" table:number-columns-spanned="6" office:value-type="string">
            <text:h text:style-name="P68" text:outline-level="2"><text:span text:style-name="T83">обр</text:span><text:span text:style-name="T103">у</text:span><text:span text:style-name="T83">шувати</text:span></text:h>
            <text:p text:style-name="P51"><text:a xlink:type="simple" xlink:href="http://www.lingvo.ua/uk/LingvoDictionaries/Details?dictionary=Explanatory%20(Uk-Uk)"><text:span text:style-name="T99">Explanatory (Uk-Uk)</text:span></text:a></text:p>
            <text:p text:style-name="P31"><text:span text:style-name="T114">-ую, -уєш </text:span><text:span text:style-name="T115">і рідко </text:span><text:span text:style-name="T114">обрушати, -аю, -аєш, </text:span><text:span text:style-name="T115">недок.</text:span><text:span text:style-name="T114">, обрушити, -шу, -шиш,</text:span><text:span text:style-name="T115">док.</text:span><text:span text:style-name="T114">, </text:span><text:span text:style-name="T115">перех.</text:span></text:p>
            <text:p text:style-name="P31">3) <text:span text:style-name="T115">перен.</text:span> Навально спрямовувати щось (сили, удар і т. ін.) на кого-, що-небудь, проти кого-, чого-небудь. || Спрямовувати на кого-, що-небудь усю силу негативних почуттів (гніву, ненависті і т. ін.).</text:p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34</text:p>
          </table:table-cell>
          <table:table-cell table:style-name="Dictionary.B119" table:number-columns-spanned="2" office:value-type="string">
            <text:p text:style-name="P4"><text:span text:style-name="T12">ВсеО</text:span><text:span text:style-name="T13"></text:span><text:span text:style-name="T12">чі</text:span></text:p>
          </table:table-cell>
          <table:covered-table-cell/>
          <table:table-cell table:style-name="Dictionary.D119" table:number-columns-spanned="2" office:value-type="string">
            <text:p text:style-name="P4"><text:span text:style-name="T51">-чéй, </text:span><text:soft-page-break/><text:span text:style-name="T52">ім., мн., інд.-авт., [8]</text:span></text:p>
          </table:table-cell>
          <table:covered-table-cell/>
          <table:table-cell table:style-name="Dictionary.F119" table:number-columns-spanned="2" office:value-type="string">
            <text:p text:style-name="P3">Похідне від <text:soft-page-break/><text:span text:style-name="T112">все</text:span> і <text:span text:style-name="T112">о</text:span><text:span text:style-name="T4"></text:span><text:span text:style-name="T112">чі</text:span></text:p>
          </table:table-cell>
          <table:covered-table-cell/>
          <table:table-cell table:style-name="Dictionary.H119" table:number-columns-spanned="3" office:value-type="string">
            <text:p text:style-name="P4"><text:span text:style-name="T52">Узорені, роздумані, прозорі - / вони – </text:span><text:soft-page-break/><text:span text:style-name="T52">одне високе чудування - / недоторканна є оця зчужілість/ і всепрозріння добрих </text:span><text:span text:style-name="T54">всеочей</text:span><text:span text:style-name="T52">. (П-2:1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70" table:number-columns-spanned="3" office:value-type="string">
            <text:p text:style-name="P8">Все <text:span text:style-name="T143">(див. 5)</text:span></text:p>
          </table:table-cell>
          <table:covered-table-cell/>
          <table:covered-table-cell/>
          <table:table-cell table:style-name="Dictionary.E70" table:number-columns-spanned="6" office:value-type="string">
            <text:h text:style-name="P68" text:outline-level="2"><text:span text:style-name="T104">О</text:span><text:span text:style-name="T84">ко (</text:span><text:span text:style-name="T104">о</text:span><text:span text:style-name="T84">чі)</text:span></text:h>
            <text:p text:style-name="P51"><text:a xlink:type="simple" xlink:href="http://www.lingvo.ua/uk/LingvoDictionaries/Details?dictionary=Explanatory%20(Uk-Uk)"><text:span text:style-name="T99">Explanatory (Uk-Uk)</text:span></text:a></text:p>
            <text:p text:style-name="P31"><text:span text:style-name="T111">I </text:span><text:span text:style-name="T114">-а, </text:span><text:span text:style-name="T115">с.</text:span> <text:span text:style-name="T114">(</text:span><text:span text:style-name="T115">мн.</text:span> <text:span text:style-name="T114">очі, </text:span><text:span text:style-name="T115">рідко </text:span><text:span text:style-name="T114">вічі, очей – </text:span><text:span text:style-name="T115">перев.</text:span> <text:span text:style-name="T115">з прийм.</text:span> <text:span text:style-name="T114">у).</text:span></text:p>
            <text:p text:style-name="P44"><text:span text:style-name="T79">1) Орган зору у людини, всіх хребетних та деяких безхребетних тварин. || Те саме, що </text:span><text:a xlink:type="simple" xlink:href="http://www.lingvo.ua/uk/Translate/uk-uk/погляд"><text:span text:style-name="T98">погляд</text:span></text:a><text:span text:style-name="T79">.</text:span></text:p>
            <text:p text:style-name="P31">2) <text:span text:style-name="T115">розм.</text:span> Здатність бачити; зір. || <text:span text:style-name="T144">тільки </text:span><text:span text:style-name="T115">одн.</text:span> Особлива здатність бачення, властива людині завдяки певній професії, досвіду і т. ін.</text:p>
            <text:p text:style-name="P28"><text:span text:style-name="T73">3) </text:span><text:span text:style-name="T92">перен.</text:span><text:span text:style-name="T73">, </text:span><text:span text:style-name="T92">розм.</text:span><text:span text:style-name="T73"> Піклування, догляд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35</text:p>
          </table:table-cell>
          <table:table-cell table:style-name="Dictionary.B119" table:number-columns-spanned="2" office:value-type="string">
            <text:p text:style-name="P22">Всепам’яткий</text:p>
          </table:table-cell>
          <table:covered-table-cell/>
          <table:table-cell table:style-name="Dictionary.D119" table:number-columns-spanned="2" office:value-type="string">
            <text:p text:style-name="P4"><text:span text:style-name="T51">-á, -é, </text:span><text:span text:style-name="T53">прикм.</text:span><text:span text:style-name="T53">, </text:span><text:span text:style-name="T52">інд.-авт., [8]</text:span></text:p>
          </table:table-cell>
          <table:covered-table-cell/>
          <table:table-cell table:style-name="Dictionary.F119" table:number-columns-spanned="2" office:value-type="string">
            <text:p text:style-name="P3">Похідне від <text:span text:style-name="T112">все</text:span> і <text:s/><text:span text:style-name="T124">пам’яткий</text:span></text:p>
          </table:table-cell>
          <table:covered-table-cell/>
          <table:table-cell table:style-name="Dictionary.H119" table:number-columns-spanned="3" office:value-type="string">
            <text:p text:style-name="P4"><text:span text:style-name="T52">Володарю своєї смерті, доля - / </text:span><text:span text:style-name="T54">всепам’ятка</text:span><text:span text:style-name="T52">, всечула, всевидюща - / </text:span><text:span text:style-name="T52">нічого не забуде, не простить. (П-1:144)</text:span></text:p>
          </table:table-cell>
          <table:covered-table-cell/>
          <table:covered-table-cell/>
        </table:table-row>
        <table:table-row>
          <table:covered-table-cell/>
          <table:table-cell table:style-name="Dictionary.B72" table:number-columns-spanned="3" office:value-type="string">
            <text:p text:style-name="P8">Все <text:span text:style-name="T143">(див. 5)</text:span></text:p>
          </table:table-cell>
          <table:covered-table-cell/>
          <table:covered-table-cell/>
          <table:table-cell table:style-name="Dictionary.E72" table:number-columns-spanned="6" office:value-type="string">
            <text:h text:style-name="P68" text:outline-level="2"><text:span text:style-name="T83">Пам’ятл</text:span><text:span text:style-name="T103">и</text:span><text:span text:style-name="T83">вий (пам’яткий)</text:span></text:h>
            <text:p text:style-name="P51"><text:a xlink:type="simple" xlink:href="http://www.lingvo.ua/uk/LingvoDictionaries/Details?dictionary=Explanatory%20(Uk-Uk)"><text:span text:style-name="T99">Explanatory (Uk-Uk)</text:span></text:a></text:p>
            <text:p text:style-name="P38">-а, -е.</text:p>
            <text:p text:style-name="P31">1) Який має добру пам'ять, здатний легко запам'ятовувати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36</text:p>
          </table:table-cell>
          <table:table-cell table:style-name="Dictionary.B119" table:number-columns-spanned="2" office:value-type="string">
            <text:p text:style-name="P22">ВсепекЕльний</text:p>
          </table:table-cell>
          <table:covered-table-cell/>
          <table:table-cell table:style-name="Dictionary.D119" table:number-columns-spanned="2" office:value-type="string">
            <text:p text:style-name="P4"><text:span text:style-name="T51">-а, -е, </text:span><text:span text:style-name="T53">прикм., </text:span><text:span text:style-name="T52">інд.-авт., [8]</text:span></text:p>
          </table:table-cell>
          <table:covered-table-cell/>
          <table:table-cell table:style-name="Dictionary.F119" table:number-columns-spanned="2" office:value-type="string">
            <text:p text:style-name="P4"><text:span text:style-name="T53">Похідне від </text:span><text:span text:style-name="T57">все</text:span><text:span text:style-name="T53"> і </text:span><text:span text:style-name="T57">пекéльний</text:span></text:p>
          </table:table-cell>
          <table:covered-table-cell/>
          <table:table-cell table:style-name="Dictionary.H119" table:number-columns-spanned="3" office:value-type="string">
            <text:p text:style-name="P4"><text:span text:style-name="T52">Сяє срібне серце землі/ </text:span><text:span text:style-name="T54">всепекельними </text:span><text:span text:style-name="T52">калюжами. (П-1:173)</text:span></text:p>
          </table:table-cell>
          <table:covered-table-cell/>
          <table:covered-table-cell/>
        </table:table-row>
        <table:table-row>
          <table:covered-table-cell/>
          <table:table-cell table:style-name="Dictionary.B74" table:number-columns-spanned="5" office:value-type="string">
            <text:p text:style-name="P8">Все <text:span text:style-name="T143">(див. 5)</text:span></text:p>
          </table:table-cell>
          <table:covered-table-cell/>
          <table:covered-table-cell/>
          <table:covered-table-cell/>
          <table:covered-table-cell/>
          <table:table-cell table:style-name="Dictionary.G74" table:number-columns-spanned="4" office:value-type="string">
            <text:h text:style-name="P53" text:outline-level="2"><text:span text:style-name="T111">пек</text:span><text:span text:style-name="T138">е</text:span><text:span text:style-name="T111">льний</text:span></text:h>
            <text:p text:style-name="P51"><text:a xlink:type="simple" xlink:href="http://www.lingvo.ua/uk/LingvoDictionaries/Details?dictionary=Explanatory%20(Uk-Uk)"><text:span text:style-name="T99">Explanatory (Uk-Uk)</text:span></text:a></text:p>
            <text:p text:style-name="P38"><text:soft-page-break/>-а, -е.</text:p>
            <text:p text:style-name="P44"><text:span text:style-name="T79">1) Прикм. до </text:span><text:a xlink:type="simple" xlink:href="http://www.lingvo.ua/uk/Translate/uk-uk/пекло"><text:span text:style-name="T98">пекло</text:span></text:a><text:span text:style-name="T79"> 1). || Який уявно спостерігається в пеклі.</text:span></text:p>
            <text:p text:style-name="P31">2) <text:span text:style-name="T115">перен.</text:span> Важкий, жахливий, нестерпний; такий, як у пеклі. || Надзвичайний за ступенем прояву; дуже великий.</text:p>
            <text:p text:style-name="P28"><text:span text:style-name="T73">3) </text:span><text:span text:style-name="T92">перен.</text:span><text:span text:style-name="T73"> Злий, підступний. || </text:span><text:span text:style-name="T92">розм.</text:span><text:span text:style-name="T73"> Уживається як лайливе слово.</text:span>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37</text:p>
          </table:table-cell>
          <table:table-cell table:style-name="Dictionary.B119" table:number-columns-spanned="2" office:value-type="string">
            <text:p text:style-name="P22">ВсеперелЕт</text:p>
          </table:table-cell>
          <table:covered-table-cell/>
          <table:table-cell table:style-name="Dictionary.D119" table:number-columns-spanned="2" office:value-type="string">
            <text:p text:style-name="P4"><text:span text:style-name="T51">-у, </text:span><text:span text:style-name="T52">ім., ч., інд.-</text:span><text:span text:style-name="T52">авт., [8]</text:span></text:p>
          </table:table-cell>
          <table:covered-table-cell/>
          <table:table-cell table:style-name="Dictionary.F119" table:number-columns-spanned="2" office:value-type="string">
            <text:p text:style-name="P4"><text:span text:style-name="T61">Похідне від </text:span><text:span text:style-name="T63">все</text:span><text:span text:style-name="T61"> і </text:span><text:span text:style-name="T63">перелі</text:span><text:span text:style-name="T13"></text:span><text:span text:style-name="T63">т</text:span></text:p>
          </table:table-cell>
          <table:covered-table-cell/>
          <table:table-cell table:style-name="Dictionary.H119" table:number-columns-spanned="3" office:value-type="string">
            <text:p text:style-name="P4"><text:span text:style-name="T52">Це божевілля пориву, ця рвань/ </text:span><text:span text:style-name="T54">всеперелетів</text:span><text:span text:style-name="T52"> – з пекла і до раю,/ це надвисання в смерть… (П-1:144)</text:span></text:p>
          </table:table-cell>
          <table:covered-table-cell/>
          <table:covered-table-cell/>
        </table:table-row>
        <table:table-row>
          <table:covered-table-cell/>
          <table:table-cell table:style-name="Dictionary.B76" table:number-columns-spanned="5" office:value-type="string">
            <text:p text:style-name="P8">Все <text:span text:style-name="T143">(див. 5)</text:span></text:p>
          </table:table-cell>
          <table:covered-table-cell/>
          <table:covered-table-cell/>
          <table:covered-table-cell/>
          <table:covered-table-cell/>
          <table:table-cell table:style-name="Dictionary.G76" table:number-columns-spanned="4" office:value-type="string">
            <text:h text:style-name="P55" text:outline-level="2"><text:span text:style-name="T111">перел</text:span><text:span text:style-name="T138">і</text:span><text:span text:style-name="T111">т</text:span></text:h>
            <text:p text:style-name="P51"><text:a xlink:type="simple" xlink:href="http://www.lingvo.ua/uk/LingvoDictionaries/Details?dictionary=Explanatory%20(Uk-Uk)"><text:span text:style-name="T99">Explanatory (Uk-Uk)</text:span></text:a></text:p>
            <text:p text:style-name="P31"><text:span text:style-name="T114">-льоту, </text:span><text:span text:style-name="T115">ч.</text:span></text:p>
            <text:p text:style-name="P44"><text:span text:style-name="T79">1) Дія і стан за знач. </text:span><text:a xlink:type="simple" xlink:href="http://www.lingvo.ua/uk/Translate/uk-uk/перелетіти"><text:span text:style-name="T98">перелетіти</text:span></text:a><text:span text:style-name="T79"> 1), </text:span><text:a xlink:type="simple" xlink:href="http://www.lingvo.ua/uk/Translate/uk-uk/перелітати"><text:span text:style-name="T98">перелітати</text:span></text:a>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38</text:p>
          </table:table-cell>
          <table:table-cell table:style-name="Dictionary.B119" table:number-columns-spanned="2" office:value-type="string">
            <text:p text:style-name="P22">Всепереляк</text:p>
          </table:table-cell>
          <table:covered-table-cell/>
          <table:table-cell table:style-name="Dictionary.D119" table:number-columns-spanned="2" office:value-type="string">
            <text:p text:style-name="P4"><text:span text:style-name="T51">-у, </text:span><text:span text:style-name="T52">ім., ч., інд.-авт., [8]</text:span></text:p>
          </table:table-cell>
          <table:covered-table-cell/>
          <table:table-cell table:style-name="Dictionary.F119" table:number-columns-spanned="2" office:value-type="string">
            <text:p text:style-name="P4"><text:span text:style-name="T61">Похідне від </text:span><text:span text:style-name="T63">все</text:span><text:span text:style-name="T61"> і </text:span><text:span text:style-name="T63">переляк</text:span></text:p>
          </table:table-cell>
          <table:covered-table-cell/>
          <table:table-cell table:style-name="Dictionary.H119" table:number-columns-spanned="3" office:value-type="string">
            <text:p text:style-name="P4"><text:span text:style-name="T52">Куди сховатись,/ аби втекти глухонімого болю/ і таємничого </text:span><text:span text:style-name="T54">Всепереляку</text:span><text:span text:style-name="T52">/ і ницого рятунку Порожнеч? (П-1:136)</text:span></text:p>
          </table:table-cell>
          <table:covered-table-cell/>
          <table:covered-table-cell/>
        </table:table-row>
        <table:table-row>
          <table:covered-table-cell/>
          <table:table-cell table:style-name="Dictionary.B78" table:number-columns-spanned="5" office:value-type="string">
            <text:p text:style-name="P8">Все <text:span text:style-name="T143">(див. 5)</text:span></text:p>
          </table:table-cell>
          <table:covered-table-cell/>
          <table:covered-table-cell/>
          <table:covered-table-cell/>
          <table:covered-table-cell/>
          <table:table-cell table:style-name="Dictionary.G78" table:number-columns-spanned="4" office:value-type="string">
            <text:h text:style-name="P53" text:outline-level="2"><text:span text:style-name="T111">перел</text:span><text:span text:style-name="T138">я</text:span><text:span text:style-name="T111">к</text:span></text:h>
            <text:p text:style-name="P51"><text:a xlink:type="simple" xlink:href="http://www.lingvo.ua/uk/LingvoDictionaries/Details?dictionary=Explanatory%20(Uk-Uk)"><text:span text:style-name="T99">Explanatory (Uk-Uk)</text:span></text:a></text:p>
            <text:p text:style-name="P31"><text:span text:style-name="T114">-у, </text:span><text:span text:style-name="T115">ч.</text:span></text:p>
            <text:p text:style-name="P31">Почуття страху, боязні. || Стан, викликаний таким почуттям; зовнішні ознаки такого почуття.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39</text:p>
          </table:table-cell>
          <table:table-cell table:style-name="Dictionary.B119" table:number-columns-spanned="2" office:value-type="string">
            <text:p text:style-name="P22">Всепопéреду</text:p>
          </table:table-cell>
          <table:covered-table-cell/>
          <table:table-cell table:style-name="Dictionary.D119" table:number-columns-spanned="2" office:value-type="string">
            <text:p text:style-name="P11">присл., інд.-авт., [11]</text:p>
          </table:table-cell>
          <table:covered-table-cell/>
          <table:table-cell table:style-name="Dictionary.F119" table:number-columns-spanned="2" office:value-type="string">
            <text:p text:style-name="P4"><text:span text:style-name="T61">Похідне від </text:span><text:span text:style-name="T63">все</text:span><text:span text:style-name="T61"> і </text:span><text:span text:style-name="T63">попéреду</text:span></text:p>
          </table:table-cell>
          <table:covered-table-cell/>
          <table:table-cell table:style-name="Dictionary.H119" table:number-columns-spanned="3" office:value-type="string">
            <text:p text:style-name="P4"><text:span text:style-name="T52">Іду до вас – ви </text:span><text:span text:style-name="T54">всепопереду</text:span><text:span text:style-name="T52">,/ за заримим обрієм моїм. (П-2:78)</text:span></text:p>
          </table:table-cell>
          <table:covered-table-cell/>
          <table:covered-table-cell/>
        </table:table-row>
        <table:table-row>
          <table:covered-table-cell/>
          <table:table-cell table:style-name="Dictionary.B80" table:number-columns-spanned="5" office:value-type="string">
            <text:p text:style-name="P8">Все <text:span text:style-name="T143">(див. 5)</text:span></text:p>
          </table:table-cell>
          <table:covered-table-cell/>
          <table:covered-table-cell/>
          <table:covered-table-cell/>
          <table:covered-table-cell/>
          <table:table-cell table:style-name="Dictionary.G80" table:number-columns-spanned="4" office:value-type="string">
            <text:h text:style-name="P53" text:outline-level="2"><text:span text:style-name="T111">поп</text:span><text:span text:style-name="T138">е</text:span><text:span text:style-name="T111">реду</text:span></text:h>
            <text:p text:style-name="P51"><text:a xlink:type="simple" xlink:href="http://www.lingvo.ua/uk/LingvoDictionaries/Details?dictionary=Explanatory%20(Uk-Uk)"><text:span text:style-name="T99">Explanatory (Uk-Uk)</text:span></text:a></text:p>
            <text:p text:style-name="P31"><text:span text:style-name="T111">I </text:span><text:span text:style-name="T115">присл.</text:span></text:p>
            <text:p text:style-name="P31">1) Перед ким-, чим-небудь, на чолі когось, чогось; <text:span text:style-name="T115">прот.</text:span> позаду. || У передній частині чого-небудь. || У числі перших, передових, в авангарді.</text:p>
            <text:p text:style-name="P31">2) Раніше від кого-, чого-небудь; спершу. || За якийсь час до чого-небудь; заздалегідь, наперед. || У минулому, раніше.</text:p>
            <text:p text:style-name="P31">3) На деякій відстані перед ким-, чим-небудь. || На значній віддалі на шляху під час пересування.</text:p>
            <text:p text:style-name="P31">4) У майбутньому.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40</text:p>
          </table:table-cell>
          <table:table-cell table:style-name="Dictionary.B119" table:number-columns-spanned="2" office:value-type="string">
            <text:p text:style-name="P22">Всепрозрíння</text:p>
          </table:table-cell>
          <table:covered-table-cell/>
          <table:table-cell table:style-name="Dictionary.D119" table:number-columns-spanned="2" office:value-type="string">
            <text:p text:style-name="P11">ім., с., інд.-авт., [8]</text:p>
          </table:table-cell>
          <table:covered-table-cell/>
          <table:table-cell table:style-name="Dictionary.F119" table:number-columns-spanned="2" office:value-type="string">
            <text:p text:style-name="P4"><text:span text:style-name="T61">Похідне від </text:span><text:span text:style-name="T63">все</text:span><text:span text:style-name="T61"> і </text:span><text:span text:style-name="T63">прозрíння</text:span></text:p>
          </table:table-cell>
          <table:covered-table-cell/>
          <table:table-cell table:style-name="Dictionary.H119" table:number-columns-spanned="3" office:value-type="string">
            <text:p text:style-name="P4"><text:span text:style-name="T52">На всерозхресті люті і жаху,/ на </text:span><text:span text:style-name="T54">всепрозрінні</text:span><text:span text:style-name="T52"> смертного скрику/ дай мені, Боже, чесного шляху,/ дай </text:span><text:span text:style-name="T52">мені, Боже, гордого лику! (П-1:153); Узорені, роздумані, прозорі - / вони – одне високе чудування - / недоторканна є оця зчужілість/ і </text:span><text:span text:style-name="T54">всепрозріння</text:span><text:span text:style-name="T52"> добрих всеочей. (П-2:1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82" table:number-columns-spanned="5" office:value-type="string">
            <text:p text:style-name="P8">Все <text:span text:style-name="T143">(див. 5)</text:span></text:p>
          </table:table-cell>
          <table:covered-table-cell/>
          <table:covered-table-cell/>
          <table:covered-table-cell/>
          <table:covered-table-cell/>
          <table:table-cell table:style-name="Dictionary.G82" table:number-columns-spanned="4" office:value-type="string">
            <text:h text:style-name="P53" text:outline-level="2"><text:span text:style-name="T111">прозр</text:span><text:span text:style-name="T138">і</text:span><text:span text:style-name="T111">ння</text:span></text:h>
            <text:p text:style-name="P51"><text:a xlink:type="simple" xlink:href="http://www.lingvo.ua/uk/LingvoDictionaries/Details?dictionary=Explanatory%20(Uk-Uk)"><text:span text:style-name="T99">Explanatory (Uk-Uk)</text:span></text:a></text:p>
            <text:p text:style-name="P31"><text:span text:style-name="T114">-я, </text:span><text:span text:style-name="T115">с.</text:span></text:p>
            <text:p text:style-name="P44"><text:span text:style-name="T79">1) Дія і стан за знач. </text:span><text:a xlink:type="simple" xlink:href="http://www.lingvo.ua/uk/Translate/uk-uk/прозріти"><text:span text:style-name="T98">прозріти</text:span></text:a><text:span text:style-name="T79">.</text:span>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41</text:p>
          </table:table-cell>
          <table:table-cell table:style-name="Dictionary.B119" table:number-columns-spanned="2" office:value-type="string">
            <text:p text:style-name="P22">Всепрощáльний</text:p>
          </table:table-cell>
          <table:covered-table-cell/>
          <table:table-cell table:style-name="Dictionary.D119" table:number-columns-spanned="2" office:value-type="string">
            <text:p text:style-name="P4"><text:span text:style-name="T51">-а, -е, </text:span><text:span text:style-name="T53">прикм., </text:span><text:span text:style-name="T52">інд.-авт., </text:span><text:soft-page-break/><text:span text:style-name="T52">[9а]</text:span></text:p>
          </table:table-cell>
          <table:covered-table-cell/>
          <table:table-cell table:style-name="Dictionary.F119" table:number-columns-spanned="2" office:value-type="string">
            <text:p text:style-name="P4"><text:span text:style-name="T61">Похідне від </text:span><text:span text:style-name="T63">все</text:span><text:span text:style-name="T61"> і </text:span><text:span text:style-name="T63">прощáльний</text:span></text:p>
          </table:table-cell>
          <table:covered-table-cell/>
          <table:table-cell table:style-name="Dictionary.H119" table:number-columns-spanned="3" office:value-type="string">
            <text:p text:style-name="P4"><text:span text:style-name="T52">Земля – хитлива і плавка – вседорога і </text:span><text:span text:style-name="T54">всепрощальна</text:span><text:span text:style-name="T52"> - / здоліла стати, щоб благальна помічена була рука. (П-2:147)</text:span></text:p>
          </table:table-cell>
          <table:covered-table-cell/>
          <table:covered-table-cell/>
        </table:table-row>
        <table:table-row>
          <table:covered-table-cell/>
          <table:table-cell table:style-name="Dictionary.B84" table:number-columns-spanned="5" office:value-type="string">
            <text:p text:style-name="P8">Все <text:span text:style-name="T143">(див. 5)</text:span></text:p>
          </table:table-cell>
          <table:covered-table-cell/>
          <table:covered-table-cell/>
          <table:covered-table-cell/>
          <table:covered-table-cell/>
          <table:table-cell table:style-name="Dictionary.G84" table:number-columns-spanned="4" office:value-type="string">
            <text:h text:style-name="P55" text:outline-level="2"><text:span text:style-name="T111">прощ</text:span><text:span text:style-name="T138">а</text:span><text:span text:style-name="T111">льний</text:span></text:h>
            <text:p text:style-name="P51"><text:a xlink:type="simple" xlink:href="http://www.lingvo.ua/uk/LingvoDictionaries/Details?dictionary=Explanatory%20(Uk-Uk)"><text:span text:style-name="T99">Explanatory (Uk-Uk)</text:span></text:a></text:p>
            <text:p text:style-name="P38">-а, -е.</text:p>
            <text:p text:style-name="P31">1) Стос. до прощання. ||Викликаний прощанням. || Який буває, відбувається тощо під час прощання з покійником. || Який влаштовується з нагоди від'їзду.</text:p>
            <text:p text:style-name="P26"><text:span text:style-name="T72">2) </text:span><text:span text:style-name="T91">перен.</text:span><text:span text:style-name="T72"> Останній.</text:span>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42</text:p>
          </table:table-cell>
          <table:table-cell table:style-name="Dictionary.B119" table:number-columns-spanned="2" office:value-type="string">
            <text:p text:style-name="P22">Всепрощáння</text:p>
          </table:table-cell>
          <table:covered-table-cell/>
          <table:table-cell table:style-name="Dictionary.D119" table:number-columns-spanned="2" office:value-type="string">
            <text:p text:style-name="P4"><text:span text:style-name="T51">-я, </text:span><text:span text:style-name="T52">ім., с., </text:span><text:span text:style-name="T52">інд.-авт., [9а]</text:span></text:p>
          </table:table-cell>
          <table:covered-table-cell/>
          <table:table-cell table:style-name="Dictionary.F119" table:number-columns-spanned="2" office:value-type="string">
            <text:p text:style-name="P4"><text:span text:style-name="T61">Похідне від </text:span><text:span text:style-name="T63">все</text:span><text:span text:style-name="T61"> і </text:span><text:span text:style-name="T63">прощáння</text:span></text:p>
          </table:table-cell>
          <table:covered-table-cell/>
          <table:table-cell table:style-name="Dictionary.H119" table:number-columns-spanned="3" office:value-type="string">
            <text:p text:style-name="P4"><text:span text:style-name="T52">Що мав – привиділось, причулося,/ на всенезустріч, </text:span><text:span text:style-name="T54">всепрощання</text:span><text:span text:style-name="T52">. (П-</text:span><text:span text:style-name="T52">1:199)</text:span></text:p>
          </table:table-cell>
          <table:covered-table-cell/>
          <table:covered-table-cell/>
        </table:table-row>
        <table:table-row>
          <table:covered-table-cell/>
          <table:table-cell table:style-name="Dictionary.B86" table:number-columns-spanned="5" office:value-type="string">
            <text:p text:style-name="P8">Все <text:span text:style-name="T143">(див. 5)</text:span></text:p>
          </table:table-cell>
          <table:covered-table-cell/>
          <table:covered-table-cell/>
          <table:covered-table-cell/>
          <table:covered-table-cell/>
          <table:table-cell table:style-name="Dictionary.G86" table:number-columns-spanned="4" office:value-type="string">
            <text:h text:style-name="P53" text:outline-level="2"><text:span text:style-name="T111">прощ</text:span><text:span text:style-name="T138">а</text:span><text:span text:style-name="T111">ння</text:span></text:h>
            <text:p text:style-name="P51"><text:a xlink:type="simple" xlink:href="http://www.lingvo.ua/uk/LingvoDictionaries/Details?dictionary=Explanatory%20(Uk-Uk)"><text:span text:style-name="T99">Explanatory (Uk-Uk)</text:span></text:a></text:p>
            <text:p text:style-name="P31"><text:span text:style-name="T114">-я, </text:span><text:span text:style-name="T115">с.</text:span></text:p>
            <text:p text:style-name="P44"><text:span text:style-name="T79">1) Дія за знач. </text:span><text:a xlink:type="simple" xlink:href="http://www.lingvo.ua/uk/Translate/uk-uk/прощатися"><text:span text:style-name="T98">прощатися</text:span></text:a><text:span text:style-name="T79"> 1). || Слова, які вимовляються перед розлукою, розставанням. </text:span><text:span text:style-name="T82">Час прощання</text:span><text:span text:style-name="T79">.</text:span></text:p>
            <text:p text:style-name="P28"><text:span text:style-name="T73">2) </text:span><text:span text:style-name="T92">перен.</text:span><text:span text:style-name="T73"> Розставання з чим-небудь.</text:span>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43</text:p>
          </table:table-cell>
          <table:table-cell table:style-name="Dictionary.B119" table:number-columns-spanned="2" office:value-type="string">
            <text:p text:style-name="P22">Всерозлука</text:p>
          </table:table-cell>
          <table:covered-table-cell/>
          <table:table-cell table:style-name="Dictionary.D119" table:number-columns-spanned="2" office:value-type="string">
            <text:p text:style-name="P4"><text:span text:style-name="T51">-и, </text:span><text:span text:style-name="T52">ім., ж., інд.-авт., [8]</text:span></text:p>
          </table:table-cell>
          <table:covered-table-cell/>
          <table:table-cell table:style-name="Dictionary.F119" table:number-columns-spanned="2" office:value-type="string">
            <text:p text:style-name="P4"><text:span text:style-name="T61">Похідне від </text:span><text:span text:style-name="T63">все</text:span><text:span text:style-name="T61"> і </text:span><text:span text:style-name="T63">розлука</text:span></text:p>
          </table:table-cell>
          <table:covered-table-cell/>
          <table:table-cell table:style-name="Dictionary.H119" table:number-columns-spanned="3" office:value-type="string">
            <text:p text:style-name="P4"><text:span text:style-name="T52">Сягни рукою – і не досягнеш/ ні краю </text:span><text:span text:style-name="T54">всерозлук</text:span><text:span text:style-name="T52">, ні муки краю. (П-1:149)</text:span></text:p>
          </table:table-cell>
          <table:covered-table-cell/>
          <table:covered-table-cell/>
        </table:table-row>
        <table:table-row>
          <table:covered-table-cell/>
          <table:table-cell table:style-name="Dictionary.B88" table:number-columns-spanned="5" office:value-type="string">
            <text:p text:style-name="P8">Все <text:span text:style-name="T143">(див. 5)</text:span></text:p>
          </table:table-cell>
          <table:covered-table-cell/>
          <table:covered-table-cell/>
          <table:covered-table-cell/>
          <table:covered-table-cell/>
          <table:table-cell table:style-name="Dictionary.G88" table:number-columns-spanned="4" office:value-type="string">
            <text:h text:style-name="P53" text:outline-level="2"><text:span text:style-name="T111">розл</text:span><text:span text:style-name="T138">у</text:span><text:span text:style-name="T111">ка</text:span></text:h>
            <text:p text:style-name="P51"><text:a xlink:type="simple" xlink:href="http://www.lingvo.ua/uk/LingvoDictionaries/Details?dictionary=Explanatory%20(Uk-Uk)"><text:span text:style-name="T99">Explanatory (Uk-Uk)</text:span></text:a></text:p>
            <text:p text:style-name="P31"><text:span text:style-name="T114">-и, </text:span><text:span text:style-name="T115">ж.</text:span></text:p>
            <text:p text:style-name="P31">1) Розставання, прощання з ким-, чим-небудь <text:soft-page-break/>близьким, дорогим.</text:p>
            <text:p text:style-name="P31">2) Тимчасове перебування далеко від кого-, чого-небудь близького, дорогого.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44</text:p>
          </table:table-cell>
          <table:table-cell table:style-name="Dictionary.B119" table:number-columns-spanned="2" office:value-type="string">
            <text:p text:style-name="P22">Всерозхрéстя</text:p>
          </table:table-cell>
          <table:covered-table-cell/>
          <table:table-cell table:style-name="Dictionary.D119" table:number-columns-spanned="2" office:value-type="string">
            <text:p text:style-name="P4"><text:span text:style-name="T51">-я, </text:span><text:span text:style-name="T52">ім., с., інд.-авт., [8], [2], [1а]</text:span></text:p>
          </table:table-cell>
          <table:covered-table-cell/>
          <table:table-cell table:style-name="Dictionary.F119" table:number-columns-spanned="2" office:value-type="string">
            <text:p text:style-name="P4"><text:span text:style-name="T61">Похідне від </text:span><text:span text:style-name="T63">все</text:span><text:span text:style-name="T61"> і </text:span><text:span text:style-name="T63">хрест</text:span></text:p>
          </table:table-cell>
          <table:covered-table-cell/>
          <table:table-cell table:style-name="Dictionary.H119" table:number-columns-spanned="3" office:value-type="string">
            <text:p text:style-name="P4"><text:span text:style-name="T52">На </text:span><text:span text:style-name="T54">всерозхресті</text:span><text:span text:style-name="T52"> люті і жаху,/ на всепрозрінні смертного скрику/ дай мені, Боже, чесного шляху,/ дай мені, Боже, гордого лику! (П-1:153)</text:span></text:p>
          </table:table-cell>
          <table:covered-table-cell/>
          <table:covered-table-cell/>
        </table:table-row>
        <table:table-row>
          <table:covered-table-cell/>
          <table:table-cell table:style-name="Dictionary.B90" table:number-columns-spanned="5" office:value-type="string">
            <text:p text:style-name="P8">Все <text:span text:style-name="T143">(див. 5)</text:span></text:p>
          </table:table-cell>
          <table:covered-table-cell/>
          <table:covered-table-cell/>
          <table:covered-table-cell/>
          <table:covered-table-cell/>
          <table:table-cell table:style-name="Dictionary.G90" table:number-columns-spanned="4" office:value-type="string">
            <text:h text:style-name="P57" text:outline-level="2">хрест</text:h>
            <text:p text:style-name="P51"><text:a xlink:type="simple" xlink:href="http://www.lingvo.ua/uk/LingvoDictionaries/Details?dictionary=Explanatory%20(Uk-Uk)"><text:span text:style-name="T99">Explanatory (Uk-Uk)</text:span></text:a></text:p>
            <text:p text:style-name="P31"><text:span text:style-name="T114">-а, </text:span><text:span text:style-name="T115">ч.</text:span></text:p>
            <text:p text:style-name="P31">1) Предмет і символ культу християнської релігії, який являє собою стрижень з однією або кількома поперечками у верхній половині. || Молитовний жест християн – знак, що нагадує такий предмет, зображується перехресним рухом особливим чином складених пальців правої руки.</text:p>
            <text:p text:style-name="P28"><text:span text:style-name="T73">5) </text:span><text:span text:style-name="T92">перен.</text:span><text:span text:style-name="T73"> Страждання, випробування, що випали на чиюсь долю.</text:span>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45</text:p>
          </table:table-cell>
          <table:table-cell table:style-name="Dictionary.B119" table:number-columns-spanned="2" office:value-type="string">
            <text:p text:style-name="P22">Всесáдно</text:p>
          </table:table-cell>
          <table:covered-table-cell/>
          <table:table-cell table:style-name="Dictionary.D119" table:number-columns-spanned="2" office:value-type="string">
            <text:p text:style-name="P11">присл., інд.-авт., [1]</text:p>
          </table:table-cell>
          <table:covered-table-cell/>
          <table:table-cell table:style-name="Dictionary.F119" table:number-columns-spanned="2" office:value-type="string">
            <text:p text:style-name="P4"><text:span text:style-name="T61">Похідне від </text:span><text:span text:style-name="T63">всесáдний</text:span></text:p>
          </table:table-cell>
          <table:covered-table-cell/>
          <table:table-cell table:style-name="Dictionary.H119" table:number-columns-spanned="3" office:value-type="string">
            <text:p text:style-name="P4"><text:span text:style-name="T52">Меркавий</text:span><text:span text:style-name="T54"> </text:span><text:span text:style-name="T52">місяць був посів/ на всю околицю, </text:span><text:span text:style-name="T54">всесадно</text:span><text:span text:style-name="T52">/ пишаючись і правив владно,/ нічний мій сором чемно крив. (П-2:296)</text:span></text:p>
          </table:table-cell>
          <table:covered-table-cell/>
          <table:covered-table-cell/>
        </table:table-row>
        <table:table-row>
          <table:covered-table-cell/>
          <table:table-cell table:style-name="Dictionary.B92" table:number-columns-spanned="9" office:value-type="string">
            <text:p text:style-name="P4"><text:span text:style-name="T63">Всесáдний </text:span><text:span text:style-name="T69">(не подано у словнику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46</text:p>
          </table:table-cell>
          <table:table-cell table:style-name="Dictionary.B119" table:number-columns-spanned="2" office:value-type="string">
            <text:p text:style-name="P22">Всеспáлення</text:p>
          </table:table-cell>
          <table:covered-table-cell/>
          <table:table-cell table:style-name="Dictionary.D119" table:number-columns-spanned="2" office:value-type="string">
            <text:p text:style-name="P4"><text:span text:style-name="T51">-я, </text:span><text:span text:style-name="T52">ім., с., інд.-авт., [9а]</text:span></text:p>
          </table:table-cell>
          <table:covered-table-cell/>
          <table:table-cell table:style-name="Dictionary.F119" table:number-columns-spanned="2" office:value-type="string">
            <text:p text:style-name="P4"><text:span text:style-name="T61">Похідне від </text:span><text:span text:style-name="T63">все</text:span><text:span text:style-name="T61"> і </text:span><text:span text:style-name="T63">спáлення</text:span></text:p>
          </table:table-cell>
          <table:covered-table-cell/>
          <table:table-cell table:style-name="Dictionary.H119" table:number-columns-spanned="3" office:value-type="string">
            <text:p text:style-name="P4"><text:span text:style-name="T54">Всеспалення</text:span><text:span text:style-name="T52"> Твоє автодафе - / перепочинок перед різнім святом,/ як ворогу назвешся рідним братом/ і смерк розсуне лірою Орфей. (П-1:134)</text:span></text:p>
          </table:table-cell>
          <table:covered-table-cell/>
          <table:covered-table-cell/>
        </table:table-row>
        <table:table-row>
          <table:covered-table-cell/>
          <table:table-cell table:style-name="Dictionary.B94" table:number-columns-spanned="5" office:value-type="string">
            <text:p text:style-name="P8">Все <text:span text:style-name="T143">(див. 5)</text:span></text:p>
          </table:table-cell>
          <table:covered-table-cell/>
          <table:covered-table-cell/>
          <table:covered-table-cell/>
          <table:covered-table-cell/>
          <table:table-cell table:style-name="Dictionary.G94" table:number-columns-spanned="4" office:value-type="string">
            <text:h text:style-name="P53" text:outline-level="2"><text:span text:style-name="T111">сп</text:span><text:span text:style-name="T138">а</text:span><text:span text:style-name="T111">лення</text:span></text:h>
            <text:p text:style-name="P51"><text:a xlink:type="simple" xlink:href="http://www.lingvo.ua/uk/LingvoDictionaries/Details?dictionary=Explanatory%20(Uk-Uk)"><text:span text:style-name="T99">Explanatory (Uk-Uk)</text:span></text:a></text:p>
            <text:p text:style-name="P31"><text:span text:style-name="T114">-я, </text:span><text:span text:style-name="T115">с.</text:span></text:p>
            <text:p text:style-name="P44"><text:span text:style-name="T79">Дія за знач. </text:span><text:a xlink:type="simple" xlink:href="http://www.lingvo.ua/uk/Translate/uk-uk/спалити"><text:span text:style-name="T98">спалити</text:span></text:a><text:span text:style-name="T79">.</text:span>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47</text:p>
          </table:table-cell>
          <table:table-cell table:style-name="Dictionary.B119" table:number-columns-spanned="2" office:value-type="string">
            <text:p text:style-name="P22">Всеспогáдувати</text:p>
          </table:table-cell>
          <table:covered-table-cell/>
          <table:table-cell table:style-name="Dictionary.D119" table:number-columns-spanned="2" office:value-type="string">
            <text:p text:style-name="P4"><text:span text:style-name="T51">-ую, -єш, дієсл., </text:span><text:span text:style-name="T52">недок., перех., інд.-</text:span><text:span text:style-name="T52">авт., [8]</text:span></text:p>
          </table:table-cell>
          <table:covered-table-cell/>
          <table:table-cell table:style-name="Dictionary.F119" table:number-columns-spanned="2" office:value-type="string">
            <text:p text:style-name="P4"><text:span text:style-name="T53">Похідне від </text:span><text:span text:style-name="T57">все</text:span><text:span text:style-name="T53"> і </text:span><text:span text:style-name="T57">спогáдувати</text:span></text:p>
          </table:table-cell>
          <table:covered-table-cell/>
          <table:table-cell table:style-name="Dictionary.H119" table:number-columns-spanned="3" office:value-type="string">
            <text:p text:style-name="P4"><text:span text:style-name="T52">Як лев, що причаївся в хащах обрію,/ заки й зблудив, отак і я валандаюсь,/ від тебе відмежований навіки,/ і </text:span><text:span text:style-name="T54">всеспогадую</text:span><text:span text:style-name="T52"> – немов живу. (П-1:70)</text:span></text:p>
          </table:table-cell>
          <table:covered-table-cell/>
          <table:covered-table-cell/>
        </table:table-row>
        <table:table-row>
          <table:covered-table-cell/>
          <table:table-cell table:style-name="Dictionary.B96" table:number-columns-spanned="5" office:value-type="string">
            <text:p text:style-name="P8">Все <text:span text:style-name="T143">(див. 5)</text:span></text:p>
          </table:table-cell>
          <table:covered-table-cell/>
          <table:covered-table-cell/>
          <table:covered-table-cell/>
          <table:covered-table-cell/>
          <table:table-cell table:style-name="Dictionary.G96" table:number-columns-spanned="4" office:value-type="string">
            <text:h text:style-name="P53" text:outline-level="2"><text:span text:style-name="T111">спог</text:span><text:span text:style-name="T138">а</text:span><text:span text:style-name="T111">дувати</text:span></text:h>
            <text:p text:style-name="P51"><text:a xlink:type="simple" xlink:href="http://www.lingvo.ua/uk/LingvoDictionaries/Details?dictionary=Explanatory%20(Uk-Uk)"><text:span text:style-name="T99">Explanatory (Uk-Uk)</text:span></text:a></text:p>
            <text:p text:style-name="P31"><text:span text:style-name="T114">-ую, -уєш, </text:span><text:span text:style-name="T115">недок.</text:span><text:span text:style-name="T114">, спогадати, -аю, -аєш, </text:span><text:span text:style-name="T115">док.</text:span><text:span text:style-name="T114">, </text:span><text:span text:style-name="T115">перех.</text:span><text:span text:style-name="T114">, </text:span><text:span text:style-name="T115">також із спол.</text:span><text:span text:style-name="T114">що, як, </text:span><text:span text:style-name="T114">коли, </text:span><text:span text:style-name="T115">неперех.</text:span><text:span text:style-name="T114">, </text:span><text:span text:style-name="T115">про кого </text:span><text:span text:style-name="T114">– </text:span><text:span text:style-name="T115">що</text:span><text:span text:style-name="T114">, </text:span><text:span text:style-name="T115">розм.</text:span> <text:span text:style-name="T115">за кого </text:span><text:span text:style-name="T114">– </text:span><text:span text:style-name="T115">що</text:span><text:span text:style-name="T114">, </text:span><text:span text:style-name="T115">розм.</text:span></text:p>
            <text:p text:style-name="P44"><text:span text:style-name="T79">1) Те саме, що </text:span><text:a xlink:type="simple" xlink:href="http://www.lingvo.ua/uk/Translate/uk-uk/згадувати"><text:span text:style-name="T98">згадувати</text:span></text:a><text:span text:style-name="T79">. </text:span><text:span text:style-name="T82">Спогадувати добрим словом</text:span><text:span text:style-name="T79">.</text:span></text:p>
            <text:p text:style-name="P31">2) Думати, уявляти що-небудь.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48</text:p>
          </table:table-cell>
          <table:table-cell table:style-name="Dictionary.B119" table:number-columns-spanned="2" office:value-type="string">
            <text:p text:style-name="P22">Всетривóга</text:p>
          </table:table-cell>
          <table:covered-table-cell/>
          <table:table-cell table:style-name="Dictionary.D119" table:number-columns-spanned="2" office:value-type="string">
            <text:p text:style-name="P4"><text:span text:style-name="T51">-и, </text:span><text:span text:style-name="T52">ім., ж., інд.-авт., [8]</text:span></text:p>
          </table:table-cell>
          <table:covered-table-cell/>
          <table:table-cell table:style-name="Dictionary.F119" table:number-columns-spanned="2" office:value-type="string">
            <text:p text:style-name="P4"><text:span text:style-name="T61">Похідне від </text:span><text:span text:style-name="T63">все</text:span><text:span text:style-name="T61"> і </text:span><text:span text:style-name="T63">тривóга</text:span></text:p>
          </table:table-cell>
          <table:covered-table-cell/>
          <table:table-cell table:style-name="Dictionary.H119" table:number-columns-spanned="3" office:value-type="string">
            <text:p text:style-name="P4"><text:span text:style-name="T52">Надимляється дорога/ від диявола до Бога,/ вслід ступає </text:span><text:span text:style-name="T54">всетривога</text:span><text:span text:style-name="T52">,/ і спинилась біла смерть. (П-2:127); О ця займанщина душі!/ Спіши – з дороги і в дорогу./ Годуй голодну </text:span><text:span text:style-name="T54">всетривогу</text:span><text:span text:style-name="T52">/ і спогаду не воруши. (П-2:289)</text:span></text:p>
          </table:table-cell>
          <table:covered-table-cell/>
          <table:covered-table-cell/>
        </table:table-row>
        <table:table-row>
          <table:covered-table-cell/>
          <table:table-cell table:style-name="Dictionary.B98" table:number-columns-spanned="5" office:value-type="string">
            <text:p text:style-name="P8">Все <text:span text:style-name="T143">(див. 5)</text:span></text:p>
          </table:table-cell>
          <table:covered-table-cell/>
          <table:covered-table-cell/>
          <table:covered-table-cell/>
          <table:covered-table-cell/>
          <table:table-cell table:style-name="Dictionary.G98" table:number-columns-spanned="4" office:value-type="string">
            <text:h text:style-name="P55" text:outline-level="2"><text:span text:style-name="T111">трив</text:span><text:span text:style-name="T138">о</text:span><text:span text:style-name="T111">га</text:span></text:h>
            <text:p text:style-name="P51"><text:soft-page-break/><text:a xlink:type="simple" xlink:href="http://www.lingvo.ua/uk/LingvoDictionaries/Details?dictionary=Explanatory%20(Uk-Uk)"><text:span text:style-name="T99">Explanatory (Uk-Uk)</text:span></text:a></text:p>
            <text:p text:style-name="P31"><text:span text:style-name="T114">-и, </text:span><text:span text:style-name="T115">ж.</text:span></text:p>
            <text:p text:style-name="P31">1) Неспокій, збентеження, викликані якимсь побоюванням, страхом перед чимось, передчуттям неприємного, небезпечного. || <text:span text:style-name="T115">перев.</text:span> <text:span text:style-name="T115">мн.</text:span>Хвилювання, переживання, що порушують душевний спокій.</text:p>
            <text:p text:style-name="P31">2) Метушня, шарпанина, переполох.</text:p>
            <text:p text:style-name="P26"><text:span text:style-name="T72">3) Стан, що вимагає активних дій; загроза, небезпека. || Умовний сигнал, що сповіщає про небезпеку, загрозу або про битву, бій. </text:span><text:span text:style-name="T77">Бойова тривога</text:span><text:span text:style-name="T72">.</text:span>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49</text:p>
          </table:table-cell>
          <table:table-cell table:style-name="Dictionary.B119" table:number-columns-spanned="2" office:value-type="string">
            <text:p text:style-name="P22">Всецáрствіє</text:p>
          </table:table-cell>
          <table:covered-table-cell/>
          <table:table-cell table:style-name="Dictionary.D119" table:number-columns-spanned="2" office:value-type="string">
            <text:p text:style-name="P4"><text:span text:style-name="T51">-я, </text:span><text:span text:style-name="T52">ім., </text:span><text:span text:style-name="T52">с., інд.-авт., [8]</text:span></text:p>
          </table:table-cell>
          <table:covered-table-cell/>
          <table:table-cell table:style-name="Dictionary.F119" table:number-columns-spanned="2" office:value-type="string">
            <text:p text:style-name="P4"><text:span text:style-name="T61">Похідне від </text:span><text:span text:style-name="T63">все</text:span><text:span text:style-name="T61"> і </text:span><text:span text:style-name="T63">цáрствіє</text:span></text:p>
          </table:table-cell>
          <table:covered-table-cell/>
          <table:table-cell table:style-name="Dictionary.H119" table:number-columns-spanned="3" office:value-type="string">
            <text:p text:style-name="P4"><text:span text:style-name="T52">Оце й бо він, твій люд. Оце й бо він, </text:span><text:span text:style-name="T52">твій край./ </text:span><text:span text:style-name="T54">Всецарствіє</text:span><text:span text:style-name="T52"> паскуд в сто горл реве: тримай. (П-2:192)</text:span></text:p>
          </table:table-cell>
          <table:covered-table-cell/>
          <table:covered-table-cell/>
        </table:table-row>
        <table:table-row>
          <table:covered-table-cell/>
          <table:table-cell table:style-name="Dictionary.B100" table:number-columns-spanned="3" office:value-type="string">
            <text:p text:style-name="P8">Все <text:span text:style-name="T143">(див. 5)</text:span></text:p>
          </table:table-cell>
          <table:covered-table-cell/>
          <table:covered-table-cell/>
          <table:table-cell table:style-name="Dictionary.E100" table:number-columns-spanned="6" office:value-type="string">
            <text:h text:style-name="P67" text:outline-level="2"><text:span text:style-name="T75">Ц</text:span><text:span text:style-name="T107">а</text:span><text:span text:style-name="T75">рство (ц</text:span><text:span text:style-name="T107">а</text:span><text:span text:style-name="T75">рствіє)</text:span></text:h>
            <text:p text:style-name="P51"><text:a xlink:type="simple" xlink:href="http://www.lingvo.ua/uk/LingvoDictionaries/Details?dictionary=Explanatory%20(Uk-Uk)"><text:span text:style-name="T99">Explanatory (Uk-Uk)</text:span></text:a></text:p>
            <text:p text:style-name="P31"><text:span text:style-name="T114">-а, </text:span><text:span text:style-name="T115">с.</text:span></text:p>
            <text:p text:style-name="P31">1) Держава, якою править цар (у 1 <text:span text:style-name="T115">знач.</text:span>).</text:p>
            <text:p text:style-name="P26"><text:span text:style-name="T72">2) </text:span><text:span text:style-name="T77">рідко</text:span><text:span text:style-name="T72">. Правління царя (у 1 </text:span><text:span text:style-name="T91">знач.</text:span><text:span text:style-name="T72">); царювання. || </text:span><text:span text:style-name="T91">перен.</text:span><text:span text:style-name="T72"> Сфера, ділянка, в якій хто-небудь почуває себе повновладним господарем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50</text:p>
          </table:table-cell>
          <table:table-cell table:style-name="Dictionary.B119" table:number-columns-spanned="2" office:value-type="string">
            <text:p text:style-name="P22">Всечекáння</text:p>
          </table:table-cell>
          <table:covered-table-cell/>
          <table:table-cell table:style-name="Dictionary.D119" table:number-columns-spanned="2" office:value-type="string">
            <text:p text:style-name="P4"><text:span text:style-name="T51">-я, </text:span><text:span text:style-name="T52">ім., с., інд.-авт., [8]</text:span></text:p>
          </table:table-cell>
          <table:covered-table-cell/>
          <table:table-cell table:style-name="Dictionary.F119" table:number-columns-spanned="2" office:value-type="string">
            <text:p text:style-name="P4"><text:span text:style-name="T61">Похідне від </text:span><text:span text:style-name="T63">все</text:span><text:span text:style-name="T61"> і </text:span><text:span text:style-name="T63">чекáння</text:span></text:p>
          </table:table-cell>
          <table:covered-table-cell/>
          <table:table-cell table:style-name="Dictionary.H119" table:number-columns-spanned="3" office:value-type="string">
            <text:p text:style-name="P4"><text:span text:style-name="T52">Це все юрма. І ніч. І брат мій спить./ Росте під стелю </text:span><text:span text:style-name="T54">всечекання</text:span><text:span text:style-name="T52">. (П-1:164)</text:span></text:p>
          </table:table-cell>
          <table:covered-table-cell/>
          <table:covered-table-cell/>
        </table:table-row>
        <table:table-row>
          <table:covered-table-cell/>
          <table:table-cell table:style-name="Dictionary.B102" table:number-columns-spanned="5" office:value-type="string">
            <text:p text:style-name="P8">Все <text:span text:style-name="T143">(див. 5)</text:span></text:p>
          </table:table-cell>
          <table:covered-table-cell/>
          <table:covered-table-cell/>
          <table:covered-table-cell/>
          <table:covered-table-cell/>
          <table:table-cell table:style-name="Dictionary.G102" table:number-columns-spanned="4" office:value-type="string">
            <text:h text:style-name="P53" text:outline-level="2"><text:span text:style-name="T111">чек</text:span><text:span text:style-name="T138">а</text:span><text:span text:style-name="T111">ння</text:span></text:h>
            <text:p text:style-name="P51"><text:a xlink:type="simple" xlink:href="http://www.lingvo.ua/uk/LingvoDictionaries/Details?dictionary=Explanatory%20(Uk-Uk)"><text:span text:style-name="T99">Explanatory (Uk-Uk)</text:span></text:a></text:p>
            <text:p text:style-name="P31"><text:span text:style-name="T114">-я, </text:span><text:span text:style-name="T115">с.</text:span></text:p>
            <text:p text:style-name="P44"><text:soft-page-break/><text:span text:style-name="T79">Стан за знач. </text:span><text:a xlink:type="simple" xlink:href="http://www.lingvo.ua/uk/Translate/uk-uk/чекати"><text:span text:style-name="T98">чекати</text:span></text:a><text:span text:style-name="T79">.</text:span>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51</text:p>
          </table:table-cell>
          <table:table-cell table:style-name="Dictionary.B119" table:number-columns-spanned="2" office:value-type="string">
            <text:p text:style-name="P22">Всечулий</text:p>
          </table:table-cell>
          <table:covered-table-cell/>
          <table:table-cell table:style-name="Dictionary.D119" table:number-columns-spanned="2" office:value-type="string">
            <text:p text:style-name="P4"><text:span text:style-name="T51">-а, -е, </text:span><text:span text:style-name="T53">дієпр., </text:span><text:span text:style-name="T52">інд.-авт., [1б]</text:span></text:p>
          </table:table-cell>
          <table:covered-table-cell/>
          <table:table-cell table:style-name="Dictionary.F119" table:number-columns-spanned="2" office:value-type="string">
            <text:p text:style-name="P4"><text:span text:style-name="T61">Похідне від </text:span><text:span text:style-name="T63">все</text:span><text:span text:style-name="T61"> і </text:span><text:span text:style-name="T63">чýти</text:span></text:p>
          </table:table-cell>
          <table:covered-table-cell/>
          <table:table-cell table:style-name="Dictionary.H119" table:number-columns-spanned="3" office:value-type="string">
            <text:p text:style-name="P4"><text:span text:style-name="T52">Володарю своєї смерті, доля - / всепам’ятка, </text:span><text:span text:style-name="T54">всечула</text:span><text:span text:style-name="T52">, всевидюща - / нічого не забуде, не простить. (П-1:144)</text:span></text:p>
          </table:table-cell>
          <table:covered-table-cell/>
          <table:covered-table-cell/>
        </table:table-row>
        <table:table-row>
          <table:covered-table-cell/>
          <table:table-cell table:style-name="Dictionary.B104" table:number-columns-spanned="5" office:value-type="string">
            <text:p text:style-name="P8">Все <text:span text:style-name="T143">(див. 5)</text:span></text:p>
          </table:table-cell>
          <table:covered-table-cell/>
          <table:covered-table-cell/>
          <table:covered-table-cell/>
          <table:covered-table-cell/>
          <table:table-cell table:style-name="Dictionary.G104" table:number-columns-spanned="4" office:value-type="string">
            <text:h text:style-name="P63" text:outline-level="2"><text:span text:style-name="T111">ч</text:span><text:span text:style-name="T138">у</text:span><text:span text:style-name="T111">ти</text:span></text:h>
            <text:p text:style-name="P51"><text:a xlink:type="simple" xlink:href="http://www.lingvo.ua/uk/LingvoDictionaries/Details?dictionary=Explanatory%20(Uk-Uk)"><text:span text:style-name="T99">Explanatory (Uk-Uk)</text:span></text:a></text:p>
            <text:p text:style-name="P46"><text:span text:style-name="T114">чую, чуєш, </text:span><text:span text:style-name="T115">недок.</text:span></text:p>
            <text:p text:style-name="P46">1) <text:span text:style-name="T115">перех.</text:span> Сприймати за допомогою органів слуху які-небудь звуки. ||<text:span text:style-name="T115">у знач.</text:span> <text:span text:style-name="T115">вставн. сл.</text:span> Чується.</text:p>
            <text:p text:style-name="P46">2) <text:span text:style-name="T115">неперех.</text:span> Мати слух.</text:p>
            <text:p text:style-name="P48"><text:span text:style-name="T79">3) </text:span><text:span text:style-name="T94">перех.</text:span><text:span text:style-name="T79"> Мати які-небудь дані, відомості про кого-, що-небудь, знати про кого-небудь із розмов, чуток і т. ін.</text:span>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52</text:p>
          </table:table-cell>
          <table:table-cell table:style-name="Dictionary.B119" table:number-columns-spanned="2" office:value-type="string">
            <text:p text:style-name="P22">Всещéдрий</text:p>
          </table:table-cell>
          <table:covered-table-cell/>
          <table:table-cell table:style-name="Dictionary.D119" table:number-columns-spanned="2" office:value-type="string">
            <text:p text:style-name="P4"><text:span text:style-name="T51">-а, -е, </text:span><text:span text:style-name="T53">прикм., </text:span><text:span text:style-name="T52">інд.-</text:span><text:span text:style-name="T52">авт., [9а]</text:span></text:p>
          </table:table-cell>
          <table:covered-table-cell/>
          <table:table-cell table:style-name="Dictionary.F119" table:number-columns-spanned="2" office:value-type="string">
            <text:p text:style-name="P4"><text:span text:style-name="T61">Похідне від </text:span><text:span text:style-name="T63">все</text:span><text:span text:style-name="T61"> і </text:span><text:span text:style-name="T63">щéдрий</text:span></text:p>
          </table:table-cell>
          <table:covered-table-cell/>
          <table:table-cell table:style-name="Dictionary.H119" table:number-columns-spanned="3" office:value-type="string">
            <text:p text:style-name="P4"><text:span text:style-name="T52">Тож – в неба провалля в бездоння, бездолий/ нагірний, невірний, западистий рай,/ всебідий, </text:span><text:span text:style-name="T52">всегнівний, </text:span><text:span text:style-name="T54">всещедрий</text:span><text:span text:style-name="T52">, всекволий./ А що під крилом твоїм? Кара – карай. (П-1: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106" table:number-columns-spanned="5" office:value-type="string">
            <text:p text:style-name="P8">Все <text:span text:style-name="T143">(див. 5)</text:span></text:p>
          </table:table-cell>
          <table:covered-table-cell/>
          <table:covered-table-cell/>
          <table:covered-table-cell/>
          <table:covered-table-cell/>
          <table:table-cell table:style-name="Dictionary.G106" table:number-columns-spanned="4" office:value-type="string">
            <text:h text:style-name="P53" text:outline-level="2"><text:span text:style-name="T111">щ</text:span><text:span text:style-name="T138">е</text:span><text:span text:style-name="T111">дрий</text:span></text:h>
            <text:p text:style-name="P51"><text:a xlink:type="simple" xlink:href="http://www.lingvo.ua/uk/LingvoDictionaries/Details?dictionary=Explanatory%20(Uk-Uk)"><text:span text:style-name="T99">Explanatory (Uk-Uk)</text:span></text:a></text:p>
            <text:p text:style-name="P38">-а, -е.</text:p>
            <text:p text:style-name="P44"><text:span text:style-name="T79">1) Який охоче ділиться своїм майном, коштами і т. ін., не шкодує витрачати що-небудь. || </text:span><text:span text:style-name="T94">у знач.</text:span><text:span text:style-name="T79"> </text:span><text:span text:style-name="T94">ім.</text:span><text:span text:style-name="T79"> щ</text:span><text:span text:style-name="T102">е</text:span><text:span text:style-name="T79">дрий, -рого, </text:span><text:span text:style-name="T94">ч.</text:span><text:span text:style-name="T79"> Той, хто не шкодує витрачати що-небудь. || </text:span><text:span text:style-name="T94">перен.</text:span><text:span text:style-name="T79">, </text:span><text:span text:style-name="T82">на що</text:span><text:span text:style-name="T79">, </text:span><text:span text:style-name="T82">в чому</text:span><text:span text:style-name="T79">. Який легко, охоче роздає щось, наділяє чимсь.</text:span>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53</text:p>
          </table:table-cell>
          <table:table-cell table:style-name="Dictionary.B119" table:number-columns-spanned="2" office:value-type="string">
            <text:p text:style-name="P22">Втéки</text:p>
          </table:table-cell>
          <table:covered-table-cell/>
          <table:table-cell table:style-name="Dictionary.D119" table:number-columns-spanned="2" office:value-type="string">
            <text:p text:style-name="P11">ім., мн., інд.-<text:soft-page-break/>авт., [15]</text:p>
          </table:table-cell>
          <table:covered-table-cell/>
          <table:table-cell table:style-name="Dictionary.F119" table:number-columns-spanned="2" office:value-type="string">
            <text:p text:style-name="P4"><text:span text:style-name="T51">Похідне від </text:span><text:span text:style-name="T64">втéча</text:span></text:p>
          </table:table-cell>
          <table:covered-table-cell/>
          <table:table-cell table:style-name="Dictionary.H119" table:number-columns-spanned="3" office:value-type="string">
            <text:p text:style-name="P4"><text:span text:style-name="T52">Коли докучили ці </text:span><text:span text:style-name="T54">втеки</text:span><text:span text:style-name="T52"> - / в лет, до вогненної пащеки./ Як він ощирився, стозмій! (П-1:73)</text:span></text:p>
          </table:table-cell>
          <table:covered-table-cell/>
          <table:covered-table-cell/>
        </table:table-row>
        <table:table-row>
          <table:covered-table-cell/>
          <table:table-cell table:style-name="Dictionary.B108" table:number-columns-spanned="9" office:value-type="string">
            <text:h text:style-name="P62" text:outline-level="2"><text:span text:style-name="T111">ут</text:span><text:span text:style-name="T138">е</text:span><text:span text:style-name="T111">ча</text:span></text:h>
            <text:p text:style-name="P51"><text:a xlink:type="simple" xlink:href="http://www.lingvo.ua/uk/LingvoDictionaries/Details?dictionary=Explanatory%20(Uk-Uk)"><text:span text:style-name="T99">Explanatory (Uk-Uk)</text:span></text:a></text:p>
            <text:p text:style-name="P31"><text:span text:style-name="T114">(втеча), -і, </text:span><text:span text:style-name="T115">ж.</text:span></text:p>
            <text:p text:style-name="P31">1) Швидкий відхід, біг, від'їзд і т. ін. з метою уникнення небезпеки, неприємного становища тощо.</text:p>
            <text:p text:style-name="P31">2) Таємний самовільний відхід, від'їзд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54</text:p>
          </table:table-cell>
          <table:table-cell table:style-name="Dictionary.B119" table:number-columns-spanned="2" office:value-type="string">
            <text:p text:style-name="P22">Гетьмáнитися</text:p>
          </table:table-cell>
          <table:covered-table-cell/>
          <table:table-cell table:style-name="Dictionary.D119" table:number-columns-spanned="2" office:value-type="string">
            <text:p text:style-name="P4"><text:span text:style-name="T52">-нюся, -нишся, дієсл., </text:span><text:span text:style-name="T52">недок., перех., інд.-авт., </text:span><text:span text:style-name="T52">[5]</text:span></text:p>
          </table:table-cell>
          <table:covered-table-cell/>
          <table:table-cell table:style-name="Dictionary.F119" table:number-columns-spanned="2" office:value-type="string">
            <text:p text:style-name="P3">Похідне від <text:span text:style-name="T112">ге</text:span><text:span text:style-name="T5"></text:span><text:span text:style-name="T112">тьман — </text:span><text:span text:style-name="T143">вивищуватися</text:span></text:p>
          </table:table-cell>
          <table:covered-table-cell/>
          <table:table-cell table:style-name="Dictionary.H119" table:number-columns-spanned="3" office:value-type="string">
            <text:p text:style-name="P4"><text:span text:style-name="T52">…той віщий пагорб, на котрому горді/ </text:span><text:span text:style-name="T54">гетьманяться</text:span><text:span text:style-name="T52"> дуби – наснився з ночі,/ аби розлуку близити мою. (П-2:172)</text:span></text:p>
          </table:table-cell>
          <table:covered-table-cell/>
          <table:covered-table-cell/>
        </table:table-row>
        <table:table-row>
          <table:covered-table-cell/>
          <table:table-cell table:style-name="Dictionary.B110" table:number-columns-spanned="9" office:value-type="string">
            <text:h text:style-name="P53" text:outline-level="2"><text:span text:style-name="T111">г</text:span><text:span text:style-name="T138">е</text:span><text:span text:style-name="T111">тьман</text:span></text:h>
            <text:p text:style-name="P51"><text:a xlink:type="simple" xlink:href="http://www.lingvo.ua/uk/LingvoDictionaries/Details?dictionary=Explanatory%20(Uk-Uk)"><text:span text:style-name="T99">Explanatory (Uk-Uk)</text:span></text:a></text:p>
            <text:p text:style-name="P40">поет.</text:p>
            <text:p text:style-name="P25"><text:span text:style-name="T73">гетьм</text:span><text:span text:style-name="T105">а</text:span><text:span text:style-name="T73">н, -а, </text:span><text:span text:style-name="T92">ч.</text:span><text:span text:style-name="T73"> У 16 ст. – виборний ватажок козацького війська Запорізької Січі, від 17 ст. до 1764 р. – начальник козацького війська та верховний правитель України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80">54а</text:p>
          </table:table-cell>
          <table:table-cell table:style-name="Dictionary.B119" table:number-columns-spanned="2" office:value-type="string">
            <text:p text:style-name="P6"><text:span text:style-name="T51">ГЛИ</text:span><text:span text:style-name="T11"></text:span><text:span text:style-name="T51">Б-СИ</text:span><text:span text:style-name="T11"></text:span><text:span text:style-name="T51">НЬ-СЕ</text:span><text:span text:style-name="T11"></text:span><text:span text:style-name="T51">РЦЕ</text:span></text:p>
          </table:table-cell>
          <table:covered-table-cell/>
          <table:table-cell table:style-name="Dictionary.D119" table:number-columns-spanned="2" office:value-type="string">
            <text:p text:style-name="P4">-я, <text:span text:style-name="T145">ім., с. інд.-авт., [9]</text:span></text:p>
          </table:table-cell>
          <table:covered-table-cell/>
          <table:table-cell table:style-name="Dictionary.F119" table:number-columns-spanned="2" office:value-type="string">
            <text:p text:style-name="P3">Похідне від глиб, синь, і серце</text:p>
          </table:table-cell>
          <table:covered-table-cell/>
          <table:table-cell table:style-name="Dictionary.H119" table:number-columns-spanned="3" office:value-type="string">
            <text:p text:style-name="P4"><text:span text:style-name="T60">Золотокінва</text:span><text:span text:style-name="T52"> – пади-но,/ спади з лиця в </text:span><text:span text:style-name="T55">глиб-синь-серця</text:span><text:span text:style-name="T52">. (П-2:191)</text:span></text:p>
          </table:table-cell>
          <table:covered-table-cell/>
          <table:covered-table-cell/>
        </table:table-row>
        <table:table-row>
          <table:covered-table-cell/>
          <table:table-cell table:style-name="Dictionary.B112" table:number-columns-spanned="3" office:value-type="string">
            <text:h text:style-name="P66" text:outline-level="2">глиб</text:h>
            <text:p text:style-name="P50"><text:a xlink:type="simple" xlink:href="http://www.lingvo.ua/uk/LingvoDictionaries/Details?dictionary=Explanatory%20(Uk-Uk)"><text:span text:style-name="T100">Explanatory (Uk-Uk)</text:span></text:a></text:p>
            <text:p text:style-name="P35"><text:span text:style-name="T114">-у, </text:span><text:span text:style-name="T115">ч.</text:span></text:p>
            <text:p text:style-name="P43"><text:soft-page-break/><text:span text:style-name="T85">Те саме, що </text:span><text:a xlink:type="simple" xlink:href="http://www.lingvo.ua/uk/Translate/uk-uk/глибина"><text:span text:style-name="T101">глибина</text:span></text:a></text:p>
          </table:table-cell>
          <table:covered-table-cell/>
          <table:covered-table-cell/>
          <table:table-cell table:style-name="Dictionary.I112" table:number-columns-spanned="4" office:value-type="string">
            <text:h text:style-name="P65" text:outline-level="2">синь</text:h>
            <text:p text:style-name="P50"><text:a xlink:type="simple" xlink:href="http://www.lingvo.ua/uk/LingvoDictionaries/Details?dictionary=Explanatory%20(Uk-Uk)"><text:span text:style-name="T100">Explanatory (Uk-Uk)</text:span></text:a></text:p>
            <text:p text:style-name="P35"><text:span text:style-name="T114">-і, </text:span><text:span text:style-name="T115">ж.</text:span></text:p>
            <text:p text:style-name="P43"><text:soft-page-break/><text:span text:style-name="T85">1) Те саме, що </text:span><text:a xlink:type="simple" xlink:href="http://www.lingvo.ua/uk/Translate/uk-uk/синява"><text:span text:style-name="T101">синява</text:span></text:a><text:span text:style-name="T85">.</text:span></text:p>
          </table:table-cell>
          <table:covered-table-cell/>
          <table:covered-table-cell/>
          <table:covered-table-cell/>
          <table:table-cell table:style-name="Dictionary.I112" table:number-columns-spanned="2" office:value-type="string">
            <text:h text:style-name="P53" text:outline-level="2"><text:span text:style-name="T111">с</text:span><text:span text:style-name="T138">е</text:span><text:span text:style-name="T111">рце</text:span>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4">-я, </text:span><text:span text:style-name="T115">с.</text:span></text:p>
            <text:p text:style-name="P24"><text:span text:style-name="T73">2) Цей орган людини як символ зосередження почуттів, настроїв, </text:span><text:soft-page-break/><text:span text:style-name="T73">переживань і т. ін. || Здатність почувати й розуміти інших; чуйність, сердечність. || Цей орган людини як символ любовних почуттів, любовної прив'язаності. || </text:span><text:span text:style-name="T92">перен.</text:span><text:span text:style-name="T73"> Внутрішній психічний світ людини, її настрої, переживання, почуття. || </text:span><text:span text:style-name="T78">з </text:span><text:span text:style-name="T92">означ.</text:span><text:span text:style-name="T73"> Сукупність якостей, рис, властивих певній особі; вдача людини. || </text:span><text:span text:style-name="T78">з </text:span><text:span text:style-name="T92">означ.</text:span><text:span text:style-name="T73"> Людина як носій тих чи інших рис, якостей.</text:span></text:p>
          </table:table-cell>
          <table:covered-table-cell/>
        </table:table-row>
        <table:table-row>
          <table:table-cell table:style-name="Dictionary.A1" table:number-rows-spanned="2" office:value-type="string">
            <text:p text:style-name="P3">55</text:p>
          </table:table-cell>
          <table:table-cell table:style-name="Dictionary.B119" table:number-columns-spanned="2" office:value-type="string">
            <text:p text:style-name="P22">Горлозгукий</text:p>
          </table:table-cell>
          <table:covered-table-cell/>
          <table:table-cell table:style-name="Dictionary.D119" table:number-columns-spanned="2" office:value-type="string">
            <text:p text:style-name="P4"><text:span text:style-name="T51">-а, -е, </text:span><text:span text:style-name="T53">прикм., </text:span><text:span text:style-name="T52">інд.-авт., </text:span><text:span text:style-name="T52">[15а]</text:span></text:p>
          </table:table-cell>
          <table:covered-table-cell/>
          <table:table-cell table:style-name="Dictionary.F119" table:number-columns-spanned="2" office:value-type="string">
            <text:p text:style-name="P4"><text:span text:style-name="T61">Похідне від </text:span><text:span text:style-name="T63">гóрло </text:span><text:span text:style-name="T61">і </text:span><text:span text:style-name="T63">згýкий (</text:span><text:span text:style-name="T61">від </text:span><text:span text:style-name="T63">звук)</text:span></text:p>
          </table:table-cell>
          <table:covered-table-cell/>
          <table:table-cell table:style-name="Dictionary.H119" table:number-columns-spanned="3" office:value-type="string">
            <text:p text:style-name="P4"><text:span text:style-name="T52">А обрій утікав. Я надбігав/ щосил моїх. Та обрій </text:span><text:span text:style-name="T54">горлозгукий</text:span><text:span text:style-name="T52">/ пустився впрост. (П-1:183)</text:span></text:p>
          </table:table-cell>
          <table:covered-table-cell/>
          <table:covered-table-cell/>
        </table:table-row>
        <table:table-row>
          <table:covered-table-cell/>
          <table:table-cell table:style-name="Dictionary.B114" table:number-columns-spanned="5" office:value-type="string">
            <text:h text:style-name="P53" text:outline-level="2"><text:span text:style-name="T111">г</text:span><text:span text:style-name="T138">о</text:span><text:span text:style-name="T111">рло</text:span></text:h>
            <text:p text:style-name="P51"><text:a xlink:type="simple" xlink:href="http://www.lingvo.ua/uk/LingvoDictionaries/Details?dictionary=Explanatory%20(Uk-Uk)"><text:span text:style-name="T99">Explanatory (Uk-Uk)</text:span></text:a></text:p>
            <text:p text:style-name="P31"><text:span text:style-name="T114">-а, </text:span><text:span text:style-name="T115">с.</text:span></text:p>
            <text:p text:style-name="P31">1) Передня частина шиї, всередині якої знаходиться початок стравоходу і дихальних шляхів. || Хрящовий канал, який є початком стравоходу і дихальних шляхів.</text:p>
          </table:table-cell>
          <table:covered-table-cell/>
          <table:covered-table-cell/>
          <table:covered-table-cell/>
          <table:covered-table-cell/>
          <table:table-cell table:style-name="Dictionary.G114" table:number-columns-spanned="4" office:value-type="string">
            <text:h text:style-name="P57" text:outline-level="2">звук</text:h>
            <text:p text:style-name="P51"><text:a xlink:type="simple" xlink:href="http://www.lingvo.ua/uk/LingvoDictionaries/Details?dictionary=Explanatory%20(Uk-Uk)"><text:span text:style-name="T99">Explanatory (Uk-Uk)</text:span></text:a></text:p>
            <text:p text:style-name="P40">ч.</text:p>
            <text:p text:style-name="P31">1) <text:span text:style-name="T115">род.</text:span> -у.Слухове відчуття, що викликається механічними коливаннями; те, що людина чує, сприймає органом слуху. || Спів, музика. || <text:span text:style-name="T115">перев.</text:span> <text:span text:style-name="T115">мн.</text:span> Мелодія.</text:p>
            <text:p text:style-name="P28"><text:span text:style-name="T73">4) </text:span><text:span text:style-name="T92">род.</text:span><text:span text:style-name="T73"> -а, </text:span><text:span text:style-name="T92">лінгв.</text:span><text:span text:style-name="T73"> Членороздільний елемент людської мови, утворюваний за допомогою органів мовлення. </text:span><text:span text:style-name="T78">Голосні звуки</text:span><text:span text:style-name="T73">.</text:span><text:span text:style-name="T78">Альвеолярні звуки</text:span><text:span text:style-name="T73">.</text:span>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56</text:p>
          </table:table-cell>
          <table:table-cell table:style-name="Dictionary.B119" table:number-columns-spanned="2" office:value-type="string">
            <text:p text:style-name="P22">Двопóгляд</text:p>
          </table:table-cell>
          <table:covered-table-cell/>
          <table:table-cell table:style-name="Dictionary.D119" table:number-columns-spanned="2" office:value-type="string">
            <text:p text:style-name="P4"><text:span text:style-name="T51">-у, </text:span><text:span text:style-name="T52">ім., ч., інд.-авт., [8]</text:span></text:p>
          </table:table-cell>
          <table:covered-table-cell/>
          <table:table-cell table:style-name="Dictionary.F119" table:number-columns-spanned="2" office:value-type="string">
            <text:p text:style-name="P4"><text:span text:style-name="T61">Похідне від </text:span><text:span text:style-name="T63">два</text:span><text:span text:style-name="T61"> і </text:span><text:span text:style-name="T63">пóгляд</text:span></text:p>
          </table:table-cell>
          <table:covered-table-cell/>
          <table:table-cell table:style-name="Dictionary.H119" table:number-columns-spanned="3" office:value-type="string">
            <text:p text:style-name="P4"><text:span text:style-name="T52">Та всеобрушає нестерпно/ </text:span><text:span text:style-name="T54">двопогляд</text:span><text:span text:style-name="T52">. У ньому ти сущий,/ померлий, пантруєш живого,/ зориш за померлим – живий. (П-1:87)</text:span></text:p>
          </table:table-cell>
          <table:covered-table-cell/>
          <table:covered-table-cell/>
        </table:table-row>
        <table:table-row>
          <table:covered-table-cell/>
          <table:table-cell table:style-name="Dictionary.B116" table:number-columns-spanned="5" office:value-type="string">
            <text:h text:style-name="P57" text:outline-level="2">два</text:h>
            <text:p text:style-name="P51"><text:a xlink:type="simple" xlink:href="http://www.lingvo.ua/uk/LingvoDictionaries/Details?dictionary=Explanatory%20(Uk-Uk)"><text:span text:style-name="T99">Explanatory (Uk-Uk)</text:span></text:a></text:p>
            <text:p text:style-name="P31"><text:soft-page-break/><text:span text:style-name="T115">ч.</text:span> <text:span text:style-name="T115">і с.</text:span><text:span text:style-name="T114">, дві, </text:span><text:span text:style-name="T115">ж.</text:span><text:span text:style-name="T114">, двох, </text:span><text:span text:style-name="T115">числ.</text:span> <text:span text:style-name="T115">кільк.</text:span></text:p>
            <text:p text:style-name="P31">1) Назва числа 2 і його цифрового позначення. || Кількість із двох одиниць.</text:p>
          </table:table-cell>
          <table:covered-table-cell/>
          <table:covered-table-cell/>
          <table:covered-table-cell/>
          <table:covered-table-cell/>
          <table:table-cell table:style-name="Dictionary.G116" table:number-columns-spanned="4" office:value-type="string">
            <text:h text:style-name="P53" text:outline-level="2"><text:span text:style-name="T111">п</text:span><text:span text:style-name="T138">о</text:span><text:span text:style-name="T111">гляд</text:span></text:h>
            <text:p text:style-name="P51"><text:a xlink:type="simple" xlink:href="http://www.lingvo.ua/uk/LingvoDictionaries/Details?dictionary=Explanatory%20(Uk-Uk)"><text:span text:style-name="T99">Explanatory (Uk-Uk)</text:span></text:a></text:p>
            <text:p text:style-name="P31"><text:soft-page-break/><text:span text:style-name="T114">-у, </text:span><text:span text:style-name="T115">ч.</text:span></text:p>
            <text:p text:style-name="P31">1) Спрямованість, скерованість зору на кого-, що-небудь. || Вираз очей, манера дивитися. <text:span text:style-name="T144">Відводити погляд</text:span>. <text:span text:style-name="T144">Зустрічатися поглядом</text:span>.</text:p>
            <text:p text:style-name="P28"><text:span text:style-name="T73">2) Думка, судження про що-небудь. || </text:span><text:span text:style-name="T78">тільки </text:span><text:span text:style-name="T92">мн.</text:span><text:span text:style-name="T73"> Система переконань, уявлень; світогляд, світосприймання.</text:span>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57</text:p>
          </table:table-cell>
          <table:table-cell table:style-name="Dictionary.B119" table:number-columns-spanned="2" office:value-type="string">
            <text:p text:style-name="P22">Дзень-струнá</text:p>
          </table:table-cell>
          <table:covered-table-cell/>
          <table:table-cell table:style-name="Dictionary.D119" table:number-columns-spanned="2" office:value-type="string">
            <text:p text:style-name="P4"><text:span text:style-name="T51">-и, </text:span><text:span text:style-name="T52">ім., ж., інд.-авт., [9]</text:span></text:p>
          </table:table-cell>
          <table:covered-table-cell/>
          <table:table-cell table:style-name="Dictionary.F119" table:number-columns-spanned="2" office:value-type="string">
            <text:p text:style-name="P4"><text:span text:style-name="T61">Похідне від </text:span><text:span text:style-name="T63">дзень</text:span><text:span text:style-name="T61"> (вигук) і </text:span><text:span text:style-name="T63">струнá</text:span></text:p>
          </table:table-cell>
          <table:covered-table-cell/>
          <table:table-cell table:style-name="Dictionary.H119" table:number-columns-spanned="3" office:value-type="string">
            <text:p text:style-name="P4"><text:span text:style-name="T52">І думою одною/ півсну кошлатить ся. І </text:span><text:span text:style-name="T54">дзень-струною</text:span><text:span text:style-name="T52">/ не йде це дивне диво з голови. (П-2:194)</text:span></text:p>
          </table:table-cell>
          <table:covered-table-cell/>
          <table:covered-table-cell/>
        </table:table-row>
        <table:table-row>
          <table:covered-table-cell/>
          <table:table-cell table:style-name="Dictionary.B118" table:number-columns-spanned="5" office:value-type="string">
            <text:h text:style-name="P57" text:outline-level="2">дзень</text:h>
            <text:p text:style-name="P51"><text:a xlink:type="simple" xlink:href="http://www.lingvo.ua/uk/LingvoDictionaries/Details?dictionary=Explanatory%20(Uk-Uk)"><text:span text:style-name="T99">Explanatory (Uk-Uk)</text:span></text:a></text:p>
            <text:p text:style-name="P40">виг.</text:p>
            <text:p text:style-name="P44"><text:span text:style-name="T79">Уживається як присудок за </text:span><text:span text:style-name="T94">знач.</text:span><text:span text:style-name="T79"> </text:span><text:a xlink:type="simple" xlink:href="http://www.lingvo.ua/uk/Translate/uk-uk/дзенькати"><text:span text:style-name="T98">дзенькати</text:span></text:a><text:span text:style-name="T79">.</text:span></text:p>
          </table:table-cell>
          <table:covered-table-cell/>
          <table:covered-table-cell/>
          <table:covered-table-cell/>
          <table:covered-table-cell/>
          <table:table-cell table:style-name="Dictionary.G118" table:number-columns-spanned="4" office:value-type="string">
            <text:h text:style-name="P53" text:outline-level="2"><text:span text:style-name="T111">струн</text:span><text:span text:style-name="T138">а</text:span></text:h>
            <text:p text:style-name="P51"><text:a xlink:type="simple" xlink:href="http://www.lingvo.ua/uk/LingvoDictionaries/Details?dictionary=Explanatory%20(Uk-Uk)"><text:span text:style-name="T99">Explanatory (Uk-Uk)</text:span></text:a></text:p>
            <text:p text:style-name="P31"><text:span text:style-name="T114">-и, </text:span><text:span text:style-name="T115">ж.</text:span></text:p>
            <text:p text:style-name="P31">1) Гнучка, пружна, туго натягнена нитка (металева, жильна і т. ін.) в музичних інструментах, що, коливаючись, створює звуки. || <text:span text:style-name="T144">тільки</text:span><text:span text:style-name="T115">мн.</text:span>, <text:span text:style-name="T115">перен.</text:span> Про звуки якого-небудь музичного інструмента; взагалі про музику, поезію.</text:p>
            <text:p text:style-name="P28"><text:span text:style-name="T73">2) </text:span><text:span text:style-name="T92">перен.</text:span><text:span text:style-name="T73"> Особливість кого-, чого-небудь, риса людини, властивість її характеру.</text:span>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58</text:p>
          </table:table-cell>
          <table:table-cell table:style-name="Dictionary.B119" table:number-columns-spanned="2" office:value-type="string">
            <text:p text:style-name="P22">Дивновзíр</text:p>
          </table:table-cell>
          <table:covered-table-cell/>
          <table:table-cell table:style-name="Dictionary.D119" table:number-columns-spanned="2" office:value-type="string">
            <text:p text:style-name="P4"><text:span text:style-name="T51">-зóру, </text:span><text:span text:style-name="T52">ім., ч., інд.-авт., [8], [1а]</text:span></text:p>
          </table:table-cell>
          <table:covered-table-cell/>
          <table:table-cell table:style-name="Dictionary.F119" table:number-columns-spanned="2" office:value-type="string">
            <text:p text:style-name="P4"><text:span text:style-name="T61">Похідне від </text:span><text:span text:style-name="T63">ди</text:span><text:span text:style-name="T13"></text:span><text:span text:style-name="T63">вний</text:span><text:span text:style-name="T61"> і </text:span><text:span text:style-name="T63">взі</text:span><text:span text:style-name="T13"></text:span><text:span text:style-name="T63">р</text:span></text:p>
          </table:table-cell>
          <table:covered-table-cell/>
          <table:table-cell table:style-name="Dictionary.H119" table:number-columns-spanned="3" office:value-type="string">
            <text:p text:style-name="P4"><text:span text:style-name="T52">Там крила птаства рясно миготіли,/ мережилася зелень </text:span><text:span text:style-name="T54">дивновзором</text:span><text:span text:style-name="T52">,/ а душу вже поймав самодоходжень/ зухвалий холод і зухвалий жах. (П-2:118)</text:span></text:p>
          </table:table-cell>
          <table:covered-table-cell/>
          <table:covered-table-cell/>
        </table:table-row>
        <table:table-row>
          <table:covered-table-cell/>
          <table:table-cell table:style-name="Dictionary.B120" table:number-columns-spanned="5" office:value-type="string">
            <text:h text:style-name="P53" text:outline-level="2"><text:span text:style-name="T111">д</text:span><text:span text:style-name="T138">и</text:span><text:span text:style-name="T111">вний</text:span></text:h>
            <text:p text:style-name="P51"><text:a xlink:type="simple" xlink:href="http://www.lingvo.ua/uk/LingvoDictionaries/Details?dictionary=Explanatory%20(Uk-Uk)"><text:span text:style-name="T99">Explanatory (Uk-Uk)</text:span></text:a></text:p>
            <text:p text:style-name="P38"><text:soft-page-break/>-а, -е.</text:p>
            <text:p text:style-name="P31">1) Який викликає подив. || Незвичайний якими-небудь якостями; чудний, незрозумілий. || Який не має подібних собі; рідкісний, кумедний.</text:p>
            <text:p text:style-name="P31">2) Дуже гарний; чудовий, чарівний.</text:p>
          </table:table-cell>
          <table:covered-table-cell/>
          <table:covered-table-cell/>
          <table:covered-table-cell/>
          <table:covered-table-cell/>
          <table:table-cell table:style-name="Dictionary.G120" table:number-columns-spanned="4" office:value-type="string">
            <text:h text:style-name="P57" text:outline-level="2">взір</text:h>
            <text:p text:style-name="P51"><text:a xlink:type="simple" xlink:href="http://www.lingvo.ua/uk/LingvoDictionaries/Details?dictionary=Explanatory%20(Uk-Uk)"><text:span text:style-name="T99">Explanatory (Uk-Uk)</text:span></text:a></text:p>
            <text:p text:style-name="P31"><text:soft-page-break/><text:span text:style-name="T114">(узір), взору, </text:span><text:span text:style-name="T115">ч.</text:span><text:span text:style-name="T114">, </text:span><text:span text:style-name="T115">рідко</text:span><text:span text:style-name="T114">.</text:span></text:p>
            <text:p text:style-name="P31">1) Зовнішній вигляд кого-, чого-небудь.</text:p>
            <text:p text:style-name="P28"><text:span text:style-name="T73">3) </text:span><text:span text:style-name="T92">діал.</text:span><text:span text:style-name="T73"> Зір, погляд.</text:span>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59</text:p>
          </table:table-cell>
          <table:table-cell table:style-name="Dictionary.B327" table:number-columns-spanned="2" office:value-type="string">
            <text:p text:style-name="P22">Дляння</text:p>
          </table:table-cell>
          <table:covered-table-cell/>
          <table:table-cell table:style-name="Dictionary.D327" table:number-columns-spanned="2" office:value-type="string">
            <text:p text:style-name="P1"><text:span text:style-name="T2">-</text:span><text:span text:style-name="T20">я, </text:span><text:span text:style-name="T22">ім., с., інд.-авт., [1]</text:span></text:p>
          </table:table-cell>
          <table:covered-table-cell/>
          <table:table-cell table:style-name="Dictionary.F327" table:number-columns-spanned="2" office:value-type="string">
            <text:p text:style-name="P17">Похідне від <text:span text:style-name="T112">для</text:span><text:span text:style-name="T3"></text:span><text:span text:style-name="T112">ти</text:span></text:p>
          </table:table-cell>
          <table:covered-table-cell/>
          <table:table-cell table:style-name="Dictionary.H327" table:number-columns-spanned="3" office:value-type="string">
            <text:p text:style-name="P1"><text:span text:style-name="T22">У штольнях ночей вертикальних/ іде схарапуджене </text:span><text:span text:style-name="T26">дляння</text:span><text:span text:style-name="T22">/ всебезруху… (П-1:87)</text:span></text:p>
          </table:table-cell>
          <table:covered-table-cell/>
          <table:covered-table-cell/>
        </table:table-row>
        <table:table-row>
          <table:covered-table-cell/>
          <table:table-cell table:style-name="Dictionary.B122" table:number-columns-spanned="9" office:value-type="string">
            <text:h text:style-name="P53" text:outline-level="2"><text:span text:style-name="T111">дл</text:span><text:span text:style-name="T138">я</text:span><text:span text:style-name="T111">ти</text:span>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4">дляю, дляєш, </text:span><text:span text:style-name="T115">недок.</text:span><text:span text:style-name="T114">, </text:span><text:span text:style-name="T115">розм.</text:span><text:span text:style-name="T114">, </text:span><text:span text:style-name="T115">рідко</text:span><text:span text:style-name="T114">.</text:span></text:p>
            <text:p text:style-name="P30">Не поспішати робити що-небудь; затягувати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60</text:p>
          </table:table-cell>
          <table:table-cell table:style-name="Dictionary.B327" table:number-columns-spanned="2" office:value-type="string">
            <text:p text:style-name="P22">Додóсвіт</text:p>
          </table:table-cell>
          <table:covered-table-cell/>
          <table:table-cell table:style-name="Dictionary.D327" table:number-columns-spanned="2" office:value-type="string">
            <text:p text:style-name="P1"><text:span text:style-name="T20">-у, ім., </text:span><text:span text:style-name="T22">ч., інд.-</text:span><text:span text:style-name="T22">авт., [2]</text:span></text:p>
          </table:table-cell>
          <table:covered-table-cell/>
          <table:table-cell table:style-name="Dictionary.F327" table:number-columns-spanned="2" office:value-type="string">
            <text:p text:style-name="P17">Похідне від <text:span text:style-name="T112">до</text:span><text:span text:style-name="T3"></text:span><text:span text:style-name="T112">світ</text:span></text:p>
          </table:table-cell>
          <table:covered-table-cell/>
          <table:table-cell table:style-name="Dictionary.H327" table:number-columns-spanned="3" office:value-type="string">
            <text:p text:style-name="P1"><text:span text:style-name="T22">Там ще </text:span><text:span text:style-name="T26">додосвіт</text:span><text:span text:style-name="T22">. Смерком облягло/ ледачі верби, сторожкі тополі… (П-2:13)</text:span></text:p>
          </table:table-cell>
          <table:covered-table-cell/>
          <table:covered-table-cell/>
        </table:table-row>
        <table:table-row>
          <table:covered-table-cell/>
          <table:table-cell table:style-name="Dictionary.B124" table:number-columns-spanned="9" office:value-type="string">
            <text:h text:style-name="P53" text:outline-level="2"><text:span text:style-name="T111">д</text:span><text:span text:style-name="T138">о</text:span><text:span text:style-name="T111">світ</text:span>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4">-у, </text:span><text:span text:style-name="T115">ч.</text:span></text:p>
            <text:p text:style-name="P30">Час доби перед сходом сонця, світанком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61</text:p>
          </table:table-cell>
          <table:table-cell table:style-name="Dictionary.B327" table:number-columns-spanned="2" office:value-type="string">
            <text:p text:style-name="P22">Душекрóна</text:p>
          </table:table-cell>
          <table:covered-table-cell/>
          <table:table-cell table:style-name="Dictionary.D327" table:number-columns-spanned="2" office:value-type="string">
            <text:p text:style-name="P1"><text:span text:style-name="T20">-и, </text:span><text:span text:style-name="T22">ім., ж., інд.-авт., [9а]</text:span></text:p>
          </table:table-cell>
          <table:covered-table-cell/>
          <table:table-cell table:style-name="Dictionary.F327" table:number-columns-spanned="2" office:value-type="string">
            <text:p text:style-name="P1"><text:span text:style-name="T21">Похідне від </text:span><text:span text:style-name="T34">душá</text:span><text:span text:style-name="T21"> і </text:span><text:span text:style-name="T34">крóна</text:span></text:p>
          </table:table-cell>
          <table:covered-table-cell/>
          <table:table-cell table:style-name="Dictionary.H327" table:number-columns-spanned="3" office:value-type="string">
            <text:p text:style-name="P1"><text:span text:style-name="T22">Ця розлука душ - / одна загасла, друга спалахнула/ (лиш не твоя, бо смертна павза вже/ обтяла зароділу </text:span><text:span text:style-name="T26">душекрону</text:span><text:span text:style-name="T22">)… (П-1:203)</text:span></text:p>
          </table:table-cell>
          <table:covered-table-cell/>
          <table:covered-table-cell/>
        </table:table-row>
        <table:table-row>
          <table:covered-table-cell/>
          <table:table-cell table:style-name="Dictionary.B126" table:number-columns-spanned="5" office:value-type="string">
            <text:h text:style-name="P53" text:outline-level="2"><text:span text:style-name="T111">душ</text:span><text:span text:style-name="T138">а</text:span>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oft-page-break/><text:span text:style-name="T114">-і, </text:span><text:span text:style-name="T115">ж.</text:span></text:p>
            <text:p text:style-name="P30">1) Внутрішній психічний світ людини з її настроями, переживаннями та почуттями. || За релігійними уявленнями – безсмертна нематеріальна основа в людині, що становить суть її життя, є джерелом психічних явищ і відрізняє її від тварини.</text:p>
            <text:p text:style-name="P30">2) Сукупність рис, якостей, властивих певній особі. || Людина як носій тих чи інших рис, якостей. || Почуття, натхнення, енергія. || Про людину з прекрасними рисами характеру.</text:p>
          </table:table-cell>
          <table:covered-table-cell/>
          <table:covered-table-cell/>
          <table:covered-table-cell/>
          <table:covered-table-cell/>
          <table:table-cell table:style-name="Dictionary.G126" table:number-columns-spanned="4" office:value-type="string">
            <text:h text:style-name="P53" text:outline-level="2"><text:span text:style-name="T111">кр</text:span><text:span text:style-name="T138">о</text:span><text:span text:style-name="T111">на</text:span>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oft-page-break/><text:span text:style-name="T111">I </text:span><text:span text:style-name="T114">-и, </text:span><text:span text:style-name="T115">ж.</text:span></text:p>
            <text:p text:style-name="P30">Верхня частина дерева, що являє собою сукупність його гілок.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62</text:p>
          </table:table-cell>
          <table:table-cell table:style-name="Dictionary.B327" table:number-columns-spanned="2" office:value-type="string">
            <text:p text:style-name="P22">Живоднí</text:p>
          </table:table-cell>
          <table:covered-table-cell/>
          <table:table-cell table:style-name="Dictionary.D327" table:number-columns-spanned="2" office:value-type="string">
            <text:p text:style-name="P1"><text:span text:style-name="T20">-íв, </text:span><text:span text:style-name="T22">ім., мн., інд.-авт., [8]</text:span></text:p>
          </table:table-cell>
          <table:covered-table-cell/>
          <table:table-cell table:style-name="Dictionary.F327" table:number-columns-spanned="2" office:value-type="string">
            <text:p text:style-name="P1"><text:span text:style-name="T21">Похідне від </text:span><text:span text:style-name="T34">живий</text:span><text:span text:style-name="T21"> і </text:span><text:span text:style-name="T34">дні</text:span></text:p>
          </table:table-cell>
          <table:covered-table-cell/>
          <table:table-cell table:style-name="Dictionary.H327" table:number-columns-spanned="3" office:value-type="string">
            <text:p text:style-name="P1"><text:span text:style-name="T22">Коли протліла згага </text:span><text:span text:style-name="T26">живоднів</text:span><text:span text:style-name="T22">/ ураз попустить серце, ніби напад/ нагальної недуги, в смертний запад,/ у феєричні полиски жалів. (П-1:62)</text:span></text:p>
          </table:table-cell>
          <table:covered-table-cell/>
          <table:covered-table-cell/>
        </table:table-row>
        <table:table-row>
          <table:covered-table-cell/>
          <table:table-cell table:style-name="Dictionary.B128" table:number-columns-spanned="5" office:value-type="string">
            <text:h text:style-name="P53" text:outline-level="2"><text:span text:style-name="T111">жив</text:span><text:span text:style-name="T138">и</text:span><text:span text:style-name="T111">й</text:span>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7">-а, -е.</text:p>
            <text:p text:style-name="P24"><text:span text:style-name="T73">1) Який існує, здійснює обмін речовин із зовнішнім середовищем, здатний рости, розмножуватися; </text:span><text:span text:style-name="T92">прот.</text:span><text:span text:style-name="T73"> мертвий. || Який є невід'ємною ознакою істоти, що живе, існує. || </text:span><text:span text:style-name="T92">у знач.</text:span><text:span text:style-name="T73"> </text:span><text:span text:style-name="T92">ім.</text:span><text:span text:style-name="T73"> жив</text:span><text:span text:style-name="T105">е</text:span><text:span text:style-name="T73">, -в</text:span><text:span text:style-name="T105">о</text:span><text:span text:style-name="T73">го, </text:span><text:span text:style-name="T92">с.</text:span><text:span text:style-name="T73"> Все, що виявляє ознаки </text:span><text:span text:style-name="T73">життя, що живе, існує. || Якого створюють рослини, тварини, люди.</text:span></text:p>
          </table:table-cell>
          <table:covered-table-cell/>
          <table:covered-table-cell/>
          <table:covered-table-cell/>
          <table:covered-table-cell/>
          <table:table-cell table:style-name="Dictionary.G128" table:number-columns-spanned="4" office:value-type="string">
            <text:h text:style-name="P64" text:outline-level="2">день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45"><text:span text:style-name="T114">дня, </text:span><text:span text:style-name="T115">ч.</text:span></text:p>
            <text:p text:style-name="P45">1) Частина доби від сходу до заходу сонця, від ранку до вечора. || Про денне світло.</text:p>
            <text:p text:style-name="P47"><text:span text:style-name="T79">4) </text:span><text:span text:style-name="T82">тільки </text:span><text:span text:style-name="T94">мн.</text:span><text:span text:style-name="T79">, </text:span><text:span text:style-name="T82">чого</text:span><text:span text:style-name="T79">, </text:span><text:span text:style-name="T82">які</text:span><text:span text:style-name="T79">. Час, період у житті людини, народу. || </text:span><text:span text:style-name="T82">чиї</text:span><text:span text:style-name="T79">. Життя.</text:span>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63</text:p>
          </table:table-cell>
          <table:table-cell table:style-name="Dictionary.B327" table:number-columns-spanned="2" office:value-type="string">
            <text:p text:style-name="P22">Життєсмéрть</text:p>
          </table:table-cell>
          <table:covered-table-cell/>
          <table:table-cell table:style-name="Dictionary.D327" table:number-columns-spanned="2" office:value-type="string">
            <text:p text:style-name="P1"><text:span text:style-name="T20">-і, </text:span><text:span text:style-name="T22">ім., ж., інд.-авт., [8]</text:span></text:p>
          </table:table-cell>
          <table:covered-table-cell/>
          <table:table-cell table:style-name="Dictionary.F327" table:number-columns-spanned="2" office:value-type="string">
            <text:p text:style-name="P1"><text:span text:style-name="T21">Похідне від </text:span><text:span text:style-name="T34">життя</text:span><text:span text:style-name="T21"> і </text:span><text:span text:style-name="T34">сме</text:span><text:span text:style-name="T1"></text:span><text:span text:style-name="T34">рть</text:span></text:p>
          </table:table-cell>
          <table:covered-table-cell/>
          <table:table-cell table:style-name="Dictionary.H327" table:number-columns-spanned="3" office:value-type="string">
            <text:p text:style-name="P1"><text:span text:style-name="T22">Сховати ся од долі – не судилось./ Ударив грім – і зразу шкереберть/ пішло життя. І ость ти – все, що снилось,/ як смертеіснування й </text:span><text:span text:style-name="T26">життєсмерть</text:span><text:span text:style-name="T22">. (П-1:83)</text:span></text:p>
          </table:table-cell>
          <table:covered-table-cell/>
          <table:covered-table-cell/>
        </table:table-row>
        <table:table-row>
          <table:covered-table-cell/>
          <table:table-cell table:style-name="Dictionary.B130" table:number-columns-spanned="5" office:value-type="string">
            <text:h text:style-name="P53" text:outline-level="2"><text:span text:style-name="T111">житт</text:span><text:span text:style-name="T138">я</text:span>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4">-я, </text:span><text:span text:style-name="T115">с.</text:span></text:p>
            <text:p text:style-name="P30">1) Вища форма існування матерії, найхарактернішими рисами якої є обмін речовин, самооновлення, самовідтворення. || Існування всього живого; <text:span text:style-name="T115">прот.</text:span> смерть.</text:p>
            <text:p text:style-name="P30">2) Стан живого організму в стадії розвитку, зросту.</text:p>
            <text:p text:style-name="P30">3) Період існування кого-небудь; вік. || Все <text:soft-page-break/>пережите, зроблене людиною за час її існування; біографія.</text:p>
            <text:p text:style-name="P30">4) Спосіб існування кого-небудь.</text:p>
          </table:table-cell>
          <table:covered-table-cell/>
          <table:covered-table-cell/>
          <table:covered-table-cell/>
          <table:covered-table-cell/>
          <table:table-cell table:style-name="Dictionary.G130" table:number-columns-spanned="4" office:value-type="string">
            <text:h text:style-name="P57" text:outline-level="2">смерть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4">-і, </text:span><text:span text:style-name="T115">ж.</text:span></text:p>
            <text:p text:style-name="P30">1) Припинення життєдіяльності організму і загибель його; припинення біологічного обміну речовин в організмі або його частині.<text:span text:style-name="T144">Фізіологічна смерть</text:span>.</text:p>
            <text:p text:style-name="P43"><text:span text:style-name="T79">2) Припинення існування людини, тварини; </text:span><text:span text:style-name="T94">прот.</text:span><text:span text:style-name="T79"> життя; кончина, скін. || Те саме, що См</text:span><text:span text:style-name="T102">е</text:span><text:span text:style-name="T79">ртна к</text:span><text:span text:style-name="T102">а</text:span><text:span text:style-name="T79">ра (</text:span><text:span text:style-name="T94">див.</text:span><text:span text:style-name="T79"> </text:span><text:a xlink:type="simple" xlink:href="http://www.lingvo.ua/uk/Translate/uk-uk/смертний"><text:span text:style-name="T98">смертний</text:span></text:a><text:span text:style-name="T79">). || </text:span><text:span text:style-name="T82">кому</text:span><text:span text:style-name="T79">. </text:span><text:soft-page-break/><text:span text:style-name="T79">Уживається як заклик до помсти, відплати. || Персоніфікація кончини – людський скелет, звичайно з косою. || </text:span><text:span text:style-name="T94">перен.</text:span><text:span text:style-name="T79"> Загибель, припинення існування чого-небудь. || </text:span><text:span text:style-name="T94">перен.</text:span><text:span text:style-name="T79"> Занепад чого-небудь.</text:span>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64</text:p>
          </table:table-cell>
          <table:table-cell table:style-name="Dictionary.B327" table:number-columns-spanned="2" office:value-type="string">
            <text:p text:style-name="P22">Життєтóки</text:p>
          </table:table-cell>
          <table:covered-table-cell/>
          <table:table-cell table:style-name="Dictionary.D327" table:number-columns-spanned="2" office:value-type="string">
            <text:p text:style-name="P1"><text:span text:style-name="T20">-ів, </text:span><text:span text:style-name="T22">ім., мн., інд.-авт., [8]</text:span></text:p>
          </table:table-cell>
          <table:covered-table-cell/>
          <table:table-cell table:style-name="Dictionary.F327" table:number-columns-spanned="2" office:value-type="string">
            <text:p text:style-name="P1"><text:span text:style-name="T21">Похідне від </text:span><text:span text:style-name="T34">життя</text:span><text:span text:style-name="T21"> і </text:span><text:span text:style-name="T34">тóки</text:span></text:p>
          </table:table-cell>
          <table:covered-table-cell/>
          <table:table-cell table:style-name="Dictionary.H327" table:number-columns-spanned="3" office:value-type="string">
            <text:p text:style-name="P1"><text:span text:style-name="T22">Нарешті збір, нарешті збір померлих днів і років,/ мов ґрати чорних спроневір і ярих </text:span><text:span text:style-name="T26">життєтоків</text:span><text:span text:style-name="T22">… (П-2:131)</text:span></text:p>
          </table:table-cell>
          <table:covered-table-cell/>
          <table:covered-table-cell/>
        </table:table-row>
        <table:table-row>
          <table:covered-table-cell/>
          <table:table-cell table:style-name="Dictionary.B132" table:number-columns-spanned="5" office:value-type="string">
            <text:p text:style-name="P4"><text:span text:style-name="T63">життя</text:span><text:span text:style-name="T61"> (див 63)</text:span></text:p>
          </table:table-cell>
          <table:covered-table-cell/>
          <table:covered-table-cell/>
          <table:covered-table-cell/>
          <table:covered-table-cell/>
          <table:table-cell table:style-name="Dictionary.G132" table:number-columns-spanned="4" office:value-type="string">
            <text:h text:style-name="P57" text:outline-level="2">тік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4">току, </text:span><text:span text:style-name="T115">ч.</text:span></text:p>
            <text:p text:style-name="P30">1) Розчищене місце, спеціально підготовлений майданчик надворі або в приміщенні для молотьби, очищення і просушування зерна.</text:p>
            <text:p text:style-name="P30">2) Скирти, стіжки, ожереди і т. ін., що стоять на такому місці.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65</text:p>
          </table:table-cell>
          <table:table-cell table:style-name="Dictionary.B327" table:number-columns-spanned="2" office:value-type="string">
            <text:p text:style-name="P22">За-світи</text:p>
          </table:table-cell>
          <table:covered-table-cell/>
          <table:table-cell table:style-name="Dictionary.D327" table:number-columns-spanned="2" office:value-type="string">
            <text:p text:style-name="P1"><text:span text:style-name="T20">-ів, </text:span><text:span text:style-name="T22">ім., мн. інд.-</text:span><text:span text:style-name="T22">авт., [9]</text:span></text:p>
          </table:table-cell>
          <table:covered-table-cell/>
          <table:table-cell table:style-name="Dictionary.F327" table:number-columns-spanned="2" office:value-type="string">
            <text:p text:style-name="P1"><text:span text:style-name="T21">Похідне від </text:span><text:span text:style-name="T34">за</text:span><text:span text:style-name="T21"> і </text:span><text:span text:style-name="T34">світи</text:span></text:p>
          </table:table-cell>
          <table:covered-table-cell/>
          <table:table-cell table:style-name="Dictionary.H327" table:number-columns-spanned="3" office:value-type="string">
            <text:p text:style-name="P1"><text:span text:style-name="T22">І не держу надії в бозі,/ коли пірвався в </text:span><text:span text:style-name="T26">за-світи</text:span><text:span text:style-name="T22">. (П-2:195)</text:span></text:p>
          </table:table-cell>
          <table:covered-table-cell/>
          <table:covered-table-cell/>
        </table:table-row>
        <table:table-row>
          <table:covered-table-cell/>
          <table:table-cell table:style-name="Dictionary.B134" table:number-columns-spanned="5" office:value-type="string">
            <text:h text:style-name="P57" text:outline-level="2">за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1">I </text:span><text:span text:style-name="T115">прийм.</text:span><text:span text:style-name="T114">, </text:span><text:span text:style-name="T115">з род.</text:span><text:span text:style-name="T114">, </text:span><text:span text:style-name="T115">знах.</text:span> <text:span text:style-name="T115">і оруд.</text:span> <text:span text:style-name="T115">відмінками</text:span><text:span text:style-name="T114">. Сполучення з </text:span><text:span text:style-name="T115">прийм.</text:span> <text:span text:style-name="T114">за виражають: Просторові відношення:</text:span></text:p>
            <text:p text:style-name="P24"><text:span text:style-name="T73">1) </text:span><text:span text:style-name="T78">із </text:span><text:span text:style-name="T92">знах.</text:span><text:span text:style-name="T73"> </text:span><text:span text:style-name="T78">і </text:span><text:span text:style-name="T92">оруд. в.</text:span><text:span text:style-name="T73"> Вказує на предмет, місце і т. ін.: а) за межі яких спрямовані дія, рух (</text:span><text:span text:style-name="T92">знах. в.</text:span><text:span text:style-name="T73">); б) позад, по той бік яких хто-, що-небудь знаходиться, міститься, перебуває або щось відбувається (</text:span><text:span text:style-name="T92">оруд. в.</text:span><text:span text:style-name="T73">). || </text:span><text:span text:style-name="T93">У </text:span><text:span text:style-name="T92">сполуч.</text:span><text:span text:style-name="T73"> зі </text:span><text:span text:style-name="T92">сл.</text:span><text:span text:style-name="T73"> сідати (сидіти, сісти), стояти (стати) і т. ін. вказує на предмет, біля якого хто-небудь розташовується, щоб виконати певну дію, або хтось знаходиться, виконуючи що-небудь.</text:span></text:p>
          </table:table-cell>
          <table:covered-table-cell/>
          <table:covered-table-cell/>
          <table:covered-table-cell/>
          <table:covered-table-cell/>
          <table:table-cell table:style-name="Dictionary.G134" table:number-columns-spanned="4" office:value-type="string">
            <text:h text:style-name="P57" text:outline-level="2">світ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1">II </text:span><text:span text:style-name="T114">-у </text:span><text:span text:style-name="T115">і заст.</text:span> <text:span text:style-name="T114">-а, </text:span><text:span text:style-name="T115">ч.</text:span></text:p>
            <text:p text:style-name="P30">1) Сукупність усіх форм матерії як єдине ціле; всесвіт. <text:span text:style-name="T144">Геоцентрична система світу</text:span>.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66</text:p>
          </table:table-cell>
          <table:table-cell table:style-name="Dictionary.B327" table:number-columns-spanned="2" office:value-type="string">
            <text:p text:style-name="P22">Зимносхíд</text:p>
          </table:table-cell>
          <table:covered-table-cell/>
          <table:table-cell table:style-name="Dictionary.D327" table:number-columns-spanned="2" office:value-type="string">
            <text:p text:style-name="P1"><text:span text:style-name="T20">-у, </text:span><text:span text:style-name="T22">ім., ч., </text:span><text:soft-page-break/><text:span text:style-name="T22">інд.-авт., [8], [1а]</text:span></text:p>
          </table:table-cell>
          <table:covered-table-cell/>
          <table:table-cell table:style-name="Dictionary.F327" table:number-columns-spanned="2" office:value-type="string">
            <text:p text:style-name="P1"><text:span text:style-name="T21">Похідне від </text:span><text:span text:style-name="T34">зи</text:span><text:span text:style-name="T1"></text:span><text:span text:style-name="T34">мно</text:span><text:span text:style-name="T21"> і </text:span><text:soft-page-break/><text:span text:style-name="T34">схо</text:span><text:span text:style-name="T1"></text:span><text:span text:style-name="T34">дити</text:span></text:p>
          </table:table-cell>
          <table:covered-table-cell/>
          <table:table-cell table:style-name="Dictionary.H327" table:number-columns-spanned="3" office:value-type="string">
            <text:p text:style-name="P1"><text:span text:style-name="T22">Довкруги - / лише вітри з шпаркого </text:span><text:span text:style-name="T26">зимносходу</text:span><text:span text:style-name="T22">. (П-1:173)</text:span></text:p>
          </table:table-cell>
          <table:covered-table-cell/>
          <table:covered-table-cell/>
        </table:table-row>
        <table:table-row>
          <table:covered-table-cell/>
          <table:table-cell table:style-name="Dictionary.B136" table:number-columns-spanned="5" office:value-type="string">
            <text:h text:style-name="P53" text:outline-level="2"><text:span text:style-name="T111">з</text:span><text:span text:style-name="T138">и</text:span><text:span text:style-name="T111">мно</text:span>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1">I </text:span><text:span text:style-name="T115">розм.</text:span></text:p>
            <text:p text:style-name="P43"><text:span text:style-name="T79">1) Присл. до </text:span><text:a xlink:type="simple" xlink:href="http://www.lingvo.ua/uk/Translate/uk-uk/зимний"><text:span text:style-name="T98">зимний</text:span></text:a></text:p>
          </table:table-cell>
          <table:covered-table-cell/>
          <table:covered-table-cell/>
          <table:covered-table-cell/>
          <table:covered-table-cell/>
          <table:table-cell table:style-name="Dictionary.G136" table:number-columns-spanned="4" office:value-type="string">
            <text:h text:style-name="P57" text:outline-level="2">сходити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1">I </text:span><text:span text:style-name="T114">схо</text:span><text:span text:style-name="T19"></text:span><text:span text:style-name="T114">дити</text:span></text:p>
            <text:p text:style-name="P30"><text:span text:style-name="T115">і рідше </text:span><text:span text:style-name="T114">зіходити, -джу, -диш, </text:span><text:span text:style-name="T115">недок.</text:span><text:span text:style-name="T114">, зійти, зійду, зійдеш, </text:span><text:span text:style-name="T115">док.</text:span></text:p>
            <text:p text:style-name="P24"><text:span text:style-name="T73">3) </text:span><text:span text:style-name="T92">перен.</text:span><text:span text:style-name="T73"> Наближатися, поширюючись, ніби опускаючись (про вечір, сутінки і т. ін.). || </text:span><text:span text:style-name="T78">на кого </text:span><text:span text:style-name="T73">– </text:span><text:span text:style-name="T78">що</text:span><text:span text:style-name="T73">, </text:span><text:span text:style-name="T92">розм.</text:span><text:span text:style-name="T73"> </text:span><text:span text:style-name="T78">кому до чого</text:span><text:span text:style-name="T73">, </text:span><text:span text:style-name="T92">книжн.</text:span><text:span text:style-name="T73">Охоплювати кого-небудь, оволодівати кимсь (про почуття, стан і т. ін.).</text:span>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67</text:p>
          </table:table-cell>
          <table:table-cell table:style-name="Dictionary.B327" table:number-columns-spanned="2" office:value-type="string">
            <text:p text:style-name="P22">Знеголоснíлий</text:p>
          </table:table-cell>
          <table:covered-table-cell/>
          <table:table-cell table:style-name="Dictionary.D327" table:number-columns-spanned="2" office:value-type="string">
            <text:p text:style-name="P1"><text:span text:style-name="T20">-а, -е, </text:span><text:span text:style-name="T23">прикм., </text:span><text:span text:style-name="T22">інд.-авт., [1]</text:span></text:p>
          </table:table-cell>
          <table:covered-table-cell/>
          <table:table-cell table:style-name="Dictionary.F327" table:number-columns-spanned="2" office:value-type="string">
            <text:p text:style-name="P1"><text:span text:style-name="T21">Похідне від </text:span><text:span text:style-name="T34">знеголосніти </text:span><text:span text:style-name="T36"><text:s/>— позбавитися голосу</text:span></text:p>
          </table:table-cell>
          <table:covered-table-cell/>
          <table:table-cell table:style-name="Dictionary.H327" table:number-columns-spanned="3" office:value-type="string">
            <text:p text:style-name="P1"><text:span text:style-name="T22">…це кождочасне поривання в смерть ,/ щоб з неї виринати в знавіснілий/ хрипкий чи геть </text:span><text:span text:style-name="T26">знеголоснілий</text:span><text:span text:style-name="T22"> крик. (П-1:121)</text:span></text:p>
          </table:table-cell>
          <table:covered-table-cell/>
          <table:covered-table-cell/>
        </table:table-row>
        <table:table-row>
          <table:covered-table-cell/>
          <table:table-cell table:style-name="Dictionary.B138" table:number-columns-spanned="9" office:value-type="string">
            <text:p text:style-name="P4"><text:span text:style-name="T63">Знеголосніти </text:span><text:span text:style-name="T69">(не подано у словнику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68</text:p>
          </table:table-cell>
          <table:table-cell table:style-name="Dictionary.B327" table:number-columns-spanned="2" office:value-type="string">
            <text:p text:style-name="P22">Золотокíнва</text:p>
          </table:table-cell>
          <table:covered-table-cell/>
          <table:table-cell table:style-name="Dictionary.D327" table:number-columns-spanned="2" office:value-type="string">
            <text:p text:style-name="P1"><text:span text:style-name="T20">-и, </text:span><text:span text:style-name="T22">ім., ж., інд.-авт., [8]</text:span></text:p>
          </table:table-cell>
          <table:covered-table-cell/>
          <table:table-cell table:style-name="Dictionary.F327" table:number-columns-spanned="2" office:value-type="string">
            <text:p text:style-name="P1"><text:span text:style-name="T21">Похідне від </text:span><text:span text:style-name="T34">золотий</text:span><text:span text:style-name="T21"> і </text:span><text:span text:style-name="T34">кíнва</text:span></text:p>
          </table:table-cell>
          <table:covered-table-cell/>
          <table:table-cell table:style-name="Dictionary.H327" table:number-columns-spanned="3" office:value-type="string">
            <text:p text:style-name="P1"><text:span text:style-name="T26">Золотокінва</text:span><text:span text:style-name="T22"> – пади-но,/ спади з лиця в глиб-синь-серця. (П-2:191)</text:span></text:p>
          </table:table-cell>
          <table:covered-table-cell/>
          <table:covered-table-cell/>
        </table:table-row>
        <table:table-row>
          <table:covered-table-cell/>
          <table:table-cell table:style-name="Dictionary.B140" table:number-columns-spanned="5" office:value-type="string">
            <text:h text:style-name="P53" text:outline-level="2"><text:span text:style-name="T111">золот</text:span><text:span text:style-name="T138">и</text:span><text:span text:style-name="T111">й</text:span>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7">-а, -е.</text:p>
            <text:p text:style-name="P30">4) Який своїм кольором нагадує золото; блискучо-жовтий, оранжевий.<text:span text:style-name="T144">Золота осінь</text:span>. <text:span text:style-name="T144">Золота рибка</text:span>.</text:p>
            <text:p text:style-name="P30">5) <text:span text:style-name="T115">перен.</text:span> Дуже цінний, вартий поваги (про людину, її характер і т. ін.). <text:span text:style-name="T144">Золоте серце</text:span>. <text:span text:style-name="T144">Золоті руки</text:span>.</text:p>
            <text:p text:style-name="P30">6) <text:span text:style-name="T115">перен.</text:span> Який дає людям радість, щастя; прекрасний, щасливий.<text:span text:style-name="T144">Золоте дитинство</text:span>.</text:p>
            <text:p text:style-name="P24"><text:soft-page-break/><text:span text:style-name="T73">7) </text:span><text:span text:style-name="T92">перен.</text:span><text:span text:style-name="T73"> Дорогий, любий (у </text:span><text:span text:style-name="T92">пестл.</text:span><text:span text:style-name="T73"> звертанні до кого-небудь).</text:span></text:p>
          </table:table-cell>
          <table:covered-table-cell/>
          <table:covered-table-cell/>
          <table:covered-table-cell/>
          <table:covered-table-cell/>
          <table:table-cell table:style-name="Dictionary.G140" table:number-columns-spanned="4" office:value-type="string">
            <text:h text:style-name="P57" text:outline-level="2">кінва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1">II </text:span><text:span text:style-name="T114">кінва</text:span><text:span text:style-name="T117"></text:span></text:p>
            <text:p text:style-name="P30"><text:span text:style-name="T114">-и, </text:span><text:span text:style-name="T115">ж.</text:span><text:span text:style-name="T114">, </text:span><text:span text:style-name="T115">розм.</text:span></text:p>
            <text:p text:style-name="P43"><text:span text:style-name="T79">Збірн. до </text:span><text:a xlink:type="simple" xlink:href="http://www.lingvo.ua/uk/Translate/uk-uk/кінь">кінь</text:a><text:span text:style-name="T98">.</text:span>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69</text:p>
          </table:table-cell>
          <table:table-cell table:style-name="Dictionary.B327" table:number-columns-spanned="2" office:value-type="string">
            <text:p text:style-name="P4"><text:span text:style-name="T62">З-</text:span><text:span text:style-name="T12">понадсвíтній</text:span></text:p>
          </table:table-cell>
          <table:covered-table-cell/>
          <table:table-cell table:style-name="Dictionary.D327" table:number-columns-spanned="2" office:value-type="string">
            <text:p text:style-name="P1"><text:span text:style-name="T20">-я, -є, </text:span><text:span text:style-name="T23">прикм., </text:span><text:span text:style-name="T22">інд.-авт., [9а]</text:span></text:p>
          </table:table-cell>
          <table:covered-table-cell/>
          <table:table-cell table:style-name="Dictionary.F327" table:number-columns-spanned="2" office:value-type="string">
            <text:p text:style-name="P1"><text:span text:style-name="T21">Похідне від </text:span><text:span text:style-name="T34">з</text:span><text:span text:style-name="T36">-</text:span><text:span text:style-name="T34">понад</text:span><text:span text:style-name="T21"> і </text:span><text:span text:style-name="T34">світ</text:span></text:p>
          </table:table-cell>
          <table:covered-table-cell/>
          <table:table-cell table:style-name="Dictionary.H327" table:number-columns-spanned="3" office:value-type="string">
            <text:p text:style-name="P1"><text:span text:style-name="T22">…аж сіла зірка на дроту й щебече/ і сяє горлом – </text:span><text:span text:style-name="T26">з-понадсвітній</text:span><text:span text:style-name="T22"> спів. (П-2:120)</text:span></text:p>
          </table:table-cell>
          <table:covered-table-cell/>
          <table:covered-table-cell/>
        </table:table-row>
        <table:table-row>
          <table:covered-table-cell/>
          <table:table-cell table:style-name="Dictionary.B142" table:number-columns-spanned="5" office:value-type="string">
            <text:h text:style-name="P53" text:outline-level="2"><text:span text:style-name="T111">з-п</text:span><text:span text:style-name="T138">о</text:span><text:span text:style-name="T111">над</text:span>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5">прийм.</text:span><text:span text:style-name="T114">, </text:span><text:span text:style-name="T115">з род. в.</text:span></text:p>
            <text:p text:style-name="P24"><text:span text:style-name="T73">Вказує на предмет, через верхній край якого спрямовано дію, рух. || Вказує на предмет, місце, у безпосередній близькості від якого починається </text:span><text:span text:style-name="T73">якась дія.</text:span></text:p>
          </table:table-cell>
          <table:covered-table-cell/>
          <table:covered-table-cell/>
          <table:covered-table-cell/>
          <table:covered-table-cell/>
          <table:table-cell table:style-name="Dictionary.G142" table:number-columns-spanned="4" office:value-type="string">
            <text:p text:style-name="P3"><text:span text:style-name="T112">Світ</text:span> (див. 65)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70</text:p>
          </table:table-cell>
          <table:table-cell table:style-name="Dictionary.B327" table:number-columns-spanned="2" office:value-type="string">
            <text:p text:style-name="P22">Іспередлíт</text:p>
          </table:table-cell>
          <table:covered-table-cell/>
          <table:table-cell table:style-name="Dictionary.D327" table:number-columns-spanned="2" office:value-type="string">
            <text:p text:style-name="P12">присл., інд.-авт., [8]</text:p>
          </table:table-cell>
          <table:covered-table-cell/>
          <table:table-cell table:style-name="Dictionary.F327" table:number-columns-spanned="2" office:value-type="string">
            <text:p text:style-name="P14">Похідне від <text:span text:style-name="T112">спе</text:span><text:span text:style-name="T113"></text:span><text:span text:style-name="T112">ред</text:span> і <text:span text:style-name="T112">літ</text:span>. Те саме, що <text:span text:style-name="T112">справікі</text:span><text:span text:style-name="T113"></text:span><text:span text:style-name="T112">в</text:span></text:p>
          </table:table-cell>
          <table:covered-table-cell/>
          <table:table-cell table:style-name="Dictionary.H327" table:number-columns-spanned="3" office:value-type="string">
            <text:p text:style-name="P1"><text:span text:style-name="T22">Ось твоя подоба/ подвижництво людське – </text:span><text:span text:style-name="T26">іспередліт</text:span><text:span text:style-name="T22">. (П-2:158)</text:span></text:p>
          </table:table-cell>
          <table:covered-table-cell/>
          <table:covered-table-cell/>
        </table:table-row>
        <table:table-row>
          <table:covered-table-cell/>
          <table:table-cell table:style-name="Dictionary.B144" table:number-columns-spanned="5" office:value-type="string">
            <text:h text:style-name="P56" text:outline-level="2"><text:span text:style-name="T65">сп</text:span><text:span text:style-name="T141">е</text:span><text:span text:style-name="T65">реду</text:span>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3) <text:span text:style-name="T115">присл.</text:span>, <text:span text:style-name="T144">рідко</text:span>. Раніше, в минулому; перед цим.</text:p>
            <text:p text:style-name="P29"><text:span text:style-name="T71">4) </text:span><text:span text:style-name="T91">прийм.</text:span><text:span text:style-name="T71">, </text:span><text:span text:style-name="T77">з </text:span><text:span text:style-name="T91">род. в.</text:span><text:span text:style-name="T71"> Уживається для означення місця перед ким-, чим-небудь; на передньому боці чогось.</text:span></text:p>
          </table:table-cell>
          <table:covered-table-cell/>
          <table:covered-table-cell/>
          <table:covered-table-cell/>
          <table:covered-table-cell/>
          <table:table-cell table:style-name="Dictionary.G144" table:number-columns-spanned="4" office:value-type="string">
            <text:h text:style-name="P53" text:outline-level="2"><text:span text:style-name="T111">літ</text:span><text:span text:style-name="T138">а</text:span>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4">літ, </text:span><text:span text:style-name="T115">мн.</text:span></text:p>
            <text:p text:style-name="P34">1) Період часу в кілька років; роки.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71</text:p>
          </table:table-cell>
          <table:table-cell table:style-name="Dictionary.B327" table:number-columns-spanned="2" office:value-type="string">
            <text:p text:style-name="P22">Крайóкрай</text:p>
          </table:table-cell>
          <table:covered-table-cell/>
          <table:table-cell table:style-name="Dictionary.D327" table:number-columns-spanned="2" office:value-type="string">
            <text:p text:style-name="P1"><text:span text:style-name="T20">крайóкраю, </text:span><text:span text:style-name="T22">ім., ч., інд.-авт., [8]</text:span></text:p>
          </table:table-cell>
          <table:covered-table-cell/>
          <table:table-cell table:style-name="Dictionary.F327" table:number-columns-spanned="2" office:value-type="string">
            <text:p text:style-name="P1"><text:span text:style-name="T21">Похідне від </text:span><text:span text:style-name="T34">край</text:span><text:span text:style-name="T21"> і </text:span><text:span text:style-name="T34">край</text:span></text:p>
          </table:table-cell>
          <table:covered-table-cell/>
          <table:table-cell table:style-name="Dictionary.H327" table:number-columns-spanned="3" office:value-type="string">
            <text:p text:style-name="P1"><text:span text:style-name="T22">З </text:span><text:span text:style-name="T26">крайокраю</text:span><text:span text:style-name="T22">, з цієї високості,/ пади, згорнувши крила, до долин… (П-1:40); Єси ти за </text:span><text:span text:style-name="T26">крайокраєм</text:span><text:span text:style-name="T22">, чаїшся/ од мого неоговтаного погляду… (П-1:91)</text:span></text:p>
          </table:table-cell>
          <table:covered-table-cell/>
          <table:covered-table-cell/>
        </table:table-row>
        <table:table-row>
          <table:covered-table-cell/>
          <table:table-cell table:style-name="Dictionary.B146" table:number-columns-spanned="9" office:value-type="string">
            <text:h text:style-name="P57" text:outline-level="2">край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1">I </text:span><text:span text:style-name="T114">-ю, </text:span><text:span text:style-name="T115">ч.</text:span></text:p>
            <text:p text:style-name="P43"><text:soft-page-break/><text:span text:style-name="T79">1) Лінія, що обмежує поверхню чого-небудь, а також те, що прилягає до цієї лінії; кінець (</text:span><text:span text:style-name="T94">див.</text:span><text:span text:style-name="T79"> </text:span><text:a xlink:type="simple" xlink:href="http://www.lingvo.ua/uk/Translate/uk-uk/кінець"><text:span text:style-name="T98">кінець</text:span></text:a><text:span text:style-name="T79"> I 1)). || Верхній зріз стінок посудини, яких-небудь заглиблень і т. ін. || Найвіддаленіша від центру частина якої-небудь місцевості; околиця.</text:span></text:p>
            <text:p text:style-name="P30"><text:span text:style-name="T111">II </text:span><text:span text:style-name="T115">прийм.</text:span> <text:span text:style-name="T115">з род. в.</text:span></text:p>
            <text:p text:style-name="P30">Указує на місцезнаходження предмета поблизу іншого; біля, коло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72</text:p>
          </table:table-cell>
          <table:table-cell table:style-name="Dictionary.B327" table:number-columns-spanned="2" office:value-type="string">
            <text:p text:style-name="P22">Крайсебé</text:p>
          </table:table-cell>
          <table:covered-table-cell/>
          <table:table-cell table:style-name="Dictionary.D327" table:number-columns-spanned="2" office:value-type="string">
            <text:p text:style-name="P1"><text:span text:style-name="T23">присл., </text:span><text:span text:style-name="T22">інд.-авт., [11]</text:span></text:p>
          </table:table-cell>
          <table:covered-table-cell/>
          <table:table-cell table:style-name="Dictionary.F327" table:number-columns-spanned="2" office:value-type="string">
            <text:p text:style-name="P1"><text:span text:style-name="T21">Похідне від </text:span><text:span text:style-name="T34">край</text:span><text:span text:style-name="T21"> і </text:span><text:span text:style-name="T34">себé</text:span></text:p>
          </table:table-cell>
          <table:covered-table-cell/>
          <table:table-cell table:style-name="Dictionary.H327" table:number-columns-spanned="3" office:value-type="string">
            <text:p text:style-name="P1"><text:span text:style-name="T22">І не зайти за дальні далечі./ І за </text:span><text:span text:style-name="T26">крайсебе</text:span><text:span text:style-name="T22"> не зайти. (П-1:96)</text:span></text:p>
          </table:table-cell>
          <table:covered-table-cell/>
          <table:covered-table-cell/>
        </table:table-row>
        <table:table-row>
          <table:covered-table-cell/>
          <table:table-cell table:style-name="Dictionary.B148" table:number-columns-spanned="5" office:value-type="string">
            <text:p text:style-name="P4"><text:span text:style-name="T63">Край </text:span><text:span text:style-name="T69">(див. 71)</text:span></text:p>
          </table:table-cell>
          <table:covered-table-cell/>
          <table:covered-table-cell/>
          <table:covered-table-cell/>
          <table:covered-table-cell/>
          <table:table-cell table:style-name="Dictionary.G148" table:number-columns-spanned="4" office:value-type="string">
            <text:h text:style-name="P54" text:outline-level="2"><text:span text:style-name="T111">себ</text:span><text:span text:style-name="T138">е</text:span>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5">наз. в.</text:span> <text:span text:style-name="T115">нема</text:span><text:span text:style-name="T114">, </text:span><text:span text:style-name="T115">одн.</text:span> <text:span text:style-name="T115">і мн.</text:span><text:span text:style-name="T114">, </text:span><text:span text:style-name="T115">займ.</text:span> <text:span text:style-name="T115">зворотний</text:span><text:span text:style-name="T114">.</text:span></text:p>
            <text:p text:style-name="P30">Вказує на спрямованість дії на самого виконавця дії, заміняючи за змістом особові займенники.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73</text:p>
          </table:table-cell>
          <table:table-cell table:style-name="Dictionary.B327" table:number-columns-spanned="2" office:value-type="string">
            <text:p text:style-name="P22">Крайчáс</text:p>
          </table:table-cell>
          <table:covered-table-cell/>
          <table:table-cell table:style-name="Dictionary.D327" table:number-columns-spanned="2" office:value-type="string">
            <text:p text:style-name="P1"><text:span text:style-name="T23">присл., </text:span><text:span text:style-name="T22">інд.-авт., </text:span><text:span text:style-name="T22">[11]</text:span></text:p>
          </table:table-cell>
          <table:covered-table-cell/>
          <table:table-cell table:style-name="Dictionary.F327" table:number-columns-spanned="2" office:value-type="string">
            <text:p text:style-name="P1"><text:span text:style-name="T21">Похідне від </text:span><text:span text:style-name="T34">край</text:span><text:span text:style-name="T21"> і </text:span><text:span text:style-name="T34">час</text:span></text:p>
          </table:table-cell>
          <table:covered-table-cell/>
          <table:table-cell table:style-name="Dictionary.H327" table:number-columns-spanned="3" office:value-type="string">
            <text:p text:style-name="P1"><text:span text:style-name="T22">Що б то нам/ посовгнути – ці межигони часу,/ марудні межигони живоття,/ коли змарнілі постаті </text:span><text:span text:style-name="T22">снаги,/ ці бурі пристрастей попопелілих,/ раптово окошилися на нас./ І хочеться сягнути за </text:span><text:span text:style-name="T26">крайчасу</text:span><text:span text:style-name="T22">,/ за прапервні. (П-1:57)</text:span></text:p>
          </table:table-cell>
          <table:covered-table-cell/>
          <table:covered-table-cell/>
        </table:table-row>
        <table:table-row>
          <table:covered-table-cell/>
          <table:table-cell table:style-name="Dictionary.B150" table:number-columns-spanned="5" office:value-type="string">
            <text:p text:style-name="P4"><text:span text:style-name="T63">Край </text:span><text:span text:style-name="T69">(див. 71)</text:span></text:p>
          </table:table-cell>
          <table:covered-table-cell/>
          <table:covered-table-cell/>
          <table:covered-table-cell/>
          <table:covered-table-cell/>
          <table:table-cell table:style-name="Dictionary.G150" table:number-columns-spanned="4" office:value-type="string">
            <text:h text:style-name="P58" text:outline-level="2">час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4">-у, </text:span><text:span text:style-name="T115">ч.</text:span></text:p>
            <text:p text:style-name="P24"><text:span text:style-name="T73">1) </text:span><text:span text:style-name="T92">філос.</text:span><text:span text:style-name="T73"> Одна з основних об'єктивних форм існування матерії, яка виявляється в тривалості буття.</text:span>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74</text:p>
          </table:table-cell>
          <table:table-cell table:style-name="Dictionary.B327" table:number-columns-spanned="2" office:value-type="string">
            <text:p text:style-name="P22">Криволéт</text:p>
          </table:table-cell>
          <table:covered-table-cell/>
          <table:table-cell table:style-name="Dictionary.D327" table:number-columns-spanned="2" office:value-type="string">
            <text:p text:style-name="P1"><text:span text:style-name="T20">-у, </text:span><text:span text:style-name="T22">ім., ч., інд.-авт., [8]</text:span></text:p>
          </table:table-cell>
          <table:covered-table-cell/>
          <table:table-cell table:style-name="Dictionary.F327" table:number-columns-spanned="2" office:value-type="string">
            <text:p text:style-name="P1"><text:span text:style-name="T21">Похідне від </text:span><text:span text:style-name="T34">кривий</text:span><text:span text:style-name="T21"> і </text:span><text:span text:style-name="T34">лет</text:span></text:p>
          </table:table-cell>
          <table:covered-table-cell/>
          <table:table-cell table:style-name="Dictionary.H327" table:number-columns-spanned="3" office:value-type="string">
            <text:p text:style-name="P1"><text:span text:style-name="T22">…ця колотнеча/ надій і спроневіри, </text:span><text:span text:style-name="T26">криволет</text:span><text:span text:style-name="T22">/ лякливих ауспіцій, що в безгуччі/ шершаваими крильми прошерхотять / і всядуться на голові… (П-1:121)</text:span></text:p>
          </table:table-cell>
          <table:covered-table-cell/>
          <table:covered-table-cell/>
        </table:table-row>
        <table:table-row>
          <table:covered-table-cell/>
          <table:table-cell table:style-name="Dictionary.B152" table:number-columns-spanned="5" office:value-type="string">
            <text:h text:style-name="P53" text:outline-level="2"><text:span text:style-name="T111">крив</text:span><text:span text:style-name="T138">и</text:span><text:span text:style-name="T111">й</text:span></text:h>
            <text:p text:style-name="P50"><text:soft-page-break/><text:a xlink:type="simple" xlink:href="http://www.lingvo.ua/uk/LingvoDictionaries/Details?dictionary=Explanatory%20(Uk-Uk)"><text:span text:style-name="T99">Explanatory (Uk-Uk)</text:span></text:a></text:p>
            <text:p text:style-name="P37">-а, -е.</text:p>
            <text:p text:style-name="P43"><text:span text:style-name="T79">6) </text:span><text:span text:style-name="T94">перен.</text:span><text:span text:style-name="T79">, </text:span><text:span text:style-name="T94">розм.</text:span><text:span text:style-name="T79"> Те саме, що </text:span><text:a xlink:type="simple" xlink:href="http://www.lingvo.ua/uk/Translate/uk-uk/хибний"><text:span text:style-name="T98">хибний</text:span></text:a><text:span text:style-name="T79">; неправильний (у 2 </text:span><text:span text:style-name="T94">знач.</text:span><text:span text:style-name="T79">), помилковий.</text:span></text:p>
          </table:table-cell>
          <table:covered-table-cell/>
          <table:covered-table-cell/>
          <table:covered-table-cell/>
          <table:covered-table-cell/>
          <table:table-cell table:style-name="Dictionary.G152" table:number-columns-spanned="4" office:value-type="string">
            <text:h text:style-name="P57" text:outline-level="2">лет<text:soft-page-break/>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4">-у, </text:span><text:span text:style-name="T115">ч.</text:span><text:span text:style-name="T114">, </text:span><text:span text:style-name="T115">поет.</text:span></text:p>
            <text:p text:style-name="P43"><text:span text:style-name="T79">Дія за знач. </text:span><text:a xlink:type="simple" xlink:href="http://www.lingvo.ua/uk/Translate/uk-uk/літати"><text:span text:style-name="T98">літати</text:span></text:a><text:span text:style-name="T79"> і </text:span><text:a xlink:type="simple" xlink:href="http://www.lingvo.ua/uk/Translate/uk-uk/летіти"><text:span text:style-name="T98">летіти</text:span></text:a><text:span text:style-name="T79">; літ (</text:span><text:span text:style-name="T94">див.</text:span><text:span text:style-name="T79"> </text:span><text:a xlink:type="simple" xlink:href="http://www.lingvo.ua/uk/Translate/uk-uk/літ"><text:span text:style-name="T98">літ</text:span></text:a><text:span text:style-name="T79"> I). </text:span><text:span text:style-name="T82">Зриватися в лет</text:span><text:span text:style-name="T79">.</text:span>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75</text:p>
          </table:table-cell>
          <table:table-cell table:style-name="Dictionary.B327" table:number-columns-spanned="2" office:value-type="string">
            <text:p text:style-name="P22">Крик-зелó</text:p>
          </table:table-cell>
          <table:covered-table-cell/>
          <table:table-cell table:style-name="Dictionary.D327" table:number-columns-spanned="2" office:value-type="string">
            <text:p text:style-name="P1"><text:span text:style-name="T2">-</text:span><text:span text:style-name="T20">á, </text:span><text:span text:style-name="T22">ім., ч., інд.-авт., [9]</text:span></text:p>
          </table:table-cell>
          <table:covered-table-cell/>
          <table:table-cell table:style-name="Dictionary.F327" table:number-columns-spanned="2" office:value-type="string">
            <text:p text:style-name="P2"><text:span text:style-name="T21">Похідне від </text:span><text:span text:style-name="T34">крик</text:span><text:span text:style-name="T21"> і </text:span><text:span text:style-name="T34">зелó</text:span></text:p>
          </table:table-cell>
          <table:covered-table-cell/>
          <table:table-cell table:style-name="Dictionary.H327" table:number-columns-spanned="3" office:value-type="string">
            <text:p text:style-name="P1"><text:span text:style-name="T22">Обміліла/ криниця. А верба пустила/ гарячі брості – в </text:span><text:span text:style-name="T26">крик-зело.</text:span><text:span text:style-name="T22"> (П-1:84)</text:span></text:p>
          </table:table-cell>
          <table:covered-table-cell/>
          <table:covered-table-cell/>
        </table:table-row>
        <table:table-row>
          <table:covered-table-cell/>
          <table:table-cell table:style-name="Dictionary.B154" table:number-columns-spanned="5" office:value-type="string">
            <text:h text:style-name="P57" text:outline-level="2">крик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1">I </text:span><text:span text:style-name="T120">-у, </text:span><text:span text:style-name="T116">ч.</text:span></text:p>
            <text:p text:style-name="P30">1) Сильний різкий звук голосу; зойк. || Вигук (у 1 <text:span text:style-name="T115">знач.</text:span>), вигуки. || Поклик. || Гамір, галас. || Ґвалт, лемент. || Про різкі звуки тварин, птахів.</text:p>
            <text:p text:style-name="P30"><text:span text:style-name="T111">II </text:span><text:span text:style-name="T114">-у, </text:span><text:span text:style-name="T115">ч.</text:span></text:p>
            <text:p text:style-name="P30">Річка, що пересихає, або тимчасовий водоток в Австралії.</text:p>
          </table:table-cell>
          <table:covered-table-cell/>
          <table:covered-table-cell/>
          <table:covered-table-cell/>
          <table:covered-table-cell/>
          <table:table-cell table:style-name="Dictionary.G154" table:number-columns-spanned="4" office:value-type="string">
            <text:h text:style-name="P53" text:outline-level="2"><text:span text:style-name="T111">зел</text:span><text:span text:style-name="T138">о</text:span>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1">I </text:span><text:span text:style-name="T114">-а, </text:span><text:span text:style-name="T115">с.</text:span><text:span text:style-name="T114">, </text:span><text:span text:style-name="T115">заст.</text:span><text:span text:style-name="T114">, </text:span><text:span text:style-name="T115">поет.</text:span></text:p>
            <text:p text:style-name="P24"><text:span text:style-name="T73">Зелень (у 1 </text:span><text:span text:style-name="T92">знач.</text:span><text:span text:style-name="T73">).</text:span>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76</text:p>
          </table:table-cell>
          <table:table-cell table:style-name="Dictionary.B327" table:number-columns-spanned="2" office:value-type="string">
            <text:p text:style-name="P22">Крилатолéзо</text:p>
          </table:table-cell>
          <table:covered-table-cell/>
          <table:table-cell table:style-name="Dictionary.D327" table:number-columns-spanned="2" office:value-type="string">
            <text:p text:style-name="P1"><text:span text:style-name="T23">присл., </text:span><text:span text:style-name="T22">інд.-авт., </text:span><text:span text:style-name="T22">[9а]</text:span></text:p>
          </table:table-cell>
          <table:covered-table-cell/>
          <table:table-cell table:style-name="Dictionary.F327" table:number-columns-spanned="2" office:value-type="string">
            <text:p text:style-name="P1"><text:span text:style-name="T21">Похідне від </text:span><text:span text:style-name="T34">крилáтий</text:span><text:span text:style-name="T21"> і </text:span><text:span text:style-name="T34">лéзо</text:span></text:p>
          </table:table-cell>
          <table:covered-table-cell/>
          <table:table-cell table:style-name="Dictionary.H327" table:number-columns-spanned="3" office:value-type="string">
            <text:p text:style-name="P1"><text:span text:style-name="T22">Криваво рветься з нього вороння/ майбутнього. Летить </text:span><text:span text:style-name="T26">крилатолезо</text:span><text:span text:style-name="T22">/ понад проваллям яру… (П-1:29)</text:span></text:p>
          </table:table-cell>
          <table:covered-table-cell/>
          <table:covered-table-cell/>
        </table:table-row>
        <table:table-row>
          <table:covered-table-cell/>
          <table:table-cell table:style-name="Dictionary.B156" table:number-columns-spanned="5" office:value-type="string">
            <text:h text:style-name="P53" text:outline-level="2"><text:span text:style-name="T111">крил</text:span><text:span text:style-name="T138">а</text:span><text:span text:style-name="T111">тий</text:span>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7">-а, -е.</text:p>
            <text:p text:style-name="P24"><text:span text:style-name="T73">1) Який має крила (у 1, 3, 4 </text:span><text:span text:style-name="T92">знач.</text:span><text:span text:style-name="T73">). || </text:span><text:span text:style-name="T92">перен.</text:span><text:span text:style-name="T73"> Який надихає, підносить. </text:span><text:span text:style-name="T78">Крилаті ідеї</text:span><text:span text:style-name="T73">.</text:span></text:p>
          </table:table-cell>
          <table:covered-table-cell/>
          <table:covered-table-cell/>
          <table:covered-table-cell/>
          <table:covered-table-cell/>
          <table:table-cell table:style-name="Dictionary.G156" table:number-columns-spanned="4" office:value-type="string">
            <text:h text:style-name="P53" text:outline-level="2"><text:span text:style-name="T111">л</text:span><text:span text:style-name="T138">е</text:span><text:span text:style-name="T111">зо</text:span>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4">-а, </text:span><text:span text:style-name="T115">с.</text:span></text:p>
            <text:p text:style-name="P24"><text:span text:style-name="T73">Гостра частина знаряддя, яким ріжуть, колють або рубають. || Уся різальна частина такого знаряддя. </text:span><text:span text:style-name="T78">Лезо бритви</text:span><text:span text:style-name="T73">.</text:span>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77</text:p>
          </table:table-cell>
          <table:table-cell table:style-name="Dictionary.B327" table:number-columns-spanned="2" office:value-type="string">
            <text:p text:style-name="P22">Крихкокриця</text:p>
          </table:table-cell>
          <table:covered-table-cell/>
          <table:table-cell table:style-name="Dictionary.D327" table:number-columns-spanned="2" office:value-type="string">
            <text:p text:style-name="P1"><text:span text:style-name="T20">-і, </text:span><text:span text:style-name="T22">ім., ж., інд.-авт., [8]</text:span></text:p>
          </table:table-cell>
          <table:covered-table-cell/>
          <table:table-cell table:style-name="Dictionary.F327" table:number-columns-spanned="2" office:value-type="string">
            <text:p text:style-name="P1"><text:span text:style-name="T21">Похідне від </text:span><text:span text:style-name="T34">крихкий</text:span><text:span text:style-name="T21"> і </text:span><text:span text:style-name="T34">криця</text:span></text:p>
          </table:table-cell>
          <table:covered-table-cell/>
          <table:table-cell table:style-name="Dictionary.H327" table:number-columns-spanned="3" office:value-type="string">
            <text:p text:style-name="P1"><text:span text:style-name="T22">І ти щербата доле </text:span><text:span text:style-name="T26">крихкокрице</text:span><text:span text:style-name="T22">,/ давно вже сонце перед нас зайшло,/ бо нашу путь пісками замело,/ хто ж нам воздасть за битий шлях, сторице. (П-2:292)</text:span></text:p>
          </table:table-cell>
          <table:covered-table-cell/>
          <table:covered-table-cell/>
        </table:table-row>
        <table:table-row>
          <table:covered-table-cell/>
          <table:table-cell table:style-name="Dictionary.B158" table:number-columns-spanned="5" office:value-type="string">
            <text:h text:style-name="P53" text:outline-level="2"><text:span text:style-name="T111">крихк</text:span><text:span text:style-name="T138">и</text:span><text:span text:style-name="T111">й</text:span>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7">-а, -е.</text:p>
            <text:p text:style-name="P30">1) Який легко кришиться, розсипається. || Який не відзначається міцністю; трухлявий (про дерево тощо). <text:span text:style-name="T144">Крихкий метал</text:span>.</text:p>
            <text:p text:style-name="P43"><text:span text:style-name="T79">2) </text:span><text:span text:style-name="T94">перен.</text:span><text:span text:style-name="T79"> Те саме, що </text:span><text:a xlink:type="simple" xlink:href="http://www.lingvo.ua/uk/Translate/uk-uk/крихкотілий"><text:span text:style-name="T98">крихкотілий</text:span></text:a><text:span text:style-name="T79">; тендітний.</text:span></text:p>
          </table:table-cell>
          <table:covered-table-cell/>
          <table:covered-table-cell/>
          <table:covered-table-cell/>
          <table:covered-table-cell/>
          <table:table-cell table:style-name="Dictionary.G158" table:number-columns-spanned="4" office:value-type="string">
            <text:h text:style-name="P53" text:outline-level="2"><text:span text:style-name="T111">кр</text:span><text:span text:style-name="T138">и</text:span><text:span text:style-name="T111">ця</text:span>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4">-і, </text:span><text:span text:style-name="T115">ж.</text:span></text:p>
            <text:p text:style-name="P43"><text:span text:style-name="T79">1) Те саме, що </text:span><text:a xlink:type="simple" xlink:href="http://www.lingvo.ua/uk/Translate/uk-uk/сталь"><text:span text:style-name="T98">сталь</text:span></text:a><text:span text:style-name="T79">. || Виріб із сталі.</text:span></text:p>
            <text:p text:style-name="P43"><text:span text:style-name="T79">3) </text:span><text:span text:style-name="T94">розм.</text:span><text:span text:style-name="T79">, </text:span><text:span text:style-name="T82">рідко</text:span><text:span text:style-name="T79">. Те саме, що </text:span><text:a xlink:type="simple" xlink:href="http://www.lingvo.ua/uk/Translate/uk-uk/кресало"><text:span text:style-name="T98">кресало</text:span></text:a><text:span text:style-name="T79">.</text:span>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78</text:p>
          </table:table-cell>
          <table:table-cell table:style-name="Dictionary.B327" table:number-columns-spanned="2" office:value-type="string">
            <text:p text:style-name="P22">Марничити</text:p>
          </table:table-cell>
          <table:covered-table-cell/>
          <table:table-cell table:style-name="Dictionary.D327" table:number-columns-spanned="2" office:value-type="string">
            <text:p text:style-name="P1"><text:span text:style-name="T20">-чу, -чиш, дієсл., </text:span><text:span text:style-name="T22">недок., перех., інд.-авт., [1]</text:span></text:p>
          </table:table-cell>
          <table:covered-table-cell/>
          <table:table-cell table:style-name="Dictionary.F327" table:number-columns-spanned="2" office:value-type="string">
            <text:p text:style-name="P1"><text:span text:style-name="T35">Похідне від </text:span><text:span text:style-name="T33">марний</text:span></text:p>
          </table:table-cell>
          <table:covered-table-cell/>
          <table:table-cell table:style-name="Dictionary.H327" table:number-columns-spanned="3" office:value-type="string">
            <text:p text:style-name="P1"><text:span text:style-name="T22">І двері на замку,/ ні душечки – довкола,/ лиш зозулі – ку-ку! - / </text:span><text:span text:style-name="T26">марничать</text:span><text:span text:style-name="T22"> і спроквола. (П-2:19)</text:span><text:span text:style-name="T122">Світ</text:span><text:span text:style-name="T121"> (див. 65)</text:span></text:p>
          </table:table-cell>
          <table:covered-table-cell/>
          <table:covered-table-cell/>
        </table:table-row>
        <table:table-row>
          <table:covered-table-cell/>
          <table:table-cell table:style-name="Dictionary.B160" table:number-columns-spanned="9" office:value-type="string">
            <text:h text:style-name="P57" text:outline-level="2">марний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1">II </text:span><text:span text:style-name="T114">ма</text:span><text:span text:style-name="T118"></text:span><text:span text:style-name="T114">рни</text:span><text:span text:style-name="T118"></text:span><text:span text:style-name="T114">й</text:span></text:p>
            <text:p text:style-name="P30"><text:span text:style-name="T114">марна, марне, </text:span><text:span text:style-name="T115">розм.</text:span></text:p>
            <text:p text:style-name="P30">Худий, мізерний, блідий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79</text:p>
          </table:table-cell>
          <table:table-cell table:style-name="Dictionary.B327" table:number-columns-spanned="2" office:value-type="string">
            <text:p text:style-name="P22">Межигóни</text:p>
          </table:table-cell>
          <table:covered-table-cell/>
          <table:table-cell table:style-name="Dictionary.D327" table:number-columns-spanned="2" office:value-type="string">
            <text:p text:style-name="P1"><text:span text:style-name="T20">-ів, </text:span><text:span text:style-name="T22">ім., </text:span><text:span text:style-name="T22">мн., інд.-авт., [8]</text:span></text:p>
          </table:table-cell>
          <table:covered-table-cell/>
          <table:table-cell table:style-name="Dictionary.F327" table:number-columns-spanned="2" office:value-type="string">
            <text:p text:style-name="P1"><text:span text:style-name="T21">Похідне від </text:span><text:span text:style-name="T34">мéжи</text:span><text:span text:style-name="T21"> і </text:span><text:span text:style-name="T34">гін</text:span></text:p>
          </table:table-cell>
          <table:covered-table-cell/>
          <table:table-cell table:style-name="Dictionary.H327" table:number-columns-spanned="3" office:value-type="string">
            <text:p text:style-name="P1"><text:span text:style-name="T22">Що б то нам/ посовгнути – ці </text:span><text:span text:style-name="T26">межигони</text:span><text:span text:style-name="T22"> часу,/ марудні </text:span><text:span text:style-name="T26">межигони</text:span><text:span text:style-name="T22"> живоття,/ коли змарнілі постаті снаги,/ ці бурі пристрастей попопелілих,/ раптово окошилися на нас./ І хочеться сягнути за крайчасу,/ за прапервні. (П-1:57)</text:span></text:p>
          </table:table-cell>
          <table:covered-table-cell/>
          <table:covered-table-cell/>
        </table:table-row>
        <table:table-row>
          <table:covered-table-cell/>
          <table:table-cell table:style-name="Dictionary.B162" table:number-columns-spanned="5" office:value-type="string">
            <text:h text:style-name="P57" text:outline-level="2">Між (ме<text:span text:style-name="T9"></text:span>жи)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4">межи, меж, </text:span><text:span text:style-name="T115">прийм.</text:span> <text:span text:style-name="T114">Уживається із </text:span><text:span text:style-name="T115">род.</text:span><text:span text:style-name="T114">, </text:span><text:span text:style-name="T115">знах.</text:span> <text:span text:style-name="T114">і </text:span><text:span text:style-name="T115">оруд.</text:span> <text:span text:style-name="T114">відмінками. Сполучення з між, межи, меж виражають: Просторові </text:span><text:soft-page-break/><text:span text:style-name="T114">відношення:</text:span></text:p>
            <text:p text:style-name="P24"><text:span text:style-name="T73">1) </text:span><text:span text:style-name="T78">з </text:span><text:span text:style-name="T92">оруд.</text:span><text:span text:style-name="T73">, </text:span><text:span text:style-name="T78">рідше з </text:span><text:span text:style-name="T92">род. в.</text:span><text:span text:style-name="T73"> Уживається на означення просторового розташування предмета чи вияву дії посередині чого-небудь.</text:span></text:p>
          </table:table-cell>
          <table:covered-table-cell/>
          <table:covered-table-cell/>
          <table:covered-table-cell/>
          <table:covered-table-cell/>
          <table:table-cell table:style-name="Dictionary.G162" table:number-columns-spanned="4" office:value-type="string">
            <text:p text:style-name="P3"><text:span text:style-name="T112">Гін</text:span> (див. 12)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80</text:p>
          </table:table-cell>
          <table:table-cell table:style-name="Dictionary.B327" table:number-columns-spanned="2" office:value-type="string">
            <text:p text:style-name="P22">Межисвíтній</text:p>
          </table:table-cell>
          <table:covered-table-cell/>
          <table:table-cell table:style-name="Dictionary.D327" table:number-columns-spanned="2" office:value-type="string">
            <text:p text:style-name="P1"><text:span text:style-name="T20">-я, -є, </text:span><text:span text:style-name="T23">прикм., </text:span><text:span text:style-name="T22">інд.-авт., [8], [1]</text:span></text:p>
          </table:table-cell>
          <table:covered-table-cell/>
          <table:table-cell table:style-name="Dictionary.F327" table:number-columns-spanned="2" office:value-type="string">
            <text:p text:style-name="P1"><text:span text:style-name="T37">Похідне від </text:span><text:span text:style-name="T38">ме</text:span><text:span text:style-name="T39"></text:span><text:span text:style-name="T38">жи</text:span><text:span text:style-name="T40"> і </text:span><text:span text:style-name="T38">світ</text:span></text:p>
          </table:table-cell>
          <table:covered-table-cell/>
          <table:table-cell table:style-name="Dictionary.H327" table:number-columns-spanned="3" office:value-type="string">
            <text:p text:style-name="P17"/>
          </table:table-cell>
          <table:covered-table-cell/>
          <table:covered-table-cell/>
        </table:table-row>
        <table:table-row>
          <table:covered-table-cell/>
          <table:table-cell table:style-name="Dictionary.B164" table:number-columns-spanned="5" office:value-type="string">
            <text:h text:style-name="P57" text:outline-level="2">Ме<text:span text:style-name="T9"></text:span>жи <text:span text:style-name="T143">(див. 79)</text:span></text:h>
          </table:table-cell>
          <table:covered-table-cell/>
          <table:covered-table-cell/>
          <table:covered-table-cell/>
          <table:covered-table-cell/>
          <table:table-cell table:style-name="Dictionary.G164" table:number-columns-spanned="4" office:value-type="string">
            <text:p text:style-name="P19"><text:span text:style-name="T147">Світ</text:span> (див. 65)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81</text:p>
          </table:table-cell>
          <table:table-cell table:style-name="Dictionary.B327" table:number-columns-spanned="2" office:value-type="string">
            <text:p text:style-name="P22">Мертвокрилий</text:p>
          </table:table-cell>
          <table:covered-table-cell/>
          <table:table-cell table:style-name="Dictionary.D327" table:number-columns-spanned="2" office:value-type="string">
            <text:p text:style-name="P1"><text:span text:style-name="T20">-а, -е, </text:span><text:span text:style-name="T23">прикм., </text:span><text:span text:style-name="T22">інд.-авт., [15а]</text:span></text:p>
          </table:table-cell>
          <table:covered-table-cell/>
          <table:table-cell table:style-name="Dictionary.F327" table:number-columns-spanned="2" office:value-type="string">
            <text:p text:style-name="P1"><text:span text:style-name="T21">Похідне від </text:span><text:span text:style-name="T34">мéртвий</text:span><text:span text:style-name="T21"> і </text:span><text:span text:style-name="T34">крилó</text:span></text:p>
          </table:table-cell>
          <table:covered-table-cell/>
          <table:table-cell table:style-name="Dictionary.H327" table:number-columns-spanned="3" office:value-type="string">
            <text:p text:style-name="P1"><text:span text:style-name="T22">А </text:span><text:span text:style-name="T26">мертвокрилі</text:span><text:span text:style-name="T22"> стугонять стимфали,/ напевну провіщаючи біду,/ що ослонила біле опахало/ і по моєму нишпорить сліду. (П-2:110)</text:span></text:p>
          </table:table-cell>
          <table:covered-table-cell/>
          <table:covered-table-cell/>
        </table:table-row>
        <table:table-row>
          <table:covered-table-cell/>
          <table:table-cell table:style-name="Dictionary.B166" table:number-columns-spanned="5" office:value-type="string">
            <text:h text:style-name="P53" text:outline-level="2"><text:span text:style-name="T111">м</text:span><text:span text:style-name="T138">е</text:span><text:span text:style-name="T111">ртвий</text:span>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7">-а, -е.</text:p>
            <text:p text:style-name="P30">1) Такий, у якому припинилося життя; померлий; <text:span text:style-name="T115">прот.</text:span> живий. || <text:span text:style-name="T115">у знач.</text:span> <text:span text:style-name="T115">ім.</text:span> м<text:span text:style-name="T137">е</text:span>ртвий, -вого, <text:span text:style-name="T115">ч.</text:span>; м<text:span text:style-name="T137">е</text:span>ртва, -вої, <text:span text:style-name="T115">ж.</text:span> Мрець. || Про частини тіла мерця. || Засохлий, завмерлий, сухий (про рослинність). || <text:span text:style-name="T115">перен.</text:span>Надзвичайно схвильований, знесилений, стомлений (про людину).</text:p>
            <text:p text:style-name="P24"><text:span text:style-name="T73">3) </text:span><text:span text:style-name="T92">перен.</text:span><text:span text:style-name="T73"> Позбавлений ознак життя. || Порожній, спустілий (про дім, вулицю тощо). || Позбавлений руху; завмерлий, нерухомий (про машини, механізми, предмети). || Взагалі про все неживе на протилежність живому.</text:span></text:p>
          </table:table-cell>
          <table:covered-table-cell/>
          <table:covered-table-cell/>
          <table:covered-table-cell/>
          <table:covered-table-cell/>
          <table:table-cell table:style-name="Dictionary.G166" table:number-columns-spanned="4" office:value-type="string">
            <text:h text:style-name="P53" text:outline-level="2"><text:span text:style-name="T111">крил</text:span><text:span text:style-name="T138">о</text:span>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4">-а, </text:span><text:span text:style-name="T115">с.</text:span></text:p>
            <text:p text:style-name="P30">1) Літальний орган птахів, комах та деяких ссавців (напр., кажанів).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82</text:p>
          </table:table-cell>
          <table:table-cell table:style-name="Dictionary.B327" table:number-columns-spanned="2" office:value-type="string">
            <text:p text:style-name="P22">Молодощáстя</text:p>
          </table:table-cell>
          <table:covered-table-cell/>
          <table:table-cell table:style-name="Dictionary.D327" table:number-columns-spanned="2" office:value-type="string">
            <text:p text:style-name="P1"><text:span text:style-name="T20">-я, </text:span><text:span text:style-name="T22">ім., с., інд.-авт., [8]</text:span></text:p>
          </table:table-cell>
          <table:covered-table-cell/>
          <table:table-cell table:style-name="Dictionary.F327" table:number-columns-spanned="2" office:value-type="string">
            <text:p text:style-name="P1"><text:span text:style-name="T21">Похідне від </text:span><text:span text:style-name="T34">молодий</text:span><text:span text:style-name="T21"> і </text:span><text:span text:style-name="T34">щáстя</text:span></text:p>
          </table:table-cell>
          <table:covered-table-cell/>
          <table:table-cell table:style-name="Dictionary.H327" table:number-columns-spanned="3" office:value-type="string">
            <text:p text:style-name="P1"><text:span text:style-name="T22">Ти десь живеш на призабутім березі/ моїх змілілих пам’ятей. Блукаєш/ пустелею моїх </text:span><text:span text:style-name="T26">молодощасть</text:span><text:span text:style-name="T22">,/ як біла тінь суворої скорботи. (П-1:52)</text:span></text:p>
          </table:table-cell>
          <table:covered-table-cell/>
          <table:covered-table-cell/>
        </table:table-row>
        <table:table-row>
          <table:covered-table-cell/>
          <table:table-cell table:style-name="Dictionary.B168" table:number-columns-spanned="5" office:value-type="string">
            <text:p text:style-name="P4"><text:span text:style-name="T63">Молодий </text:span><text:span text:style-name="T69">(див. 22)</text:span></text:p>
          </table:table-cell>
          <table:covered-table-cell/>
          <table:covered-table-cell/>
          <table:covered-table-cell/>
          <table:covered-table-cell/>
          <table:table-cell table:style-name="Dictionary.G168" table:number-columns-spanned="4" office:value-type="string">
            <text:h text:style-name="P54" text:outline-level="2"><text:span text:style-name="T111">щ</text:span><text:span text:style-name="T138">а</text:span><text:span text:style-name="T111">стя</text:span>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4">-я, </text:span><text:span text:style-name="T115">с.</text:span></text:p>
            <text:p text:style-name="P30">1) Стан цілковитого задоволення життям, відчуття глибокого вдоволення та безмежної радості, яких зазнає хто-небудь. || Зовнішній вияв цього відчуття. || Радість від спілкування з ким-небудь близьким, коханим тощо. || Про того, хто дає радість кому-небудь, викликає гаряче почуття симпатії, любові. || Те, що викликає відчуття найвищого задоволення життям, дає радість кому-небудь.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83</text:p>
          </table:table-cell>
          <table:table-cell table:style-name="Dictionary.B327" table:number-columns-spanned="2" office:value-type="string">
            <text:p text:style-name="P22">НÁдвищ</text:p>
          </table:table-cell>
          <table:covered-table-cell/>
          <table:table-cell table:style-name="Dictionary.D327" table:number-columns-spanned="2" office:value-type="string">
            <text:p text:style-name="P1"><text:span text:style-name="T20">-і, </text:span><text:span text:style-name="T22">ім., ж., інд.-авт., [4]</text:span></text:p>
          </table:table-cell>
          <table:covered-table-cell/>
          <table:table-cell table:style-name="Dictionary.F327" table:number-columns-spanned="2" office:value-type="string">
            <text:p text:style-name="P1"><text:span text:style-name="T21">Похідне від </text:span><text:span text:style-name="T34">над</text:span><text:span text:style-name="T21"> і </text:span><text:span text:style-name="T34">вищий</text:span></text:p>
          </table:table-cell>
          <table:covered-table-cell/>
          <table:table-cell table:style-name="Dictionary.H327" table:number-columns-spanned="3" office:value-type="string">
            <text:p text:style-name="P1"><text:span text:style-name="T22">У небо, у </text:span><text:span text:style-name="T26">надвищ</text:span><text:span text:style-name="T22">, за хмари за чорні/ до сонця, Ікаре, спрямовуй свій лет! (П-1: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170" table:number-columns-spanned="5" office:value-type="string">
            <text:h text:style-name="P57" text:outline-level="2">над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5">рідко </text:span><text:span text:style-name="T114">наді, надо, </text:span><text:span text:style-name="T115">прийм.</text:span><text:span text:style-name="T114">, </text:span><text:span text:style-name="T115">з оруд.</text:span> <text:span text:style-name="T115">і знах. в.</text:span> <text:span text:style-name="T114">Сполучення з над виражають: Просторові відношення:</text:span></text:p>
            <text:p text:style-name="P30">1) <text:span text:style-name="T144">з </text:span><text:span text:style-name="T115">оруд. в.</text:span> Уживається для позначення предметів, осіб, вище яких відбувається дія. || Уживається для позначення предметів, осіб, до яких хто-небудь нахиляється, схиляється і т. ін. || Уживається для позначення місця, біля якого на вищому рівні щось розміщене.</text:p>
            <text:p text:style-name="P30">2) <text:span text:style-name="T144">із </text:span><text:span text:style-name="T115">знах. в.</text:span> Уживається для позначення місця, куди спрямована дія. Об'єктні відношення:</text:p>
            <text:p text:style-name="P24"><text:span text:style-name="T73">5) </text:span><text:span text:style-name="T78">із </text:span><text:span text:style-name="T92">знах.</text:span><text:span text:style-name="T73">, </text:span><text:span text:style-name="T78">рідко з </text:span><text:span text:style-name="T92">оруд. в.</text:span><text:span text:style-name="T73"> Уживається для позначення вищої міри, ступеня порівняння, більшої кількості і т. ін. || Уживається для позначення предметів, осіб, яким надається перевага над ким-, чим-небудь. || Уживається для позначення перевищення якої-небудь міри, ступеня і т. ін. </text:span><text:span text:style-name="T78">Над усе</text:span><text:span text:style-name="T73">.</text:span></text:p>
          </table:table-cell>
          <table:covered-table-cell/>
          <table:covered-table-cell/>
          <table:covered-table-cell/>
          <table:covered-table-cell/>
          <table:table-cell table:style-name="Dictionary.G170" table:number-columns-spanned="4" office:value-type="string">
            <text:h text:style-name="P53" text:outline-level="2"><text:span text:style-name="T111">в</text:span><text:span text:style-name="T138">и</text:span><text:span text:style-name="T111">щий</text:span>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7">-а, -е.</text:p>
            <text:p text:style-name="P43"><text:span text:style-name="T79">1) Вищ. ст. до </text:span><text:a xlink:type="simple" xlink:href="http://www.lingvo.ua/uk/Translate/uk-uk/високий"><text:span text:style-name="T98">високий</text:span></text:a><text:span text:style-name="T79">.</text:span>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84</text:p>
          </table:table-cell>
          <table:table-cell table:style-name="Dictionary.B327" table:number-columns-spanned="2" office:value-type="string">
            <text:p text:style-name="P22">Наднéбо</text:p>
          </table:table-cell>
          <table:covered-table-cell/>
          <table:table-cell table:style-name="Dictionary.D327" table:number-columns-spanned="2" office:value-type="string">
            <text:p text:style-name="P1"><text:span text:style-name="T20">-а, </text:span><text:span text:style-name="T22">ім., с., інд.-авт., [2]</text:span></text:p>
          </table:table-cell>
          <table:covered-table-cell/>
          <table:table-cell table:style-name="Dictionary.F327" table:number-columns-spanned="2" office:value-type="string">
            <text:p text:style-name="P1"><text:span text:style-name="T21">Похідне від </text:span><text:span text:style-name="T34">над</text:span><text:span text:style-name="T21"> і </text:span><text:span text:style-name="T34">нéбо</text:span></text:p>
          </table:table-cell>
          <table:covered-table-cell/>
          <table:table-cell table:style-name="Dictionary.H327" table:number-columns-spanned="3" office:value-type="string">
            <text:p text:style-name="P1"><text:span text:style-name="T22">Були мої моління всує - / Бог не почув і не простив,/ і вже її душа прямує/ в </text:span><text:span text:style-name="T26">наднеба</text:span><text:span text:style-name="T22"> синь. (П-2:114)</text:span></text:p>
          </table:table-cell>
          <table:covered-table-cell/>
          <table:covered-table-cell/>
        </table:table-row>
        <table:table-row>
          <table:covered-table-cell/>
          <table:table-cell table:style-name="Dictionary.B172" table:number-columns-spanned="5" office:value-type="string">
            <text:p text:style-name="P4"><text:span text:style-name="T63">Над </text:span><text:span text:style-name="T69">(див. 83)</text:span></text:p>
          </table:table-cell>
          <table:covered-table-cell/>
          <table:covered-table-cell/>
          <table:covered-table-cell/>
          <table:covered-table-cell/>
          <table:table-cell table:style-name="Dictionary.G172" table:number-columns-spanned="4" office:value-type="string">
            <text:h text:style-name="P58" text:outline-level="2">небо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1">I </text:span><text:span text:style-name="T114">не</text:span><text:span text:style-name="T119"></text:span><text:span text:style-name="T114">бо</text:span></text:p>
            <text:p text:style-name="P30"><text:span text:style-name="T114">-а, </text:span><text:span text:style-name="T115">с.</text:span></text:p>
            <text:p text:style-name="P30">1) Видимий над поверхнею землі повітряний простір у формі шатра.</text:p>
            <text:p text:style-name="P30">2) За релігійними уявленнями – місцеперебування Бога, ангелів, святих; потойбічний світ, рай.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85</text:p>
          </table:table-cell>
          <table:table-cell table:style-name="Dictionary.B327" table:number-columns-spanned="2" office:value-type="string">
            <text:p text:style-name="P22">НадÓкруж</text:p>
          </table:table-cell>
          <table:covered-table-cell/>
          <table:table-cell table:style-name="Dictionary.D327" table:number-columns-spanned="2" office:value-type="string">
            <text:p text:style-name="P12">незм., присл., інд.-авт., [2]</text:p>
          </table:table-cell>
          <table:covered-table-cell/>
          <table:table-cell table:style-name="Dictionary.F327" table:number-columns-spanned="2" office:value-type="string">
            <text:p text:style-name="P1"><text:span text:style-name="T37">Похідне від </text:span><text:span text:style-name="T38">о</text:span><text:span text:style-name="T39"></text:span><text:span text:style-name="T38">круга</text:span></text:p>
          </table:table-cell>
          <table:covered-table-cell/>
          <table:table-cell table:style-name="Dictionary.H327" table:number-columns-spanned="3" office:value-type="string">
            <text:p text:style-name="P1"><text:span text:style-name="T22">А </text:span><text:span text:style-name="T26">надокруж</text:span><text:span text:style-name="T22"> – майстри заплічні/ стежок – ганебних і величних. (П-2:165)</text:span></text:p>
          </table:table-cell>
          <table:covered-table-cell/>
          <table:covered-table-cell/>
        </table:table-row>
        <table:table-row>
          <table:covered-table-cell/>
          <table:table-cell table:style-name="Dictionary.B174" table:number-columns-spanned="5" office:value-type="string">
            <text:p text:style-name="P4"><text:span text:style-name="T63">Над </text:span><text:span text:style-name="T69">(див. 83)</text:span></text:p>
          </table:table-cell>
          <table:covered-table-cell/>
          <table:covered-table-cell/>
          <table:covered-table-cell/>
          <table:covered-table-cell/>
          <table:table-cell table:style-name="Dictionary.G174" table:number-columns-spanned="4" office:value-type="string">
            <text:h text:style-name="P54" text:outline-level="2"><text:span text:style-name="T111">окр</text:span><text:span text:style-name="T138">у</text:span><text:span text:style-name="T111">га</text:span>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4">-и, </text:span><text:span text:style-name="T115">ж.</text:span></text:p>
            <text:p text:style-name="P30">1) Навколишня місцевість.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86</text:p>
          </table:table-cell>
          <table:table-cell table:style-name="Dictionary.B327" table:number-columns-spanned="2" office:value-type="string">
            <text:p text:style-name="P22">Надторóси</text:p>
          </table:table-cell>
          <table:covered-table-cell/>
          <table:table-cell table:style-name="Dictionary.D327" table:number-columns-spanned="2" office:value-type="string">
            <text:p text:style-name="P1"><text:span text:style-name="T20">-ів, </text:span><text:span text:style-name="T22">ім., </text:span><text:span text:style-name="T22">мн., інд.-авт., </text:span><text:span text:style-name="T22">[2]</text:span></text:p>
          </table:table-cell>
          <table:covered-table-cell/>
          <table:table-cell table:style-name="Dictionary.F327" table:number-columns-spanned="2" office:value-type="string">
            <text:p text:style-name="P1"><text:span text:style-name="T20">Похідне від </text:span><text:span text:style-name="T33">над</text:span><text:span text:style-name="T20"> і </text:span><text:span text:style-name="T32">торóси</text:span></text:p>
          </table:table-cell>
          <table:covered-table-cell/>
          <table:table-cell table:style-name="Dictionary.H327" table:number-columns-spanned="3" office:value-type="string">
            <text:p text:style-name="P1"><text:span text:style-name="T22">…оце світіння полохких світань/ </text:span><text:span text:style-name="T22">світів жертовних, що мене запалює/ всенепогасним і ламким, як крига,/ огнем співучих </text:span><text:span text:style-name="T26">надторосів</text:span><text:span text:style-name="T22"> – криг. </text:span><text:span text:style-name="T22">(П-1:80)</text:span></text:p>
          </table:table-cell>
          <table:covered-table-cell/>
          <table:covered-table-cell/>
        </table:table-row>
        <table:table-row>
          <table:covered-table-cell/>
          <table:table-cell table:style-name="Dictionary.B176" table:number-columns-spanned="5" office:value-type="string">
            <text:p text:style-name="P4"><text:span text:style-name="T63">Над </text:span><text:span text:style-name="T69">(див. 83)</text:span></text:p>
          </table:table-cell>
          <table:covered-table-cell/>
          <table:covered-table-cell/>
          <table:covered-table-cell/>
          <table:covered-table-cell/>
          <table:table-cell table:style-name="Dictionary.G176" table:number-columns-spanned="4" office:value-type="string">
            <text:h text:style-name="P54" text:outline-level="2"><text:span text:style-name="T111">тор</text:span><text:span text:style-name="T138">о</text:span><text:span text:style-name="T111">с</text:span>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4">-а, </text:span><text:span text:style-name="T115">ч.</text:span></text:p>
            <text:p text:style-name="P30">Нагромадження уламків криги на замерзлих морях і річках, що утворюється внаслідок стискання льоду.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87</text:p>
          </table:table-cell>
          <table:table-cell table:style-name="Dictionary.B327" table:number-columns-spanned="2" office:value-type="string">
            <text:p text:style-name="P22">Нáкрик</text:p>
          </table:table-cell>
          <table:covered-table-cell/>
          <table:table-cell table:style-name="Dictionary.D327" table:number-columns-spanned="2" office:value-type="string">
            <text:p text:style-name="P1"><text:span text:style-name="T20">-у, </text:span><text:span text:style-name="T22">ім., ч., інд.-авт., </text:span><text:soft-page-break/><text:span text:style-name="T22">[2]</text:span></text:p>
          </table:table-cell>
          <table:covered-table-cell/>
          <table:table-cell table:style-name="Dictionary.F327" table:number-columns-spanned="2" office:value-type="string">
            <text:p text:style-name="P1"><text:span text:style-name="T21">Похідне від </text:span><text:span text:style-name="T34">крик</text:span></text:p>
          </table:table-cell>
          <table:covered-table-cell/>
          <table:table-cell table:style-name="Dictionary.H327" table:number-columns-spanned="3" office:value-type="string">
            <text:p text:style-name="P1"><text:span text:style-name="T22">Отой прощальний змах тонкоголосий/ тремтливої руки, той голий </text:span><text:span text:style-name="T26">накрик</text:span><text:span text:style-name="T22"> - / пункти рами – щербати й яр, той пагорб - / яким </text:span><text:soft-page-break/><text:span text:style-name="T22">зигзагом путь тобі значив? (П-1:124)</text:span></text:p>
          </table:table-cell>
          <table:covered-table-cell/>
          <table:covered-table-cell/>
        </table:table-row>
        <table:table-row>
          <table:covered-table-cell/>
          <table:table-cell table:style-name="Dictionary.B178" table:number-columns-spanned="9" office:value-type="string">
            <text:p text:style-name="P4"><text:span text:style-name="T63">Крик </text:span><text:span text:style-name="T69">(див. 75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88</text:p>
          </table:table-cell>
          <table:table-cell table:style-name="Dictionary.B327" table:number-columns-spanned="2" office:value-type="string">
            <text:p text:style-name="P22">Нáмерзи</text:p>
          </table:table-cell>
          <table:covered-table-cell/>
          <table:table-cell table:style-name="Dictionary.D327" table:number-columns-spanned="2" office:value-type="string">
            <text:p text:style-name="P1"><text:span text:style-name="T20">-ів, </text:span><text:span text:style-name="T22">ім., мн., інд.-авт., [1а]</text:span></text:p>
          </table:table-cell>
          <table:covered-table-cell/>
          <table:table-cell table:style-name="Dictionary.F327" table:number-columns-spanned="2" office:value-type="string">
            <text:p text:style-name="P1"><text:span text:style-name="T21">Похідне від </text:span><text:span text:style-name="T34">намерза</text:span><text:span text:style-name="T39"></text:span><text:span text:style-name="T34">ти</text:span></text:p>
          </table:table-cell>
          <table:covered-table-cell/>
          <table:table-cell table:style-name="Dictionary.H327" table:number-columns-spanned="3" office:value-type="string">
            <text:p text:style-name="P1"><text:span text:style-name="T22">О скрипки тьмавий гуд – мов скапує живиця,/ зникають </text:span><text:span text:style-name="T26">намерзи</text:span><text:span text:style-name="T22"> і вже хмеліє гін/ дзвінкого дерева… (П-2:155)</text:span></text:p>
          </table:table-cell>
          <table:covered-table-cell/>
          <table:covered-table-cell/>
        </table:table-row>
        <table:table-row>
          <table:covered-table-cell/>
          <table:table-cell table:style-name="Dictionary.B180" table:number-columns-spanned="9" office:value-type="string">
            <text:h text:style-name="P53" text:outline-level="2"><text:span text:style-name="T111">намерз</text:span><text:span text:style-name="T138">а</text:span><text:span text:style-name="T111">ти</text:span>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4">-ає, </text:span><text:span text:style-name="T115">недок.</text:span><text:span text:style-name="T114">, намерзнути </text:span><text:span text:style-name="T115">і </text:span><text:span text:style-name="T114">намерзти, -зне; </text:span><text:span text:style-name="T115">мин. ч.</text:span> <text:span text:style-name="T114">намерз, -ла, -ло; </text:span><text:span text:style-name="T115">док.</text:span></text:p>
            <text:p text:style-name="P30">1) Замерзаючи, вкривати поверхню чого-небудь або нагромаджуватися на чому-небудь (про лід, сніг і т. ін.). || Покриватися льодом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89</text:p>
          </table:table-cell>
          <table:table-cell table:style-name="Dictionary.B327" table:number-columns-spanned="2" office:value-type="string">
            <text:p text:style-name="P22">Напівбажáння</text:p>
          </table:table-cell>
          <table:covered-table-cell/>
          <table:table-cell table:style-name="Dictionary.D327" table:number-columns-spanned="2" office:value-type="string">
            <text:p text:style-name="P1"><text:span text:style-name="T20">-я, </text:span><text:span text:style-name="T22">ім., с., інд.-авт., [2]</text:span></text:p>
          </table:table-cell>
          <table:covered-table-cell/>
          <table:table-cell table:style-name="Dictionary.F327" table:number-columns-spanned="2" office:value-type="string">
            <text:p text:style-name="P1"><text:span text:style-name="T21">Похідне від </text:span><text:span text:style-name="T34">напíв</text:span><text:span text:style-name="T21"> і </text:span><text:span text:style-name="T34">бажáння</text:span></text:p>
          </table:table-cell>
          <table:covered-table-cell/>
          <table:table-cell table:style-name="Dictionary.H327" table:number-columns-spanned="3" office:value-type="string">
            <text:p text:style-name="P1"><text:span text:style-name="T22">Напівступою,/ як над собою винесений крок/ задумався і скляк. </text:span><text:span text:style-name="T26">Напівбажання</text:span><text:span text:style-name="T22">,/ на півваганні втяте. (П-1:57)</text:span></text:p>
          </table:table-cell>
          <table:covered-table-cell/>
          <table:covered-table-cell/>
        </table:table-row>
        <table:table-row>
          <table:covered-table-cell/>
          <table:table-cell table:style-name="Dictionary.B182" table:number-columns-spanned="5" office:value-type="string">
            <text:h text:style-name="P53" text:outline-level="2"><text:span text:style-name="T111">Наполов</text:span><text:span text:style-name="T138">и</text:span><text:span text:style-name="T111">ну (напі</text:span><text:span text:style-name="T126"></text:span><text:span text:style-name="T111">в)</text:span>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9">присл.</text:p>
            <text:p text:style-name="P30">1) У розмірі чи обсязі, що охоплює половину кого-, чого-небудь.</text:p>
            <text:p text:style-name="P30">2) Пополам з чим-небудь; з домішкою, з ознакою, з елементами чогось.</text:p>
            <text:p text:style-name="P30">3) Частково, не зовсім, не повністю або значною мірою.</text:p>
          </table:table-cell>
          <table:covered-table-cell/>
          <table:covered-table-cell/>
          <table:covered-table-cell/>
          <table:covered-table-cell/>
          <table:table-cell table:style-name="Dictionary.G182" table:number-columns-spanned="4" office:value-type="string">
            <text:h text:style-name="P53" text:outline-level="2"><text:span text:style-name="T111">баж</text:span><text:span text:style-name="T138">а</text:span><text:span text:style-name="T111">ння</text:span>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4">-я, </text:span><text:span text:style-name="T115">с.</text:span></text:p>
            <text:p text:style-name="P30">1) Прагнення, потяг до здійснення чого-небудь; хотіння.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90</text:p>
          </table:table-cell>
          <table:table-cell table:style-name="Dictionary.B327" table:number-columns-spanned="2" office:value-type="string">
            <text:p text:style-name="P23">Напівступá</text:p>
          </table:table-cell>
          <table:covered-table-cell/>
          <table:table-cell table:style-name="Dictionary.D327" table:number-columns-spanned="2" office:value-type="string">
            <text:p text:style-name="P1"><text:span text:style-name="T48">-и</text:span><text:span text:style-name="T44"></text:span><text:span text:style-name="T48">, </text:span><text:span text:style-name="T22">ім., </text:span><text:span text:style-name="T46">ж., інд.-авт., [</text:span><text:span text:style-name="T23">2</text:span><text:span text:style-name="T46">]</text:span></text:p>
          </table:table-cell>
          <table:covered-table-cell/>
          <table:table-cell table:style-name="Dictionary.F327" table:number-columns-spanned="2" office:value-type="string">
            <text:p text:style-name="P1"><text:span text:style-name="T49">Похідне від </text:span><text:span text:style-name="T34">напíв</text:span><text:span text:style-name="T49"> і </text:span><text:span text:style-name="T50">ступа</text:span><text:span text:style-name="T39"></text:span></text:p>
          </table:table-cell>
          <table:covered-table-cell/>
          <table:table-cell table:style-name="Dictionary.H327" table:number-columns-spanned="3" office:value-type="string">
            <text:p text:style-name="P1"><text:span text:style-name="T26">Напівступою</text:span><text:span text:style-name="T22">,/ як над собою винесений крок/ задумався і скляк. Напівбажання,/ на півваганні втяте. (П-1:57)</text:span></text:p>
          </table:table-cell>
          <table:covered-table-cell/>
          <table:covered-table-cell/>
        </table:table-row>
        <table:table-row>
          <table:covered-table-cell/>
          <table:table-cell table:style-name="Dictionary.B184" table:number-columns-spanned="5" office:value-type="string">
            <text:h text:style-name="P53" text:outline-level="2"><text:span text:style-name="T111">Напі</text:span><text:span text:style-name="T126"></text:span><text:span text:style-name="T111">в </text:span><text:span text:style-name="T148">(див. 89)</text:span></text:h>
          </table:table-cell>
          <table:covered-table-cell/>
          <table:covered-table-cell/>
          <table:covered-table-cell/>
          <table:covered-table-cell/>
          <table:table-cell table:style-name="Dictionary.G184" table:number-columns-spanned="4" office:value-type="string">
            <text:h text:style-name="P57" text:outline-level="2">ступа<text:soft-page-break/>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1">II </text:span><text:span text:style-name="T114">ступ`а</text:span></text:p>
            <text:p text:style-name="P30"><text:span text:style-name="T114">-и, </text:span><text:span text:style-name="T115">ж.</text:span><text:span text:style-name="T114">, </text:span><text:span text:style-name="T115">перев.</text:span> <text:span text:style-name="T115">з означ.</text:span></text:p>
            <text:p text:style-name="P30">Манера ходити, ступати; хода. || Рух ногою вперед, убік або назад; крок. || Звуки від таких рухів. || Про спокійну, тиху ходу коня; найповільніший алюр.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91</text:p>
          </table:table-cell>
          <table:table-cell table:style-name="Dictionary.B327" table:number-columns-spanned="2" office:value-type="string">
            <text:p text:style-name="P22">Нáхлюпи</text:p>
          </table:table-cell>
          <table:covered-table-cell/>
          <table:table-cell table:style-name="Dictionary.D327" table:number-columns-spanned="2" office:value-type="string">
            <text:p text:style-name="P1"><text:span text:style-name="T20">-ів, </text:span><text:span text:style-name="T22">ім., мн., інд.-авт., [2], [1а]</text:span></text:p>
          </table:table-cell>
          <table:covered-table-cell/>
          <table:table-cell table:style-name="Dictionary.F327" table:number-columns-spanned="2" office:value-type="string">
            <text:p text:style-name="P1"><text:span text:style-name="T21">Похідне від </text:span><text:span text:style-name="T34">хлюпати</text:span></text:p>
          </table:table-cell>
          <table:covered-table-cell/>
          <table:table-cell table:style-name="Dictionary.H327" table:number-columns-spanned="3" office:value-type="string">
            <text:p text:style-name="P1"><text:span text:style-name="T22">Покірні вітру, </text:span><text:span text:style-name="T26">нахлюпи</text:span><text:span text:style-name="T22"> щедрот/ з убогого жебрацького бенкету,/ відвирувавши, котяться у Лету,/ в таночок взявши кревних і заброд.(П-1:101)</text:span></text:p>
          </table:table-cell>
          <table:covered-table-cell/>
          <table:covered-table-cell/>
        </table:table-row>
        <table:table-row>
          <table:covered-table-cell/>
          <table:table-cell table:style-name="Dictionary.B186" table:number-columns-spanned="9" office:value-type="string">
            <text:h text:style-name="P53" text:outline-level="2"><text:span text:style-name="T111">хл</text:span><text:span text:style-name="T138">ю</text:span><text:span text:style-name="T111">пати</text:span>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4">-аю, -аєш, </text:span><text:span text:style-name="T115">недок.</text:span></text:p>
            <text:p text:style-name="P30">1) <text:span text:style-name="T115">неперех.</text:span> Плещучи, просочуючись, видавати характерні звуки (про воду, грязь і т. ін.). || З плескотом битися, ударятися об що-небудь. || Ударяючи по воді, з шумом занурюючись, падаючи в воду чи іншу рідину, створювати плескіт.</text:p>
            <text:p text:style-name="P24"><text:span text:style-name="T73">2) </text:span><text:span text:style-name="T92">перех.</text:span><text:span text:style-name="T73"> </text:span><text:span text:style-name="T78">і </text:span><text:span text:style-name="T92">неперех.</text:span><text:span text:style-name="T73"> Рвучкими рухами лити, бризкати водою або іншою рідиною на кого-, що-небудь. || Розливатися, виливатися, розпліскуватися. || Утворювати звуки, що нагадують </text:span><text:span text:style-name="T73">хлипання.</text:span><text:span text:style-name="T78">Хлюпати носом</text:span><text:span text:style-name="T73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92</text:p>
          </table:table-cell>
          <table:table-cell table:style-name="Dictionary.B327" table:number-columns-spanned="2" office:value-type="string">
            <text:p text:style-name="P22">Обакрáй</text:p>
          </table:table-cell>
          <table:covered-table-cell/>
          <table:table-cell table:style-name="Dictionary.D327" table:number-columns-spanned="2" office:value-type="string">
            <text:p text:style-name="P1"><text:span text:style-name="T20">-ю, </text:span><text:span text:style-name="T22">ім., ч., </text:span><text:span text:style-name="T22">інд.-авт., [11]</text:span></text:p>
          </table:table-cell>
          <table:covered-table-cell/>
          <table:table-cell table:style-name="Dictionary.F327" table:number-columns-spanned="2" office:value-type="string">
            <text:p text:style-name="P1"><text:span text:style-name="T21">Похідне від </text:span><text:span text:style-name="T34">óба</text:span><text:span text:style-name="T21"> і </text:span><text:span text:style-name="T34">край</text:span></text:p>
          </table:table-cell>
          <table:covered-table-cell/>
          <table:table-cell table:style-name="Dictionary.H327" table:number-columns-spanned="3" office:value-type="string">
            <text:p text:style-name="P1"><text:span text:style-name="T22">З ціложиттєвого ждання/ Ти смерть на кілька літ відтрутив,/ </text:span><text:span text:style-name="T22">аби почути пахощ рути/ і в неї впасти навмання - / з усіх розлук – на </text:span><text:span text:style-name="T26">обакрай</text:span><text:span text:style-name="T22">/ Вітчизни – і яви, і мрії. (П-2:19)</text:span></text:p>
          </table:table-cell>
          <table:covered-table-cell/>
          <table:covered-table-cell/>
        </table:table-row>
        <table:table-row>
          <table:covered-table-cell/>
          <table:table-cell table:style-name="Dictionary.B188" table:number-columns-spanned="5" office:value-type="string">
            <text:h text:style-name="P53" text:outline-level="2"><text:span text:style-name="T111">Об</text:span><text:span text:style-name="T138">и</text:span><text:span text:style-name="T111">два (</text:span><text:span text:style-name="T124">óба</text:span><text:span text:style-name="T111">)</text:span>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4">обох, </text:span><text:span text:style-name="T115">ч.</text:span> <text:span text:style-name="T115">і с.</text:span><text:span text:style-name="T114">, обидві, обох, </text:span><text:span text:style-name="T115">ж.</text:span><text:span text:style-name="T114">, </text:span><text:span text:style-name="T115">числ.</text:span><text:span text:style-name="T114">, </text:span><text:span text:style-name="T115">збірн.</text:span></text:p>
            <text:p text:style-name="P24"><text:span text:style-name="T73">Означає кожний із двох названих або відомих предметів; один і другий; і той, і другий. </text:span><text:span text:style-name="T78">В обидва кінці</text:span><text:span text:style-name="T73">.</text:span></text:p>
          </table:table-cell>
          <table:covered-table-cell/>
          <table:covered-table-cell/>
          <table:covered-table-cell/>
          <table:covered-table-cell/>
          <table:table-cell table:style-name="Dictionary.G188" table:number-columns-spanned="4" office:value-type="string">
            <text:p text:style-name="P4"><text:span text:style-name="T63">Край </text:span><text:span text:style-name="T69">(див. 71)</text:span>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Dictionary.A1" table:number-rows-spanned="2" office:value-type="string">
            <text:p text:style-name="P3">93</text:p>
          </table:table-cell>
          <table:table-cell table:style-name="Dictionary.B327" table:number-columns-spanned="2" office:value-type="string">
            <text:p text:style-name="P22">Обоюдожáлий</text:p>
          </table:table-cell>
          <table:covered-table-cell/>
          <table:table-cell table:style-name="Dictionary.D327" table:number-columns-spanned="2" office:value-type="string">
            <text:p text:style-name="P1"><text:span text:style-name="T20">-а, -е, </text:span><text:span text:style-name="T23">прикм., </text:span><text:span text:style-name="T22">інд.-авт., </text:span><text:span text:style-name="T41">[1б]</text:span></text:p>
          </table:table-cell>
          <table:covered-table-cell/>
          <table:table-cell table:style-name="Dictionary.F327" table:number-columns-spanned="2" office:value-type="string">
            <text:p text:style-name="P1"><text:span text:style-name="T42">Похідне від </text:span><text:span text:style-name="T43">обою</text:span><text:span text:style-name="T39"></text:span><text:span text:style-name="T43">до</text:span><text:span text:style-name="T42"> і </text:span><text:span text:style-name="T43">жалі</text:span><text:span text:style-name="T39"></text:span><text:span text:style-name="T43">ти</text:span></text:p>
          </table:table-cell>
          <table:covered-table-cell/>
          <table:table-cell table:style-name="Dictionary.H327" table:number-columns-spanned="3" office:value-type="string">
            <text:p text:style-name="P1"><text:span text:style-name="T22">Та мури, мов із мертвих всталі,/ похмуро мовили: чекай,/ ще обрадіє із печалі/ твій </text:span><text:span text:style-name="T26">обоюдожалий</text:span><text:span text:style-name="T22"> край. (П-1:36)</text:span></text:p>
          </table:table-cell>
          <table:covered-table-cell/>
          <table:covered-table-cell/>
        </table:table-row>
        <table:table-row>
          <table:covered-table-cell/>
          <table:table-cell table:style-name="Dictionary.B190" table:number-columns-spanned="5" office:value-type="string">
            <text:p text:style-name="P4"><text:span text:style-name="T135">Обою</text:span><text:span text:style-name="T67"></text:span><text:span text:style-name="T135">до </text:span><text:span text:style-name="T136">(не подано у словнику)</text:span></text:p>
          </table:table-cell>
          <table:covered-table-cell/>
          <table:covered-table-cell/>
          <table:covered-table-cell/>
          <table:covered-table-cell/>
          <table:table-cell table:style-name="Dictionary.G190" table:number-columns-spanned="4" office:value-type="string">
            <text:h text:style-name="P53" text:outline-level="2"><text:span text:style-name="T111">жал</text:span><text:span text:style-name="T138">і</text:span><text:span text:style-name="T111">ти</text:span>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4">-ію, -ієш, </text:span><text:span text:style-name="T115">недок.</text:span></text:p>
            <text:p text:style-name="P30">1) <text:span text:style-name="T115">перех.</text:span> <text:span text:style-name="T144">і без додатка</text:span>. Відчувати жалість, співчуття до кого-небудь.</text:p>
            <text:p text:style-name="P30">2) <text:span text:style-name="T115">неперех.</text:span> Нарікати на що-небудь, уболівати за чимось, за щось; шкодувати, жалкувати.</text:p>
            <text:p text:style-name="P24"><text:span text:style-name="T73">3) </text:span><text:span text:style-name="T92">перех.</text:span><text:span text:style-name="T73"> Берегти, оберігати кого-, що-небудь. || Неохоче витрачати що-небудь; шкодувати, жалкувати.</text:span>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94</text:p>
          </table:table-cell>
          <table:table-cell table:style-name="Dictionary.B327" table:number-columns-spanned="2" office:value-type="string">
            <text:p text:style-name="P22">ОвÓгнений</text:p>
          </table:table-cell>
          <table:covered-table-cell/>
          <table:table-cell table:style-name="Dictionary.D327" table:number-columns-spanned="2" office:value-type="string">
            <text:p text:style-name="P1"><text:span text:style-name="T20">-а, -е, </text:span><text:span text:style-name="T22">інд.-авт., [4]</text:span></text:p>
          </table:table-cell>
          <table:covered-table-cell/>
          <table:table-cell table:style-name="Dictionary.F327" table:number-columns-spanned="2" office:value-type="string">
            <text:p text:style-name="P1"><text:span text:style-name="T21">Дієпр. Від неіснуючого дієслова </text:span><text:span text:style-name="T34">овогнити</text:span></text:p>
          </table:table-cell>
          <table:covered-table-cell/>
          <table:table-cell table:style-name="Dictionary.H327" table:number-columns-spanned="3" office:value-type="string">
            <text:p text:style-name="P1"><text:span text:style-name="T22">Та за тобою небо запалало,/ </text:span><text:span text:style-name="T26">овогнене</text:span><text:span text:style-name="T22"> грозою стожалів. (П-2:68)</text:span></text:p>
          </table:table-cell>
          <table:covered-table-cell/>
          <table:covered-table-cell/>
        </table:table-row>
        <table:table-row>
          <table:covered-table-cell/>
          <table:table-cell table:style-name="Dictionary.B192" table:number-columns-spanned="9" office:value-type="string">
            <text:p text:style-name="P4"><text:span text:style-name="T63">Овогнити </text:span><text:span text:style-name="T69">(не подано у словнику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95</text:p>
          </table:table-cell>
          <table:table-cell table:style-name="Dictionary.B327" table:number-columns-spanned="2" office:value-type="string">
            <text:p text:style-name="P22">Огрáння</text:p>
          </table:table-cell>
          <table:covered-table-cell/>
          <table:table-cell table:style-name="Dictionary.D327" table:number-columns-spanned="2" office:value-type="string">
            <text:p text:style-name="P1"><text:span text:style-name="T22">ім., с., </text:span><text:span text:style-name="T22">інд.-авт., [1]</text:span></text:p>
          </table:table-cell>
          <table:covered-table-cell/>
          <table:table-cell table:style-name="Dictionary.F327" table:number-columns-spanned="2" office:value-type="string">
            <text:p text:style-name="P1"><text:span text:style-name="T37">Похідне від </text:span><text:span text:style-name="T33">огрáнювати</text:span></text:p>
          </table:table-cell>
          <table:covered-table-cell/>
          <table:table-cell table:style-name="Dictionary.H327" table:number-columns-spanned="3" office:value-type="string">
            <text:p text:style-name="P1"><text:span text:style-name="T22">У зашморзі бід/ аж зайшовся кривий </text:span><text:span text:style-name="T22">од волання борлак,/ аж </text:span><text:span text:style-name="T26">огранням</text:span><text:span text:style-name="T22"> дзеркал заросилася кров! (П-1:33)</text:span></text:p>
          </table:table-cell>
          <table:covered-table-cell/>
          <table:covered-table-cell/>
        </table:table-row>
        <table:table-row>
          <table:covered-table-cell/>
          <table:table-cell table:style-name="Dictionary.B194" table:number-columns-spanned="9" office:value-type="string">
            <text:h text:style-name="P53" text:outline-level="2"><text:span text:style-name="T111">Огран</text:span><text:span text:style-name="T138">о</text:span><text:span text:style-name="T111">вувати (</text:span><text:span text:style-name="T125">огрáнювати</text:span><text:span text:style-name="T111">)</text:span>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4">-ую, -уєш, </text:span><text:span text:style-name="T115">недок.</text:span><text:span text:style-name="T114">, огранувати, -ую, -уєш, </text:span><text:span text:style-name="T115">док.</text:span><text:span text:style-name="T114">, </text:span><text:span text:style-name="T115">перех.</text:span><text:span text:style-name="T114">, </text:span><text:span text:style-name="T115">спец.</text:span></text:p>
            <text:p text:style-name="P30">Шліфуючи поверхню чого-небудь, робити на ній грані.</text:p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96</text:p>
          </table:table-cell>
          <table:table-cell table:style-name="Dictionary.B327" table:number-columns-spanned="2" office:value-type="string">
            <text:p text:style-name="P22">Озлíння</text:p>
          </table:table-cell>
          <table:covered-table-cell/>
          <table:table-cell table:style-name="Dictionary.D327" table:number-columns-spanned="2" office:value-type="string">
            <text:p text:style-name="P1"><text:span text:style-name="T20">-я, </text:span><text:span text:style-name="T22">ім., ж., інд.-авт., </text:span><text:soft-page-break/><text:span text:style-name="T22">[1]</text:span></text:p>
          </table:table-cell>
          <table:covered-table-cell/>
          <table:table-cell table:style-name="Dictionary.F327" table:number-columns-spanned="2" office:value-type="string">
            <text:p text:style-name="P1"><text:span text:style-name="T22">Похідне від </text:span><text:span text:style-name="T27">озл</text:span><text:span text:style-name="T29">и</text:span><text:span text:style-name="T27">тися</text:span></text:p>
          </table:table-cell>
          <table:covered-table-cell/>
          <table:table-cell table:style-name="Dictionary.H327" table:number-columns-spanned="3" office:value-type="string">
            <text:p text:style-name="P1"><text:span text:style-name="T22">А шал який! Яке </text:span><text:span text:style-name="T26">озління</text:span><text:span text:style-name="T22">!/ О білий світе-блекота. (П-1:132)</text:span></text:p>
          </table:table-cell>
          <table:covered-table-cell/>
          <table:covered-table-cell/>
        </table:table-row>
        <table:table-row>
          <table:covered-table-cell/>
          <table:table-cell table:style-name="Dictionary.B196" table:number-columns-spanned="9" office:value-type="string">
            <text:h text:style-name="P53" text:outline-level="2"><text:span text:style-name="T111">озл</text:span><text:span text:style-name="T138">и</text:span><text:span text:style-name="T111">тися</text:span>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4">-люся, -лишся, </text:span><text:span text:style-name="T115">док.</text:span></text:p>
            <text:p text:style-name="P30">Стати розлюченим, роздратованим; розізлитися, розгніватися. || Стати злим, злостивим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97</text:p>
          </table:table-cell>
          <table:table-cell table:style-name="Dictionary.B327" table:number-columns-spanned="2" office:value-type="string">
            <text:p text:style-name="P22">Ошрóття</text:p>
          </table:table-cell>
          <table:covered-table-cell/>
          <table:table-cell table:style-name="Dictionary.D327" table:number-columns-spanned="2" office:value-type="string">
            <text:p text:style-name="P1"><text:span text:style-name="T20">-я, </text:span><text:span text:style-name="T22">ім., збірн., інд.-авт., [4]</text:span></text:p>
          </table:table-cell>
          <table:covered-table-cell/>
          <table:table-cell table:style-name="Dictionary.F327" table:number-columns-spanned="2" office:value-type="string">
            <text:p text:style-name="P17">Похідне від <text:span text:style-name="T112">шріт</text:span></text:p>
          </table:table-cell>
          <table:covered-table-cell/>
          <table:table-cell table:style-name="Dictionary.H327" table:number-columns-spanned="3" office:value-type="string">
            <text:p text:style-name="P1"><text:span text:style-name="T22">І тінь біжить – поверхи давніх днів./ І заволока – на </text:span><text:span text:style-name="T26">ошроття</text:span><text:span text:style-name="T22"> часу. (П-1:137)</text:span></text:p>
          </table:table-cell>
          <table:covered-table-cell/>
          <table:covered-table-cell/>
        </table:table-row>
        <table:table-row>
          <table:covered-table-cell/>
          <table:table-cell table:style-name="Dictionary.B198" table:number-columns-spanned="9" office:value-type="string">
            <text:h text:style-name="P61" text:outline-level="2">шріт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4">шроту, </text:span><text:span text:style-name="T115">ч.</text:span></text:p>
            <text:p text:style-name="P30">1) Дрібні свинцеві кульки для стрільби з мисливської рушниці; дріб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98</text:p>
          </table:table-cell>
          <table:table-cell table:style-name="Dictionary.B327" table:number-columns-spanned="2" office:value-type="string">
            <text:p text:style-name="P22">Пáверх</text:p>
          </table:table-cell>
          <table:covered-table-cell/>
          <table:table-cell table:style-name="Dictionary.D327" table:number-columns-spanned="2" office:value-type="string">
            <text:p text:style-name="P1"><text:span text:style-name="T20">-у, </text:span><text:span text:style-name="T22">ім., ч., інд.-авт., </text:span><text:span text:style-name="T22">[2]</text:span></text:p>
          </table:table-cell>
          <table:covered-table-cell/>
          <table:table-cell table:style-name="Dictionary.F327" table:number-columns-spanned="2" office:value-type="string">
            <text:p text:style-name="P1"><text:span text:style-name="T21">Похідне від </text:span><text:span text:style-name="T34">па</text:span><text:span text:style-name="T21">... (“подібний”) і </text:span><text:span text:style-name="T34">верх</text:span></text:p>
          </table:table-cell>
          <table:covered-table-cell/>
          <table:table-cell table:style-name="Dictionary.H327" table:number-columns-spanned="3" office:value-type="string">
            <text:p text:style-name="P1"><text:span text:style-name="T22">Тут </text:span><text:span text:style-name="T26">паверх</text:span><text:span text:style-name="T22">, паниз, пажиття і паскін,/ переступай лискуче лезо меж,/ і рідні лиця за порожні маски/ тобі здадуться з понадгірних веж. </text:span><text:span text:style-name="T22">(П-1:16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00" table:number-columns-spanned="5" office:value-type="string">
            <text:p text:style-name="P15"><text:span text:style-name="T88">Па</text:span><text:span text:style-name="T89">... </text:span><text:span text:style-name="T90">(не подано у словнику)</text:span></text:p>
          </table:table-cell>
          <table:covered-table-cell/>
          <table:covered-table-cell/>
          <table:covered-table-cell/>
          <table:covered-table-cell/>
          <table:table-cell table:style-name="Dictionary.G200" table:number-columns-spanned="4" office:value-type="string">
            <text:h text:style-name="P57" text:outline-level="2">верх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4">-у, </text:span><text:span text:style-name="T115">ч.</text:span></text:p>
            <text:p text:style-name="P33">1) Верхня, найвища частина чого-небудь; вершина. || Поверхня землі, якої-небудь рідини і т. ін.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99</text:p>
          </table:table-cell>
          <table:table-cell table:style-name="Dictionary.B327" table:number-columns-spanned="2" office:value-type="string">
            <text:p text:style-name="P22">Пажиття</text:p>
          </table:table-cell>
          <table:covered-table-cell/>
          <table:table-cell table:style-name="Dictionary.D327" table:number-columns-spanned="2" office:value-type="string">
            <text:p text:style-name="P1"><text:span text:style-name="T20">-я, </text:span><text:span text:style-name="T22">ім., с., інд.-авт., [2]</text:span></text:p>
          </table:table-cell>
          <table:covered-table-cell/>
          <table:table-cell table:style-name="Dictionary.F327" table:number-columns-spanned="2" office:value-type="string">
            <text:p text:style-name="P1"><text:span text:style-name="T21">Похідне від </text:span><text:span text:style-name="T34">па</text:span><text:span text:style-name="T21">... (“подібний”) і </text:span><text:span text:style-name="T34">життя</text:span></text:p>
          </table:table-cell>
          <table:covered-table-cell/>
          <table:table-cell table:style-name="Dictionary.H327" table:number-columns-spanned="3" office:value-type="string">
            <text:p text:style-name="P1"><text:span text:style-name="T22">Тут паверх, паниз, </text:span><text:span text:style-name="T26">пажиття</text:span><text:span text:style-name="T22"> і паскін,/ переступай лискуче лезо меж,/ і рідні лиця за порожні маски/ тобі здадуться з понадгірних веж. (П-1:16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02" table:number-columns-spanned="9" office:value-type="string">
            <text:p text:style-name="P4"><text:span text:style-name="T63">Життя </text:span><text:span text:style-name="T69">(див. 63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00</text:p>
          </table:table-cell>
          <table:table-cell table:style-name="Dictionary.B327" table:number-columns-spanned="2" office:value-type="string">
            <text:p text:style-name="P22">Пáниз</text:p>
          </table:table-cell>
          <table:covered-table-cell/>
          <table:table-cell table:style-name="Dictionary.D327" table:number-columns-spanned="2" office:value-type="string">
            <text:p text:style-name="P1"><text:span text:style-name="T20">-у, </text:span><text:span text:style-name="T22">ім., </text:span><text:soft-page-break/><text:span text:style-name="T22">ч., інд.-авт., [2]</text:span></text:p>
          </table:table-cell>
          <table:covered-table-cell/>
          <table:table-cell table:style-name="Dictionary.F327" table:number-columns-spanned="2" office:value-type="string">
            <text:p text:style-name="P1"><text:span text:style-name="T21">Похідне від </text:span><text:soft-page-break/><text:span text:style-name="T34">па</text:span><text:span text:style-name="T21">... (“подібний”) і </text:span><text:span text:style-name="T34">низ</text:span></text:p>
          </table:table-cell>
          <table:covered-table-cell/>
          <table:table-cell table:style-name="Dictionary.H327" table:number-columns-spanned="3" office:value-type="string">
            <text:p text:style-name="P1"><text:span text:style-name="T22">Тут паверх, </text:span><text:span text:style-name="T26">паниз</text:span><text:span text:style-name="T22">, пажиття і </text:span><text:soft-page-break/><text:span text:style-name="T22">паскін,/ переступай лискуче лезо меж,/ і рідні лиця за порожні маски/ тобі здадуться з понадгірних веж. (П-1:16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04" table:number-columns-spanned="9" office:value-type="string">
            <text:h text:style-name="P57" text:outline-level="2">низ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4">-у, </text:span><text:span text:style-name="T115">ч.</text:span></text:p>
            <text:p text:style-name="P43"><text:span text:style-name="T79">1) Нижня частина предмета. || </text:span><text:span text:style-name="T82">рідко</text:span><text:span text:style-name="T79">. Те саме, що </text:span><text:a xlink:type="simple" xlink:href="http://www.lingvo.ua/uk/Translate/uk-uk/виворіт"><text:span text:style-name="T98">виворіт</text:span></text:a><text:span text:style-name="T79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01</text:p>
          </table:table-cell>
          <table:table-cell table:style-name="Dictionary.B327" table:number-columns-spanned="2" office:value-type="string">
            <text:p text:style-name="P22">Парура</text:p>
          </table:table-cell>
          <table:covered-table-cell/>
          <table:table-cell table:style-name="Dictionary.D327" table:number-columns-spanned="2" office:value-type="string">
            <text:p text:style-name="P1"><text:span text:style-name="T20">-и, </text:span><text:span text:style-name="T22">ім., ж., інд.-авт., [2]</text:span></text:p>
          </table:table-cell>
          <table:covered-table-cell/>
          <table:table-cell table:style-name="Dictionary.F327" table:number-columns-spanned="2" office:value-type="string">
            <text:p text:style-name="P1"><text:span text:style-name="T21">Похідне від </text:span><text:span text:style-name="T34">па</text:span><text:span text:style-name="T21">... (“подібний”) і </text:span><text:span text:style-name="T34">рýра</text:span></text:p>
          </table:table-cell>
          <table:covered-table-cell/>
          <table:table-cell table:style-name="Dictionary.H327" table:number-columns-spanned="3" office:value-type="string">
            <text:p text:style-name="P1"><text:span text:style-name="T22">Те безмежжя сил,/ розбурханих од молодого болю,/ ті </text:span><text:span text:style-name="T26">парури</text:span><text:span text:style-name="T22"> зусиль… (П-1:5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06" table:number-columns-spanned="9" office:value-type="string">
            <text:h text:style-name="P53" text:outline-level="2"><text:span text:style-name="T111">р</text:span><text:span text:style-name="T138">у</text:span><text:span text:style-name="T111">ра</text:span>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4">-и, </text:span><text:span text:style-name="T115">ж.</text:span></text:p>
            <text:p text:style-name="P43"><text:span text:style-name="T79">1) </text:span><text:span text:style-name="T94">зах.</text:span><text:span text:style-name="T79"> Те саме, що </text:span><text:a xlink:type="simple" xlink:href="http://www.lingvo.ua/uk/Translate/uk-uk/труба">труба</text:a><text:span text:style-name="T98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02</text:p>
          </table:table-cell>
          <table:table-cell table:style-name="Dictionary.B327" table:number-columns-spanned="2" office:value-type="string">
            <text:p text:style-name="P22">Пáскін</text:p>
          </table:table-cell>
          <table:covered-table-cell/>
          <table:table-cell table:style-name="Dictionary.D327" table:number-columns-spanned="2" office:value-type="string">
            <text:p text:style-name="P1"><text:span text:style-name="T20">пáскон</text:span><text:span text:style-name="T20">у, </text:span><text:span text:style-name="T22">ім., ч., інд.-</text:span><text:span text:style-name="T22">авт., [2]</text:span></text:p>
          </table:table-cell>
          <table:covered-table-cell/>
          <table:table-cell table:style-name="Dictionary.F327" table:number-columns-spanned="2" office:value-type="string">
            <text:p text:style-name="P1"><text:span text:style-name="T21">Похідне від </text:span><text:span text:style-name="T34">па</text:span><text:span text:style-name="T21">... (“подібний”) і </text:span><text:span text:style-name="T34">скін</text:span></text:p>
          </table:table-cell>
          <table:covered-table-cell/>
          <table:table-cell table:style-name="Dictionary.H327" table:number-columns-spanned="3" office:value-type="string">
            <text:p text:style-name="P1"><text:span text:style-name="T22">Тут паверх, паниз, пажиття і </text:span><text:span text:style-name="T26">паскін</text:span><text:span text:style-name="T22">,/ переступай лискуче лезо меж,/ і рідні лиця за порожні маски/ тобі здадуться з понадгірних веж. </text:span><text:span text:style-name="T22">(П-1:16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08" table:number-columns-spanned="9" office:value-type="string">
            <text:h text:style-name="P57" text:outline-level="2">скін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4">скону, </text:span><text:span text:style-name="T115">ч.</text:span><text:span text:style-name="T114">, </text:span><text:span text:style-name="T115">уроч.</text:span></text:p>
            <text:p text:style-name="P43"><text:span text:style-name="T79">Те саме, що </text:span><text:a xlink:type="simple" xlink:href="http://www.lingvo.ua/uk/Translate/uk-uk/смерть"><text:span text:style-name="T98">смерть</text:span></text:a><text:span text:style-name="T79">. || Кінець, межа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03</text:p>
          </table:table-cell>
          <table:table-cell table:style-name="Dictionary.B327" table:number-columns-spanned="2" office:value-type="string">
            <text:p text:style-name="P22">Пекельнозóрий</text:p>
          </table:table-cell>
          <table:covered-table-cell/>
          <table:table-cell table:style-name="Dictionary.D327" table:number-columns-spanned="2" office:value-type="string">
            <text:p text:style-name="P1"><text:span text:style-name="T20">-а, -е, </text:span><text:span text:style-name="T23">прикм., </text:span><text:span text:style-name="T22">інд.-</text:span><text:soft-page-break/><text:span text:style-name="T22">авт., [15а]</text:span></text:p>
          </table:table-cell>
          <table:covered-table-cell/>
          <table:table-cell table:style-name="Dictionary.F327" table:number-columns-spanned="2" office:value-type="string">
            <text:p text:style-name="P1"><text:span text:style-name="T21">Похідне від </text:span><text:span text:style-name="T34">пекельний </text:span><text:span text:style-name="T21">і </text:span><text:span text:style-name="T34">зір</text:span></text:p>
          </table:table-cell>
          <table:covered-table-cell/>
          <table:table-cell table:style-name="Dictionary.H327" table:number-columns-spanned="3" office:value-type="string">
            <text:p text:style-name="P1"><text:span text:style-name="T22">Мигоче, мов відьмак, паркан </text:span><text:span text:style-name="T26">пекельнозорий</text:span><text:span text:style-name="T22">,/ за голосом покори душа рушає вспак. (П-2:31)</text:span></text:p>
          </table:table-cell>
          <table:covered-table-cell/>
          <table:covered-table-cell/>
        </table:table-row>
        <table:table-row>
          <table:covered-table-cell/>
          <table:table-cell table:style-name="Dictionary.B210" table:number-columns-spanned="5" office:value-type="string">
            <text:p text:style-name="P4"><text:span text:style-name="T63">Пекельний </text:span><text:span text:style-name="T69">(див. 36)</text:span></text:p>
          </table:table-cell>
          <table:covered-table-cell/>
          <table:covered-table-cell/>
          <table:covered-table-cell/>
          <table:covered-table-cell/>
          <table:table-cell table:style-name="Dictionary.G210" table:number-columns-spanned="4" office:value-type="string">
            <text:h text:style-name="P58" text:outline-level="2">зір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4">зору, </text:span><text:span text:style-name="T115">ч.</text:span></text:p>
            <text:p text:style-name="P30">1) Одне з п'яти почуттів, органом якого є око. || Здатність бачити.</text:p>
            <text:p text:style-name="P30">2) Спрямованість очей на кого-, що-небудь; погляд.</text:p>
            <text:p text:style-name="P43"><text:span text:style-name="T79">3) Те саме, що </text:span><text:a xlink:type="simple" xlink:href="http://www.lingvo.ua/uk/Translate/uk-uk/очі"><text:span text:style-name="T98">очі</text:span></text:a><text:span text:style-name="T79">.</text:span>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04</text:p>
          </table:table-cell>
          <table:table-cell table:style-name="Dictionary.B327" table:number-columns-spanned="2" office:value-type="string">
            <text:p text:style-name="P22">Піввагáння</text:p>
          </table:table-cell>
          <table:covered-table-cell/>
          <table:table-cell table:style-name="Dictionary.D327" table:number-columns-spanned="2" office:value-type="string">
            <text:p text:style-name="P1"><text:span text:style-name="T20">-я, </text:span><text:span text:style-name="T22">ім., с., інд.-авт., [2]</text:span></text:p>
          </table:table-cell>
          <table:covered-table-cell/>
          <table:table-cell table:style-name="Dictionary.F327" table:number-columns-spanned="2" office:value-type="string">
            <text:p text:style-name="P1"><text:span text:style-name="T21">Похідне від </text:span><text:span text:style-name="T34">пів</text:span><text:span text:style-name="T21"> і </text:span><text:span text:style-name="T34">вагáння</text:span></text:p>
          </table:table-cell>
          <table:covered-table-cell/>
          <table:table-cell table:style-name="Dictionary.H327" table:number-columns-spanned="3" office:value-type="string">
            <text:p text:style-name="P1"><text:span text:style-name="T22">Напівступою,/ як над собою винесений крок/ задумався і скляк. Напівбажання,/ на </text:span><text:span text:style-name="T26">півваганні</text:span><text:span text:style-name="T22"> втяте. (П-1:5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12" table:number-columns-spanned="5" office:value-type="string">
            <text:h text:style-name="P53" text:outline-level="2"><text:span text:style-name="T111">Полов</text:span><text:span text:style-name="T138">и</text:span><text:span text:style-name="T111">на </text:span><text:span text:style-name="T148">(пів)</text:span>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4">-и, </text:span><text:span text:style-name="T115">ж.</text:span></text:p>
            <text:p text:style-name="P30">1) Одна з двох рівних частин чого-небудь. || Складова частина парного предмета. || Якась частина або певна кількість чого-небудь.</text:p>
            <text:p text:style-name="P30">2) Середина якої-небудь віддалі, якогось проміжку часу і т. ін. || Момент часу, який відповідає середині даної години.</text:p>
          </table:table-cell>
          <table:covered-table-cell/>
          <table:covered-table-cell/>
          <table:covered-table-cell/>
          <table:covered-table-cell/>
          <table:table-cell table:style-name="Dictionary.G212" table:number-columns-spanned="4" office:value-type="string">
            <text:h text:style-name="P53" text:outline-level="2"><text:span text:style-name="T111">ваг</text:span><text:span text:style-name="T138">а</text:span><text:span text:style-name="T111">ння</text:span>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4">-я, </text:span><text:span text:style-name="T115">с.</text:span></text:p>
            <text:p text:style-name="P43"><text:span text:style-name="T79">1) Дія за знач. </text:span><text:a xlink:type="simple" xlink:href="http://www.lingvo.ua/uk/Translate/uk-uk/вагатися"><text:span text:style-name="T98">вагатися</text:span></text:a><text:span text:style-name="T79">.</text:span></text:p>
            <text:p text:style-name="P30">2) Неспроможність відразу вирішити щось; роздумування.</text:p>
            <text:p text:style-name="P30">3) Непослідовність у поглядах, хитання.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05</text:p>
          </table:table-cell>
          <table:table-cell table:style-name="Dictionary.B327" table:number-columns-spanned="2" office:value-type="string">
            <text:p text:style-name="P22">Півдуші</text:p>
          </table:table-cell>
          <table:covered-table-cell/>
          <table:table-cell table:style-name="Dictionary.D327" table:number-columns-spanned="2" office:value-type="string">
            <text:p text:style-name="P1"><text:span text:style-name="T20">півдýш</text:span><text:span text:style-name="T20">, </text:span><text:span text:style-name="T22">ім., мн., інд.-авт., [2]</text:span></text:p>
          </table:table-cell>
          <table:covered-table-cell/>
          <table:table-cell table:style-name="Dictionary.F327" table:number-columns-spanned="2" office:value-type="string">
            <text:p text:style-name="P1"><text:span text:style-name="T21">Похідне від </text:span><text:span text:style-name="T34">пів</text:span><text:span text:style-name="T21"> і </text:span><text:span text:style-name="T34">душі</text:span></text:p>
          </table:table-cell>
          <table:covered-table-cell/>
          <table:table-cell table:style-name="Dictionary.H327" table:number-columns-spanned="3" office:value-type="string">
            <text:p text:style-name="P1"><text:span text:style-name="T22">О царство півсерць, півнадій, </text:span><text:span text:style-name="T22">півпричалів,/ півзамірів царство, півзмаг і </text:span><text:span text:style-name="T26">півдуш</text:span><text:span text:style-name="T22">! (П-1: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214" table:number-columns-spanned="5" office:value-type="string">
            <text:p text:style-name="P4"><text:span text:style-name="T63">Пів </text:span><text:span text:style-name="T69">(див. 104)</text:span></text:p>
          </table:table-cell>
          <table:covered-table-cell/>
          <table:covered-table-cell/>
          <table:covered-table-cell/>
          <table:covered-table-cell/>
          <table:table-cell table:style-name="Dictionary.G214" table:number-columns-spanned="4" office:value-type="string">
            <text:p text:style-name="P4"><text:span text:style-name="T63">Душі </text:span><text:span text:style-name="T69">(див. 61)</text:span>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06</text:p>
          </table:table-cell>
          <table:table-cell table:style-name="Dictionary.B327" table:number-columns-spanned="2" office:value-type="string">
            <text:p text:style-name="P22">Півзáміри</text:p>
          </table:table-cell>
          <table:covered-table-cell/>
          <table:table-cell table:style-name="Dictionary.D327" table:number-columns-spanned="2" office:value-type="string">
            <text:p text:style-name="P1"><text:span text:style-name="T20">-ів, </text:span><text:span text:style-name="T22">ім., мн., інд.-</text:span><text:soft-page-break/><text:span text:style-name="T22">авт., [2]</text:span></text:p>
          </table:table-cell>
          <table:covered-table-cell/>
          <table:table-cell table:style-name="Dictionary.F327" table:number-columns-spanned="2" office:value-type="string">
            <text:p text:style-name="P1"><text:span text:style-name="T21">Похідне від </text:span><text:span text:style-name="T34">пів</text:span><text:span text:style-name="T21"> і </text:span><text:span text:style-name="T34">зáміри</text:span></text:p>
          </table:table-cell>
          <table:covered-table-cell/>
          <table:table-cell table:style-name="Dictionary.H327" table:number-columns-spanned="3" office:value-type="string">
            <text:p text:style-name="P1"><text:span text:style-name="T22">О царство півсерць, півнадій, півпричалів,/ </text:span><text:span text:style-name="T26">півзамірів</text:span><text:span text:style-name="T22"> царство, півзмаг і півдуш! (П-1: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216" table:number-columns-spanned="5" office:value-type="string">
            <text:p text:style-name="P4"><text:span text:style-name="T63">Пів </text:span><text:span text:style-name="T69">(див. 104)</text:span></text:p>
          </table:table-cell>
          <table:covered-table-cell/>
          <table:covered-table-cell/>
          <table:covered-table-cell/>
          <table:covered-table-cell/>
          <table:table-cell table:style-name="Dictionary.G216" table:number-columns-spanned="4" office:value-type="string">
            <text:h text:style-name="P58" text:outline-level="2">замір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1">I </text:span><text:span text:style-name="T114">з`амір</text:span></text:p>
            <text:p text:style-name="P30"><text:span text:style-name="T114">-у, </text:span><text:span text:style-name="T115">ч.</text:span></text:p>
            <text:p text:style-name="P43"><text:span text:style-name="T79">Задум, бажання зробити щось; намір. || </text:span><text:span text:style-name="T94">перев.</text:span><text:span text:style-name="T79"> </text:span><text:span text:style-name="T94">мн.</text:span><text:span text:style-name="T79"> Таємні, підступні плани, спрямовані проти кого-, чого-небудь.</text:span>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07</text:p>
          </table:table-cell>
          <table:table-cell table:style-name="Dictionary.B327" table:number-columns-spanned="2" office:value-type="string">
            <text:p text:style-name="P22">Півзмáги</text:p>
          </table:table-cell>
          <table:covered-table-cell/>
          <table:table-cell table:style-name="Dictionary.D327" table:number-columns-spanned="2" office:value-type="string">
            <text:p text:style-name="P12">ім., мн., інд.-авт., [2], [1а]</text:p>
          </table:table-cell>
          <table:covered-table-cell/>
          <table:table-cell table:style-name="Dictionary.F327" table:number-columns-spanned="2" office:value-type="string">
            <text:p text:style-name="P1"><text:span text:style-name="T21">Похідне від </text:span><text:span text:style-name="T34">пів</text:span><text:span text:style-name="T21"> і </text:span><text:span text:style-name="T34">змагáння</text:span></text:p>
          </table:table-cell>
          <table:covered-table-cell/>
          <table:table-cell table:style-name="Dictionary.H327" table:number-columns-spanned="3" office:value-type="string">
            <text:p text:style-name="P1"><text:span text:style-name="T22">О царство півсерць, півнадій, півпричалів,/ півзамірів царство, </text:span><text:span text:style-name="T26">півзмаг</text:span><text:span text:style-name="T22"> і півдуш! (П-1: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218" table:number-columns-spanned="5" office:value-type="string">
            <text:p text:style-name="P4"><text:span text:style-name="T63">Пів </text:span><text:span text:style-name="T69">(див. 104)</text:span></text:p>
          </table:table-cell>
          <table:covered-table-cell/>
          <table:covered-table-cell/>
          <table:covered-table-cell/>
          <table:covered-table-cell/>
          <table:table-cell table:style-name="Dictionary.G218" table:number-columns-spanned="4" office:value-type="string">
            <text:h text:style-name="P54" text:outline-level="2"><text:span text:style-name="T111">змаг</text:span><text:span text:style-name="T138">а</text:span><text:span text:style-name="T111">ння</text:span>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4">-я, </text:span><text:span text:style-name="T115">с.</text:span></text:p>
            <text:p text:style-name="P24"><text:span text:style-name="T73">1) Намагання перевершити, перемогти когось у чому-небудь, домагаючись кращих, ніж у когось, </text:span><text:span text:style-name="T73">результатів, показників.</text:span></text:p>
            <text:p text:style-name="P24"><text:span text:style-name="T73">3) </text:span><text:span text:style-name="T92">перен.</text:span><text:span text:style-name="T73"> Сутичка, боротьба двох протилежних або ворожих сил.</text:span>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08</text:p>
          </table:table-cell>
          <table:table-cell table:style-name="Dictionary.B327" table:number-columns-spanned="2" office:value-type="string">
            <text:p text:style-name="P22">Півнадíї</text:p>
          </table:table-cell>
          <table:covered-table-cell/>
          <table:table-cell table:style-name="Dictionary.D327" table:number-columns-spanned="2" office:value-type="string">
            <text:p text:style-name="P1"><text:span text:style-name="T20">півнадí</text:span><text:span text:style-name="T20">й, </text:span><text:span text:style-name="T22">ім., мн., інд.-авт., [2]</text:span></text:p>
          </table:table-cell>
          <table:covered-table-cell/>
          <table:table-cell table:style-name="Dictionary.F327" table:number-columns-spanned="2" office:value-type="string">
            <text:p text:style-name="P1"><text:span text:style-name="T21">Похідне від </text:span><text:span text:style-name="T34">пів</text:span><text:span text:style-name="T21"> і </text:span><text:span text:style-name="T34">надíї</text:span></text:p>
          </table:table-cell>
          <table:covered-table-cell/>
          <table:table-cell table:style-name="Dictionary.H327" table:number-columns-spanned="3" office:value-type="string">
            <text:p text:style-name="P1"><text:span text:style-name="T22">О царство півсерць, </text:span><text:span text:style-name="T26">півнадій</text:span><text:span text:style-name="T22">, </text:span><text:span text:style-name="T22">півпричалів,/ півзамірів царство, півзмаг і півдуш! (П-1: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220" table:number-columns-spanned="5" office:value-type="string">
            <text:p text:style-name="P4"><text:span text:style-name="T63">Пів </text:span><text:span text:style-name="T69">(див. 104)</text:span></text:p>
          </table:table-cell>
          <table:covered-table-cell/>
          <table:covered-table-cell/>
          <table:covered-table-cell/>
          <table:covered-table-cell/>
          <table:table-cell table:style-name="Dictionary.G220" table:number-columns-spanned="4" office:value-type="string">
            <text:h text:style-name="P54" text:outline-level="2"><text:span text:style-name="T111">над</text:span><text:span text:style-name="T138">і</text:span><text:span text:style-name="T111">я</text:span>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4">-ї, </text:span><text:span text:style-name="T115">ж.</text:span></text:p>
            <text:p text:style-name="P30">1) Впевненість у можливості здійснення чогось бажаного, потрібного, приємного; сподівання.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Dictionary.A1" table:number-rows-spanned="2" office:value-type="string">
            <text:p text:style-name="P3">109</text:p>
          </table:table-cell>
          <table:table-cell table:style-name="Dictionary.B327" table:number-columns-spanned="2" office:value-type="string">
            <text:p text:style-name="P22">Півнебéс</text:p>
          </table:table-cell>
          <table:covered-table-cell/>
          <table:table-cell table:style-name="Dictionary.D327" table:number-columns-spanned="2" office:value-type="string">
            <text:p text:style-name="P1"><text:span text:style-name="T20">півнебéс, </text:span><text:span text:style-name="T22">ім., мн., інд.-авт., [2]</text:span></text:p>
          </table:table-cell>
          <table:covered-table-cell/>
          <table:table-cell table:style-name="Dictionary.F327" table:number-columns-spanned="2" office:value-type="string">
            <text:p text:style-name="P1"><text:span text:style-name="T21">Похідне від </text:span><text:span text:style-name="T34">пів</text:span><text:span text:style-name="T21"> і </text:span><text:span text:style-name="T34">небесá</text:span></text:p>
          </table:table-cell>
          <table:covered-table-cell/>
          <table:table-cell table:style-name="Dictionary.H327" table:number-columns-spanned="3" office:value-type="string">
            <text:p text:style-name="P1"><text:span text:style-name="T22">І з тих затятих здвоєних ночей/ на </text:span><text:span text:style-name="T26">півнебес</text:span><text:span text:style-name="T22"> зажевріло б іржання/ чи сиваша чи привиду. (П-1:15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22" table:number-columns-spanned="5" office:value-type="string">
            <text:p text:style-name="P4"><text:span text:style-name="T63">Пів </text:span><text:span text:style-name="T69">(див. 104)</text:span></text:p>
          </table:table-cell>
          <table:covered-table-cell/>
          <table:covered-table-cell/>
          <table:covered-table-cell/>
          <table:covered-table-cell/>
          <table:table-cell table:style-name="Dictionary.G222" table:number-columns-spanned="4" office:value-type="string">
            <text:p text:style-name="P4"><text:span text:style-name="T63">Небесá </text:span><text:span text:style-name="T69">(див. 84)</text:span>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10</text:p>
          </table:table-cell>
          <table:table-cell table:style-name="Dictionary.B327" table:number-columns-spanned="2" office:value-type="string">
            <text:p text:style-name="P22">Півпричáли</text:p>
          </table:table-cell>
          <table:covered-table-cell/>
          <table:table-cell table:style-name="Dictionary.D327" table:number-columns-spanned="2" office:value-type="string">
            <text:p text:style-name="P1"><text:span text:style-name="T20">-ів, </text:span><text:span text:style-name="T22">ім., мн., інд.-авт., [2]</text:span></text:p>
          </table:table-cell>
          <table:covered-table-cell/>
          <table:table-cell table:style-name="Dictionary.F327" table:number-columns-spanned="2" office:value-type="string">
            <text:p text:style-name="P1"><text:span text:style-name="T21">Похідне від </text:span><text:span text:style-name="T34">пів</text:span><text:span text:style-name="T21"> і </text:span><text:span text:style-name="T34">причáли</text:span></text:p>
          </table:table-cell>
          <table:covered-table-cell/>
          <table:table-cell table:style-name="Dictionary.H327" table:number-columns-spanned="3" office:value-type="string">
            <text:p text:style-name="P1"><text:span text:style-name="T22">О царство півсерць, півнадій, </text:span><text:span text:style-name="T26">півпричалів</text:span><text:span text:style-name="T22">,/ півзамірів царство, півзмаг і півдуш! (П-1: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224" table:number-columns-spanned="5" office:value-type="string">
            <text:p text:style-name="P4"><text:span text:style-name="T63">Пів </text:span><text:span text:style-name="T69">(див. 104)</text:span></text:p>
          </table:table-cell>
          <table:covered-table-cell/>
          <table:covered-table-cell/>
          <table:covered-table-cell/>
          <table:covered-table-cell/>
          <table:table-cell table:style-name="Dictionary.G224" table:number-columns-spanned="4" office:value-type="string">
            <text:h text:style-name="P54" text:outline-level="2"><text:span text:style-name="T111">прич</text:span><text:span text:style-name="T138">а</text:span><text:span text:style-name="T111">л</text:span>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4">-у, </text:span><text:span text:style-name="T115">ч.</text:span></text:p>
            <text:p text:style-name="P24"><text:span text:style-name="T73">2) </text:span><text:span text:style-name="T92">перен.</text:span><text:span text:style-name="T73"> Пристановище для кого-, чого-небудь; притулок.</text:span>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11</text:p>
          </table:table-cell>
          <table:table-cell table:style-name="Dictionary.B327" table:number-columns-spanned="2" office:value-type="string">
            <text:p text:style-name="P22">Повногóрля</text:p>
          </table:table-cell>
          <table:covered-table-cell/>
          <table:table-cell table:style-name="Dictionary.D327" table:number-columns-spanned="2" office:value-type="string">
            <text:p text:style-name="P1"><text:span text:style-name="T20">-я, </text:span><text:span text:style-name="T22">ім., </text:span><text:span text:style-name="T22">с., інд.-авт., </text:span><text:span text:style-name="T22">[8], [1а]</text:span></text:p>
          </table:table-cell>
          <table:covered-table-cell/>
          <table:table-cell table:style-name="Dictionary.F327" table:number-columns-spanned="2" office:value-type="string">
            <text:p text:style-name="P1"><text:span text:style-name="T21">Похідне від </text:span><text:span text:style-name="T34">пóвний</text:span><text:span text:style-name="T21"> і </text:span><text:span text:style-name="T34">гóрло</text:span></text:p>
          </table:table-cell>
          <table:covered-table-cell/>
          <table:table-cell table:style-name="Dictionary.H327" table:number-columns-spanned="3" office:value-type="string">
            <text:p text:style-name="P1"><text:span text:style-name="T22">До гори, до рік, до </text:span><text:span text:style-name="T26">повногорля</text:span><text:span text:style-name="T22">,/ </text:span><text:span text:style-name="T22">повногруддям зобов’яж мене./ Кожним днем боліти, кожним днем/ виповняти серце власним горем. (П-</text:span><text:span text:style-name="T22">2:200)</text:span></text:p>
          </table:table-cell>
          <table:covered-table-cell/>
          <table:covered-table-cell/>
        </table:table-row>
        <table:table-row>
          <table:covered-table-cell/>
          <table:table-cell table:style-name="Dictionary.B226" table:number-columns-spanned="5" office:value-type="string">
            <text:h text:style-name="P53" text:outline-level="2"><text:span text:style-name="T111">п</text:span><text:span text:style-name="T138">о</text:span><text:span text:style-name="T111">вний</text:span>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7">повен, -вна, -вне.</text:p>
            <text:p text:style-name="P30">1) У якому немає вільного місця, заповнений до краю. || У якому є, міститься, вміщується порівняно багато кого-, чого-небудь. || <text:span text:style-name="T114">У</text:span><text:span text:style-name="T115">сполуч.</text:span> з деякими <text:span text:style-name="T115">ім.</text:span> вживається на означення великої міри вияву дії, ознаки і т. ін. || Не порожній всередині (про зерно, плоди і т. ін.). || Який має велику кількість пелюсток (про квіти, цвіт і т. ін.). || <text:span text:style-name="T115">у знач.ім.</text:span> п<text:span text:style-name="T137">о</text:span>вна, -ної, <text:span text:style-name="T115">ж.</text:span>, <text:span text:style-name="T115">розм.</text:span> Наповнена по вінця чарка.</text:p>
            <text:p text:style-name="P24"><text:soft-page-break/><text:span text:style-name="T73">2) </text:span><text:span text:style-name="T92">перен.</text:span><text:span text:style-name="T73"> Цілком пройнятий, охоплений чим-небудь; сповнений чимсь. || Зайнятий, зацікавлений, захоплений ким-, чим-небудь. || Який відбиває, виражає якесь почуття, переживання і т. ін. (про погляд, вираз обличчя тощо). || Який має в собі багато чого-небудь. || Насичений чим-небудь. </text:span><text:span text:style-name="T78">Повне життя</text:span><text:span text:style-name="T73">.</text:span></text:p>
          </table:table-cell>
          <table:covered-table-cell/>
          <table:covered-table-cell/>
          <table:covered-table-cell/>
          <table:covered-table-cell/>
          <table:table-cell table:style-name="Dictionary.G226" table:number-columns-spanned="4" office:value-type="string">
            <text:h text:style-name="P53" text:outline-level="2"><text:span text:style-name="T111">г</text:span><text:span text:style-name="T138">о</text:span><text:span text:style-name="T111">рло</text:span>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4">-а, </text:span><text:span text:style-name="T115">с.</text:span></text:p>
            <text:p text:style-name="P30">1) Передня частина шиї, всередині якої знаходиться початок стравоходу і дихальних шляхів. || Хрящовий канал, який є початком стравоходу і дихальних шляхів.</text:p>
            <text:p text:style-name="P30">2) Верхня звужена частина посуду.</text:p>
            <text:p text:style-name="P30">3) Протока між внутрішнім і окраїнним морями або при впадінні річки в озеро чи море.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12</text:p>
          </table:table-cell>
          <table:table-cell table:style-name="Dictionary.B327" table:number-columns-spanned="2" office:value-type="string">
            <text:p text:style-name="P22">Позапрóстір</text:p>
          </table:table-cell>
          <table:covered-table-cell/>
          <table:table-cell table:style-name="Dictionary.D327" table:number-columns-spanned="2" office:value-type="string">
            <text:p text:style-name="P1"><text:span text:style-name="T20">-стору, </text:span><text:span text:style-name="T22">ім., ч., інд.-авт., [2]</text:span></text:p>
          </table:table-cell>
          <table:covered-table-cell/>
          <table:table-cell table:style-name="Dictionary.F327" table:number-columns-spanned="2" office:value-type="string">
            <text:p text:style-name="P1"><text:span text:style-name="T21">Похідне від </text:span><text:span text:style-name="T34">пóза</text:span><text:span text:style-name="T21"> і </text:span><text:span text:style-name="T34">прóстір</text:span></text:p>
          </table:table-cell>
          <table:covered-table-cell/>
          <table:table-cell table:style-name="Dictionary.H327" table:number-columns-spanned="3" office:value-type="string">
            <text:p text:style-name="P1"><text:span text:style-name="T22">Як вікна в </text:span><text:span text:style-name="T26">позапростір</text:span><text:span text:style-name="T22">, позачас,/ за мури німоти і всепокори,/ так світяться свічада, світлом хорі,/ і пильно задивляються крізь нас/ у сяйва… (П-1:6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28" table:number-columns-spanned="5" office:value-type="string">
            <text:h text:style-name="P53" text:outline-level="2"><text:span text:style-name="T111">п</text:span><text:span text:style-name="T138">о</text:span><text:span text:style-name="T111">за</text:span>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1">II </text:span><text:span text:style-name="T115">прийм.</text:span><text:span text:style-name="T114">, </text:span><text:span text:style-name="T115">із знах.</text:span> <text:span text:style-name="T115">і оруд. в.</text:span></text:p>
            <text:p text:style-name="P24"><text:span text:style-name="T73">4) </text:span><text:span text:style-name="T78">з </text:span><text:span text:style-name="T92">оруд. в.</text:span><text:span text:style-name="T73"> Указує на існування, наявність кого-, чого-небудь або перебування когось за межами того, що названо іменником (займенником).</text:span></text:p>
          </table:table-cell>
          <table:covered-table-cell/>
          <table:covered-table-cell/>
          <table:covered-table-cell/>
          <table:covered-table-cell/>
          <table:table-cell table:style-name="Dictionary.G228" table:number-columns-spanned="4" office:value-type="string">
            <text:h text:style-name="P53" text:outline-level="2"><text:span text:style-name="T111">пр</text:span><text:span text:style-name="T138">о</text:span><text:span text:style-name="T111">стір</text:span>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4">простору, </text:span><text:span text:style-name="T115">ч.</text:span></text:p>
            <text:p text:style-name="P30">1) <text:span text:style-name="T144">тільки </text:span><text:span text:style-name="T115">одн.</text:span>, <text:span text:style-name="T115">філос.</text:span> Одна з основних об'єктивних форм існування матерії, яка характеризується протяжністю та обсягом.</text:p>
            <text:p text:style-name="P43"><text:span text:style-name="T79">4) </text:span><text:span text:style-name="T94">перен.</text:span><text:span text:style-name="T79"> Відсутність яких-небудь обмежень, перешкод у чомусь; воля.</text:span>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13</text:p>
          </table:table-cell>
          <table:table-cell table:style-name="Dictionary.B327" table:number-columns-spanned="2" office:value-type="string">
            <text:p text:style-name="P22">Позачáс</text:p>
          </table:table-cell>
          <table:covered-table-cell/>
          <table:table-cell table:style-name="Dictionary.D327" table:number-columns-spanned="2" office:value-type="string">
            <text:p text:style-name="P1"><text:span text:style-name="T20">-у, </text:span><text:span text:style-name="T22">ім., ч., </text:span><text:span text:style-name="T22">інд.-авт., [2]</text:span></text:p>
          </table:table-cell>
          <table:covered-table-cell/>
          <table:table-cell table:style-name="Dictionary.F327" table:number-columns-spanned="2" office:value-type="string">
            <text:p text:style-name="P1"><text:span text:style-name="T21">Похідне від </text:span><text:span text:style-name="T34">пóза</text:span><text:span text:style-name="T21"> і </text:span><text:span text:style-name="T34">час</text:span></text:p>
          </table:table-cell>
          <table:covered-table-cell/>
          <table:table-cell table:style-name="Dictionary.H327" table:number-columns-spanned="3" office:value-type="string">
            <text:p text:style-name="P1"><text:span text:style-name="T22">Як вікна в позапростір, </text:span><text:span text:style-name="T26">позачас</text:span><text:span text:style-name="T22">,/ за мури німоти і всепокори,/ так </text:span><text:span text:style-name="T22">світяться свічада, світлом хорі,/ і пильно задивляються крізь нас/ у сяйва… (П-1:6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30" table:number-columns-spanned="5" office:value-type="string">
            <text:p text:style-name="P4"><text:span text:style-name="T63">Пóза </text:span><text:span text:style-name="T69">(див. 112)</text:span></text:p>
          </table:table-cell>
          <table:covered-table-cell/>
          <table:covered-table-cell/>
          <table:covered-table-cell/>
          <table:covered-table-cell/>
          <table:table-cell table:style-name="Dictionary.G230" table:number-columns-spanned="4" office:value-type="string">
            <text:p text:style-name="P4"><text:span text:style-name="T63">Час </text:span><text:span text:style-name="T69">(див. 73)</text:span>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14</text:p>
          </table:table-cell>
          <table:table-cell table:style-name="Dictionary.B327" table:number-columns-spanned="2" office:value-type="string">
            <text:p text:style-name="P22">Порожньосéрдий</text:p>
          </table:table-cell>
          <table:covered-table-cell/>
          <table:table-cell table:style-name="Dictionary.D327" table:number-columns-spanned="2" office:value-type="string">
            <text:p text:style-name="P1"><text:span text:style-name="T20">-а, -е, </text:span><text:span text:style-name="T23">прикм., </text:span><text:span text:style-name="T22">інд.-авт., [15а]</text:span></text:p>
          </table:table-cell>
          <table:covered-table-cell/>
          <table:table-cell table:style-name="Dictionary.F327" table:number-columns-spanned="2" office:value-type="string">
            <text:p text:style-name="P1"><text:span text:style-name="T21">Похідне від </text:span><text:span text:style-name="T34">порóжній</text:span><text:span text:style-name="T21"> і </text:span><text:span text:style-name="T34">сéрце</text:span></text:p>
          </table:table-cell>
          <table:covered-table-cell/>
          <table:table-cell table:style-name="Dictionary.H327" table:number-columns-spanned="3" office:value-type="string">
            <text:p text:style-name="P1"><text:span text:style-name="T26">Порожньосердий</text:span><text:span text:style-name="T22"> вибільшився світ,/ мов простору запрагло німування… (П-2:174)</text:span></text:p>
          </table:table-cell>
          <table:covered-table-cell/>
          <table:covered-table-cell/>
        </table:table-row>
        <table:table-row>
          <table:covered-table-cell/>
          <table:table-cell table:style-name="Dictionary.B232" table:number-columns-spanned="5" office:value-type="string">
            <text:h text:style-name="P53" text:outline-level="2"><text:span text:style-name="T111">пор</text:span><text:span text:style-name="T138">о</text:span><text:span text:style-name="T111">жній</text:span>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7">-я, -є.</text:p>
            <text:p text:style-name="P24"><text:span text:style-name="T73">3) </text:span><text:span text:style-name="T92">у сполуч.</text:span><text:span text:style-name="T73"> </text:span><text:span text:style-name="T78">зі </text:span><text:span text:style-name="T92">сл.</text:span><text:span text:style-name="T73"> життя, світ </text:span><text:span text:style-name="T78">і т. ін.</text:span><text:span text:style-name="T73">, </text:span><text:span text:style-name="T92">перен.</text:span><text:span text:style-name="T73"> Ні для кого не корисний; марний. || Позбавлений </text:span><text:soft-page-break/><text:span text:style-name="T73">змісту, убогий змістом; беззмістовний, пустий. || Який не відповідає об'єктивній дійсності.</text:span></text:p>
          </table:table-cell>
          <table:covered-table-cell/>
          <table:covered-table-cell/>
          <table:covered-table-cell/>
          <table:covered-table-cell/>
          <table:table-cell table:style-name="Dictionary.G232" table:number-columns-spanned="4" office:value-type="string">
            <text:p text:style-name="P4"><text:span text:style-name="T63">Сéрце </text:span><text:span text:style-name="T69">(див. 54)</text:span>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15</text:p>
          </table:table-cell>
          <table:table-cell table:style-name="Dictionary.B327" table:number-columns-spanned="2" office:value-type="string">
            <text:p text:style-name="P22">Потаймир</text:p>
          </table:table-cell>
          <table:covered-table-cell/>
          <table:table-cell table:style-name="Dictionary.D327" table:number-columns-spanned="2" office:value-type="string">
            <text:p text:style-name="P1"><text:span text:style-name="T20">-у, </text:span><text:span text:style-name="T22">ім., ч., інд.-авт., [11] або [10]</text:span></text:p>
          </table:table-cell>
          <table:covered-table-cell/>
          <table:table-cell table:style-name="Dictionary.F327" table:number-columns-spanned="2" office:value-type="string">
            <text:p text:style-name="P1"><text:span text:style-name="T37">Похідне від </text:span><text:span text:style-name="T38">потаємний</text:span><text:span text:style-name="T37"> і </text:span><text:span text:style-name="T38">мир</text:span><text:span text:style-name="T37"> (можливо, </text:span><text:span text:style-name="T38">пота</text:span><text:span text:style-name="T39"></text:span><text:span text:style-name="T38">й</text:span><text:span text:style-name="T37"> — скорочення від </text:span><text:span text:style-name="T38">потає</text:span><text:span text:style-name="T39"></text:span><text:span text:style-name="T38">мний</text:span><text:span text:style-name="T37">)</text:span></text:p>
          </table:table-cell>
          <table:covered-table-cell/>
          <table:table-cell table:style-name="Dictionary.H327" table:number-columns-spanned="3" office:value-type="string">
            <text:p text:style-name="P1"><text:span text:style-name="T22">І десь там гасне </text:span><text:span text:style-name="T26">потаймир</text:span><text:span text:style-name="T22">,/ а між торосами крижин/ я сам-один і – враг-вражин… (П-2:15)</text:span></text:p>
          </table:table-cell>
          <table:covered-table-cell/>
          <table:covered-table-cell/>
        </table:table-row>
        <table:table-row>
          <table:covered-table-cell/>
          <table:table-cell table:style-name="Dictionary.B234" table:number-columns-spanned="5" office:value-type="string">
            <text:h text:style-name="P53" text:outline-level="2"><text:span text:style-name="T111">п</text:span><text:span text:style-name="T138">о</text:span><text:span text:style-name="T111">тай</text:span>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5">присл.</text:span><text:span text:style-name="T114">, </text:span><text:span text:style-name="T115">від кого</text:span><text:span text:style-name="T114">, </text:span><text:span text:style-name="T115">заст.</text:span><text:span text:style-name="T114">, </text:span><text:span text:style-name="T115">рідко кого і без додатка</text:span><text:span text:style-name="T114">.</text:span></text:p>
            <text:p text:style-name="P30">Так, щоб ніхто не знав, не дізнався; таємно від когось або від усіх. || Так, щоб ніхто не побачив; непомітно для інших; крадькома. || Так, щоб ніхто не почув. || У глибині душі, не показуючи свого почуття іншим, ніяк не виявляючи зовні свого стану. || Не явно, не одверто, прикриваючись нещирими словами тощо; приховано.</text:p>
          </table:table-cell>
          <table:covered-table-cell/>
          <table:covered-table-cell/>
          <table:covered-table-cell/>
          <table:covered-table-cell/>
          <table:table-cell table:style-name="Dictionary.G234" table:number-columns-spanned="4" office:value-type="string">
            <text:h text:style-name="P57" text:outline-level="2">мир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1">II </text:span><text:span text:style-name="T114">-у, </text:span><text:span text:style-name="T115">ч.</text:span></text:p>
            <text:p text:style-name="P43"><text:span text:style-name="T79">1) </text:span><text:span text:style-name="T94">заст.</text:span><text:span text:style-name="T79"> Земля з усім, що на ній існує; світ.</text:span>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16</text:p>
          </table:table-cell>
          <table:table-cell table:style-name="Dictionary.B327" table:number-columns-spanned="2" office:value-type="string">
            <text:p text:style-name="P22">Пралітá</text:p>
          </table:table-cell>
          <table:covered-table-cell/>
          <table:table-cell table:style-name="Dictionary.D327" table:number-columns-spanned="2" office:value-type="string">
            <text:p text:style-name="P1"><text:span text:style-name="T20">пралíт, </text:span><text:span text:style-name="T22">ім., мн., інд.-</text:span><text:span text:style-name="T22">авт., [2]</text:span></text:p>
          </table:table-cell>
          <table:covered-table-cell/>
          <table:table-cell table:style-name="Dictionary.F327" table:number-columns-spanned="2" office:value-type="string">
            <text:p text:style-name="P1"><text:span text:style-name="T21">Похідне від </text:span><text:span text:style-name="T34">пра</text:span><text:span text:style-name="T21">... і </text:span><text:span text:style-name="T34">літá</text:span></text:p>
          </table:table-cell>
          <table:covered-table-cell/>
          <table:table-cell table:style-name="Dictionary.H327" table:number-columns-spanned="3" office:value-type="string">
            <text:p text:style-name="P1"><text:span text:style-name="T22">Забудься. Стань. І зачекай мене/ на самоті в такому велелюдді,/ де спогади стовбичать, наче судді,/ і пам’ять чвалом </text:span><text:span text:style-name="T26">праліта</text:span><text:span text:style-name="T22"> жене. (П-</text:span><text:span text:style-name="T22">2:149)</text:span></text:p>
          </table:table-cell>
          <table:covered-table-cell/>
          <table:covered-table-cell/>
        </table:table-row>
        <table:table-row>
          <table:covered-table-cell/>
          <table:table-cell table:style-name="Dictionary.B236" table:number-columns-spanned="5" office:value-type="string">
            <text:h text:style-name="P53" text:outline-level="2"><text:span text:style-name="T111">Д</text:span><text:span text:style-name="T138">а</text:span><text:span text:style-name="T111">вній (пра...)</text:span>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7">-я, -є.</text:p>
            <text:p text:style-name="P30">1) Який давно минув; колишній. || Який застарів.</text:p>
            <text:p text:style-name="P30">2) Який існує вже багато часу; старий. || Здавна добре відомий; стародавній.</text:p>
          </table:table-cell>
          <table:covered-table-cell/>
          <table:covered-table-cell/>
          <table:covered-table-cell/>
          <table:covered-table-cell/>
          <table:table-cell table:style-name="Dictionary.G236" table:number-columns-spanned="4" office:value-type="string">
            <text:p text:style-name="P1"><text:span text:style-name="T34">Літá </text:span><text:span text:style-name="T36">(див. 70)</text:span>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17</text:p>
          </table:table-cell>
          <table:table-cell table:style-name="Dictionary.B327" table:number-columns-spanned="2" office:value-type="string">
            <text:p text:style-name="P22">Прáпервні</text:p>
          </table:table-cell>
          <table:covered-table-cell/>
          <table:table-cell table:style-name="Dictionary.D327" table:number-columns-spanned="2" office:value-type="string">
            <text:p text:style-name="P1"><text:span text:style-name="T20">-ів, </text:span><text:span text:style-name="T22">ім., мн., </text:span><text:soft-page-break/><text:span text:style-name="T22">інд.-авт., [2]</text:span></text:p>
          </table:table-cell>
          <table:covered-table-cell/>
          <table:table-cell table:style-name="Dictionary.F327" table:number-columns-spanned="2" office:value-type="string">
            <text:p text:style-name="P1"><text:span text:style-name="T21">Похідне від </text:span><text:span text:style-name="T34">пра</text:span><text:span text:style-name="T21">... і </text:span><text:soft-page-break/><text:span text:style-name="T33">пéрвень</text:span></text:p>
          </table:table-cell>
          <table:covered-table-cell/>
          <table:table-cell table:style-name="Dictionary.H327" table:number-columns-spanned="3" office:value-type="string">
            <text:p text:style-name="P1"><text:span text:style-name="T22">Що б то нам/ посовгнути – ці межигони часу,/ марудні межигони </text:span><text:soft-page-break/><text:span text:style-name="T22">живоття,/ коли змарнілі постаті снаги,/ ці бурі пристрастей попопелілих,/ раптово окошилися на нас./ І хочеться сягнути за крайчасу,/ за </text:span><text:span text:style-name="T26">прапервні</text:span><text:span text:style-name="T22">. (П-1:5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38" table:number-columns-spanned="5" office:value-type="string">
            <text:p text:style-name="P4"><text:span text:style-name="T63">Пра</text:span><text:span text:style-name="T61">.. </text:span><text:span text:style-name="T69">(див. 116)</text:span></text:p>
          </table:table-cell>
          <table:covered-table-cell/>
          <table:covered-table-cell/>
          <table:covered-table-cell/>
          <table:covered-table-cell/>
          <table:table-cell table:style-name="Dictionary.G238" table:number-columns-spanned="4" office:value-type="string">
            <text:p text:style-name="P4"><text:span text:style-name="T64">Пéрвень </text:span><text:span text:style-name="T68">(не подано у словнику)</text:span>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18</text:p>
          </table:table-cell>
          <table:table-cell table:style-name="Dictionary.B327" table:number-columns-spanned="2" office:value-type="string">
            <text:p text:style-name="P22">Призáходи</text:p>
          </table:table-cell>
          <table:covered-table-cell/>
          <table:table-cell table:style-name="Dictionary.D327" table:number-columns-spanned="2" office:value-type="string">
            <text:p text:style-name="P1"><text:span text:style-name="T20">-ів, </text:span><text:span text:style-name="T22">ім., мн., інд.-авт., [2]</text:span></text:p>
          </table:table-cell>
          <table:covered-table-cell/>
          <table:table-cell table:style-name="Dictionary.F327" table:number-columns-spanned="2" office:value-type="string">
            <text:h text:style-name="P68" text:outline-level="2"><text:span text:style-name="T79">Похідне від </text:span><text:span text:style-name="T81">при</text:span><text:span text:style-name="T79"> і </text:span><text:span text:style-name="T81">за</text:span><text:span text:style-name="T87"></text:span><text:span text:style-name="T81">хід</text:span></text:h>
          </table:table-cell>
          <table:covered-table-cell/>
          <table:table-cell table:style-name="Dictionary.H327" table:number-columns-spanned="3" office:value-type="string">
            <text:p text:style-name="P1"><text:span text:style-name="T46">Прижухлий клониться пирій/ на </text:span><text:span text:style-name="T47">призаходи</text:span><text:span text:style-name="T46"> дня</text:span><text:span text:style-name="T45">. (П-2:92)</text:span></text:p>
          </table:table-cell>
          <table:covered-table-cell/>
          <table:covered-table-cell/>
        </table:table-row>
        <table:table-row>
          <table:covered-table-cell/>
          <table:table-cell table:style-name="Dictionary.B240" table:number-columns-spanned="5" office:value-type="string">
            <text:h text:style-name="P57" text:outline-level="2">при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5">прийм.</text:span><text:span text:style-name="T114">, </text:span><text:span text:style-name="T115">з місц. в.</text:span> <text:span text:style-name="T114">Сполучення з </text:span><text:span text:style-name="T115">прийм.</text:span> <text:span text:style-name="T114">при виражають: Просторові відношення:</text:span></text:p>
            <text:p text:style-name="P24"><text:span text:style-name="T73">5) Уживається з позначенням: а) події, дії, в момент якої щось відбувається; б) процесу, явища, одночасно з яким відбувається дія або виникає певний стан; в) дії, одночасно з якою </text:span><text:span text:style-name="T73">відбувається інша дія чи триває стан; г) моменту дії, пов'язаного з її початком або кінцем. </text:span><text:span text:style-name="T78">Сказати при кінці</text:span><text:span text:style-name="T73">.</text:span></text:p>
          </table:table-cell>
          <table:covered-table-cell/>
          <table:covered-table-cell/>
          <table:covered-table-cell/>
          <table:covered-table-cell/>
          <table:table-cell table:style-name="Dictionary.G240" table:number-columns-spanned="4" office:value-type="string">
            <text:h text:style-name="P62" text:outline-level="2"><text:span text:style-name="T111">з</text:span><text:span text:style-name="T138">а</text:span><text:span text:style-name="T111">х</text:span><text:span text:style-name="T138">і</text:span><text:span text:style-name="T111">д</text:span>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4">заходу, </text:span><text:span text:style-name="T115">ч.</text:span></text:p>
            <text:p text:style-name="P33">2) Час, коли заходить сонце.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19</text:p>
          </table:table-cell>
          <table:table-cell table:style-name="Dictionary.B327" table:number-columns-spanned="2" office:value-type="string">
            <text:p text:style-name="P22">Притінь</text:p>
          </table:table-cell>
          <table:covered-table-cell/>
          <table:table-cell table:style-name="Dictionary.D327" table:number-columns-spanned="2" office:value-type="string">
            <text:p text:style-name="P1"><text:span text:style-name="T20">-і, </text:span><text:span text:style-name="T22">ім., ж., інд.-</text:span><text:span text:style-name="T22">авт., [2]</text:span></text:p>
          </table:table-cell>
          <table:covered-table-cell/>
          <table:table-cell table:style-name="Dictionary.F327" table:number-columns-spanned="2" office:value-type="string">
            <text:h text:style-name="P68" text:outline-level="2"><text:span text:style-name="T79">Похідне від </text:span><text:span text:style-name="T81">при</text:span><text:span text:style-name="T79"> і </text:span><text:span text:style-name="T81">тінь</text:span></text:h>
          </table:table-cell>
          <table:covered-table-cell/>
          <table:table-cell table:style-name="Dictionary.H327" table:number-columns-spanned="3" office:value-type="string">
            <text:p text:style-name="P1"><text:span text:style-name="T22">Ти тінь. Ти </text:span><text:span text:style-name="T26">притінь</text:span><text:span text:style-name="T22">. Смерк і довгий гуд/ і зелень бань… (П-1:134)</text:span></text:p>
          </table:table-cell>
          <table:covered-table-cell/>
          <table:covered-table-cell/>
        </table:table-row>
        <table:table-row>
          <table:covered-table-cell/>
          <table:table-cell table:style-name="Dictionary.B242" table:number-columns-spanned="5" office:value-type="string">
            <text:p text:style-name="P8">При <text:span text:style-name="T143">(див. 118)</text:span></text:p>
          </table:table-cell>
          <table:covered-table-cell/>
          <table:covered-table-cell/>
          <table:covered-table-cell/>
          <table:covered-table-cell/>
          <table:table-cell table:style-name="Dictionary.G242" table:number-columns-spanned="4" office:value-type="string">
            <text:h text:style-name="P60" text:outline-level="2">тінь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4">-і, </text:span><text:span text:style-name="T115">ж.</text:span></text:p>
            <text:p text:style-name="P30">1) Темний відбиток на чому-небудь від предмета, освітленого з протилежного боку. || Зображення такого відбитку в живопису; місце, що зображує на малюнку, картині найменш освітлену частину, ділянку чого-небудь. || <text:span text:style-name="T144">кого</text:span>, <text:span text:style-name="T144">чия</text:span>, <text:span text:style-name="T115">перен.</text:span> Про того, хто ніколи не покидає іншого, завжди буває з ним разом.</text:p>
            <text:p text:style-name="P27"><text:soft-page-break/><text:span text:style-name="T72">6) </text:span><text:span text:style-name="T91">перен.</text:span><text:span text:style-name="T72"> Ледве вловимий слід, найменша ознака чого-небудь, натяк на наявність чогось.</text:span>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20</text:p>
          </table:table-cell>
          <table:table-cell table:style-name="Dictionary.B327" table:number-columns-spanned="2" office:value-type="string">
            <text:p text:style-name="P22">Прóростень</text:p>
          </table:table-cell>
          <table:covered-table-cell/>
          <table:table-cell table:style-name="Dictionary.D327" table:number-columns-spanned="2" office:value-type="string">
            <text:p text:style-name="P1"><text:span text:style-name="T20">-стня, </text:span><text:span text:style-name="T22">ім., ч., інд.-авт., [1]</text:span></text:p>
          </table:table-cell>
          <table:covered-table-cell/>
          <table:table-cell table:style-name="Dictionary.F327" table:number-columns-spanned="2" office:value-type="string">
            <text:p text:style-name="P1"><text:span text:style-name="T37">Похідне від </text:span><text:span text:style-name="T33">проростáти</text:span></text:p>
          </table:table-cell>
          <table:covered-table-cell/>
          <table:table-cell table:style-name="Dictionary.H327" table:number-columns-spanned="3" office:value-type="string">
            <text:p text:style-name="P1"><text:span text:style-name="T22">І </text:span><text:span text:style-name="T26">проростень</text:span><text:span text:style-name="T22">, і бугила,/ і жалом жалощів тріпоче/ доба і не пустити хоче/ стежина, терням поросла. (П-2:122)</text:span></text:p>
          </table:table-cell>
          <table:covered-table-cell/>
          <table:covered-table-cell/>
        </table:table-row>
        <table:table-row>
          <table:covered-table-cell/>
          <table:table-cell table:style-name="Dictionary.B244" table:number-columns-spanned="9" office:value-type="string">
            <text:h text:style-name="P53" text:outline-level="2"><text:span text:style-name="T111">пророст</text:span><text:span text:style-name="T138">а</text:span><text:span text:style-name="T111">ти</text:span>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4">-ає, </text:span><text:span text:style-name="T115">недок.</text:span><text:span text:style-name="T114">, прорости, -те, </text:span><text:span text:style-name="T115">док.</text:span></text:p>
            <text:p text:style-name="P24"><text:span text:style-name="T73">3) </text:span><text:span text:style-name="T92">неперех.</text:span><text:span text:style-name="T73"> Покриватися рослинністю (про якусь територію, місцевість); заростати. || Ставати місцем, основою для росту, появи чого-небудь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21</text:p>
          </table:table-cell>
          <table:table-cell table:style-name="Dictionary.B327" table:number-columns-spanned="2" office:value-type="string">
            <text:p text:style-name="P4"><text:span text:style-name="T12">Протипотíк (</text:span><text:span text:style-name="T62">протипотóки</text:span><text:span text:style-name="T12">)</text:span></text:p>
          </table:table-cell>
          <table:covered-table-cell/>
          <table:table-cell table:style-name="Dictionary.D327" table:number-columns-spanned="2" office:value-type="string">
            <text:p text:style-name="P1"><text:span text:style-name="T20">-тóку, </text:span><text:span text:style-name="T22">ім., ч., інд.-авт., [2]</text:span></text:p>
          </table:table-cell>
          <table:covered-table-cell/>
          <table:table-cell table:style-name="Dictionary.F327" table:number-columns-spanned="2" office:value-type="string">
            <text:p text:style-name="P1"><text:span text:style-name="T21">Похідне від </text:span><text:span text:style-name="T34">прóти</text:span><text:span text:style-name="T21">... і </text:span><text:span text:style-name="T34">потíк</text:span></text:p>
          </table:table-cell>
          <table:covered-table-cell/>
          <table:table-cell table:style-name="Dictionary.H327" table:number-columns-spanned="3" office:value-type="string">
            <text:p text:style-name="P1"><text:span text:style-name="T22">Розбратані </text:span><text:span text:style-name="T26">протипотоки</text:span><text:span text:style-name="T22">/ ’дне одного наздоганяють,/ годують себе проминанням/ заказаних долею стріч. (П-1:8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46" table:number-columns-spanned="5" office:value-type="string">
            <text:h text:style-name="P63" text:outline-level="2"><text:span text:style-name="T111">пр</text:span><text:span text:style-name="T138">о</text:span><text:span text:style-name="T111">ти</text:span>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45"><text:span text:style-name="T111">II </text:span><text:span text:style-name="T115">присл.</text:span></text:p>
            <text:p text:style-name="P47"><text:span text:style-name="T79">Не на підтримку, не на користь кого-, чого-небудь. || </text:span><text:span text:style-name="T94">у знач.</text:span><text:span text:style-name="T79"> </text:span><text:span text:style-name="T94">присудк. сл.</text:span><text:span text:style-name="T79"> || </text:span><text:span text:style-name="T94">у знач.</text:span><text:span text:style-name="T79"> </text:span><text:span text:style-name="T94">ім.</text:span><text:span text:style-name="T79">, </text:span><text:span text:style-name="T94">розм.</text:span><text:span text:style-name="T79"> Те, що є негативним чинником стосовно до чогось, заперечення чогось.</text:span></text:p>
          </table:table-cell>
          <table:covered-table-cell/>
          <table:covered-table-cell/>
          <table:covered-table-cell/>
          <table:covered-table-cell/>
          <table:table-cell table:style-name="Dictionary.G246" table:number-columns-spanned="4" office:value-type="string">
            <text:h text:style-name="P53" text:outline-level="2"><text:span text:style-name="T111">пот</text:span><text:span text:style-name="T138">і</text:span><text:span text:style-name="T111">к</text:span>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4">-току, </text:span><text:span text:style-name="T115">ч.</text:span></text:p>
            <text:p text:style-name="P30">1) Річка (<text:span text:style-name="T115">перев.</text:span> невелика), струмок із стрімкою течією. || Маса води, що стрімко тече. || Маса якої-небудь рідини, що швидко тече, виливається звідкись. || <text:span text:style-name="T144">чого</text:span>, <text:span text:style-name="T144">який</text:span>. Маса (повітря, світла, звуків і т. ін.), що поширюється звідкись, спрямовується кудись. || Фізична величина, що характеризує цей рух. <text:span text:style-name="T144">Магнітний потік</text:span>.</text:p>
            <text:p text:style-name="P24"><text:span text:style-name="T73">2) </text:span><text:span text:style-name="T78">кого</text:span><text:span text:style-name="T73">, </text:span><text:span text:style-name="T78">чого</text:span><text:span text:style-name="T73">, </text:span><text:span text:style-name="T78">який</text:span><text:span text:style-name="T73">, </text:span><text:span text:style-name="T92">перен.</text:span><text:span text:style-name="T73"> Велика кількість, маса кого-, чого-небудь, що рухається в одному напрямі. || Безперервний рух, надходження великої кількості чого-небудь.</text:span>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22</text:p>
          </table:table-cell>
          <table:table-cell table:style-name="Dictionary.B327" table:number-columns-spanned="2" office:value-type="string">
            <text:p text:style-name="P22">Пружноголóсий</text:p>
          </table:table-cell>
          <table:covered-table-cell/>
          <table:table-cell table:style-name="Dictionary.D327" table:number-columns-spanned="2" office:value-type="string">
            <text:p text:style-name="P1"><text:span text:style-name="T20">-а, -е, </text:span><text:span text:style-name="T23">прикм., </text:span><text:span text:style-name="T22">інд.-авт., [15а]</text:span></text:p>
          </table:table-cell>
          <table:covered-table-cell/>
          <table:table-cell table:style-name="Dictionary.F327" table:number-columns-spanned="2" office:value-type="string">
            <text:p text:style-name="P1"><text:span text:style-name="T21">Похідне від </text:span><text:span text:style-name="T34">прýжний</text:span><text:span text:style-name="T21"> і </text:span><text:span text:style-name="T34">гóлос</text:span></text:p>
          </table:table-cell>
          <table:covered-table-cell/>
          <table:table-cell table:style-name="Dictionary.H327" table:number-columns-spanned="3" office:value-type="string">
            <text:p text:style-name="P1"><text:span text:style-name="T22">…янгольський мосянжний хор/ гучить на присілки і села/ і проста пісенька весела/ </text:span><text:span text:style-name="T26">пружноголосий</text:span><text:span text:style-name="T22"> барвить хор. (П-2:27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48" table:number-columns-spanned="5" office:value-type="string">
            <text:h text:style-name="P53" text:outline-level="2"><text:span text:style-name="T111">пр</text:span><text:span text:style-name="T138">у</text:span><text:span text:style-name="T111">жн</text:span><text:span text:style-name="T138">и</text:span><text:span text:style-name="T111">й</text:span>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7">пружна, пружне.</text:p>
            <text:p text:style-name="P24"><text:span text:style-name="T73">3) </text:span><text:span text:style-name="T92">перен.</text:span><text:span text:style-name="T73"> Тугий, міцний (про тіло, м'язи і т. ін.). || З тугим, гнучким тілом, міцними м'язами.</text:span></text:p>
          </table:table-cell>
          <table:covered-table-cell/>
          <table:covered-table-cell/>
          <table:covered-table-cell/>
          <table:covered-table-cell/>
          <table:table-cell table:style-name="Dictionary.G248" table:number-columns-spanned="4" office:value-type="string">
            <text:h text:style-name="P53" text:outline-level="2"><text:span text:style-name="T111">г</text:span><text:span text:style-name="T138">о</text:span><text:span text:style-name="T111">лос</text:span>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4">-у, </text:span><text:span text:style-name="T115">ч.</text:span></text:p>
            <text:p text:style-name="P30">3) Звучання голосових зв'язок як матеріал вокального мистецтва.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23</text:p>
          </table:table-cell>
          <table:table-cell table:style-name="Dictionary.B327" table:number-columns-spanned="2" office:value-type="string">
            <text:p text:style-name="P22">Пург-сніги</text:p>
          </table:table-cell>
          <table:covered-table-cell/>
          <table:table-cell table:style-name="Dictionary.D327" table:number-columns-spanned="2" office:value-type="string">
            <text:p text:style-name="P1"><text:span text:style-name="T20">-ів, </text:span><text:span text:style-name="T22">ім., мн., інд.-авт., [9]</text:span></text:p>
          </table:table-cell>
          <table:covered-table-cell/>
          <table:table-cell table:style-name="Dictionary.F327" table:number-columns-spanned="2" office:value-type="string">
            <text:p text:style-name="P1"><text:span text:style-name="T21">Похідне від </text:span><text:span text:style-name="T34">пургá</text:span><text:span text:style-name="T21"> і </text:span><text:span text:style-name="T34">сніги</text:span></text:p>
          </table:table-cell>
          <table:covered-table-cell/>
          <table:table-cell table:style-name="Dictionary.H327" table:number-columns-spanned="3" office:value-type="string">
            <text:p text:style-name="P1"><text:span text:style-name="T22">Лиш модрини</text:span><text:span text:style-name="T24"> </text:span><text:span text:style-name="T22">гудуть, гудуть мо-/ дрини,/ а вітри лекалами хуг/ піють,/ що заблуклий в сопках пестун/ скоро/ без ведмедиці в </text:span><text:span text:style-name="T26">пург-снігах</text:span><text:span text:style-name="T22">/ згине. (П-2:1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50" table:number-columns-spanned="5" office:value-type="string">
            <text:h text:style-name="P53" text:outline-level="2"><text:span text:style-name="T111">ург</text:span><text:span text:style-name="T138">а</text:span>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4">-и, </text:span><text:span text:style-name="T115">ж.</text:span></text:p>
            <text:p text:style-name="P30">1) Сильний вітер зі снігом; завірюха, хуртовина.</text:p>
          </table:table-cell>
          <table:covered-table-cell/>
          <table:covered-table-cell/>
          <table:covered-table-cell/>
          <table:covered-table-cell/>
          <table:table-cell table:style-name="Dictionary.G250" table:number-columns-spanned="4" office:value-type="string">
            <text:h text:style-name="P57" text:outline-level="2">сніг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4">-у, </text:span><text:span text:style-name="T115">ч.</text:span></text:p>
            <text:p text:style-name="P30">Атмосферні опади у вигляді білих зіркоподібних кристалів чи пластівців, що становлять скупчення таких кристалів. || Суцільна маса таких опадів, що лежить на поверхні чого-небудь. || Холодний край.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24</text:p>
          </table:table-cell>
          <table:table-cell table:style-name="Dictionary.B327" table:number-columns-spanned="2" office:value-type="string">
            <text:p text:style-name="P22">Рáдощі-жалí</text:p>
          </table:table-cell>
          <table:covered-table-cell/>
          <table:table-cell table:style-name="Dictionary.D327" table:number-columns-spanned="2" office:value-type="string">
            <text:p text:style-name="P1"><text:span text:style-name="T20">рáдощ</text:span><text:span text:style-name="T20">е-жалíв, </text:span><text:span text:style-name="T22">ім., мн., інд.-</text:span><text:span text:style-name="T22">авт., [9]</text:span></text:p>
          </table:table-cell>
          <table:covered-table-cell/>
          <table:table-cell table:style-name="Dictionary.F327" table:number-columns-spanned="2" office:value-type="string">
            <text:p text:style-name="P1"><text:span text:style-name="T21">Похідне від </text:span><text:span text:style-name="T34">рáдощі</text:span><text:span text:style-name="T21"> і </text:span><text:span text:style-name="T34">жалі</text:span></text:p>
          </table:table-cell>
          <table:covered-table-cell/>
          <table:table-cell table:style-name="Dictionary.H327" table:number-columns-spanned="3" office:value-type="string">
            <text:p text:style-name="P1"><text:span text:style-name="T22">…де розкошує маячня/ моїх далеких </text:span><text:span text:style-name="T22">недобутих марень/ в калейдоскопі </text:span><text:span text:style-name="T26">радоще-жалів</text:span><text:span text:style-name="T22">… (П-1:206-20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52" table:number-columns-spanned="5" office:value-type="string">
            <text:h text:style-name="P53" text:outline-level="2"><text:span text:style-name="T111">Р</text:span><text:span text:style-name="T138">а</text:span><text:span text:style-name="T111">дість (</text:span><text:span text:style-name="T124">рáдощі</text:span><text:span text:style-name="T111">)</text:span>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4">-дості, </text:span><text:span text:style-name="T115">ж.</text:span></text:p>
            <text:p text:style-name="P30">1) Почуття задоволення, втіха, приємність.</text:p>
          </table:table-cell>
          <table:covered-table-cell/>
          <table:covered-table-cell/>
          <table:covered-table-cell/>
          <table:covered-table-cell/>
          <table:table-cell table:style-name="Dictionary.G252" table:number-columns-spanned="4" office:value-type="string">
            <text:h text:style-name="P57" text:outline-level="2">жаль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1">I </text:span><text:span text:style-name="T114">жалю, </text:span><text:span text:style-name="T115">ч.</text:span></text:p>
            <text:p text:style-name="P30">1) Важкий настрій, що викликається якоюсь невдачею, горем і т. ін.; сум, печаль, скорбота.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25</text:p>
          </table:table-cell>
          <table:table-cell table:style-name="Dictionary.B327" table:number-columns-spanned="2" office:value-type="string">
            <text:p text:style-name="P22">РозбрÁтаний</text:p>
          </table:table-cell>
          <table:covered-table-cell/>
          <table:table-cell table:style-name="Dictionary.D327" table:number-columns-spanned="2" office:value-type="string">
            <text:p text:style-name="P1"><text:span text:style-name="T20">-а, -е, </text:span><text:span text:style-name="T22">інд.-</text:span><text:soft-page-break/><text:span text:style-name="T22">авт., [1]</text:span></text:p>
          </table:table-cell>
          <table:covered-table-cell/>
          <table:table-cell table:style-name="Dictionary.F327" table:number-columns-spanned="2" office:value-type="string">
            <text:p text:style-name="P1"><text:span text:style-name="T20">Дієпр. пас. мин. ч. до </text:span><text:soft-page-break/><text:span text:style-name="T33">розбратáти</text:span></text:p>
          </table:table-cell>
          <table:covered-table-cell/>
          <table:table-cell table:style-name="Dictionary.H327" table:number-columns-spanned="3" office:value-type="string">
            <text:p text:style-name="P1"><text:span text:style-name="T26">Розбратані</text:span><text:span text:style-name="T22"> </text:span><text:span text:style-name="T30">протипотоки</text:span><text:span text:style-name="T22">/ ’дне одного наздоганяють,/ годують себе </text:span><text:soft-page-break/><text:span text:style-name="T22">проминанням/ заказаних долею стріч. (П-1:8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54" table:number-columns-spanned="9" office:value-type="string">
            <text:h text:style-name="P53" text:outline-level="2"><text:span text:style-name="T111">розбрат</text:span><text:span text:style-name="T138">а</text:span><text:span text:style-name="T111">ти</text:span>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4">-аю, -аєш, </text:span><text:span text:style-name="T115">док.</text:span><text:span text:style-name="T114">, </text:span><text:span text:style-name="T115">розм.</text:span></text:p>
            <text:p text:style-name="P30">Перервати, припинити дружбу, посварити кого-небудь з кимсь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26</text:p>
          </table:table-cell>
          <table:table-cell table:style-name="Dictionary.B327" table:number-columns-spanned="2" office:value-type="string">
            <text:p text:style-name="P22">Розпелюстити</text:p>
          </table:table-cell>
          <table:covered-table-cell/>
          <table:table-cell table:style-name="Dictionary.D327" table:number-columns-spanned="2" office:value-type="string">
            <text:p text:style-name="P1"><text:span text:style-name="T20">-щу, -щиш, дієсл., </text:span><text:span text:style-name="T22">док., перех., інд.-авт., [4]</text:span></text:p>
          </table:table-cell>
          <table:covered-table-cell/>
          <table:table-cell table:style-name="Dictionary.F327" table:number-columns-spanned="2" office:value-type="string">
            <text:p text:style-name="P1"><text:span text:style-name="T21">Похідне від </text:span><text:span text:style-name="T34">пелюстки</text:span></text:p>
          </table:table-cell>
          <table:covered-table-cell/>
          <table:table-cell table:style-name="Dictionary.H327" table:number-columns-spanned="3" office:value-type="string">
            <text:p text:style-name="P1"><text:span text:style-name="T22">Треба щедро – серцем одним, устами/ ледь розпуклими – </text:span><text:span text:style-name="T26">розпелюстити</text:span><text:span text:style-name="T22"> втіхи гін,/ всевідради! Сонце бо йде – за нами. (П-1:10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56" table:number-columns-spanned="9" office:value-type="string">
            <text:h text:style-name="P53" text:outline-level="2"><text:span text:style-name="T111">пел</text:span><text:span text:style-name="T138">ю</text:span><text:span text:style-name="T111">стка</text:span>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4">-и, </text:span><text:span text:style-name="T115">ж.</text:span></text:p>
            <text:p text:style-name="P30">1) Окремий листок із віночка квітки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27</text:p>
          </table:table-cell>
          <table:table-cell table:style-name="Dictionary.B257" table:number-columns-spanned="2" office:value-type="string">
            <text:p text:style-name="P22">Рясночóлий</text:p>
          </table:table-cell>
          <table:covered-table-cell/>
          <table:table-cell table:style-name="Dictionary.D257" table:number-columns-spanned="2" office:value-type="string">
            <text:p text:style-name="P1"><text:span text:style-name="T20">-а, -е, </text:span><text:span text:style-name="T23">прикм., </text:span><text:span text:style-name="T22">інд.-авт., </text:span><text:span text:style-name="T22">[15а]</text:span></text:p>
          </table:table-cell>
          <table:covered-table-cell/>
          <table:table-cell table:style-name="Dictionary.F257" table:number-columns-spanned="2" office:value-type="string">
            <text:p text:style-name="P1"><text:span text:style-name="T21">Похідне від </text:span><text:span text:style-name="T34">рясний </text:span><text:span text:style-name="T21">і </text:span><text:span text:style-name="T34">чолó</text:span></text:p>
          </table:table-cell>
          <table:covered-table-cell/>
          <table:table-cell table:style-name="Dictionary.H257" table:number-columns-spanned="3" office:value-type="string">
            <text:p text:style-name="P1"><text:span text:style-name="T22">Я, певне, яблуня була,/ паморочила світ довкола,/ в рясному цвіті </text:span><text:span text:style-name="T26">рясночола</text:span><text:span text:style-name="T22">/ тужила, ніжилась, жила. (П-2:29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58" table:number-columns-spanned="5" office:value-type="string">
            <text:h text:style-name="P53" text:outline-level="2"><text:span text:style-name="T111">рясн</text:span><text:span text:style-name="T138">и</text:span><text:span text:style-name="T111">й</text:span>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7">-а, -е.</text:p>
            <text:p text:style-name="P30">2) Багатий, високий (про урожай). || <text:span text:style-name="T115">перен.</text:span> Плідний на що-небудь, чимсь.</text:p>
            <text:p text:style-name="P24"><text:span text:style-name="T73">5) </text:span><text:span text:style-name="T92">розм.</text:span><text:span text:style-name="T73"> Дуже яскравий, кольористий (про розцвітку чого-небудь).</text:span></text:p>
          </table:table-cell>
          <table:covered-table-cell/>
          <table:covered-table-cell/>
          <table:covered-table-cell/>
          <table:covered-table-cell/>
          <table:table-cell table:style-name="Dictionary.G258" table:number-columns-spanned="4" office:value-type="string">
            <text:h text:style-name="P53" text:outline-level="2"><text:span text:style-name="T111">чол</text:span><text:span text:style-name="T138">о</text:span>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4">-а, </text:span><text:span text:style-name="T115">с.</text:span></text:p>
            <text:p text:style-name="P43"><text:span text:style-name="T79">1) Верхня надочна частина обличчя людини; лоб. || </text:span><text:span text:style-name="T94">перен.</text:span><text:span text:style-name="T79"> Вершина гори, дерева і т. ін., верхівка чого-небудь.</text:span>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28</text:p>
          </table:table-cell>
          <table:table-cell table:style-name="Dictionary.B259" table:number-columns-spanned="2" office:value-type="string">
            <text:p text:style-name="P22">Самовивищен<text:soft-page-break/>ня</text:p>
          </table:table-cell>
          <table:covered-table-cell/>
          <table:table-cell table:style-name="Dictionary.D259" table:number-columns-spanned="2" office:value-type="string">
            <text:p text:style-name="P1"><text:span text:style-name="T20">-я, </text:span><text:span text:style-name="T22">ім., </text:span><text:soft-page-break/><text:span text:style-name="T22">с., інд.-авт., [9а]</text:span></text:p>
          </table:table-cell>
          <table:covered-table-cell/>
          <table:table-cell table:style-name="Dictionary.F259" table:number-columns-spanned="2" office:value-type="string">
            <text:p text:style-name="P1"><text:span text:style-name="T21">Похідне від </text:span><text:soft-page-break/><text:span text:style-name="T34">сáмо</text:span><text:span text:style-name="T21">... і </text:span><text:span text:style-name="T34">вивищення</text:span></text:p>
          </table:table-cell>
          <table:covered-table-cell/>
          <table:table-cell table:style-name="Dictionary.H259" table:number-columns-spanned="3" office:value-type="string">
            <text:p text:style-name="P1"><text:span text:style-name="T22">Оце, життя, твої дороги/ </text:span><text:soft-page-break/><text:span text:style-name="T26">самовивищень</text:span><text:span text:style-name="T22">, як наруг. (П-2:10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60" table:number-columns-spanned="5" office:value-type="string">
            <text:h text:style-name="P57" text:outline-level="2">сам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5">рідше </text:span><text:span text:style-name="T114">самий, сама, само </text:span><text:span text:style-name="T115">і </text:span><text:span text:style-name="T114">саме; </text:span><text:span text:style-name="T115">мн.</text:span> <text:span text:style-name="T114">сами </text:span><text:span text:style-name="T115">і </text:span><text:span text:style-name="T114">самі; </text:span><text:span text:style-name="T115">займ.</text:span> <text:span text:style-name="T115">означ.</text:span></text:p>
            <text:p text:style-name="P43"><text:span text:style-name="T79">1) Уживається з </text:span><text:span text:style-name="T94">ім.</text:span><text:span text:style-name="T79"> чи </text:span><text:span text:style-name="T94">особ.</text:span><text:span text:style-name="T79"> </text:span><text:span text:style-name="T94">займ.</text:span><text:span text:style-name="T79">, вказуючи на особу чи предмет, що безпосередньо є джерелом чи об'єктом дії, стану. || Уживається для більшої конкретизації, вирізнення особи чи предмета; власне хтось; власне щось. || Уживається в </text:span><text:span text:style-name="T94">знач.</text:span><text:span text:style-name="T79"> не хто інший, як, хтось власною особою. || Уживається для підкреслення, що дія або стан поширюються й на визначувану особу чи предмет; теж, також, і (й). || Уживається самостійно, заступаючи </text:span><text:span text:style-name="T94">ім.</text:span><text:span text:style-name="T79"> чи </text:span><text:span text:style-name="T94">особ.</text:span><text:span text:style-name="T79"> </text:span><text:span text:style-name="T94">займ.</text:span><text:span text:style-name="T79"> || Уживається на позначення відокремлення особи чи предмета від інших осіб або предметів (</text:span><text:span text:style-name="T94">перев.</text:span><text:span text:style-name="T79"> зі </text:span><text:span text:style-name="T94">спол.</text:span><text:span text:style-name="T79"> "а").</text:span></text:p>
          </table:table-cell>
          <table:covered-table-cell/>
          <table:covered-table-cell/>
          <table:covered-table-cell/>
          <table:covered-table-cell/>
          <table:table-cell table:style-name="Dictionary.G260" table:number-columns-spanned="4" office:value-type="string">
            <text:h text:style-name="P53" text:outline-level="2"><text:span text:style-name="T111">в</text:span><text:span text:style-name="T138">и</text:span><text:span text:style-name="T111">вищення</text:span>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4">-я, </text:span><text:span text:style-name="T115">с.</text:span></text:p>
            <text:p text:style-name="P43"><text:span text:style-name="T79">Дія за знач. </text:span><text:a xlink:type="simple" xlink:href="http://www.lingvo.ua/uk/Translate/uk-uk/вивищувати"><text:span text:style-name="T98">вивищувати</text:span></text:a><text:span text:style-name="T79">, </text:span><text:a xlink:type="simple" xlink:href="http://www.lingvo.ua/uk/Translate/uk-uk/вивищуватися"><text:span text:style-name="T98">вивищуватися</text:span></text:a><text:span text:style-name="T79">, в</text:span><text:span text:style-name="T102">и</text:span><text:span text:style-name="T79">вищити і в</text:span><text:span text:style-name="T102">и</text:span><text:span text:style-name="T79">вищитися.</text:span>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29</text:p>
          </table:table-cell>
          <table:table-cell table:style-name="Dictionary.B261" table:number-columns-spanned="2" office:value-type="string">
            <text:p text:style-name="P22">Самовóля</text:p>
          </table:table-cell>
          <table:covered-table-cell/>
          <table:table-cell table:style-name="Dictionary.D261" table:number-columns-spanned="2" office:value-type="string">
            <text:p text:style-name="P1"><text:span text:style-name="T20">-і, </text:span><text:span text:style-name="T22">ім., ж., </text:span><text:span text:style-name="T22">інд.-авт., [9а]</text:span></text:p>
          </table:table-cell>
          <table:covered-table-cell/>
          <table:table-cell table:style-name="Dictionary.F261" table:number-columns-spanned="2" office:value-type="string">
            <text:p text:style-name="P1"><text:span text:style-name="T21">Похідне від </text:span><text:span text:style-name="T34">сáмо</text:span><text:span text:style-name="T21">... і </text:span><text:span text:style-name="T34">вóля</text:span></text:p>
          </table:table-cell>
          <table:covered-table-cell/>
          <table:table-cell table:style-name="Dictionary.H261" table:number-columns-spanned="3" office:value-type="string">
            <text:p text:style-name="P1"><text:span text:style-name="T22">Червона барка в чорноводді</text:span><text:span text:style-name="T24"> </text:span><text:span text:style-name="T22">доль/ загубиться. І фенікс довгоногий/ </text:span><text:span text:style-name="T22">перенесе тебе в ясні чертоги/ від </text:span><text:span text:style-name="T26">самоволь</text:span><text:span text:style-name="T22">, покори і сваволь. (П-1:5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62" table:number-columns-spanned="5" office:value-type="string">
            <text:p text:style-name="P4"><text:span text:style-name="T63">Сáмо</text:span><text:span text:style-name="T61">... </text:span><text:span text:style-name="T69">(див. 128)</text:span></text:p>
          </table:table-cell>
          <table:covered-table-cell/>
          <table:covered-table-cell/>
          <table:covered-table-cell/>
          <table:covered-table-cell/>
          <table:table-cell table:style-name="Dictionary.G262" table:number-columns-spanned="4" office:value-type="string">
            <text:h text:style-name="P54" text:outline-level="2"><text:span text:style-name="T111">в</text:span><text:span text:style-name="T138">о</text:span><text:span text:style-name="T111">ля</text:span>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4">-і, </text:span><text:span text:style-name="T115">ж.</text:span></text:p>
            <text:p text:style-name="P24"><text:span text:style-name="T73">5) Свобода, незалежність; </text:span><text:span text:style-name="T92">прот.</text:span><text:span text:style-name="T73"> неволя, рабство. || Перебування не під арештом, не в клітці, не на ланцюгу і т. ін.</text:span>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30</text:p>
          </table:table-cell>
          <table:table-cell table:style-name="Dictionary.B263" table:number-columns-spanned="2" office:value-type="string">
            <text:p text:style-name="P22">Самовоскресíння</text:p>
          </table:table-cell>
          <table:covered-table-cell/>
          <table:table-cell table:style-name="Dictionary.D263" table:number-columns-spanned="2" office:value-type="string">
            <text:p text:style-name="P1"><text:span text:style-name="T20">-я, </text:span><text:span text:style-name="T22">ім., с., інд.-авт., [9а]</text:span></text:p>
          </table:table-cell>
          <table:covered-table-cell/>
          <table:table-cell table:style-name="Dictionary.F263" table:number-columns-spanned="2" office:value-type="string">
            <text:p text:style-name="P1"><text:span text:style-name="T21">Похідне від </text:span><text:span text:style-name="T34">сáмо</text:span><text:span text:style-name="T21">... і </text:span><text:span text:style-name="T34">воскресíння</text:span></text:p>
          </table:table-cell>
          <table:covered-table-cell/>
          <table:table-cell table:style-name="Dictionary.H263" table:number-columns-spanned="3" office:value-type="string">
            <text:p text:style-name="P1"><text:span text:style-name="T22">…перейде крізь страстотерпця тіні/ пророк, свого цураючись лиця,/ в передчуванні віщого кінця/ самоофіри й </text:span><text:span text:style-name="T26">самовоскресіння</text:span><text:span text:style-name="T22">. (П-2:150)</text:span></text:p>
          </table:table-cell>
          <table:covered-table-cell/>
          <table:covered-table-cell/>
        </table:table-row>
        <table:table-row>
          <table:covered-table-cell/>
          <table:table-cell table:style-name="Dictionary.B264" table:number-columns-spanned="5" office:value-type="string">
            <text:p text:style-name="P4"><text:span text:style-name="T63">Сáмо</text:span><text:span text:style-name="T61">... </text:span><text:span text:style-name="T69">(див. 128)</text:span></text:p>
          </table:table-cell>
          <table:covered-table-cell/>
          <table:covered-table-cell/>
          <table:covered-table-cell/>
          <table:covered-table-cell/>
          <table:table-cell table:style-name="Dictionary.G264" table:number-columns-spanned="4" office:value-type="string">
            <text:h text:style-name="P54" text:outline-level="2"><text:span text:style-name="T111">воскрес</text:span><text:span text:style-name="T138">і</text:span><text:span text:style-name="T111">ння</text:span>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4">-я, </text:span><text:span text:style-name="T115">с.</text:span></text:p>
            <text:p text:style-name="P43"><text:span text:style-name="T79">Дія і стан за знач. </text:span><text:a xlink:type="simple" xlink:href="http://www.lingvo.ua/uk/Translate/uk-uk/воскреснути"><text:span text:style-name="T98">воскреснути</text:span></text:a>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31</text:p>
          </table:table-cell>
          <table:table-cell table:style-name="Dictionary.B265" table:number-columns-spanned="2" office:value-type="string">
            <text:p text:style-name="P22">Самовтéча</text:p>
          </table:table-cell>
          <table:covered-table-cell/>
          <table:table-cell table:style-name="Dictionary.D265" table:number-columns-spanned="2" office:value-type="string">
            <text:p text:style-name="P1"><text:span text:style-name="T20">-і, </text:span><text:span text:style-name="T22">ім., ж., інд.-авт., [9а]</text:span></text:p>
          </table:table-cell>
          <table:covered-table-cell/>
          <table:table-cell table:style-name="Dictionary.F265" table:number-columns-spanned="2" office:value-type="string">
            <text:p text:style-name="P1"><text:span text:style-name="T21">Похідне від </text:span><text:span text:style-name="T34">сáмо</text:span><text:span text:style-name="T21">... і </text:span><text:span text:style-name="T34">втéча</text:span></text:p>
          </table:table-cell>
          <table:covered-table-cell/>
          <table:table-cell table:style-name="Dictionary.H265" table:number-columns-spanned="3" office:value-type="string">
            <text:p text:style-name="P1"><text:span text:style-name="T22">Доброму і злому/ кажи межу і позначи шляхи/ для </text:span><text:span text:style-name="T26">самовтечі</text:span><text:span text:style-name="T22">. (П-2:13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66" table:number-columns-spanned="5" office:value-type="string">
            <text:p text:style-name="P4"><text:span text:style-name="T63">Сáмо</text:span><text:span text:style-name="T61">... </text:span><text:span text:style-name="T69">(див. 128)</text:span></text:p>
          </table:table-cell>
          <table:covered-table-cell/>
          <table:covered-table-cell/>
          <table:covered-table-cell/>
          <table:covered-table-cell/>
          <table:table-cell table:style-name="Dictionary.G266" table:number-columns-spanned="4" office:value-type="string">
            <text:p text:style-name="P4"><text:span text:style-name="T63">Втéча </text:span><text:span text:style-name="T69">(див. 53)</text:span>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32</text:p>
          </table:table-cell>
          <table:table-cell table:style-name="Dictionary.B267" table:number-columns-spanned="2" office:value-type="string">
            <text:p text:style-name="P22">Самодóкíр</text:p>
          </table:table-cell>
          <table:covered-table-cell/>
          <table:table-cell table:style-name="Dictionary.D267" table:number-columns-spanned="2" office:value-type="string">
            <text:p text:style-name="P1"><text:span text:style-name="T20">самодóкóру, </text:span><text:span text:style-name="T22">ім., ч., інд.-авт., [9а]</text:span></text:p>
          </table:table-cell>
          <table:covered-table-cell/>
          <table:table-cell table:style-name="Dictionary.F267" table:number-columns-spanned="2" office:value-type="string">
            <text:p text:style-name="P1"><text:span text:style-name="T21">Похідне від </text:span><text:span text:style-name="T34">сáмо</text:span><text:span text:style-name="T21">... і </text:span><text:span text:style-name="T34">дóкíр</text:span></text:p>
          </table:table-cell>
          <table:covered-table-cell/>
          <table:table-cell table:style-name="Dictionary.H267" table:number-columns-spanned="3" office:value-type="string">
            <text:p text:style-name="P1"><text:span text:style-name="T22">Не вір – ні долі, ні собі не вір,/ а спроневіра і </text:span><text:span text:style-name="T26">самодокір</text:span><text:span text:style-name="T22">/ і змерзлий крик, що грудкою у горлі/ засів мов кляп – то все неначе дріт/ колючий. (П-2:290)</text:span></text:p>
          </table:table-cell>
          <table:covered-table-cell/>
          <table:covered-table-cell/>
        </table:table-row>
        <table:table-row>
          <table:covered-table-cell/>
          <table:table-cell table:style-name="Dictionary.B268" table:number-columns-spanned="5" office:value-type="string">
            <text:p text:style-name="P4"><text:span text:style-name="T63">Сáмо</text:span><text:span text:style-name="T61">... </text:span><text:span text:style-name="T69">(див. 128)</text:span></text:p>
          </table:table-cell>
          <table:covered-table-cell/>
          <table:covered-table-cell/>
          <table:covered-table-cell/>
          <table:covered-table-cell/>
          <table:table-cell table:style-name="Dictionary.G268" table:number-columns-spanned="4" office:value-type="string">
            <text:h text:style-name="P54" text:outline-level="2"><text:span text:style-name="T111">д</text:span><text:span text:style-name="T138">о</text:span><text:span text:style-name="T111">к</text:span><text:span text:style-name="T138">і</text:span><text:span text:style-name="T111">р</text:span>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4">докору, </text:span><text:span text:style-name="T115">ч.</text:span></text:p>
            <text:p text:style-name="P30">Висловлене кому-небудь або передане в інший спосіб звинувачення в чомусь, незадоволення чимось і т. ін.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33</text:p>
          </table:table-cell>
          <table:table-cell table:style-name="Dictionary.B269" table:number-columns-spanned="2" office:value-type="string">
            <text:p text:style-name="P22">Самодосáда</text:p>
          </table:table-cell>
          <table:covered-table-cell/>
          <table:table-cell table:style-name="Dictionary.D269" table:number-columns-spanned="2" office:value-type="string">
            <text:p text:style-name="P1"><text:span text:style-name="T20">-и, </text:span><text:span text:style-name="T22">ім., ж., </text:span><text:span text:style-name="T22">інд.-авт., [9а]</text:span></text:p>
          </table:table-cell>
          <table:covered-table-cell/>
          <table:table-cell table:style-name="Dictionary.F269" table:number-columns-spanned="2" office:value-type="string">
            <text:p text:style-name="P1"><text:span text:style-name="T21">Похідне від </text:span><text:span text:style-name="T34">сáмо</text:span><text:span text:style-name="T21">... і </text:span><text:span text:style-name="T34">досáда</text:span></text:p>
          </table:table-cell>
          <table:covered-table-cell/>
          <table:table-cell table:style-name="Dictionary.H269" table:number-columns-spanned="3" office:value-type="string">
            <text:p text:style-name="P1"><text:span text:style-name="T22">…в мить крутого самопочезання/ він надто пильно стежив шлях </text:span><text:span text:style-name="T22">утрат, - / лиш так його спотворило дерзання/ тим виразом вибачливих жалів,/ </text:span><text:span text:style-name="T26">самодосад</text:span><text:span text:style-name="T22">… (П-1:55)</text:span></text:p>
          </table:table-cell>
          <table:covered-table-cell/>
          <table:covered-table-cell/>
        </table:table-row>
        <table:table-row>
          <table:covered-table-cell/>
          <table:table-cell table:style-name="Dictionary.B270" table:number-columns-spanned="5" office:value-type="string">
            <text:p text:style-name="P4"><text:span text:style-name="T63">Сáмо</text:span><text:span text:style-name="T61">... </text:span><text:span text:style-name="T69">(див. 128)</text:span></text:p>
          </table:table-cell>
          <table:covered-table-cell/>
          <table:covered-table-cell/>
          <table:covered-table-cell/>
          <table:covered-table-cell/>
          <table:table-cell table:style-name="Dictionary.G270" table:number-columns-spanned="4" office:value-type="string">
            <text:h text:style-name="P54" text:outline-level="2"><text:span text:style-name="T111">дос</text:span><text:span text:style-name="T138">а</text:span><text:span text:style-name="T111">да</text:span>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4">-и, </text:span><text:span text:style-name="T115">ж.</text:span></text:p>
            <text:p text:style-name="P30">1) Почуття невдоволення, гіркоти, викликане чим-небудь.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Dictionary.A1" table:number-rows-spanned="2" office:value-type="string">
            <text:p text:style-name="P3">134</text:p>
          </table:table-cell>
          <table:table-cell table:style-name="Dictionary.B271" table:number-columns-spanned="2" office:value-type="string">
            <text:p text:style-name="P22">Самодохóдження</text:p>
          </table:table-cell>
          <table:covered-table-cell/>
          <table:table-cell table:style-name="Dictionary.D271" table:number-columns-spanned="2" office:value-type="string">
            <text:p text:style-name="P1"><text:span text:style-name="T20">-я, </text:span><text:span text:style-name="T22">ім., с., інд.-авт., [9а]</text:span></text:p>
          </table:table-cell>
          <table:covered-table-cell/>
          <table:table-cell table:style-name="Dictionary.F271" table:number-columns-spanned="2" office:value-type="string">
            <text:p text:style-name="P1"><text:span text:style-name="T21">Похідне від </text:span><text:span text:style-name="T34">сáмо</text:span><text:span text:style-name="T21">... і </text:span><text:span text:style-name="T34">дохóдження</text:span></text:p>
          </table:table-cell>
          <table:covered-table-cell/>
          <table:table-cell table:style-name="Dictionary.H271" table:number-columns-spanned="3" office:value-type="string">
            <text:p text:style-name="P1"><text:span text:style-name="T22">Там крила птаства рясно миготіли,/ мережилася зелень дивновзором,/ а душу вже поймав </text:span><text:span text:style-name="T26">самодоходжень</text:span><text:span text:style-name="T22">/ зухвалий холод і зухвалий жах. (П-2:118)</text:span></text:p>
          </table:table-cell>
          <table:covered-table-cell/>
          <table:covered-table-cell/>
        </table:table-row>
        <table:table-row>
          <table:covered-table-cell/>
          <table:table-cell table:style-name="Dictionary.B272" table:number-columns-spanned="5" office:value-type="string">
            <text:p text:style-name="P4"><text:span text:style-name="T63">Сáмо</text:span><text:span text:style-name="T61">... </text:span><text:span text:style-name="T69">(див. 128)</text:span></text:p>
          </table:table-cell>
          <table:covered-table-cell/>
          <table:covered-table-cell/>
          <table:covered-table-cell/>
          <table:covered-table-cell/>
          <table:table-cell table:style-name="Dictionary.G272" table:number-columns-spanned="4" office:value-type="string">
            <text:h text:style-name="P54" text:outline-level="2"><text:span text:style-name="T111">дох</text:span><text:span text:style-name="T138">о</text:span><text:span text:style-name="T111">дження</text:span>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4">-я, </text:span><text:span text:style-name="T115">с.</text:span></text:p>
            <text:p text:style-name="P43"><text:span text:style-name="T79">Дія за знач. </text:span><text:a xlink:type="simple" xlink:href="http://www.lingvo.ua/uk/Translate/uk-uk/доходити"><text:span text:style-name="T98">доходити</text:span></text:a><text:span text:style-name="T79">.</text:span>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35</text:p>
          </table:table-cell>
          <table:table-cell table:style-name="Dictionary.B273" table:number-columns-spanned="2" office:value-type="string">
            <text:p text:style-name="P22">Самозаборóна</text:p>
          </table:table-cell>
          <table:covered-table-cell/>
          <table:table-cell table:style-name="Dictionary.D273" table:number-columns-spanned="2" office:value-type="string">
            <text:p text:style-name="P1"><text:span text:style-name="T20">-и, </text:span><text:span text:style-name="T22">ім., ж., інд.-авт., [9а]</text:span></text:p>
          </table:table-cell>
          <table:covered-table-cell/>
          <table:table-cell table:style-name="Dictionary.F273" table:number-columns-spanned="2" office:value-type="string">
            <text:p text:style-name="P1"><text:span text:style-name="T21">Похідне від </text:span><text:span text:style-name="T34">сáмо</text:span><text:span text:style-name="T21">... і </text:span><text:span text:style-name="T34">заборóна</text:span></text:p>
          </table:table-cell>
          <table:covered-table-cell/>
          <table:table-cell table:style-name="Dictionary.H273" table:number-columns-spanned="3" office:value-type="string">
            <text:p text:style-name="P1"><text:span text:style-name="T22">Нам ряд утрачено. Раптових спроб/ назубрені шпилі – ото єдине,/ що вирвалося з </text:span><text:span text:style-name="T26">самозаборон</text:span><text:span text:style-name="T22">,/ які дарують небеса щедротні… (П-2:100)</text:span></text:p>
          </table:table-cell>
          <table:covered-table-cell/>
          <table:covered-table-cell/>
        </table:table-row>
        <table:table-row>
          <table:covered-table-cell/>
          <table:table-cell table:style-name="Dictionary.B274" table:number-columns-spanned="5" office:value-type="string">
            <text:p text:style-name="P4"><text:span text:style-name="T63">Сáмо</text:span><text:span text:style-name="T61">... </text:span><text:span text:style-name="T69">(див. 128)</text:span></text:p>
          </table:table-cell>
          <table:covered-table-cell/>
          <table:covered-table-cell/>
          <table:covered-table-cell/>
          <table:covered-table-cell/>
          <table:table-cell table:style-name="Dictionary.G274" table:number-columns-spanned="4" office:value-type="string">
            <text:h text:style-name="P54" text:outline-level="2"><text:span text:style-name="T111">забор</text:span><text:span text:style-name="T138">о</text:span><text:span text:style-name="T111">на</text:span>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4">-и, </text:span><text:span text:style-name="T115">ж.</text:span></text:p>
            <text:p text:style-name="P30">1) Наказ не робити чого-небудь.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36</text:p>
          </table:table-cell>
          <table:table-cell table:style-name="Dictionary.B275" table:number-columns-spanned="2" office:value-type="string">
            <text:p text:style-name="P22">Самонаближення</text:p>
          </table:table-cell>
          <table:covered-table-cell/>
          <table:table-cell table:style-name="Dictionary.D275" table:number-columns-spanned="2" office:value-type="string">
            <text:p text:style-name="P1"><text:span text:style-name="T20">-я, </text:span><text:span text:style-name="T22">ім., с., інд.-авт., [9а]</text:span></text:p>
          </table:table-cell>
          <table:covered-table-cell/>
          <table:table-cell table:style-name="Dictionary.F275" table:number-columns-spanned="2" office:value-type="string">
            <text:p text:style-name="P1"><text:span text:style-name="T21">Похідне від </text:span><text:span text:style-name="T34">сáмо</text:span><text:span text:style-name="T21">... і </text:span><text:span text:style-name="T34">наближення</text:span></text:p>
          </table:table-cell>
          <table:covered-table-cell/>
          <table:table-cell table:style-name="Dictionary.H275" table:number-columns-spanned="3" office:value-type="string">
            <text:p text:style-name="P1"><text:span text:style-name="T22">…весь той чар/ </text:span><text:span text:style-name="T26">самонаближень</text:span><text:span text:style-name="T22">, упізнань і врочень,/ що визріли у невіді душевній/ і стежать стежать стежать зизим оком,/ ачи я втраплю на свою стежу… (П-</text:span><text:span text:style-name="T22">1:121)</text:span></text:p>
          </table:table-cell>
          <table:covered-table-cell/>
          <table:covered-table-cell/>
        </table:table-row>
        <table:table-row>
          <table:covered-table-cell/>
          <table:table-cell table:style-name="Dictionary.B276" table:number-columns-spanned="5" office:value-type="string">
            <text:p text:style-name="P4"><text:span text:style-name="T63">Сáмо</text:span><text:span text:style-name="T61">... </text:span><text:span text:style-name="T69">(див. 128)</text:span></text:p>
          </table:table-cell>
          <table:covered-table-cell/>
          <table:covered-table-cell/>
          <table:covered-table-cell/>
          <table:covered-table-cell/>
          <table:table-cell table:style-name="Dictionary.G276" table:number-columns-spanned="4" office:value-type="string">
            <text:h text:style-name="P54" text:outline-level="2"><text:span text:style-name="T111">набл</text:span><text:span text:style-name="T138">и</text:span><text:span text:style-name="T111">ження</text:span>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4">-я, </text:span><text:span text:style-name="T115">с.</text:span></text:p>
            <text:p text:style-name="P43"><text:span text:style-name="T79">Дія за знач. </text:span><text:a xlink:type="simple" xlink:href="http://www.lingvo.ua/uk/Translate/uk-uk/наблизити"><text:span text:style-name="T98">наблизити</text:span></text:a><text:span text:style-name="T79">, </text:span><text:a xlink:type="simple" xlink:href="http://www.lingvo.ua/uk/Translate/uk-uk/наближати"><text:span text:style-name="T98">наближати</text:span></text:a><text:span text:style-name="T79"> і </text:span><text:a xlink:type="simple" xlink:href="http://www.lingvo.ua/uk/Translate/uk-uk/наблизитися"><text:span text:style-name="T98">наблизитися</text:span></text:a><text:span text:style-name="T79">, </text:span><text:a xlink:type="simple" xlink:href="http://www.lingvo.ua/uk/Translate/uk-uk/наближатися"><text:span text:style-name="T98">наближатися</text:span></text:a><text:span text:style-name="T79">.</text:span>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37</text:p>
          </table:table-cell>
          <table:table-cell table:style-name="Dictionary.B277" table:number-columns-spanned="2" office:value-type="string">
            <text:p text:style-name="P22">Самонарікáнн<text:soft-page-break/>я</text:p>
          </table:table-cell>
          <table:covered-table-cell/>
          <table:table-cell table:style-name="Dictionary.D277" table:number-columns-spanned="2" office:value-type="string">
            <text:p text:style-name="P1"><text:span text:style-name="T20">-я, </text:span><text:span text:style-name="T22">ім., </text:span><text:soft-page-break/><text:span text:style-name="T22">с., інд.-авт., [9а]</text:span></text:p>
          </table:table-cell>
          <table:covered-table-cell/>
          <table:table-cell table:style-name="Dictionary.F277" table:number-columns-spanned="2" office:value-type="string">
            <text:p text:style-name="P1"><text:span text:style-name="T21">Похідне від </text:span><text:soft-page-break/><text:span text:style-name="T34">сáмо</text:span><text:span text:style-name="T21">... і </text:span><text:span text:style-name="T34">нарікáння</text:span></text:p>
          </table:table-cell>
          <table:covered-table-cell/>
          <table:table-cell table:style-name="Dictionary.H277" table:number-columns-spanned="3" office:value-type="string">
            <text:p text:style-name="P1"><text:span text:style-name="T22">Ні, не впадай у біль – до </text:span><text:soft-page-break/><text:span text:style-name="T26">самонаріканняи</text:span><text:span text:style-name="T22">./ О, не впадай у біль – його, як меч, піднось. (П-2:155)</text:span></text:p>
          </table:table-cell>
          <table:covered-table-cell/>
          <table:covered-table-cell/>
        </table:table-row>
        <table:table-row>
          <table:covered-table-cell/>
          <table:table-cell table:style-name="Dictionary.B278" table:number-columns-spanned="5" office:value-type="string">
            <text:p text:style-name="P4"><text:span text:style-name="T63">Сáмо</text:span><text:span text:style-name="T61">... </text:span><text:span text:style-name="T69">(див. 128)</text:span></text:p>
          </table:table-cell>
          <table:covered-table-cell/>
          <table:covered-table-cell/>
          <table:covered-table-cell/>
          <table:covered-table-cell/>
          <table:table-cell table:style-name="Dictionary.G278" table:number-columns-spanned="4" office:value-type="string">
            <text:h text:style-name="P54" text:outline-level="2"><text:span text:style-name="T111">нарік</text:span><text:span text:style-name="T138">а</text:span><text:span text:style-name="T111">ння</text:span>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4">-я, </text:span><text:span text:style-name="T115">с.</text:span></text:p>
            <text:p text:style-name="P43"><text:span text:style-name="T79">Дія за знач. </text:span><text:a xlink:type="simple" xlink:href="http://www.lingvo.ua/uk/Translate/uk-uk/нарікати"><text:span text:style-name="T98">нарікати</text:span></text:a><text:span text:style-name="T79">.</text:span>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38</text:p>
          </table:table-cell>
          <table:table-cell table:style-name="Dictionary.B279" table:number-columns-spanned="2" office:value-type="string">
            <text:p text:style-name="P22">Самонарóдження</text:p>
          </table:table-cell>
          <table:covered-table-cell/>
          <table:table-cell table:style-name="Dictionary.D279" table:number-columns-spanned="2" office:value-type="string">
            <text:p text:style-name="P1"><text:span text:style-name="T20">-я, </text:span><text:span text:style-name="T22">ім., с., інд.-авт., [9а]</text:span></text:p>
          </table:table-cell>
          <table:covered-table-cell/>
          <table:table-cell table:style-name="Dictionary.F279" table:number-columns-spanned="2" office:value-type="string">
            <text:p text:style-name="P1"><text:span text:style-name="T21">Похідне від </text:span><text:span text:style-name="T34">сáмо</text:span><text:span text:style-name="T21">... і </text:span><text:span text:style-name="T34">нарóдження</text:span></text:p>
          </table:table-cell>
          <table:covered-table-cell/>
          <table:table-cell table:style-name="Dictionary.H279" table:number-columns-spanned="3" office:value-type="string">
            <text:p text:style-name="P1"><text:span text:style-name="T22">Оце </text:span><text:span text:style-name="T26">самонародження</text:span><text:span text:style-name="T22"> твоє/ то голос смерті: пристарайся, брате,/ бо вже заходить час твій вирушати,/ пора і дописати житіє. (П-2:11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80" table:number-columns-spanned="5" office:value-type="string">
            <text:p text:style-name="P4"><text:span text:style-name="T63">Сáмо</text:span><text:span text:style-name="T61">... </text:span><text:span text:style-name="T69">(див. 128)</text:span></text:p>
          </table:table-cell>
          <table:covered-table-cell/>
          <table:covered-table-cell/>
          <table:covered-table-cell/>
          <table:covered-table-cell/>
          <table:table-cell table:style-name="Dictionary.G280" table:number-columns-spanned="4" office:value-type="string">
            <text:h text:style-name="P54" text:outline-level="2"><text:span text:style-name="T111">нар</text:span><text:span text:style-name="T138">о</text:span><text:span text:style-name="T111">дження</text:span>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4">-я, </text:span><text:span text:style-name="T115">с.</text:span></text:p>
            <text:p text:style-name="P43"><text:span text:style-name="T79">1) Дія за знач. </text:span><text:a xlink:type="simple" xlink:href="http://www.lingvo.ua/uk/Translate/uk-uk/народити"><text:span text:style-name="T98">народити</text:span></text:a><text:span text:style-name="T79">, </text:span><text:a xlink:type="simple" xlink:href="http://www.lingvo.ua/uk/Translate/uk-uk/народжувати"><text:span text:style-name="T98">народжувати</text:span></text:a><text:span text:style-name="T79"> і </text:span><text:a xlink:type="simple" xlink:href="http://www.lingvo.ua/uk/Translate/uk-uk/народитися"><text:span text:style-name="T98">народитися</text:span></text:a><text:span text:style-name="T79">, </text:span><text:a xlink:type="simple" xlink:href="http://www.lingvo.ua/uk/Translate/uk-uk/народжуватися"><text:span text:style-name="T98">народжуватися</text:span></text:a><text:span text:style-name="T79">. || Час появи на світ.</text:span>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39</text:p>
          </table:table-cell>
          <table:table-cell table:style-name="Dictionary.B281" table:number-columns-spanned="2" office:value-type="string">
            <text:p text:style-name="P22">Самонаростáти</text:p>
          </table:table-cell>
          <table:covered-table-cell/>
          <table:table-cell table:style-name="Dictionary.D281" table:number-columns-spanned="2" office:value-type="string">
            <text:p text:style-name="P1"><text:span text:style-name="T22">-áю, -áєш, дієсл., недок., перех., </text:span><text:span text:style-name="T22">інд.-авт., [9а]</text:span></text:p>
          </table:table-cell>
          <table:covered-table-cell/>
          <table:table-cell table:style-name="Dictionary.F281" table:number-columns-spanned="2" office:value-type="string">
            <text:p text:style-name="P73">Похідне від сáмо... і наростáти</text:p>
          </table:table-cell>
          <table:covered-table-cell/>
          <table:table-cell table:style-name="Dictionary.H281" table:number-columns-spanned="3" office:value-type="string">
            <text:p text:style-name="P1"><text:span text:style-name="T22">Неначе дзвін – поезія. Гуде/ і </text:span><text:span text:style-name="T26">самонаростає</text:span><text:span text:style-name="T22"> аж до повні… (П-2:150)</text:span></text:p>
          </table:table-cell>
          <table:covered-table-cell/>
          <table:covered-table-cell/>
        </table:table-row>
        <table:table-row>
          <table:covered-table-cell/>
          <table:table-cell table:style-name="Dictionary.B282" table:number-columns-spanned="5" office:value-type="string">
            <text:p text:style-name="P4"><text:span text:style-name="T63">Сáмо</text:span><text:span text:style-name="T61">... </text:span><text:span text:style-name="T69">(див. 128)</text:span></text:p>
          </table:table-cell>
          <table:covered-table-cell/>
          <table:covered-table-cell/>
          <table:covered-table-cell/>
          <table:covered-table-cell/>
          <table:table-cell table:style-name="Dictionary.G282" table:number-columns-spanned="4" office:value-type="string">
            <text:h text:style-name="P54" text:outline-level="2"><text:span text:style-name="T111">нарост</text:span><text:span text:style-name="T138">а</text:span><text:span text:style-name="T111">ти</text:span>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4">-ає, </text:span><text:span text:style-name="T115">недок.</text:span><text:span text:style-name="T114">, нарости, -те; </text:span><text:span text:style-name="T115">мин. ч.</text:span> <text:span text:style-name="T114">наріс, наросла, наросло; </text:span><text:span text:style-name="T115">док.</text:span></text:p>
            <text:p text:style-name="P24"><text:soft-page-break/><text:span text:style-name="T73">3) </text:span><text:span text:style-name="T92">перен.</text:span><text:span text:style-name="T73"> Збільшувати свій об'єм, свою кількість, силу вияву і т. ін.</text:span>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40</text:p>
          </table:table-cell>
          <table:table-cell table:style-name="Dictionary.B283" table:number-columns-spanned="2" office:value-type="string">
            <text:p text:style-name="P22">Самоофíра</text:p>
          </table:table-cell>
          <table:covered-table-cell/>
          <table:table-cell table:style-name="Dictionary.D283" table:number-columns-spanned="2" office:value-type="string">
            <text:p text:style-name="P1"><text:span text:style-name="T20">-и, </text:span><text:span text:style-name="T22">ім., ж., інд.-авт., [9а]</text:span></text:p>
          </table:table-cell>
          <table:covered-table-cell/>
          <table:table-cell table:style-name="Dictionary.F283" table:number-columns-spanned="2" office:value-type="string">
            <text:p text:style-name="P1"><text:span text:style-name="T21">Похідне від </text:span><text:span text:style-name="T34">сáмо</text:span><text:span text:style-name="T21">... і </text:span><text:span text:style-name="T32">офíра</text:span></text:p>
          </table:table-cell>
          <table:covered-table-cell/>
          <table:table-cell table:style-name="Dictionary.H283" table:number-columns-spanned="3" office:value-type="string">
            <text:p text:style-name="P1"><text:span text:style-name="T22">…перейде крізь страстотерпця тіні/ пророк, свого цураючись лиця,/ в передчуванні віщого кінця/ </text:span><text:span text:style-name="T26">самоофіри</text:span><text:span text:style-name="T22"> й самовоскресіння. (П-2:150)</text:span></text:p>
          </table:table-cell>
          <table:covered-table-cell/>
          <table:covered-table-cell/>
        </table:table-row>
        <table:table-row>
          <table:covered-table-cell/>
          <table:table-cell table:style-name="Dictionary.B284" table:number-columns-spanned="5" office:value-type="string">
            <text:p text:style-name="P4"><text:span text:style-name="T63">Сáмо</text:span><text:span text:style-name="T61">... </text:span><text:span text:style-name="T69">(див. 128)</text:span></text:p>
          </table:table-cell>
          <table:covered-table-cell/>
          <table:covered-table-cell/>
          <table:covered-table-cell/>
          <table:covered-table-cell/>
          <table:table-cell table:style-name="Dictionary.G284" table:number-columns-spanned="4" office:value-type="string">
            <text:h text:style-name="P69" text:outline-level="2"><text:span text:style-name="T84">Ж</text:span><text:span text:style-name="T104">е</text:span><text:span text:style-name="T84">ртва (Оф</text:span><text:span text:style-name="T104">і</text:span><text:span text:style-name="T84">ра)</text:span>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4">-и, </text:span><text:span text:style-name="T115">ж.</text:span></text:p>
            <text:p text:style-name="P30">1) За релігійними обрядами деяких народів – предмет або жива істота, яких приносили в дар богам.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41</text:p>
          </table:table-cell>
          <table:table-cell table:style-name="Dictionary.B285" table:number-columns-spanned="2" office:value-type="string">
            <text:p text:style-name="P22">Самопалáння</text:p>
          </table:table-cell>
          <table:covered-table-cell/>
          <table:table-cell table:style-name="Dictionary.D285" table:number-columns-spanned="2" office:value-type="string">
            <text:p text:style-name="P1"><text:span text:style-name="T20">-я, </text:span><text:span text:style-name="T22">ім., с., інд.-авт., [9а]</text:span></text:p>
          </table:table-cell>
          <table:covered-table-cell/>
          <table:table-cell table:style-name="Dictionary.F285" table:number-columns-spanned="2" office:value-type="string">
            <text:p text:style-name="P1"><text:span text:style-name="T21">Похідне від </text:span><text:span text:style-name="T34">сáмо</text:span><text:span text:style-name="T21">... і </text:span><text:span text:style-name="T34">палáння</text:span></text:p>
          </table:table-cell>
          <table:covered-table-cell/>
          <table:table-cell table:style-name="Dictionary.H285" table:number-columns-spanned="3" office:value-type="string">
            <text:p text:style-name="P1"><text:span text:style-name="T22">О як нестерпно хочеться подовжень/ і невигасного </text:span><text:span text:style-name="T26">самопалання</text:span><text:span text:style-name="T22">! (П-2:130)</text:span></text:p>
          </table:table-cell>
          <table:covered-table-cell/>
          <table:covered-table-cell/>
        </table:table-row>
        <table:table-row>
          <table:covered-table-cell/>
          <table:table-cell table:style-name="Dictionary.B286" table:number-columns-spanned="5" office:value-type="string">
            <text:p text:style-name="P4"><text:span text:style-name="T63">Сáмо</text:span><text:span text:style-name="T61">... </text:span><text:span text:style-name="T69">(див. 128)</text:span></text:p>
          </table:table-cell>
          <table:covered-table-cell/>
          <table:covered-table-cell/>
          <table:covered-table-cell/>
          <table:covered-table-cell/>
          <table:table-cell table:style-name="Dictionary.G286" table:number-columns-spanned="4" office:value-type="string">
            <text:h text:style-name="P54" text:outline-level="2"><text:span text:style-name="T111">пал</text:span><text:span text:style-name="T138">а</text:span><text:span text:style-name="T111">ння</text:span>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4">-я, </text:span><text:span text:style-name="T115">с.</text:span></text:p>
            <text:p text:style-name="P43"><text:span text:style-name="T79">Дія за знач. </text:span><text:a xlink:type="simple" xlink:href="http://www.lingvo.ua/uk/Translate/uk-uk/палати"><text:span text:style-name="T98">палати</text:span></text:a><text:span text:style-name="T79">.</text:span>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42</text:p>
          </table:table-cell>
          <table:table-cell table:style-name="Dictionary.B287" table:number-columns-spanned="2" office:value-type="string">
            <text:p text:style-name="P22">Самопереростáння</text:p>
          </table:table-cell>
          <table:covered-table-cell/>
          <table:table-cell table:style-name="Dictionary.D287" table:number-columns-spanned="2" office:value-type="string">
            <text:p text:style-name="P1"><text:span text:style-name="T22">-я, ім., с., інд.-</text:span><text:span text:style-name="T22">авт., [9а]</text:span></text:p>
          </table:table-cell>
          <table:covered-table-cell/>
          <table:table-cell table:style-name="Dictionary.F287" table:number-columns-spanned="2" office:value-type="string">
            <text:p text:style-name="P1"><text:span text:style-name="T21">Похідне від </text:span><text:span text:style-name="T34">сáмо</text:span><text:span text:style-name="T21">... і </text:span><text:span text:style-name="T34">переростáнн</text:span><text:span text:style-name="T34">я</text:span></text:p>
          </table:table-cell>
          <table:covered-table-cell/>
          <table:table-cell table:style-name="Dictionary.H287" table:number-columns-spanned="3" office:value-type="string">
            <text:p text:style-name="P1"><text:span text:style-name="T22">Отак: живи – і скній, живи – і скній,/ і як дійдеш </text:span><text:span text:style-name="T26">самопереростання</text:span><text:span text:style-name="T22">,/ і як збагнеш: </text:span><text:span text:style-name="T22">ти власна жертва й кат,/ тоді збагнеш і смерть, як припадання/ до обрію, як утрату всіх утрат. (П-1:203)</text:span></text:p>
          </table:table-cell>
          <table:covered-table-cell/>
          <table:covered-table-cell/>
        </table:table-row>
        <table:table-row>
          <table:covered-table-cell/>
          <table:table-cell table:style-name="Dictionary.B288" table:number-columns-spanned="5" office:value-type="string">
            <text:p text:style-name="P4"><text:span text:style-name="T63">Сáмо</text:span><text:span text:style-name="T61">... </text:span><text:span text:style-name="T69">(див. 128)</text:span></text:p>
          </table:table-cell>
          <table:covered-table-cell/>
          <table:covered-table-cell/>
          <table:covered-table-cell/>
          <table:covered-table-cell/>
          <table:table-cell table:style-name="Dictionary.G288" table:number-columns-spanned="4" office:value-type="string">
            <text:h text:style-name="P54" text:outline-level="2"><text:span text:style-name="T111">перерост</text:span><text:span text:style-name="T138">а</text:span><text:span text:style-name="T111">ння</text:span>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oft-page-break/><text:span text:style-name="T114">-я, </text:span><text:span text:style-name="T115">с.</text:span></text:p>
            <text:p text:style-name="P43"><text:span text:style-name="T79">Дія за знач. </text:span><text:a xlink:type="simple" xlink:href="http://www.lingvo.ua/uk/Translate/uk-uk/переростати"><text:span text:style-name="T98">переростати</text:span></text:a><text:span text:style-name="T79">, </text:span><text:a xlink:type="simple" xlink:href="http://www.lingvo.ua/uk/Translate/uk-uk/перерости"><text:span text:style-name="T98">перерости</text:span></text:a><text:span text:style-name="T79">.</text:span>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43</text:p>
          </table:table-cell>
          <table:table-cell table:style-name="Dictionary.B289" table:number-columns-spanned="2" office:value-type="string">
            <text:p text:style-name="P22">Самопідтвéрджувати</text:p>
          </table:table-cell>
          <table:covered-table-cell/>
          <table:table-cell table:style-name="Dictionary.D289" table:number-columns-spanned="2" office:value-type="string">
            <text:p text:style-name="P1"><text:span text:style-name="T20">-ую, уєш, дієсл., </text:span><text:span text:style-name="T22">недок., перех., інд.-авт., [9а]</text:span></text:p>
          </table:table-cell>
          <table:covered-table-cell/>
          <table:table-cell table:style-name="Dictionary.F289" table:number-columns-spanned="2" office:value-type="string">
            <text:p text:style-name="P1"><text:span text:style-name="T21">Похідне від </text:span><text:span text:style-name="T34">сáмо</text:span><text:span text:style-name="T21">... і </text:span><text:span text:style-name="T34">підтвéрджувати</text:span></text:p>
          </table:table-cell>
          <table:covered-table-cell/>
          <table:table-cell table:style-name="Dictionary.H289" table:number-columns-spanned="3" office:value-type="string">
            <text:p text:style-name="P1"><text:span text:style-name="T22">Ще, слава Богу, тьмяний стовбур совісті/ признатись може весь до незбагненного,/ котре </text:span><text:span text:style-name="T26">самопідтверджує</text:span><text:span text:style-name="T22"> її/ і втаємничує… (П-2:101)</text:span></text:p>
          </table:table-cell>
          <table:covered-table-cell/>
          <table:covered-table-cell/>
        </table:table-row>
        <table:table-row>
          <table:covered-table-cell/>
          <table:table-cell table:style-name="Dictionary.B290" table:number-columns-spanned="5" office:value-type="string">
            <text:p text:style-name="P4"><text:span text:style-name="T63">Сáмо</text:span><text:span text:style-name="T61">... </text:span><text:span text:style-name="T69">(див. 128)</text:span></text:p>
          </table:table-cell>
          <table:covered-table-cell/>
          <table:covered-table-cell/>
          <table:covered-table-cell/>
          <table:covered-table-cell/>
          <table:table-cell table:style-name="Dictionary.G290" table:number-columns-spanned="4" office:value-type="string">
            <text:h text:style-name="P54" text:outline-level="2"><text:span text:style-name="T111">підтв</text:span><text:span text:style-name="T138">е</text:span><text:span text:style-name="T111">рджувати</text:span>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4">-ую, -уєш, </text:span><text:span text:style-name="T115">недок.</text:span><text:span text:style-name="T114">, підтвердити, -джу, -диш, </text:span><text:span text:style-name="T115">док.</text:span><text:span text:style-name="T114">, </text:span><text:span text:style-name="T115">перех.</text:span> <text:span text:style-name="T115">і без додатка</text:span><text:span text:style-name="T114">.</text:span></text:p>
            <text:p text:style-name="P30">Визнавати, засвідчувати правильність, достовірність, істинність чого-небудь. || Доводити достовірність, істинність чого-небудь, підкріплюючи фактами, доказами і т. ін. || Служити доказом правильності, істинності чого-небудь.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44</text:p>
          </table:table-cell>
          <table:table-cell table:style-name="Dictionary.B291" table:number-columns-spanned="2" office:value-type="string">
            <text:p text:style-name="P22">Самопогиба</text:p>
          </table:table-cell>
          <table:covered-table-cell/>
          <table:table-cell table:style-name="Dictionary.D291" table:number-columns-spanned="2" office:value-type="string">
            <text:p text:style-name="P1"><text:span text:style-name="T20">-и, </text:span><text:span text:style-name="T22">ім., ж., інд.-авт., [9а]</text:span></text:p>
          </table:table-cell>
          <table:covered-table-cell/>
          <table:table-cell table:style-name="Dictionary.F291" table:number-columns-spanned="2" office:value-type="string">
            <text:p text:style-name="P16"><text:span text:style-name="T21">Похідне від </text:span><text:span text:style-name="T34">сáмо</text:span><text:span text:style-name="T21">... і </text:span><text:span text:style-name="T34">погиба</text:span></text:p>
          </table:table-cell>
          <table:covered-table-cell/>
          <table:table-cell table:style-name="Dictionary.H291" table:number-columns-spanned="3" office:value-type="string">
            <text:p text:style-name="P1"><text:span text:style-name="T46">Господи, Господи, о осторонь/ душі гулкі, що, заслухані в тугу,/ немочі власної люблять наругу,/ </text:span><text:span text:style-name="T47">самопогиби</text:span><text:span text:style-name="T46"> високий огонь</text:span><text:span text:style-name="T45">. (П-2:74-75)</text:span></text:p>
          </table:table-cell>
          <table:covered-table-cell/>
          <table:covered-table-cell/>
        </table:table-row>
        <table:table-row>
          <table:covered-table-cell/>
          <table:table-cell table:style-name="Dictionary.B292" table:number-columns-spanned="5" office:value-type="string">
            <text:p text:style-name="P4"><text:span text:style-name="T63">Сáмо</text:span><text:span text:style-name="T61">... </text:span><text:span text:style-name="T69">(див. 128)</text:span></text:p>
          </table:table-cell>
          <table:covered-table-cell/>
          <table:covered-table-cell/>
          <table:covered-table-cell/>
          <table:covered-table-cell/>
          <table:table-cell table:style-name="Dictionary.G292" table:number-columns-spanned="4" office:value-type="string">
            <text:h text:style-name="P54" text:outline-level="2"><text:span text:style-name="T111">Пог</text:span><text:span text:style-name="T138">и</text:span><text:span text:style-name="T111">бель (поги</text:span><text:span text:style-name="T126"></text:span><text:span text:style-name="T111">ба)</text:span>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5">і рідко </text:span><text:span text:style-name="T114">погибіль, -і, </text:span><text:span text:style-name="T115">ж.</text:span></text:p>
            <text:p text:style-name="P24"><text:span text:style-name="T73">Передчасна, насильницька смерть; гибель. || Руйнування, занепад, знищення чого-небудь. || </text:span><text:span text:style-name="T92">перен.</text:span><text:span text:style-name="T73"> Кінець існування чого-небудь; зникнення. </text:span><text:span text:style-name="T78">Згинати в три погибелі</text:span><text:span text:style-name="T73">.</text:span>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45</text:p>
          </table:table-cell>
          <table:table-cell table:style-name="Dictionary.B293" table:number-columns-spanned="2" office:value-type="string">
            <text:p text:style-name="P23">Самоподóвжений</text:p>
          </table:table-cell>
          <table:covered-table-cell/>
          <table:table-cell table:style-name="Dictionary.D293" table:number-columns-spanned="2" office:value-type="string">
            <text:p text:style-name="P1"><text:span text:style-name="T45">-а, -е, </text:span><text:span text:style-name="T23">прикм., </text:span><text:span text:style-name="T46">інд.-</text:span><text:soft-page-break/><text:span text:style-name="T46">авт., [</text:span><text:span text:style-name="T23">9а</text:span><text:span text:style-name="T46">]</text:span></text:p>
          </table:table-cell>
          <table:covered-table-cell/>
          <table:table-cell table:style-name="Dictionary.F293" table:number-columns-spanned="2" office:value-type="string">
            <text:p text:style-name="P1"><text:span text:style-name="T21">Похідне від </text:span><text:span text:style-name="T34">сáмо</text:span><text:span text:style-name="T21">... і </text:span><text:span text:style-name="T34">подóвжений</text:span></text:p>
          </table:table-cell>
          <table:covered-table-cell/>
          <table:table-cell table:style-name="Dictionary.H293" table:number-columns-spanned="3" office:value-type="string">
            <text:p text:style-name="P1"><text:span text:style-name="T22">Хто б збагнув/ оці дороги – без кінця і краю/ </text:span><text:span text:style-name="T26">самоподовжені</text:span><text:span text:style-name="T22">? (П-2:100)</text:span></text:p>
          </table:table-cell>
          <table:covered-table-cell/>
          <table:covered-table-cell/>
        </table:table-row>
        <table:table-row>
          <table:covered-table-cell/>
          <table:table-cell table:style-name="Dictionary.B294" table:number-columns-spanned="5" office:value-type="string">
            <text:p text:style-name="P4"><text:span text:style-name="T63">Сáмо</text:span><text:span text:style-name="T61">... </text:span><text:span text:style-name="T69">(див. 128)</text:span></text:p>
          </table:table-cell>
          <table:covered-table-cell/>
          <table:covered-table-cell/>
          <table:covered-table-cell/>
          <table:covered-table-cell/>
          <table:table-cell table:style-name="Dictionary.G294" table:number-columns-spanned="4" office:value-type="string">
            <text:h text:style-name="P54" text:outline-level="2"><text:span text:style-name="T111">под</text:span><text:span text:style-name="T138">о</text:span><text:span text:style-name="T111">вжений</text:span>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7">-а, -е.</text:p>
            <text:p text:style-name="P43"><text:span text:style-name="T79">1) Дієприкм. пас. мин. ч. до </text:span><text:a xlink:type="simple" xlink:href="http://www.lingvo.ua/uk/Translate/uk-uk/подовжити"><text:span text:style-name="T98">подовжити</text:span></text:a><text:span text:style-name="T79">. || под</text:span><text:span text:style-name="T102">о</text:span><text:span text:style-name="T79">вжено, </text:span><text:span text:style-name="T94">безос.</text:span><text:span text:style-name="T79"> </text:span><text:span text:style-name="T94">присудк. сл.</text:span>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46</text:p>
          </table:table-cell>
          <table:table-cell table:style-name="Dictionary.B295" table:number-columns-spanned="2" office:value-type="string">
            <text:p text:style-name="P22">Самопоминáння</text:p>
          </table:table-cell>
          <table:covered-table-cell/>
          <table:table-cell table:style-name="Dictionary.D295" table:number-columns-spanned="2" office:value-type="string">
            <text:p text:style-name="P1"><text:span text:style-name="T20">-я, </text:span><text:span text:style-name="T22">ім., с., інд.-авт., [9а]</text:span></text:p>
          </table:table-cell>
          <table:covered-table-cell/>
          <table:table-cell table:style-name="Dictionary.F295" table:number-columns-spanned="2" office:value-type="string">
            <text:p text:style-name="P1"><text:span text:style-name="T21">Похідне від </text:span><text:span text:style-name="T34">сáмо</text:span><text:span text:style-name="T21">... і </text:span><text:span text:style-name="T34">поминáння</text:span></text:p>
          </table:table-cell>
          <table:covered-table-cell/>
          <table:table-cell table:style-name="Dictionary.H295" table:number-columns-spanned="3" office:value-type="string">
            <text:p text:style-name="P1"><text:span text:style-name="T46">Ти загубився в горі – не знайтись/ у чорноводді змовклого волання,/ в ропі чекань і </text:span><text:span text:style-name="T47">самопоминання</text:span><text:span text:style-name="T46">/ і гуку, що доносить благовість</text:span><text:span text:style-name="T45">. (П-2:111)</text:span></text:p>
          </table:table-cell>
          <table:covered-table-cell/>
          <table:covered-table-cell/>
        </table:table-row>
        <table:table-row>
          <table:covered-table-cell/>
          <table:table-cell table:style-name="Dictionary.B296" table:number-columns-spanned="5" office:value-type="string">
            <text:p text:style-name="P4"><text:span text:style-name="T63">Сáмо</text:span><text:span text:style-name="T61">... </text:span><text:span text:style-name="T69">(див. 128)</text:span></text:p>
          </table:table-cell>
          <table:covered-table-cell/>
          <table:covered-table-cell/>
          <table:covered-table-cell/>
          <table:covered-table-cell/>
          <table:table-cell table:style-name="Dictionary.G296" table:number-columns-spanned="4" office:value-type="string">
            <text:h text:style-name="P54" text:outline-level="2"><text:span text:style-name="T111">помин</text:span><text:span text:style-name="T138">а</text:span><text:span text:style-name="T111">ння</text:span>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4">-я, </text:span><text:span text:style-name="T115">с.</text:span></text:p>
            <text:p text:style-name="P43"><text:span text:style-name="T79">1) Дія за знач. </text:span><text:a xlink:type="simple" xlink:href="http://www.lingvo.ua/uk/Translate/uk-uk/поминати"><text:span text:style-name="T98">поминати</text:span></text:a>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47</text:p>
          </table:table-cell>
          <table:table-cell table:style-name="Dictionary.B297" table:number-columns-spanned="2" office:value-type="string">
            <text:p text:style-name="P4"><text:span text:style-name="T12">Самопоста</text:span><text:span text:style-name="T13"></text:span><text:span text:style-name="T12">ння</text:span></text:p>
          </table:table-cell>
          <table:covered-table-cell/>
          <table:table-cell table:style-name="Dictionary.D297" table:number-columns-spanned="2" office:value-type="string">
            <text:p text:style-name="P1"><text:span text:style-name="T20">-я, </text:span><text:span text:style-name="T22">ім., с., інд.-авт., [9а]</text:span></text:p>
          </table:table-cell>
          <table:covered-table-cell/>
          <table:table-cell table:style-name="Dictionary.F297" table:number-columns-spanned="2" office:value-type="string">
            <text:p text:style-name="P1"><text:span text:style-name="T21">Похідне від </text:span><text:span text:style-name="T34">сáмо</text:span><text:span text:style-name="T21">... і </text:span><text:span text:style-name="T34">постання </text:span><text:span text:style-name="T40">(від </text:span><text:span text:style-name="T38">постава</text:span><text:span text:style-name="T39"></text:span><text:span text:style-name="T38">ти</text:span><text:span text:style-name="T40">)</text:span></text:p>
          </table:table-cell>
          <table:covered-table-cell/>
          <table:table-cell table:style-name="Dictionary.H297" table:number-columns-spanned="3" office:value-type="string">
            <text:p text:style-name="P1"><text:span text:style-name="T22">По ліву руку – древній, аж до ер/ </text:span><text:span text:style-name="T26">самопостання</text:span><text:span text:style-name="T22">, гоном безберегим,/ щовбом смертельним, що наліг на серце/ і наслухає втомлене буття - / той древній світ – і радісний і тужний - / непам’яті. (П-2:136)</text:span></text:p>
          </table:table-cell>
          <table:covered-table-cell/>
          <table:covered-table-cell/>
        </table:table-row>
        <table:table-row>
          <table:covered-table-cell/>
          <table:table-cell table:style-name="Dictionary.C298" office:value-type="string">
            <text:p text:style-name="P4"><text:span text:style-name="T63">Сáмо</text:span><text:span text:style-name="T61">... </text:span><text:span text:style-name="T69">(див. 128)</text:span></text:p>
          </table:table-cell>
          <table:table-cell table:style-name="Dictionary.C298" table:number-columns-spanned="4" office:value-type="string">
            <text:p text:style-name="P4"/>
          </table:table-cell>
          <table:covered-table-cell/>
          <table:covered-table-cell/>
          <table:covered-table-cell/>
          <table:table-cell table:style-name="Dictionary.G298" table:number-columns-spanned="4" office:value-type="string">
            <text:h text:style-name="P54" text:outline-level="2"><text:span text:style-name="T111">постав</text:span><text:span text:style-name="T138">а</text:span><text:span text:style-name="T111">ти</text:span>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1">I </text:span><text:span text:style-name="T114">-ає, </text:span><text:span text:style-name="T115">недок.</text:span><text:span text:style-name="T114">, постати, -ане, </text:span><text:span text:style-name="T115">док.</text:span></text:p>
            <text:p text:style-name="P30">2) Зароджуватися, брати початок, походити від чого-небудь. || Виникати внаслідок яких-небудь причин, збігу відповідних умов, обставин і т. ін. || Ставати актуальним, першочерговим, набувати в певних умовах дуже великого значення.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48</text:p>
          </table:table-cell>
          <table:table-cell table:style-name="Dictionary.B299" table:number-columns-spanned="2" office:value-type="string">
            <text:p text:style-name="P22">Самопроминáння</text:p>
          </table:table-cell>
          <table:covered-table-cell/>
          <table:table-cell table:style-name="Dictionary.D299" table:number-columns-spanned="2" office:value-type="string">
            <text:p text:style-name="P1"><text:span text:style-name="T20">-я, </text:span><text:span text:style-name="T22">ім., с., інд.-</text:span><text:soft-page-break/><text:span text:style-name="T22">авт., [9а]</text:span></text:p>
          </table:table-cell>
          <table:covered-table-cell/>
          <table:table-cell table:style-name="Dictionary.F299" table:number-columns-spanned="2" office:value-type="string">
            <text:p text:style-name="P1"><text:span text:style-name="T21">Похідне від </text:span><text:span text:style-name="T34">сáмо</text:span><text:span text:style-name="T21">... і </text:span><text:span text:style-name="T34">проминáння</text:span></text:p>
          </table:table-cell>
          <table:covered-table-cell/>
          <table:table-cell table:style-name="Dictionary.H299" table:number-columns-spanned="3" office:value-type="string">
            <text:p text:style-name="P1"><text:span text:style-name="T22">В дорозі довгих </text:span><text:span text:style-name="T26">самопроминань</text:span><text:span text:style-name="T22">/ під знадою земного притягання/ проносяться від ранку до смеркання. </text:span><text:soft-page-break/><text:span text:style-name="T22">(П-1:44)</text:span></text:p>
          </table:table-cell>
          <table:covered-table-cell/>
          <table:covered-table-cell/>
        </table:table-row>
        <table:table-row>
          <table:covered-table-cell/>
          <table:table-cell table:style-name="Dictionary.B300" table:number-columns-spanned="5" office:value-type="string">
            <text:p text:style-name="P4"><text:span text:style-name="T63">Сáмо</text:span><text:span text:style-name="T61">... </text:span><text:span text:style-name="T69">(див. 128)</text:span></text:p>
          </table:table-cell>
          <table:covered-table-cell/>
          <table:covered-table-cell/>
          <table:covered-table-cell/>
          <table:covered-table-cell/>
          <table:table-cell table:style-name="Dictionary.G300" table:number-columns-spanned="4" office:value-type="string">
            <text:h text:style-name="P54" text:outline-level="2"><text:span text:style-name="T111">промин</text:span><text:span text:style-name="T138">а</text:span><text:span text:style-name="T111">ння</text:span>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1">I </text:span><text:span text:style-name="T114">-я, </text:span><text:span text:style-name="T115">с.</text:span></text:p>
            <text:p text:style-name="P43"><text:span text:style-name="T79">Дія за знач. </text:span><text:a xlink:type="simple" xlink:href="http://www.lingvo.ua/uk/Translate/uk-uk/проминати"><text:span text:style-name="T98">проминати</text:span></text:a>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49</text:p>
          </table:table-cell>
          <table:table-cell table:style-name="Dictionary.B301" table:number-columns-spanned="2" office:value-type="string">
            <text:p text:style-name="P4"><text:span text:style-name="T12">Самопротистоя</text:span><text:span text:style-name="T13"></text:span><text:span text:style-name="T12">ння</text:span></text:p>
          </table:table-cell>
          <table:covered-table-cell/>
          <table:table-cell table:style-name="Dictionary.D301" table:number-columns-spanned="2" office:value-type="string">
            <text:p text:style-name="P1"><text:span text:style-name="T2">-</text:span><text:span text:style-name="T20">я, </text:span><text:span text:style-name="T22">ім., с., інд.-авт., [9а]</text:span></text:p>
          </table:table-cell>
          <table:covered-table-cell/>
          <table:table-cell table:style-name="Dictionary.F301" table:number-columns-spanned="2" office:value-type="string">
            <text:p text:style-name="P1"><text:span text:style-name="T21">Похідне від </text:span><text:span text:style-name="T34">сáмо</text:span><text:span text:style-name="T21">... і </text:span><text:span text:style-name="T34">протистояння</text:span></text:p>
          </table:table-cell>
          <table:covered-table-cell/>
          <table:table-cell table:style-name="Dictionary.H301" table:number-columns-spanned="3" office:value-type="string">
            <text:p text:style-name="P1"><text:span text:style-name="T22">О вирвись, залишивши вирву/ у грудях, і роздмухай грань/ моїх </text:span><text:span text:style-name="T26">самопротистоянь</text:span><text:span text:style-name="T22">/ і дай напитися з потиру. (П-2:195)</text:span></text:p>
          </table:table-cell>
          <table:covered-table-cell/>
          <table:covered-table-cell/>
        </table:table-row>
        <table:table-row>
          <table:covered-table-cell/>
          <table:table-cell table:style-name="Dictionary.B302" table:number-columns-spanned="5" office:value-type="string">
            <text:p text:style-name="P4"><text:span text:style-name="T63">Сáмо</text:span><text:span text:style-name="T61">... </text:span><text:span text:style-name="T69">(див. 128)</text:span></text:p>
          </table:table-cell>
          <table:covered-table-cell/>
          <table:covered-table-cell/>
          <table:covered-table-cell/>
          <table:covered-table-cell/>
          <table:table-cell table:style-name="Dictionary.G302" table:number-columns-spanned="4" office:value-type="string">
            <text:h text:style-name="P54" text:outline-level="2"><text:span text:style-name="T111">протисто</text:span><text:span text:style-name="T138">я</text:span><text:span text:style-name="T111">ння</text:span>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4">-я, </text:span><text:span text:style-name="T115">с.</text:span></text:p>
            <text:p text:style-name="P43"><text:span text:style-name="T79">1) Дія за знач. </text:span><text:a xlink:type="simple" xlink:href="http://www.lingvo.ua/uk/Translate/uk-uk/протистояти"><text:span text:style-name="T98">протистояти</text:span></text:a><text:span text:style-name="T79">.</text:span>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50</text:p>
          </table:table-cell>
          <table:table-cell table:style-name="Dictionary.B303" table:number-columns-spanned="2" office:value-type="string">
            <text:p text:style-name="P22">Самострíл</text:p>
          </table:table-cell>
          <table:covered-table-cell/>
          <table:table-cell table:style-name="Dictionary.D303" table:number-columns-spanned="2" office:value-type="string">
            <text:p text:style-name="P1"><text:span text:style-name="T20">-у, </text:span><text:span text:style-name="T22">ім., ч., інд.-авт., [9а]</text:span></text:p>
          </table:table-cell>
          <table:covered-table-cell/>
          <table:table-cell table:style-name="Dictionary.F303" table:number-columns-spanned="2" office:value-type="string">
            <text:p text:style-name="P1"><text:span text:style-name="T37">Похідне від </text:span><text:span text:style-name="T34">сáмо</text:span><text:span text:style-name="T21">... і </text:span><text:span text:style-name="T34">стріл</text:span></text:p>
          </table:table-cell>
          <table:covered-table-cell/>
          <table:table-cell table:style-name="Dictionary.H303" table:number-columns-spanned="3" office:value-type="string">
            <text:p text:style-name="P1"><text:span text:style-name="T22">Як рура, кругла вулиця,/ гулка од гуду бджіл,/ маленький хлопчик щулиться,/ бо ж сонце – </text:span><text:span text:style-name="T26">самостріл</text:span><text:span text:style-name="T22">. (П-2:275)</text:span></text:p>
          </table:table-cell>
          <table:covered-table-cell/>
          <table:covered-table-cell/>
        </table:table-row>
        <table:table-row>
          <table:covered-table-cell/>
          <table:table-cell table:style-name="Dictionary.B304" table:number-columns-spanned="5" office:value-type="string">
            <text:p text:style-name="P4"><text:span text:style-name="T63">Сáмо</text:span><text:span text:style-name="T61">... </text:span><text:span text:style-name="T69">(див. 128)</text:span></text:p>
          </table:table-cell>
          <table:covered-table-cell/>
          <table:covered-table-cell/>
          <table:covered-table-cell/>
          <table:covered-table-cell/>
          <table:table-cell table:style-name="Dictionary.G304" table:number-columns-spanned="4" office:value-type="string">
            <text:h text:style-name="P54" text:outline-level="2"><text:span text:style-name="T111">П</text:span><text:span text:style-name="T138">о</text:span><text:span text:style-name="T111">стріл (стріл)</text:span>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4">-у, </text:span><text:span text:style-name="T115">ч.</text:span></text:p>
            <text:p text:style-name="P30">1) Виліт кулі або снаряда з каналу ствола вогнепальної зброї, спричинений вибухом порохового заряду. || Виліт кульки з дула пневматичної зброї. || Звук від вибуху порохового заряду в каналі ствола вогнепальної зброї.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51</text:p>
          </table:table-cell>
          <table:table-cell table:style-name="Dictionary.B305" table:number-columns-spanned="2" office:value-type="string">
            <text:p text:style-name="P22">Самострумувáння</text:p>
          </table:table-cell>
          <table:covered-table-cell/>
          <table:table-cell table:style-name="Dictionary.D305" table:number-columns-spanned="2" office:value-type="string">
            <text:p text:style-name="P1"><text:span text:style-name="T20">-я, </text:span><text:span text:style-name="T22">ім., с., інд.-авт., </text:span><text:soft-page-break/><text:span text:style-name="T22">[9а]</text:span></text:p>
          </table:table-cell>
          <table:covered-table-cell/>
          <table:table-cell table:style-name="Dictionary.F305" table:number-columns-spanned="2" office:value-type="string">
            <text:p text:style-name="P1"><text:span text:style-name="T21">Похідне від </text:span><text:span text:style-name="T34">сáмо</text:span><text:span text:style-name="T21">... і </text:span><text:span text:style-name="T34">струмувáння</text:span></text:p>
          </table:table-cell>
          <table:covered-table-cell/>
          <table:table-cell table:style-name="Dictionary.H305" table:number-columns-spanned="3" office:value-type="string">
            <text:p text:style-name="P1"><text:span text:style-name="T22">…аби в останньому пориві,/ у плині </text:span><text:span text:style-name="T26">самострумувань</text:span><text:span text:style-name="T22">/ ураз зайти за власну грань,/ пірнути в смертні переливи. (П-1:169)</text:span></text:p>
          </table:table-cell>
          <table:covered-table-cell/>
          <table:covered-table-cell/>
        </table:table-row>
        <table:table-row>
          <table:covered-table-cell/>
          <table:table-cell table:style-name="Dictionary.B306" table:number-columns-spanned="5" office:value-type="string">
            <text:p text:style-name="P4"><text:span text:style-name="T63">Сáмо</text:span><text:span text:style-name="T61">... </text:span><text:span text:style-name="T69">(див. 128)</text:span></text:p>
          </table:table-cell>
          <table:covered-table-cell/>
          <table:covered-table-cell/>
          <table:covered-table-cell/>
          <table:covered-table-cell/>
          <table:table-cell table:style-name="Dictionary.G306" table:number-columns-spanned="4" office:value-type="string">
            <text:h text:style-name="P54" text:outline-level="2"><text:span text:style-name="T111">струмув</text:span><text:span text:style-name="T138">а</text:span><text:span text:style-name="T111">ння</text:span>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4">-я, </text:span><text:span text:style-name="T115">с.</text:span></text:p>
            <text:p text:style-name="P43"><text:span text:style-name="T79">Дія за знач. </text:span><text:a xlink:type="simple" xlink:href="http://www.lingvo.ua/uk/Translate/uk-uk/струмувати"><text:span text:style-name="T98">струмувати</text:span></text:a><text:span text:style-name="T79">. </text:span><text:span text:style-name="T82">Струмування повітря.</text:span>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52</text:p>
          </table:table-cell>
          <table:table-cell table:style-name="Dictionary.B307" table:number-columns-spanned="2" office:value-type="string">
            <text:p text:style-name="P22">Самотинний</text:p>
          </table:table-cell>
          <table:covered-table-cell/>
          <table:table-cell table:style-name="Dictionary.D307" table:number-columns-spanned="2" office:value-type="string">
            <text:p text:style-name="P1"><text:span text:style-name="T20">-а, -е, </text:span><text:span text:style-name="T23">прикм., </text:span><text:span text:style-name="T22">інд.-авт., [1]</text:span></text:p>
          </table:table-cell>
          <table:covered-table-cell/>
          <table:table-cell table:style-name="Dictionary.F307" table:number-columns-spanned="2" office:value-type="string">
            <text:p text:style-name="P1"><text:span text:style-name="T22">Похідне від </text:span><text:span text:style-name="T27">самоти</text:span><text:span text:style-name="T29"></text:span><text:span text:style-name="T27">на</text:span></text:p>
          </table:table-cell>
          <table:covered-table-cell/>
          <table:table-cell table:style-name="Dictionary.H307" table:number-columns-spanned="3" office:value-type="string">
            <text:p text:style-name="P1"><text:span text:style-name="T22">Спиваєш тугу </text:span><text:span text:style-name="T26">самотинну</text:span><text:span text:style-name="T22">/ і душу, мов малу дитину,/ до рання присипляєш: спи. (П-2:182)</text:span></text:p>
          </table:table-cell>
          <table:covered-table-cell/>
          <table:covered-table-cell/>
        </table:table-row>
        <table:table-row>
          <table:covered-table-cell/>
          <table:table-cell table:style-name="Dictionary.B308" table:number-columns-spanned="5" office:value-type="string">
            <text:p text:style-name="P4"><text:span text:style-name="T63">Сáмо</text:span><text:span text:style-name="T61">... </text:span><text:span text:style-name="T69">(див. 128)</text:span></text:p>
          </table:table-cell>
          <table:covered-table-cell/>
          <table:covered-table-cell/>
          <table:covered-table-cell/>
          <table:covered-table-cell/>
          <table:table-cell table:style-name="Dictionary.G308" table:number-columns-spanned="4" office:value-type="string">
            <text:h text:style-name="P54" text:outline-level="2"><text:span text:style-name="T111">Самот</text:span><text:span text:style-name="T138">а (</text:span><text:span text:style-name="T139">самоти</text:span><text:span text:style-name="T140"></text:span><text:span text:style-name="T139">на</text:span><text:span text:style-name="T140"></text:span><text:span text:style-name="T138">)</text:span>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4">-и, </text:span><text:span text:style-name="T115">ж.</text:span></text:p>
            <text:p text:style-name="P43"><text:span text:style-name="T79">1) Стан за знач. </text:span><text:a xlink:type="simple" xlink:href="http://www.lingvo.ua/uk/Translate/uk-uk/самітний"><text:span text:style-name="T98">самітний</text:span></text:a><text:span text:style-name="T79">, </text:span><text:a xlink:type="simple" xlink:href="http://www.lingvo.ua/uk/Translate/uk-uk/самотній"><text:span text:style-name="T98">самотній</text:span></text:a><text:span text:style-name="T79">; самотність. || Гостре відчуття відокремленості, ізольованості від кого-, чого-небудь.</text:span>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53</text:p>
          </table:table-cell>
          <table:table-cell table:style-name="Dictionary.B309" table:number-columns-spanned="2" office:value-type="string">
            <text:p text:style-name="P22">Самоуникáння</text:p>
          </table:table-cell>
          <table:covered-table-cell/>
          <table:table-cell table:style-name="Dictionary.D309" table:number-columns-spanned="2" office:value-type="string">
            <text:p text:style-name="P1"><text:span text:style-name="T20">-я, </text:span><text:span text:style-name="T22">ім., с., інд.-авт., [9а]</text:span></text:p>
          </table:table-cell>
          <table:covered-table-cell/>
          <table:table-cell table:style-name="Dictionary.F309" table:number-columns-spanned="2" office:value-type="string">
            <text:p text:style-name="P1"><text:span text:style-name="T21">Похідне від </text:span><text:span text:style-name="T34">сáмо</text:span><text:span text:style-name="T21">... і </text:span><text:span text:style-name="T34">уникáння</text:span></text:p>
          </table:table-cell>
          <table:covered-table-cell/>
          <table:table-cell table:style-name="Dictionary.H309" table:number-columns-spanned="3" office:value-type="string">
            <text:p text:style-name="P1"><text:span text:style-name="T22">Коли спромога </text:span><text:span text:style-name="T26">самоуникань</text:span><text:span text:style-name="T22">/ при узголів’ї спалахом прозріння/ відкриється тобі, як благостиня/ прощень, опрощень, прощ і прощавань. (П-1:62)</text:span></text:p>
          </table:table-cell>
          <table:covered-table-cell/>
          <table:covered-table-cell/>
        </table:table-row>
        <table:table-row>
          <table:covered-table-cell/>
          <table:table-cell table:style-name="Dictionary.B310" table:number-columns-spanned="5" office:value-type="string">
            <text:p text:style-name="P4"><text:span text:style-name="T63">Сáмо</text:span><text:span text:style-name="T61">... </text:span><text:span text:style-name="T69">(див. 128)</text:span></text:p>
          </table:table-cell>
          <table:covered-table-cell/>
          <table:covered-table-cell/>
          <table:covered-table-cell/>
          <table:covered-table-cell/>
          <table:table-cell table:style-name="Dictionary.G310" table:number-columns-spanned="4" office:value-type="string">
            <text:h text:style-name="P54" text:outline-level="2"><text:span text:style-name="T111">уник</text:span><text:span text:style-name="T138">а</text:span><text:span text:style-name="T111">ння</text:span>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4">-я, </text:span><text:span text:style-name="T115">с.</text:span></text:p>
            <text:p text:style-name="P43"><text:span text:style-name="T79">Дія за знач. </text:span><text:a xlink:type="simple" xlink:href="http://www.lingvo.ua/uk/Translate/uk-uk/уникати"><text:span text:style-name="T98">уникати</text:span></text:a>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54</text:p>
          </table:table-cell>
          <table:table-cell table:style-name="Dictionary.B311" table:number-columns-spanned="2" office:value-type="string">
            <text:p text:style-name="P4"><text:span text:style-name="T12">Світи-галаї</text:span><text:span text:style-name="T13"></text:span></text:p>
          </table:table-cell>
          <table:covered-table-cell/>
          <table:table-cell table:style-name="Dictionary.D311" table:number-columns-spanned="2" office:value-type="string">
            <text:p text:style-name="P1"><text:span text:style-name="T20">світі</text:span><text:span text:style-name="T34"></text:span><text:span text:style-name="T20">в-галаї</text:span><text:span text:style-name="T34"></text:span><text:span text:style-name="T20">в, </text:span><text:span text:style-name="T22">ім., мн., інд.-авт., </text:span><text:soft-page-break/><text:span text:style-name="T22">[9]</text:span></text:p>
          </table:table-cell>
          <table:covered-table-cell/>
          <table:table-cell table:style-name="Dictionary.F311" table:number-columns-spanned="2" office:value-type="string">
            <text:p text:style-name="P1"><text:span text:style-name="T23">Похідне від </text:span><text:span text:style-name="T29">світ</text:span><text:span text:style-name="T23"> і </text:span><text:span text:style-name="T29">галай </text:span><text:span text:style-name="T31">(від </text:span><text:span text:style-name="T29">галасвіта</text:span><text:span text:style-name="T31">)</text:span></text:p>
          </table:table-cell>
          <table:covered-table-cell/>
          <table:table-cell table:style-name="Dictionary.H311" table:number-columns-spanned="3" office:value-type="string">
            <text:p text:style-name="P1"><text:span text:style-name="T22">На тебе чатують </text:span><text:span text:style-name="T26">світи–галаї</text:span><text:span text:style-name="T22">./ Прощальний – як подим пожарищ – той спогад. (П-1: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312" table:number-columns-spanned="5" office:value-type="string">
            <text:p text:style-name="P4"><text:span text:style-name="T63">Світ </text:span><text:span text:style-name="T69">(див. 65)</text:span></text:p>
          </table:table-cell>
          <table:covered-table-cell/>
          <table:covered-table-cell/>
          <table:covered-table-cell/>
          <table:covered-table-cell/>
          <table:table-cell table:style-name="Dictionary.G312" table:number-columns-spanned="4" office:value-type="string">
            <text:h text:style-name="P54" text:outline-level="2"><text:span text:style-name="T111">гал</text:span><text:span text:style-name="T138">а</text:span><text:span text:style-name="T111">світа</text:span>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5">присл.</text:span><text:span text:style-name="T114">, </text:span><text:span text:style-name="T115">діал.</text:span></text:p>
            <text:p text:style-name="P30">Невідомо куди; кудись.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55</text:p>
          </table:table-cell>
          <table:table-cell table:style-name="Dictionary.B313" table:number-columns-spanned="2" office:value-type="string">
            <text:p text:style-name="P22">Себекрáй</text:p>
          </table:table-cell>
          <table:covered-table-cell/>
          <table:table-cell table:style-name="Dictionary.D313" table:number-columns-spanned="2" office:value-type="string">
            <text:p text:style-name="P1"><text:span text:style-name="T20">-ю, </text:span><text:span text:style-name="T22">ім., ч., інд.-авт., [11]</text:span></text:p>
          </table:table-cell>
          <table:covered-table-cell/>
          <table:table-cell table:style-name="Dictionary.F313" table:number-columns-spanned="2" office:value-type="string">
            <text:p text:style-name="P1"><text:span text:style-name="T21">Похідне від </text:span><text:span text:style-name="T34">себé</text:span><text:span text:style-name="T21"> і </text:span><text:span text:style-name="T34">край</text:span></text:p>
          </table:table-cell>
          <table:covered-table-cell/>
          <table:table-cell table:style-name="Dictionary.H313" table:number-columns-spanned="3" office:value-type="string">
            <text:p text:style-name="P1"><text:span text:style-name="T22">І все то – зá: дарунок сили/ за </text:span><text:span text:style-name="T26">себекраєм</text:span><text:span text:style-name="T22">: на, візьми,/ аби дороги доль гуділи/ всіма серцями і грудьми. (П-1:100); оця утеча геть за </text:span><text:span text:style-name="T26">себекрай</text:span><text:span text:style-name="T22"> - / то ніби виснений в дитинстві син… (П-1:203)</text:span></text:p>
          </table:table-cell>
          <table:covered-table-cell/>
          <table:covered-table-cell/>
        </table:table-row>
        <table:table-row>
          <table:covered-table-cell/>
          <table:table-cell table:style-name="Dictionary.B314" table:number-columns-spanned="5" office:value-type="string">
            <text:p text:style-name="P4"><text:span text:style-name="T63">Себé </text:span><text:span text:style-name="T69">(див. 72)</text:span></text:p>
          </table:table-cell>
          <table:covered-table-cell/>
          <table:covered-table-cell/>
          <table:covered-table-cell/>
          <table:covered-table-cell/>
          <table:table-cell table:style-name="Dictionary.G314" table:number-columns-spanned="4" office:value-type="string">
            <text:p text:style-name="P4"><text:span text:style-name="T63">Край </text:span><text:span text:style-name="T69">(див. 72)</text:span>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56</text:p>
          </table:table-cell>
          <table:table-cell table:style-name="Dictionary.B315" table:number-columns-spanned="2" office:value-type="string">
            <text:p text:style-name="P22">Семигóри</text:p>
          </table:table-cell>
          <table:covered-table-cell/>
          <table:table-cell table:style-name="Dictionary.D315" table:number-columns-spanned="2" office:value-type="string">
            <text:p text:style-name="P1"><text:span text:style-name="T20">-гíр, </text:span><text:span text:style-name="T22">ім., мн., інд.-авт., [8]</text:span></text:p>
          </table:table-cell>
          <table:covered-table-cell/>
          <table:table-cell table:style-name="Dictionary.F315" table:number-columns-spanned="2" office:value-type="string">
            <text:p text:style-name="P1"><text:span text:style-name="T21">Похідне від </text:span><text:span text:style-name="T34">сім</text:span><text:span text:style-name="T21"> і </text:span><text:span text:style-name="T34">гóри</text:span></text:p>
          </table:table-cell>
          <table:covered-table-cell/>
          <table:table-cell table:style-name="Dictionary.H315" table:number-columns-spanned="3" office:value-type="string">
            <text:p text:style-name="P1"><text:span text:style-name="T23">І що кигиче в мертвій цій пустелі?/ Киги-киги – мов чайка з-над Дніпра./ О </text:span><text:span text:style-name="T28">семигори</text:span><text:span text:style-name="T23"> горя, цвинтар велій,/ і я тут згину, як прийде пора? (П-1:100)</text:span></text:p>
          </table:table-cell>
          <table:covered-table-cell/>
          <table:covered-table-cell/>
        </table:table-row>
        <table:table-row>
          <table:covered-table-cell/>
          <table:table-cell table:style-name="Dictionary.B316" table:number-columns-spanned="5" office:value-type="string">
            <text:h text:style-name="P57" text:outline-level="2">сім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1">I </text:span><text:span text:style-name="T114">семи </text:span><text:span text:style-name="T115">і </text:span><text:span text:style-name="T114">сімох, </text:span><text:span text:style-name="T115">числ.</text:span> <text:span text:style-name="T115">кільк.</text:span></text:p>
            <text:p text:style-name="P24"><text:span text:style-name="T73">Назва числа і цифри 7. || </text:span><text:span text:style-name="T78">чого</text:span><text:span text:style-name="T73">. Кількість із 7 одиниць.</text:span></text:p>
          </table:table-cell>
          <table:covered-table-cell/>
          <table:covered-table-cell/>
          <table:covered-table-cell/>
          <table:covered-table-cell/>
          <table:table-cell table:style-name="Dictionary.G316" table:number-columns-spanned="4" office:value-type="string">
            <text:h text:style-name="P53" text:outline-level="2"><text:span text:style-name="T111">гор</text:span><text:span text:style-name="T138">а</text:span>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4">-и, </text:span><text:span text:style-name="T115">ж.</text:span></text:p>
            <text:p text:style-name="P30">1) Значне підвищення над навколишньою місцевістю або серед інших підвищень. || <text:span text:style-name="T144">тільки </text:span><text:span text:style-name="T115">мн.</text:span> Гориста місцевість, країна.</text:p>
            <text:p text:style-name="P24"><text:span text:style-name="T73">2) </text:span><text:span text:style-name="T78">чого</text:span><text:span text:style-name="T73">. Велика кількість чого-небудь складеного в купу; багато чогось.</text:span>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57</text:p>
          </table:table-cell>
          <table:table-cell table:style-name="Dictionary.B317" table:number-columns-spanned="2" office:value-type="string">
            <text:p text:style-name="P22">Серцеóкий</text:p>
          </table:table-cell>
          <table:covered-table-cell/>
          <table:table-cell table:style-name="Dictionary.D317" table:number-columns-spanned="2" office:value-type="string">
            <text:p text:style-name="P1"><text:span text:style-name="T20">-а, -е, </text:span><text:span text:style-name="T23">прикм., </text:span><text:span text:style-name="T22">інд.-авт., [15а]</text:span></text:p>
          </table:table-cell>
          <table:covered-table-cell/>
          <table:table-cell table:style-name="Dictionary.F317" table:number-columns-spanned="2" office:value-type="string">
            <text:p text:style-name="P1"><text:span text:style-name="T21">Похідне від </text:span><text:span text:style-name="T34">сéрце</text:span><text:span text:style-name="T21"> і </text:span><text:span text:style-name="T34">óко</text:span></text:p>
          </table:table-cell>
          <table:covered-table-cell/>
          <table:table-cell table:style-name="Dictionary.H317" table:number-columns-spanned="3" office:value-type="string">
            <text:p text:style-name="P1"><text:span text:style-name="T23">Сто плах перейди, </text:span><text:span text:style-name="T28">серцеокий</text:span><text:span text:style-name="T23">,/ сто плах, сто багать, сто голгоф… (П-1:180)</text:span></text:p>
          </table:table-cell>
          <table:covered-table-cell/>
          <table:covered-table-cell/>
        </table:table-row>
        <table:table-row>
          <table:covered-table-cell/>
          <table:table-cell table:style-name="Dictionary.B318" table:number-columns-spanned="5" office:value-type="string">
            <text:p text:style-name="P4"><text:span text:style-name="T63">Сéрце </text:span><text:span text:style-name="T69">(див. 54)</text:span></text:p>
          </table:table-cell>
          <table:covered-table-cell/>
          <table:covered-table-cell/>
          <table:covered-table-cell/>
          <table:covered-table-cell/>
          <table:table-cell table:style-name="Dictionary.G318" table:number-columns-spanned="4" office:value-type="string">
            <text:p text:style-name="P4"><text:span text:style-name="T63">Óко </text:span><text:span text:style-name="T69">(див. 34)</text:span>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58</text:p>
          </table:table-cell>
          <table:table-cell table:style-name="Dictionary.B319" table:number-columns-spanned="2" office:value-type="string">
            <text:p text:style-name="P22">Словотéча</text:p>
          </table:table-cell>
          <table:covered-table-cell/>
          <table:table-cell table:style-name="Dictionary.D319" table:number-columns-spanned="2" office:value-type="string">
            <text:p text:style-name="P1"><text:span text:style-name="T20">-і, </text:span><text:span text:style-name="T22">ім., </text:span><text:soft-page-break/><text:span text:style-name="T22">ж., інд.-авт., [8], [1а]</text:span></text:p>
          </table:table-cell>
          <table:covered-table-cell/>
          <table:table-cell table:style-name="Dictionary.F319" table:number-columns-spanned="2" office:value-type="string">
            <text:p text:style-name="P1"><text:span text:style-name="T21">Похідне від </text:span><text:soft-page-break/><text:span text:style-name="T34">слóво</text:span><text:span text:style-name="T21"> і </text:span><text:span text:style-name="T34">текти</text:span></text:p>
          </table:table-cell>
          <table:covered-table-cell/>
          <table:table-cell table:style-name="Dictionary.H319" table:number-columns-spanned="3" office:value-type="string">
            <text:p text:style-name="P1"><text:span text:style-name="T46">Слова, слова, слова – задосить </text:span><text:soft-page-break/><text:span text:style-name="T47">словотечі</text:span><text:span text:style-name="T46">,/ німують бо предтечі, доба гряде нова. (П-2:292)</text:span></text:p>
          </table:table-cell>
          <table:covered-table-cell/>
          <table:covered-table-cell/>
        </table:table-row>
        <table:table-row>
          <table:covered-table-cell/>
          <table:table-cell table:style-name="Dictionary.B320" table:number-columns-spanned="5" office:value-type="string">
            <text:h text:style-name="P53" text:outline-level="2"><text:span text:style-name="T111">сл</text:span><text:span text:style-name="T138">о</text:span><text:span text:style-name="T111">во</text:span>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4">-а, </text:span><text:span text:style-name="T115">с.</text:span></text:p>
            <text:p text:style-name="P30">1) Мовна одиниця, що являє собою звукове вираження поняття про предмет або явище об'єктивного світу. || Заклинання, що, за марновірним уявленням, має магічну силу. || В обчислювальній техніці – послідовність символів ("літер") для позначення виду даних, повідомлення і т. ін.</text:p>
            <text:p text:style-name="P24"><text:span text:style-name="T73">4) Обіцянка виконати що-небудь. || Згода на шлюб. </text:span><text:span text:style-name="T78">Дотримати [свого] слова</text:span><text:span text:style-name="T73">.</text:span></text:p>
          </table:table-cell>
          <table:covered-table-cell/>
          <table:covered-table-cell/>
          <table:covered-table-cell/>
          <table:covered-table-cell/>
          <table:table-cell table:style-name="Dictionary.G320" table:number-columns-spanned="4" office:value-type="string">
            <text:h text:style-name="P53" text:outline-level="2"><text:span text:style-name="T111">тект</text:span><text:span text:style-name="T138">и</text:span>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4">тече; </text:span><text:span text:style-name="T115">мин. ч.</text:span> <text:span text:style-name="T114">тік, текла, текло; </text:span><text:span text:style-name="T115">наказ. сп.</text:span> <text:span text:style-name="T114">течи; </text:span><text:span text:style-name="T115">недок.</text:span></text:p>
            <text:p text:style-name="P24"><text:span text:style-name="T73">2) Струменіти, литися (про рідину). || </text:span><text:span text:style-name="T92">безос.</text:span><text:span text:style-name="T73"> || </text:span><text:span text:style-name="T92">перен.</text:span><text:span text:style-name="T73"> Поширюватися в повітрі (про світло, запах тощо). || </text:span><text:span text:style-name="T92">перен.</text:span><text:span text:style-name="T73"> Звучати плавно, рівно та безперервно (про звуки, слова тощо). || </text:span><text:span text:style-name="T92">перен.</text:span><text:span text:style-name="T73"> Виникати в певній послідовності, іти одна за одною (про думки). || </text:span><text:span text:style-name="T92">перен.</text:span><text:span text:style-name="T73"> Відбуватися (про розмову, бесіду). || </text:span><text:span text:style-name="T92">перен.</text:span><text:span text:style-name="T73"> Хвилеподібно спадати (про волосся).</text:span>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59</text:p>
          </table:table-cell>
          <table:table-cell table:style-name="Dictionary.B321" table:number-columns-spanned="2" office:value-type="string">
            <text:p text:style-name="P22">Смертеіснувáння</text:p>
          </table:table-cell>
          <table:covered-table-cell/>
          <table:table-cell table:style-name="Dictionary.D321" table:number-columns-spanned="2" office:value-type="string">
            <text:p text:style-name="P1"><text:span text:style-name="T20">-я, </text:span><text:span text:style-name="T22">ім., с., інд.-авт., [9а]</text:span></text:p>
          </table:table-cell>
          <table:covered-table-cell/>
          <table:table-cell table:style-name="Dictionary.F321" table:number-columns-spanned="2" office:value-type="string">
            <text:p text:style-name="P1"><text:span text:style-name="T21">Похідне від </text:span><text:span text:style-name="T34">смерть</text:span><text:span text:style-name="T21"> і </text:span><text:span text:style-name="T34">існувáння</text:span></text:p>
          </table:table-cell>
          <table:covered-table-cell/>
          <table:table-cell table:style-name="Dictionary.H321" table:number-columns-spanned="3" office:value-type="string">
            <text:p text:style-name="P1"><text:span text:style-name="T23">Сховатися од долі – не судилось./ Ударив грім – і зразу шкереберть/ пішло життя. І ость ти – все, що снилось,/ як </text:span><text:span text:style-name="T28">смертеіснування</text:span><text:span text:style-name="T23"> й життєсмерть. (П-1:83)</text:span></text:p>
          </table:table-cell>
          <table:covered-table-cell/>
          <table:covered-table-cell/>
        </table:table-row>
        <table:table-row>
          <table:covered-table-cell/>
          <table:table-cell table:style-name="Dictionary.B322" table:number-columns-spanned="5" office:value-type="string">
            <text:p text:style-name="P4"><text:span text:style-name="T63">Смерть </text:span><text:span text:style-name="T69">(див. 63)</text:span></text:p>
          </table:table-cell>
          <table:covered-table-cell/>
          <table:covered-table-cell/>
          <table:covered-table-cell/>
          <table:covered-table-cell/>
          <table:table-cell table:style-name="Dictionary.G322" table:number-columns-spanned="4" office:value-type="string">
            <text:h text:style-name="P53" text:outline-level="2"><text:span text:style-name="T111">існув</text:span><text:span text:style-name="T138">а</text:span><text:span text:style-name="T111">ння</text:span>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4">-я, </text:span><text:span text:style-name="T115">с.</text:span></text:p>
            <text:p text:style-name="P30">1) <text:span text:style-name="T144">тільки </text:span><text:span text:style-name="T115">одн.</text:span> Буття; наявність кого-, чого-небудь у дійсності.</text:p>
            <text:p text:style-name="P30">2) Життя, спосіб життя.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60</text:p>
          </table:table-cell>
          <table:table-cell table:style-name="Dictionary.B323" table:number-columns-spanned="2" office:value-type="string">
            <text:p text:style-name="P22">Снíння</text:p>
          </table:table-cell>
          <table:covered-table-cell/>
          <table:table-cell table:style-name="Dictionary.D323" table:number-columns-spanned="2" office:value-type="string">
            <text:p text:style-name="P1"><text:span text:style-name="T20">-нь, </text:span><text:span text:style-name="T22">ім., мн., інд.-авт., [1]</text:span></text:p>
          </table:table-cell>
          <table:covered-table-cell/>
          <table:table-cell table:style-name="Dictionary.F323" table:number-columns-spanned="2" office:value-type="string">
            <text:p text:style-name="P17">Похідне від <text:span text:style-name="T112">сон</text:span></text:p>
          </table:table-cell>
          <table:covered-table-cell/>
          <table:table-cell table:style-name="Dictionary.H323" table:number-columns-spanned="3" office:value-type="string">
            <text:p text:style-name="P1"><text:span text:style-name="T23">Немов рубін у чорнім адамашку,/ обачно критий білим німуванням,/ так </text:span><text:span text:style-name="T28">снінь</text:span><text:span text:style-name="T23"> моїх озерце шарлатове/ лямує обережок начувань… (П-1:121)</text:span></text:p>
          </table:table-cell>
          <table:covered-table-cell/>
          <table:covered-table-cell/>
        </table:table-row>
        <table:table-row>
          <table:covered-table-cell/>
          <table:table-cell table:style-name="Dictionary.B324" table:number-columns-spanned="9" office:value-type="string">
            <text:h text:style-name="P57" text:outline-level="2">сон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1">I </text:span><text:span text:style-name="T114">сну, </text:span><text:span text:style-name="T115">ч.</text:span></text:p>
            <text:p text:style-name="P43"><text:span text:style-name="T79">1) Фізіологічний стан спокою організму людини і тварини, що настає періодично і супроводиться повною або частковою втратою свідомості й ослабленням ряду фізіологічних процесів. || Те саме, що </text:span><text:a xlink:type="simple" xlink:href="http://www.lingvo.ua/uk/Translate/uk-uk/спання"><text:span text:style-name="T98">спання</text:span></text:a><text:span text:style-name="T79">. || Те саме, що </text:span><text:a xlink:type="simple" xlink:href="http://www.lingvo.ua/uk/Translate/uk-uk/сплячка"><text:span text:style-name="T98">сплячка</text:span></text:a><text:span text:style-name="T79"> 1). || </text:span><text:span text:style-name="T94">спец.</text:span><text:span text:style-name="T79"> Стан рослини, за якого відбувається зміна в положенні листя або пелюсток квітки під впливом зміни освітлення і температури. || Зимове завмирання рослин.</text:span></text:p>
            <text:p text:style-name="P24"><text:span text:style-name="T73">2) Те, що сниться; сновидіння. || </text:span><text:span text:style-name="T92">перен.</text:span><text:span text:style-name="T73"> Те, про що мріє людина; мрія. || </text:span><text:span text:style-name="T92">перен.</text:span><text:span text:style-name="T73"> Те, що сприймається як нереальне, примарне, оманливе;</text:span><text:span text:style-name="T92">прот.</text:span><text:span text:style-name="T73"> дійсність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61</text:p>
          </table:table-cell>
          <table:table-cell table:style-name="Dictionary.B325" table:number-columns-spanned="2" office:value-type="string">
            <text:p text:style-name="P22">Солодкомолóка</text:p>
          </table:table-cell>
          <table:covered-table-cell/>
          <table:table-cell table:style-name="Dictionary.D325" table:number-columns-spanned="2" office:value-type="string">
            <text:p text:style-name="P1"><text:span text:style-name="T20">-е, </text:span><text:span text:style-name="T23">прикм., </text:span><text:span text:style-name="T22">інд.-авт., [15а]</text:span></text:p>
          </table:table-cell>
          <table:covered-table-cell/>
          <table:table-cell table:style-name="Dictionary.F325" table:number-columns-spanned="2" office:value-type="string">
            <text:p text:style-name="P1"><text:span text:style-name="T21">Похідне від </text:span><text:span text:style-name="T34">солóдкий</text:span><text:span text:style-name="T21"> і </text:span><text:span text:style-name="T34">молокó</text:span></text:p>
          </table:table-cell>
          <table:covered-table-cell/>
          <table:table-cell table:style-name="Dictionary.H325" table:number-columns-spanned="3" office:value-type="string">
            <text:p text:style-name="P1"><text:span text:style-name="T23">Ти десь за край світу, як птаха моя білогруда,/ </text:span><text:span text:style-name="T28">солодкомолока</text:span><text:span text:style-name="T23">, два ока - мигдалі сумні. (П-2:161)</text:span></text:p>
          </table:table-cell>
          <table:covered-table-cell/>
          <table:covered-table-cell/>
        </table:table-row>
        <table:table-row>
          <table:covered-table-cell/>
          <table:table-cell table:style-name="Dictionary.B326" table:number-columns-spanned="5" office:value-type="string">
            <text:h text:style-name="P53" text:outline-level="2"><text:span text:style-name="T111">сол</text:span><text:span text:style-name="T138">о</text:span><text:span text:style-name="T111">дкий</text:span>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7">-а, -е.</text:p>
            <text:p text:style-name="P30">1) Який має приємний смак, <text:span text:style-name="T115">власт.</text:span> цукрові, медові і т. ін.; <text:span text:style-name="T115">прот.</text:span>гіркий, кислий, солоний. || Пригот. із цукром, медом, варенням і т. ін. (про їжу, питво). || <text:span text:style-name="T115">у знач.</text:span> <text:span text:style-name="T115">ім.</text:span> сол<text:span text:style-name="T137">о</text:span>дке, -кого, <text:span text:style-name="T115">с.</text:span> Їжа, яка має приємний смак, <text:span text:style-name="T115">власт.</text:span> цукрові, медові тощо, або пригот. із цукром, медом, варенням і т. ін. || <text:span text:style-name="T115">у знач.</text:span> <text:span text:style-name="T115">ім.</text:span> сол<text:span text:style-name="T137">о</text:span>дке, -кого, <text:span text:style-name="T115">с.</text:span> Фрукти, цукерки, тістечка і т. ін., що їх подають наприкінці обіду тощо; десерт. || Позбавлений солоного смаку (про воду і т. ін.). || Уживається у складі назв деяких рослин. <text:span text:style-name="T144">Солодкий перець</text:span>.</text:p>
            <text:p text:style-name="P24"><text:span text:style-name="T73">4) </text:span><text:span text:style-name="T92">перен.</text:span><text:span text:style-name="T73"> Який дає відчуття приємності або виражає задоволення, радість, насолоду (про </text:span><text:span text:style-name="T73">думки, почуття, стан людини).</text:span></text:p>
          </table:table-cell>
          <table:covered-table-cell/>
          <table:covered-table-cell/>
          <table:covered-table-cell/>
          <table:covered-table-cell/>
          <table:table-cell table:style-name="Dictionary.G326" table:number-columns-spanned="4" office:value-type="string">
            <text:h text:style-name="P53" text:outline-level="2"><text:span text:style-name="T111">молок</text:span><text:span text:style-name="T138">о</text:span>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4">-а, </text:span><text:span text:style-name="T115">с.</text:span></text:p>
            <text:p text:style-name="P30">2) Рідина, одержувана від деяких сільськогосподарських тварин як продукт харчування. || Коров'яче молоко як їжа.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62</text:p>
          </table:table-cell>
          <table:table-cell table:style-name="Dictionary.B327" table:number-columns-spanned="2" office:value-type="string">
            <text:p text:style-name="P22">Сон-комишí</text:p>
          </table:table-cell>
          <table:covered-table-cell/>
          <table:table-cell table:style-name="Dictionary.D327" table:number-columns-spanned="2" office:value-type="string">
            <text:p text:style-name="P1"><text:span text:style-name="T20">-ів, </text:span><text:span text:style-name="T22">ім., мн., інд.-авт., [9]</text:span></text:p>
          </table:table-cell>
          <table:covered-table-cell/>
          <table:table-cell table:style-name="Dictionary.F327" table:number-columns-spanned="2" office:value-type="string">
            <text:p text:style-name="P1"><text:span text:style-name="T21">Похідне від </text:span><text:span text:style-name="T34">сон</text:span><text:span text:style-name="T21"> і </text:span><text:span text:style-name="T34">комиш</text:span></text:p>
          </table:table-cell>
          <table:covered-table-cell/>
          <table:table-cell table:style-name="Dictionary.H327" table:number-columns-spanned="3" office:value-type="string">
            <text:p text:style-name="P1"><text:span text:style-name="T23">І в серця на споді, в осерді душі/ ішли нашорошені </text:span><text:span text:style-name="T28">сон-комиші</text:span><text:span text:style-name="T23">. (П-2:61)</text:span></text:p>
          </table:table-cell>
          <table:covered-table-cell/>
          <table:covered-table-cell/>
        </table:table-row>
        <table:table-row>
          <table:covered-table-cell/>
          <table:table-cell table:style-name="Dictionary.B328" table:number-columns-spanned="5" office:value-type="string">
            <text:p text:style-name="P8">Сон <text:span text:style-name="T143">(див. 160)</text:span></text:p>
          </table:table-cell>
          <table:covered-table-cell/>
          <table:covered-table-cell/>
          <table:covered-table-cell/>
          <table:covered-table-cell/>
          <table:table-cell table:style-name="Dictionary.G328" table:number-columns-spanned="4" office:value-type="string">
            <text:h text:style-name="P53" text:outline-level="2"><text:span text:style-name="T111">ком</text:span><text:span text:style-name="T138">и</text:span><text:span text:style-name="T111">ш</text:span>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oft-page-break/><text:span text:style-name="T114">-у, </text:span><text:span text:style-name="T115">ч.</text:span></text:p>
            <text:p text:style-name="P30">1) Висока водяна чи болотяна багаторічна рослина родини осокових.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63</text:p>
          </table:table-cell>
          <table:table-cell table:style-name="Dictionary.B329" table:number-columns-spanned="2" office:value-type="string">
            <text:p text:style-name="P22">Сонцелéт</text:p>
          </table:table-cell>
          <table:covered-table-cell/>
          <table:table-cell table:style-name="Dictionary.D329" table:number-columns-spanned="2" office:value-type="string">
            <text:p text:style-name="P1"><text:span text:style-name="T20">-у, </text:span><text:span text:style-name="T22">ім., ч., інд.-авт., [9а]</text:span></text:p>
          </table:table-cell>
          <table:covered-table-cell/>
          <table:table-cell table:style-name="Dictionary.F329" table:number-columns-spanned="2" office:value-type="string">
            <text:p text:style-name="P1"><text:span text:style-name="T21">Похідне від </text:span><text:span text:style-name="T34">сóнце </text:span><text:span text:style-name="T21">і </text:span><text:span text:style-name="T34">лет</text:span></text:p>
          </table:table-cell>
          <table:covered-table-cell/>
          <table:table-cell table:style-name="Dictionary.H329" table:number-columns-spanned="3" office:value-type="string">
            <text:p text:style-name="P1"><text:span text:style-name="T23">Зворохобилися айстри/ приосіннім </text:span><text:span text:style-name="T28">сонцелетом</text:span><text:span text:style-name="T23">,/ проминальною порою/ падолистом деручким. (П-1:92)</text:span></text:p>
          </table:table-cell>
          <table:covered-table-cell/>
          <table:covered-table-cell/>
        </table:table-row>
        <table:table-row>
          <table:covered-table-cell/>
          <table:table-cell table:style-name="Dictionary.B330" table:number-columns-spanned="5" office:value-type="string">
            <text:h text:style-name="P53" text:outline-level="2"><text:span text:style-name="T111">с</text:span><text:span text:style-name="T138">о</text:span><text:span text:style-name="T111">нце</text:span>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4">-я, </text:span><text:span text:style-name="T115">с.</text:span></text:p>
            <text:p text:style-name="P30">1) Центральне небесне світило Сонячної системи, що має форму гігантської розжареної кулі, яка випромінює світло й тепло.</text:p>
          </table:table-cell>
          <table:covered-table-cell/>
          <table:covered-table-cell/>
          <table:covered-table-cell/>
          <table:covered-table-cell/>
          <table:table-cell table:style-name="Dictionary.G330" table:number-columns-spanned="4" office:value-type="string">
            <text:p text:style-name="P8">Лет <text:span text:style-name="T143">(див. 74)</text:span>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64</text:p>
          </table:table-cell>
          <table:table-cell table:style-name="Dictionary.B331" table:number-columns-spanned="2" office:value-type="string">
            <text:p text:style-name="P22">Сонцепруг</text:p>
          </table:table-cell>
          <table:covered-table-cell/>
          <table:table-cell table:style-name="Dictionary.D331" table:number-columns-spanned="2" office:value-type="string">
            <text:p text:style-name="P1"><text:span text:style-name="T20">-а, </text:span><text:span text:style-name="T22">ім., ч., інд.-авт., [9а]</text:span></text:p>
          </table:table-cell>
          <table:covered-table-cell/>
          <table:table-cell table:style-name="Dictionary.F331" table:number-columns-spanned="2" office:value-type="string">
            <text:p text:style-name="P1"><text:span text:style-name="T21">Похідне від </text:span><text:span text:style-name="T34">сóнце</text:span><text:span text:style-name="T21"> і </text:span><text:span text:style-name="T34">пруг</text:span></text:p>
          </table:table-cell>
          <table:covered-table-cell/>
          <table:table-cell table:style-name="Dictionary.H331" table:number-columns-spanned="3" office:value-type="string">
            <text:p text:style-name="P1"><text:span text:style-name="T23">Як боляче ряхкоче </text:span><text:span text:style-name="T28">сонцепруг</text:span><text:span text:style-name="T23">!/ Як – далина! (П-2:64)</text:span></text:p>
          </table:table-cell>
          <table:covered-table-cell/>
          <table:covered-table-cell/>
        </table:table-row>
        <table:table-row>
          <table:covered-table-cell/>
          <table:table-cell table:style-name="Dictionary.B332" table:number-columns-spanned="5" office:value-type="string">
            <text:p text:style-name="P4"><text:span text:style-name="T63">Сóнце </text:span><text:span text:style-name="T69">(див. 163)</text:span></text:p>
          </table:table-cell>
          <table:covered-table-cell/>
          <table:covered-table-cell/>
          <table:covered-table-cell/>
          <table:covered-table-cell/>
          <table:table-cell table:style-name="Dictionary.G332" table:number-columns-spanned="4" office:value-type="string">
            <text:h text:style-name="P57" text:outline-level="2">пруг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4">-а, </text:span><text:span text:style-name="T115">ч.</text:span><text:span text:style-name="T114">, </text:span><text:span text:style-name="T115">розм.</text:span></text:p>
            <text:p text:style-name="P24"><text:span text:style-name="T73">1) Край чого-небудь. || Поздовжній вузький край, бік якогось предмета; ребро. </text:span><text:span text:style-name="T78">Пруг дошки</text:span><text:span text:style-name="T73">. || Ребро гранчастого предмета. || Верхній край </text:span><text:span text:style-name="T73">(обріз) якої-небудь посудини (</text:span><text:span text:style-name="T92">перев.</text:span><text:span text:style-name="T73"> круглої форми); вінця. </text:span><text:span text:style-name="T78">Пруг відра</text:span><text:span text:style-name="T73">.</text:span>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65</text:p>
          </table:table-cell>
          <table:table-cell table:style-name="Dictionary.B333" table:number-columns-spanned="2" office:value-type="string">
            <text:p text:style-name="P22">Спах</text:p>
          </table:table-cell>
          <table:covered-table-cell/>
          <table:table-cell table:style-name="Dictionary.D333" table:number-columns-spanned="2" office:value-type="string">
            <text:p text:style-name="P1"><text:span text:style-name="T20">-у, </text:span><text:span text:style-name="T22">ім., ч., інд.-авт., [1а]</text:span></text:p>
          </table:table-cell>
          <table:covered-table-cell/>
          <table:table-cell table:style-name="Dictionary.F333" table:number-columns-spanned="2" office:value-type="string">
            <text:p text:style-name="P1"><text:span text:style-name="T37">Похідне від </text:span><text:span text:style-name="T33">спалáхувати </text:span><text:span text:style-name="T35">(від </text:span><text:span text:style-name="T33">спахáти)</text:span></text:p>
          </table:table-cell>
          <table:covered-table-cell/>
          <table:table-cell table:style-name="Dictionary.H333" table:number-columns-spanned="3" office:value-type="string">
            <text:p text:style-name="P1"><text:span text:style-name="T23">По голубих лугах, мов голуб,/ кошлатих сонць шугає </text:span><text:span text:style-name="T28">спах</text:span><text:span text:style-name="T23">. (П-1:157)</text:span></text:p>
          </table:table-cell>
          <table:covered-table-cell/>
          <table:covered-table-cell/>
        </table:table-row>
        <table:table-row>
          <table:covered-table-cell/>
          <table:table-cell table:style-name="Dictionary.B334" table:number-columns-spanned="9" office:value-type="string">
            <text:h text:style-name="P53" text:outline-level="2"><text:span text:style-name="T111">Спал</text:span><text:span text:style-name="T138">а</text:span><text:span text:style-name="T111">хувати (</text:span><text:span text:style-name="T125">спахáти</text:span><text:span text:style-name="T111">)</text:span></text:h>
            <text:p text:style-name="P50"><text:soft-page-break/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4">-ую, -уєш, </text:span><text:span text:style-name="T115">недок.</text:span><text:span text:style-name="T114">, спалахнути, -ну, -неш, </text:span><text:span text:style-name="T115">док.</text:span></text:p>
            <text:p text:style-name="P43"><text:span text:style-name="T79">1) </text:span><text:span text:style-name="T82">тільки </text:span><text:span text:style-name="T79">3 </text:span><text:span text:style-name="T94">ос.</text:span><text:span text:style-name="T79">, </text:span><text:span text:style-name="T82">чим і без додатка</text:span><text:span text:style-name="T79">.Раптово і швидко загорятися яскравим полум'ям; займатися (</text:span><text:span text:style-name="T94">див.</text:span><text:span text:style-name="T79"> </text:span><text:a xlink:type="simple" xlink:href="http://www.lingvo.ua/uk/Translate/uk-uk/займатися"><text:span text:style-name="T98">займатися</text:span></text:a><text:span text:style-name="T79"> II). || </text:span><text:span text:style-name="T94">безос.</text:span><text:span text:style-name="T79"> || </text:span><text:span text:style-name="T82">також </text:span><text:span text:style-name="T94">у сполуч.</text:span><text:span text:style-name="T79"> </text:span><text:span text:style-name="T82">зі </text:span><text:span text:style-name="T94">сл.</text:span><text:span text:style-name="T79"> вогонь, полум'я, пожежа, іскра і т. ін. || </text:span><text:span text:style-name="T82">тільки </text:span><text:span text:style-name="T94">недок.</text:span><text:span text:style-name="T79">При млявому або нерівному горінні час від часу розгорятися сильніше; займатися (</text:span><text:span text:style-name="T94">див.</text:span><text:span text:style-name="T79"> </text:span><text:a xlink:type="simple" xlink:href="http://www.lingvo.ua/uk/Translate/uk-uk/займатися"><text:span text:style-name="T98">займатися</text:span></text:a><text:span text:style-name="T79"> II) на мить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66</text:p>
          </table:table-cell>
          <table:table-cell table:style-name="Dictionary.B335" table:number-columns-spanned="2" office:value-type="string">
            <text:p text:style-name="P22">Спередвікíв</text:p>
          </table:table-cell>
          <table:covered-table-cell/>
          <table:table-cell table:style-name="Dictionary.D335" table:number-columns-spanned="2" office:value-type="string">
            <text:p text:style-name="P1"><text:span text:style-name="T22">незм., </text:span><text:span text:style-name="T25">присл., </text:span><text:span text:style-name="T22">інд.-авт., [11]</text:span></text:p>
          </table:table-cell>
          <table:covered-table-cell/>
          <table:table-cell table:style-name="Dictionary.F335" table:number-columns-spanned="2" office:value-type="string">
            <text:p text:style-name="P1"><text:span text:style-name="T37">Похідне від </text:span><text:span text:style-name="T32">спе</text:span><text:span text:style-name="T34"></text:span><text:span text:style-name="T32">ред </text:span><text:span text:style-name="T35">і </text:span><text:span text:style-name="T32">вікі</text:span><text:span text:style-name="T34"></text:span><text:span text:style-name="T32">в</text:span></text:p>
          </table:table-cell>
          <table:covered-table-cell/>
          <table:table-cell table:style-name="Dictionary.H335" table:number-columns-spanned="3" office:value-type="string">
            <text:p text:style-name="P1"><text:span text:style-name="T23">Ви вбивці, ви ненатлі нелюди/ </text:span><text:span text:style-name="T28">спередвіків</text:span><text:span text:style-name="T23">,/ а ми припізнені аеди,/ наш злочин – спів. (П-2:94)</text:span></text:p>
          </table:table-cell>
          <table:covered-table-cell/>
          <table:covered-table-cell/>
        </table:table-row>
        <table:table-row>
          <table:covered-table-cell/>
          <table:table-cell table:style-name="Dictionary.B336" table:number-columns-spanned="5" office:value-type="string">
            <text:p text:style-name="P8"><text:span text:style-name="T70">Спе</text:span><text:span text:style-name="T61"></text:span><text:span text:style-name="T70">ред </text:span><text:span text:style-name="T143">(див. 70)</text:span></text:p>
          </table:table-cell>
          <table:covered-table-cell/>
          <table:covered-table-cell/>
          <table:covered-table-cell/>
          <table:covered-table-cell/>
          <table:table-cell table:style-name="Dictionary.G336" table:number-columns-spanned="4" office:value-type="string">
            <text:p text:style-name="P8">Вік <text:span text:style-name="T143">(див. 10)</text:span>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67</text:p>
          </table:table-cell>
          <table:table-cell table:style-name="Dictionary.B337" table:number-columns-spanned="2" office:value-type="string">
            <text:p text:style-name="P22">Спередодня</text:p>
          </table:table-cell>
          <table:covered-table-cell/>
          <table:table-cell table:style-name="Dictionary.D337" table:number-columns-spanned="2" office:value-type="string">
            <text:p text:style-name="P1"><text:span text:style-name="T22">незм., </text:span><text:span text:style-name="T23">присл.,</text:span><text:span text:style-name="T37"> </text:span><text:span text:style-name="T22">інд.-авт., [11]</text:span></text:p>
          </table:table-cell>
          <table:covered-table-cell/>
          <table:table-cell table:style-name="Dictionary.F337" table:number-columns-spanned="2" office:value-type="string">
            <text:p text:style-name="P1"><text:span text:style-name="T21">Похідне від </text:span><text:span text:style-name="T34">спéред</text:span><text:span text:style-name="T21"> і </text:span><text:span text:style-name="T34">день</text:span></text:p>
          </table:table-cell>
          <table:covered-table-cell/>
          <table:table-cell table:style-name="Dictionary.H337" table:number-columns-spanned="3" office:value-type="string">
            <text:p text:style-name="P1"><text:span text:style-name="T23">Було ж: </text:span><text:span text:style-name="T28">спередодня</text:span><text:span text:style-name="T23">/ так довго трембітало,/ за тим світати стало - / прожогом, навмання. (П-1:126)</text:span></text:p>
          </table:table-cell>
          <table:covered-table-cell/>
          <table:covered-table-cell/>
        </table:table-row>
        <table:table-row>
          <table:covered-table-cell/>
          <table:table-cell table:style-name="Dictionary.B338" table:number-columns-spanned="5" office:value-type="string">
            <text:p text:style-name="P8"><text:span text:style-name="T70">Спе</text:span><text:span text:style-name="T61"></text:span><text:span text:style-name="T70">ред </text:span><text:span text:style-name="T143">(див. 70)</text:span></text:p>
          </table:table-cell>
          <table:covered-table-cell/>
          <table:covered-table-cell/>
          <table:covered-table-cell/>
          <table:covered-table-cell/>
          <table:table-cell table:style-name="Dictionary.G338" table:number-columns-spanned="4" office:value-type="string">
            <text:p text:style-name="P9"><text:span text:style-name="T61">День </text:span><text:span text:style-name="T69">(див. 62)</text:span>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68</text:p>
          </table:table-cell>
          <table:table-cell table:style-name="Dictionary.B339" table:number-columns-spanned="2" office:value-type="string">
            <text:p text:style-name="P22">Ставітри</text:p>
          </table:table-cell>
          <table:covered-table-cell/>
          <table:table-cell table:style-name="Dictionary.D339" table:number-columns-spanned="2" office:value-type="string">
            <text:p text:style-name="P1"><text:span text:style-name="T20">-íв, </text:span><text:span text:style-name="T22">ім., мн., інд.-авт., [9а]</text:span></text:p>
          </table:table-cell>
          <table:covered-table-cell/>
          <table:table-cell table:style-name="Dictionary.F339" table:number-columns-spanned="2" office:value-type="string">
            <text:p text:style-name="P1"><text:span text:style-name="T21">Похідне від </text:span><text:span text:style-name="T34">сто </text:span><text:span text:style-name="T21">і</text:span><text:span text:style-name="T34"> вітри</text:span></text:p>
          </table:table-cell>
          <table:covered-table-cell/>
          <table:table-cell table:style-name="Dictionary.H339" table:number-columns-spanned="3" office:value-type="string">
            <text:p text:style-name="P1"><text:span text:style-name="T23">На цих шалених </text:span><text:span text:style-name="T28">ставітрах</text:span><text:span text:style-name="T23">,/ де ні коня, ані дороги,/ звіряй свій крок за знаком Бога - / і попри смерть і попри жах. (П-1:131)</text:span></text:p>
          </table:table-cell>
          <table:covered-table-cell/>
          <table:covered-table-cell/>
        </table:table-row>
        <table:table-row>
          <table:covered-table-cell/>
          <table:table-cell table:style-name="Dictionary.B340" table:number-columns-spanned="5" office:value-type="string">
            <text:h text:style-name="P57" text:outline-level="2">сто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1">I </text:span><text:span text:style-name="T114">ста, </text:span><text:span text:style-name="T115">числ.</text:span> <text:span text:style-name="T115">кільк.</text:span></text:p>
            <text:p text:style-name="P30">1) Назва числа 100 і його цифрового позначення. || <text:span text:style-name="T144">чого</text:span>. Кількість із 100 одиниць.</text:p>
            <text:p text:style-name="P24"><text:span text:style-name="T73">2) </text:span><text:span text:style-name="T92">розм.</text:span><text:span text:style-name="T73"> Багато, невизначено велика кількість кого-, чого-небудь.</text:span></text:p>
          </table:table-cell>
          <table:covered-table-cell/>
          <table:covered-table-cell/>
          <table:covered-table-cell/>
          <table:covered-table-cell/>
          <table:table-cell table:style-name="Dictionary.G340" table:number-columns-spanned="4" office:value-type="string">
            <text:h text:style-name="P53" text:outline-level="2"><text:span text:style-name="T111">в</text:span><text:span text:style-name="T138">і</text:span><text:span text:style-name="T111">тер</text:span>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4">-тру, </text:span><text:span text:style-name="T115">ч.</text:span></text:p>
            <text:p text:style-name="P30">1) Рух потоку атмосферного повітря в горизонтальному напрямі.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69</text:p>
          </table:table-cell>
          <table:table-cell table:style-name="Dictionary.B341" table:number-columns-spanned="2" office:value-type="string">
            <text:p text:style-name="P22">Стасвіти</text:p>
          </table:table-cell>
          <table:covered-table-cell/>
          <table:table-cell table:style-name="Dictionary.D341" table:number-columns-spanned="2" office:value-type="string">
            <text:p text:style-name="P1"><text:span text:style-name="T20">-ів, </text:span><text:span text:style-name="T22">ім., мн., інд.-авт., </text:span><text:soft-page-break/><text:span text:style-name="T22">[9а]</text:span></text:p>
          </table:table-cell>
          <table:covered-table-cell/>
          <table:table-cell table:style-name="Dictionary.F341" table:number-columns-spanned="2" office:value-type="string">
            <text:p text:style-name="P1"><text:span text:style-name="T21">Похідне від </text:span><text:span text:style-name="T34">сто</text:span><text:span text:style-name="T21"> і </text:span><text:span text:style-name="T34">світи</text:span></text:p>
          </table:table-cell>
          <table:covered-table-cell/>
          <table:table-cell table:style-name="Dictionary.H341" table:number-columns-spanned="3" office:value-type="string">
            <text:p text:style-name="P1"><text:span text:style-name="T23">О те моє відьомське вариво, та колотнеча </text:span><text:span text:style-name="T28">стасвітів</text:span><text:span text:style-name="T23">,/ о те чадне жагуче марево вгорнуло горло і до брів/ сягнуло… (П-2:127)</text:span></text:p>
          </table:table-cell>
          <table:covered-table-cell/>
          <table:covered-table-cell/>
        </table:table-row>
        <table:table-row>
          <table:covered-table-cell/>
          <table:table-cell table:style-name="Dictionary.B342" table:number-columns-spanned="5" office:value-type="string">
            <text:p text:style-name="P4"><text:span text:style-name="T63">Сто </text:span><text:span text:style-name="T69">(див. 168)</text:span></text:p>
          </table:table-cell>
          <table:covered-table-cell/>
          <table:covered-table-cell/>
          <table:covered-table-cell/>
          <table:covered-table-cell/>
          <table:table-cell table:style-name="Dictionary.G342" table:number-columns-spanned="4" office:value-type="string">
            <text:p text:style-name="P4"><text:span text:style-name="T63">Світи </text:span><text:span text:style-name="T69">(див. 65)</text:span>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70</text:p>
          </table:table-cell>
          <table:table-cell table:style-name="Dictionary.B343" table:number-columns-spanned="2" office:value-type="string">
            <text:p text:style-name="P71">Стобагáття</text:p>
          </table:table-cell>
          <table:covered-table-cell/>
          <table:table-cell table:style-name="Dictionary.D343" table:number-columns-spanned="2" office:value-type="string">
            <text:p text:style-name="P16"><text:span text:style-name="T20">-я, </text:span><text:span text:style-name="T22">ім., с., інд.-авт., [9а]</text:span></text:p>
          </table:table-cell>
          <table:covered-table-cell/>
          <table:table-cell table:style-name="Dictionary.F343" table:number-columns-spanned="2" office:value-type="string">
            <text:p text:style-name="P1"><text:span text:style-name="T21">Похідне від </text:span><text:span text:style-name="T34">сто</text:span><text:span text:style-name="T21"> і </text:span><text:span text:style-name="T34">багáття</text:span></text:p>
          </table:table-cell>
          <table:covered-table-cell/>
          <table:table-cell table:style-name="Dictionary.H343" table:number-columns-spanned="3" office:value-type="string">
            <text:p text:style-name="P1"><text:span text:style-name="T23">Я – незалежний, серце бо студене/ згубило давній жар на </text:span><text:span text:style-name="T28">стобагатті</text:span><text:span text:style-name="T23"> мук. (П-2:191)</text:span></text:p>
          </table:table-cell>
          <table:covered-table-cell/>
          <table:covered-table-cell/>
        </table:table-row>
        <table:table-row>
          <table:covered-table-cell/>
          <table:table-cell table:style-name="Dictionary.B344" table:number-columns-spanned="5" office:value-type="string">
            <text:p text:style-name="P4"><text:span text:style-name="T63">Сто </text:span><text:span text:style-name="T69">(див. 168)</text:span></text:p>
          </table:table-cell>
          <table:covered-table-cell/>
          <table:covered-table-cell/>
          <table:covered-table-cell/>
          <table:covered-table-cell/>
          <table:table-cell table:style-name="Dictionary.G344" table:number-columns-spanned="4" office:value-type="string">
            <text:h text:style-name="P54" text:outline-level="2"><text:span text:style-name="T111">баг</text:span><text:span text:style-name="T138">а</text:span><text:span text:style-name="T111">ття</text:span>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4">-я, </text:span><text:span text:style-name="T115">с.</text:span></text:p>
            <text:p text:style-name="P30">1) Купа дров, хмизу, ломаччя і т. ін., що горить; вогнище.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71</text:p>
          </table:table-cell>
          <table:table-cell table:style-name="Dictionary.B345" table:number-columns-spanned="2" office:value-type="string">
            <text:p text:style-name="P22">Стогóри</text:p>
          </table:table-cell>
          <table:covered-table-cell/>
          <table:table-cell table:style-name="Dictionary.D345" table:number-columns-spanned="2" office:value-type="string">
            <text:p text:style-name="P1"><text:span text:style-name="T20">стогíр, </text:span><text:span text:style-name="T22">ім., мн., інд.-авт., [9а]</text:span></text:p>
          </table:table-cell>
          <table:covered-table-cell/>
          <table:table-cell table:style-name="Dictionary.F345" table:number-columns-spanned="2" office:value-type="string">
            <text:p text:style-name="P1"><text:span text:style-name="T21">Похідне від </text:span><text:span text:style-name="T34">сто</text:span><text:span text:style-name="T21"> і </text:span><text:span text:style-name="T34">гóри</text:span></text:p>
          </table:table-cell>
          <table:covered-table-cell/>
          <table:table-cell table:style-name="Dictionary.H345" table:number-columns-spanned="3" office:value-type="string">
            <text:p text:style-name="P1"><text:span text:style-name="T23">Я вийду в ніч, я позирну туди,/ де захід за </text:span><text:span text:style-name="T28">стогорами</text:span><text:span text:style-name="T23"> палає. (П-2:13); Там, за кандзюбою </text:span><text:span text:style-name="T28">стогір</text:span><text:span text:style-name="T23">,/ за кайданами стриму/ збігає вік – наперекір/ огню притомі диму. (П-2:285)</text:span></text:p>
          </table:table-cell>
          <table:covered-table-cell/>
          <table:covered-table-cell/>
        </table:table-row>
        <table:table-row>
          <table:covered-table-cell/>
          <table:table-cell table:style-name="Dictionary.B346" table:number-columns-spanned="5" office:value-type="string">
            <text:p text:style-name="P4"><text:span text:style-name="T63">Сто </text:span><text:span text:style-name="T69">(див. 168)</text:span></text:p>
          </table:table-cell>
          <table:covered-table-cell/>
          <table:covered-table-cell/>
          <table:covered-table-cell/>
          <table:covered-table-cell/>
          <table:table-cell table:style-name="Dictionary.G346" table:number-columns-spanned="4" office:value-type="string">
            <text:p text:style-name="P4"><text:span text:style-name="T63">Гóри </text:span><text:span text:style-name="T69">(див. 156)</text:span>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72</text:p>
          </table:table-cell>
          <table:table-cell table:style-name="Dictionary.B347" table:number-columns-spanned="2" office:value-type="string">
            <text:p text:style-name="P22">Стодумний</text:p>
          </table:table-cell>
          <table:covered-table-cell/>
          <table:table-cell table:style-name="Dictionary.D347" table:number-columns-spanned="2" office:value-type="string">
            <text:p text:style-name="P1"><text:span text:style-name="T20">-а, -е, </text:span><text:span text:style-name="T23">прикм., </text:span><text:span text:style-name="T22">інд.-авт., </text:span><text:span text:style-name="T22">[8], [1]</text:span></text:p>
          </table:table-cell>
          <table:covered-table-cell/>
          <table:table-cell table:style-name="Dictionary.F347" table:number-columns-spanned="2" office:value-type="string">
            <text:p text:style-name="P1"><text:span text:style-name="T21">Похідне від </text:span><text:span text:style-name="T34">сто</text:span><text:span text:style-name="T21"> і </text:span><text:span text:style-name="T34">дýмати</text:span></text:p>
          </table:table-cell>
          <table:covered-table-cell/>
          <table:table-cell table:style-name="Dictionary.H347" table:number-columns-spanned="3" office:value-type="string">
            <text:p text:style-name="P1"><text:span text:style-name="T23">Як чорногуз при березі, </text:span><text:span text:style-name="T28">стодумний</text:span><text:span text:style-name="T23">/ став Пан-Господь і молиться…(П-2:60)</text:span></text:p>
          </table:table-cell>
          <table:covered-table-cell/>
          <table:covered-table-cell/>
        </table:table-row>
        <table:table-row>
          <table:covered-table-cell/>
          <table:table-cell table:style-name="Dictionary.B348" table:number-columns-spanned="5" office:value-type="string">
            <text:p text:style-name="P4"><text:span text:style-name="T63">Сто </text:span><text:span text:style-name="T69">(див. 168)</text:span></text:p>
          </table:table-cell>
          <table:covered-table-cell/>
          <table:covered-table-cell/>
          <table:covered-table-cell/>
          <table:covered-table-cell/>
          <table:table-cell table:style-name="Dictionary.G348" table:number-columns-spanned="4" office:value-type="string">
            <text:h text:style-name="P53" text:outline-level="2"><text:span text:style-name="T111">д</text:span><text:span text:style-name="T138">у</text:span><text:span text:style-name="T111">мати</text:span>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4">-аю, -аєш, </text:span><text:span text:style-name="T115">недок.</text:span></text:p>
            <text:p text:style-name="P24"><text:span text:style-name="T73">1) </text:span><text:span text:style-name="T78">без додатка</text:span><text:span text:style-name="T73">. Розмірковувати над чим-небудь; мислити.</text:span>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73</text:p>
          </table:table-cell>
          <table:table-cell table:style-name="Dictionary.B349" table:number-columns-spanned="2" office:value-type="string">
            <text:p text:style-name="P22">Стожалí</text:p>
          </table:table-cell>
          <table:covered-table-cell/>
          <table:table-cell table:style-name="Dictionary.D349" table:number-columns-spanned="2" office:value-type="string">
            <text:p text:style-name="P1"><text:span text:style-name="T20">-íв, </text:span><text:span text:style-name="T22">ім., мн., </text:span><text:soft-page-break/><text:span text:style-name="T22">інд.-авт., [9а]</text:span></text:p>
          </table:table-cell>
          <table:covered-table-cell/>
          <table:table-cell table:style-name="Dictionary.F349" table:number-columns-spanned="2" office:value-type="string">
            <text:p text:style-name="P1"><text:span text:style-name="T21">Похідне від </text:span><text:span text:style-name="T34">сто</text:span><text:span text:style-name="T21"> і </text:span><text:span text:style-name="T34">жалí</text:span></text:p>
          </table:table-cell>
          <table:covered-table-cell/>
          <table:table-cell table:style-name="Dictionary.H349" table:number-columns-spanned="3" office:value-type="string">
            <text:p text:style-name="P1"><text:span text:style-name="T23">Та за тобою небо запалало,/ овогнене грозою </text:span><text:span text:style-name="T28">стожалів</text:span><text:span text:style-name="T23">. (П-2:68)</text:span></text:p>
          </table:table-cell>
          <table:covered-table-cell/>
          <table:covered-table-cell/>
        </table:table-row>
        <table:table-row>
          <table:covered-table-cell/>
          <table:table-cell table:style-name="Dictionary.B350" table:number-columns-spanned="5" office:value-type="string">
            <text:p text:style-name="P4"><text:span text:style-name="T63">Сто </text:span><text:span text:style-name="T69">(див. 168)</text:span></text:p>
          </table:table-cell>
          <table:covered-table-cell/>
          <table:covered-table-cell/>
          <table:covered-table-cell/>
          <table:covered-table-cell/>
          <table:table-cell table:style-name="Dictionary.G350" table:number-columns-spanned="4" office:value-type="string">
            <text:p text:style-name="P4"><text:span text:style-name="T63">Жалí </text:span><text:span text:style-name="T69">(див. 124)</text:span>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74</text:p>
          </table:table-cell>
          <table:table-cell table:style-name="Dictionary.B351" table:number-columns-spanned="2" office:value-type="string">
            <text:p text:style-name="P22">Стожáло</text:p>
          </table:table-cell>
          <table:covered-table-cell/>
          <table:table-cell table:style-name="Dictionary.D351" table:number-columns-spanned="2" office:value-type="string">
            <text:p text:style-name="P12">присл., інд.-авт., [9а]</text:p>
          </table:table-cell>
          <table:covered-table-cell/>
          <table:table-cell table:style-name="Dictionary.F351" table:number-columns-spanned="2" office:value-type="string">
            <text:p text:style-name="P1"><text:span text:style-name="T21">Похідне від </text:span><text:span text:style-name="T34">сто</text:span><text:span text:style-name="T21"> і </text:span><text:span text:style-name="T34">жáло</text:span></text:p>
          </table:table-cell>
          <table:covered-table-cell/>
          <table:table-cell table:style-name="Dictionary.H351" table:number-columns-spanned="3" office:value-type="string">
            <text:p text:style-name="P1"><text:span text:style-name="T23">Тота сльоза тебе іспопелить,/ і лютий зойк завруниться </text:span><text:span text:style-name="T28">стожало</text:span><text:span text:style-name="T23">/ ланами й луками. (П-1:144)</text:span></text:p>
          </table:table-cell>
          <table:covered-table-cell/>
          <table:covered-table-cell/>
        </table:table-row>
        <table:table-row>
          <table:covered-table-cell/>
          <table:table-cell table:style-name="Dictionary.B352" table:number-columns-spanned="5" office:value-type="string">
            <text:p text:style-name="P4"><text:span text:style-name="T63">Сто </text:span><text:span text:style-name="T69">(див. 168)</text:span></text:p>
          </table:table-cell>
          <table:covered-table-cell/>
          <table:covered-table-cell/>
          <table:covered-table-cell/>
          <table:covered-table-cell/>
          <table:table-cell table:style-name="Dictionary.G352" table:number-columns-spanned="4" office:value-type="string">
            <text:h text:style-name="P53" text:outline-level="2"><text:span text:style-name="T111">ж</text:span><text:span text:style-name="T138">а</text:span><text:span text:style-name="T111">л</text:span><text:span text:style-name="T138">о</text:span>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4">жала, </text:span><text:span text:style-name="T115">с.</text:span></text:p>
            <text:p text:style-name="P30">1) Гостра частина органа захисту або нападу деяких комах, якою вони жалять.</text:p>
            <text:p text:style-name="P30">2) Хоботок деяких комах (комара, овода і т. ін.), яким вони колють і всмоктують кров.</text:p>
            <text:p text:style-name="P30">3) Роздвоєний на кінчику язик змії, яким вона, як помилково вважається, жалить.</text:p>
            <text:p text:style-name="P30">4) <text:span text:style-name="T144">чого</text:span>, <text:span text:style-name="T115">перен.</text:span> Про щось дошкульне, різке.</text:p>
            <text:p text:style-name="P30">5) Гострий кінець інструмента, зброї і т. ін., який коле, ріже тощо; лезо.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75</text:p>
          </table:table-cell>
          <table:table-cell table:style-name="Dictionary.B353" table:number-columns-spanned="2" office:value-type="string">
            <text:p text:style-name="P22">Стожáльний</text:p>
          </table:table-cell>
          <table:covered-table-cell/>
          <table:table-cell table:style-name="Dictionary.D353" table:number-columns-spanned="2" office:value-type="string">
            <text:p text:style-name="P1"><text:span text:style-name="T20">-а, -е, </text:span><text:span text:style-name="T23">прикм., </text:span><text:span text:style-name="T22">інд.-авт., [9а]</text:span></text:p>
          </table:table-cell>
          <table:covered-table-cell/>
          <table:table-cell table:style-name="Dictionary.F353" table:number-columns-spanned="2" office:value-type="string">
            <text:p text:style-name="P1"><text:span text:style-name="T21">Похідне від </text:span><text:span text:style-name="T34">сто</text:span><text:span text:style-name="T21"> і </text:span><text:span text:style-name="T34">жáльний</text:span></text:p>
          </table:table-cell>
          <table:covered-table-cell/>
          <table:table-cell table:style-name="Dictionary.H353" table:number-columns-spanned="3" office:value-type="string">
            <text:p text:style-name="P1"><text:span text:style-name="T23">Куріє руїна. Кривавим стікає потоком,/ і сонце татарське – </text:span><text:span text:style-name="T28">стожальне</text:span><text:span text:style-name="T23"> – разить наповал. (П-1:45)</text:span></text:p>
          </table:table-cell>
          <table:covered-table-cell/>
          <table:covered-table-cell/>
        </table:table-row>
        <table:table-row>
          <table:covered-table-cell/>
          <table:table-cell table:style-name="Dictionary.B354" table:number-columns-spanned="5" office:value-type="string">
            <text:p text:style-name="P4"><text:span text:style-name="T63">Сто </text:span><text:span text:style-name="T69">(див. 168)</text:span></text:p>
          </table:table-cell>
          <table:covered-table-cell/>
          <table:covered-table-cell/>
          <table:covered-table-cell/>
          <table:covered-table-cell/>
          <table:table-cell table:style-name="Dictionary.G354" table:number-columns-spanned="4" office:value-type="string">
            <text:h text:style-name="P54" text:outline-level="2"><text:span text:style-name="T111">ж</text:span><text:span text:style-name="T138">а</text:span><text:span text:style-name="T111">льний</text:span>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4">-а, -е, </text:span><text:span text:style-name="T115">рідко</text:span><text:span text:style-name="T114">.</text:span></text:p>
            <text:p text:style-name="P30">1) Який виражає тугу, печаль, смуток; жалібний, сумний.</text:p>
            <text:p text:style-name="P30">2) Який навіває смуток, журбу; журливий, сумовитий.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76</text:p>
          </table:table-cell>
          <table:table-cell table:style-name="Dictionary.B355" table:number-columns-spanned="2" office:value-type="string">
            <text:p text:style-name="P22">Стожáрний</text:p>
          </table:table-cell>
          <table:covered-table-cell/>
          <table:table-cell table:style-name="Dictionary.D355" table:number-columns-spanned="2" office:value-type="string">
            <text:p text:style-name="P1"><text:span text:style-name="T20">-а, -е, </text:span><text:span text:style-name="T23">прикм., </text:span><text:span text:style-name="T22">інд.-</text:span><text:soft-page-break/><text:span text:style-name="T22">авт., [8], [1]</text:span></text:p>
          </table:table-cell>
          <table:covered-table-cell/>
          <table:table-cell table:style-name="Dictionary.F355" table:number-columns-spanned="2" office:value-type="string">
            <text:p text:style-name="P1"><text:span text:style-name="T21">Похідне від </text:span><text:span text:style-name="T34">сто</text:span><text:span text:style-name="T21"> і </text:span><text:span text:style-name="T34">жáрити</text:span></text:p>
          </table:table-cell>
          <table:covered-table-cell/>
          <table:table-cell table:style-name="Dictionary.H355" table:number-columns-spanned="3" office:value-type="string">
            <text:p text:style-name="P1"><text:span text:style-name="T23">Сяде сонце на сопку, скаженіє бичарня,/ заховайся в коробку там, де сонце </text:span><text:span text:style-name="T28">стожарне</text:span><text:span text:style-name="T23">… (П-2:166-167); </text:span><text:soft-page-break/><text:span text:style-name="T23">Паду в траву – на цей цвинтарний/ кульбабин зойк, кульбабин пух,/ на розсип рос і на </text:span><text:span text:style-name="T28">стожарний/ </text:span><text:span text:style-name="T23">пожежний виквіт довгих скрух. (П-2:184).</text:span></text:p>
          </table:table-cell>
          <table:covered-table-cell/>
          <table:covered-table-cell/>
        </table:table-row>
        <table:table-row>
          <table:covered-table-cell/>
          <table:table-cell table:style-name="Dictionary.B356" table:number-columns-spanned="5" office:value-type="string">
            <text:p text:style-name="P4"><text:span text:style-name="T63">Сто </text:span><text:span text:style-name="T69">(див. 168)</text:span></text:p>
          </table:table-cell>
          <table:covered-table-cell/>
          <table:covered-table-cell/>
          <table:covered-table-cell/>
          <table:covered-table-cell/>
          <table:table-cell table:style-name="Dictionary.G356" table:number-columns-spanned="4" office:value-type="string">
            <text:h text:style-name="P54" text:outline-level="2"><text:span text:style-name="T111">ж</text:span><text:span text:style-name="T138">а</text:span><text:span text:style-name="T111">рити</text:span>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4">-рю, -риш, </text:span><text:span text:style-name="T115">недок.</text:span></text:p>
            <text:p text:style-name="P30">1) <text:span text:style-name="T115">перех.</text:span> Готувати їжу з жиром на вогні, на жару без використання води; смажити. || <text:span text:style-name="T115">розм.</text:span> Підпікати кого-, що-небудь на вогні, на жару.</text:p>
            <text:p text:style-name="P24"><text:span text:style-name="T73">2) </text:span><text:span text:style-name="T92">неперех.</text:span><text:span text:style-name="T73">, </text:span><text:span text:style-name="T92">розм.</text:span><text:span text:style-name="T73"> Сильно гріти, пригрівати; пекти, палити (про сонце).</text:span>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77</text:p>
          </table:table-cell>
          <table:table-cell table:style-name="Dictionary.B357" table:number-columns-spanned="2" office:value-type="string">
            <text:p text:style-name="P4"><text:span text:style-name="T12">Стожурбá</text:span></text:p>
          </table:table-cell>
          <table:covered-table-cell/>
          <table:table-cell table:style-name="Dictionary.D357" table:number-columns-spanned="2" office:value-type="string">
            <text:p text:style-name="P1"><text:span text:style-name="T20">-и, </text:span><text:span text:style-name="T22">ім., ж., інд.-авт., </text:span><text:span text:style-name="T41">[9а]</text:span></text:p>
          </table:table-cell>
          <table:covered-table-cell/>
          <table:table-cell table:style-name="Dictionary.F357" table:number-columns-spanned="2" office:value-type="string">
            <text:p text:style-name="P1"><text:span text:style-name="T45">Пох</text:span><text:span text:style-name="T22">ідне від </text:span><text:span text:style-name="T29">сто</text:span><text:span text:style-name="T23"> і </text:span><text:span text:style-name="T29">журбá</text:span></text:p>
          </table:table-cell>
          <table:covered-table-cell/>
          <table:table-cell table:style-name="Dictionary.H357" table:number-columns-spanned="3" office:value-type="string">
            <text:p text:style-name="P1"><text:span text:style-name="T23">Пропадіть, аеродроми,/ спопеліться в </text:span><text:span text:style-name="T28">стожурбі</text:span><text:span text:style-name="T23">. (П-1:159)</text:span></text:p>
          </table:table-cell>
          <table:covered-table-cell/>
          <table:covered-table-cell/>
        </table:table-row>
        <table:table-row>
          <table:covered-table-cell/>
          <table:table-cell table:style-name="Dictionary.B358" table:number-columns-spanned="5" office:value-type="string">
            <text:p text:style-name="P4"><text:span text:style-name="T63">Сто </text:span><text:span text:style-name="T69">(див. 168)</text:span></text:p>
          </table:table-cell>
          <table:covered-table-cell/>
          <table:covered-table-cell/>
          <table:covered-table-cell/>
          <table:covered-table-cell/>
          <table:table-cell table:style-name="Dictionary.G358" table:number-columns-spanned="4" office:value-type="string">
            <text:h text:style-name="P53" text:outline-level="2"><text:span text:style-name="T111">журб</text:span><text:span text:style-name="T138">а</text:span>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4">-и, </text:span><text:span text:style-name="T115">ж.</text:span></text:p>
            <text:p text:style-name="P24"><text:span text:style-name="T73">1) Невеселий настрій, тяжкі почуття; печаль, смуток.</text:span>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78</text:p>
          </table:table-cell>
          <table:table-cell table:style-name="Dictionary.B359" table:number-columns-spanned="2" office:value-type="string">
            <text:p text:style-name="P4"><text:span text:style-name="T12">Стозлотопелюстки</text:span></text:p>
          </table:table-cell>
          <table:covered-table-cell/>
          <table:table-cell table:style-name="Dictionary.D359" table:number-columns-spanned="2" office:value-type="string">
            <text:p text:style-name="P1"><text:span text:style-name="T20">-ів, </text:span><text:span text:style-name="T22">ім., мн., інд.-авт., [9а]</text:span></text:p>
          </table:table-cell>
          <table:covered-table-cell/>
          <table:table-cell table:style-name="Dictionary.F359" table:number-columns-spanned="2" office:value-type="string">
            <text:p text:style-name="P1"><text:span text:style-name="T21">Похідне від </text:span><text:span text:style-name="T34">сто, золотий</text:span><text:span text:style-name="T21"> і </text:span><text:span text:style-name="T34">пелюстки</text:span></text:p>
          </table:table-cell>
          <table:covered-table-cell/>
          <table:table-cell table:style-name="Dictionary.H359" table:number-columns-spanned="3" office:value-type="string">
            <text:p text:style-name="P1"><text:span text:style-name="T23">Як сонях сонце п’є/ </text:span><text:span text:style-name="T28">стозлотопелюстками</text:span><text:span text:style-name="T23">,/ де хата постає - / ковчегом над роками. (П-2:18)</text:span></text:p>
          </table:table-cell>
          <table:covered-table-cell/>
          <table:covered-table-cell/>
        </table:table-row>
        <table:table-row>
          <table:covered-table-cell/>
          <table:table-cell table:style-name="Dictionary.I360" table:number-columns-spanned="3" office:value-type="string">
            <text:p text:style-name="P4"><text:span text:style-name="T63">Сто </text:span><text:span text:style-name="T69">(див. 168)</text:span></text:p>
          </table:table-cell>
          <table:covered-table-cell/>
          <table:covered-table-cell/>
          <table:table-cell table:style-name="Dictionary.I360" table:number-columns-spanned="4" office:value-type="string">
            <text:p text:style-name="P4"><text:span text:style-name="T63">Золотий </text:span><text:span text:style-name="T69">(див. 68)</text:span></text:p>
          </table:table-cell>
          <table:covered-table-cell/>
          <table:covered-table-cell/>
          <table:covered-table-cell/>
          <table:table-cell table:style-name="Dictionary.I360" table:number-columns-spanned="2" office:value-type="string">
            <text:p text:style-name="P4"><text:span text:style-name="T63">Пелюстки </text:span><text:span text:style-name="T69">(див. 126)</text:span></text:p>
          </table:table-cell>
          <table:covered-table-cell/>
        </table:table-row>
        <table:table-row>
          <table:table-cell table:style-name="Dictionary.A1" table:number-rows-spanned="2" office:value-type="string">
            <text:p text:style-name="P3">179</text:p>
          </table:table-cell>
          <table:table-cell table:style-name="Dictionary.B361" table:number-columns-spanned="2" office:value-type="string">
            <text:p text:style-name="P4"><text:span text:style-name="T12">Стозмíй</text:span></text:p>
          </table:table-cell>
          <table:covered-table-cell/>
          <table:table-cell table:style-name="Dictionary.D361" table:number-columns-spanned="2" office:value-type="string">
            <text:p text:style-name="P1"><text:span text:style-name="T20">-я, </text:span><text:span text:style-name="T22">ім., ч., інд.-</text:span><text:soft-page-break/><text:span text:style-name="T22">авт., [9а]</text:span></text:p>
          </table:table-cell>
          <table:covered-table-cell/>
          <table:table-cell table:style-name="Dictionary.F361" table:number-columns-spanned="2" office:value-type="string">
            <text:p text:style-name="P1"><text:span text:style-name="T21">Похідне від </text:span><text:span text:style-name="T34">сто</text:span><text:span text:style-name="T21"> і </text:span><text:span text:style-name="T34">змій</text:span></text:p>
          </table:table-cell>
          <table:covered-table-cell/>
          <table:table-cell table:style-name="Dictionary.H361" table:number-columns-spanned="3" office:value-type="string">
            <text:p text:style-name="P1"><text:span text:style-name="T23">Коли докучили ці втеки - / в лет, до вогненної пащеки./ Як він ощирився, </text:span><text:span text:style-name="T28">стозмій</text:span><text:span text:style-name="T23">! (П-1:73)</text:span></text:p>
          </table:table-cell>
          <table:covered-table-cell/>
          <table:covered-table-cell/>
        </table:table-row>
        <table:table-row>
          <table:covered-table-cell/>
          <table:table-cell table:style-name="Dictionary.B362" table:number-columns-spanned="5" office:value-type="string">
            <text:p text:style-name="P4"><text:span text:style-name="T63">Сто </text:span><text:span text:style-name="T69">(див. 168)</text:span></text:p>
          </table:table-cell>
          <table:covered-table-cell/>
          <table:covered-table-cell/>
          <table:covered-table-cell/>
          <table:covered-table-cell/>
          <table:table-cell table:style-name="Dictionary.G362" table:number-columns-spanned="4" office:value-type="string">
            <text:h text:style-name="P57" text:outline-level="2">змій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43"><text:span text:style-name="T95">-я, </text:span><text:span text:style-name="T94">ч.</text:span></text:p>
            <text:p text:style-name="P24"><text:span text:style-name="T73">2) Казкова істота з крилами і зміїним тулубом, наділена незвичайною силою; дракон.</text:span>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80</text:p>
          </table:table-cell>
          <table:table-cell table:style-name="Dictionary.B363" table:number-columns-spanned="2" office:value-type="string">
            <text:p text:style-name="P4"><text:span text:style-name="T12">Стозóрий</text:span></text:p>
          </table:table-cell>
          <table:covered-table-cell/>
          <table:table-cell table:style-name="Dictionary.D363" table:number-columns-spanned="2" office:value-type="string">
            <text:p text:style-name="P1"><text:span text:style-name="T20">-а, -е, </text:span><text:span text:style-name="T23">прикм., </text:span><text:span text:style-name="T22">інд.-авт., [15а]</text:span></text:p>
          </table:table-cell>
          <table:covered-table-cell/>
          <table:table-cell table:style-name="Dictionary.F363" table:number-columns-spanned="2" office:value-type="string">
            <text:p text:style-name="P1"><text:span text:style-name="T21">Похідне від </text:span><text:span text:style-name="T34">сто</text:span><text:span text:style-name="T21"> і </text:span><text:span text:style-name="T34">зір</text:span></text:p>
          </table:table-cell>
          <table:covered-table-cell/>
          <table:table-cell table:style-name="Dictionary.H363" table:number-columns-spanned="3" office:value-type="string">
            <text:p text:style-name="P1"><text:span text:style-name="T23">Тільки сіль, і вода, і житняк,/ і світанок, і ніч, і </text:span><text:span text:style-name="T28">стозора</text:span><text:span text:style-name="T23">/ небезпека, і сонна і хора/ ця душа – вирушає успак! (П-1:105)</text:span></text:p>
          </table:table-cell>
          <table:covered-table-cell/>
          <table:covered-table-cell/>
        </table:table-row>
        <table:table-row>
          <table:covered-table-cell/>
          <table:table-cell table:style-name="Dictionary.B364" table:number-columns-spanned="5" office:value-type="string">
            <text:p text:style-name="P4"><text:span text:style-name="T63">Сто </text:span><text:span text:style-name="T69">(див. 168)</text:span></text:p>
          </table:table-cell>
          <table:covered-table-cell/>
          <table:covered-table-cell/>
          <table:covered-table-cell/>
          <table:covered-table-cell/>
          <table:table-cell table:style-name="Dictionary.G364" table:number-columns-spanned="4" office:value-type="string">
            <text:p text:style-name="P8">Зір <text:span text:style-name="T143">(див. 103)</text:span>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81</text:p>
          </table:table-cell>
          <table:table-cell table:style-name="Dictionary.B365" table:number-columns-spanned="2" office:value-type="string">
            <text:p text:style-name="P4"><text:span text:style-name="T12">Стокóло</text:span></text:p>
          </table:table-cell>
          <table:covered-table-cell/>
          <table:table-cell table:style-name="Dictionary.D365" table:number-columns-spanned="2" office:value-type="string">
            <text:p text:style-name="P1"><text:span text:style-name="T20">-а, </text:span><text:span text:style-name="T22">ім., с., інд.-авт., [9а]</text:span></text:p>
          </table:table-cell>
          <table:covered-table-cell/>
          <table:table-cell table:style-name="Dictionary.F365" table:number-columns-spanned="2" office:value-type="string">
            <text:p text:style-name="P1"><text:span text:style-name="T21">Похідне від </text:span><text:span text:style-name="T34">сто</text:span><text:span text:style-name="T21"> і </text:span><text:span text:style-name="T34">кóло</text:span></text:p>
          </table:table-cell>
          <table:covered-table-cell/>
          <table:table-cell table:style-name="Dictionary.H365" table:number-columns-spanned="3" office:value-type="string">
            <text:p text:style-name="P1"><text:span text:style-name="T23">Червоний біль од нагая/ в очах розходиться </text:span><text:span text:style-name="T28">стоколом</text:span><text:span text:style-name="T23">,/ а світ несеться покотьолом,/ за світом – настрибом – змія… (П-2:16)</text:span></text:p>
          </table:table-cell>
          <table:covered-table-cell/>
          <table:covered-table-cell/>
        </table:table-row>
        <table:table-row>
          <table:covered-table-cell/>
          <table:table-cell table:style-name="Dictionary.B366" table:number-columns-spanned="5" office:value-type="string">
            <text:p text:style-name="P4"><text:span text:style-name="T63">Сто </text:span><text:span text:style-name="T69">(див. 168)</text:span></text:p>
          </table:table-cell>
          <table:covered-table-cell/>
          <table:covered-table-cell/>
          <table:covered-table-cell/>
          <table:covered-table-cell/>
          <table:table-cell table:style-name="Dictionary.G366" table:number-columns-spanned="4" office:value-type="string">
            <text:h text:style-name="P54" text:outline-level="2"><text:span text:style-name="T111">к</text:span><text:span text:style-name="T138">о</text:span><text:span text:style-name="T111">ло</text:span>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1">I </text:span><text:span text:style-name="T114">-а, </text:span><text:span text:style-name="T115">с.</text:span></text:p>
            <text:p text:style-name="P30">1) Замкнена крива, всі точки якої однаково віддалені від центра.</text:p>
            <text:p text:style-name="P24"><text:span text:style-name="T73">4) </text:span><text:span text:style-name="T92">у знач.</text:span><text:span text:style-name="T73"> </text:span><text:span text:style-name="T92">присл.</text:span><text:span text:style-name="T73"> к</text:span><text:span text:style-name="T105">о</text:span><text:span text:style-name="T73">лом. Утворюючи таку криву.</text:span>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82</text:p>
          </table:table-cell>
          <table:table-cell table:style-name="Dictionary.B367" table:number-columns-spanned="2" office:value-type="string">
            <text:p text:style-name="P4"><text:span text:style-name="T12">Стокрик</text:span></text:p>
          </table:table-cell>
          <table:covered-table-cell/>
          <table:table-cell table:style-name="Dictionary.D367" table:number-columns-spanned="2" office:value-type="string">
            <text:p text:style-name="P1"><text:span text:style-name="T20">-у, </text:span><text:span text:style-name="T22">ім., ч., інд.-авт., [9а]</text:span></text:p>
          </table:table-cell>
          <table:covered-table-cell/>
          <table:table-cell table:style-name="Dictionary.F367" table:number-columns-spanned="2" office:value-type="string">
            <text:p text:style-name="P1"><text:span text:style-name="T21">Похідне від </text:span><text:span text:style-name="T34">сто</text:span><text:span text:style-name="T21"> і </text:span><text:span text:style-name="T34">крик</text:span></text:p>
          </table:table-cell>
          <table:covered-table-cell/>
          <table:table-cell table:style-name="Dictionary.H367" table:number-columns-spanned="3" office:value-type="string">
            <text:p text:style-name="P1"><text:span text:style-name="T23">…бо в горлі застуда, у грудях пітьма/ і світ оступає </text:span><text:span text:style-name="T28">стокрик</text:span><text:span text:style-name="T23"> – Колима. (П-1:135)</text:span></text:p>
          </table:table-cell>
          <table:covered-table-cell/>
          <table:covered-table-cell/>
        </table:table-row>
        <table:table-row>
          <table:covered-table-cell/>
          <table:table-cell table:style-name="Dictionary.B368" table:number-columns-spanned="5" office:value-type="string">
            <text:p text:style-name="P4"><text:span text:style-name="T63">Сто </text:span><text:span text:style-name="T69">(див. 168)</text:span></text:p>
          </table:table-cell>
          <table:covered-table-cell/>
          <table:covered-table-cell/>
          <table:covered-table-cell/>
          <table:covered-table-cell/>
          <table:table-cell table:style-name="Dictionary.G368" table:number-columns-spanned="4" office:value-type="string">
            <text:p text:style-name="P4"><text:span text:style-name="T112">Крик</text:span> (див. 75)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83</text:p>
          </table:table-cell>
          <table:table-cell table:style-name="Dictionary.B411" table:number-columns-spanned="2" office:value-type="string">
            <text:p text:style-name="P4"><text:span text:style-name="T12">Стомежá</text:span></text:p>
          </table:table-cell>
          <table:covered-table-cell/>
          <table:table-cell table:style-name="Dictionary.D411" table:number-columns-spanned="2" office:value-type="string">
            <text:p text:style-name="P1"><text:span text:style-name="T20">-і</text:span><text:span text:style-name="T34"></text:span><text:span text:style-name="T20">, </text:span><text:span text:style-name="T22">ім., ж., </text:span><text:soft-page-break/><text:span text:style-name="T22">інд.-авт., [9а]</text:span></text:p>
          </table:table-cell>
          <table:covered-table-cell/>
          <table:table-cell table:style-name="Dictionary.F411" table:number-columns-spanned="2" office:value-type="string">
            <text:p text:style-name="P1"><text:span text:style-name="T21">Похідне від </text:span><text:span text:style-name="T34">сто</text:span><text:span text:style-name="T21"> і </text:span><text:span text:style-name="T34">межá</text:span></text:p>
          </table:table-cell>
          <table:covered-table-cell/>
          <table:table-cell table:style-name="Dictionary.H411" table:number-columns-spanned="3" office:value-type="string">
            <text:p text:style-name="P1"><text:span text:style-name="T23">Полон у полоні, межі </text:span><text:span text:style-name="T28">стомежа</text:span><text:span text:style-name="T23">,/ ти вся – за горбами-горбами/ </text:span><text:soft-page-break/><text:span text:style-name="T23">натхнення і хорого серця ґанджа - / з синами, хрунями, рабами. (П-1:131)</text:span></text:p>
          </table:table-cell>
          <table:covered-table-cell/>
          <table:covered-table-cell/>
        </table:table-row>
        <table:table-row>
          <table:covered-table-cell/>
          <table:table-cell table:style-name="Dictionary.B370" table:number-columns-spanned="5" office:value-type="string">
            <text:p text:style-name="P4"><text:span text:style-name="T63">Сто </text:span><text:span text:style-name="T69">(див. 168)</text:span></text:p>
          </table:table-cell>
          <table:covered-table-cell/>
          <table:covered-table-cell/>
          <table:covered-table-cell/>
          <table:covered-table-cell/>
          <table:table-cell table:style-name="Dictionary.G370" table:number-columns-spanned="4" office:value-type="string">
            <text:p text:style-name="P4"><text:span text:style-name="T63">Межá (</text:span><text:span text:style-name="T69">див. 21</text:span><text:span text:style-name="T63">)</text:span>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84</text:p>
          </table:table-cell>
          <table:table-cell table:style-name="Dictionary.B411" table:number-columns-spanned="2" office:value-type="string">
            <text:p text:style-name="P4"><text:span text:style-name="T12">Сто-морóзи</text:span></text:p>
          </table:table-cell>
          <table:covered-table-cell/>
          <table:table-cell table:style-name="Dictionary.D411" table:number-columns-spanned="2" office:value-type="string">
            <text:p text:style-name="P1"><text:span text:style-name="T20">-ів, </text:span><text:span text:style-name="T22">ім., мн., інд.-авт., [9]</text:span></text:p>
          </table:table-cell>
          <table:covered-table-cell/>
          <table:table-cell table:style-name="Dictionary.F411" table:number-columns-spanned="2" office:value-type="string">
            <text:p text:style-name="P1"><text:span text:style-name="T21">Похідне від </text:span><text:span text:style-name="T34">сто</text:span><text:span text:style-name="T21"> і </text:span><text:span text:style-name="T34">морóзи</text:span></text:p>
          </table:table-cell>
          <table:covered-table-cell/>
          <table:table-cell table:style-name="Dictionary.H411" table:number-columns-spanned="3" office:value-type="string">
            <text:p text:style-name="P1"><text:span text:style-name="T23">Так стій і стій і стій і стій,/ дубій на </text:span><text:span text:style-name="T28">сто-морозах</text:span><text:span text:style-name="T23">,/ о будь ти проклят, часе мій,/ в усіх своїх погрозах. (П-2:24)</text:span></text:p>
          </table:table-cell>
          <table:covered-table-cell/>
          <table:covered-table-cell/>
        </table:table-row>
        <table:table-row>
          <table:covered-table-cell/>
          <table:table-cell table:style-name="Dictionary.B372" table:number-columns-spanned="5" office:value-type="string">
            <text:p text:style-name="P4"><text:span text:style-name="T63">Сто </text:span><text:span text:style-name="T69">(див. 168)</text:span></text:p>
          </table:table-cell>
          <table:covered-table-cell/>
          <table:covered-table-cell/>
          <table:covered-table-cell/>
          <table:covered-table-cell/>
          <table:table-cell table:style-name="Dictionary.G372" table:number-columns-spanned="4" office:value-type="string">
            <text:h text:style-name="P54" text:outline-level="2"><text:span text:style-name="T111">мор</text:span><text:span text:style-name="T138">о</text:span><text:span text:style-name="T111">з</text:span>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4">-у, </text:span><text:span text:style-name="T115">ч.</text:span></text:p>
            <text:p text:style-name="P24"><text:span text:style-name="T73">Холод, коли температура повітря спадає нижче нуля. || Температура повітря нижче нуля. || Місце, де є такий холод. || </text:span><text:span text:style-name="T92">перев.</text:span><text:span text:style-name="T73"> </text:span><text:span text:style-name="T92">мн.</text:span><text:span text:style-name="T73"> Холодна зимова погода; холоди.</text:span>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85</text:p>
          </table:table-cell>
          <table:table-cell table:style-name="Dictionary.B411" table:number-columns-spanned="2" office:value-type="string">
            <text:p text:style-name="P4"><text:span text:style-name="T12">Стонастóрчений</text:span></text:p>
          </table:table-cell>
          <table:covered-table-cell/>
          <table:table-cell table:style-name="Dictionary.D411" table:number-columns-spanned="2" office:value-type="string">
            <text:p text:style-name="P1"><text:span text:style-name="T20">-а, -е, </text:span><text:span text:style-name="T23">прикм., </text:span><text:span text:style-name="T22">інд.-авт., [9а]</text:span></text:p>
          </table:table-cell>
          <table:covered-table-cell/>
          <table:table-cell table:style-name="Dictionary.F411" table:number-columns-spanned="2" office:value-type="string">
            <text:p text:style-name="P1"><text:span text:style-name="T21">Похідне від </text:span><text:span text:style-name="T34">сто</text:span><text:span text:style-name="T21"> і </text:span><text:span text:style-name="T34">настóрчений</text:span></text:p>
          </table:table-cell>
          <table:covered-table-cell/>
          <table:table-cell table:style-name="Dictionary.H411" table:number-columns-spanned="3" office:value-type="string">
            <text:p text:style-name="P1"><text:span text:style-name="T23">Кружеляє понад ними/ вечір, крила розкриливши,/ впав на горлицю із неба/ </text:span><text:span text:style-name="T28">стонасторчений</text:span><text:span text:style-name="T23"> коршак. (П-1:92)</text:span></text:p>
          </table:table-cell>
          <table:covered-table-cell/>
          <table:covered-table-cell/>
        </table:table-row>
        <table:table-row>
          <table:covered-table-cell/>
          <table:table-cell table:style-name="Dictionary.B374" table:number-columns-spanned="5" office:value-type="string">
            <text:p text:style-name="P4"><text:span text:style-name="T63">Сто </text:span><text:span text:style-name="T69">(див. 168)</text:span></text:p>
          </table:table-cell>
          <table:covered-table-cell/>
          <table:covered-table-cell/>
          <table:covered-table-cell/>
          <table:covered-table-cell/>
          <table:table-cell table:style-name="Dictionary.G374" table:number-columns-spanned="4" office:value-type="string">
            <text:p text:style-name="P4"><text:span text:style-name="T63">Настóрчений </text:span><text:span text:style-name="T69">(насторчений)</text:span>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86</text:p>
          </table:table-cell>
          <table:table-cell table:style-name="Dictionary.B411" table:number-columns-spanned="2" office:value-type="string">
            <text:p text:style-name="P4"><text:span text:style-name="T12">Стопровáлля</text:span></text:p>
          </table:table-cell>
          <table:covered-table-cell/>
          <table:table-cell table:style-name="Dictionary.D411" table:number-columns-spanned="2" office:value-type="string">
            <text:p text:style-name="P1"><text:span text:style-name="T20">-я, </text:span><text:span text:style-name="T22">ім., с., інд.-авт., [9а]</text:span></text:p>
          </table:table-cell>
          <table:covered-table-cell/>
          <table:table-cell table:style-name="Dictionary.F411" table:number-columns-spanned="2" office:value-type="string">
            <text:p text:style-name="P1"><text:span text:style-name="T21">Похідне від </text:span><text:span text:style-name="T34">сто</text:span><text:span text:style-name="T21"> і </text:span><text:span text:style-name="T34">провáлля</text:span></text:p>
          </table:table-cell>
          <table:covered-table-cell/>
          <table:table-cell table:style-name="Dictionary.H411" table:number-columns-spanned="3" office:value-type="string">
            <text:p text:style-name="P1"><text:span text:style-name="T23">Якась лежить на нас печаль./ І чим ми Бога прогнівили,/ Іване-брате? Скільки сили/ втелющили до </text:span><text:span text:style-name="T28">стопроваль</text:span><text:span text:style-name="T23">. (П-2:160)</text:span></text:p>
          </table:table-cell>
          <table:covered-table-cell/>
          <table:covered-table-cell/>
        </table:table-row>
        <table:table-row>
          <table:covered-table-cell/>
          <table:table-cell table:style-name="Dictionary.B376" table:number-columns-spanned="5" office:value-type="string">
            <text:p text:style-name="P4"><text:span text:style-name="T63">Сто </text:span><text:span text:style-name="T69">(див. 168)</text:span></text:p>
          </table:table-cell>
          <table:covered-table-cell/>
          <table:covered-table-cell/>
          <table:covered-table-cell/>
          <table:covered-table-cell/>
          <table:table-cell table:style-name="Dictionary.G376" table:number-columns-spanned="4" office:value-type="string">
            <text:h text:style-name="P54" text:outline-level="2"><text:span text:style-name="T111">пров</text:span><text:span text:style-name="T138">а</text:span><text:span text:style-name="T111">лля</text:span>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4">-я, </text:span><text:span text:style-name="T115">с.</text:span></text:p>
            <text:p text:style-name="P43"><text:span text:style-name="T79">1) Глибока яма, яр, западина, розколина на земній поверхні. || </text:span><text:span text:style-name="T82">чого</text:span><text:span text:style-name="T79">. Безмежний простір, безмірна глибина. || Проміжок, незаповнений простір між чим-небудь. || </text:span><text:span text:style-name="T94">перен.</text:span><text:span text:style-name="T79"> Про глибоке </text:span><text:soft-page-break/><text:span text:style-name="T79">розходження, незгоду між ким-небудь.</text:span>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87</text:p>
          </table:table-cell>
          <table:table-cell table:style-name="Dictionary.B411" table:number-columns-spanned="2" office:value-type="string">
            <text:p text:style-name="P4"><text:span text:style-name="T12">Стопровáльний</text:span></text:p>
          </table:table-cell>
          <table:covered-table-cell/>
          <table:table-cell table:style-name="Dictionary.D411" table:number-columns-spanned="2" office:value-type="string">
            <text:p text:style-name="P1"><text:span text:style-name="T20">-а, -е, </text:span><text:span text:style-name="T23">прикм., </text:span><text:span text:style-name="T22">інд.-авт., [9а]</text:span></text:p>
          </table:table-cell>
          <table:covered-table-cell/>
          <table:table-cell table:style-name="Dictionary.F411" table:number-columns-spanned="2" office:value-type="string">
            <text:p text:style-name="P1"><text:span text:style-name="T21">Похідне від </text:span><text:span text:style-name="T34">сто</text:span><text:span text:style-name="T21"> і </text:span><text:span text:style-name="T34">провáльний</text:span></text:p>
          </table:table-cell>
          <table:covered-table-cell/>
          <table:table-cell table:style-name="Dictionary.H411" table:number-columns-spanned="3" office:value-type="string">
            <text:p text:style-name="P1"><text:span text:style-name="T23">Око ока ми,/ не навчені подосі видивляти/ довкіл і не обрушувати горя/ сухі тороси в </text:span><text:span text:style-name="T28">стопровальний</text:span><text:span text:style-name="T23"> діл. (П-2:64)</text:span></text:p>
          </table:table-cell>
          <table:covered-table-cell/>
          <table:covered-table-cell/>
        </table:table-row>
        <table:table-row>
          <table:covered-table-cell/>
          <table:table-cell table:style-name="Dictionary.B378" table:number-columns-spanned="5" office:value-type="string">
            <text:p text:style-name="P4"><text:span text:style-name="T63">Сто </text:span><text:span text:style-name="T69">(див. 168)</text:span></text:p>
          </table:table-cell>
          <table:covered-table-cell/>
          <table:covered-table-cell/>
          <table:covered-table-cell/>
          <table:covered-table-cell/>
          <table:table-cell table:style-name="Dictionary.G378" table:number-columns-spanned="4" office:value-type="string">
            <text:h text:style-name="P53" text:outline-level="2"><text:span text:style-name="T111">пров</text:span><text:span text:style-name="T138">а</text:span><text:span text:style-name="T111">льний</text:span>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7">-а, -е.</text:p>
            <text:p text:style-name="P24"><text:span text:style-name="T73">Стос. до провалу (у 2 </text:span><text:span text:style-name="T92">знач.</text:span><text:span text:style-name="T73">); утворений унаслідок провалу (в ґрунті).</text:span>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88</text:p>
          </table:table-cell>
          <table:table-cell table:style-name="Dictionary.B411" table:number-columns-spanned="2" office:value-type="string">
            <text:p text:style-name="P4"><text:span text:style-name="T12">Сторíки</text:span></text:p>
          </table:table-cell>
          <table:covered-table-cell/>
          <table:table-cell table:style-name="Dictionary.D411" table:number-columns-spanned="2" office:value-type="string">
            <text:p text:style-name="P1"><text:span text:style-name="T20">сторíк, </text:span><text:span text:style-name="T22">ім., мн., інд.-авт., [9а]</text:span></text:p>
          </table:table-cell>
          <table:covered-table-cell/>
          <table:table-cell table:style-name="Dictionary.F411" table:number-columns-spanned="2" office:value-type="string">
            <text:p text:style-name="P1"><text:span text:style-name="T21">Похідне від </text:span><text:span text:style-name="T34">сто</text:span><text:span text:style-name="T21"> і </text:span><text:span text:style-name="T34">ріки</text:span></text:p>
          </table:table-cell>
          <table:covered-table-cell/>
          <table:table-cell table:style-name="Dictionary.H411" table:number-columns-spanned="3" office:value-type="string">
            <text:p text:style-name="P1"><text:span text:style-name="T23">Хай край святиться. За горою/ </text:span><text:span text:style-name="T28">сторіки</text:span><text:span text:style-name="T23"> чорної ропи. (П-2:173)</text:span></text:p>
          </table:table-cell>
          <table:covered-table-cell/>
          <table:covered-table-cell/>
        </table:table-row>
        <table:table-row>
          <table:covered-table-cell/>
          <table:table-cell table:style-name="Dictionary.B380" table:number-columns-spanned="5" office:value-type="string">
            <text:p text:style-name="P4"><text:span text:style-name="T63">Сто </text:span><text:span text:style-name="T69">(див. 168)</text:span></text:p>
          </table:table-cell>
          <table:covered-table-cell/>
          <table:covered-table-cell/>
          <table:covered-table-cell/>
          <table:covered-table-cell/>
          <table:table-cell table:style-name="Dictionary.G380" table:number-columns-spanned="4" office:value-type="string">
            <text:h text:style-name="P53" text:outline-level="2"><text:span text:style-name="T111">рік</text:span><text:span text:style-name="T138">а</text:span>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4">-и, </text:span><text:span text:style-name="T115">ж.</text:span></text:p>
            <text:p text:style-name="P30">1) Водний потік, що живиться із джерела або стоком атмосферних опадів і тече по видовжених зниженнях рельєфу від верхів'я до гирла. || <text:span text:style-name="T144">чого</text:span>, <text:span text:style-name="T115">у сполуч.</text:span> <text:span text:style-name="T144">з </text:span><text:span text:style-name="T115">ім.</text:span> <text:span text:style-name="T144">у </text:span><text:span text:style-name="T115">род. в.</text:span> Уживається для образного позначення процесу, розвитку чого-небудь.</text:p>
            <text:p text:style-name="P24"><text:span text:style-name="T73">2) </text:span><text:span text:style-name="T78">чого</text:span><text:span text:style-name="T73">, </text:span><text:span text:style-name="T92">перен.</text:span><text:span text:style-name="T73"> Велика кількість чого-небудь такого, що тече, сиплеться і т. ін. || </text:span><text:span text:style-name="T78">кого</text:span><text:span text:style-name="T73">, </text:span><text:span text:style-name="T78">чого</text:span><text:span text:style-name="T73">, </text:span><text:span text:style-name="T78">яка</text:span><text:span text:style-name="T73">. Безперервний великий потік, маса кого-, чого-небудь, що рухається.</text:span>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89</text:p>
          </table:table-cell>
          <table:table-cell table:style-name="Dictionary.B411" table:number-columns-spanned="2" office:value-type="string">
            <text:p text:style-name="P4"><text:span text:style-name="T12">Сторозтриклятий</text:span></text:p>
          </table:table-cell>
          <table:covered-table-cell/>
          <table:table-cell table:style-name="Dictionary.D411" table:number-columns-spanned="2" office:value-type="string">
            <text:p text:style-name="P1"><text:span text:style-name="T20">-а, -е, </text:span><text:span text:style-name="T23">прикм., </text:span><text:span text:style-name="T22">інд.-авт., [9а]</text:span></text:p>
          </table:table-cell>
          <table:covered-table-cell/>
          <table:table-cell table:style-name="Dictionary.F411" table:number-columns-spanned="2" office:value-type="string">
            <text:p text:style-name="P1"><text:span text:style-name="T21">Похідне від </text:span><text:span text:style-name="T34">сто</text:span><text:span text:style-name="T21"> і </text:span><text:span text:style-name="T34">розтриклятий</text:span></text:p>
          </table:table-cell>
          <table:covered-table-cell/>
          <table:table-cell table:style-name="Dictionary.H411" table:number-columns-spanned="3" office:value-type="string">
            <text:p text:style-name="P1"><text:span text:style-name="T23">Аби лиш подолати гнів,/ </text:span><text:span text:style-name="T28">сторозтриклятий</text:span><text:span text:style-name="T23"> гнів здолати,/ я б поіменно міг назвати/ усіх братів, усіх катів. (П-1:30)</text:span></text:p>
          </table:table-cell>
          <table:covered-table-cell/>
          <table:covered-table-cell/>
        </table:table-row>
        <table:table-row>
          <table:covered-table-cell/>
          <table:table-cell table:style-name="Dictionary.B382" table:number-columns-spanned="5" office:value-type="string">
            <text:p text:style-name="P4"><text:span text:style-name="T63">Сто </text:span><text:span text:style-name="T69">(див. 168)</text:span></text:p>
          </table:table-cell>
          <table:covered-table-cell/>
          <table:covered-table-cell/>
          <table:covered-table-cell/>
          <table:covered-table-cell/>
          <table:table-cell table:style-name="Dictionary.G382" table:number-columns-spanned="4" office:value-type="string">
            <text:h text:style-name="P54" text:outline-level="2"><text:span text:style-name="T111">розпрокл</text:span><text:span text:style-name="T138">я</text:span><text:span text:style-name="T111">тий</text:span>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4">-а, -е, </text:span><text:span text:style-name="T115">розм.</text:span></text:p>
            <text:p text:style-name="P24"><text:span text:style-name="T73">Якого клянуть, проклинають; огидний, ненависний.</text:span>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90</text:p>
          </table:table-cell>
          <table:table-cell table:style-name="Dictionary.B411" table:number-columns-spanned="2" office:value-type="string">
            <text:p text:style-name="P4"><text:span text:style-name="T12">Стосиній</text:span></text:p>
          </table:table-cell>
          <table:covered-table-cell/>
          <table:table-cell table:style-name="Dictionary.D411" table:number-columns-spanned="2" office:value-type="string">
            <text:p text:style-name="P1"><text:span text:style-name="T20">-я, -є, </text:span><text:span text:style-name="T23">прикм., </text:span><text:span text:style-name="T22">інд.-авт., [9а]</text:span></text:p>
          </table:table-cell>
          <table:covered-table-cell/>
          <table:table-cell table:style-name="Dictionary.F411" table:number-columns-spanned="2" office:value-type="string">
            <text:p text:style-name="P1"><text:span text:style-name="T21">Похідне від </text:span><text:span text:style-name="T34">сто</text:span><text:span text:style-name="T21"> і </text:span><text:span text:style-name="T34">синій</text:span></text:p>
          </table:table-cell>
          <table:covered-table-cell/>
          <table:table-cell table:style-name="Dictionary.H411" table:number-columns-spanned="3" office:value-type="string">
            <text:p text:style-name="P1"><text:span text:style-name="T23">Червоним вином заливає мій погляд </text:span><text:span text:style-name="T28">стосиній</text:span><text:span text:style-name="T23">,/ спустошені губи залито червоним вином,/ і видиться берег – далекий – у радісній піні,/ і спокій приносить, і спокій обіцяний – бром. (П-2:290)</text:span></text:p>
          </table:table-cell>
          <table:covered-table-cell/>
          <table:covered-table-cell/>
        </table:table-row>
        <table:table-row>
          <table:covered-table-cell/>
          <table:table-cell table:style-name="Dictionary.B384" table:number-columns-spanned="5" office:value-type="string">
            <text:p text:style-name="P4"><text:span text:style-name="T63">Сто </text:span><text:span text:style-name="T69">(див. 168)</text:span></text:p>
          </table:table-cell>
          <table:covered-table-cell/>
          <table:covered-table-cell/>
          <table:covered-table-cell/>
          <table:covered-table-cell/>
          <table:table-cell table:style-name="Dictionary.G384" table:number-columns-spanned="4" office:value-type="string">
            <text:h text:style-name="P54" text:outline-level="2"><text:span text:style-name="T111">с</text:span><text:span text:style-name="T138">и</text:span><text:span text:style-name="T111">ній</text:span>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7">-я, -є.</text:p>
            <text:p text:style-name="P24"><text:span text:style-name="T73">1) Який має забарвлення одного з основних кольорів спектра – середній між голубим і фіолетовим. || Який цвіте квітками такого кольору. || </text:span><text:span text:style-name="T93">Зробл. </text:span><text:span text:style-name="T73">із квіток такого кольору. || Який кольором наближається до синього; який має відтінок синього кольору. || Уживається як постійний епітет до деяких назв.</text:span>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91</text:p>
          </table:table-cell>
          <table:table-cell table:style-name="Dictionary.B411" table:number-columns-spanned="2" office:value-type="string">
            <text:p text:style-name="P4"><text:span text:style-name="T12">Схриплокрóнний</text:span></text:p>
          </table:table-cell>
          <table:covered-table-cell/>
          <table:table-cell table:style-name="Dictionary.D411" table:number-columns-spanned="2" office:value-type="string">
            <text:p text:style-name="P1"><text:span text:style-name="T20">-а, -е, </text:span><text:span text:style-name="T23">прикм., </text:span><text:span text:style-name="T22">інд.-авт., [8], [1]</text:span></text:p>
          </table:table-cell>
          <table:covered-table-cell/>
          <table:table-cell table:style-name="Dictionary.F411" table:number-columns-spanned="2" office:value-type="string">
            <text:p text:style-name="P1"><text:span text:style-name="T21">Похідне від </text:span><text:span text:style-name="T34">схриплий</text:span><text:span text:style-name="T21"> і </text:span><text:span text:style-name="T34">крóна</text:span></text:p>
          </table:table-cell>
          <table:covered-table-cell/>
          <table:table-cell table:style-name="Dictionary.H411" table:number-columns-spanned="3" office:value-type="string">
            <text:p text:style-name="P1"><text:span text:style-name="T23">Пожухле листя опадає з віт,/ голосить голий стовбур </text:span><text:span text:style-name="T28">схриплокронний</text:span><text:span text:style-name="T23">. (П-1:161)</text:span></text:p>
          </table:table-cell>
          <table:covered-table-cell/>
          <table:covered-table-cell/>
        </table:table-row>
        <table:table-row>
          <table:covered-table-cell/>
          <table:table-cell table:style-name="Dictionary.B386" table:number-columns-spanned="5" office:value-type="string">
            <text:h text:style-name="P53" text:outline-level="2"><text:span text:style-name="T111">схр</text:span><text:span text:style-name="T138">и</text:span><text:span text:style-name="T111">плий</text:span>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4">-а, -е, </text:span><text:span text:style-name="T115">розм.</text:span></text:p>
            <text:p text:style-name="P43"><text:span text:style-name="T79">1) Дієприкм. акт. мин. ч. до </text:span><text:a xlink:type="simple" xlink:href="http://www.lingvo.ua/uk/Translate/uk-uk/схрипнути"><text:span text:style-name="T98">схрипнути</text:span></text:a><text:span text:style-name="T79">.</text:span></text:p>
            <text:p text:style-name="P24"><text:span text:style-name="T73">2) </text:span><text:span text:style-name="T92">у знач.</text:span><text:span text:style-name="T73"> </text:span><text:span text:style-name="T92">прикм.</text:span><text:span text:style-name="T73"> Який звучить хрипло, з хрипотою; хрипкий.</text:span></text:p>
          </table:table-cell>
          <table:covered-table-cell/>
          <table:covered-table-cell/>
          <table:covered-table-cell/>
          <table:covered-table-cell/>
          <table:table-cell table:style-name="Dictionary.G386" table:number-columns-spanned="4" office:value-type="string">
            <text:p text:style-name="P4"><text:span text:style-name="T63">Крóна </text:span><text:span text:style-name="T69">(див. 61)</text:span>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92</text:p>
          </table:table-cell>
          <table:table-cell table:style-name="Dictionary.B411" table:number-columns-spanned="2" office:value-type="string">
            <text:p text:style-name="P4"><text:span text:style-name="T12">Тамбíк</text:span></text:p>
          </table:table-cell>
          <table:covered-table-cell/>
          <table:table-cell table:style-name="Dictionary.D411" table:number-columns-spanned="2" office:value-type="string">
            <text:p text:style-name="P1"><text:span text:style-name="T20">-бóку, </text:span><text:soft-page-break/><text:span text:style-name="T22">ім., ч., інд.-авт., [11]</text:span></text:p>
          </table:table-cell>
          <table:covered-table-cell/>
          <table:table-cell table:style-name="Dictionary.F411" table:number-columns-spanned="2" office:value-type="string">
            <text:p text:style-name="P1"><text:span text:style-name="T21">Похідне від </text:span><text:soft-page-break/><text:span text:style-name="T34">там</text:span><text:span text:style-name="T21"> і </text:span><text:span text:style-name="T34">бік</text:span><text:span text:style-name="T21">. На тому боці</text:span></text:p>
          </table:table-cell>
          <table:covered-table-cell/>
          <table:table-cell table:style-name="Dictionary.H411" table:number-columns-spanned="3" office:value-type="string">
            <text:p text:style-name="P1"><text:span text:style-name="T23">А товщею, в кризі, в імлі,/ за </text:span><text:soft-page-break/><text:span text:style-name="T28">тамбоком</text:span><text:span text:style-name="T23">,/ сяє срібне серце землі/ скорбним оком. (П-1:173)</text:span></text:p>
          </table:table-cell>
          <table:covered-table-cell/>
          <table:covered-table-cell/>
        </table:table-row>
        <table:table-row>
          <table:covered-table-cell/>
          <table:table-cell table:style-name="Dictionary.B388" table:number-columns-spanned="5" office:value-type="string">
            <text:h text:style-name="P57" text:outline-level="2">там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24"><text:span text:style-name="T73">1) </text:span><text:span text:style-name="T92">присл.</text:span><text:span text:style-name="T73"> Указує на місце більш віддалене порівняно з іншим, ближчим; у тому місці, у тих місцях; </text:span><text:span text:style-name="T92">прот.</text:span><text:span text:style-name="T73"> тут. || Уживається в поєднанні з </text:span><text:span text:style-name="T92">пит.</text:span><text:span text:style-name="T73"> </text:span><text:span text:style-name="T92">займ.</text:span><text:span text:style-name="T73"> хто, що. || Вживається у функції співвідносного слова в головному реченні, якому в підрядному реченні відповідають сполучні </text:span><text:span text:style-name="T92">сл.</text:span><text:span text:style-name="T73"> де, куди. || Уживаючись на початку повторюваних речень або перед однорідними членами речення, означає: в одному місці ..., в іншому місці .... || Уживається в </text:span><text:span text:style-name="T92">знач.вказ.</text:span><text:span text:style-name="T73"> </text:span><text:span text:style-name="T92">сл.</text:span><text:span text:style-name="T73">, що замінює відповідний йому член попереднього речення,</text:span><text:span text:style-name="T92">перев.</text:span><text:span text:style-name="T73"> обставину місця.</text:span></text:p>
          </table:table-cell>
          <table:covered-table-cell/>
          <table:covered-table-cell/>
          <table:covered-table-cell/>
          <table:covered-table-cell/>
          <table:table-cell table:style-name="Dictionary.G388" table:number-columns-spanned="4" office:value-type="string">
            <text:h text:style-name="P57" text:outline-level="2">бік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4">боку, </text:span><text:span text:style-name="T115">ч.</text:span></text:p>
            <text:p text:style-name="P24"><text:span text:style-name="T73">4) Напрямок або місцевість, що лежить у цьому напрямку.</text:span>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93</text:p>
          </table:table-cell>
          <table:table-cell table:style-name="Dictionary.B411" table:number-columns-spanned="2" office:value-type="string">
            <text:p text:style-name="P4"><text:span text:style-name="T12">Тихоплин</text:span></text:p>
          </table:table-cell>
          <table:covered-table-cell/>
          <table:table-cell table:style-name="Dictionary.D411" table:number-columns-spanned="2" office:value-type="string">
            <text:p text:style-name="P1"><text:span text:style-name="T20">-у, </text:span><text:span text:style-name="T22">ім., ч., інд.-авт., [1а]</text:span></text:p>
          </table:table-cell>
          <table:covered-table-cell/>
          <table:table-cell table:style-name="Dictionary.F411" table:number-columns-spanned="2" office:value-type="string">
            <text:p text:style-name="P1"><text:span text:style-name="T37">Похідне від </text:span><text:span text:style-name="T33">тихоплинний</text:span></text:p>
          </table:table-cell>
          <table:covered-table-cell/>
          <table:table-cell table:style-name="Dictionary.H411" table:number-columns-spanned="3" office:value-type="string">
            <text:p text:style-name="P1"><text:span text:style-name="T23">Земного болю брилу – підбився я на силу/ разком сліпучих днин. Ти знаєш чий ти син?/ Атож, запевне знаю. А душу проминаю - / і власну в </text:span><text:span text:style-name="T28">тихоплин</text:span><text:span text:style-name="T23">. (П-2:280)</text:span></text:p>
          </table:table-cell>
          <table:covered-table-cell/>
          <table:covered-table-cell/>
        </table:table-row>
        <table:table-row>
          <table:covered-table-cell/>
          <table:table-cell table:style-name="Dictionary.B390" table:number-columns-spanned="9" office:value-type="string">
            <text:h text:style-name="P53" text:outline-level="2"><text:span text:style-name="T111">тихопл</text:span><text:span text:style-name="T138">и</text:span><text:span text:style-name="T111">нний</text:span>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4">-а, -е, </text:span><text:span text:style-name="T115">поет.</text:span></text:p>
            <text:p text:style-name="P24"><text:span text:style-name="T73">Який тихо плине. </text:span><text:span text:style-name="T78">Тихоплинна річка</text:span><text:span text:style-name="T73">. </text:span><text:span text:style-name="T78">Тихоплинні розмови</text:span><text:span text:style-name="T73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94</text:p>
          </table:table-cell>
          <table:table-cell table:style-name="Dictionary.B411" table:number-columns-spanned="2" office:value-type="string">
            <text:p text:style-name="P4"><text:span text:style-name="T12">Тойящобáтько</text:span></text:p>
          </table:table-cell>
          <table:covered-table-cell/>
          <table:table-cell table:style-name="Dictionary.D411" table:number-columns-spanned="2" office:value-type="string">
            <text:p text:style-name="P1"><text:span text:style-name="T20">-а, </text:span><text:span text:style-name="T22">ім., ч., інд.-авт., [11]</text:span></text:p>
          </table:table-cell>
          <table:covered-table-cell/>
          <table:table-cell table:style-name="Dictionary.F411" table:number-columns-spanned="2" office:value-type="string">
            <text:p text:style-name="P1"><text:span text:style-name="T21">Похідне від </text:span><text:span text:style-name="T34">той, я, що</text:span><text:span text:style-name="T21"> і </text:span><text:span text:style-name="T34">бáтько</text:span></text:p>
          </table:table-cell>
          <table:covered-table-cell/>
          <table:table-cell table:style-name="Dictionary.H411" table:number-columns-spanned="3" office:value-type="string">
            <text:p text:style-name="P1"><text:span text:style-name="T23">Я тіло нагострив на чаї та акридах,/ а душу – пошукай. І не питай./ Тойящосин не чує вже мене./ </text:span><text:span text:style-name="T28">Тойящобатько</text:span><text:span text:style-name="T23"> вже не чую сина. (П-2:191)</text:span></text:p>
          </table:table-cell>
          <table:covered-table-cell/>
          <table:covered-table-cell/>
        </table:table-row>
        <table:table-row>
          <table:covered-table-cell/>
          <table:table-cell table:style-name="Dictionary.G392" office:value-type="string">
            <text:h text:style-name="P57" text:outline-level="2">той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1">I </text:span><text:span text:style-name="T114">того, </text:span><text:span text:style-name="T115">ч.</text:span><text:span text:style-name="T114">, та, тієї, </text:span><text:span text:style-name="T115">рідко </text:span><text:span text:style-name="T114">тої, </text:span><text:span text:style-name="T115">заст.</text:span> <text:span text:style-name="T114">тії, </text:span><text:span text:style-name="T115">ж</text:span><text:soft-page-break/><text:span text:style-name="T115">.</text:span><text:span text:style-name="T114">, те, того, </text:span><text:span text:style-name="T115">с.</text:span><text:span text:style-name="T114">; </text:span><text:span text:style-name="T115">мн.</text:span> <text:span text:style-name="T114">ті, тих; </text:span><text:span text:style-name="T115">займ.</text:span></text:p>
            <text:p text:style-name="P24"><text:span text:style-name="T73">4) </text:span><text:span text:style-name="T92">вказ.</text:span><text:span text:style-name="T73"> Уживається для вказівки на один предмет, одну особу і т. ін. із двох або кількох подібних, з ряду однорідних, коли їх перелічують або зіставляють. || </text:span><text:span text:style-name="T92">у знач.</text:span><text:span text:style-name="T73"> </text:span><text:span text:style-name="T92">ім.</text:span><text:span text:style-name="T73"> той, тог</text:span><text:span text:style-name="T105">о</text:span><text:span text:style-name="T73">, </text:span><text:span text:style-name="T92">ч.</text:span><text:span text:style-name="T73">; та, ті</text:span><text:span text:style-name="T105">є</text:span><text:span text:style-name="T73">ї, </text:span><text:span text:style-name="T92">ж.</text:span><text:span text:style-name="T73">; те, тог</text:span><text:span text:style-name="T105">о</text:span><text:span text:style-name="T73">, </text:span><text:span text:style-name="T92">с.</text:span><text:span text:style-name="T73">; ті, тих, </text:span><text:span text:style-name="T92">мн.</text:span><text:span text:style-name="T73"> Узагальнено вказує на предмет, особу, явище (без попередньої згадки про них) при переліченні або зіставленні в якійсь площині. || </text:span><text:span text:style-name="T92">у знач.</text:span><text:span text:style-name="T73"> </text:span><text:span text:style-name="T92">ім.</text:span><text:span text:style-name="T73"> те, тог</text:span><text:span text:style-name="T105">о</text:span><text:span text:style-name="T73">, </text:span><text:span text:style-name="T92">с.</text:span><text:span text:style-name="T73"> </text:span><text:span text:style-name="T93">У </text:span><text:span text:style-name="T92">сполуч.</text:span><text:span text:style-name="T73"> зі </text:span><text:span text:style-name="T92">сл.</text:span><text:span text:style-name="T73"> все вказує на перелічувані предмети, виконуючи функцію узагальнюючого слова.</text:span></text:p>
          </table:table-cell>
          <table:table-cell table:style-name="Dictionary.G392" table:number-columns-spanned="4" office:value-type="string">
            <text:h text:style-name="P57" text:outline-level="2">я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1">II </text:span><text:span text:style-name="T114">мене, </text:span><text:span text:style-name="T115">займ.</text:span> <text:span text:style-name="T115">особ.</text:span> <text:span text:style-name="T114">1 </text:span><text:span text:style-name="T115">ос.</text:span> <text:span text:style-name="T115">одн.</text:span></text:p>
            <text:p text:style-name="P30"><text:soft-page-break/>1) Уживається мовцем для називання самого себе.</text:p>
            <text:p text:style-name="P30">2) <text:span text:style-name="T115">у знач.</text:span> <text:span text:style-name="T115">ім.</text:span>, <text:span text:style-name="T115">невідм.</text:span>, <text:span text:style-name="T115">с.</text:span> Уживається для позначення усвідомлюваної людиною власної сутності, себе в навколишньому світі. || <text:span text:style-name="T115">філос.</text:span>Уживається для визначення суб'єкта.</text:p>
            <text:p text:style-name="P3"/>
          </table:table-cell>
          <table:covered-table-cell/>
          <table:covered-table-cell/>
          <table:covered-table-cell/>
          <table:table-cell table:style-name="Dictionary.G392" table:number-columns-spanned="3" office:value-type="string">
            <text:h text:style-name="P57" text:outline-level="2">що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82">II</text:p>
            <text:p text:style-name="P24"><text:soft-page-break/><text:span text:style-name="T73">1) </text:span><text:span text:style-name="T78">з'ясувальний</text:span><text:span text:style-name="T73">. Уживається для зв'язку підрядного додаткового з присудком або іншим членом головного речення.</text:span></text:p>
          </table:table-cell>
          <table:covered-table-cell/>
          <table:covered-table-cell/>
          <table:table-cell table:style-name="Dictionary.J392" office:value-type="string">
            <text:h text:style-name="P53" text:outline-level="2"><text:span text:style-name="T111">б</text:span><text:span text:style-name="T138">а</text:span><text:span text:style-name="T111">тько</text:span>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4">-а, </text:span><text:span text:style-name="T115">ч.</text:span></text:p>
            <text:p text:style-name="P24"><text:soft-page-break/><text:span text:style-name="T73">1) Чоловік стосовно до своїх дітей.</text:span></text:p>
          </table:table-cell>
        </table:table-row>
        <table:table-row>
          <table:table-cell table:style-name="Dictionary.A1" table:number-rows-spanned="2" office:value-type="string">
            <text:p text:style-name="P3">195</text:p>
          </table:table-cell>
          <table:table-cell table:style-name="Dictionary.B411" table:number-columns-spanned="2" office:value-type="string">
            <text:p text:style-name="P4"><text:span text:style-name="T12">Тойящосин</text:span></text:p>
          </table:table-cell>
          <table:covered-table-cell/>
          <table:table-cell table:style-name="Dictionary.D411" table:number-columns-spanned="2" office:value-type="string">
            <text:p text:style-name="P1"><text:span text:style-name="T20">-а, </text:span><text:span text:style-name="T22">ім., ч., інд.-авт., [11]</text:span></text:p>
          </table:table-cell>
          <table:covered-table-cell/>
          <table:table-cell table:style-name="Dictionary.F411" table:number-columns-spanned="2" office:value-type="string">
            <text:p text:style-name="P1"><text:span text:style-name="T21">Похідне від </text:span><text:span text:style-name="T34">той, я, що</text:span><text:span text:style-name="T21"> і </text:span><text:span text:style-name="T34">син</text:span></text:p>
          </table:table-cell>
          <table:covered-table-cell/>
          <table:table-cell table:style-name="Dictionary.H411" table:number-columns-spanned="3" office:value-type="string">
            <text:p text:style-name="P1"><text:span text:style-name="T23">Я тіло нагострив на чаї та акридах,/ а душу – пошукай. І не питай./ </text:span><text:span text:style-name="T28">Тойящосин</text:span><text:span text:style-name="T23"> не чує вже мене./ Тойящобатько вже не чую сина. (П-2:191)</text:span></text:p>
          </table:table-cell>
          <table:covered-table-cell/>
          <table:covered-table-cell/>
        </table:table-row>
        <table:table-row>
          <table:covered-table-cell/>
          <table:table-cell table:style-name="Dictionary.G394" office:value-type="string">
            <text:p text:style-name="P4"><text:span text:style-name="T63">Той </text:span><text:span text:style-name="T69">(див. 194)</text:span></text:p>
          </table:table-cell>
          <table:table-cell table:style-name="Dictionary.G394" table:number-columns-spanned="4" office:value-type="string">
            <text:p text:style-name="P4"><text:span text:style-name="T63">Я </text:span><text:span text:style-name="T69">(див. 194)</text:span></text:p>
          </table:table-cell>
          <table:covered-table-cell/>
          <table:covered-table-cell/>
          <table:covered-table-cell/>
          <table:table-cell table:style-name="Dictionary.G394" table:number-columns-spanned="3" office:value-type="string">
            <text:p text:style-name="P4"><text:span text:style-name="T63">Що </text:span><text:span text:style-name="T69">(див. 194)</text:span></text:p>
          </table:table-cell>
          <table:covered-table-cell/>
          <table:covered-table-cell/>
          <table:table-cell table:style-name="Dictionary.J394" office:value-type="string">
            <text:h text:style-name="P58" text:outline-level="2"><text:span text:style-name="T69">син</text:span>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4">-а, </text:span><text:span text:style-name="T115">ч.</text:span></text:p>
            <text:p text:style-name="P24"><text:span text:style-name="T73">1) Особа чоловічої статі стосовно своїх батьків. || Ласкаве звертання батьків до сина. || </text:span><text:span text:style-name="T92">перев.</text:span><text:span text:style-name="T73"> </text:span><text:span text:style-name="T92">мн.</text:span><text:span text:style-name="T73">, </text:span><text:span text:style-name="T92">у сполуч.</text:span><text:span text:style-name="T73"> </text:span><text:span text:style-name="T78">зі </text:span><text:span text:style-name="T92">сл.</text:span><text:span text:style-name="T73"> сокіл, орел, </text:span><text:span text:style-name="T92">нар.-поет.</text:span><text:span text:style-name="T73">Ласкаве називання синів.</text:span></text:p>
          </table:table-cell>
        </table:table-row>
        <table:table-row>
          <table:table-cell table:style-name="Dictionary.A1" table:number-rows-spanned="2" office:value-type="string">
            <text:p text:style-name="P3">196</text:p>
          </table:table-cell>
          <table:table-cell table:style-name="Dictionary.B411" table:number-columns-spanned="2" office:value-type="string">
            <text:p text:style-name="P4"><text:span text:style-name="T12">Тонкожáло</text:span></text:p>
          </table:table-cell>
          <table:covered-table-cell/>
          <table:table-cell table:style-name="Dictionary.D411" table:number-columns-spanned="2" office:value-type="string">
            <text:p text:style-name="P1"><text:span text:style-name="T23">присл., інд.-авт., [9а]</text:span></text:p>
          </table:table-cell>
          <table:covered-table-cell/>
          <table:table-cell table:style-name="Dictionary.F411" table:number-columns-spanned="2" office:value-type="string">
            <text:p text:style-name="P1"><text:span text:style-name="T21">Похідне від </text:span><text:span text:style-name="T34">тонкий</text:span><text:span text:style-name="T21"> і </text:span><text:span text:style-name="T34">жáло</text:span></text:p>
          </table:table-cell>
          <table:covered-table-cell/>
          <table:table-cell table:style-name="Dictionary.H411" table:number-columns-spanned="3" office:value-type="string">
            <text:p text:style-name="P1"><text:span text:style-name="T23">І буде ще щось. Буде ще щось. День/ стоїть – гінкий, неначе телевежа,/ і все вивищується </text:span><text:span text:style-name="T28">тонкожало</text:span><text:span text:style-name="T23">… (П-2:103)</text:span></text:p>
          </table:table-cell>
          <table:covered-table-cell/>
          <table:covered-table-cell/>
        </table:table-row>
        <table:table-row>
          <table:covered-table-cell/>
          <table:table-cell table:style-name="Dictionary.B396" table:number-columns-spanned="5" office:value-type="string">
            <text:p text:style-name="P4"><text:span text:style-name="T63">Тонкий </text:span><text:span text:style-name="T69">(див. 4а)</text:span></text:p>
          </table:table-cell>
          <table:covered-table-cell/>
          <table:covered-table-cell/>
          <table:covered-table-cell/>
          <table:covered-table-cell/>
          <table:table-cell table:style-name="Dictionary.G396" table:number-columns-spanned="4" office:value-type="string">
            <text:p text:style-name="P4"><text:span text:style-name="T63">Жáло </text:span><text:span text:style-name="T69">(див. 174)</text:span>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Dictionary.A1" table:number-rows-spanned="2" office:value-type="string">
            <text:p text:style-name="P3">197</text:p>
          </table:table-cell>
          <table:table-cell table:style-name="Dictionary.B411" table:number-columns-spanned="2" office:value-type="string">
            <text:p text:style-name="P4"><text:span text:style-name="T12">Тремт</text:span></text:p>
          </table:table-cell>
          <table:covered-table-cell/>
          <table:table-cell table:style-name="Dictionary.D411" table:number-columns-spanned="2" office:value-type="string">
            <text:p text:style-name="P1"><text:span text:style-name="T20">-у, </text:span><text:span text:style-name="T22">ім., ч., інд.-авт., [1а]</text:span></text:p>
          </table:table-cell>
          <table:covered-table-cell/>
          <table:table-cell table:style-name="Dictionary.F411" table:number-columns-spanned="2" office:value-type="string">
            <text:p text:style-name="P1"><text:span text:style-name="T37">Похідне від </text:span><text:span text:style-name="T33">тремті</text:span><text:span text:style-name="T34"></text:span><text:span text:style-name="T33">ння</text:span></text:p>
          </table:table-cell>
          <table:covered-table-cell/>
          <table:table-cell table:style-name="Dictionary.H411" table:number-columns-spanned="3" office:value-type="string">
            <text:p text:style-name="P1"><text:span text:style-name="T23">…опуст, розпадання/ материка, раптовий зсув і дляння,/ і </text:span><text:span text:style-name="T28">трепет</text:span><text:span text:style-name="T23"> рук, і тремт повік німий. (П-1:37)</text:span></text:p>
          </table:table-cell>
          <table:covered-table-cell/>
          <table:covered-table-cell/>
        </table:table-row>
        <table:table-row>
          <table:covered-table-cell/>
          <table:table-cell table:style-name="Dictionary.B398" table:number-columns-spanned="9" office:value-type="string">
            <text:h text:style-name="P53" text:outline-level="2"><text:span text:style-name="T111">тремт</text:span><text:span text:style-name="T138">і</text:span><text:span text:style-name="T111">ння</text:span>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4">-я, </text:span><text:span text:style-name="T115">с.</text:span></text:p>
            <text:p text:style-name="P43"><text:span text:style-name="T79">1) Дія за знач. </text:span><text:a xlink:type="simple" xlink:href="http://www.lingvo.ua/uk/Translate/uk-uk/тремтіти"><text:span text:style-name="T98">тремтіти</text:span></text:a><text:span text:style-name="T79"> 1-3).</text:span></text:p>
            <text:p text:style-name="P24"><text:span text:style-name="T73">2) Посилене биття серця, прискорене пульсування крові, спричинені хвилюванням, переживанням; схвильований стан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198</text:p>
          </table:table-cell>
          <table:table-cell table:style-name="Dictionary.B411" table:number-columns-spanned="2" office:value-type="string">
            <text:p text:style-name="P4"><text:span text:style-name="T12">Уводноряд</text:span></text:p>
          </table:table-cell>
          <table:covered-table-cell/>
          <table:table-cell table:style-name="Dictionary.D411" table:number-columns-spanned="2" office:value-type="string">
            <text:p text:style-name="P1"><text:span text:style-name="T22">присл., інд.-авт., [11]</text:span></text:p>
          </table:table-cell>
          <table:covered-table-cell/>
          <table:table-cell table:style-name="Dictionary.F411" table:number-columns-spanned="2" office:value-type="string">
            <text:p text:style-name="P1"><text:span text:style-name="T37">Похідне від </text:span><text:span text:style-name="T38">у</text:span><text:span text:style-name="T37">, </text:span><text:span text:style-name="T38">оди</text:span><text:span text:style-name="T39"></text:span><text:span text:style-name="T38">н</text:span><text:span text:style-name="T37"> і </text:span><text:span text:style-name="T38">ряд</text:span></text:p>
          </table:table-cell>
          <table:covered-table-cell/>
          <table:table-cell table:style-name="Dictionary.H411" table:number-columns-spanned="3" office:value-type="string">
            <text:p text:style-name="P1"><text:span text:style-name="T23">Тепер ти сам, як вулій цей гулкий,/ стаєш </text:span><text:span text:style-name="T28">уводноряд</text:span><text:span text:style-name="T23"> до цілосвіту,/ коли з грудей твоїх несамовитих/ усі повийшли зашпори-голки. (П-2:181)</text:span></text:p>
          </table:table-cell>
          <table:covered-table-cell/>
          <table:covered-table-cell/>
        </table:table-row>
        <table:table-row>
          <table:covered-table-cell/>
          <table:table-cell table:style-name="Dictionary.I400" table:number-columns-spanned="3" office:value-type="string">
            <text:h text:style-name="P57" text:outline-level="2">в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1">II </text:span><text:span text:style-name="T114">(у), </text:span><text:span text:style-name="T115">рідко </text:span><text:span text:style-name="T114">ув – </text:span><text:span text:style-name="T115">із знах.</text:span><text:span text:style-name="T114">, </text:span><text:span text:style-name="T115">місц.</text:span> <text:span text:style-name="T115">і род.</text:span> <text:span text:style-name="T115">відмінками</text:span><text:span text:style-name="T114">; </text:span><text:span text:style-name="T115">рідко </text:span><text:span text:style-name="T114">вві (уві), ві – </text:span><text:span text:style-name="T115">іззнах.</text:span> <text:span text:style-name="T115">і місц.</text:span> <text:span text:style-name="T115">відмінками</text:span><text:span text:style-name="T114">; </text:span><text:span text:style-name="T115">прийм.</text:span> <text:span text:style-name="T114">Сполучення з в (у) виражають: Просторові відношення:</text:span></text:p>
            <text:p text:style-name="P24"><text:span text:style-name="T73">1) </text:span><text:span text:style-name="T78">із </text:span><text:span text:style-name="T92">знах.</text:span><text:span text:style-name="T73"> </text:span><text:span text:style-name="T78">і </text:span><text:span text:style-name="T92">місц. в.</text:span><text:span text:style-name="T73"> Уживається на означення предмета, місця, простору: а) всередину якого, куди спрямована дія (</text:span><text:span text:style-name="T92">знах. в.</text:span><text:span text:style-name="T73">).</text:span></text:p>
          </table:table-cell>
          <table:covered-table-cell/>
          <table:covered-table-cell/>
          <table:table-cell table:style-name="Dictionary.I400" table:number-columns-spanned="4" office:value-type="string">
            <text:h text:style-name="P53" text:outline-level="2"><text:span text:style-name="T111">од</text:span><text:span text:style-name="T138">и</text:span><text:span text:style-name="T111">н</text:span>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4">одного, </text:span><text:span text:style-name="T115">ч.</text:span><text:span text:style-name="T114">; одна, однієї </text:span><text:span text:style-name="T115">і </text:span><text:span text:style-name="T114">одної, </text:span><text:span text:style-name="T115">ж.</text:span><text:span text:style-name="T114">; одно </text:span><text:span text:style-name="T115">і </text:span><text:span text:style-name="T114">одне, одного, </text:span><text:span text:style-name="T115">с.</text:span> <text:span text:style-name="T114">(</text:span><text:span text:style-name="T115">мн.</text:span> <text:span text:style-name="T114">одні, одних), </text:span><text:span text:style-name="T115">числ.</text:span> <text:span text:style-name="T115">кільк.</text:span></text:p>
            <text:p text:style-name="P24"><text:span text:style-name="T73">4) </text:span><text:span text:style-name="T92">у знач.</text:span><text:span text:style-name="T73"> </text:span><text:span text:style-name="T92">займ.</text:span><text:span text:style-name="T73"> </text:span><text:span text:style-name="T92">вказ.</text:span><text:span text:style-name="T73"> Той самий. || Однаковий, тотожний. || </text:span><text:span text:style-name="T92">у знач.ім.</text:span><text:span text:style-name="T73"> одн</text:span><text:span text:style-name="T105">о </text:span><text:span text:style-name="T73">(одн</text:span><text:span text:style-name="T105">е</text:span><text:span text:style-name="T73">), одног</text:span><text:span text:style-name="T105">о</text:span><text:span text:style-name="T73">, </text:span><text:span text:style-name="T92">с.</text:span><text:span text:style-name="T73"> Те саме.</text:span></text:p>
          </table:table-cell>
          <table:covered-table-cell/>
          <table:covered-table-cell/>
          <table:covered-table-cell/>
          <table:table-cell table:style-name="Dictionary.I400" table:number-columns-spanned="2" office:value-type="string">
            <text:h text:style-name="P57" text:outline-level="2">ряд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4">-у, </text:span><text:span text:style-name="T115">ч.</text:span></text:p>
            <text:p text:style-name="P43"><text:span text:style-name="T79">1) Сукупність однорідних предметів або живих істот, розташованих одне поруч з одним, одне за одним, витягнутих в одну лінію. || Те саме, що </text:span><text:a xlink:type="simple" xlink:href="http://www.lingvo.ua/uk/Translate/uk-uk/гряда"><text:span text:style-name="T98">гряда</text:span></text:a><text:span text:style-name="T79">. || </text:span><text:span text:style-name="T94">у знач.</text:span><text:span text:style-name="T79"> </text:span><text:span text:style-name="T94">присл.</text:span><text:span text:style-name="T79"> р</text:span><text:span text:style-name="T102">я</text:span><text:span text:style-name="T79">дом, ряд</text:span><text:span text:style-name="T102">а</text:span><text:span text:style-name="T79">ми. Один повз одного, один за одним, один біля одного, в одну лінію.</text:span></text:p>
          </table:table-cell>
          <table:covered-table-cell/>
        </table:table-row>
        <table:table-row>
          <table:table-cell table:style-name="Dictionary.A1" table:number-rows-spanned="2" office:value-type="string">
            <text:p text:style-name="P3">199</text:p>
          </table:table-cell>
          <table:table-cell table:style-name="Dictionary.B411" table:number-columns-spanned="2" office:value-type="string">
            <text:p text:style-name="P4"><text:span text:style-name="T12">Усеблагий</text:span></text:p>
          </table:table-cell>
          <table:covered-table-cell/>
          <table:table-cell table:style-name="Dictionary.D411" table:number-columns-spanned="2" office:value-type="string">
            <text:p text:style-name="P1"><text:span text:style-name="T20">-а, -е, </text:span><text:span text:style-name="T23">прикм., </text:span><text:span text:style-name="T22">інд.-авт., [11]</text:span></text:p>
          </table:table-cell>
          <table:covered-table-cell/>
          <table:table-cell table:style-name="Dictionary.F411" table:number-columns-spanned="2" office:value-type="string">
            <text:p text:style-name="P1"><text:span text:style-name="T21">Похідне від </text:span><text:span text:style-name="T34">усé</text:span><text:span text:style-name="T21"> і </text:span><text:span text:style-name="T34">благий</text:span></text:p>
          </table:table-cell>
          <table:covered-table-cell/>
          <table:table-cell table:style-name="Dictionary.H411" table:number-columns-spanned="3" office:value-type="string">
            <text:p text:style-name="P1"><text:span text:style-name="T23">І снився Кар – зажурений такий,/ немов отетерілий од докуки,/ допоки мати заламає руки,/ наш гріх відпустить Бог </text:span><text:span text:style-name="T28">усеблагий</text:span><text:span text:style-name="T23">. (П-2:128)</text:span></text:p>
          </table:table-cell>
          <table:covered-table-cell/>
          <table:covered-table-cell/>
        </table:table-row>
        <table:table-row>
          <table:covered-table-cell/>
          <table:table-cell table:style-name="Dictionary.B402" table:number-columns-spanned="5" office:value-type="string">
            <text:h text:style-name="P57" text:outline-level="2">все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43"><text:soft-page-break/><text:span text:style-name="T80">II </text:span><text:span text:style-name="T95">(усе), </text:span><text:span text:style-name="T94">присл.</text:span><text:span text:style-name="T95">, </text:span><text:span text:style-name="T94">розм.</text:span></text:p>
            <text:p text:style-name="P30">1) Постійно, завжди. || Досить довго.</text:p>
            <text:p text:style-name="P24"><text:span text:style-name="T73">2) Скрізь, усюди.</text:span></text:p>
          </table:table-cell>
          <table:covered-table-cell/>
          <table:covered-table-cell/>
          <table:covered-table-cell/>
          <table:covered-table-cell/>
          <table:table-cell table:style-name="Dictionary.G402" table:number-columns-spanned="4" office:value-type="string">
            <text:h text:style-name="P53" text:outline-level="2"><text:span text:style-name="T111">благ</text:span><text:span text:style-name="T138">и</text:span><text:span text:style-name="T111">й</text:span>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oft-page-break/><text:span text:style-name="T114">-а, -е.</text:span></text:p>
            <text:p text:style-name="P30">2) <text:span text:style-name="T115">заст.</text:span> Добрий, добросердий, лагідний.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200</text:p>
          </table:table-cell>
          <table:table-cell table:style-name="Dictionary.B411" table:number-columns-spanned="2" office:value-type="string">
            <text:p text:style-name="P4"><text:span text:style-name="T12">Усевитóнчуваний</text:span></text:p>
          </table:table-cell>
          <table:covered-table-cell/>
          <table:table-cell table:style-name="Dictionary.D411" table:number-columns-spanned="2" office:value-type="string">
            <text:p text:style-name="P1"><text:span text:style-name="T20">-а, -е, </text:span><text:span text:style-name="T23">прикм., </text:span><text:span text:style-name="T22">інд.-авт., [11]</text:span></text:p>
          </table:table-cell>
          <table:covered-table-cell/>
          <table:table-cell table:style-name="Dictionary.F411" table:number-columns-spanned="2" office:value-type="string">
            <text:p text:style-name="P1"><text:span text:style-name="T21">Похідне від </text:span><text:span text:style-name="T34">усé</text:span><text:span text:style-name="T21"> і </text:span><text:span text:style-name="T34">витóнчуваний </text:span><text:span text:style-name="T36">(від </text:span><text:span text:style-name="T34">витóнчувати</text:span><text:span text:style-name="T36">)</text:span></text:p>
          </table:table-cell>
          <table:covered-table-cell/>
          <table:table-cell table:style-name="Dictionary.H411" table:number-columns-spanned="3" office:value-type="string">
            <text:p text:style-name="P1"><text:span text:style-name="T28">Усевитончуваний</text:span><text:span text:style-name="T23"> зойк,/ крик крику, крику крик./ Задосить. Спекайся морок,/ хоч як до них і звик. (П-2:96)</text:span></text:p>
          </table:table-cell>
          <table:covered-table-cell/>
          <table:covered-table-cell/>
        </table:table-row>
        <table:table-row>
          <table:covered-table-cell/>
          <table:table-cell table:style-name="Dictionary.B404" table:number-columns-spanned="5" office:value-type="string">
            <text:p text:style-name="P4"><text:span text:style-name="T63">Усé </text:span><text:span text:style-name="T69">(див. 5)</text:span></text:p>
          </table:table-cell>
          <table:covered-table-cell/>
          <table:covered-table-cell/>
          <table:covered-table-cell/>
          <table:covered-table-cell/>
          <table:table-cell table:style-name="Dictionary.G404" table:number-columns-spanned="4" office:value-type="string">
            <text:h text:style-name="P53" text:outline-level="2"><text:span text:style-name="T111">вит</text:span><text:span text:style-name="T138">о</text:span><text:span text:style-name="T111">нчувати</text:span>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4">-ую, -уєш, </text:span><text:span text:style-name="T115">недок.</text:span><text:span text:style-name="T114">, витончити, -чу, -чиш, </text:span><text:span text:style-name="T115">док.</text:span><text:span text:style-name="T114">, </text:span><text:span text:style-name="T115">перех.</text:span></text:p>
            <text:p text:style-name="P30">1) Робити тоншим.</text:p>
            <text:p text:style-name="P24"><text:span text:style-name="T73">2) Робити розвиненішим, гострішим.</text:span>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201</text:p>
          </table:table-cell>
          <table:table-cell table:style-name="Dictionary.B411" table:number-columns-spanned="2" office:value-type="string">
            <text:p text:style-name="P4"><text:span text:style-name="T12">Усевладуще</text:span></text:p>
          </table:table-cell>
          <table:covered-table-cell/>
          <table:table-cell table:style-name="Dictionary.D411" table:number-columns-spanned="2" office:value-type="string">
            <text:p text:style-name="P1"><text:span text:style-name="T20">-щого, </text:span><text:span text:style-name="T22">ім., с., інд.-авт., [11]</text:span></text:p>
          </table:table-cell>
          <table:covered-table-cell/>
          <table:table-cell table:style-name="Dictionary.F411" table:number-columns-spanned="2" office:value-type="string">
            <text:p text:style-name="P1"><text:span text:style-name="T21">Похідне від </text:span><text:span text:style-name="T34">усé</text:span><text:span text:style-name="T21"> і </text:span><text:span text:style-name="T34">владýще</text:span><text:span text:style-name="T21"> (від </text:span><text:span text:style-name="T34">владущий</text:span><text:span text:style-name="T21">)</text:span></text:p>
          </table:table-cell>
          <table:covered-table-cell/>
          <table:table-cell table:style-name="Dictionary.H411" table:number-columns-spanned="3" office:value-type="string">
            <text:p text:style-name="P1"><text:span text:style-name="T23">Коли прищухло довкруги, поближнє/ </text:span><text:span text:style-name="T28">усевладуще</text:span><text:span text:style-name="T23"> ревом так реве,/ ану збагни – суворе ачи ніжне/ те, що тебе всевладно так зове. (П-2:120)</text:span></text:p>
          </table:table-cell>
          <table:covered-table-cell/>
          <table:covered-table-cell/>
        </table:table-row>
        <table:table-row>
          <table:covered-table-cell/>
          <table:table-cell table:style-name="Dictionary.B406" table:number-columns-spanned="5" office:value-type="string">
            <text:p text:style-name="P4"><text:span text:style-name="T63">Усé </text:span><text:span text:style-name="T69">(див. 5)</text:span></text:p>
          </table:table-cell>
          <table:covered-table-cell/>
          <table:covered-table-cell/>
          <table:covered-table-cell/>
          <table:covered-table-cell/>
          <table:table-cell table:style-name="Dictionary.G406" table:number-columns-spanned="4" office:value-type="string">
            <text:h text:style-name="P53" text:outline-level="2"><text:span text:style-name="T111">влад</text:span><text:span text:style-name="T138">у</text:span><text:span text:style-name="T111">щий</text:span>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7">-а, -е.</text:p>
            <text:p text:style-name="P24"><text:span text:style-name="T73">Який має владу; панівний. </text:span><text:span text:style-name="T78">Владущий клас</text:span><text:span text:style-name="T73">.</text:span>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202</text:p>
          </table:table-cell>
          <table:table-cell table:style-name="Dictionary.B411" table:number-columns-spanned="2" office:value-type="string">
            <text:p text:style-name="P4"><text:span text:style-name="T12">Усенестéрпний</text:span></text:p>
          </table:table-cell>
          <table:covered-table-cell/>
          <table:table-cell table:style-name="Dictionary.D411" table:number-columns-spanned="2" office:value-type="string">
            <text:p text:style-name="P1"><text:span text:style-name="T20">-а, -е, </text:span><text:span text:style-name="T23">прикм., </text:span><text:span text:style-name="T22">інд.-авт., [11]</text:span></text:p>
          </table:table-cell>
          <table:covered-table-cell/>
          <table:table-cell table:style-name="Dictionary.F411" table:number-columns-spanned="2" office:value-type="string">
            <text:p text:style-name="P1"><text:span text:style-name="T21">Похідне від </text:span><text:span text:style-name="T34">усé</text:span><text:span text:style-name="T21"> і </text:span><text:span text:style-name="T34">нестéрпний</text:span></text:p>
          </table:table-cell>
          <table:covered-table-cell/>
          <table:table-cell table:style-name="Dictionary.H411" table:number-columns-spanned="3" office:value-type="string">
            <text:p text:style-name="P1"><text:span text:style-name="T23">Народжені мої бажання,/ </text:span><text:span text:style-name="T28">усенестерпні</text:span><text:span text:style-name="T23">, всеголодні,/ такі вітри зняли довкола,/ що все несеться шкереберть. (П-2:195)</text:span></text:p>
          </table:table-cell>
          <table:covered-table-cell/>
          <table:covered-table-cell/>
        </table:table-row>
        <table:table-row>
          <table:covered-table-cell/>
          <table:table-cell table:style-name="Dictionary.B408" table:number-columns-spanned="5" office:value-type="string">
            <text:p text:style-name="P4"><text:span text:style-name="T63">Усé </text:span><text:span text:style-name="T69">(див. 199)</text:span></text:p>
          </table:table-cell>
          <table:covered-table-cell/>
          <table:covered-table-cell/>
          <table:covered-table-cell/>
          <table:covered-table-cell/>
          <table:table-cell table:style-name="Dictionary.G408" table:number-columns-spanned="4" office:value-type="string">
            <text:h text:style-name="P54" text:outline-level="2"><text:span text:style-name="T111">нест</text:span><text:span text:style-name="T138">е</text:span><text:span text:style-name="T111">рпний</text:span>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7"><text:soft-page-break/>-а, -е.</text:p>
            <text:p text:style-name="P24"><text:span text:style-name="T73">Якого важко або неможливо витерпіти, знести. || Дії та вчинки якого не терплять, не зносять інші.</text:span>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203</text:p>
          </table:table-cell>
          <table:table-cell table:style-name="Dictionary.B411" table:number-columns-spanned="2" office:value-type="string">
            <text:p text:style-name="P4"><text:span text:style-name="T12">Усепокóра</text:span><text:span text:style-name="T51"> (всепокóра)</text:span></text:p>
          </table:table-cell>
          <table:covered-table-cell/>
          <table:table-cell table:style-name="Dictionary.D411" table:number-columns-spanned="2" office:value-type="string">
            <text:p text:style-name="P1"><text:span text:style-name="T20">-и, </text:span><text:span text:style-name="T22">ім., ж., інд.-авт., [11]</text:span></text:p>
          </table:table-cell>
          <table:covered-table-cell/>
          <table:table-cell table:style-name="Dictionary.F411" table:number-columns-spanned="2" office:value-type="string">
            <text:p text:style-name="P1"><text:span text:style-name="T21">Похідне від </text:span><text:span text:style-name="T34">усé</text:span><text:span text:style-name="T21"> і </text:span><text:span text:style-name="T34">покóра</text:span></text:p>
          </table:table-cell>
          <table:covered-table-cell/>
          <table:table-cell table:style-name="Dictionary.H411" table:number-columns-spanned="3" office:value-type="string">
            <text:p text:style-name="P1"><text:span text:style-name="T23">В квадратах жертв – чистописом журби - / </text:span><text:span text:style-name="T28">усепокора</text:span><text:span text:style-name="T23">, майже невідпорна./ Свічадо спить. У ньому спить свіча,/ розплатана метеликом, акантом. (П-1:59); Як вікна в позапростір, позачас,/ за мури німоти і </text:span><text:span text:style-name="T28">всепокори</text:span><text:span text:style-name="T23">,/ так світяться свічада, світлом хорі,/ і пильно задивляються крізь нас/ у сяйва… (П-1:66)</text:span></text:p>
          </table:table-cell>
          <table:covered-table-cell/>
          <table:covered-table-cell/>
        </table:table-row>
        <table:table-row>
          <table:covered-table-cell/>
          <table:table-cell table:style-name="Dictionary.B410" table:number-columns-spanned="5" office:value-type="string">
            <text:p text:style-name="P4"><text:span text:style-name="T63">Усé </text:span><text:span text:style-name="T69">(див. 5)</text:span></text:p>
          </table:table-cell>
          <table:covered-table-cell/>
          <table:covered-table-cell/>
          <table:covered-table-cell/>
          <table:covered-table-cell/>
          <table:table-cell table:style-name="Dictionary.G410" table:number-columns-spanned="4" office:value-type="string">
            <text:h text:style-name="P53" text:outline-level="2"><text:span text:style-name="T111">пок</text:span><text:span text:style-name="T138">о</text:span><text:span text:style-name="T111">ра</text:span>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4">-и, </text:span><text:span text:style-name="T115">ж.</text:span></text:p>
            <text:p text:style-name="P24"><text:span text:style-name="T73">Беззаперечна готовність виконувати чужі накази, розпорядження, вимоги і т. ін.; шаноблива підлеглість. || Поступливість, слухняність, покірливість. || Непротивлення долі; смиренність. </text:span><text:span text:style-name="T78">Тримати в покорі</text:span><text:span text:style-name="T73">.</text:span>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204</text:p>
          </table:table-cell>
          <table:table-cell table:style-name="Dictionary.B411" table:number-columns-spanned="2" office:value-type="string">
            <text:p text:style-name="P4"><text:span text:style-name="T12">Усестрімкий</text:span></text:p>
          </table:table-cell>
          <table:covered-table-cell/>
          <table:table-cell table:style-name="Dictionary.D411" table:number-columns-spanned="2" office:value-type="string">
            <text:p text:style-name="P1"><text:span text:style-name="T20">-а, -е, </text:span><text:span text:style-name="T23">прикм., </text:span><text:span text:style-name="T22">інд.-авт., [11]</text:span></text:p>
          </table:table-cell>
          <table:covered-table-cell/>
          <table:table-cell table:style-name="Dictionary.F411" table:number-columns-spanned="2" office:value-type="string">
            <text:p text:style-name="P1"><text:span text:style-name="T21">Похідне від </text:span><text:span text:style-name="T34">усé</text:span><text:span text:style-name="T21"> і </text:span><text:span text:style-name="T34">стрімкий</text:span></text:p>
          </table:table-cell>
          <table:covered-table-cell/>
          <table:table-cell table:style-name="Dictionary.H411" table:number-columns-spanned="3" office:value-type="string">
            <text:p text:style-name="P1"><text:span text:style-name="T23">Ескорт і почет, кожен челядин/ не помічає ні ночей ні днин,/ спинився час – в </text:span><text:span text:style-name="T28">усестрімкому</text:span><text:span text:style-name="T23"> леті. (П-2:295)</text:span></text:p>
          </table:table-cell>
          <table:covered-table-cell/>
          <table:covered-table-cell/>
        </table:table-row>
        <table:table-row>
          <table:covered-table-cell/>
          <table:table-cell table:style-name="Dictionary.B412" table:number-columns-spanned="5" office:value-type="string">
            <text:p text:style-name="P4"><text:span text:style-name="T63">Усé </text:span><text:span text:style-name="T69">(див. 199)</text:span></text:p>
          </table:table-cell>
          <table:covered-table-cell/>
          <table:covered-table-cell/>
          <table:covered-table-cell/>
          <table:covered-table-cell/>
          <table:table-cell table:style-name="Dictionary.G412" table:number-columns-spanned="4" office:value-type="string">
            <text:h text:style-name="P54" text:outline-level="2"><text:span text:style-name="T111">стрімк</text:span><text:span text:style-name="T138">и</text:span><text:span text:style-name="T111">й</text:span>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4">-а, -е.</text:span></text:p>
            <text:p text:style-name="P24"><text:span text:style-name="T73">2) Який відзначається великою швидкістю, динамічністю (про рух, яку-небудь дію, якийсь процес). || Який має велику швидкість руху (про транспортні засоби, течію річки і т. ін.). || Швидкий у рухах, жвавий, рухливий (про живу істоту). || Дуже швидкий, значний за силою, ступенем вияву тощо (про темпи розвитку, ріст і </text:span><text:soft-page-break/><text:span text:style-name="T73">т. ін. чого-небудь).</text:span>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205</text:p>
          </table:table-cell>
          <table:table-cell table:style-name="Dictionary.B421" table:number-columns-spanned="2" office:value-type="string">
            <text:p text:style-name="P4"><text:span text:style-name="T12">Ціложиттєвий</text:span></text:p>
          </table:table-cell>
          <table:covered-table-cell/>
          <table:table-cell table:style-name="Dictionary.D421" table:number-columns-spanned="2" office:value-type="string">
            <text:p text:style-name="P1"><text:span text:style-name="T20">-а, -е, </text:span><text:span text:style-name="T23">прикм., </text:span><text:span text:style-name="T22">інд.-авт., [9а]</text:span></text:p>
          </table:table-cell>
          <table:covered-table-cell/>
          <table:table-cell table:style-name="Dictionary.F421" table:number-columns-spanned="2" office:value-type="string">
            <text:p text:style-name="P1"><text:span text:style-name="T23">Похідне від </text:span><text:span text:style-name="T29">цíлий</text:span><text:span text:style-name="T23"> і </text:span><text:span text:style-name="T29">життєвий</text:span></text:p>
          </table:table-cell>
          <table:covered-table-cell/>
          <table:table-cell table:style-name="Dictionary.H421" table:number-columns-spanned="3" office:value-type="string">
            <text:p text:style-name="P7"><text:span text:style-name="T53">З </text:span><text:span text:style-name="T56">ціложиттєвого</text:span><text:span text:style-name="T53"> ждання/ Ти смерть на кілька літ відтрутив,/ аби почути пахощ рути/ і в неї впасти навмання - / з усіх розлук – на обакрай/ Вітчизни – і яви, і мрії. (П-2:19)</text:span></text:p>
          </table:table-cell>
          <table:covered-table-cell/>
          <table:covered-table-cell/>
        </table:table-row>
        <table:table-row>
          <table:covered-table-cell/>
          <table:table-cell table:style-name="Dictionary.B414" table:number-columns-spanned="5" office:value-type="string">
            <text:h text:style-name="P54" text:outline-level="2"><text:span text:style-name="T58">ц</text:span><text:span text:style-name="T142">і</text:span><text:span text:style-name="T58">лий</text:span>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7">-а, -е.</text:p>
            <text:p text:style-name="P24"><text:span text:style-name="T73">1) Такий, від якого нічого не відділено, не відокремлено; не розділений, не роздроблений. || Наповнений до країв, по вінця; повний. || Який не був у користуванні, не початий. || У повному складі, без винятку. || Весь від початку до кінця (про певний проміжок часу). || Узятий повністю (про предмети, явища, простір і т. ін.). || </text:span><text:span text:style-name="T92">діал.</text:span><text:span text:style-name="T73"> Увесь (про людину). || </text:span><text:span text:style-name="T92">у сполуч.</text:span><text:span text:style-name="T73"> </text:span><text:span text:style-name="T78">з </text:span><text:span text:style-name="T92">ім.</text:span><text:span text:style-name="T73"> Означає вищий ступінь виявлення якості, стану і т. ін. || Указує на величину, значущість чого-небудь: а) при кількісних позначеннях; б) при позначенні сукупності яких-небудь предметів, істот, дій; в) при позначенні складності змісту чого-небудь.</text:span></text:p>
          </table:table-cell>
          <table:covered-table-cell/>
          <table:covered-table-cell/>
          <table:covered-table-cell/>
          <table:covered-table-cell/>
          <table:table-cell table:style-name="Dictionary.G414" table:number-columns-spanned="4" office:value-type="string">
            <text:h text:style-name="P54" text:outline-level="2"><text:span text:style-name="T111">житт</text:span><text:span text:style-name="T138">є</text:span><text:span text:style-name="T111">вий</text:span>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4">-а, -е, життьовий, -а, -е.</text:span></text:p>
            <text:p text:style-name="P43"><text:span text:style-name="T79">1) Прикм. до </text:span><text:a xlink:type="simple" xlink:href="http://www.lingvo.ua/uk/Translate/uk-uk/життя"><text:span text:style-name="T98">життя</text:span></text:a><text:span text:style-name="T79"> 2), 3). || Характерний для щоденного, буденного життя; повсякденний.</text:span></text:p>
            <text:p text:style-name="P30">2) <text:span text:style-name="T115">перен.</text:span> Дуже важливий у житті, для життя; основний.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206</text:p>
          </table:table-cell>
          <table:table-cell table:style-name="Dictionary.B421" table:number-columns-spanned="2" office:value-type="string">
            <text:p text:style-name="P4"><text:span text:style-name="T12">Цілосвíт</text:span></text:p>
          </table:table-cell>
          <table:covered-table-cell/>
          <table:table-cell table:style-name="Dictionary.D421" table:number-columns-spanned="2" office:value-type="string">
            <text:p text:style-name="P1"><text:span text:style-name="T20">-у, </text:span><text:span text:style-name="T22">ім., </text:span><text:span text:style-name="T20">ч., </text:span><text:span text:style-name="T23">інд.-авт., [9а]</text:span></text:p>
          </table:table-cell>
          <table:covered-table-cell/>
          <table:table-cell table:style-name="Dictionary.F421" table:number-columns-spanned="2" office:value-type="string">
            <text:p text:style-name="P1"><text:span text:style-name="T21">Похідне від </text:span><text:span text:style-name="T34">цíлий</text:span><text:span text:style-name="T21"> і </text:span><text:span text:style-name="T34">світ</text:span></text:p>
          </table:table-cell>
          <table:covered-table-cell/>
          <table:table-cell table:style-name="Dictionary.H421" table:number-columns-spanned="3" office:value-type="string">
            <text:p text:style-name="P1"><text:span text:style-name="T23">Тепер ти сам, як вулій цей гулкий,/ стаєш уводноряд до цілосвіту,/ коли з грудей твоїх несамовитих/ усі повийшли зашпори-голки. (П-2:181)</text:span></text:p>
          </table:table-cell>
          <table:covered-table-cell/>
          <table:covered-table-cell/>
        </table:table-row>
        <table:table-row>
          <table:covered-table-cell/>
          <table:table-cell table:style-name="Dictionary.B416" table:number-columns-spanned="5" office:value-type="string">
            <text:p text:style-name="P4"><text:span text:style-name="T63">Цíлий </text:span><text:span text:style-name="T69">(див. 205)</text:span></text:p>
          </table:table-cell>
          <table:covered-table-cell/>
          <table:covered-table-cell/>
          <table:covered-table-cell/>
          <table:covered-table-cell/>
          <table:table-cell table:style-name="Dictionary.G416" table:number-columns-spanned="4" office:value-type="string">
            <text:p text:style-name="P4"><text:span text:style-name="T63">Світ </text:span><text:span text:style-name="T69">(див. 65)</text:span>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207</text:p>
          </table:table-cell>
          <table:table-cell table:style-name="Dictionary.B421" table:number-columns-spanned="2" office:value-type="string">
            <text:p text:style-name="P4"><text:span text:style-name="T12">Чорновóддя</text:span></text:p>
          </table:table-cell>
          <table:covered-table-cell/>
          <table:table-cell table:style-name="Dictionary.D421" table:number-columns-spanned="2" office:value-type="string">
            <text:p text:style-name="P1"><text:span text:style-name="T20">-я, </text:span><text:span text:style-name="T22">ім., с., інд.-авт., [8], [1а]</text:span></text:p>
          </table:table-cell>
          <table:covered-table-cell/>
          <table:table-cell table:style-name="Dictionary.F421" table:number-columns-spanned="2" office:value-type="string">
            <text:p text:style-name="P1"><text:span text:style-name="T21">Похідне від </text:span><text:span text:style-name="T34">чóрний</text:span><text:span text:style-name="T21"> і </text:span><text:span text:style-name="T34">вóддя</text:span><text:span text:style-name="T21"> (від </text:span><text:span text:style-name="T34">водá</text:span><text:span text:style-name="T21">)</text:span></text:p>
          </table:table-cell>
          <table:covered-table-cell/>
          <table:table-cell table:style-name="Dictionary.H421" table:number-columns-spanned="3" office:value-type="string">
            <text:p text:style-name="P1"><text:span text:style-name="T23">Червона барка в </text:span><text:span text:style-name="T28">чорноводді </text:span><text:span text:style-name="T23">доль/ загубиться. І фенікс довгоногий/ перенесе тебе в ясні чертоги/ від самоволь, покори і сваволь. (П-1:56); …Підтале </text:span><text:span text:style-name="T28">чорноводдя</text:span><text:span text:style-name="T23"> зелен-криги/ займається світанням на щоці. (П-1:77)</text:span></text:p>
          </table:table-cell>
          <table:covered-table-cell/>
          <table:covered-table-cell/>
        </table:table-row>
        <table:table-row>
          <table:covered-table-cell/>
          <table:table-cell table:style-name="Dictionary.B418" table:number-columns-spanned="5" office:value-type="string">
            <text:h text:style-name="P53" text:outline-level="2"><text:span text:style-name="T111">ч</text:span><text:span text:style-name="T138">о</text:span><text:span text:style-name="T111">рний</text:span>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7">-а, -е.</text:p>
            <text:p text:style-name="P30">2) Темний, темніший порівняно зі звичайним кольором. || Не осяяний світлом, темний. || Непроглядний, густий, темний (про хмару, дим, воду і т. ін.). || Затемнений (про скло). || Огорнутий, оповитий темрявою, дуже темний, похмурий.</text:p>
            <text:p text:style-name="P24"><text:span text:style-name="T73">7) Брудний, покритий брудом, сажею, кіптявою і т. ін. || Не випраний; нечистий.</text:span></text:p>
          </table:table-cell>
          <table:covered-table-cell/>
          <table:covered-table-cell/>
          <table:covered-table-cell/>
          <table:covered-table-cell/>
          <table:table-cell table:style-name="Dictionary.G418" table:number-columns-spanned="4" office:value-type="string">
            <text:h text:style-name="P53" text:outline-level="2"><text:span text:style-name="T111">вод</text:span><text:span text:style-name="T138">а</text:span>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4">-и, </text:span><text:span text:style-name="T115">ж.</text:span></text:p>
            <text:p text:style-name="P30">2) <text:span text:style-name="T115">перев.</text:span> <text:span text:style-name="T115">мн.</text:span> Водна маса джерел, озер, річок, морів, океанів. || Водна поверхня морів, озер, річок. || Водні простори, ділянки морів, озер, річок.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208</text:p>
          </table:table-cell>
          <table:table-cell table:style-name="Dictionary.B421" table:number-columns-spanned="2" office:value-type="string">
            <text:p text:style-name="P4"><text:span text:style-name="T12">Ясноджерéльний</text:span></text:p>
          </table:table-cell>
          <table:covered-table-cell/>
          <table:table-cell table:style-name="Dictionary.D421" table:number-columns-spanned="2" office:value-type="string">
            <text:p text:style-name="P1"><text:span text:style-name="T20">-а, -е, </text:span><text:span text:style-name="T23">прикм., </text:span><text:span text:style-name="T22">інд.-авт., [9а]</text:span></text:p>
          </table:table-cell>
          <table:covered-table-cell/>
          <table:table-cell table:style-name="Dictionary.F421" table:number-columns-spanned="2" office:value-type="string">
            <text:p text:style-name="P1"><text:span text:style-name="T21">Похідне від </text:span><text:span text:style-name="T34">ясний</text:span><text:span text:style-name="T21"> і </text:span><text:span text:style-name="T34">джерéльний</text:span></text:p>
          </table:table-cell>
          <table:covered-table-cell/>
          <table:table-cell table:style-name="Dictionary.H421" table:number-columns-spanned="3" office:value-type="string">
            <text:p text:style-name="P1"><text:span text:style-name="T23">Там буриться похмурий амарант/ і айстри у покірній непокорі/ останні долітовують прозорі/ дні вересня – </text:span><text:span text:style-name="T28">ясноджерельний</text:span><text:span text:style-name="T23"> кант. (П-1:61)</text:span></text:p>
          </table:table-cell>
          <table:covered-table-cell/>
          <table:covered-table-cell/>
        </table:table-row>
        <table:table-row>
          <table:covered-table-cell/>
          <table:table-cell table:style-name="Dictionary.B420" table:number-columns-spanned="5" office:value-type="string">
            <text:h text:style-name="P53" text:outline-level="2"><text:span text:style-name="T138">я</text:span><text:span text:style-name="T111">сн</text:span><text:span text:style-name="T138">и</text:span><text:span text:style-name="T111">й</text:span>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0"><text:span text:style-name="T114">ясна, ясне.</text:span></text:p>
            <text:p text:style-name="P43"><text:span text:style-name="T79">2) Нічим не затьмарений; світлий, чистий. || Чітко видний завдяки світлу, прозорості повітря. || Те саме, що </text:span><text:a xlink:type="simple" xlink:href="http://www.lingvo.ua/uk/Translate/uk-uk/погожий"><text:span text:style-name="T98">погожий</text:span></text:a><text:span text:style-name="T79"> 1). || Безхмарний (про небо). || Чистий, прозорий, не каламутний (про рідину).</text:span></text:p>
            <text:p text:style-name="P24"><text:span text:style-name="T73">3) </text:span><text:span text:style-name="T92">перен.</text:span><text:span text:style-name="T73"> Нічим не засмучений, не затьмарений; спокійний, безтурботний. || Радісний, збуджений. || Сповнений лагідності, спокою, щирості, відвертості (про погляд, усмішку і т. ін.).</text:span></text:p>
          </table:table-cell>
          <table:covered-table-cell/>
          <table:covered-table-cell/>
          <table:covered-table-cell/>
          <table:covered-table-cell/>
          <table:table-cell table:style-name="Dictionary.G420" table:number-columns-spanned="4" office:value-type="string">
            <text:h text:style-name="P53" text:outline-level="2"><text:span text:style-name="T111">джер</text:span><text:span text:style-name="T138">е</text:span><text:span text:style-name="T111">льний</text:span></text:h>
            <text:p text:style-name="P50"><text:a xlink:type="simple" xlink:href="http://www.lingvo.ua/uk/LingvoDictionaries/Details?dictionary=Explanatory%20(Uk-Uk)"><text:span text:style-name="T99">Explanatory (Uk-Uk)</text:span></text:a></text:p>
            <text:p text:style-name="P37">-а, -е.</text:p>
            <text:p text:style-name="P43"><text:span text:style-name="T79">Прикм. до </text:span><text:a xlink:type="simple" xlink:href="http://www.lingvo.ua/uk/Translate/uk-uk/джерело"><text:span text:style-name="T98">джерело</text:span></text:a><text:span text:style-name="T79"> 1). || Який виходить із джерела. || </text:span><text:span text:style-name="T95">Власт. </text:span><text:span text:style-name="T79">джерелу; прохолодний, освіжний.</text:span></text:p>
          </table:table-cell>
          <table:covered-table-cell/>
          <table:covered-table-cell/>
          <table:covered-table-cell/>
        </table:table-row>
        <table:table-row>
          <table:table-cell table:style-name="Dictionary.A1" table:number-rows-spanned="2" office:value-type="string">
            <text:p text:style-name="P3">209</text:p>
          </table:table-cell>
          <table:table-cell table:style-name="Dictionary.B421" table:number-columns-spanned="2" office:value-type="string">
            <text:p text:style-name="P3"/>
          </table:table-cell>
          <table:covered-table-cell/>
          <table:table-cell table:style-name="Dictionary.D421" table:number-columns-spanned="2" office:value-type="string">
            <text:p text:style-name="P17"/>
          </table:table-cell>
          <table:covered-table-cell/>
          <table:table-cell table:style-name="Dictionary.F421" table:number-columns-spanned="2" office:value-type="string">
            <text:p text:style-name="P17"/>
          </table:table-cell>
          <table:covered-table-cell/>
          <table:table-cell table:style-name="Dictionary.H421" table:number-columns-spanned="3" office:value-type="string">
            <text:p text:style-name="P17"/>
          </table:table-cell>
          <table:covered-table-cell/>
          <table:covered-table-cell/>
        </table:table-row>
        <table:table-row>
          <table:covered-table-cell/>
          <table:table-cell table:style-name="Dictionary.B422" table:number-columns-spanned="9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P49"><text:span text:style-name="T109">Біль-жада, </text:span><text:span text:style-name="T110">-</text:span><text:span text:style-name="T109">и</text:span><text:span text:style-name="T110">, ім., ж., інд.-авт., утворене способом словоскладання, похідне від слів: </text:span><text:span text:style-name="T109">біль, болю</text:span><text:span text:style-name="T110">, ч. Відчуття фізичного страждання; відчуття прикрості, образи, смутку (СУМ, І, 186) та </text:span><text:span text:style-name="T109">жада</text:span><text:span text:style-name="T110">, -</text:span><text:span text:style-name="T109">и</text:span><text:span text:style-name="T110">, ж. Пор. діал. </text:span><text:span text:style-name="T109">Жага, -и, </text:span><text:span text:style-name="T110">ж.., перен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Verdana" svg:font-family="Verdana, Genev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 Fallback" style:font-size-asian="18pt" style:font-weight-asian="bold" style:font-name-complex="Lohit Hindi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11T19:11:29</meta:creation-date>
    <dc:date>2012-04-12T17:32:38</dc:date>
    <meta:editing-duration>PT11H58M1S</meta:editing-duration>
    <meta:editing-cycles>154</meta:editing-cycles>
    <meta:generator>LibreOffice/3.4$Linux LibreOffice_project/340m1$Build-402</meta:generator>
    <meta:document-statistic meta:table-count="1" meta:image-count="0" meta:object-count="0" meta:page-count="82" meta:paragraph-count="2289" meta:word-count="14965" meta:character-count="93043" meta:non-whitespace-character-count="80820"/>
  </office:meta>
</office:document-meta>
</file>